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843in" svg:height="7.1445in" svg:x="4.726in" svg:y="0.0394in">
            <draw:object draw:notify-on-update-of-ranges="Sheet1.A1:Sheet1.A2266 Sheet1.B1:Sheet1.B2266 Sheet1.C1:Sheet1.C2266 Sheet1.D1:Sheet1.D22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15163" calcext:value-type="float">
            <text:p>0.015163</text:p>
          </table:table-cell>
          <table:table-cell office:value-type="float" office:value="-0.000658" calcext:value-type="float">
            <text:p>-0.00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15056" calcext:value-type="float">
            <text:p>0.015056</text:p>
          </table:table-cell>
          <table:table-cell office:value-type="float" office:value="-0.001323" calcext:value-type="float">
            <text:p>-0.00132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901" calcext:value-type="float">
            <text:p>0.014901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-0.003727" calcext:value-type="float">
            <text:p>-0.00372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9834" calcext:value-type="float">
            <text:p>0.019834</text:p>
          </table:table-cell>
          <table:table-cell office:value-type="float" office:value="0.014554" calcext:value-type="float">
            <text:p>0.014554</text:p>
          </table:table-cell>
          <table:table-cell office:value-type="float" office:value="-0.006164" calcext:value-type="float">
            <text:p>-0.00616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4752" calcext:value-type="float">
            <text:p>0.024752</text:p>
          </table:table-cell>
          <table:table-cell office:value-type="float" office:value="0.014035" calcext:value-type="float">
            <text:p>0.014035</text:p>
          </table:table-cell>
          <table:table-cell office:value-type="float" office:value="-0.006905" calcext:value-type="float">
            <text:p>-0.0069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9653" calcext:value-type="float">
            <text:p>0.029653</text:p>
          </table:table-cell>
          <table:table-cell office:value-type="float" office:value="0.013031" calcext:value-type="float">
            <text:p>0.013031</text:p>
          </table:table-cell>
          <table:table-cell office:value-type="float" office:value="-0.011114" calcext:value-type="float">
            <text:p>-0.01111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4538" calcext:value-type="float">
            <text:p>0.034538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-0.013653" calcext:value-type="float">
            <text:p>-0.01365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9407" calcext:value-type="float">
            <text:p>0.039407</text:p>
          </table:table-cell>
          <table:table-cell office:value-type="float" office:value="0.009397" calcext:value-type="float">
            <text:p>0.009397</text:p>
          </table:table-cell>
          <table:table-cell office:value-type="float" office:value="-0.016226" calcext:value-type="float">
            <text:p>-0.01622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44259" calcext:value-type="float">
            <text:p>0.044259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-0.013642" calcext:value-type="float">
            <text:p>-0.01364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49095" calcext:value-type="float">
            <text:p>0.04909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-0.016204" calcext:value-type="float">
            <text:p>-0.01620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53916" calcext:value-type="float">
            <text:p>0.053916</text:p>
          </table:table-cell>
          <table:table-cell office:value-type="float" office:value="-0.001003" calcext:value-type="float">
            <text:p>-0.001003</text:p>
          </table:table-cell>
          <table:table-cell office:value-type="float" office:value="-0.01534" calcext:value-type="float">
            <text:p>-0.0153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5872" calcext:value-type="float">
            <text:p>0.05872</text:p>
          </table:table-cell>
          <table:table-cell office:value-type="float" office:value="-0.00602" calcext:value-type="float">
            <text:p>-0.00602</text:p>
          </table:table-cell>
          <table:table-cell office:value-type="float" office:value="-0.017917" calcext:value-type="float">
            <text:p>-0.01791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63508" calcext:value-type="float">
            <text:p>0.063508</text:p>
          </table:table-cell>
          <table:table-cell office:value-type="float" office:value="-0.01169" calcext:value-type="float">
            <text:p>-0.01169</text:p>
          </table:table-cell>
          <table:table-cell office:value-type="float" office:value="-0.015337" calcext:value-type="float">
            <text:p>-0.01533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68281" calcext:value-type="float">
            <text:p>0.068281</text:p>
          </table:table-cell>
          <table:table-cell office:value-type="float" office:value="-0.017164" calcext:value-type="float">
            <text:p>-0.017164</text:p>
          </table:table-cell>
          <table:table-cell office:value-type="float" office:value="-0.021363" calcext:value-type="float">
            <text:p>-0.02136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73037" calcext:value-type="float">
            <text:p>0.073037</text:p>
          </table:table-cell>
          <table:table-cell office:value-type="float" office:value="-0.021563" calcext:value-type="float">
            <text:p>-0.021563</text:p>
          </table:table-cell>
          <table:table-cell office:value-type="float" office:value="-0.018824" calcext:value-type="float">
            <text:p>-0.01882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77778" calcext:value-type="float">
            <text:p>0.077778</text:p>
          </table:table-cell>
          <table:table-cell office:value-type="float" office:value="-0.025217" calcext:value-type="float">
            <text:p>-0.025217</text:p>
          </table:table-cell>
          <table:table-cell office:value-type="float" office:value="-0.017971" calcext:value-type="float">
            <text:p>-0.01797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2503" calcext:value-type="float">
            <text:p>0.082503</text:p>
          </table:table-cell>
          <table:table-cell office:value-type="float" office:value="-0.028676" calcext:value-type="float">
            <text:p>-0.028676</text:p>
          </table:table-cell>
          <table:table-cell office:value-type="float" office:value="-0.015369" calcext:value-type="float">
            <text:p>-0.01536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7212" calcext:value-type="float">
            <text:p>0.087212</text:p>
          </table:table-cell>
          <table:table-cell office:value-type="float" office:value="-0.030224" calcext:value-type="float">
            <text:p>-0.030224</text:p>
          </table:table-cell>
          <table:table-cell office:value-type="float" office:value="-0.016182" calcext:value-type="float">
            <text:p>-0.01618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1906" calcext:value-type="float">
            <text:p>0.091906</text:p>
          </table:table-cell>
          <table:table-cell office:value-type="float" office:value="-0.030622" calcext:value-type="float">
            <text:p>-0.030622</text:p>
          </table:table-cell>
          <table:table-cell office:value-type="float" office:value="-0.017002" calcext:value-type="float">
            <text:p>-0.01700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6584" calcext:value-type="float">
            <text:p>0.096584</text:p>
          </table:table-cell>
          <table:table-cell office:value-type="float" office:value="-0.031049" calcext:value-type="float">
            <text:p>-0.031049</text:p>
          </table:table-cell>
          <table:table-cell office:value-type="float" office:value="-0.01783" calcext:value-type="float">
            <text:p>-0.0178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01246" calcext:value-type="float">
            <text:p>0.101246</text:p>
          </table:table-cell>
          <table:table-cell office:value-type="float" office:value="-0.031483" calcext:value-type="float">
            <text:p>-0.031483</text:p>
          </table:table-cell>
          <table:table-cell office:value-type="float" office:value="-0.018664" calcext:value-type="float">
            <text:p>-0.01866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05893" calcext:value-type="float">
            <text:p>0.105893</text:p>
          </table:table-cell>
          <table:table-cell office:value-type="float" office:value="-0.032349" calcext:value-type="float">
            <text:p>-0.032349</text:p>
          </table:table-cell>
          <table:table-cell office:value-type="float" office:value="-0.014317" calcext:value-type="float">
            <text:p>-0.01431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110525" calcext:value-type="float">
            <text:p>0.110525</text:p>
          </table:table-cell>
          <table:table-cell office:value-type="float" office:value="-0.033751" calcext:value-type="float">
            <text:p>-0.033751</text:p>
          </table:table-cell>
          <table:table-cell office:value-type="float" office:value="-0.022007" calcext:value-type="float">
            <text:p>-0.02200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15141" calcext:value-type="float">
            <text:p>0.115141</text:p>
          </table:table-cell>
          <table:table-cell office:value-type="float" office:value="-0.035999" calcext:value-type="float">
            <text:p>-0.035999</text:p>
          </table:table-cell>
          <table:table-cell office:value-type="float" office:value="-0.02116" calcext:value-type="float">
            <text:p>-0.0211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19742" calcext:value-type="float">
            <text:p>0.119742</text:p>
          </table:table-cell>
          <table:table-cell office:value-type="float" office:value="-0.038779" calcext:value-type="float">
            <text:p>-0.038779</text:p>
          </table:table-cell>
          <table:table-cell office:value-type="float" office:value="-0.018564" calcext:value-type="float">
            <text:p>-0.018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328" calcext:value-type="float">
            <text:p>0.124328</text:p>
          </table:table-cell>
          <table:table-cell office:value-type="float" office:value="-0.041629" calcext:value-type="float">
            <text:p>-0.041629</text:p>
          </table:table-cell>
          <table:table-cell office:value-type="float" office:value="-0.021112" calcext:value-type="float">
            <text:p>-0.02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98" calcext:value-type="float">
            <text:p>0.128898</text:p>
          </table:table-cell>
          <table:table-cell office:value-type="float" office:value="-0.044266" calcext:value-type="float">
            <text:p>-0.044266</text:p>
          </table:table-cell>
          <table:table-cell office:value-type="float" office:value="-0.021964" calcext:value-type="float">
            <text:p>-0.021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453" calcext:value-type="float">
            <text:p>0.13345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22824" calcext:value-type="float">
            <text:p>-0.022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993" calcext:value-type="float">
            <text:p>0.137993</text:p>
          </table:table-cell>
          <table:table-cell office:value-type="float" office:value="-0.049501" calcext:value-type="float">
            <text:p>-0.049501</text:p>
          </table:table-cell>
          <table:table-cell office:value-type="float" office:value="-0.02369" calcext:value-type="float">
            <text:p>-0.0236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42518" calcext:value-type="float">
            <text:p>0.142518</text:p>
          </table:table-cell>
          <table:table-cell office:value-type="float" office:value="-0.051021" calcext:value-type="float">
            <text:p>-0.051021</text:p>
          </table:table-cell>
          <table:table-cell office:value-type="float" office:value="-0.022833" calcext:value-type="float">
            <text:p>-0.02283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47028" calcext:value-type="float">
            <text:p>0.147028</text:p>
          </table:table-cell>
          <table:table-cell office:value-type="float" office:value="-0.05266" calcext:value-type="float">
            <text:p>-0.05266</text:p>
          </table:table-cell>
          <table:table-cell office:value-type="float" office:value="-0.023687" calcext:value-type="float">
            <text:p>-0.02368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51523" calcext:value-type="float">
            <text:p>0.151523</text:p>
          </table:table-cell>
          <table:table-cell office:value-type="float" office:value="-0.054515" calcext:value-type="float">
            <text:p>-0.054515</text:p>
          </table:table-cell>
          <table:table-cell office:value-type="float" office:value="-0.022818" calcext:value-type="float">
            <text:p>-0.02281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56003" calcext:value-type="float">
            <text:p>0.156003</text:p>
          </table:table-cell>
          <table:table-cell office:value-type="float" office:value="-0.056657" calcext:value-type="float">
            <text:p>-0.056657</text:p>
          </table:table-cell>
          <table:table-cell office:value-type="float" office:value="-0.02539" calcext:value-type="float">
            <text:p>-0.0253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60468" calcext:value-type="float">
            <text:p>0.160468</text:p>
          </table:table-cell>
          <table:table-cell office:value-type="float" office:value="-0.05943" calcext:value-type="float">
            <text:p>-0.05943</text:p>
          </table:table-cell>
          <table:table-cell office:value-type="float" office:value="-0.024535" calcext:value-type="float">
            <text:p>-0.02453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64918" calcext:value-type="float">
            <text:p>0.164918</text:p>
          </table:table-cell>
          <table:table-cell office:value-type="float" office:value="-0.062201" calcext:value-type="float">
            <text:p>-0.062201</text:p>
          </table:table-cell>
          <table:table-cell office:value-type="float" office:value="-0.021931" calcext:value-type="float">
            <text:p>-0.02193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69354" calcext:value-type="float">
            <text:p>0.169354</text:p>
          </table:table-cell>
          <table:table-cell office:value-type="float" office:value="-0.064263" calcext:value-type="float">
            <text:p>-0.064263</text:p>
          </table:table-cell>
          <table:table-cell office:value-type="float" office:value="-0.019282" calcext:value-type="float">
            <text:p>-0.01928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73775" calcext:value-type="float">
            <text:p>0.173775</text:p>
          </table:table-cell>
          <table:table-cell office:value-type="float" office:value="-0.064758" calcext:value-type="float">
            <text:p>-0.064758</text:p>
          </table:table-cell>
          <table:table-cell office:value-type="float" office:value="-0.021777" calcext:value-type="float">
            <text:p>-0.02177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78181" calcext:value-type="float">
            <text:p>0.178181</text:p>
          </table:table-cell>
          <table:table-cell office:value-type="float" office:value="-0.064422" calcext:value-type="float">
            <text:p>-0.064422</text:p>
          </table:table-cell>
          <table:table-cell office:value-type="float" office:value="-0.015655" calcext:value-type="float">
            <text:p>-0.01565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82572" calcext:value-type="float">
            <text:p>0.182572</text:p>
          </table:table-cell>
          <table:table-cell office:value-type="float" office:value="-0.064624" calcext:value-type="float">
            <text:p>-0.064624</text:p>
          </table:table-cell>
          <table:table-cell office:value-type="float" office:value="-0.016355" calcext:value-type="float">
            <text:p>-0.01635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86949" calcext:value-type="float">
            <text:p>0.186949</text:p>
          </table:table-cell>
          <table:table-cell office:value-type="float" office:value="-0.064381" calcext:value-type="float">
            <text:p>-0.064381</text:p>
          </table:table-cell>
          <table:table-cell office:value-type="float" office:value="-0.017062" calcext:value-type="float">
            <text:p>-0.01706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91311" calcext:value-type="float">
            <text:p>0.191311</text:p>
          </table:table-cell>
          <table:table-cell office:value-type="float" office:value="-0.063435" calcext:value-type="float">
            <text:p>-0.063435</text:p>
          </table:table-cell>
          <table:table-cell office:value-type="float" office:value="-0.016046" calcext:value-type="float">
            <text:p>-0.01604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95659" calcext:value-type="float">
            <text:p>0.195659</text:p>
          </table:table-cell>
          <table:table-cell office:value-type="float" office:value="-0.062646" calcext:value-type="float">
            <text:p>-0.062646</text:p>
          </table:table-cell>
          <table:table-cell office:value-type="float" office:value="-0.01674" calcext:value-type="float">
            <text:p>-0.0167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99993" calcext:value-type="float">
            <text:p>0.199993</text:p>
          </table:table-cell>
          <table:table-cell office:value-type="float" office:value="-0.062036" calcext:value-type="float">
            <text:p>-0.062036</text:p>
          </table:table-cell>
          <table:table-cell office:value-type="float" office:value="-0.015712" calcext:value-type="float">
            <text:p>-0.01571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04311" calcext:value-type="float">
            <text:p>0.204311</text:p>
          </table:table-cell>
          <table:table-cell office:value-type="float" office:value="-0.061241" calcext:value-type="float">
            <text:p>-0.061241</text:p>
          </table:table-cell>
          <table:table-cell office:value-type="float" office:value="-0.014663" calcext:value-type="float">
            <text:p>-0.01466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208616" calcext:value-type="float">
            <text:p>0.208616</text:p>
          </table:table-cell>
          <table:table-cell office:value-type="float" office:value="-0.060359" calcext:value-type="float">
            <text:p>-0.060359</text:p>
          </table:table-cell>
          <table:table-cell office:value-type="float" office:value="-0.015326" calcext:value-type="float">
            <text:p>-0.01532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12906" calcext:value-type="float">
            <text:p>0.212906</text:p>
          </table:table-cell>
          <table:table-cell office:value-type="float" office:value="-0.059701" calcext:value-type="float">
            <text:p>-0.059701</text:p>
          </table:table-cell>
          <table:table-cell office:value-type="float" office:value="-0.014265" calcext:value-type="float">
            <text:p>-0.01426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17183" calcext:value-type="float">
            <text:p>0.217183</text:p>
          </table:table-cell>
          <table:table-cell office:value-type="float" office:value="-0.059145" calcext:value-type="float">
            <text:p>-0.059145</text:p>
          </table:table-cell>
          <table:table-cell office:value-type="float" office:value="-0.014914" calcext:value-type="float">
            <text:p>-0.01491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21444" calcext:value-type="float">
            <text:p>0.221444</text:p>
          </table:table-cell>
          <table:table-cell office:value-type="float" office:value="-0.058361" calcext:value-type="float">
            <text:p>-0.058361</text:p>
          </table:table-cell>
          <table:table-cell office:value-type="float" office:value="-0.01211" calcext:value-type="float">
            <text:p>-0.0121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25692" calcext:value-type="float">
            <text:p>0.225692</text:p>
          </table:table-cell>
          <table:table-cell office:value-type="float" office:value="-0.057596" calcext:value-type="float">
            <text:p>-0.057596</text:p>
          </table:table-cell>
          <table:table-cell office:value-type="float" office:value="-0.014451" calcext:value-type="float">
            <text:p>-0.01445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29926" calcext:value-type="float">
            <text:p>0.229926</text:p>
          </table:table-cell>
          <table:table-cell office:value-type="float" office:value="-0.05692" calcext:value-type="float">
            <text:p>-0.05692</text:p>
          </table:table-cell>
          <table:table-cell office:value-type="float" office:value="-0.015094" calcext:value-type="float">
            <text:p>-0.01509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34145" calcext:value-type="float">
            <text:p>0.234145</text:p>
          </table:table-cell>
          <table:table-cell office:value-type="float" office:value="-0.056492" calcext:value-type="float">
            <text:p>-0.056492</text:p>
          </table:table-cell>
          <table:table-cell office:value-type="float" office:value="-0.014014" calcext:value-type="float">
            <text:p>-0.01401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38351" calcext:value-type="float">
            <text:p>0.238351</text:p>
          </table:table-cell>
          <table:table-cell office:value-type="float" office:value="-0.057006" calcext:value-type="float">
            <text:p>-0.057006</text:p>
          </table:table-cell>
          <table:table-cell office:value-type="float" office:value="-0.014644" calcext:value-type="float">
            <text:p>-0.01464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42542" calcext:value-type="float">
            <text:p>0.242542</text:p>
          </table:table-cell>
          <table:table-cell office:value-type="float" office:value="-0.057575" calcext:value-type="float">
            <text:p>-0.057575</text:p>
          </table:table-cell>
          <table:table-cell office:value-type="float" office:value="-0.015281" calcext:value-type="float">
            <text:p>-0.01528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4672" calcext:value-type="float">
            <text:p>0.24672</text:p>
          </table:table-cell>
          <table:table-cell office:value-type="float" office:value="-0.057421" calcext:value-type="float">
            <text:p>-0.057421</text:p>
          </table:table-cell>
          <table:table-cell office:value-type="float" office:value="-0.012464" calcext:value-type="float">
            <text:p>-0.01246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50884" calcext:value-type="float">
            <text:p>0.250884</text:p>
          </table:table-cell>
          <table:table-cell office:value-type="float" office:value="-0.057897" calcext:value-type="float">
            <text:p>-0.057897</text:p>
          </table:table-cell>
          <table:table-cell office:value-type="float" office:value="-0.014792" calcext:value-type="float">
            <text:p>-0.01479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55033" calcext:value-type="float">
            <text:p>0.255033</text:p>
          </table:table-cell>
          <table:table-cell office:value-type="float" office:value="-0.058866" calcext:value-type="float">
            <text:p>-0.058866</text:p>
          </table:table-cell>
          <table:table-cell office:value-type="float" office:value="-0.015422" calcext:value-type="float">
            <text:p>-0.01542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5917" calcext:value-type="float">
            <text:p>0.25917</text:p>
          </table:table-cell>
          <table:table-cell office:value-type="float" office:value="-0.059409" calcext:value-type="float">
            <text:p>-0.059409</text:p>
          </table:table-cell>
          <table:table-cell office:value-type="float" office:value="-0.014329" calcext:value-type="float">
            <text:p>-0.01432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63292" calcext:value-type="float">
            <text:p>0.263292</text:p>
          </table:table-cell>
          <table:table-cell office:value-type="float" office:value="-0.060348" calcext:value-type="float">
            <text:p>-0.060348</text:p>
          </table:table-cell>
          <table:table-cell office:value-type="float" office:value="-0.013215" calcext:value-type="float">
            <text:p>-0.01321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67401" calcext:value-type="float">
            <text:p>0.267401</text:p>
          </table:table-cell>
          <table:table-cell office:value-type="float" office:value="-0.061377" calcext:value-type="float">
            <text:p>-0.061377</text:p>
          </table:table-cell>
          <table:table-cell office:value-type="float" office:value="-0.013813" calcext:value-type="float">
            <text:p>-0.01381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271496" calcext:value-type="float">
            <text:p>0.271496</text:p>
          </table:table-cell>
          <table:table-cell office:value-type="float" office:value="-0.062285" calcext:value-type="float">
            <text:p>-0.062285</text:p>
          </table:table-cell>
          <table:table-cell office:value-type="float" office:value="-0.010956" calcext:value-type="float">
            <text:p>-0.01095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75577" calcext:value-type="float">
            <text:p>0.275577</text:p>
          </table:table-cell>
          <table:table-cell office:value-type="float" office:value="-0.062483" calcext:value-type="float">
            <text:p>-0.062483</text:p>
          </table:table-cell>
          <table:table-cell office:value-type="float" office:value="-0.013244" calcext:value-type="float">
            <text:p>-0.013244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79645" calcext:value-type="float">
            <text:p>0.279645</text:p>
          </table:table-cell>
          <table:table-cell office:value-type="float" office:value="-0.062744" calcext:value-type="float">
            <text:p>-0.062744</text:p>
          </table:table-cell>
          <table:table-cell office:value-type="float" office:value="-0.010374" calcext:value-type="float">
            <text:p>-0.010374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83699" calcext:value-type="float">
            <text:p>0.283699</text:p>
          </table:table-cell>
          <table:table-cell office:value-type="float" office:value="-0.06339" calcext:value-type="float">
            <text:p>-0.06339</text:p>
          </table:table-cell>
          <table:table-cell office:value-type="float" office:value="-0.009188" calcext:value-type="float">
            <text:p>-0.009188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8774" calcext:value-type="float">
            <text:p>0.28774</text:p>
          </table:table-cell>
          <table:table-cell office:value-type="float" office:value="-0.064221" calcext:value-type="float">
            <text:p>-0.064221</text:p>
          </table:table-cell>
          <table:table-cell office:value-type="float" office:value="-0.009712" calcext:value-type="float">
            <text:p>-0.00971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91768" calcext:value-type="float">
            <text:p>0.291768</text:p>
          </table:table-cell>
          <table:table-cell office:value-type="float" office:value="-0.064749" calcext:value-type="float">
            <text:p>-0.064749</text:p>
          </table:table-cell>
          <table:table-cell office:value-type="float" office:value="-0.011972" calcext:value-type="float">
            <text:p>-0.011972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95782" calcext:value-type="float">
            <text:p>0.295782</text:p>
          </table:table-cell>
          <table:table-cell office:value-type="float" office:value="-0.065795" calcext:value-type="float">
            <text:p>-0.065795</text:p>
          </table:table-cell>
          <table:table-cell office:value-type="float" office:value="-0.009075" calcext:value-type="float">
            <text:p>-0.00907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99782" calcext:value-type="float">
            <text:p>0.299782</text:p>
          </table:table-cell>
          <table:table-cell office:value-type="float" office:value="-0.067216" calcext:value-type="float">
            <text:p>-0.067216</text:p>
          </table:table-cell>
          <table:table-cell office:value-type="float" office:value="-0.009592" calcext:value-type="float">
            <text:p>-0.009592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0377" calcext:value-type="float">
            <text:p>0.30377</text:p>
          </table:table-cell>
          <table:table-cell office:value-type="float" office:value="-0.068319" calcext:value-type="float">
            <text:p>-0.068319</text:p>
          </table:table-cell>
          <table:table-cell office:value-type="float" office:value="-0.006655" calcext:value-type="float">
            <text:p>-0.006655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07744" calcext:value-type="float">
            <text:p>0.307744</text:p>
          </table:table-cell>
          <table:table-cell office:value-type="float" office:value="-0.069197" calcext:value-type="float">
            <text:p>-0.069197</text:p>
          </table:table-cell>
          <table:table-cell office:value-type="float" office:value="-0.008862" calcext:value-type="float">
            <text:p>-0.008862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11705" calcext:value-type="float">
            <text:p>0.311705</text:p>
          </table:table-cell>
          <table:table-cell office:value-type="float" office:value="-0.070161" calcext:value-type="float">
            <text:p>-0.070161</text:p>
          </table:table-cell>
          <table:table-cell office:value-type="float" office:value="-0.004181" calcext:value-type="float">
            <text:p>-0.004181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15653" calcext:value-type="float">
            <text:p>0.315653</text:p>
          </table:table-cell>
          <table:table-cell office:value-type="float" office:value="-0.071021" calcext:value-type="float">
            <text:p>-0.071021</text:p>
          </table:table-cell>
          <table:table-cell office:value-type="float" office:value="-0.002888" calcext:value-type="float">
            <text:p>-0.002888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19588" calcext:value-type="float">
            <text:p>0.319588</text:p>
          </table:table-cell>
          <table:table-cell office:value-type="float" office:value="-0.071727" calcext:value-type="float">
            <text:p>-0.071727</text:p>
          </table:table-cell>
          <table:table-cell office:value-type="float" office:value="-0.006765" calcext:value-type="float">
            <text:p>-0.006765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323509" calcext:value-type="float">
            <text:p>0.323509</text:p>
          </table:table-cell>
          <table:table-cell office:value-type="float" office:value="-0.071569" calcext:value-type="float">
            <text:p>-0.071569</text:p>
          </table:table-cell>
          <table:table-cell office:value-type="float" office:value="-0.00205" calcext:value-type="float">
            <text:p>-0.00205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327418" calcext:value-type="float">
            <text:p>0.327418</text:p>
          </table:table-cell>
          <table:table-cell office:value-type="float" office:value="-0.072855" calcext:value-type="float">
            <text:p>-0.072855</text:p>
          </table:table-cell>
          <table:table-cell office:value-type="float" office:value="-0.002453" calcext:value-type="float">
            <text:p>-0.002453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31313" calcext:value-type="float">
            <text:p>0.331313</text:p>
          </table:table-cell>
          <table:table-cell office:value-type="float" office:value="-0.073231" calcext:value-type="float">
            <text:p>-0.073231</text:p>
          </table:table-cell>
          <table:table-cell office:value-type="float" office:value="-0.001132" calcext:value-type="float">
            <text:p>-0.001132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335196" calcext:value-type="float">
            <text:p>0.335196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0.003669" calcext:value-type="float">
            <text:p>0.003669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339066" calcext:value-type="float">
            <text:p>0.339066</text:p>
          </table:table-cell>
          <table:table-cell office:value-type="float" office:value="-0.073019" calcext:value-type="float">
            <text:p>-0.073019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342923" calcext:value-type="float">
            <text:p>0.342923</text:p>
          </table:table-cell>
          <table:table-cell office:value-type="float" office:value="-0.073014" calcext:value-type="float">
            <text:p>-0.073014</text:p>
          </table:table-cell>
          <table:table-cell office:value-type="float" office:value="0.001301" calcext:value-type="float">
            <text:p>0.001301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346767" calcext:value-type="float">
            <text:p>0.346767</text:p>
          </table:table-cell>
          <table:table-cell office:value-type="float" office:value="-0.071599" calcext:value-type="float">
            <text:p>-0.071599</text:p>
          </table:table-cell>
          <table:table-cell office:value-type="float" office:value="0.007866" calcext:value-type="float">
            <text:p>0.00786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350598" calcext:value-type="float">
            <text:p>0.350598</text:p>
          </table:table-cell>
          <table:table-cell office:value-type="float" office:value="-0.071189" calcext:value-type="float">
            <text:p>-0.071189</text:p>
          </table:table-cell>
          <table:table-cell office:value-type="float" office:value="0.005881" calcext:value-type="float">
            <text:p>0.005881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354417" calcext:value-type="float">
            <text:p>0.354417</text:p>
          </table:table-cell>
          <table:table-cell office:value-type="float" office:value="-0.069721" calcext:value-type="float">
            <text:p>-0.069721</text:p>
          </table:table-cell>
          <table:table-cell office:value-type="float" office:value="0.009053" calcext:value-type="float">
            <text:p>0.009053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358223" calcext:value-type="float">
            <text:p>0.358223</text:p>
          </table:table-cell>
          <table:table-cell office:value-type="float" office:value="-0.068286" calcext:value-type="float">
            <text:p>-0.068286</text:p>
          </table:table-cell>
          <table:table-cell office:value-type="float" office:value="0.007082" calcext:value-type="float">
            <text:p>0.007082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362016" calcext:value-type="float">
            <text:p>0.362016</text:p>
          </table:table-cell>
          <table:table-cell office:value-type="float" office:value="-0.066967" calcext:value-type="float">
            <text:p>-0.066967</text:p>
          </table:table-cell>
          <table:table-cell office:value-type="float" office:value="0.010268" calcext:value-type="float">
            <text:p>0.010268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365797" calcext:value-type="float">
            <text:p>0.365797</text:p>
          </table:table-cell>
          <table:table-cell office:value-type="float" office:value="-0.065204" calcext:value-type="float">
            <text:p>-0.065204</text:p>
          </table:table-cell>
          <table:table-cell office:value-type="float" office:value="0.011771" calcext:value-type="float">
            <text:p>0.011771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369565" calcext:value-type="float">
            <text:p>0.369565</text:p>
          </table:table-cell>
          <table:table-cell office:value-type="float" office:value="-0.064626" calcext:value-type="float">
            <text:p>-0.064626</text:p>
          </table:table-cell>
          <table:table-cell office:value-type="float" office:value="0.011564" calcext:value-type="float">
            <text:p>0.011564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373321" calcext:value-type="float">
            <text:p>0.373321</text:p>
          </table:table-cell>
          <table:table-cell office:value-type="float" office:value="-0.062727" calcext:value-type="float">
            <text:p>-0.062727</text:p>
          </table:table-cell>
          <table:table-cell office:value-type="float" office:value="0.014812" calcext:value-type="float">
            <text:p>0.014812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377064" calcext:value-type="float">
            <text:p>0.377064</text:p>
          </table:table-cell>
          <table:table-cell office:value-type="float" office:value="-0.061371" calcext:value-type="float">
            <text:p>-0.061371</text:p>
          </table:table-cell>
          <table:table-cell office:value-type="float" office:value="0.014646" calcext:value-type="float">
            <text:p>0.014646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380794" calcext:value-type="float">
            <text:p>0.380794</text:p>
          </table:table-cell>
          <table:table-cell office:value-type="float" office:value="-0.059474" calcext:value-type="float">
            <text:p>-0.059474</text:p>
          </table:table-cell>
          <table:table-cell office:value-type="float" office:value="0.016204" calcext:value-type="float">
            <text:p>0.016204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384513" calcext:value-type="float">
            <text:p>0.384513</text:p>
          </table:table-cell>
          <table:table-cell office:value-type="float" office:value="-0.058291" calcext:value-type="float">
            <text:p>-0.058291</text:p>
          </table:table-cell>
          <table:table-cell office:value-type="float" office:value="0.016052" calcext:value-type="float">
            <text:p>0.016052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388219" calcext:value-type="float">
            <text:p>0.388219</text:p>
          </table:table-cell>
          <table:table-cell office:value-type="float" office:value="-0.056559" calcext:value-type="float">
            <text:p>-0.056559</text:p>
          </table:table-cell>
          <table:table-cell office:value-type="float" office:value="0.017625" calcext:value-type="float">
            <text:p>0.01762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391912" calcext:value-type="float">
            <text:p>0.391912</text:p>
          </table:table-cell>
          <table:table-cell office:value-type="float" office:value="-0.05583" calcext:value-type="float">
            <text:p>-0.05583</text:p>
          </table:table-cell>
          <table:table-cell office:value-type="float" office:value="0.017488" calcext:value-type="float">
            <text:p>0.017488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395594" calcext:value-type="float">
            <text:p>0.395594</text:p>
          </table:table-cell>
          <table:table-cell office:value-type="float" office:value="-0.054533" calcext:value-type="float">
            <text:p>-0.054533</text:p>
          </table:table-cell>
          <table:table-cell office:value-type="float" office:value="0.017345" calcext:value-type="float">
            <text:p>0.017345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399263" calcext:value-type="float">
            <text:p>0.399263</text:p>
          </table:table-cell>
          <table:table-cell office:value-type="float" office:value="-0.053802" calcext:value-type="float">
            <text:p>-0.053802</text:p>
          </table:table-cell>
          <table:table-cell office:value-type="float" office:value="0.018927" calcext:value-type="float">
            <text:p>0.018927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40292" calcext:value-type="float">
            <text:p>0.40292</text:p>
          </table:table-cell>
          <table:table-cell office:value-type="float" office:value="-0.051988" calcext:value-type="float">
            <text:p>-0.051988</text:p>
          </table:table-cell>
          <table:table-cell office:value-type="float" office:value="0.022259" calcext:value-type="float">
            <text:p>0.022259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406565" calcext:value-type="float">
            <text:p>0.406565</text:p>
          </table:table-cell>
          <table:table-cell office:value-type="float" office:value="-0.050263" calcext:value-type="float">
            <text:p>-0.050263</text:p>
          </table:table-cell>
          <table:table-cell office:value-type="float" office:value="0.022178" calcext:value-type="float">
            <text:p>0.022178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410197" calcext:value-type="float">
            <text:p>0.410197</text:p>
          </table:table-cell>
          <table:table-cell office:value-type="float" office:value="-0.047153" calcext:value-type="float">
            <text:p>-0.047153</text:p>
          </table:table-cell>
          <table:table-cell office:value-type="float" office:value="0.023821" calcext:value-type="float">
            <text:p>0.023821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413818" calcext:value-type="float">
            <text:p>0.413818</text:p>
          </table:table-cell>
          <table:table-cell office:value-type="float" office:value="-0.044322" calcext:value-type="float">
            <text:p>-0.044322</text:p>
          </table:table-cell>
          <table:table-cell office:value-type="float" office:value="0.022025" calcext:value-type="float">
            <text:p>0.022025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417427" calcext:value-type="float">
            <text:p>0.417427</text:p>
          </table:table-cell>
          <table:table-cell office:value-type="float" office:value="-0.041742" calcext:value-type="float">
            <text:p>-0.041742</text:p>
          </table:table-cell>
          <table:table-cell office:value-type="float" office:value="0.025386" calcext:value-type="float">
            <text:p>0.025386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421023" calcext:value-type="float">
            <text:p>0.421023</text:p>
          </table:table-cell>
          <table:table-cell office:value-type="float" office:value="-0.039293" calcext:value-type="float">
            <text:p>-0.039293</text:p>
          </table:table-cell>
          <table:table-cell office:value-type="float" office:value="0.028795" calcext:value-type="float">
            <text:p>0.028795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424608" calcext:value-type="float">
            <text:p>0.424608</text:p>
          </table:table-cell>
          <table:table-cell office:value-type="float" office:value="-0.036387" calcext:value-type="float">
            <text:p>-0.036387</text:p>
          </table:table-cell>
          <table:table-cell office:value-type="float" office:value="0.02706" calcext:value-type="float">
            <text:p>0.02706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428181" calcext:value-type="float">
            <text:p>0.428181</text:p>
          </table:table-cell>
          <table:table-cell office:value-type="float" office:value="-0.033787" calcext:value-type="float">
            <text:p>-0.033787</text:p>
          </table:table-cell>
          <table:table-cell office:value-type="float" office:value="0.028754" calcext:value-type="float">
            <text:p>0.028754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431741" calcext:value-type="float">
            <text:p>0.431741</text:p>
          </table:table-cell>
          <table:table-cell office:value-type="float" office:value="-0.032324" calcext:value-type="float">
            <text:p>-0.032324</text:p>
          </table:table-cell>
          <table:table-cell office:value-type="float" office:value="0.027008" calcext:value-type="float">
            <text:p>0.027008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43529" calcext:value-type="float">
            <text:p>0.43529</text:p>
          </table:table-cell>
          <table:table-cell office:value-type="float" office:value="-0.030384" calcext:value-type="float">
            <text:p>-0.030384</text:p>
          </table:table-cell>
          <table:table-cell office:value-type="float" office:value="0.028691" calcext:value-type="float">
            <text:p>0.028691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438828" calcext:value-type="float">
            <text:p>0.438828</text:p>
          </table:table-cell>
          <table:table-cell office:value-type="float" office:value="-0.028864" calcext:value-type="float">
            <text:p>-0.028864</text:p>
          </table:table-cell>
          <table:table-cell office:value-type="float" office:value="0.028664" calcext:value-type="float">
            <text:p>0.028664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442353" calcext:value-type="float">
            <text:p>0.442353</text:p>
          </table:table-cell>
          <table:table-cell office:value-type="float" office:value="-0.026723" calcext:value-type="float">
            <text:p>-0.026723</text:p>
          </table:table-cell>
          <table:table-cell office:value-type="float" office:value="0.032091" calcext:value-type="float">
            <text:p>0.03209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445867" calcext:value-type="float">
            <text:p>0.445867</text:p>
          </table:table-cell>
          <table:table-cell office:value-type="float" office:value="-0.024387" calcext:value-type="float">
            <text:p>-0.024387</text:p>
          </table:table-cell>
          <table:table-cell office:value-type="float" office:value="0.030376" calcext:value-type="float">
            <text:p>0.030376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449369" calcext:value-type="float">
            <text:p>0.449369</text:p>
          </table:table-cell>
          <table:table-cell office:value-type="float" office:value="-0.022706" calcext:value-type="float">
            <text:p>-0.022706</text:p>
          </table:table-cell>
          <table:table-cell office:value-type="float" office:value="0.032089" calcext:value-type="float">
            <text:p>0.032089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45286" calcext:value-type="float">
            <text:p>0.45286</text:p>
          </table:table-cell>
          <table:table-cell office:value-type="float" office:value="-0.020602" calcext:value-type="float">
            <text:p>-0.020602</text:p>
          </table:table-cell>
          <table:table-cell office:value-type="float" office:value="0.033822" calcext:value-type="float">
            <text:p>0.033822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456338" calcext:value-type="float">
            <text:p>0.456338</text:p>
          </table:table-cell>
          <table:table-cell office:value-type="float" office:value="-0.019391" calcext:value-type="float">
            <text:p>-0.019391</text:p>
          </table:table-cell>
          <table:table-cell office:value-type="float" office:value="0.033846" calcext:value-type="float">
            <text:p>0.033846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459806" calcext:value-type="float">
            <text:p>0.459806</text:p>
          </table:table-cell>
          <table:table-cell office:value-type="float" office:value="-0.018183" calcext:value-type="float">
            <text:p>-0.018183</text:p>
          </table:table-cell>
          <table:table-cell office:value-type="float" office:value="0.032135" calcext:value-type="float">
            <text:p>0.032135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463262" calcext:value-type="float">
            <text:p>0.463262</text:p>
          </table:table-cell>
          <table:table-cell office:value-type="float" office:value="-0.016076" calcext:value-type="float">
            <text:p>-0.016076</text:p>
          </table:table-cell>
          <table:table-cell office:value-type="float" office:value="0.032122" calcext:value-type="float">
            <text:p>0.032122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466706" calcext:value-type="float">
            <text:p>0.466706</text:p>
          </table:table-cell>
          <table:table-cell office:value-type="float" office:value="-0.015339" calcext:value-type="float">
            <text:p>-0.015339</text:p>
          </table:table-cell>
          <table:table-cell office:value-type="float" office:value="0.033834" calcext:value-type="float">
            <text:p>0.033834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470139" calcext:value-type="float">
            <text:p>0.470139</text:p>
          </table:table-cell>
          <table:table-cell office:value-type="float" office:value="-0.013693" calcext:value-type="float">
            <text:p>-0.013693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47356" calcext:value-type="float">
            <text:p>0.47356</text:p>
          </table:table-cell>
          <table:table-cell office:value-type="float" office:value="-0.01192" calcext:value-type="float">
            <text:p>-0.01192</text:p>
          </table:table-cell>
          <table:table-cell office:value-type="float" office:value="0.035564" calcext:value-type="float">
            <text:p>0.035564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-0.010594" calcext:value-type="float">
            <text:p>-0.010594</text:p>
          </table:table-cell>
          <table:table-cell office:value-type="float" office:value="0.035583" calcext:value-type="float">
            <text:p>0.035583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480369" calcext:value-type="float">
            <text:p>0.480369</text:p>
          </table:table-cell>
          <table:table-cell office:value-type="float" office:value="-0.008521" calcext:value-type="float">
            <text:p>-0.008521</text:p>
          </table:table-cell>
          <table:table-cell office:value-type="float" office:value="0.039055" calcext:value-type="float">
            <text:p>0.039055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483757" calcext:value-type="float">
            <text:p>0.483757</text:p>
          </table:table-cell>
          <table:table-cell office:value-type="float" office:value="-0.006846" calcext:value-type="float">
            <text:p>-0.006846</text:p>
          </table:table-cell>
          <table:table-cell office:value-type="float" office:value="0.039115" calcext:value-type="float">
            <text:p>0.039115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487133" calcext:value-type="float">
            <text:p>0.487133</text:p>
          </table:table-cell>
          <table:table-cell office:value-type="float" office:value="-0.005008" calcext:value-type="float">
            <text:p>-0.005008</text:p>
          </table:table-cell>
          <table:table-cell office:value-type="float" office:value="0.03744" calcext:value-type="float">
            <text:p>0.03744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490498" calcext:value-type="float">
            <text:p>0.490498</text:p>
          </table:table-cell>
          <table:table-cell office:value-type="float" office:value="-0.003376" calcext:value-type="float">
            <text:p>-0.003376</text:p>
          </table:table-cell>
          <table:table-cell office:value-type="float" office:value="0.037463" calcext:value-type="float">
            <text:p>0.037463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493852" calcext:value-type="float">
            <text:p>0.493852</text:p>
          </table:table-cell>
          <table:table-cell office:value-type="float" office:value="-0.001891" calcext:value-type="float">
            <text:p>-0.001891</text:p>
          </table:table-cell>
          <table:table-cell office:value-type="float" office:value="0.040941" calcext:value-type="float">
            <text:p>0.040941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497194" calcext:value-type="float">
            <text:p>0.497194</text:p>
          </table:table-cell>
          <table:table-cell office:value-type="float" office:value="-0.000885" calcext:value-type="float">
            <text:p>-0.000885</text:p>
          </table:table-cell>
          <table:table-cell office:value-type="float" office:value="0.039276" calcext:value-type="float">
            <text:p>0.039276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500526" calcext:value-type="float">
            <text:p>0.50052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3931" calcext:value-type="float">
            <text:p>0.03931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503847" calcext:value-type="float">
            <text:p>0.503847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42799" calcext:value-type="float">
            <text:p>0.042799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507156" calcext:value-type="float">
            <text:p>0.507156</text:p>
          </table:table-cell>
          <table:table-cell office:value-type="float" office:value="-0.000361" calcext:value-type="float">
            <text:p>-0.000361</text:p>
          </table:table-cell>
          <table:table-cell office:value-type="float" office:value="0.039414" calcext:value-type="float">
            <text:p>0.039414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510454" calcext:value-type="float">
            <text:p>0.510454</text:p>
          </table:table-cell>
          <table:table-cell office:value-type="float" office:value="-0.000021" calcext:value-type="float">
            <text:p>-0.000021</text:p>
          </table:table-cell>
          <table:table-cell office:value-type="float" office:value="0.042892" calcext:value-type="float">
            <text:p>0.042892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513742" calcext:value-type="float">
            <text:p>0.513742</text:p>
          </table:table-cell>
          <table:table-cell office:value-type="float" office:value="-0.000134" calcext:value-type="float">
            <text:p>-0.000134</text:p>
          </table:table-cell>
          <table:table-cell office:value-type="float" office:value="0.041228" calcext:value-type="float">
            <text:p>0.041228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517019" calcext:value-type="float">
            <text:p>0.517019</text:p>
          </table:table-cell>
          <table:table-cell office:value-type="float" office:value="-0.000192" calcext:value-type="float">
            <text:p>-0.000192</text:p>
          </table:table-cell>
          <table:table-cell office:value-type="float" office:value="0.042992" calcext:value-type="float">
            <text:p>0.042992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520284" calcext:value-type="float">
            <text:p>0.520284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0.044777" calcext:value-type="float">
            <text:p>0.044777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523539" calcext:value-type="float">
            <text:p>0.523539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0.046583" calcext:value-type="float">
            <text:p>0.046583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526783" calcext:value-type="float">
            <text:p>0.526783</text:p>
          </table:table-cell>
          <table:table-cell office:value-type="float" office:value="-0.000363" calcext:value-type="float">
            <text:p>-0.000363</text:p>
          </table:table-cell>
          <table:table-cell office:value-type="float" office:value="0.043221" calcext:value-type="float">
            <text:p>0.043221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530016" calcext:value-type="float">
            <text:p>0.53001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46721" calcext:value-type="float">
            <text:p>0.046721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533239" calcext:value-type="float">
            <text:p>0.533239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48538" calcext:value-type="float">
            <text:p>0.048538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536451" calcext:value-type="float">
            <text:p>0.536451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48647" calcext:value-type="float">
            <text:p>0.048647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539652" calcext:value-type="float">
            <text:p>0.539652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5048" calcext:value-type="float">
            <text:p>0.0504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542842" calcext:value-type="float">
            <text:p>0.542842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0.054065" calcext:value-type="float">
            <text:p>0.054065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546022" calcext:value-type="float">
            <text:p>0.546022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52507" calcext:value-type="float">
            <text:p>0.052507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549192" calcext:value-type="float">
            <text:p>0.549192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54378" calcext:value-type="float">
            <text:p>0.05437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55235" calcext:value-type="float">
            <text:p>0.55235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5454" calcext:value-type="float">
            <text:p>0.05454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555499" calcext:value-type="float">
            <text:p>0.555499</text:p>
          </table:table-cell>
          <table:table-cell office:value-type="float" office:value="0.012071" calcext:value-type="float">
            <text:p>0.012071</text:p>
          </table:table-cell>
          <table:table-cell office:value-type="float" office:value="0.054697" calcext:value-type="float">
            <text:p>0.05469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58637" calcext:value-type="float">
            <text:p>0.558637</text:p>
          </table:table-cell>
          <table:table-cell office:value-type="float" office:value="0.014347" calcext:value-type="float">
            <text:p>0.014347</text:p>
          </table:table-cell>
          <table:table-cell office:value-type="float" office:value="0.05658" calcext:value-type="float">
            <text:p>0.05658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61764" calcext:value-type="float">
            <text:p>0.561764</text:p>
          </table:table-cell>
          <table:table-cell office:value-type="float" office:value="0.016639" calcext:value-type="float">
            <text:p>0.016639</text:p>
          </table:table-cell>
          <table:table-cell office:value-type="float" office:value="0.056753" calcext:value-type="float">
            <text:p>0.056753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64881" calcext:value-type="float">
            <text:p>0.564881</text:p>
          </table:table-cell>
          <table:table-cell office:value-type="float" office:value="0.018659" calcext:value-type="float">
            <text:p>0.018659</text:p>
          </table:table-cell>
          <table:table-cell office:value-type="float" office:value="0.056922" calcext:value-type="float">
            <text:p>0.056922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567988" calcext:value-type="float">
            <text:p>0.567988</text:p>
          </table:table-cell>
          <table:table-cell office:value-type="float" office:value="0.020542" calcext:value-type="float">
            <text:p>0.020542</text:p>
          </table:table-cell>
          <table:table-cell office:value-type="float" office:value="0.053626" calcext:value-type="float">
            <text:p>0.053626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571084" calcext:value-type="float">
            <text:p>0.571084</text:p>
          </table:table-cell>
          <table:table-cell office:value-type="float" office:value="0.022503" calcext:value-type="float">
            <text:p>0.022503</text:p>
          </table:table-cell>
          <table:table-cell office:value-type="float" office:value="0.055463" calcext:value-type="float">
            <text:p>0.055463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024925" calcext:value-type="float">
            <text:p>0.024925</text:p>
          </table:table-cell>
          <table:table-cell office:value-type="float" office:value="0.057321" calcext:value-type="float">
            <text:p>0.05732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77246" calcext:value-type="float">
            <text:p>0.577246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0.05747" calcext:value-type="float">
            <text:p>0.0574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580312" calcext:value-type="float">
            <text:p>0.580312</text:p>
          </table:table-cell>
          <table:table-cell office:value-type="float" office:value="0.029263" calcext:value-type="float">
            <text:p>0.029263</text:p>
          </table:table-cell>
          <table:table-cell office:value-type="float" office:value="0.059345" calcext:value-type="float">
            <text:p>0.059345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0.583367" calcext:value-type="float">
            <text:p>0.583367</text:p>
          </table:table-cell>
          <table:table-cell office:value-type="float" office:value="0.031422" calcext:value-type="float">
            <text:p>0.031422</text:p>
          </table:table-cell>
          <table:table-cell office:value-type="float" office:value="0.085461" calcext:value-type="float">
            <text:p>0.08546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586412" calcext:value-type="float">
            <text:p>0.586412</text:p>
          </table:table-cell>
          <table:table-cell office:value-type="float" office:value="0.033487" calcext:value-type="float">
            <text:p>0.033487</text:p>
          </table:table-cell>
          <table:table-cell office:value-type="float" office:value="0.034116" calcext:value-type="float">
            <text:p>0.034116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89448" calcext:value-type="float">
            <text:p>0.589448</text:p>
          </table:table-cell>
          <table:table-cell office:value-type="float" office:value="0.036078" calcext:value-type="float">
            <text:p>0.036078</text:p>
          </table:table-cell>
          <table:table-cell office:value-type="float" office:value="0.058099" calcext:value-type="float">
            <text:p>0.058099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592473" calcext:value-type="float">
            <text:p>0.592473</text:p>
          </table:table-cell>
          <table:table-cell office:value-type="float" office:value="0.037468" calcext:value-type="float">
            <text:p>0.037468</text:p>
          </table:table-cell>
          <table:table-cell office:value-type="float" office:value="0.065144" calcext:value-type="float">
            <text:p>0.065144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595488" calcext:value-type="float">
            <text:p>0.595488</text:p>
          </table:table-cell>
          <table:table-cell office:value-type="float" office:value="0.038339" calcext:value-type="float">
            <text:p>0.038339</text:p>
          </table:table-cell>
          <table:table-cell office:value-type="float" office:value="0.06537" calcext:value-type="float">
            <text:p>0.0653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598493" calcext:value-type="float">
            <text:p>0.598493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.058671" calcext:value-type="float">
            <text:p>0.058671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01488" calcext:value-type="float">
            <text:p>0.601488</text:p>
          </table:table-cell>
          <table:table-cell office:value-type="float" office:value="0.042393" calcext:value-type="float">
            <text:p>0.042393</text:p>
          </table:table-cell>
          <table:table-cell office:value-type="float" office:value="0.060513" calcext:value-type="float">
            <text:p>0.060513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604473" calcext:value-type="float">
            <text:p>0.604473</text:p>
          </table:table-cell>
          <table:table-cell office:value-type="float" office:value="0.043696" calcext:value-type="float">
            <text:p>0.043696</text:p>
          </table:table-cell>
          <table:table-cell office:value-type="float" office:value="0.058916" calcext:value-type="float">
            <text:p>0.058916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07448" calcext:value-type="float">
            <text:p>0.607448</text:p>
          </table:table-cell>
          <table:table-cell office:value-type="float" office:value="0.044069" calcext:value-type="float">
            <text:p>0.044069</text:p>
          </table:table-cell>
          <table:table-cell office:value-type="float" office:value="0.060748" calcext:value-type="float">
            <text:p>0.060748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610413" calcext:value-type="float">
            <text:p>0.610413</text:p>
          </table:table-cell>
          <table:table-cell office:value-type="float" office:value="0.043576" calcext:value-type="float">
            <text:p>0.043576</text:p>
          </table:table-cell>
          <table:table-cell office:value-type="float" office:value="0.059141" calcext:value-type="float">
            <text:p>0.059141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13369" calcext:value-type="float">
            <text:p>0.613369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60964" calcext:value-type="float">
            <text:p>0.060964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616314" calcext:value-type="float">
            <text:p>0.616314</text:p>
          </table:table-cell>
          <table:table-cell office:value-type="float" office:value="0.042234" calcext:value-type="float">
            <text:p>0.042234</text:p>
          </table:table-cell>
          <table:table-cell office:value-type="float" office:value="0.059349" calcext:value-type="float">
            <text:p>0.05934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1925" calcext:value-type="float">
            <text:p>0.61925</text:p>
          </table:table-cell>
          <table:table-cell office:value-type="float" office:value="0.041036" calcext:value-type="float">
            <text:p>0.041036</text:p>
          </table:table-cell>
          <table:table-cell office:value-type="float" office:value="0.061162" calcext:value-type="float">
            <text:p>0.06116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622176" calcext:value-type="float">
            <text:p>0.622176</text:p>
          </table:table-cell>
          <table:table-cell office:value-type="float" office:value="0.040138" calcext:value-type="float">
            <text:p>0.040138</text:p>
          </table:table-cell>
          <table:table-cell office:value-type="float" office:value="0.059537" calcext:value-type="float">
            <text:p>0.05953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25092" calcext:value-type="float">
            <text:p>0.625092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0.061342" calcext:value-type="float">
            <text:p>0.061342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27999" calcext:value-type="float">
            <text:p>0.627999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061438" calcext:value-type="float">
            <text:p>0.061438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630896" calcext:value-type="float">
            <text:p>0.630896</text:p>
          </table:table-cell>
          <table:table-cell office:value-type="float" office:value="0.037502" calcext:value-type="float">
            <text:p>0.037502</text:p>
          </table:table-cell>
          <table:table-cell office:value-type="float" office:value="0.06326" calcext:value-type="float">
            <text:p>0.06326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633784" calcext:value-type="float">
            <text:p>0.633784</text:p>
          </table:table-cell>
          <table:table-cell office:value-type="float" office:value="0.037272" calcext:value-type="float">
            <text:p>0.037272</text:p>
          </table:table-cell>
          <table:table-cell office:value-type="float" office:value="0.065103" calcext:value-type="float">
            <text:p>0.065103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636661" calcext:value-type="float">
            <text:p>0.63666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63508" calcext:value-type="float">
            <text:p>0.063508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63953" calcext:value-type="float">
            <text:p>0.63953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067072" calcext:value-type="float">
            <text:p>0.067072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642388" calcext:value-type="float">
            <text:p>0.642388</text:p>
          </table:table-cell>
          <table:table-cell office:value-type="float" office:value="0.037919" calcext:value-type="float">
            <text:p>0.037919</text:p>
          </table:table-cell>
          <table:table-cell office:value-type="float" office:value="0.065494" calcext:value-type="float">
            <text:p>0.065494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645237" calcext:value-type="float">
            <text:p>0.645237</text:p>
          </table:table-cell>
          <table:table-cell office:value-type="float" office:value="0.040043" calcext:value-type="float">
            <text:p>0.040043</text:p>
          </table:table-cell>
          <table:table-cell office:value-type="float" office:value="0.067346" calcext:value-type="float">
            <text:p>0.06734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48077" calcext:value-type="float">
            <text:p>0.648077</text:p>
          </table:table-cell>
          <table:table-cell office:value-type="float" office:value="0.042626" calcext:value-type="float">
            <text:p>0.042626</text:p>
          </table:table-cell>
          <table:table-cell office:value-type="float" office:value="0.069219" calcext:value-type="float">
            <text:p>0.069219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50907" calcext:value-type="float">
            <text:p>0.650907</text:p>
          </table:table-cell>
          <table:table-cell office:value-type="float" office:value="0.044299" calcext:value-type="float">
            <text:p>0.044299</text:p>
          </table:table-cell>
          <table:table-cell office:value-type="float" office:value="0.069384" calcext:value-type="float">
            <text:p>0.069384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53728" calcext:value-type="float">
            <text:p>0.653728</text:p>
          </table:table-cell>
          <table:table-cell office:value-type="float" office:value="0.046913" calcext:value-type="float">
            <text:p>0.046913</text:p>
          </table:table-cell>
          <table:table-cell office:value-type="float" office:value="0.069545" calcext:value-type="float">
            <text:p>0.06954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5654" calcext:value-type="float">
            <text:p>0.65654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0.069701" calcext:value-type="float">
            <text:p>0.069701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59342" calcext:value-type="float">
            <text:p>0.659342</text:p>
          </table:table-cell>
          <table:table-cell office:value-type="float" office:value="0.051719" calcext:value-type="float">
            <text:p>0.051719</text:p>
          </table:table-cell>
          <table:table-cell office:value-type="float" office:value="0.069853" calcext:value-type="float">
            <text:p>0.069853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62135" calcext:value-type="float">
            <text:p>0.662135</text:p>
          </table:table-cell>
          <table:table-cell office:value-type="float" office:value="0.054457" calcext:value-type="float">
            <text:p>0.054457</text:p>
          </table:table-cell>
          <table:table-cell office:value-type="float" office:value="0.070001" calcext:value-type="float">
            <text:p>0.070001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664919" calcext:value-type="float">
            <text:p>0.664919</text:p>
          </table:table-cell>
          <table:table-cell office:value-type="float" office:value="0.057255" calcext:value-type="float">
            <text:p>0.057255</text:p>
          </table:table-cell>
          <table:table-cell office:value-type="float" office:value="0.073604" calcext:value-type="float">
            <text:p>0.073604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67693" calcext:value-type="float">
            <text:p>0.667693</text:p>
          </table:table-cell>
          <table:table-cell office:value-type="float" office:value="0.060052" calcext:value-type="float">
            <text:p>0.060052</text:p>
          </table:table-cell>
          <table:table-cell office:value-type="float" office:value="0.070335" calcext:value-type="float">
            <text:p>0.070335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670458" calcext:value-type="float">
            <text:p>0.670458</text:p>
          </table:table-cell>
          <table:table-cell office:value-type="float" office:value="0.062637" calcext:value-type="float">
            <text:p>0.062637</text:p>
          </table:table-cell>
          <table:table-cell office:value-type="float" office:value="0.068739" calcext:value-type="float">
            <text:p>0.068739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673214" calcext:value-type="float">
            <text:p>0.673214</text:p>
          </table:table-cell>
          <table:table-cell office:value-type="float" office:value="0.064769" calcext:value-type="float">
            <text:p>0.064769</text:p>
          </table:table-cell>
          <table:table-cell office:value-type="float" office:value="0.068843" calcext:value-type="float">
            <text:p>0.068843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675961" calcext:value-type="float">
            <text:p>0.675961</text:p>
          </table:table-cell>
          <table:table-cell office:value-type="float" office:value="0.066551" calcext:value-type="float">
            <text:p>0.066551</text:p>
          </table:table-cell>
          <table:table-cell office:value-type="float" office:value="0.070673" calcext:value-type="float">
            <text:p>0.070673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678698" calcext:value-type="float">
            <text:p>0.678698</text:p>
          </table:table-cell>
          <table:table-cell office:value-type="float" office:value="0.068515" calcext:value-type="float">
            <text:p>0.068515</text:p>
          </table:table-cell>
          <table:table-cell office:value-type="float" office:value="0.069064" calcext:value-type="float">
            <text:p>0.069064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681427" calcext:value-type="float">
            <text:p>0.681427</text:p>
          </table:table-cell>
          <table:table-cell office:value-type="float" office:value="0.069904" calcext:value-type="float">
            <text:p>0.069904</text:p>
          </table:table-cell>
          <table:table-cell office:value-type="float" office:value="0.067426" calcext:value-type="float">
            <text:p>0.067426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684146" calcext:value-type="float">
            <text:p>0.684146</text:p>
          </table:table-cell>
          <table:table-cell office:value-type="float" office:value="0.071103" calcext:value-type="float">
            <text:p>0.071103</text:p>
          </table:table-cell>
          <table:table-cell office:value-type="float" office:value="0.065756" calcext:value-type="float">
            <text:p>0.065756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686857" calcext:value-type="float">
            <text:p>0.686857</text:p>
          </table:table-cell>
          <table:table-cell office:value-type="float" office:value="0.072508" calcext:value-type="float">
            <text:p>0.072508</text:p>
          </table:table-cell>
          <table:table-cell office:value-type="float" office:value="0.067516" calcext:value-type="float">
            <text:p>0.067516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689558" calcext:value-type="float">
            <text:p>0.689558</text:p>
          </table:table-cell>
          <table:table-cell office:value-type="float" office:value="0.073386" calcext:value-type="float">
            <text:p>0.073386</text:p>
          </table:table-cell>
          <table:table-cell office:value-type="float" office:value="0.064108" calcext:value-type="float">
            <text:p>0.064108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692251" calcext:value-type="float">
            <text:p>0.692251</text:p>
          </table:table-cell>
          <table:table-cell office:value-type="float" office:value="0.074025" calcext:value-type="float">
            <text:p>0.074025</text:p>
          </table:table-cell>
          <table:table-cell office:value-type="float" office:value="0.065834" calcext:value-type="float">
            <text:p>0.065834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694934" calcext:value-type="float">
            <text:p>0.694934</text:p>
          </table:table-cell>
          <table:table-cell office:value-type="float" office:value="0.074546" calcext:value-type="float">
            <text:p>0.074546</text:p>
          </table:table-cell>
          <table:table-cell office:value-type="float" office:value="0.067581" calcext:value-type="float">
            <text:p>0.067581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697609" calcext:value-type="float">
            <text:p>0.697609</text:p>
          </table:table-cell>
          <table:table-cell office:value-type="float" office:value="0.074437" calcext:value-type="float">
            <text:p>0.074437</text:p>
          </table:table-cell>
          <table:table-cell office:value-type="float" office:value="0.065891" calcext:value-type="float">
            <text:p>0.065891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00275" calcext:value-type="float">
            <text:p>0.700275</text:p>
          </table:table-cell>
          <table:table-cell office:value-type="float" office:value="0.072896" calcext:value-type="float">
            <text:p>0.072896</text:p>
          </table:table-cell>
          <table:table-cell office:value-type="float" office:value="0.06763" calcext:value-type="float">
            <text:p>0.06763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02932" calcext:value-type="float">
            <text:p>0.702932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0.060741" calcext:value-type="float">
            <text:p>0.060741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0558" calcext:value-type="float">
            <text:p>0.70558</text:p>
          </table:table-cell>
          <table:table-cell office:value-type="float" office:value="0.067489" calcext:value-type="float">
            <text:p>0.067489</text:p>
          </table:table-cell>
          <table:table-cell office:value-type="float" office:value="0.064123" calcext:value-type="float">
            <text:p>0.064123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08219" calcext:value-type="float">
            <text:p>0.708219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2364" calcext:value-type="float">
            <text:p>0.062364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034" calcext:value-type="float">
            <text:p>0.064034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13471" calcext:value-type="float">
            <text:p>0.713471</text:p>
          </table:table-cell>
          <table:table-cell office:value-type="float" office:value="0.057878" calcext:value-type="float">
            <text:p>0.057878</text:p>
          </table:table-cell>
          <table:table-cell office:value-type="float" office:value="0.065726" calcext:value-type="float">
            <text:p>0.065726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16084" calcext:value-type="float">
            <text:p>0.716084</text:p>
          </table:table-cell>
          <table:table-cell office:value-type="float" office:value="0.054338" calcext:value-type="float">
            <text:p>0.054338</text:p>
          </table:table-cell>
          <table:table-cell office:value-type="float" office:value="0.06744" calcext:value-type="float">
            <text:p>0.06744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18689" calcext:value-type="float">
            <text:p>0.718689</text:p>
          </table:table-cell>
          <table:table-cell office:value-type="float" office:value="0.050619" calcext:value-type="float">
            <text:p>0.050619</text:p>
          </table:table-cell>
          <table:table-cell office:value-type="float" office:value="0.063987" calcext:value-type="float">
            <text:p>0.06398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21284" calcext:value-type="float">
            <text:p>0.721284</text:p>
          </table:table-cell>
          <table:table-cell office:value-type="float" office:value="0.047611" calcext:value-type="float">
            <text:p>0.047611</text:p>
          </table:table-cell>
          <table:table-cell office:value-type="float" office:value="0.063937" calcext:value-type="float">
            <text:p>0.063937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23871" calcext:value-type="float">
            <text:p>0.723871</text:p>
          </table:table-cell>
          <table:table-cell office:value-type="float" office:value="0.047255" calcext:value-type="float">
            <text:p>0.047255</text:p>
          </table:table-cell>
          <table:table-cell office:value-type="float" office:value="0.069073" calcext:value-type="float">
            <text:p>0.069073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2645" calcext:value-type="float">
            <text:p>0.72645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70823" calcext:value-type="float">
            <text:p>0.070823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2902" calcext:value-type="float">
            <text:p>0.72902</text:p>
          </table:table-cell>
          <table:table-cell office:value-type="float" office:value="0.046317" calcext:value-type="float">
            <text:p>0.046317</text:p>
          </table:table-cell>
          <table:table-cell office:value-type="float" office:value="0.070866" calcext:value-type="float">
            <text:p>0.07086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31581" calcext:value-type="float">
            <text:p>0.731581</text:p>
          </table:table-cell>
          <table:table-cell office:value-type="float" office:value="0.047742" calcext:value-type="float">
            <text:p>0.047742</text:p>
          </table:table-cell>
          <table:table-cell office:value-type="float" office:value="0.070905" calcext:value-type="float">
            <text:p>0.07090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34134" calcext:value-type="float">
            <text:p>0.734134</text:p>
          </table:table-cell>
          <table:table-cell office:value-type="float" office:value="0.049145" calcext:value-type="float">
            <text:p>0.049145</text:p>
          </table:table-cell>
          <table:table-cell office:value-type="float" office:value="0.070939" calcext:value-type="float">
            <text:p>0.070939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736678" calcext:value-type="float">
            <text:p>0.736678</text:p>
          </table:table-cell>
          <table:table-cell office:value-type="float" office:value="0.051129" calcext:value-type="float">
            <text:p>0.051129</text:p>
          </table:table-cell>
          <table:table-cell office:value-type="float" office:value="0.07443" calcext:value-type="float">
            <text:p>0.07443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739214" calcext:value-type="float">
            <text:p>0.739214</text:p>
          </table:table-cell>
          <table:table-cell office:value-type="float" office:value="0.053992" calcext:value-type="float">
            <text:p>0.053992</text:p>
          </table:table-cell>
          <table:table-cell office:value-type="float" office:value="0.076239" calcext:value-type="float">
            <text:p>0.076239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741742" calcext:value-type="float">
            <text:p>0.741742</text:p>
          </table:table-cell>
          <table:table-cell office:value-type="float" office:value="0.055806" calcext:value-type="float">
            <text:p>0.055806</text:p>
          </table:table-cell>
          <table:table-cell office:value-type="float" office:value="0.074611" calcext:value-type="float">
            <text:p>0.07461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44261" calcext:value-type="float">
            <text:p>0.744261</text:p>
          </table:table-cell>
          <table:table-cell office:value-type="float" office:value="0.058254" calcext:value-type="float">
            <text:p>0.058254</text:p>
          </table:table-cell>
          <table:table-cell office:value-type="float" office:value="0.072952" calcext:value-type="float">
            <text:p>0.072952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46772" calcext:value-type="float">
            <text:p>0.746772</text:p>
          </table:table-cell>
          <table:table-cell office:value-type="float" office:value="0.061804" calcext:value-type="float">
            <text:p>0.061804</text:p>
          </table:table-cell>
          <table:table-cell office:value-type="float" office:value="0.072993" calcext:value-type="float">
            <text:p>0.072993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749274" calcext:value-type="float">
            <text:p>0.749274</text:p>
          </table:table-cell>
          <table:table-cell office:value-type="float" office:value="0.064104" calcext:value-type="float">
            <text:p>0.064104</text:p>
          </table:table-cell>
          <table:table-cell office:value-type="float" office:value="0.07476" calcext:value-type="float">
            <text:p>0.07476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751768" calcext:value-type="float">
            <text:p>0.751768</text:p>
          </table:table-cell>
          <table:table-cell office:value-type="float" office:value="0.067149" calcext:value-type="float">
            <text:p>0.067149</text:p>
          </table:table-cell>
          <table:table-cell office:value-type="float" office:value="0.07655" calcext:value-type="float">
            <text:p>0.07655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54254" calcext:value-type="float">
            <text:p>0.754254</text:p>
          </table:table-cell>
          <table:table-cell office:value-type="float" office:value="0.070717" calcext:value-type="float">
            <text:p>0.070717</text:p>
          </table:table-cell>
          <table:table-cell office:value-type="float" office:value="0.073172" calcext:value-type="float">
            <text:p>0.073172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56732" calcext:value-type="float">
            <text:p>0.756732</text:p>
          </table:table-cell>
          <table:table-cell office:value-type="float" office:value="0.07379" calcext:value-type="float">
            <text:p>0.07379</text:p>
          </table:table-cell>
          <table:table-cell office:value-type="float" office:value="0.071467" calcext:value-type="float">
            <text:p>0.071467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59201" calcext:value-type="float">
            <text:p>0.759201</text:p>
          </table:table-cell>
          <table:table-cell office:value-type="float" office:value="0.076661" calcext:value-type="float">
            <text:p>0.076661</text:p>
          </table:table-cell>
          <table:table-cell office:value-type="float" office:value="0.073192" calcext:value-type="float">
            <text:p>0.073192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61662" calcext:value-type="float">
            <text:p>0.761662</text:p>
          </table:table-cell>
          <table:table-cell office:value-type="float" office:value="0.079425" calcext:value-type="float">
            <text:p>0.079425</text:p>
          </table:table-cell>
          <table:table-cell office:value-type="float" office:value="0.07148" calcext:value-type="float">
            <text:p>0.07148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082096" calcext:value-type="float">
            <text:p>0.082096</text:p>
          </table:table-cell>
          <table:table-cell office:value-type="float" office:value="0.071468" calcext:value-type="float">
            <text:p>0.071468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6656" calcext:value-type="float">
            <text:p>0.76656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0.067992" calcext:value-type="float">
            <text:p>0.067992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68996" calcext:value-type="float">
            <text:p>0.768996</text:p>
          </table:table-cell>
          <table:table-cell office:value-type="float" office:value="0.087371" calcext:value-type="float">
            <text:p>0.087371</text:p>
          </table:table-cell>
          <table:table-cell office:value-type="float" office:value="0.06965" calcext:value-type="float">
            <text:p>0.06965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71425" calcext:value-type="float">
            <text:p>0.771425</text:p>
          </table:table-cell>
          <table:table-cell office:value-type="float" office:value="0.088718" calcext:value-type="float">
            <text:p>0.088718</text:p>
          </table:table-cell>
          <table:table-cell office:value-type="float" office:value="0.06787" calcext:value-type="float">
            <text:p>0.0678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73845" calcext:value-type="float">
            <text:p>0.773845</text:p>
          </table:table-cell>
          <table:table-cell office:value-type="float" office:value="0.089472" calcext:value-type="float">
            <text:p>0.089472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76258" calcext:value-type="float">
            <text:p>0.776258</text:p>
          </table:table-cell>
          <table:table-cell office:value-type="float" office:value="0.089411" calcext:value-type="float">
            <text:p>0.089411</text:p>
          </table:table-cell>
          <table:table-cell office:value-type="float" office:value="0.062437" calcext:value-type="float">
            <text:p>0.06243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78662" calcext:value-type="float">
            <text:p>0.778662</text:p>
          </table:table-cell>
          <table:table-cell office:value-type="float" office:value="0.089112" calcext:value-type="float">
            <text:p>0.089112</text:p>
          </table:table-cell>
          <table:table-cell office:value-type="float" office:value="0.062271" calcext:value-type="float">
            <text:p>0.062271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81059" calcext:value-type="float">
            <text:p>0.781059</text:p>
          </table:table-cell>
          <table:table-cell office:value-type="float" office:value="0.08838" calcext:value-type="float">
            <text:p>0.08838</text:p>
          </table:table-cell>
          <table:table-cell office:value-type="float" office:value="0.063831" calcext:value-type="float">
            <text:p>0.063831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83447" calcext:value-type="float">
            <text:p>0.783447</text:p>
          </table:table-cell>
          <table:table-cell office:value-type="float" office:value="0.087018" calcext:value-type="float">
            <text:p>0.087018</text:p>
          </table:table-cell>
          <table:table-cell office:value-type="float" office:value="0.060224" calcext:value-type="float">
            <text:p>0.060224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0.085519" calcext:value-type="float">
            <text:p>0.085519</text:p>
          </table:table-cell>
          <table:table-cell office:value-type="float" office:value="0.06002" calcext:value-type="float">
            <text:p>0.06002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88201" calcext:value-type="float">
            <text:p>0.788201</text:p>
          </table:table-cell>
          <table:table-cell office:value-type="float" office:value="0.082516" calcext:value-type="float">
            <text:p>0.082516</text:p>
          </table:table-cell>
          <table:table-cell office:value-type="float" office:value="0.059813" calcext:value-type="float">
            <text:p>0.059813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90565" calcext:value-type="float">
            <text:p>0.790565</text:p>
          </table:table-cell>
          <table:table-cell office:value-type="float" office:value="0.079788" calcext:value-type="float">
            <text:p>0.079788</text:p>
          </table:table-cell>
          <table:table-cell office:value-type="float" office:value="0.057872" calcext:value-type="float">
            <text:p>0.057872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92922" calcext:value-type="float">
            <text:p>0.792922</text:p>
          </table:table-cell>
          <table:table-cell office:value-type="float" office:value="0.077001" calcext:value-type="float">
            <text:p>0.077001</text:p>
          </table:table-cell>
          <table:table-cell office:value-type="float" office:value="0.057631" calcext:value-type="float">
            <text:p>0.057631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95271" calcext:value-type="float">
            <text:p>0.795271</text:p>
          </table:table-cell>
          <table:table-cell office:value-type="float" office:value="0.073734" calcext:value-type="float">
            <text:p>0.073734</text:p>
          </table:table-cell>
          <table:table-cell office:value-type="float" office:value="0.059117" calcext:value-type="float">
            <text:p>0.059117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97613" calcext:value-type="float">
            <text:p>0.797613</text:p>
          </table:table-cell>
          <table:table-cell office:value-type="float" office:value="0.070235" calcext:value-type="float">
            <text:p>0.070235</text:p>
          </table:table-cell>
          <table:table-cell office:value-type="float" office:value="0.058895" calcext:value-type="float">
            <text:p>0.058895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99946" calcext:value-type="float">
            <text:p>0.799946</text:p>
          </table:table-cell>
          <table:table-cell office:value-type="float" office:value="0.066821" calcext:value-type="float">
            <text:p>0.066821</text:p>
          </table:table-cell>
          <table:table-cell office:value-type="float" office:value="0.058669" calcext:value-type="float">
            <text:p>0.058669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02272" calcext:value-type="float">
            <text:p>0.802272</text:p>
          </table:table-cell>
          <table:table-cell office:value-type="float" office:value="0.063209" calcext:value-type="float">
            <text:p>0.063209</text:p>
          </table:table-cell>
          <table:table-cell office:value-type="float" office:value="0.06017" calcext:value-type="float">
            <text:p>0.06017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80459" calcext:value-type="float">
            <text:p>0.80459</text:p>
          </table:table-cell>
          <table:table-cell office:value-type="float" office:value="0.05948" calcext:value-type="float">
            <text:p>0.05948</text:p>
          </table:table-cell>
          <table:table-cell office:value-type="float" office:value="0.056503" calcext:value-type="float">
            <text:p>0.056503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055516" calcext:value-type="float">
            <text:p>0.055516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09203" calcext:value-type="float">
            <text:p>0.809203</text:p>
          </table:table-cell>
          <table:table-cell office:value-type="float" office:value="0.054153" calcext:value-type="float">
            <text:p>0.054153</text:p>
          </table:table-cell>
          <table:table-cell office:value-type="float" office:value="0.059486" calcext:value-type="float">
            <text:p>0.059486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11498" calcext:value-type="float">
            <text:p>0.811498</text:p>
          </table:table-cell>
          <table:table-cell office:value-type="float" office:value="0.052948" calcext:value-type="float">
            <text:p>0.052948</text:p>
          </table:table-cell>
          <table:table-cell office:value-type="float" office:value="0.059269" calcext:value-type="float">
            <text:p>0.05926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13785" calcext:value-type="float">
            <text:p>0.813785</text:p>
          </table:table-cell>
          <table:table-cell office:value-type="float" office:value="0.052061" calcext:value-type="float">
            <text:p>0.052061</text:p>
          </table:table-cell>
          <table:table-cell office:value-type="float" office:value="0.060777" calcext:value-type="float">
            <text:p>0.060777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816065" calcext:value-type="float">
            <text:p>0.816065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.064039" calcext:value-type="float">
            <text:p>0.06403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18337" calcext:value-type="float">
            <text:p>0.818337</text:p>
          </table:table-cell>
          <table:table-cell office:value-type="float" office:value="0.052512" calcext:value-type="float">
            <text:p>0.052512</text:p>
          </table:table-cell>
          <table:table-cell office:value-type="float" office:value="0.060429" calcext:value-type="float">
            <text:p>0.060429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820602" calcext:value-type="float">
            <text:p>0.820602</text:p>
          </table:table-cell>
          <table:table-cell office:value-type="float" office:value="0.053681" calcext:value-type="float">
            <text:p>0.053681</text:p>
          </table:table-cell>
          <table:table-cell office:value-type="float" office:value="0.063684" calcext:value-type="float">
            <text:p>0.063684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22859" calcext:value-type="float">
            <text:p>0.822859</text:p>
          </table:table-cell>
          <table:table-cell office:value-type="float" office:value="0.054361" calcext:value-type="float">
            <text:p>0.054361</text:p>
          </table:table-cell>
          <table:table-cell office:value-type="float" office:value="0.065257" calcext:value-type="float">
            <text:p>0.065257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825109" calcext:value-type="float">
            <text:p>0.825109</text:p>
          </table:table-cell>
          <table:table-cell office:value-type="float" office:value="0.055808" calcext:value-type="float">
            <text:p>0.055808</text:p>
          </table:table-cell>
          <table:table-cell office:value-type="float" office:value="0.063393" calcext:value-type="float">
            <text:p>0.063393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827351" calcext:value-type="float">
            <text:p>0.827351</text:p>
          </table:table-cell>
          <table:table-cell office:value-type="float" office:value="0.056948" calcext:value-type="float">
            <text:p>0.056948</text:p>
          </table:table-cell>
          <table:table-cell office:value-type="float" office:value="0.063229" calcext:value-type="float">
            <text:p>0.063229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29585" calcext:value-type="float">
            <text:p>0.829585</text:p>
          </table:table-cell>
          <table:table-cell office:value-type="float" office:value="0.058104" calcext:value-type="float">
            <text:p>0.058104</text:p>
          </table:table-cell>
          <table:table-cell office:value-type="float" office:value="0.064792" calcext:value-type="float">
            <text:p>0.064792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831813" calcext:value-type="float">
            <text:p>0.831813</text:p>
          </table:table-cell>
          <table:table-cell office:value-type="float" office:value="0.059448" calcext:value-type="float">
            <text:p>0.059448</text:p>
          </table:table-cell>
          <table:table-cell office:value-type="float" office:value="0.061187" calcext:value-type="float">
            <text:p>0.061187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34033" calcext:value-type="float">
            <text:p>0.834033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064447" calcext:value-type="float">
            <text:p>0.06444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36245" calcext:value-type="float">
            <text:p>0.836245</text:p>
          </table:table-cell>
          <table:table-cell office:value-type="float" office:value="0.061918" calcext:value-type="float">
            <text:p>0.061918</text:p>
          </table:table-cell>
          <table:table-cell office:value-type="float" office:value="0.059105" calcext:value-type="float">
            <text:p>0.059105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83845" calcext:value-type="float">
            <text:p>0.83845</text:p>
          </table:table-cell>
          <table:table-cell office:value-type="float" office:value="0.063076" calcext:value-type="float">
            <text:p>0.063076</text:p>
          </table:table-cell>
          <table:table-cell office:value-type="float" office:value="0.060602" calcext:value-type="float">
            <text:p>0.060602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40648" calcext:value-type="float">
            <text:p>0.840648</text:p>
          </table:table-cell>
          <table:table-cell office:value-type="float" office:value="0.064323" calcext:value-type="float">
            <text:p>0.064323</text:p>
          </table:table-cell>
          <table:table-cell office:value-type="float" office:value="0.063851" calcext:value-type="float">
            <text:p>0.06385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42839" calcext:value-type="float">
            <text:p>0.842839</text:p>
          </table:table-cell>
          <table:table-cell office:value-type="float" office:value="0.065577" calcext:value-type="float">
            <text:p>0.065577</text:p>
          </table:table-cell>
          <table:table-cell office:value-type="float" office:value="0.056769" calcext:value-type="float">
            <text:p>0.05676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45022" calcext:value-type="float">
            <text:p>0.845022</text:p>
          </table:table-cell>
          <table:table-cell office:value-type="float" office:value="0.066572" calcext:value-type="float">
            <text:p>0.066572</text:p>
          </table:table-cell>
          <table:table-cell office:value-type="float" office:value="0.058229" calcext:value-type="float">
            <text:p>0.058229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847198" calcext:value-type="float">
            <text:p>0.847198</text:p>
          </table:table-cell>
          <table:table-cell office:value-type="float" office:value="0.067213" calcext:value-type="float">
            <text:p>0.067213</text:p>
          </table:table-cell>
          <table:table-cell office:value-type="float" office:value="0.059712" calcext:value-type="float">
            <text:p>0.059712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49367" calcext:value-type="float">
            <text:p>0.849367</text:p>
          </table:table-cell>
          <table:table-cell office:value-type="float" office:value="0.067661" calcext:value-type="float">
            <text:p>0.067661</text:p>
          </table:table-cell>
          <table:table-cell office:value-type="float" office:value="0.057757" calcext:value-type="float">
            <text:p>0.05775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51528" calcext:value-type="float">
            <text:p>0.851528</text:p>
          </table:table-cell>
          <table:table-cell office:value-type="float" office:value="0.068437" calcext:value-type="float">
            <text:p>0.068437</text:p>
          </table:table-cell>
          <table:table-cell office:value-type="float" office:value="0.055773" calcext:value-type="float">
            <text:p>0.055773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853683" calcext:value-type="float">
            <text:p>0.853683</text:p>
          </table:table-cell>
          <table:table-cell office:value-type="float" office:value="0.069272" calcext:value-type="float">
            <text:p>0.069272</text:p>
          </table:table-cell>
          <table:table-cell office:value-type="float" office:value="0.05722" calcext:value-type="float">
            <text:p>0.0572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5583" calcext:value-type="float">
            <text:p>0.85583</text:p>
          </table:table-cell>
          <table:table-cell office:value-type="float" office:value="0.069576" calcext:value-type="float">
            <text:p>0.069576</text:p>
          </table:table-cell>
          <table:table-cell office:value-type="float" office:value="0.055229" calcext:value-type="float">
            <text:p>0.055229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5797" calcext:value-type="float">
            <text:p>0.85797</text:p>
          </table:table-cell>
          <table:table-cell office:value-type="float" office:value="0.069957" calcext:value-type="float">
            <text:p>0.069957</text:p>
          </table:table-cell>
          <table:table-cell office:value-type="float" office:value="0.054938" calcext:value-type="float">
            <text:p>0.05493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860103" calcext:value-type="float">
            <text:p>0.860103</text:p>
          </table:table-cell>
          <table:table-cell office:value-type="float" office:value="0.07018" calcext:value-type="float">
            <text:p>0.07018</text:p>
          </table:table-cell>
          <table:table-cell office:value-type="float" office:value="0.052915" calcext:value-type="float">
            <text:p>0.052915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862229" calcext:value-type="float">
            <text:p>0.862229</text:p>
          </table:table-cell>
          <table:table-cell office:value-type="float" office:value="0.070098" calcext:value-type="float">
            <text:p>0.070098</text:p>
          </table:table-cell>
          <table:table-cell office:value-type="float" office:value="0.052591" calcext:value-type="float">
            <text:p>0.05259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864348" calcext:value-type="float">
            <text:p>0.864348</text:p>
          </table:table-cell>
          <table:table-cell office:value-type="float" office:value="0.069681" calcext:value-type="float">
            <text:p>0.069681</text:p>
          </table:table-cell>
          <table:table-cell office:value-type="float" office:value="0.053995" calcext:value-type="float">
            <text:p>0.053995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66459" calcext:value-type="float">
            <text:p>0.866459</text:p>
          </table:table-cell>
          <table:table-cell office:value-type="float" office:value="0.069248" calcext:value-type="float">
            <text:p>0.069248</text:p>
          </table:table-cell>
          <table:table-cell office:value-type="float" office:value="0.048501" calcext:value-type="float">
            <text:p>0.048501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868564" calcext:value-type="float">
            <text:p>0.868564</text:p>
          </table:table-cell>
          <table:table-cell office:value-type="float" office:value="0.068719" calcext:value-type="float">
            <text:p>0.068719</text:p>
          </table:table-cell>
          <table:table-cell office:value-type="float" office:value="0.049846" calcext:value-type="float">
            <text:p>0.049846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870662" calcext:value-type="float">
            <text:p>0.870662</text:p>
          </table:table-cell>
          <table:table-cell office:value-type="float" office:value="0.067838" calcext:value-type="float">
            <text:p>0.067838</text:p>
          </table:table-cell>
          <table:table-cell office:value-type="float" office:value="0.049483" calcext:value-type="float">
            <text:p>0.049483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872753" calcext:value-type="float">
            <text:p>0.872753</text:p>
          </table:table-cell>
          <table:table-cell office:value-type="float" office:value="0.067004" calcext:value-type="float">
            <text:p>0.067004</text:p>
          </table:table-cell>
          <table:table-cell office:value-type="float" office:value="0.050847" calcext:value-type="float">
            <text:p>0.050847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74837" calcext:value-type="float">
            <text:p>0.874837</text:p>
          </table:table-cell>
          <table:table-cell office:value-type="float" office:value="0.066185" calcext:value-type="float">
            <text:p>0.066185</text:p>
          </table:table-cell>
          <table:table-cell office:value-type="float" office:value="0.047044" calcext:value-type="float">
            <text:p>0.047044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76914" calcext:value-type="float">
            <text:p>0.876914</text:p>
          </table:table-cell>
          <table:table-cell office:value-type="float" office:value="0.064696" calcext:value-type="float">
            <text:p>0.064696</text:p>
          </table:table-cell>
          <table:table-cell office:value-type="float" office:value="0.046645" calcext:value-type="float">
            <text:p>0.046645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878984" calcext:value-type="float">
            <text:p>0.878984</text:p>
          </table:table-cell>
          <table:table-cell office:value-type="float" office:value="0.064621" calcext:value-type="float">
            <text:p>0.064621</text:p>
          </table:table-cell>
          <table:table-cell office:value-type="float" office:value="0.044513" calcext:value-type="float">
            <text:p>0.044513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881047" calcext:value-type="float">
            <text:p>0.881047</text:p>
          </table:table-cell>
          <table:table-cell office:value-type="float" office:value="0.062687" calcext:value-type="float">
            <text:p>0.062687</text:p>
          </table:table-cell>
          <table:table-cell office:value-type="float" office:value="0.047542" calcext:value-type="float">
            <text:p>0.047542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883103" calcext:value-type="float">
            <text:p>0.883103</text:p>
          </table:table-cell>
          <table:table-cell office:value-type="float" office:value="0.060072" calcext:value-type="float">
            <text:p>0.060072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885153" calcext:value-type="float">
            <text:p>0.885153</text:p>
          </table:table-cell>
          <table:table-cell office:value-type="float" office:value="0.058868" calcext:value-type="float">
            <text:p>0.058868</text:p>
          </table:table-cell>
          <table:table-cell office:value-type="float" office:value="0.043262" calcext:value-type="float">
            <text:p>0.043262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0.056462" calcext:value-type="float">
            <text:p>0.056462</text:p>
          </table:table-cell>
          <table:table-cell office:value-type="float" office:value="0.044551" calcext:value-type="float">
            <text:p>0.044551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89231" calcext:value-type="float">
            <text:p>0.889231</text:p>
          </table:table-cell>
          <table:table-cell office:value-type="float" office:value="0.053587" calcext:value-type="float">
            <text:p>0.053587</text:p>
          </table:table-cell>
          <table:table-cell office:value-type="float" office:value="0.044133" calcext:value-type="float">
            <text:p>0.044133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5442" calcext:value-type="float">
            <text:p>0.045442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893283" calcext:value-type="float">
            <text:p>0.893283</text:p>
          </table:table-cell>
          <table:table-cell office:value-type="float" office:value="0.047875" calcext:value-type="float">
            <text:p>0.047875</text:p>
          </table:table-cell>
          <table:table-cell office:value-type="float" office:value="0.041584" calcext:value-type="float">
            <text:p>0.041584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95298" calcext:value-type="float">
            <text:p>0.895298</text:p>
          </table:table-cell>
          <table:table-cell office:value-type="float" office:value="0.044867" calcext:value-type="float">
            <text:p>0.044867</text:p>
          </table:table-cell>
          <table:table-cell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897307" calcext:value-type="float">
            <text:p>0.897307</text:p>
          </table:table-cell>
          <table:table-cell office:value-type="float" office:value="0.04141" calcext:value-type="float">
            <text:p>0.04141</text:p>
          </table:table-cell>
          <table:table-cell office:value-type="float" office:value="0.042429" calcext:value-type="float">
            <text:p>0.042429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89931" calcext:value-type="float">
            <text:p>0.89931</text:p>
          </table:table-cell>
          <table:table-cell office:value-type="float" office:value="0.038304" calcext:value-type="float">
            <text:p>0.038304</text:p>
          </table:table-cell>
          <table:table-cell office:value-type="float" office:value="0.040266" calcext:value-type="float">
            <text:p>0.040266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01305" calcext:value-type="float">
            <text:p>0.901305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43263" calcext:value-type="float">
            <text:p>0.043263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03294" calcext:value-type="float">
            <text:p>0.903294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042849" calcext:value-type="float">
            <text:p>0.042849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0.033012" calcext:value-type="float">
            <text:p>0.033012</text:p>
          </table:table-cell>
          <table:table-cell office:value-type="float" office:value="0.042432" calcext:value-type="float">
            <text:p>0.042432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07252" calcext:value-type="float">
            <text:p>0.907252</text:p>
          </table:table-cell>
          <table:table-cell office:value-type="float" office:value="0.032372" calcext:value-type="float">
            <text:p>0.032372</text:p>
          </table:table-cell>
          <table:table-cell office:value-type="float" office:value="0.043742" calcext:value-type="float">
            <text:p>0.04374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09222" calcext:value-type="float">
            <text:p>0.909222</text:p>
          </table:table-cell>
          <table:table-cell office:value-type="float" office:value="0.032158" calcext:value-type="float">
            <text:p>0.032158</text:p>
          </table:table-cell>
          <table:table-cell office:value-type="float" office:value="0.045075" calcext:value-type="float">
            <text:p>0.045075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11184" calcext:value-type="float">
            <text:p>0.911184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044701" calcext:value-type="float">
            <text:p>0.044701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13141" calcext:value-type="float">
            <text:p>0.913141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046054" calcext:value-type="float">
            <text:p>0.046054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1509" calcext:value-type="float">
            <text:p>0.91509</text:p>
          </table:table-cell>
          <table:table-cell office:value-type="float" office:value="0.035356" calcext:value-type="float">
            <text:p>0.035356</text:p>
          </table:table-cell>
          <table:table-cell office:value-type="float" office:value="0.043971" calcext:value-type="float">
            <text:p>0.043971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17033" calcext:value-type="float">
            <text:p>0.917033</text:p>
          </table:table-cell>
          <table:table-cell office:value-type="float" office:value="0.037412" calcext:value-type="float">
            <text:p>0.037412</text:p>
          </table:table-cell>
          <table:table-cell office:value-type="float" office:value="0.047048" calcext:value-type="float">
            <text:p>0.047048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1897" calcext:value-type="float">
            <text:p>0.91897</text:p>
          </table:table-cell>
          <table:table-cell office:value-type="float" office:value="0.03907" calcext:value-type="float">
            <text:p>0.03907</text:p>
          </table:table-cell>
          <table:table-cell office:value-type="float" office:value="0.044984" calcext:value-type="float">
            <text:p>0.044984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20901" calcext:value-type="float">
            <text:p>0.920901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46352" calcext:value-type="float">
            <text:p>0.04635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22824" calcext:value-type="float">
            <text:p>0.922824</text:p>
          </table:table-cell>
          <table:table-cell office:value-type="float" office:value="0.042855" calcext:value-type="float">
            <text:p>0.042855</text:p>
          </table:table-cell>
          <table:table-cell office:value-type="float" office:value="0.042552" calcext:value-type="float">
            <text:p>0.04255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24742" calcext:value-type="float">
            <text:p>0.924742</text:p>
          </table:table-cell>
          <table:table-cell office:value-type="float" office:value="0.044093" calcext:value-type="float">
            <text:p>0.044093</text:p>
          </table:table-cell>
          <table:table-cell office:value-type="float" office:value="0.042157" calcext:value-type="float">
            <text:p>0.04215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26653" calcext:value-type="float">
            <text:p>0.926653</text:p>
          </table:table-cell>
          <table:table-cell office:value-type="float" office:value="0.044769" calcext:value-type="float">
            <text:p>0.044769</text:p>
          </table:table-cell>
          <table:table-cell office:value-type="float" office:value="0.041759" calcext:value-type="float">
            <text:p>0.041759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28558" calcext:value-type="float">
            <text:p>0.928558</text:p>
          </table:table-cell>
          <table:table-cell office:value-type="float" office:value="0.045953" calcext:value-type="float">
            <text:p>0.045953</text:p>
          </table:table-cell>
          <table:table-cell office:value-type="float" office:value="0.037898" calcext:value-type="float">
            <text:p>0.03789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30456" calcext:value-type="float">
            <text:p>0.930456</text:p>
          </table:table-cell>
          <table:table-cell office:value-type="float" office:value="0.047274" calcext:value-type="float">
            <text:p>0.047274</text:p>
          </table:table-cell>
          <table:table-cell office:value-type="float" office:value="0.039172" calcext:value-type="float">
            <text:p>0.039172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32349" calcext:value-type="float">
            <text:p>0.932349</text:p>
          </table:table-cell>
          <table:table-cell office:value-type="float" office:value="0.047775" calcext:value-type="float">
            <text:p>0.047775</text:p>
          </table:table-cell>
          <table:table-cell office:value-type="float" office:value="0.038739" calcext:value-type="float">
            <text:p>0.038739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34234" calcext:value-type="float">
            <text:p>0.934234</text:p>
          </table:table-cell>
          <table:table-cell office:value-type="float" office:value="0.048485" calcext:value-type="float">
            <text:p>0.048485</text:p>
          </table:table-cell>
          <table:table-cell office:value-type="float" office:value="0.038303" calcext:value-type="float">
            <text:p>0.038303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36114" calcext:value-type="float">
            <text:p>0.936114</text:p>
          </table:table-cell>
          <table:table-cell office:value-type="float" office:value="0.049133" calcext:value-type="float">
            <text:p>0.049133</text:p>
          </table:table-cell>
          <table:table-cell office:value-type="float" office:value="0.037864" calcext:value-type="float">
            <text:p>0.037864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37987" calcext:value-type="float">
            <text:p>0.937987</text:p>
          </table:table-cell>
          <table:table-cell office:value-type="float" office:value="0.049176" calcext:value-type="float">
            <text:p>0.049176</text:p>
          </table:table-cell>
          <table:table-cell office:value-type="float" office:value="0.037422" calcext:value-type="float">
            <text:p>0.037422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39855" calcext:value-type="float">
            <text:p>0.939855</text:p>
          </table:table-cell>
          <table:table-cell office:value-type="float" office:value="0.049226" calcext:value-type="float">
            <text:p>0.049226</text:p>
          </table:table-cell>
          <table:table-cell office:value-type="float" office:value="0.033517" calcext:value-type="float">
            <text:p>0.033517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941715" calcext:value-type="float">
            <text:p>0.941715</text:p>
          </table:table-cell>
          <table:table-cell office:value-type="float" office:value="0.049301" calcext:value-type="float">
            <text:p>0.049301</text:p>
          </table:table-cell>
          <table:table-cell office:value-type="float" office:value="0.031287" calcext:value-type="float">
            <text:p>0.031287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4357" calcext:value-type="float">
            <text:p>0.94357</text:p>
          </table:table-cell>
          <table:table-cell office:value-type="float" office:value="0.049154" calcext:value-type="float">
            <text:p>0.049154</text:p>
          </table:table-cell>
          <table:table-cell office:value-type="float" office:value="0.032487" calcext:value-type="float">
            <text:p>0.032487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048928" calcext:value-type="float">
            <text:p>0.048928</text:p>
          </table:table-cell>
          <table:table-cell office:value-type="float" office:value="0.030251" calcext:value-type="float">
            <text:p>0.030251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47261" calcext:value-type="float">
            <text:p>0.947261</text:p>
          </table:table-cell>
          <table:table-cell office:value-type="float" office:value="0.048181" calcext:value-type="float">
            <text:p>0.048181</text:p>
          </table:table-cell>
          <table:table-cell office:value-type="float" office:value="0.033176" calcext:value-type="float">
            <text:p>0.033176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949098" calcext:value-type="float">
            <text:p>0.949098</text:p>
          </table:table-cell>
          <table:table-cell office:value-type="float" office:value="0.047027" calcext:value-type="float">
            <text:p>0.047027</text:p>
          </table:table-cell>
          <table:table-cell office:value-type="float" office:value="0.029231" calcext:value-type="float">
            <text:p>0.029231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50928" calcext:value-type="float">
            <text:p>0.950928</text:p>
          </table:table-cell>
          <table:table-cell office:value-type="float" office:value="0.045535" calcext:value-type="float">
            <text:p>0.045535</text:p>
          </table:table-cell>
          <table:table-cell office:value-type="float" office:value="0.03042" calcext:value-type="float">
            <text:p>0.03042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52752" calcext:value-type="float">
            <text:p>0.952752</text:p>
          </table:table-cell>
          <table:table-cell office:value-type="float" office:value="0.043541" calcext:value-type="float">
            <text:p>0.043541</text:p>
          </table:table-cell>
          <table:table-cell office:value-type="float" office:value="0.026442" calcext:value-type="float">
            <text:p>0.026442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5457" calcext:value-type="float">
            <text:p>0.95457</text:p>
          </table:table-cell>
          <table:table-cell office:value-type="float" office:value="0.041132" calcext:value-type="float">
            <text:p>0.041132</text:p>
          </table:table-cell>
          <table:table-cell office:value-type="float" office:value="0.024139" calcext:value-type="float">
            <text:p>0.024139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56382" calcext:value-type="float">
            <text:p>0.956382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0.025268" calcext:value-type="float">
            <text:p>0.025268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58188" calcext:value-type="float">
            <text:p>0.958188</text:p>
          </table:table-cell>
          <table:table-cell office:value-type="float" office:value="0.035223" calcext:value-type="float">
            <text:p>0.035223</text:p>
          </table:table-cell>
          <table:table-cell office:value-type="float" office:value="0.028149" calcext:value-type="float">
            <text:p>0.028149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59988" calcext:value-type="float">
            <text:p>0.959988</text:p>
          </table:table-cell>
          <table:table-cell office:value-type="float" office:value="0.032234" calcext:value-type="float">
            <text:p>0.032234</text:p>
          </table:table-cell>
          <table:table-cell office:value-type="float" office:value="0.02416" calcext:value-type="float">
            <text:p>0.02416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61782" calcext:value-type="float">
            <text:p>0.961782</text:p>
          </table:table-cell>
          <table:table-cell office:value-type="float" office:value="0.029247" calcext:value-type="float">
            <text:p>0.029247</text:p>
          </table:table-cell>
          <table:table-cell office:value-type="float" office:value="0.023576" calcext:value-type="float">
            <text:p>0.023576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0.021259" calcext:value-type="float">
            <text:p>0.021259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65353" calcext:value-type="float">
            <text:p>0.965353</text:p>
          </table:table-cell>
          <table:table-cell office:value-type="float" office:value="0.022742" calcext:value-type="float">
            <text:p>0.022742</text:p>
          </table:table-cell>
          <table:table-cell office:value-type="float" office:value="0.025834" calcext:value-type="float">
            <text:p>0.025834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967129" calcext:value-type="float">
            <text:p>0.967129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23564" calcext:value-type="float">
            <text:p>0.023564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68899" calcext:value-type="float">
            <text:p>0.968899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26454" calcext:value-type="float">
            <text:p>0.026454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70664" calcext:value-type="float">
            <text:p>0.970664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19015" calcext:value-type="float">
            <text:p>0.019015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72422" calcext:value-type="float">
            <text:p>0.972422</text:p>
          </table:table-cell>
          <table:table-cell office:value-type="float" office:value="0.009616" calcext:value-type="float">
            <text:p>0.009616</text:p>
          </table:table-cell>
          <table:table-cell office:value-type="float" office:value="0.023578" calcext:value-type="float">
            <text:p>0.02357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74175" calcext:value-type="float">
            <text:p>0.974175</text:p>
          </table:table-cell>
          <table:table-cell office:value-type="float" office:value="0.008883" calcext:value-type="float">
            <text:p>0.008883</text:p>
          </table:table-cell>
          <table:table-cell office:value-type="float" office:value="0.026487" calcext:value-type="float">
            <text:p>0.02648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75922" calcext:value-type="float">
            <text:p>0.97592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7716" calcext:value-type="float">
            <text:p>0.027716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77663" calcext:value-type="float">
            <text:p>0.977663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0.027238" calcext:value-type="float">
            <text:p>0.027238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79398" calcext:value-type="float">
            <text:p>0.979398</text:p>
          </table:table-cell>
          <table:table-cell office:value-type="float" office:value="0.009118" calcext:value-type="float">
            <text:p>0.009118</text:p>
          </table:table-cell>
          <table:table-cell office:value-type="float" office:value="0.026757" calcext:value-type="float">
            <text:p>0.02675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81128" calcext:value-type="float">
            <text:p>0.981128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0.026274" calcext:value-type="float">
            <text:p>0.026274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82852" calcext:value-type="float">
            <text:p>0.982852</text:p>
          </table:table-cell>
          <table:table-cell office:value-type="float" office:value="0.009818" calcext:value-type="float">
            <text:p>0.009818</text:p>
          </table:table-cell>
          <table:table-cell office:value-type="float" office:value="0.027518" calcext:value-type="float">
            <text:p>0.027518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8457" calcext:value-type="float">
            <text:p>0.98457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0.027055" calcext:value-type="float">
            <text:p>0.027055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86282" calcext:value-type="float">
            <text:p>0.986282</text:p>
          </table:table-cell>
          <table:table-cell office:value-type="float" office:value="0.012993" calcext:value-type="float">
            <text:p>0.012993</text:p>
          </table:table-cell>
          <table:table-cell office:value-type="float" office:value="0.02659" calcext:value-type="float">
            <text:p>0.02659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0.014525" calcext:value-type="float">
            <text:p>0.014525</text:p>
          </table:table-cell>
          <table:table-cell office:value-type="float" office:value="0.027852" calcext:value-type="float">
            <text:p>0.02785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8969" calcext:value-type="float">
            <text:p>0.98969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.023948" calcext:value-type="float">
            <text:p>0.023948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91385" calcext:value-type="float">
            <text:p>0.991385</text:p>
          </table:table-cell>
          <table:table-cell office:value-type="float" office:value="0.017095" calcext:value-type="float">
            <text:p>0.017095</text:p>
          </table:table-cell>
          <table:table-cell office:value-type="float" office:value="0.023449" calcext:value-type="float">
            <text:p>0.023449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93075" calcext:value-type="float">
            <text:p>0.993075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26407" calcext:value-type="float">
            <text:p>0.026407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94759" calcext:value-type="float">
            <text:p>0.994759</text:p>
          </table:table-cell>
          <table:table-cell office:value-type="float" office:value="0.019063" calcext:value-type="float">
            <text:p>0.019063</text:p>
          </table:table-cell>
          <table:table-cell office:value-type="float" office:value="0.025954" calcext:value-type="float">
            <text:p>0.025954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96438" calcext:value-type="float">
            <text:p>0.996438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023769" calcext:value-type="float">
            <text:p>0.023769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998111" calcext:value-type="float">
            <text:p>0.998111</text:p>
          </table:table-cell>
          <table:table-cell office:value-type="float" office:value="0.021343" calcext:value-type="float">
            <text:p>0.021343</text:p>
          </table:table-cell>
          <table:table-cell office:value-type="float" office:value="0.021556" calcext:value-type="float">
            <text:p>0.021556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99778" calcext:value-type="float">
            <text:p>0.999778</text:p>
          </table:table-cell>
          <table:table-cell office:value-type="float" office:value="0.021605" calcext:value-type="float">
            <text:p>0.021605</text:p>
          </table:table-cell>
          <table:table-cell office:value-type="float" office:value="0.022773" calcext:value-type="float">
            <text:p>0.022773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1.00144" calcext:value-type="float">
            <text:p>1.00144</text:p>
          </table:table-cell>
          <table:table-cell office:value-type="float" office:value="0.021093" calcext:value-type="float">
            <text:p>0.021093</text:p>
          </table:table-cell>
          <table:table-cell office:value-type="float" office:value="0.022284" calcext:value-type="float">
            <text:p>0.022284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1.003096" calcext:value-type="float">
            <text:p>1.003096</text:p>
          </table:table-cell>
          <table:table-cell office:value-type="float" office:value="0.020518" calcext:value-type="float">
            <text:p>0.020518</text:p>
          </table:table-cell>
          <table:table-cell office:value-type="float" office:value="0.016603" calcext:value-type="float">
            <text:p>0.016603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1.004747" calcext:value-type="float">
            <text:p>1.004747</text:p>
          </table:table-cell>
          <table:table-cell office:value-type="float" office:value="0.019166" calcext:value-type="float">
            <text:p>0.019166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1.006392" calcext:value-type="float">
            <text:p>1.006392</text:p>
          </table:table-cell>
          <table:table-cell office:value-type="float" office:value="0.017021" calcext:value-type="float">
            <text:p>0.017021</text:p>
          </table:table-cell>
          <table:table-cell office:value-type="float" office:value="0.017158" calcext:value-type="float">
            <text:p>0.017158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08032" calcext:value-type="float">
            <text:p>1.008032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8337" calcext:value-type="float">
            <text:p>0.01833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09667" calcext:value-type="float">
            <text:p>1.009667</text:p>
          </table:table-cell>
          <table:table-cell office:value-type="float" office:value="0.013306" calcext:value-type="float">
            <text:p>0.013306</text:p>
          </table:table-cell>
          <table:table-cell office:value-type="float" office:value="0.017809" calcext:value-type="float">
            <text:p>0.017809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1.011296" calcext:value-type="float">
            <text:p>1.011296</text:p>
          </table:table-cell>
          <table:table-cell office:value-type="float" office:value="0.011112" calcext:value-type="float">
            <text:p>0.011112</text:p>
          </table:table-cell>
          <table:table-cell office:value-type="float" office:value="0.015548" calcext:value-type="float">
            <text:p>0.01554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1.01292" calcext:value-type="float">
            <text:p>1.01292</text:p>
          </table:table-cell>
          <table:table-cell office:value-type="float" office:value="0.009666" calcext:value-type="float">
            <text:p>0.009666</text:p>
          </table:table-cell>
          <table:table-cell office:value-type="float" office:value="0.014989" calcext:value-type="float">
            <text:p>0.014989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14538" calcext:value-type="float">
            <text:p>1.014538</text:p>
          </table:table-cell>
          <table:table-cell office:value-type="float" office:value="0.007617" calcext:value-type="float">
            <text:p>0.007617</text:p>
          </table:table-cell>
          <table:table-cell office:value-type="float" office:value="0.016157" calcext:value-type="float">
            <text:p>0.01615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16151" calcext:value-type="float">
            <text:p>1.016151</text:p>
          </table:table-cell>
          <table:table-cell office:value-type="float" office:value="0.005459" calcext:value-type="float">
            <text:p>0.005459</text:p>
          </table:table-cell>
          <table:table-cell office:value-type="float" office:value="0.015619" calcext:value-type="float">
            <text:p>0.01561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1.017758" calcext:value-type="float">
            <text:p>1.017758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16808" calcext:value-type="float">
            <text:p>0.016808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1.019361" calcext:value-type="float">
            <text:p>1.019361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16291" calcext:value-type="float">
            <text:p>0.01629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20957" calcext:value-type="float">
            <text:p>1.020957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14041" calcext:value-type="float">
            <text:p>0.01404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22549" calcext:value-type="float">
            <text:p>1.022549</text:p>
          </table:table-cell>
          <table:table-cell office:value-type="float" office:value="-0.000333" calcext:value-type="float">
            <text:p>-0.000333</text:p>
          </table:table-cell>
          <table:table-cell office:value-type="float" office:value="0.013493" calcext:value-type="float">
            <text:p>0.013493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1.024135" calcext:value-type="float">
            <text:p>1.024135</text:p>
          </table:table-cell>
          <table:table-cell office:value-type="float" office:value="-0.000659" calcext:value-type="float">
            <text:p>-0.000659</text:p>
          </table:table-cell>
          <table:table-cell office:value-type="float" office:value="0.018133" calcext:value-type="float">
            <text:p>0.018133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1.025716" calcext:value-type="float">
            <text:p>1.025716</text:p>
          </table:table-cell>
          <table:table-cell office:value-type="float" office:value="-0.001973" calcext:value-type="float">
            <text:p>-0.001973</text:p>
          </table:table-cell>
          <table:table-cell office:value-type="float" office:value="0.017658" calcext:value-type="float">
            <text:p>0.017658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1.027292" calcext:value-type="float">
            <text:p>1.027292</text:p>
          </table:table-cell>
          <table:table-cell office:value-type="float" office:value="-0.002531" calcext:value-type="float">
            <text:p>-0.002531</text:p>
          </table:table-cell>
          <table:table-cell office:value-type="float" office:value="0.017181" calcext:value-type="float">
            <text:p>0.017181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1.028862" calcext:value-type="float">
            <text:p>1.028862</text:p>
          </table:table-cell>
          <table:table-cell office:value-type="float" office:value="-0.001996" calcext:value-type="float">
            <text:p>-0.001996</text:p>
          </table:table-cell>
          <table:table-cell office:value-type="float" office:value="0.016702" calcext:value-type="float">
            <text:p>0.016702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030428" calcext:value-type="float">
            <text:p>1.030428</text:p>
          </table:table-cell>
          <table:table-cell office:value-type="float" office:value="-0.001989" calcext:value-type="float">
            <text:p>-0.001989</text:p>
          </table:table-cell>
          <table:table-cell office:value-type="float" office:value="0.02314" calcext:value-type="float">
            <text:p>0.02314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1.031988" calcext:value-type="float">
            <text:p>1.031988</text:p>
          </table:table-cell>
          <table:table-cell office:value-type="float" office:value="-0.001729" calcext:value-type="float">
            <text:p>-0.001729</text:p>
          </table:table-cell>
          <table:table-cell office:value-type="float" office:value="0.01065" calcext:value-type="float">
            <text:p>0.01065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1.033543" calcext:value-type="float">
            <text:p>1.033543</text:p>
          </table:table-cell>
          <table:table-cell office:value-type="float" office:value="-0.002136" calcext:value-type="float">
            <text:p>-0.002136</text:p>
          </table:table-cell>
          <table:table-cell office:value-type="float" office:value="0.015275" calcext:value-type="float">
            <text:p>0.01527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35092" calcext:value-type="float">
            <text:p>1.035092</text:p>
          </table:table-cell>
          <table:table-cell office:value-type="float" office:value="-0.002528" calcext:value-type="float">
            <text:p>-0.002528</text:p>
          </table:table-cell>
          <table:table-cell office:value-type="float" office:value="0.018245" calcext:value-type="float">
            <text:p>0.01824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36637" calcext:value-type="float">
            <text:p>1.036637</text:p>
          </table:table-cell>
          <table:table-cell office:value-type="float" office:value="-0.002412" calcext:value-type="float">
            <text:p>-0.002412</text:p>
          </table:table-cell>
          <table:table-cell office:value-type="float" office:value="0.017806" calcext:value-type="float">
            <text:p>0.01780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38177" calcext:value-type="float">
            <text:p>1.038177</text:p>
          </table:table-cell>
          <table:table-cell office:value-type="float" office:value="-0.002818" calcext:value-type="float">
            <text:p>-0.002818</text:p>
          </table:table-cell>
          <table:table-cell office:value-type="float" office:value="0.017364" calcext:value-type="float">
            <text:p>0.017364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1.039711" calcext:value-type="float">
            <text:p>1.039711</text:p>
          </table:table-cell>
          <table:table-cell office:value-type="float" office:value="-0.003572" calcext:value-type="float">
            <text:p>-0.003572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4124" calcext:value-type="float">
            <text:p>1.04124</text:p>
          </table:table-cell>
          <table:table-cell office:value-type="float" office:value="-0.003803" calcext:value-type="float">
            <text:p>-0.003803</text:p>
          </table:table-cell>
          <table:table-cell office:value-type="float" office:value="0.016448" calcext:value-type="float">
            <text:p>0.016448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042764" calcext:value-type="float">
            <text:p>1.042764</text:p>
          </table:table-cell>
          <table:table-cell office:value-type="float" office:value="-0.003739" calcext:value-type="float">
            <text:p>-0.003739</text:p>
          </table:table-cell>
          <table:table-cell office:value-type="float" office:value="0.017729" calcext:value-type="float">
            <text:p>0.017729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044283" calcext:value-type="float">
            <text:p>1.044283</text:p>
          </table:table-cell>
          <table:table-cell office:value-type="float" office:value="-0.003826" calcext:value-type="float">
            <text:p>-0.003826</text:p>
          </table:table-cell>
          <table:table-cell office:value-type="float" office:value="0.017304" calcext:value-type="float">
            <text:p>0.017304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45797" calcext:value-type="float">
            <text:p>1.045797</text:p>
          </table:table-cell>
          <table:table-cell office:value-type="float" office:value="-0.004583" calcext:value-type="float">
            <text:p>-0.004583</text:p>
          </table:table-cell>
          <table:table-cell office:value-type="float" office:value="0.015147" calcext:value-type="float">
            <text:p>0.015147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1.047307" calcext:value-type="float">
            <text:p>1.047307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014691" calcext:value-type="float">
            <text:p>0.01469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048811" calcext:value-type="float">
            <text:p>1.048811</text:p>
          </table:table-cell>
          <table:table-cell office:value-type="float" office:value="-0.006773" calcext:value-type="float">
            <text:p>-0.006773</text:p>
          </table:table-cell>
          <table:table-cell office:value-type="float" office:value="0.015962" calcext:value-type="float">
            <text:p>0.015962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1.05031" calcext:value-type="float">
            <text:p>1.05031</text:p>
          </table:table-cell>
          <table:table-cell office:value-type="float" office:value="-0.007531" calcext:value-type="float">
            <text:p>-0.007531</text:p>
          </table:table-cell>
          <table:table-cell office:value-type="float" office:value="0.015528" calcext:value-type="float">
            <text:p>0.015528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051804" calcext:value-type="float">
            <text:p>1.051804</text:p>
          </table:table-cell>
          <table:table-cell office:value-type="float" office:value="-0.007891" calcext:value-type="float">
            <text:p>-0.007891</text:p>
          </table:table-cell>
          <table:table-cell office:value-type="float" office:value="0.016821" calcext:value-type="float">
            <text:p>0.016821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053293" calcext:value-type="float">
            <text:p>1.053293</text:p>
          </table:table-cell>
          <table:table-cell office:value-type="float" office:value="-0.008839" calcext:value-type="float">
            <text:p>-0.008839</text:p>
          </table:table-cell>
          <table:table-cell office:value-type="float" office:value="0.018138" calcext:value-type="float">
            <text:p>0.018138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054777" calcext:value-type="float">
            <text:p>1.054777</text:p>
          </table:table-cell>
          <table:table-cell office:value-type="float" office:value="-0.009834" calcext:value-type="float">
            <text:p>-0.009834</text:p>
          </table:table-cell>
          <table:table-cell office:value-type="float" office:value="0.016019" calcext:value-type="float">
            <text:p>0.016019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056256" calcext:value-type="float">
            <text:p>1.056256</text:p>
          </table:table-cell>
          <table:table-cell office:value-type="float" office:value="-0.010589" calcext:value-type="float">
            <text:p>-0.010589</text:p>
          </table:table-cell>
          <table:table-cell office:value-type="float" office:value="0.017332" calcext:value-type="float">
            <text:p>0.017332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05773" calcext:value-type="float">
            <text:p>1.05773</text:p>
          </table:table-cell>
          <table:table-cell office:value-type="float" office:value="-0.012453" calcext:value-type="float">
            <text:p>-0.012453</text:p>
          </table:table-cell>
          <table:table-cell office:value-type="float" office:value="0.016938" calcext:value-type="float">
            <text:p>0.016938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592" calcext:value-type="float">
            <text:p>1.0592</text:p>
          </table:table-cell>
          <table:table-cell office:value-type="float" office:value="-0.013615" calcext:value-type="float">
            <text:p>-0.013615</text:p>
          </table:table-cell>
          <table:table-cell office:value-type="float" office:value="0.018272" calcext:value-type="float">
            <text:p>0.018272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60664" calcext:value-type="float">
            <text:p>1.060664</text:p>
          </table:table-cell>
          <table:table-cell office:value-type="float" office:value="-0.014924" calcext:value-type="float">
            <text:p>-0.014924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62124" calcext:value-type="float">
            <text:p>1.062124</text:p>
          </table:table-cell>
          <table:table-cell office:value-type="float" office:value="-0.015587" calcext:value-type="float">
            <text:p>-0.015587</text:p>
          </table:table-cell>
          <table:table-cell office:value-type="float" office:value="0.017526" calcext:value-type="float">
            <text:p>0.017526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063579" calcext:value-type="float">
            <text:p>1.063579</text:p>
          </table:table-cell>
          <table:table-cell office:value-type="float" office:value="-0.015962" calcext:value-type="float">
            <text:p>-0.015962</text:p>
          </table:table-cell>
          <table:table-cell office:value-type="float" office:value="0.018879" calcext:value-type="float">
            <text:p>0.018879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65029" calcext:value-type="float">
            <text:p>1.065029</text:p>
          </table:table-cell>
          <table:table-cell office:value-type="float" office:value="-0.01522" calcext:value-type="float">
            <text:p>-0.01522</text:p>
          </table:table-cell>
          <table:table-cell office:value-type="float" office:value="0.016796" calcext:value-type="float">
            <text:p>0.016796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66474" calcext:value-type="float">
            <text:p>1.066474</text:p>
          </table:table-cell>
          <table:table-cell office:value-type="float" office:value="-0.014014" calcext:value-type="float">
            <text:p>-0.014014</text:p>
          </table:table-cell>
          <table:table-cell office:value-type="float" office:value="0.023335" calcext:value-type="float">
            <text:p>0.023335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67914" calcext:value-type="float">
            <text:p>1.067914</text:p>
          </table:table-cell>
          <table:table-cell office:value-type="float" office:value="-0.012609" calcext:value-type="float">
            <text:p>-0.012609</text:p>
          </table:table-cell>
          <table:table-cell office:value-type="float" office:value="0.016137" calcext:value-type="float">
            <text:p>0.01613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6935" calcext:value-type="float">
            <text:p>1.06935</text:p>
          </table:table-cell>
          <table:table-cell office:value-type="float" office:value="-0.010673" calcext:value-type="float">
            <text:p>-0.010673</text:p>
          </table:table-cell>
          <table:table-cell office:value-type="float" office:value="0.020941" calcext:value-type="float">
            <text:p>0.020941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7078" calcext:value-type="float">
            <text:p>1.07078</text:p>
          </table:table-cell>
          <table:table-cell office:value-type="float" office:value="-0.008932" calcext:value-type="float">
            <text:p>-0.008932</text:p>
          </table:table-cell>
          <table:table-cell office:value-type="float" office:value="0.022362" calcext:value-type="float">
            <text:p>0.022362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72206" calcext:value-type="float">
            <text:p>1.072206</text:p>
          </table:table-cell>
          <table:table-cell office:value-type="float" office:value="-0.006308" calcext:value-type="float">
            <text:p>-0.006308</text:p>
          </table:table-cell>
          <table:table-cell office:value-type="float" office:value="0.022077" calcext:value-type="float">
            <text:p>0.02207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73628" calcext:value-type="float">
            <text:p>1.073628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0.021789" calcext:value-type="float">
            <text:p>0.02178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75044" calcext:value-type="float">
            <text:p>1.075044</text:p>
          </table:table-cell>
          <table:table-cell office:value-type="float" office:value="-0.002466" calcext:value-type="float">
            <text:p>-0.002466</text:p>
          </table:table-cell>
          <table:table-cell office:value-type="float" office:value="0.023229" calcext:value-type="float">
            <text:p>0.023229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76456" calcext:value-type="float">
            <text:p>1.076456</text:p>
          </table:table-cell>
          <table:table-cell office:value-type="float" office:value="-0.001731" calcext:value-type="float">
            <text:p>-0.001731</text:p>
          </table:table-cell>
          <table:table-cell office:value-type="float" office:value="0.019504" calcext:value-type="float">
            <text:p>0.019504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77863" calcext:value-type="float">
            <text:p>1.077863</text:p>
          </table:table-cell>
          <table:table-cell office:value-type="float" office:value="-0.001317" calcext:value-type="float">
            <text:p>-0.001317</text:p>
          </table:table-cell>
          <table:table-cell office:value-type="float" office:value="0.020913" calcext:value-type="float">
            <text:p>0.020913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79266" calcext:value-type="float">
            <text:p>1.079266</text:p>
          </table:table-cell>
          <table:table-cell office:value-type="float" office:value="-0.001112" calcext:value-type="float">
            <text:p>-0.001112</text:p>
          </table:table-cell>
          <table:table-cell office:value-type="float" office:value="0.018887" calcext:value-type="float">
            <text:p>0.01888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80664" calcext:value-type="float">
            <text:p>1.080664</text:p>
          </table:table-cell>
          <table:table-cell office:value-type="float" office:value="-0.000718" calcext:value-type="float">
            <text:p>-0.000718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82057" calcext:value-type="float">
            <text:p>1.082057</text:p>
          </table:table-cell>
          <table:table-cell office:value-type="float" office:value="-0.000863" calcext:value-type="float">
            <text:p>-0.000863</text:p>
          </table:table-cell>
          <table:table-cell office:value-type="float" office:value="0.019992" calcext:value-type="float">
            <text:p>0.019992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83445" calcext:value-type="float">
            <text:p>1.083445</text:p>
          </table:table-cell>
          <table:table-cell office:value-type="float" office:value="-0.001975" calcext:value-type="float">
            <text:p>-0.001975</text:p>
          </table:table-cell>
          <table:table-cell office:value-type="float" office:value="0.017959" calcext:value-type="float">
            <text:p>0.017959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84829" calcext:value-type="float">
            <text:p>1.084829</text:p>
          </table:table-cell>
          <table:table-cell office:value-type="float" office:value="-0.002753" calcext:value-type="float">
            <text:p>-0.002753</text:p>
          </table:table-cell>
          <table:table-cell office:value-type="float" office:value="0.019358" calcext:value-type="float">
            <text:p>0.019358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86209" calcext:value-type="float">
            <text:p>1.086209</text:p>
          </table:table-cell>
          <table:table-cell office:value-type="float" office:value="-0.004129" calcext:value-type="float">
            <text:p>-0.004129</text:p>
          </table:table-cell>
          <table:table-cell office:value-type="float" office:value="0.02078" calcext:value-type="float">
            <text:p>0.0207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87583" calcext:value-type="float">
            <text:p>1.087583</text:p>
          </table:table-cell>
          <table:table-cell office:value-type="float" office:value="-0.00488" calcext:value-type="float">
            <text:p>-0.00488</text:p>
          </table:table-cell>
          <table:table-cell office:value-type="float" office:value="0.018767" calcext:value-type="float">
            <text:p>0.01876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88953" calcext:value-type="float">
            <text:p>1.088953</text:p>
          </table:table-cell>
          <table:table-cell office:value-type="float" office:value="-0.005591" calcext:value-type="float">
            <text:p>-0.005591</text:p>
          </table:table-cell>
          <table:table-cell office:value-type="float" office:value="0.020186" calcext:value-type="float">
            <text:p>0.020186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90319" calcext:value-type="float">
            <text:p>1.090319</text:p>
          </table:table-cell>
          <table:table-cell office:value-type="float" office:value="-0.00696" calcext:value-type="float">
            <text:p>-0.00696</text:p>
          </table:table-cell>
          <table:table-cell office:value-type="float" office:value="0.018168" calcext:value-type="float">
            <text:p>0.018168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9168" calcext:value-type="float">
            <text:p>1.09168</text:p>
          </table:table-cell>
          <table:table-cell office:value-type="float" office:value="-0.009089" calcext:value-type="float">
            <text:p>-0.009089</text:p>
          </table:table-cell>
          <table:table-cell office:value-type="float" office:value="0.019582" calcext:value-type="float">
            <text:p>0.019582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93037" calcext:value-type="float">
            <text:p>1.093037</text:p>
          </table:table-cell>
          <table:table-cell office:value-type="float" office:value="-0.010881" calcext:value-type="float">
            <text:p>-0.010881</text:p>
          </table:table-cell>
          <table:table-cell office:value-type="float" office:value="0.019291" calcext:value-type="float">
            <text:p>0.019291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094389" calcext:value-type="float">
            <text:p>1.094389</text:p>
          </table:table-cell>
          <table:table-cell office:value-type="float" office:value="-0.012507" calcext:value-type="float">
            <text:p>-0.012507</text:p>
          </table:table-cell>
          <table:table-cell office:value-type="float" office:value="0.018997" calcext:value-type="float">
            <text:p>0.018997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095737" calcext:value-type="float">
            <text:p>1.095737</text:p>
          </table:table-cell>
          <table:table-cell office:value-type="float" office:value="-0.013847" calcext:value-type="float">
            <text:p>-0.013847</text:p>
          </table:table-cell>
          <table:table-cell office:value-type="float" office:value="0.020431" calcext:value-type="float">
            <text:p>0.02043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09708" calcext:value-type="float">
            <text:p>1.09708</text:p>
          </table:table-cell>
          <table:table-cell office:value-type="float" office:value="-0.014371" calcext:value-type="float">
            <text:p>-0.014371</text:p>
          </table:table-cell>
          <table:table-cell office:value-type="float" office:value="0.023619" calcext:value-type="float">
            <text:p>0.023619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098418" calcext:value-type="float">
            <text:p>1.098418</text:p>
          </table:table-cell>
          <table:table-cell office:value-type="float" office:value="-0.015204" calcext:value-type="float">
            <text:p>-0.015204</text:p>
          </table:table-cell>
          <table:table-cell office:value-type="float" office:value="0.019938" calcext:value-type="float">
            <text:p>0.01993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099752" calcext:value-type="float">
            <text:p>1.099752</text:p>
          </table:table-cell>
          <table:table-cell office:value-type="float" office:value="-0.015966" calcext:value-type="float">
            <text:p>-0.015966</text:p>
          </table:table-cell>
          <table:table-cell office:value-type="float" office:value="0.024852" calcext:value-type="float">
            <text:p>0.024852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01082" calcext:value-type="float">
            <text:p>1.101082</text:p>
          </table:table-cell>
          <table:table-cell office:value-type="float" office:value="-0.016362" calcext:value-type="float">
            <text:p>-0.016362</text:p>
          </table:table-cell>
          <table:table-cell office:value-type="float" office:value="0.026382" calcext:value-type="float">
            <text:p>0.02638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02408" calcext:value-type="float">
            <text:p>1.102408</text:p>
          </table:table-cell>
          <table:table-cell office:value-type="float" office:value="-0.016251" calcext:value-type="float">
            <text:p>-0.016251</text:p>
          </table:table-cell>
          <table:table-cell office:value-type="float" office:value="0.029667" calcext:value-type="float">
            <text:p>0.02966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03729" calcext:value-type="float">
            <text:p>1.103729</text:p>
          </table:table-cell>
          <table:table-cell office:value-type="float" office:value="-0.015867" calcext:value-type="float">
            <text:p>-0.015867</text:p>
          </table:table-cell>
          <table:table-cell office:value-type="float" office:value="0.026082" calcext:value-type="float">
            <text:p>0.02608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05045" calcext:value-type="float">
            <text:p>1.105045</text:p>
          </table:table-cell>
          <table:table-cell office:value-type="float" office:value="-0.015343" calcext:value-type="float">
            <text:p>-0.015343</text:p>
          </table:table-cell>
          <table:table-cell office:value-type="float" office:value="0.029363" calcext:value-type="float">
            <text:p>0.029363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06357" calcext:value-type="float">
            <text:p>1.106357</text:p>
          </table:table-cell>
          <table:table-cell office:value-type="float" office:value="-0.014886" calcext:value-type="float">
            <text:p>-0.014886</text:p>
          </table:table-cell>
          <table:table-cell office:value-type="float" office:value="0.027504" calcext:value-type="float">
            <text:p>0.02750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07665" calcext:value-type="float">
            <text:p>1.107665</text:p>
          </table:table-cell>
          <table:table-cell office:value-type="float" office:value="-0.014437" calcext:value-type="float">
            <text:p>-0.014437</text:p>
          </table:table-cell>
          <table:table-cell office:value-type="float" office:value="0.032536" calcext:value-type="float">
            <text:p>0.032536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08968" calcext:value-type="float">
            <text:p>1.108968</text:p>
          </table:table-cell>
          <table:table-cell office:value-type="float" office:value="-0.013849" calcext:value-type="float">
            <text:p>-0.013849</text:p>
          </table:table-cell>
          <table:table-cell office:value-type="float" office:value="0.028996" calcext:value-type="float">
            <text:p>0.028996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10268" calcext:value-type="float">
            <text:p>1.110268</text:p>
          </table:table-cell>
          <table:table-cell office:value-type="float" office:value="-0.012691" calcext:value-type="float">
            <text:p>-0.012691</text:p>
          </table:table-cell>
          <table:table-cell office:value-type="float" office:value="0.03059" calcext:value-type="float">
            <text:p>0.0305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11562" calcext:value-type="float">
            <text:p>1.111562</text:p>
          </table:table-cell>
          <table:table-cell office:value-type="float" office:value="-0.01137" calcext:value-type="float">
            <text:p>-0.01137</text:p>
          </table:table-cell>
          <table:table-cell office:value-type="float" office:value="0.032209" calcext:value-type="float">
            <text:p>0.03220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12853" calcext:value-type="float">
            <text:p>1.112853</text:p>
          </table:table-cell>
          <table:table-cell office:value-type="float" office:value="-0.010024" calcext:value-type="float">
            <text:p>-0.010024</text:p>
          </table:table-cell>
          <table:table-cell office:value-type="float" office:value="0.033852" calcext:value-type="float">
            <text:p>0.03385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14139" calcext:value-type="float">
            <text:p>1.114139</text:p>
          </table:table-cell>
          <table:table-cell office:value-type="float" office:value="-0.007898" calcext:value-type="float">
            <text:p>-0.007898</text:p>
          </table:table-cell>
          <table:table-cell office:value-type="float" office:value="0.03552" calcext:value-type="float">
            <text:p>0.0355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15421" calcext:value-type="float">
            <text:p>1.115421</text:p>
          </table:table-cell>
          <table:table-cell office:value-type="float" office:value="-0.005465" calcext:value-type="float">
            <text:p>-0.005465</text:p>
          </table:table-cell>
          <table:table-cell office:value-type="float" office:value="0.033751" calcext:value-type="float">
            <text:p>0.033751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16699" calcext:value-type="float">
            <text:p>1.116699</text:p>
          </table:table-cell>
          <table:table-cell office:value-type="float" office:value="-0.003487" calcext:value-type="float">
            <text:p>-0.003487</text:p>
          </table:table-cell>
          <table:table-cell office:value-type="float" office:value="0.035415" calcext:value-type="float">
            <text:p>0.03541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17972" calcext:value-type="float">
            <text:p>1.117972</text:p>
          </table:table-cell>
          <table:table-cell office:value-type="float" office:value="-0.001108" calcext:value-type="float">
            <text:p>-0.001108</text:p>
          </table:table-cell>
          <table:table-cell office:value-type="float" office:value="0.038832" calcext:value-type="float">
            <text:p>0.038832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19242" calcext:value-type="float">
            <text:p>1.119242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3019" calcext:value-type="float">
            <text:p>0.0301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20507" calcext:value-type="float">
            <text:p>1.12050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35255" calcext:value-type="float">
            <text:p>0.03525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21768" calcext:value-type="float">
            <text:p>1.121768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35207" calcext:value-type="float">
            <text:p>0.03520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23024" calcext:value-type="float">
            <text:p>1.12302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33427" calcext:value-type="float">
            <text:p>0.033427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24277" calcext:value-type="float">
            <text:p>1.124277</text:p>
          </table:table-cell>
          <table:table-cell office:value-type="float" office:value="0.004804" calcext:value-type="float">
            <text:p>0.004804</text:p>
          </table:table-cell>
          <table:table-cell office:value-type="float" office:value="0.035078" calcext:value-type="float">
            <text:p>0.035078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25525" calcext:value-type="float">
            <text:p>1.125525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36754" calcext:value-type="float">
            <text:p>0.03675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26769" calcext:value-type="float">
            <text:p>1.126769</text:p>
          </table:table-cell>
          <table:table-cell office:value-type="float" office:value="0.007413" calcext:value-type="float">
            <text:p>0.007413</text:p>
          </table:table-cell>
          <table:table-cell office:value-type="float" office:value="0.036724" calcext:value-type="float">
            <text:p>0.03672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28009" calcext:value-type="float">
            <text:p>1.128009</text:p>
          </table:table-cell>
          <table:table-cell office:value-type="float" office:value="0.009309" calcext:value-type="float">
            <text:p>0.009309</text:p>
          </table:table-cell>
          <table:table-cell office:value-type="float" office:value="0.036692" calcext:value-type="float">
            <text:p>0.03669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29245" calcext:value-type="float">
            <text:p>1.129245</text:p>
          </table:table-cell>
          <table:table-cell office:value-type="float" office:value="0.011248" calcext:value-type="float">
            <text:p>0.011248</text:p>
          </table:table-cell>
          <table:table-cell office:value-type="float" office:value="0.036658" calcext:value-type="float">
            <text:p>0.03665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30477" calcext:value-type="float">
            <text:p>1.130477</text:p>
          </table:table-cell>
          <table:table-cell office:value-type="float" office:value="0.013076" calcext:value-type="float">
            <text:p>0.013076</text:p>
          </table:table-cell>
          <table:table-cell office:value-type="float" office:value="0.034892" calcext:value-type="float">
            <text:p>0.03489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31705" calcext:value-type="float">
            <text:p>1.131705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0.034828" calcext:value-type="float">
            <text:p>0.034828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32928" calcext:value-type="float">
            <text:p>1.132928</text:p>
          </table:table-cell>
          <table:table-cell office:value-type="float" office:value="0.016605" calcext:value-type="float">
            <text:p>0.016605</text:p>
          </table:table-cell>
          <table:table-cell office:value-type="float" office:value="0.036493" calcext:value-type="float">
            <text:p>0.03649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34148" calcext:value-type="float">
            <text:p>1.134148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38181" calcext:value-type="float">
            <text:p>0.038181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35363" calcext:value-type="float">
            <text:p>1.135363</text:p>
          </table:table-cell>
          <table:table-cell office:value-type="float" office:value="0.021416" calcext:value-type="float">
            <text:p>0.021416</text:p>
          </table:table-cell>
          <table:table-cell office:value-type="float" office:value="0.036434" calcext:value-type="float">
            <text:p>0.03643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36575" calcext:value-type="float">
            <text:p>1.136575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0.036388" calcext:value-type="float">
            <text:p>0.03638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37782" calcext:value-type="float">
            <text:p>1.137782</text:p>
          </table:table-cell>
          <table:table-cell office:value-type="float" office:value="0.024434" calcext:value-type="float">
            <text:p>0.024434</text:p>
          </table:table-cell>
          <table:table-cell office:value-type="float" office:value="0.034611" calcext:value-type="float">
            <text:p>0.034611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38986" calcext:value-type="float">
            <text:p>1.138986</text:p>
          </table:table-cell>
          <table:table-cell office:value-type="float" office:value="0.026518" calcext:value-type="float">
            <text:p>0.026518</text:p>
          </table:table-cell>
          <table:table-cell office:value-type="float" office:value="0.036266" calcext:value-type="float">
            <text:p>0.036266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40185" calcext:value-type="float">
            <text:p>1.140185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36215" calcext:value-type="float">
            <text:p>0.03621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41381" calcext:value-type="float">
            <text:p>1.141381</text:p>
          </table:table-cell>
          <table:table-cell office:value-type="float" office:value="0.028937" calcext:value-type="float">
            <text:p>0.028937</text:p>
          </table:table-cell>
          <table:table-cell office:value-type="float" office:value="0.037892" calcext:value-type="float">
            <text:p>0.03789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42572" calcext:value-type="float">
            <text:p>1.142572</text:p>
          </table:table-cell>
          <table:table-cell office:value-type="float" office:value="0.029853" calcext:value-type="float">
            <text:p>0.029853</text:p>
          </table:table-cell>
          <table:table-cell office:value-type="float" office:value="0.037863" calcext:value-type="float">
            <text:p>0.037863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4376" calcext:value-type="float">
            <text:p>1.14376</text:p>
          </table:table-cell>
          <table:table-cell office:value-type="float" office:value="0.030191" calcext:value-type="float">
            <text:p>0.030191</text:p>
          </table:table-cell>
          <table:table-cell office:value-type="float" office:value="0.032643" calcext:value-type="float">
            <text:p>0.03264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44943" calcext:value-type="float">
            <text:p>1.144943</text:p>
          </table:table-cell>
          <table:table-cell office:value-type="float" office:value="0.030061" calcext:value-type="float">
            <text:p>0.030061</text:p>
          </table:table-cell>
          <table:table-cell office:value-type="float" office:value="0.030802" calcext:value-type="float">
            <text:p>0.03080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46123" calcext:value-type="float">
            <text:p>1.146123</text:p>
          </table:table-cell>
          <table:table-cell office:value-type="float" office:value="0.029208" calcext:value-type="float">
            <text:p>0.029208</text:p>
          </table:table-cell>
          <table:table-cell office:value-type="float" office:value="0.034123" calcext:value-type="float">
            <text:p>0.03412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47299" calcext:value-type="float">
            <text:p>1.14729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5765" calcext:value-type="float">
            <text:p>0.035765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48471" calcext:value-type="float">
            <text:p>1.148471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0.028781" calcext:value-type="float">
            <text:p>0.028781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49639" calcext:value-type="float">
            <text:p>1.149639</text:p>
          </table:table-cell>
          <table:table-cell office:value-type="float" office:value="0.022726" calcext:value-type="float">
            <text:p>0.022726</text:p>
          </table:table-cell>
          <table:table-cell office:value-type="float" office:value="0.03034" calcext:value-type="float">
            <text:p>0.0303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50803" calcext:value-type="float">
            <text:p>1.150803</text:p>
          </table:table-cell>
          <table:table-cell office:value-type="float" office:value="0.020339" calcext:value-type="float">
            <text:p>0.020339</text:p>
          </table:table-cell>
          <table:table-cell office:value-type="float" office:value="0.033654" calcext:value-type="float">
            <text:p>0.03365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51963" calcext:value-type="float">
            <text:p>1.151963</text:p>
          </table:table-cell>
          <table:table-cell office:value-type="float" office:value="0.018027" calcext:value-type="float">
            <text:p>0.018027</text:p>
          </table:table-cell>
          <table:table-cell office:value-type="float" office:value="0.031828" calcext:value-type="float">
            <text:p>0.03182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53119" calcext:value-type="float">
            <text:p>1.153119</text:p>
          </table:table-cell>
          <table:table-cell office:value-type="float" office:value="0.016001" calcext:value-type="float">
            <text:p>0.016001</text:p>
          </table:table-cell>
          <table:table-cell office:value-type="float" office:value="0.033435" calcext:value-type="float">
            <text:p>0.03343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54272" calcext:value-type="float">
            <text:p>1.154272</text:p>
          </table:table-cell>
          <table:table-cell office:value-type="float" office:value="0.014629" calcext:value-type="float">
            <text:p>0.014629</text:p>
          </table:table-cell>
          <table:table-cell office:value-type="float" office:value="0.036795" calcext:value-type="float">
            <text:p>0.03679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5542" calcext:value-type="float">
            <text:p>1.15542</text:p>
          </table:table-cell>
          <table:table-cell office:value-type="float" office:value="0.013758" calcext:value-type="float">
            <text:p>0.013758</text:p>
          </table:table-cell>
          <table:table-cell office:value-type="float" office:value="0.033287" calcext:value-type="float">
            <text:p>0.03328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56565" calcext:value-type="float">
            <text:p>1.156565</text:p>
          </table:table-cell>
          <table:table-cell office:value-type="float" office:value="0.013028" calcext:value-type="float">
            <text:p>0.013028</text:p>
          </table:table-cell>
          <table:table-cell office:value-type="float" office:value="0.036644" calcext:value-type="float">
            <text:p>0.03664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157706" calcext:value-type="float">
            <text:p>1.157706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0.038321" calcext:value-type="float">
            <text:p>0.038321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158844" calcext:value-type="float">
            <text:p>1.158844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0.038294" calcext:value-type="float">
            <text:p>0.03829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59977" calcext:value-type="float">
            <text:p>1.159977</text:p>
          </table:table-cell>
          <table:table-cell office:value-type="float" office:value="0.013071" calcext:value-type="float">
            <text:p>0.013071</text:p>
          </table:table-cell>
          <table:table-cell office:value-type="float" office:value="0.041724" calcext:value-type="float">
            <text:p>0.04172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61107" calcext:value-type="float">
            <text:p>1.161107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36555" calcext:value-type="float">
            <text:p>0.03655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62233" calcext:value-type="float">
            <text:p>1.162233</text:p>
          </table:table-cell>
          <table:table-cell office:value-type="float" office:value="0.014017" calcext:value-type="float">
            <text:p>0.014017</text:p>
          </table:table-cell>
          <table:table-cell office:value-type="float" office:value="0.039956" calcext:value-type="float">
            <text:p>0.03995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63355" calcext:value-type="float">
            <text:p>1.163355</text:p>
          </table:table-cell>
          <table:table-cell office:value-type="float" office:value="0.015401" calcext:value-type="float">
            <text:p>0.015401</text:p>
          </table:table-cell>
          <table:table-cell office:value-type="float" office:value="0.043407" calcext:value-type="float">
            <text:p>0.04340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64473" calcext:value-type="float">
            <text:p>1.164473</text:p>
          </table:table-cell>
          <table:table-cell office:value-type="float" office:value="0.016181" calcext:value-type="float">
            <text:p>0.016181</text:p>
          </table:table-cell>
          <table:table-cell office:value-type="float" office:value="0.041719" calcext:value-type="float">
            <text:p>0.04171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65588" calcext:value-type="float">
            <text:p>1.165588</text:p>
          </table:table-cell>
          <table:table-cell office:value-type="float" office:value="0.016812" calcext:value-type="float">
            <text:p>0.016812</text:p>
          </table:table-cell>
          <table:table-cell office:value-type="float" office:value="0.043463" calcext:value-type="float">
            <text:p>0.04346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66699" calcext:value-type="float">
            <text:p>1.166699</text:p>
          </table:table-cell>
          <table:table-cell office:value-type="float" office:value="0.017786" calcext:value-type="float">
            <text:p>0.017786</text:p>
          </table:table-cell>
          <table:table-cell office:value-type="float" office:value="0.041772" calcext:value-type="float">
            <text:p>0.04177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67806" calcext:value-type="float">
            <text:p>1.167806</text:p>
          </table:table-cell>
          <table:table-cell office:value-type="float" office:value="0.018432" calcext:value-type="float">
            <text:p>0.018432</text:p>
          </table:table-cell>
          <table:table-cell office:value-type="float" office:value="0.040052" calcext:value-type="float">
            <text:p>0.04005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6891" calcext:value-type="float">
            <text:p>1.16891</text:p>
          </table:table-cell>
          <table:table-cell office:value-type="float" office:value="0.019121" calcext:value-type="float">
            <text:p>0.019121</text:p>
          </table:table-cell>
          <table:table-cell office:value-type="float" office:value="0.045225" calcext:value-type="float">
            <text:p>0.04522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001" calcext:value-type="float">
            <text:p>1.17001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0.045284" calcext:value-type="float">
            <text:p>0.04528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71106" calcext:value-type="float">
            <text:p>1.171106</text:p>
          </table:table-cell>
          <table:table-cell office:value-type="float" office:value="0.019597" calcext:value-type="float">
            <text:p>0.019597</text:p>
          </table:table-cell>
          <table:table-cell office:value-type="float" office:value="0.041882" calcext:value-type="float">
            <text:p>0.04188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72199" calcext:value-type="float">
            <text:p>1.172199</text:p>
          </table:table-cell>
          <table:table-cell office:value-type="float" office:value="0.019752" calcext:value-type="float">
            <text:p>0.019752</text:p>
          </table:table-cell>
          <table:table-cell office:value-type="float" office:value="0.041886" calcext:value-type="float">
            <text:p>0.04188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73288" calcext:value-type="float">
            <text:p>1.173288</text:p>
          </table:table-cell>
          <table:table-cell office:value-type="float" office:value="0.019678" calcext:value-type="float">
            <text:p>0.019678</text:p>
          </table:table-cell>
          <table:table-cell office:value-type="float" office:value="0.043618" calcext:value-type="float">
            <text:p>0.04361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4374" calcext:value-type="float">
            <text:p>1.174374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0.045374" calcext:value-type="float">
            <text:p>0.04537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5456" calcext:value-type="float">
            <text:p>1.175456</text:p>
          </table:table-cell>
          <table:table-cell office:value-type="float" office:value="0.019682" calcext:value-type="float">
            <text:p>0.019682</text:p>
          </table:table-cell>
          <table:table-cell office:value-type="float" office:value="0.045425" calcext:value-type="float">
            <text:p>0.04542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6534" calcext:value-type="float">
            <text:p>1.176534</text:p>
          </table:table-cell>
          <table:table-cell office:value-type="float" office:value="0.020394" calcext:value-type="float">
            <text:p>0.020394</text:p>
          </table:table-cell>
          <table:table-cell office:value-type="float" office:value="0.045475" calcext:value-type="float">
            <text:p>0.04547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7608" calcext:value-type="float">
            <text:p>1.177608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45522" calcext:value-type="float">
            <text:p>0.04552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7868" calcext:value-type="float">
            <text:p>1.17868</text:p>
          </table:table-cell>
          <table:table-cell office:value-type="float" office:value="0.022665" calcext:value-type="float">
            <text:p>0.022665</text:p>
          </table:table-cell>
          <table:table-cell office:value-type="float" office:value="0.047298" calcext:value-type="float">
            <text:p>0.04729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79747" calcext:value-type="float">
            <text:p>1.179747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0.047369" calcext:value-type="float">
            <text:p>0.04736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80811" calcext:value-type="float">
            <text:p>1.180811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49168" calcext:value-type="float">
            <text:p>0.04916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81872" calcext:value-type="float">
            <text:p>1.181872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049261" calcext:value-type="float">
            <text:p>0.04926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82929" calcext:value-type="float">
            <text:p>1.182929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0.051083" calcext:value-type="float">
            <text:p>0.05108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83982" calcext:value-type="float">
            <text:p>1.183982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46009" calcext:value-type="float">
            <text:p>0.04600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85032" calcext:value-type="float">
            <text:p>1.185032</text:p>
          </table:table-cell>
          <table:table-cell office:value-type="float" office:value="0.033787" calcext:value-type="float">
            <text:p>0.033787</text:p>
          </table:table-cell>
          <table:table-cell office:value-type="float" office:value="0.046045" calcext:value-type="float">
            <text:p>0.04604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86078" calcext:value-type="float">
            <text:p>1.186078</text:p>
          </table:table-cell>
          <table:table-cell office:value-type="float" office:value="0.035838" calcext:value-type="float">
            <text:p>0.035838</text:p>
          </table:table-cell>
          <table:table-cell office:value-type="float" office:value="0.051269" calcext:value-type="float">
            <text:p>0.05126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87121" calcext:value-type="float">
            <text:p>1.187121</text:p>
          </table:table-cell>
          <table:table-cell office:value-type="float" office:value="0.037266" calcext:value-type="float">
            <text:p>0.037266</text:p>
          </table:table-cell>
          <table:table-cell office:value-type="float" office:value="0.053111" calcext:value-type="float">
            <text:p>0.05311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88161" calcext:value-type="float">
            <text:p>1.188161</text:p>
          </table:table-cell>
          <table:table-cell office:value-type="float" office:value="0.038688" calcext:value-type="float">
            <text:p>0.038688</text:p>
          </table:table-cell>
          <table:table-cell office:value-type="float" office:value="0.048057" calcext:value-type="float">
            <text:p>0.04805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89197" calcext:value-type="float">
            <text:p>1.189197</text:p>
          </table:table-cell>
          <table:table-cell office:value-type="float" office:value="0.040017" calcext:value-type="float">
            <text:p>0.040017</text:p>
          </table:table-cell>
          <table:table-cell office:value-type="float" office:value="0.048112" calcext:value-type="float">
            <text:p>0.04811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9023" calcext:value-type="float">
            <text:p>1.19023</text:p>
          </table:table-cell>
          <table:table-cell office:value-type="float" office:value="0.040599" calcext:value-type="float">
            <text:p>0.040599</text:p>
          </table:table-cell>
          <table:table-cell office:value-type="float" office:value="0.044707" calcext:value-type="float">
            <text:p>0.04470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91259" calcext:value-type="float">
            <text:p>1.191259</text:p>
          </table:table-cell>
          <table:table-cell office:value-type="float" office:value="0.040824" calcext:value-type="float">
            <text:p>0.040824</text:p>
          </table:table-cell>
          <table:table-cell office:value-type="float" office:value="0.051627" calcext:value-type="float">
            <text:p>0.05162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92284" calcext:value-type="float">
            <text:p>1.192284</text:p>
          </table:table-cell>
          <table:table-cell office:value-type="float" office:value="0.040423" calcext:value-type="float">
            <text:p>0.040423</text:p>
          </table:table-cell>
          <table:table-cell office:value-type="float" office:value="0.04654" calcext:value-type="float">
            <text:p>0.0465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93307" calcext:value-type="float">
            <text:p>1.193307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0.046563" calcext:value-type="float">
            <text:p>0.04656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94326" calcext:value-type="float">
            <text:p>1.194326</text:p>
          </table:table-cell>
          <table:table-cell office:value-type="float" office:value="0.039916" calcext:value-type="float">
            <text:p>0.039916</text:p>
          </table:table-cell>
          <table:table-cell office:value-type="float" office:value="0.048314" calcext:value-type="float">
            <text:p>0.04831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95341" calcext:value-type="float">
            <text:p>1.195341</text:p>
          </table:table-cell>
          <table:table-cell office:value-type="float" office:value="0.040196" calcext:value-type="float">
            <text:p>0.040196</text:p>
          </table:table-cell>
          <table:table-cell office:value-type="float" office:value="0.04663" calcext:value-type="float">
            <text:p>0.0466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96354" calcext:value-type="float">
            <text:p>1.196354</text:p>
          </table:table-cell>
          <table:table-cell office:value-type="float" office:value="0.039825" calcext:value-type="float">
            <text:p>0.039825</text:p>
          </table:table-cell>
          <table:table-cell office:value-type="float" office:value="0.044919" calcext:value-type="float">
            <text:p>0.04491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97362" calcext:value-type="float">
            <text:p>1.197362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46639" calcext:value-type="float">
            <text:p>0.04663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98368" calcext:value-type="float">
            <text:p>1.198368</text:p>
          </table:table-cell>
          <table:table-cell office:value-type="float" office:value="0.039731" calcext:value-type="float">
            <text:p>0.039731</text:p>
          </table:table-cell>
          <table:table-cell office:value-type="float" office:value="0.048384" calcext:value-type="float">
            <text:p>0.04838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9937" calcext:value-type="float">
            <text:p>1.19937</text:p>
          </table:table-cell>
          <table:table-cell office:value-type="float" office:value="0.039536" calcext:value-type="float">
            <text:p>0.039536</text:p>
          </table:table-cell>
          <table:table-cell office:value-type="float" office:value="0.050154" calcext:value-type="float">
            <text:p>0.05015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00369" calcext:value-type="float">
            <text:p>1.200369</text:p>
          </table:table-cell>
          <table:table-cell office:value-type="float" office:value="0.040006" calcext:value-type="float">
            <text:p>0.040006</text:p>
          </table:table-cell>
          <table:table-cell office:value-type="float" office:value="0.048488" calcext:value-type="float">
            <text:p>0.04848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01365" calcext:value-type="float">
            <text:p>1.201365</text:p>
          </table:table-cell>
          <table:table-cell office:value-type="float" office:value="0.040854" calcext:value-type="float">
            <text:p>0.040854</text:p>
          </table:table-cell>
          <table:table-cell office:value-type="float" office:value="0.050255" calcext:value-type="float">
            <text:p>0.05025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02357" calcext:value-type="float">
            <text:p>1.202357</text:p>
          </table:table-cell>
          <table:table-cell office:value-type="float" office:value="0.041948" calcext:value-type="float">
            <text:p>0.041948</text:p>
          </table:table-cell>
          <table:table-cell office:value-type="float" office:value="0.048586" calcext:value-type="float">
            <text:p>0.04858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03346" calcext:value-type="float">
            <text:p>1.203346</text:p>
          </table:table-cell>
          <table:table-cell office:value-type="float" office:value="0.043006" calcext:value-type="float">
            <text:p>0.043006</text:p>
          </table:table-cell>
          <table:table-cell office:value-type="float" office:value="0.05035" calcext:value-type="float">
            <text:p>0.0503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04331" calcext:value-type="float">
            <text:p>1.204331</text:p>
          </table:table-cell>
          <table:table-cell office:value-type="float" office:value="0.045095" calcext:value-type="float">
            <text:p>0.045095</text:p>
          </table:table-cell>
          <table:table-cell office:value-type="float" office:value="0.048678" calcext:value-type="float">
            <text:p>0.04867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05314" calcext:value-type="float">
            <text:p>1.205314</text:p>
          </table:table-cell>
          <table:table-cell office:value-type="float" office:value="0.046338" calcext:value-type="float">
            <text:p>0.046338</text:p>
          </table:table-cell>
          <table:table-cell office:value-type="float" office:value="0.046978" calcext:value-type="float">
            <text:p>0.04697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06293" calcext:value-type="float">
            <text:p>1.206293</text:p>
          </table:table-cell>
          <table:table-cell office:value-type="float" office:value="0.048001" calcext:value-type="float">
            <text:p>0.048001</text:p>
          </table:table-cell>
          <table:table-cell office:value-type="float" office:value="0.052171" calcext:value-type="float">
            <text:p>0.05217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07268" calcext:value-type="float">
            <text:p>1.207268</text:p>
          </table:table-cell>
          <table:table-cell office:value-type="float" office:value="0.048563" calcext:value-type="float">
            <text:p>0.048563</text:p>
          </table:table-cell>
          <table:table-cell office:value-type="float" office:value="0.048791" calcext:value-type="float">
            <text:p>0.04879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08241" calcext:value-type="float">
            <text:p>1.208241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52277" calcext:value-type="float">
            <text:p>0.05227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09211" calcext:value-type="float">
            <text:p>1.209211</text:p>
          </table:table-cell>
          <table:table-cell office:value-type="float" office:value="0.049601" calcext:value-type="float">
            <text:p>0.049601</text:p>
          </table:table-cell>
          <table:table-cell office:value-type="float" office:value="0.047164" calcext:value-type="float">
            <text:p>0.04716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0177" calcext:value-type="float">
            <text:p>1.210177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0.04889" calcext:value-type="float">
            <text:p>0.0488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114" calcext:value-type="float">
            <text:p>1.21114</text:p>
          </table:table-cell>
          <table:table-cell office:value-type="float" office:value="0.048709" calcext:value-type="float">
            <text:p>0.048709</text:p>
          </table:table-cell>
          <table:table-cell office:value-type="float" office:value="0.048912" calcext:value-type="float">
            <text:p>0.04891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2099" calcext:value-type="float">
            <text:p>1.212099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45471" calcext:value-type="float">
            <text:p>0.04547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3056" calcext:value-type="float">
            <text:p>1.213056</text:p>
          </table:table-cell>
          <table:table-cell office:value-type="float" office:value="0.046642" calcext:value-type="float">
            <text:p>0.046642</text:p>
          </table:table-cell>
          <table:table-cell office:value-type="float" office:value="0.045437" calcext:value-type="float">
            <text:p>0.04543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4009" calcext:value-type="float">
            <text:p>1.214009</text:p>
          </table:table-cell>
          <table:table-cell office:value-type="float" office:value="0.045823" calcext:value-type="float">
            <text:p>0.045823</text:p>
          </table:table-cell>
          <table:table-cell office:value-type="float" office:value="0.048862" calcext:value-type="float">
            <text:p>0.04886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496" calcext:value-type="float">
            <text:p>1.21496</text:p>
          </table:table-cell>
          <table:table-cell office:value-type="float" office:value="0.045155" calcext:value-type="float">
            <text:p>0.045155</text:p>
          </table:table-cell>
          <table:table-cell office:value-type="float" office:value="0.045417" calcext:value-type="float">
            <text:p>0.04541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5907" calcext:value-type="float">
            <text:p>1.215907</text:p>
          </table:table-cell>
          <table:table-cell office:value-type="float" office:value="0.044073" calcext:value-type="float">
            <text:p>0.044073</text:p>
          </table:table-cell>
          <table:table-cell office:value-type="float" office:value="0.045378" calcext:value-type="float">
            <text:p>0.04537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685" calcext:value-type="float">
            <text:p>1.21685</text:p>
          </table:table-cell>
          <table:table-cell office:value-type="float" office:value="0.043206" calcext:value-type="float">
            <text:p>0.043206</text:p>
          </table:table-cell>
          <table:table-cell office:value-type="float" office:value="0.048798" calcext:value-type="float">
            <text:p>0.04879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7791" calcext:value-type="float">
            <text:p>1.217791</text:p>
          </table:table-cell>
          <table:table-cell office:value-type="float" office:value="0.043113" calcext:value-type="float">
            <text:p>0.043113</text:p>
          </table:table-cell>
          <table:table-cell office:value-type="float" office:value="0.048809" calcext:value-type="float">
            <text:p>0.04880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18729" calcext:value-type="float">
            <text:p>1.218729</text:p>
          </table:table-cell>
          <table:table-cell office:value-type="float" office:value="0.042767" calcext:value-type="float">
            <text:p>0.042767</text:p>
          </table:table-cell>
          <table:table-cell office:value-type="float" office:value="0.047089" calcext:value-type="float">
            <text:p>0.04708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9663" calcext:value-type="float">
            <text:p>1.219663</text:p>
          </table:table-cell>
          <table:table-cell office:value-type="float" office:value="0.043483" calcext:value-type="float">
            <text:p>0.043483</text:p>
          </table:table-cell>
          <table:table-cell office:value-type="float" office:value="0.04534" calcext:value-type="float">
            <text:p>0.0453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20595" calcext:value-type="float">
            <text:p>1.220595</text:p>
          </table:table-cell>
          <table:table-cell office:value-type="float" office:value="0.044821" calcext:value-type="float">
            <text:p>0.044821</text:p>
          </table:table-cell>
          <table:table-cell office:value-type="float" office:value="0.048754" calcext:value-type="float">
            <text:p>0.04875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21523" calcext:value-type="float">
            <text:p>1.221523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5222" calcext:value-type="float">
            <text:p>0.0522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22448" calcext:value-type="float">
            <text:p>1.222448</text:p>
          </table:table-cell>
          <table:table-cell office:value-type="float" office:value="0.047944" calcext:value-type="float">
            <text:p>0.047944</text:p>
          </table:table-cell>
          <table:table-cell office:value-type="float" office:value="0.050546" calcext:value-type="float">
            <text:p>0.05054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2337" calcext:value-type="float">
            <text:p>1.22337</text:p>
          </table:table-cell>
          <table:table-cell office:value-type="float" office:value="0.049764" calcext:value-type="float">
            <text:p>0.049764</text:p>
          </table:table-cell>
          <table:table-cell office:value-type="float" office:value="0.048844" calcext:value-type="float">
            <text:p>0.04884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24289" calcext:value-type="float">
            <text:p>1.224289</text:p>
          </table:table-cell>
          <table:table-cell office:value-type="float" office:value="0.052282" calcext:value-type="float">
            <text:p>0.052282</text:p>
          </table:table-cell>
          <table:table-cell office:value-type="float" office:value="0.047115" calcext:value-type="float">
            <text:p>0.04711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25205" calcext:value-type="float">
            <text:p>1.225205</text:p>
          </table:table-cell>
          <table:table-cell office:value-type="float" office:value="0.054701" calcext:value-type="float">
            <text:p>0.054701</text:p>
          </table:table-cell>
          <table:table-cell office:value-type="float" office:value="0.050548" calcext:value-type="float">
            <text:p>0.05054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26118" calcext:value-type="float">
            <text:p>1.226118</text:p>
          </table:table-cell>
          <table:table-cell office:value-type="float" office:value="0.057006" calcext:value-type="float">
            <text:p>0.057006</text:p>
          </table:table-cell>
          <table:table-cell office:value-type="float" office:value="0.048842" calcext:value-type="float">
            <text:p>0.04884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27028" calcext:value-type="float">
            <text:p>1.227028</text:p>
          </table:table-cell>
          <table:table-cell office:value-type="float" office:value="0.058597" calcext:value-type="float">
            <text:p>0.058597</text:p>
          </table:table-cell>
          <table:table-cell office:value-type="float" office:value="0.045378" calcext:value-type="float">
            <text:p>0.04537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27935" calcext:value-type="float">
            <text:p>1.227935</text:p>
          </table:table-cell>
          <table:table-cell office:value-type="float" office:value="0.060146" calcext:value-type="float">
            <text:p>0.060146</text:p>
          </table:table-cell>
          <table:table-cell office:value-type="float" office:value="0.045321" calcext:value-type="float">
            <text:p>0.04532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28839" calcext:value-type="float">
            <text:p>1.228839</text:p>
          </table:table-cell>
          <table:table-cell office:value-type="float" office:value="0.061437" calcext:value-type="float">
            <text:p>0.061437</text:p>
          </table:table-cell>
          <table:table-cell office:value-type="float" office:value="0.045262" calcext:value-type="float">
            <text:p>0.04526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2974" calcext:value-type="float">
            <text:p>1.22974</text:p>
          </table:table-cell>
          <table:table-cell office:value-type="float" office:value="0.062373" calcext:value-type="float">
            <text:p>0.062373</text:p>
          </table:table-cell>
          <table:table-cell office:value-type="float" office:value="0.050392" calcext:value-type="float">
            <text:p>0.05039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30638" calcext:value-type="float">
            <text:p>1.230638</text:p>
          </table:table-cell>
          <table:table-cell office:value-type="float" office:value="0.063105" calcext:value-type="float">
            <text:p>0.063105</text:p>
          </table:table-cell>
          <table:table-cell office:value-type="float" office:value="0.040029" calcext:value-type="float">
            <text:p>0.04002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31533" calcext:value-type="float">
            <text:p>1.231533</text:p>
          </table:table-cell>
          <table:table-cell office:value-type="float" office:value="0.063357" calcext:value-type="float">
            <text:p>0.063357</text:p>
          </table:table-cell>
          <table:table-cell office:value-type="float" office:value="0.045077" calcext:value-type="float">
            <text:p>0.04507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32425" calcext:value-type="float">
            <text:p>1.232425</text:p>
          </table:table-cell>
          <table:table-cell office:value-type="float" office:value="0.063183" calcext:value-type="float">
            <text:p>0.063183</text:p>
          </table:table-cell>
          <table:table-cell office:value-type="float" office:value="0.045013" calcext:value-type="float">
            <text:p>0.04501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33314" calcext:value-type="float">
            <text:p>1.233314</text:p>
          </table:table-cell>
          <table:table-cell office:value-type="float" office:value="0.062848" calcext:value-type="float">
            <text:p>0.062848</text:p>
          </table:table-cell>
          <table:table-cell office:value-type="float" office:value="0.038027" calcext:value-type="float">
            <text:p>0.03802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342" calcext:value-type="float">
            <text:p>1.2342</text:p>
          </table:table-cell>
          <table:table-cell office:value-type="float" office:value="0.062215" calcext:value-type="float">
            <text:p>0.062215</text:p>
          </table:table-cell>
          <table:table-cell office:value-type="float" office:value="0.039585" calcext:value-type="float">
            <text:p>0.03958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35083" calcext:value-type="float">
            <text:p>1.235083</text:p>
          </table:table-cell>
          <table:table-cell office:value-type="float" office:value="0.061365" calcext:value-type="float">
            <text:p>0.061365</text:p>
          </table:table-cell>
          <table:table-cell office:value-type="float" office:value="0.042897" calcext:value-type="float">
            <text:p>0.04289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35963" calcext:value-type="float">
            <text:p>1.235963</text:p>
          </table:table-cell>
          <table:table-cell office:value-type="float" office:value="0.059515" calcext:value-type="float">
            <text:p>0.059515</text:p>
          </table:table-cell>
          <table:table-cell office:value-type="float" office:value="0.042801" calcext:value-type="float">
            <text:p>0.04280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3684" calcext:value-type="float">
            <text:p>1.23684</text:p>
          </table:table-cell>
          <table:table-cell office:value-type="float" office:value="0.056753" calcext:value-type="float">
            <text:p>0.056753</text:p>
          </table:table-cell>
          <table:table-cell office:value-type="float" office:value="0.037514" calcext:value-type="float">
            <text:p>0.03751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37715" calcext:value-type="float">
            <text:p>1.237715</text:p>
          </table:table-cell>
          <table:table-cell office:value-type="float" office:value="0.053964" calcext:value-type="float">
            <text:p>0.053964</text:p>
          </table:table-cell>
          <table:table-cell office:value-type="float" office:value="0.037336" calcext:value-type="float">
            <text:p>0.03733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38586" calcext:value-type="float">
            <text:p>1.238586</text:p>
          </table:table-cell>
          <table:table-cell office:value-type="float" office:value="0.051213" calcext:value-type="float">
            <text:p>0.051213</text:p>
          </table:table-cell>
          <table:table-cell office:value-type="float" office:value="0.037157" calcext:value-type="float">
            <text:p>0.03715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39455" calcext:value-type="float">
            <text:p>1.239455</text:p>
          </table:table-cell>
          <table:table-cell office:value-type="float" office:value="0.048213" calcext:value-type="float">
            <text:p>0.048213</text:p>
          </table:table-cell>
          <table:table-cell office:value-type="float" office:value="0.038707" calcext:value-type="float">
            <text:p>0.03870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4032" calcext:value-type="float">
            <text:p>1.24032</text:p>
          </table:table-cell>
          <table:table-cell office:value-type="float" office:value="0.045019" calcext:value-type="float">
            <text:p>0.045019</text:p>
          </table:table-cell>
          <table:table-cell office:value-type="float" office:value="0.040281" calcext:value-type="float">
            <text:p>0.040281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41183" calcext:value-type="float">
            <text:p>1.241183</text:p>
          </table:table-cell>
          <table:table-cell office:value-type="float" office:value="0.041505" calcext:value-type="float">
            <text:p>0.041505</text:p>
          </table:table-cell>
          <table:table-cell office:value-type="float" office:value="0.038421" calcext:value-type="float">
            <text:p>0.03842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42043" calcext:value-type="float">
            <text:p>1.242043</text:p>
          </table:table-cell>
          <table:table-cell office:value-type="float" office:value="0.037911" calcext:value-type="float">
            <text:p>0.037911</text:p>
          </table:table-cell>
          <table:table-cell office:value-type="float" office:value="0.036533" calcext:value-type="float">
            <text:p>0.03653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429" calcext:value-type="float">
            <text:p>1.2429</text:p>
          </table:table-cell>
          <table:table-cell office:value-type="float" office:value="0.034801" calcext:value-type="float">
            <text:p>0.034801</text:p>
          </table:table-cell>
          <table:table-cell office:value-type="float" office:value="0.038077" calcext:value-type="float">
            <text:p>0.03807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43754" calcext:value-type="float">
            <text:p>1.243754</text:p>
          </table:table-cell>
          <table:table-cell office:value-type="float" office:value="0.031222" calcext:value-type="float">
            <text:p>0.031222</text:p>
          </table:table-cell>
          <table:table-cell office:value-type="float" office:value="0.037916" calcext:value-type="float">
            <text:p>0.03791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44606" calcext:value-type="float">
            <text:p>1.244606</text:p>
          </table:table-cell>
          <table:table-cell office:value-type="float" office:value="0.029188" calcext:value-type="float">
            <text:p>0.029188</text:p>
          </table:table-cell>
          <table:table-cell office:value-type="float" office:value="0.041214" calcext:value-type="float">
            <text:p>0.04121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45454" calcext:value-type="float">
            <text:p>1.245454</text:p>
          </table:table-cell>
          <table:table-cell office:value-type="float" office:value="0.027716" calcext:value-type="float">
            <text:p>0.027716</text:p>
          </table:table-cell>
          <table:table-cell office:value-type="float" office:value="0.039373" calcext:value-type="float">
            <text:p>0.03937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463" calcext:value-type="float">
            <text:p>1.2463</text:p>
          </table:table-cell>
          <table:table-cell office:value-type="float" office:value="0.026313" calcext:value-type="float">
            <text:p>0.026313</text:p>
          </table:table-cell>
          <table:table-cell office:value-type="float" office:value="0.042694" calcext:value-type="float">
            <text:p>0.04269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47143" calcext:value-type="float">
            <text:p>1.247143</text:p>
          </table:table-cell>
          <table:table-cell office:value-type="float" office:value="0.025299" calcext:value-type="float">
            <text:p>0.025299</text:p>
          </table:table-cell>
          <table:table-cell office:value-type="float" office:value="0.047797" calcext:value-type="float">
            <text:p>0.04779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47983" calcext:value-type="float">
            <text:p>1.247983</text:p>
          </table:table-cell>
          <table:table-cell office:value-type="float" office:value="0.025079" calcext:value-type="float">
            <text:p>0.025079</text:p>
          </table:table-cell>
          <table:table-cell office:value-type="float" office:value="0.042596" calcext:value-type="float">
            <text:p>0.04259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4882" calcext:value-type="float">
            <text:p>1.24882</text:p>
          </table:table-cell>
          <table:table-cell office:value-type="float" office:value="0.025533" calcext:value-type="float">
            <text:p>0.025533</text:p>
          </table:table-cell>
          <table:table-cell office:value-type="float" office:value="0.044236" calcext:value-type="float">
            <text:p>0.04423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49655" calcext:value-type="float">
            <text:p>1.249655</text:p>
          </table:table-cell>
          <table:table-cell office:value-type="float" office:value="0.025484" calcext:value-type="float">
            <text:p>0.025484</text:p>
          </table:table-cell>
          <table:table-cell office:value-type="float" office:value="0.045901" calcext:value-type="float">
            <text:p>0.04590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0.026137" calcext:value-type="float">
            <text:p>0.026137</text:p>
          </table:table-cell>
          <table:table-cell office:value-type="float" office:value="0.045861" calcext:value-type="float">
            <text:p>0.04586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51316" calcext:value-type="float">
            <text:p>1.251316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0.045819" calcext:value-type="float">
            <text:p>0.04581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52142" calcext:value-type="float">
            <text:p>1.252142</text:p>
          </table:table-cell>
          <table:table-cell office:value-type="float" office:value="0.031358" calcext:value-type="float">
            <text:p>0.031358</text:p>
          </table:table-cell>
          <table:table-cell office:value-type="float" office:value="0.045776" calcext:value-type="float">
            <text:p>0.04577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52965" calcext:value-type="float">
            <text:p>1.252965</text:p>
          </table:table-cell>
          <table:table-cell office:value-type="float" office:value="0.033634" calcext:value-type="float">
            <text:p>0.033634</text:p>
          </table:table-cell>
          <table:table-cell office:value-type="float" office:value="0.049192" calcext:value-type="float">
            <text:p>0.04919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53786" calcext:value-type="float">
            <text:p>1.253786</text:p>
          </table:table-cell>
          <table:table-cell office:value-type="float" office:value="0.036092" calcext:value-type="float">
            <text:p>0.036092</text:p>
          </table:table-cell>
          <table:table-cell office:value-type="float" office:value="0.049199" calcext:value-type="float">
            <text:p>0.04919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54604" calcext:value-type="float">
            <text:p>1.254604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047474" calcext:value-type="float">
            <text:p>0.04747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55419" calcext:value-type="float">
            <text:p>1.255419</text:p>
          </table:table-cell>
          <table:table-cell office:value-type="float" office:value="0.042041" calcext:value-type="float">
            <text:p>0.042041</text:p>
          </table:table-cell>
          <table:table-cell office:value-type="float" office:value="0.049183" calcext:value-type="float">
            <text:p>0.04918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56232" calcext:value-type="float">
            <text:p>1.256232</text:p>
          </table:table-cell>
          <table:table-cell office:value-type="float" office:value="0.045331" calcext:value-type="float">
            <text:p>0.045331</text:p>
          </table:table-cell>
          <table:table-cell office:value-type="float" office:value="0.047456" calcext:value-type="float">
            <text:p>0.04745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57042" calcext:value-type="float">
            <text:p>1.257042</text:p>
          </table:table-cell>
          <table:table-cell office:value-type="float" office:value="0.048086" calcext:value-type="float">
            <text:p>0.048086</text:p>
          </table:table-cell>
          <table:table-cell office:value-type="float" office:value="0.045701" calcext:value-type="float">
            <text:p>0.04570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57849" calcext:value-type="float">
            <text:p>1.257849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47379" calcext:value-type="float">
            <text:p>0.04737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58654" calcext:value-type="float">
            <text:p>1.258654</text:p>
          </table:table-cell>
          <table:table-cell office:value-type="float" office:value="0.05304" calcext:value-type="float">
            <text:p>0.05304</text:p>
          </table:table-cell>
          <table:table-cell office:value-type="float" office:value="0.042163" calcext:value-type="float">
            <text:p>0.04216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59456" calcext:value-type="float">
            <text:p>1.259456</text:p>
          </table:table-cell>
          <table:table-cell office:value-type="float" office:value="0.055965" calcext:value-type="float">
            <text:p>0.055965</text:p>
          </table:table-cell>
          <table:table-cell office:value-type="float" office:value="0.036866" calcext:value-type="float">
            <text:p>0.03686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60255" calcext:value-type="float">
            <text:p>1.260255</text:p>
          </table:table-cell>
          <table:table-cell office:value-type="float" office:value="0.058684" calcext:value-type="float">
            <text:p>0.058684</text:p>
          </table:table-cell>
          <table:table-cell office:value-type="float" office:value="0.043599" calcext:value-type="float">
            <text:p>0.04359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61051" calcext:value-type="float">
            <text:p>1.261051</text:p>
          </table:table-cell>
          <table:table-cell office:value-type="float" office:value="0.060823" calcext:value-type="float">
            <text:p>0.060823</text:p>
          </table:table-cell>
          <table:table-cell office:value-type="float" office:value="0.041786" calcext:value-type="float">
            <text:p>0.04178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61845" calcext:value-type="float">
            <text:p>1.261845</text:p>
          </table:table-cell>
          <table:table-cell office:value-type="float" office:value="0.063399" calcext:value-type="float">
            <text:p>0.063399</text:p>
          </table:table-cell>
          <table:table-cell office:value-type="float" office:value="0.039945" calcext:value-type="float">
            <text:p>0.03994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62637" calcext:value-type="float">
            <text:p>1.262637</text:p>
          </table:table-cell>
          <table:table-cell office:value-type="float" office:value="0.065649" calcext:value-type="float">
            <text:p>0.065649</text:p>
          </table:table-cell>
          <table:table-cell office:value-type="float" office:value="0.041537" calcext:value-type="float">
            <text:p>0.04153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63425" calcext:value-type="float">
            <text:p>1.263425</text:p>
          </table:table-cell>
          <table:table-cell office:value-type="float" office:value="0.066836" calcext:value-type="float">
            <text:p>0.066836</text:p>
          </table:table-cell>
          <table:table-cell office:value-type="float" office:value="0.037964" calcext:value-type="float">
            <text:p>0.03796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64211" calcext:value-type="float">
            <text:p>1.264211</text:p>
          </table:table-cell>
          <table:table-cell office:value-type="float" office:value="0.067685" calcext:value-type="float">
            <text:p>0.067685</text:p>
          </table:table-cell>
          <table:table-cell office:value-type="float" office:value="0.034338" calcext:value-type="float">
            <text:p>0.034338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64995" calcext:value-type="float">
            <text:p>1.264995</text:p>
          </table:table-cell>
          <table:table-cell office:value-type="float" office:value="0.067682" calcext:value-type="float">
            <text:p>0.067682</text:p>
          </table:table-cell>
          <table:table-cell office:value-type="float" office:value="0.034117" calcext:value-type="float">
            <text:p>0.03411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65776" calcext:value-type="float">
            <text:p>1.265776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033896" calcext:value-type="float">
            <text:p>0.03389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66554" calcext:value-type="float">
            <text:p>1.266554</text:p>
          </table:table-cell>
          <table:table-cell office:value-type="float" office:value="0.066412" calcext:value-type="float">
            <text:p>0.066412</text:p>
          </table:table-cell>
          <table:table-cell office:value-type="float" office:value="0.030213" calcext:value-type="float">
            <text:p>0.030213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67329" calcext:value-type="float">
            <text:p>1.267329</text:p>
          </table:table-cell>
          <table:table-cell office:value-type="float" office:value="0.064469" calcext:value-type="float">
            <text:p>0.064469</text:p>
          </table:table-cell>
          <table:table-cell office:value-type="float" office:value="0.029937" calcext:value-type="float">
            <text:p>0.029937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68102" calcext:value-type="float">
            <text:p>1.268102</text:p>
          </table:table-cell>
          <table:table-cell office:value-type="float" office:value="0.062011" calcext:value-type="float">
            <text:p>0.062011</text:p>
          </table:table-cell>
          <table:table-cell office:value-type="float" office:value="0.029659" calcext:value-type="float">
            <text:p>0.02965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68873" calcext:value-type="float">
            <text:p>1.268873</text:p>
          </table:table-cell>
          <table:table-cell office:value-type="float" office:value="0.058964" calcext:value-type="float">
            <text:p>0.058964</text:p>
          </table:table-cell>
          <table:table-cell office:value-type="float" office:value="0.02765" calcext:value-type="float">
            <text:p>0.0276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69641" calcext:value-type="float">
            <text:p>1.269641</text:p>
          </table:table-cell>
          <table:table-cell office:value-type="float" office:value="0.055557" calcext:value-type="float">
            <text:p>0.055557</text:p>
          </table:table-cell>
          <table:table-cell office:value-type="float" office:value="0.027344" calcext:value-type="float">
            <text:p>0.02734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70406" calcext:value-type="float">
            <text:p>1.270406</text:p>
          </table:table-cell>
          <table:table-cell office:value-type="float" office:value="0.051364" calcext:value-type="float">
            <text:p>0.051364</text:p>
          </table:table-cell>
          <table:table-cell office:value-type="float" office:value="0.027037" calcext:value-type="float">
            <text:p>0.02703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71169" calcext:value-type="float">
            <text:p>1.271169</text:p>
          </table:table-cell>
          <table:table-cell office:value-type="float" office:value="0.046519" calcext:value-type="float">
            <text:p>0.046519</text:p>
          </table:table-cell>
          <table:table-cell office:value-type="float" office:value="0.026728" calcext:value-type="float">
            <text:p>0.026728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71929" calcext:value-type="float">
            <text:p>1.271929</text:p>
          </table:table-cell>
          <table:table-cell office:value-type="float" office:value="0.041356" calcext:value-type="float">
            <text:p>0.041356</text:p>
          </table:table-cell>
          <table:table-cell office:value-type="float" office:value="0.026418" calcext:value-type="float">
            <text:p>0.02641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72687" calcext:value-type="float">
            <text:p>1.272687</text:p>
          </table:table-cell>
          <table:table-cell office:value-type="float" office:value="0.035772" calcext:value-type="float">
            <text:p>0.035772</text:p>
          </table:table-cell>
          <table:table-cell office:value-type="float" office:value="0.024377" calcext:value-type="float">
            <text:p>0.024377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73442" calcext:value-type="float">
            <text:p>1.273442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4039" calcext:value-type="float">
            <text:p>0.02403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74195" calcext:value-type="float">
            <text:p>1.274195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28889" calcext:value-type="float">
            <text:p>0.028889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74945" calcext:value-type="float">
            <text:p>1.274945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19977" calcext:value-type="float">
            <text:p>0.01997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75693" calcext:value-type="float">
            <text:p>1.275693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028233" calcext:value-type="float">
            <text:p>0.02823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76438" calcext:value-type="float">
            <text:p>1.276438</text:p>
          </table:table-cell>
          <table:table-cell office:value-type="float" office:value="0.012986" calcext:value-type="float">
            <text:p>0.012986</text:p>
          </table:table-cell>
          <table:table-cell office:value-type="float" office:value="0.031428" calcext:value-type="float">
            <text:p>0.031428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77181" calcext:value-type="float">
            <text:p>1.277181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0.031215" calcext:value-type="float">
            <text:p>0.03121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77921" calcext:value-type="float">
            <text:p>1.277921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0.032731" calcext:value-type="float">
            <text:p>0.03273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78659" calcext:value-type="float">
            <text:p>1.278659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34271" calcext:value-type="float">
            <text:p>0.03427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79395" calcext:value-type="float">
            <text:p>1.279395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034107" calcext:value-type="float">
            <text:p>0.03410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80128" calcext:value-type="float">
            <text:p>1.280128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39132" calcext:value-type="float">
            <text:p>0.03913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80858" calcext:value-type="float">
            <text:p>1.280858</text:p>
          </table:table-cell>
          <table:table-cell office:value-type="float" office:value="0.013994" calcext:value-type="float">
            <text:p>0.013994</text:p>
          </table:table-cell>
          <table:table-cell office:value-type="float" office:value="0.035584" calcext:value-type="float">
            <text:p>0.03558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81586" calcext:value-type="float">
            <text:p>1.281586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0.038902" calcext:value-type="float">
            <text:p>0.03890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82312" calcext:value-type="float">
            <text:p>1.282312</text:p>
          </table:table-cell>
          <table:table-cell office:value-type="float" office:value="0.017233" calcext:value-type="float">
            <text:p>0.017233</text:p>
          </table:table-cell>
          <table:table-cell office:value-type="float" office:value="0.035352" calcext:value-type="float">
            <text:p>0.03535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83035" calcext:value-type="float">
            <text:p>1.28303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8668" calcext:value-type="float">
            <text:p>0.03866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83756" calcext:value-type="float">
            <text:p>1.283756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38576" calcext:value-type="float">
            <text:p>0.03857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84474" calcext:value-type="float">
            <text:p>1.284474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40212" calcext:value-type="float">
            <text:p>0.04021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85191" calcext:value-type="float">
            <text:p>1.28519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0.034954" calcext:value-type="float">
            <text:p>0.03495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85904" calcext:value-type="float">
            <text:p>1.285904</text:p>
          </table:table-cell>
          <table:table-cell office:value-type="float" office:value="0.029081" calcext:value-type="float">
            <text:p>0.029081</text:p>
          </table:table-cell>
          <table:table-cell office:value-type="float" office:value="0.036535" calcext:value-type="float">
            <text:p>0.03653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86616" calcext:value-type="float">
            <text:p>1.286616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38142" calcext:value-type="float">
            <text:p>0.03814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87325" calcext:value-type="float">
            <text:p>1.287325</text:p>
          </table:table-cell>
          <table:table-cell office:value-type="float" office:value="0.035293" calcext:value-type="float">
            <text:p>0.035293</text:p>
          </table:table-cell>
          <table:table-cell office:value-type="float" office:value="0.036314" calcext:value-type="float">
            <text:p>0.03631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88031" calcext:value-type="float">
            <text:p>1.288031</text:p>
          </table:table-cell>
          <table:table-cell office:value-type="float" office:value="0.038714" calcext:value-type="float">
            <text:p>0.038714</text:p>
          </table:table-cell>
          <table:table-cell office:value-type="float" office:value="0.034459" calcext:value-type="float">
            <text:p>0.03445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88736" calcext:value-type="float">
            <text:p>1.288736</text:p>
          </table:table-cell>
          <table:table-cell office:value-type="float" office:value="0.041561" calcext:value-type="float">
            <text:p>0.041561</text:p>
          </table:table-cell>
          <table:table-cell office:value-type="float" office:value="0.036036" calcext:value-type="float">
            <text:p>0.03603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89437" calcext:value-type="float">
            <text:p>1.289437</text:p>
          </table:table-cell>
          <table:table-cell office:value-type="float" office:value="0.044255" calcext:value-type="float">
            <text:p>0.044255</text:p>
          </table:table-cell>
          <table:table-cell office:value-type="float" office:value="0.032449" calcext:value-type="float">
            <text:p>0.03244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0137" calcext:value-type="float">
            <text:p>1.290137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030538" calcext:value-type="float">
            <text:p>0.03053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0834" calcext:value-type="float">
            <text:p>1.290834</text:p>
          </table:table-cell>
          <table:table-cell office:value-type="float" office:value="0.049945" calcext:value-type="float">
            <text:p>0.049945</text:p>
          </table:table-cell>
          <table:table-cell office:value-type="float" office:value="0.033789" calcext:value-type="float">
            <text:p>0.03378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1529" calcext:value-type="float">
            <text:p>1.291529</text:p>
          </table:table-cell>
          <table:table-cell office:value-type="float" office:value="0.051778" calcext:value-type="float">
            <text:p>0.051778</text:p>
          </table:table-cell>
          <table:table-cell office:value-type="float" office:value="0.030172" calcext:value-type="float">
            <text:p>0.03017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2222" calcext:value-type="float">
            <text:p>1.292222</text:p>
          </table:table-cell>
          <table:table-cell office:value-type="float" office:value="0.053264" calcext:value-type="float">
            <text:p>0.053264</text:p>
          </table:table-cell>
          <table:table-cell office:value-type="float" office:value="0.026502" calcext:value-type="float">
            <text:p>0.02650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2912" calcext:value-type="float">
            <text:p>1.292912</text:p>
          </table:table-cell>
          <table:table-cell office:value-type="float" office:value="0.053695" calcext:value-type="float">
            <text:p>0.053695</text:p>
          </table:table-cell>
          <table:table-cell office:value-type="float" office:value="0.026238" calcext:value-type="float">
            <text:p>0.02623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936" calcext:value-type="float">
            <text:p>1.2936</text:p>
          </table:table-cell>
          <table:table-cell office:value-type="float" office:value="0.053549" calcext:value-type="float">
            <text:p>0.053549</text:p>
          </table:table-cell>
          <table:table-cell office:value-type="float" office:value="0.022512" calcext:value-type="float">
            <text:p>0.02251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94286" calcext:value-type="float">
            <text:p>1.294286</text:p>
          </table:table-cell>
          <table:table-cell office:value-type="float" office:value="0.053026" calcext:value-type="float">
            <text:p>0.053026</text:p>
          </table:table-cell>
          <table:table-cell office:value-type="float" office:value="0.023924" calcext:value-type="float">
            <text:p>0.02392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9497" calcext:value-type="float">
            <text:p>1.29497</text:p>
          </table:table-cell>
          <table:table-cell office:value-type="float" office:value="0.051726" calcext:value-type="float">
            <text:p>0.051726</text:p>
          </table:table-cell>
          <table:table-cell office:value-type="float" office:value="0.02363" calcext:value-type="float">
            <text:p>0.02363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95651" calcext:value-type="float">
            <text:p>1.295651</text:p>
          </table:table-cell>
          <table:table-cell office:value-type="float" office:value="0.050336" calcext:value-type="float">
            <text:p>0.050336</text:p>
          </table:table-cell>
          <table:table-cell office:value-type="float" office:value="0.021606" calcext:value-type="float">
            <text:p>0.02160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633" calcext:value-type="float">
            <text:p>1.29633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0.017824" calcext:value-type="float">
            <text:p>0.01782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7007" calcext:value-type="float">
            <text:p>1.297007</text:p>
          </table:table-cell>
          <table:table-cell office:value-type="float" office:value="0.041861" calcext:value-type="float">
            <text:p>0.041861</text:p>
          </table:table-cell>
          <table:table-cell office:value-type="float" office:value="0.017449" calcext:value-type="float">
            <text:p>0.01744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97681" calcext:value-type="float">
            <text:p>1.297681</text:p>
          </table:table-cell>
          <table:table-cell office:value-type="float" office:value="0.037127" calcext:value-type="float">
            <text:p>0.037127</text:p>
          </table:table-cell>
          <table:table-cell office:value-type="float" office:value="0.020532" calcext:value-type="float">
            <text:p>0.02053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8353" calcext:value-type="float">
            <text:p>1.298353</text:p>
          </table:table-cell>
          <table:table-cell office:value-type="float" office:value="0.031792" calcext:value-type="float">
            <text:p>0.031792</text:p>
          </table:table-cell>
          <table:table-cell office:value-type="float" office:value="0.016747" calcext:value-type="float">
            <text:p>0.016747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99023" calcext:value-type="float">
            <text:p>1.299023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012909" calcext:value-type="float">
            <text:p>0.01290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9691" calcext:value-type="float">
            <text:p>1.299691</text:p>
          </table:table-cell>
          <table:table-cell office:value-type="float" office:value="0.022841" calcext:value-type="float">
            <text:p>0.022841</text:p>
          </table:table-cell>
          <table:table-cell office:value-type="float" office:value="0.017667" calcext:value-type="float">
            <text:p>0.01766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300357" calcext:value-type="float">
            <text:p>1.300357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0.017312" calcext:value-type="float">
            <text:p>0.01731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0102" calcext:value-type="float">
            <text:p>1.30102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8687" calcext:value-type="float">
            <text:p>0.01868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01681" calcext:value-type="float">
            <text:p>1.301681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0.020087" calcext:value-type="float">
            <text:p>0.02008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0234" calcext:value-type="float">
            <text:p>1.30234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21512" calcext:value-type="float">
            <text:p>0.02151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02997" calcext:value-type="float">
            <text:p>1.302997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17772" calcext:value-type="float">
            <text:p>0.01777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03651" calcext:value-type="float">
            <text:p>1.303651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19169" calcext:value-type="float">
            <text:p>0.01916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04304" calcext:value-type="float">
            <text:p>1.304304</text:p>
          </table:table-cell>
          <table:table-cell office:value-type="float" office:value="0.004256" calcext:value-type="float">
            <text:p>0.004256</text:p>
          </table:table-cell>
          <table:table-cell office:value-type="float" office:value="0.02405" calcext:value-type="float">
            <text:p>0.0240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04954" calcext:value-type="float">
            <text:p>1.304954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2382" calcext:value-type="float">
            <text:p>0.0238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05602" calcext:value-type="float">
            <text:p>1.30560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25318" calcext:value-type="float">
            <text:p>0.02531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6248" calcext:value-type="float">
            <text:p>1.306248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030302" calcext:value-type="float">
            <text:p>0.03030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06891" calcext:value-type="float">
            <text:p>1.306891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0.026713" calcext:value-type="float">
            <text:p>0.02671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07533" calcext:value-type="float">
            <text:p>1.307533</text:p>
          </table:table-cell>
          <table:table-cell office:value-type="float" office:value="0.011053" calcext:value-type="float">
            <text:p>0.011053</text:p>
          </table:table-cell>
          <table:table-cell office:value-type="float" office:value="0.021341" calcext:value-type="float">
            <text:p>0.02134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08172" calcext:value-type="float">
            <text:p>1.308172</text:p>
          </table:table-cell>
          <table:table-cell office:value-type="float" office:value="0.012658" calcext:value-type="float">
            <text:p>0.012658</text:p>
          </table:table-cell>
          <table:table-cell office:value-type="float" office:value="0.026269" calcext:value-type="float">
            <text:p>0.02626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881" calcext:value-type="float">
            <text:p>1.30881</text:p>
          </table:table-cell>
          <table:table-cell office:value-type="float" office:value="0.013631" calcext:value-type="float">
            <text:p>0.013631</text:p>
          </table:table-cell>
          <table:table-cell office:value-type="float" office:value="0.029545" calcext:value-type="float">
            <text:p>0.02954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09445" calcext:value-type="float">
            <text:p>1.309445</text:p>
          </table:table-cell>
          <table:table-cell office:value-type="float" office:value="0.014943" calcext:value-type="float">
            <text:p>0.014943</text:p>
          </table:table-cell>
          <table:table-cell office:value-type="float" office:value="0.024223" calcext:value-type="float">
            <text:p>0.02422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10078" calcext:value-type="float">
            <text:p>1.310078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02055" calcext:value-type="float">
            <text:p>0.0205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10709" calcext:value-type="float">
            <text:p>1.310709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0.027205" calcext:value-type="float">
            <text:p>0.02720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11338" calcext:value-type="float">
            <text:p>1.311338</text:p>
          </table:table-cell>
          <table:table-cell office:value-type="float" office:value="0.019874" calcext:value-type="float">
            <text:p>0.019874</text:p>
          </table:table-cell>
          <table:table-cell office:value-type="float" office:value="0.023583" calcext:value-type="float">
            <text:p>0.02358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11965" calcext:value-type="float">
            <text:p>1.311965</text:p>
          </table:table-cell>
          <table:table-cell office:value-type="float" office:value="0.021966" calcext:value-type="float">
            <text:p>0.021966</text:p>
          </table:table-cell>
          <table:table-cell office:value-type="float" office:value="0.025097" calcext:value-type="float">
            <text:p>0.02509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1259" calcext:value-type="float">
            <text:p>1.31259</text:p>
          </table:table-cell>
          <table:table-cell office:value-type="float" office:value="0.023796" calcext:value-type="float">
            <text:p>0.023796</text:p>
          </table:table-cell>
          <table:table-cell office:value-type="float" office:value="0.023177" calcext:value-type="float">
            <text:p>0.02317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13212" calcext:value-type="float">
            <text:p>1.313212</text:p>
          </table:table-cell>
          <table:table-cell office:value-type="float" office:value="0.025815" calcext:value-type="float">
            <text:p>0.025815</text:p>
          </table:table-cell>
          <table:table-cell office:value-type="float" office:value="0.02123" calcext:value-type="float">
            <text:p>0.0212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13833" calcext:value-type="float">
            <text:p>1.31383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0986" calcext:value-type="float">
            <text:p>0.02098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14452" calcext:value-type="float">
            <text:p>1.314452</text:p>
          </table:table-cell>
          <table:table-cell office:value-type="float" office:value="0.028385" calcext:value-type="float">
            <text:p>0.028385</text:p>
          </table:table-cell>
          <table:table-cell office:value-type="float" office:value="0.02247" calcext:value-type="float">
            <text:p>0.0224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15068" calcext:value-type="float">
            <text:p>1.315068</text:p>
          </table:table-cell>
          <table:table-cell office:value-type="float" office:value="0.029211" calcext:value-type="float">
            <text:p>0.029211</text:p>
          </table:table-cell>
          <table:table-cell office:value-type="float" office:value="0.02052" calcext:value-type="float">
            <text:p>0.0205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15683" calcext:value-type="float">
            <text:p>1.315683</text:p>
          </table:table-cell>
          <table:table-cell office:value-type="float" office:value="0.029667" calcext:value-type="float">
            <text:p>0.029667</text:p>
          </table:table-cell>
          <table:table-cell office:value-type="float" office:value="0.016813" calcext:value-type="float">
            <text:p>0.01681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16295" calcext:value-type="float">
            <text:p>1.316295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0.016512" calcext:value-type="float">
            <text:p>0.01651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16905" calcext:value-type="float">
            <text:p>1.316905</text:p>
          </table:table-cell>
          <table:table-cell office:value-type="float" office:value="0.030328" calcext:value-type="float">
            <text:p>0.030328</text:p>
          </table:table-cell>
          <table:table-cell office:value-type="float" office:value="0.017941" calcext:value-type="float">
            <text:p>0.017941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17514" calcext:value-type="float">
            <text:p>1.317514</text:p>
          </table:table-cell>
          <table:table-cell office:value-type="float" office:value="0.030595" calcext:value-type="float">
            <text:p>0.030595</text:p>
          </table:table-cell>
          <table:table-cell office:value-type="float" office:value="0.012474" calcext:value-type="float">
            <text:p>0.01247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0.030576" calcext:value-type="float">
            <text:p>0.030576</text:p>
          </table:table-cell>
          <table:table-cell office:value-type="float" office:value="0.013848" calcext:value-type="float">
            <text:p>0.013848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18724" calcext:value-type="float">
            <text:p>1.318724</text:p>
          </table:table-cell>
          <table:table-cell office:value-type="float" office:value="0.030111" calcext:value-type="float">
            <text:p>0.030111</text:p>
          </table:table-cell>
          <table:table-cell office:value-type="float" office:value="0.013517" calcext:value-type="float">
            <text:p>0.01351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19326" calcext:value-type="float">
            <text:p>1.319326</text:p>
          </table:table-cell>
          <table:table-cell office:value-type="float" office:value="0.029364" calcext:value-type="float">
            <text:p>0.029364</text:p>
          </table:table-cell>
          <table:table-cell office:value-type="float" office:value="0.014916" calcext:value-type="float">
            <text:p>0.01491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19927" calcext:value-type="float">
            <text:p>1.319927</text:p>
          </table:table-cell>
          <table:table-cell office:value-type="float" office:value="0.028544" calcext:value-type="float">
            <text:p>0.028544</text:p>
          </table:table-cell>
          <table:table-cell office:value-type="float" office:value="0.014609" calcext:value-type="float">
            <text:p>0.01460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320525" calcext:value-type="float">
            <text:p>1.320525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0.009112" calcext:value-type="float">
            <text:p>0.00911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321121" calcext:value-type="float">
            <text:p>1.321121</text:p>
          </table:table-cell>
          <table:table-cell office:value-type="float" office:value="0.025205" calcext:value-type="float">
            <text:p>0.025205</text:p>
          </table:table-cell>
          <table:table-cell office:value-type="float" office:value="0.008725" calcext:value-type="float">
            <text:p>0.00872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21716" calcext:value-type="float">
            <text:p>1.321716</text:p>
          </table:table-cell>
          <table:table-cell office:value-type="float" office:value="0.022909" calcext:value-type="float">
            <text:p>0.022909</text:p>
          </table:table-cell>
          <table:table-cell office:value-type="float" office:value="0.010067" calcext:value-type="float">
            <text:p>0.010067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22308" calcext:value-type="float">
            <text:p>1.322308</text:p>
          </table:table-cell>
          <table:table-cell office:value-type="float" office:value="0.019964" calcext:value-type="float">
            <text:p>0.019964</text:p>
          </table:table-cell>
          <table:table-cell office:value-type="float" office:value="0.009705" calcext:value-type="float">
            <text:p>0.00970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2899" calcext:value-type="float">
            <text:p>1.322899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012801" calcext:value-type="float">
            <text:p>0.012801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323487" calcext:value-type="float">
            <text:p>1.323487</text:p>
          </table:table-cell>
          <table:table-cell office:value-type="float" office:value="0.011702" calcext:value-type="float">
            <text:p>0.011702</text:p>
          </table:table-cell>
          <table:table-cell office:value-type="float" office:value="0.003839" calcext:value-type="float">
            <text:p>0.00383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24073" calcext:value-type="float">
            <text:p>1.324073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0.008585" calcext:value-type="float">
            <text:p>0.008585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24658" calcext:value-type="float">
            <text:p>1.324658</text:p>
          </table:table-cell>
          <table:table-cell office:value-type="float" office:value="0.004421" calcext:value-type="float">
            <text:p>0.004421</text:p>
          </table:table-cell>
          <table:table-cell office:value-type="float" office:value="0.009949" calcext:value-type="float">
            <text:p>0.00994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2524" calcext:value-type="float">
            <text:p>1.32524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9608" calcext:value-type="float">
            <text:p>0.00960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25821" calcext:value-type="float">
            <text:p>1.325821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0.007536" calcext:value-type="float">
            <text:p>0.007536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264" calcext:value-type="float">
            <text:p>1.3264</text:p>
          </table:table-cell>
          <table:table-cell office:value-type="float" office:value="-0.002197" calcext:value-type="float">
            <text:p>-0.002197</text:p>
          </table:table-cell>
          <table:table-cell office:value-type="float" office:value="0.012357" calcext:value-type="float">
            <text:p>0.01235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6977" calcext:value-type="float">
            <text:p>1.326977</text:p>
          </table:table-cell>
          <table:table-cell office:value-type="float" office:value="-0.003368" calcext:value-type="float">
            <text:p>-0.003368</text:p>
          </table:table-cell>
          <table:table-cell office:value-type="float" office:value="0.010336" calcext:value-type="float">
            <text:p>0.01033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27552" calcext:value-type="float">
            <text:p>1.327552</text:p>
          </table:table-cell>
          <table:table-cell office:value-type="float" office:value="-0.003586" calcext:value-type="float">
            <text:p>-0.003586</text:p>
          </table:table-cell>
          <table:table-cell office:value-type="float" office:value="0.010018" calcext:value-type="float">
            <text:p>0.01001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8125" calcext:value-type="float">
            <text:p>1.328125</text:p>
          </table:table-cell>
          <table:table-cell office:value-type="float" office:value="-0.003174" calcext:value-type="float">
            <text:p>-0.003174</text:p>
          </table:table-cell>
          <table:table-cell office:value-type="float" office:value="0.013159" calcext:value-type="float">
            <text:p>0.01315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28696" calcext:value-type="float">
            <text:p>1.328696</text:p>
          </table:table-cell>
          <table:table-cell office:value-type="float" office:value="-0.003318" calcext:value-type="float">
            <text:p>-0.003318</text:p>
          </table:table-cell>
          <table:table-cell office:value-type="float" office:value="0.018081" calcext:value-type="float">
            <text:p>0.01808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29265" calcext:value-type="float">
            <text:p>1.329265</text:p>
          </table:table-cell>
          <table:table-cell office:value-type="float" office:value="-0.002279" calcext:value-type="float">
            <text:p>-0.002279</text:p>
          </table:table-cell>
          <table:table-cell office:value-type="float" office:value="0.014431" calcext:value-type="float">
            <text:p>0.01443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29832" calcext:value-type="float">
            <text:p>1.329832</text:p>
          </table:table-cell>
          <table:table-cell office:value-type="float" office:value="-0.000813" calcext:value-type="float">
            <text:p>-0.000813</text:p>
          </table:table-cell>
          <table:table-cell office:value-type="float" office:value="0.012458" calcext:value-type="float">
            <text:p>0.01245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0397" calcext:value-type="float">
            <text:p>1.33039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15647" calcext:value-type="float">
            <text:p>0.01564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0961" calcext:value-type="float">
            <text:p>1.33096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17159" calcext:value-type="float">
            <text:p>0.01715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1523" calcext:value-type="float">
            <text:p>1.331523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13505" calcext:value-type="float">
            <text:p>0.01350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2082" calcext:value-type="float">
            <text:p>1.332082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264" calcext:value-type="float">
            <text:p>1.33264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.016471" calcext:value-type="float">
            <text:p>0.01647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3196" calcext:value-type="float">
            <text:p>1.333196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14544" calcext:value-type="float">
            <text:p>0.01454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3751" calcext:value-type="float">
            <text:p>1.333751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12591" calcext:value-type="float">
            <text:p>0.01259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4303" calcext:value-type="float">
            <text:p>1.334303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14071" calcext:value-type="float">
            <text:p>0.01407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34854" calcext:value-type="float">
            <text:p>1.334854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6926" calcext:value-type="float">
            <text:p>0.00692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5402" calcext:value-type="float">
            <text:p>1.335402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.011785" calcext:value-type="float">
            <text:p>0.01178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5949" calcext:value-type="float">
            <text:p>1.335949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13263" calcext:value-type="float">
            <text:p>0.01326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6494" calcext:value-type="float">
            <text:p>1.336494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011305" calcext:value-type="float">
            <text:p>0.01130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7037" calcext:value-type="float">
            <text:p>1.337037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12781" calcext:value-type="float">
            <text:p>0.01278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7579" calcext:value-type="float">
            <text:p>1.33757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12551" calcext:value-type="float">
            <text:p>0.01255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8119" calcext:value-type="float">
            <text:p>1.338119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15781" calcext:value-type="float">
            <text:p>0.01578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8656" calcext:value-type="float">
            <text:p>1.338656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12143" calcext:value-type="float">
            <text:p>0.01214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9193" calcext:value-type="float">
            <text:p>1.339193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13641" calcext:value-type="float">
            <text:p>0.01364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9727" calcext:value-type="float">
            <text:p>1.339727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009975" calcext:value-type="float">
            <text:p>0.00997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0259" calcext:value-type="float">
            <text:p>1.340259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0.014905" calcext:value-type="float">
            <text:p>0.01490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079" calcext:value-type="float">
            <text:p>1.34079</text:p>
          </table:table-cell>
          <table:table-cell office:value-type="float" office:value="0.004611" calcext:value-type="float">
            <text:p>0.004611</text:p>
          </table:table-cell>
          <table:table-cell office:value-type="float" office:value="0.009533" calcext:value-type="float">
            <text:p>0.00953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1319" calcext:value-type="float">
            <text:p>1.341319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.009272" calcext:value-type="float">
            <text:p>0.00927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1846" calcext:value-type="float">
            <text:p>1.341846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01074" calcext:value-type="float">
            <text:p>0.0107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2372" calcext:value-type="float">
            <text:p>1.342372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12233" calcext:value-type="float">
            <text:p>0.01223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2896" calcext:value-type="float">
            <text:p>1.342896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10292" calcext:value-type="float">
            <text:p>0.01029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418" calcext:value-type="float">
            <text:p>1.343418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3938" calcext:value-type="float">
            <text:p>1.34393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9841" calcext:value-type="float">
            <text:p>0.0098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4456" calcext:value-type="float">
            <text:p>1.344456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13061" calcext:value-type="float">
            <text:p>0.01306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973" calcext:value-type="float">
            <text:p>1.344973</text:p>
          </table:table-cell>
          <table:table-cell office:value-type="float" office:value="-0.001451" calcext:value-type="float">
            <text:p>-0.001451</text:p>
          </table:table-cell>
          <table:table-cell office:value-type="float" office:value="0.011142" calcext:value-type="float">
            <text:p>0.01114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5488" calcext:value-type="float">
            <text:p>1.345488</text:p>
          </table:table-cell>
          <table:table-cell office:value-type="float" office:value="-0.002885" calcext:value-type="float">
            <text:p>-0.002885</text:p>
          </table:table-cell>
          <table:table-cell office:value-type="float" office:value="0.007467" calcext:value-type="float">
            <text:p>0.00746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6002" calcext:value-type="float">
            <text:p>1.346002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0.008928" calcext:value-type="float">
            <text:p>0.00892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6513" calcext:value-type="float">
            <text:p>1.346513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0.010415" calcext:value-type="float">
            <text:p>0.01041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7023" calcext:value-type="float">
            <text:p>1.347023</text:p>
          </table:table-cell>
          <table:table-cell office:value-type="float" office:value="-0.006392" calcext:value-type="float">
            <text:p>-0.006392</text:p>
          </table:table-cell>
          <table:table-cell office:value-type="float" office:value="0.013657" calcext:value-type="float">
            <text:p>0.01365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7532" calcext:value-type="float">
            <text:p>1.347532</text:p>
          </table:table-cell>
          <table:table-cell office:value-type="float" office:value="-0.006471" calcext:value-type="float">
            <text:p>-0.006471</text:p>
          </table:table-cell>
          <table:table-cell office:value-type="float" office:value="0.013491" calcext:value-type="float">
            <text:p>0.01349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8038" calcext:value-type="float">
            <text:p>1.348038</text:p>
          </table:table-cell>
          <table:table-cell office:value-type="float" office:value="-0.005848" calcext:value-type="float">
            <text:p>-0.005848</text:p>
          </table:table-cell>
          <table:table-cell office:value-type="float" office:value="0.009864" calcext:value-type="float">
            <text:p>0.00986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8543" calcext:value-type="float">
            <text:p>1.348543</text:p>
          </table:table-cell>
          <table:table-cell office:value-type="float" office:value="-0.005845" calcext:value-type="float">
            <text:p>-0.005845</text:p>
          </table:table-cell>
          <table:table-cell office:value-type="float" office:value="0.013104" calcext:value-type="float">
            <text:p>0.01310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9046" calcext:value-type="float">
            <text:p>1.349046</text:p>
          </table:table-cell>
          <table:table-cell office:value-type="float" office:value="-0.005474" calcext:value-type="float">
            <text:p>-0.005474</text:p>
          </table:table-cell>
          <table:table-cell office:value-type="float" office:value="0.014666" calcext:value-type="float">
            <text:p>0.01466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9548" calcext:value-type="float">
            <text:p>1.34954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2793" calcext:value-type="float">
            <text:p>0.01279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0048" calcext:value-type="float">
            <text:p>1.350048</text:p>
          </table:table-cell>
          <table:table-cell office:value-type="float" office:value="-0.004856" calcext:value-type="float">
            <text:p>-0.004856</text:p>
          </table:table-cell>
          <table:table-cell office:value-type="float" office:value="0.014352" calcext:value-type="float">
            <text:p>0.01435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0546" calcext:value-type="float">
            <text:p>1.350546</text:p>
          </table:table-cell>
          <table:table-cell office:value-type="float" office:value="-0.004043" calcext:value-type="float">
            <text:p>-0.004043</text:p>
          </table:table-cell>
          <table:table-cell office:value-type="float" office:value="0.015938" calcext:value-type="float">
            <text:p>0.01593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1043" calcext:value-type="float">
            <text:p>1.351043</text:p>
          </table:table-cell>
          <table:table-cell office:value-type="float" office:value="-0.003145" calcext:value-type="float">
            <text:p>-0.003145</text:p>
          </table:table-cell>
          <table:table-cell office:value-type="float" office:value="0.015819" calcext:value-type="float">
            <text:p>0.01581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1538" calcext:value-type="float">
            <text:p>1.351538</text:p>
          </table:table-cell>
          <table:table-cell office:value-type="float" office:value="-0.002035" calcext:value-type="float">
            <text:p>-0.002035</text:p>
          </table:table-cell>
          <table:table-cell office:value-type="float" office:value="0.015699" calcext:value-type="float">
            <text:p>0.01569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2031" calcext:value-type="float">
            <text:p>1.352031</text:p>
          </table:table-cell>
          <table:table-cell office:value-type="float" office:value="-0.001085" calcext:value-type="float">
            <text:p>-0.001085</text:p>
          </table:table-cell>
          <table:table-cell office:value-type="float" office:value="0.013848" calcext:value-type="float">
            <text:p>0.01384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2522" calcext:value-type="float">
            <text:p>1.352522</text:p>
          </table:table-cell>
          <table:table-cell office:value-type="float" office:value="-0.001108" calcext:value-type="float">
            <text:p>-0.001108</text:p>
          </table:table-cell>
          <table:table-cell office:value-type="float" office:value="0.01543" calcext:value-type="float">
            <text:p>0.0154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3013" calcext:value-type="float">
            <text:p>1.353013</text:p>
          </table:table-cell>
          <table:table-cell office:value-type="float" office:value="-0.001202" calcext:value-type="float">
            <text:p>-0.001202</text:p>
          </table:table-cell>
          <table:table-cell office:value-type="float" office:value="0.015308" calcext:value-type="float">
            <text:p>0.01530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53501" calcext:value-type="float">
            <text:p>1.353501</text:p>
          </table:table-cell>
          <table:table-cell office:value-type="float" office:value="-0.001547" calcext:value-type="float">
            <text:p>-0.001547</text:p>
          </table:table-cell>
          <table:table-cell office:value-type="float" office:value="0.016915" calcext:value-type="float">
            <text:p>0.01691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3988" calcext:value-type="float">
            <text:p>1.353988</text:p>
          </table:table-cell>
          <table:table-cell office:value-type="float" office:value="-0.000975" calcext:value-type="float">
            <text:p>-0.000975</text:p>
          </table:table-cell>
          <table:table-cell office:value-type="float" office:value="0.013357" calcext:value-type="float">
            <text:p>0.01335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54473" calcext:value-type="float">
            <text:p>1.354473</text:p>
          </table:table-cell>
          <table:table-cell office:value-type="float" office:value="-0.001014" calcext:value-type="float">
            <text:p>-0.001014</text:p>
          </table:table-cell>
          <table:table-cell office:value-type="float" office:value="0.016666" calcext:value-type="float">
            <text:p>0.01666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4956" calcext:value-type="float">
            <text:p>1.35495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13107" calcext:value-type="float">
            <text:p>0.01310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5438" calcext:value-type="float">
            <text:p>1.355438</text:p>
          </table:table-cell>
          <table:table-cell office:value-type="float" office:value="-0.002194" calcext:value-type="float">
            <text:p>-0.002194</text:p>
          </table:table-cell>
          <table:table-cell office:value-type="float" office:value="0.012955" calcext:value-type="float">
            <text:p>0.01295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55919" calcext:value-type="float">
            <text:p>1.355919</text:p>
          </table:table-cell>
          <table:table-cell office:value-type="float" office:value="-0.002663" calcext:value-type="float">
            <text:p>-0.002663</text:p>
          </table:table-cell>
          <table:table-cell office:value-type="float" office:value="0.014532" calcext:value-type="float">
            <text:p>0.01453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56397" calcext:value-type="float">
            <text:p>1.356397</text:p>
          </table:table-cell>
          <table:table-cell office:value-type="float" office:value="-0.002652" calcext:value-type="float">
            <text:p>-0.002652</text:p>
          </table:table-cell>
          <table:table-cell office:value-type="float" office:value="0.016134" calcext:value-type="float">
            <text:p>0.0161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56875" calcext:value-type="float">
            <text:p>1.356875</text:p>
          </table:table-cell>
          <table:table-cell office:value-type="float" office:value="-0.00322" calcext:value-type="float">
            <text:p>-0.00322</text:p>
          </table:table-cell>
          <table:table-cell office:value-type="float" office:value="0.012572" calcext:value-type="float">
            <text:p>0.01257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5735" calcext:value-type="float">
            <text:p>1.35735</text:p>
          </table:table-cell>
          <table:table-cell office:value-type="float" office:value="-0.004463" calcext:value-type="float">
            <text:p>-0.004463</text:p>
          </table:table-cell>
          <table:table-cell office:value-type="float" office:value="0.015876" calcext:value-type="float">
            <text:p>0.01587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57824" calcext:value-type="float">
            <text:p>1.357824</text:p>
          </table:table-cell>
          <table:table-cell office:value-type="float" office:value="-0.004577" calcext:value-type="float">
            <text:p>-0.004577</text:p>
          </table:table-cell>
          <table:table-cell office:value-type="float" office:value="0.017503" calcext:value-type="float">
            <text:p>0.01750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58297" calcext:value-type="float">
            <text:p>1.358297</text:p>
          </table:table-cell>
          <table:table-cell office:value-type="float" office:value="-0.004298" calcext:value-type="float">
            <text:p>-0.004298</text:p>
          </table:table-cell>
          <table:table-cell office:value-type="float" office:value="0.019155" calcext:value-type="float">
            <text:p>0.01915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58767" calcext:value-type="float">
            <text:p>1.358767</text:p>
          </table:table-cell>
          <table:table-cell office:value-type="float" office:value="-0.003054" calcext:value-type="float">
            <text:p>-0.003054</text:p>
          </table:table-cell>
          <table:table-cell office:value-type="float" office:value="0.015642" calcext:value-type="float">
            <text:p>0.01564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59237" calcext:value-type="float">
            <text:p>1.359237</text:p>
          </table:table-cell>
          <table:table-cell office:value-type="float" office:value="-0.00182" calcext:value-type="float">
            <text:p>-0.00182</text:p>
          </table:table-cell>
          <table:table-cell office:value-type="float" office:value="0.018996" calcext:value-type="float">
            <text:p>0.01899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59704" calcext:value-type="float">
            <text:p>1.359704</text:p>
          </table:table-cell>
          <table:table-cell office:value-type="float" office:value="-0.001043" calcext:value-type="float">
            <text:p>-0.001043</text:p>
          </table:table-cell>
          <table:table-cell office:value-type="float" office:value="0.017212" calcext:value-type="float">
            <text:p>0.01721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017" calcext:value-type="float">
            <text:p>1.36017</text:p>
          </table:table-cell>
          <table:table-cell office:value-type="float" office:value="-0.000571" calcext:value-type="float">
            <text:p>-0.000571</text:p>
          </table:table-cell>
          <table:table-cell office:value-type="float" office:value="0.020591" calcext:value-type="float">
            <text:p>0.02059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0635" calcext:value-type="float">
            <text:p>1.360635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18831" calcext:value-type="float">
            <text:p>0.01883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1098" calcext:value-type="float">
            <text:p>1.361098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18775" calcext:value-type="float">
            <text:p>0.01877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156" calcext:value-type="float">
            <text:p>1.36156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0.020448" calcext:value-type="float">
            <text:p>0.02044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6202" calcext:value-type="float">
            <text:p>1.36202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16956" calcext:value-type="float">
            <text:p>0.01695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62478" calcext:value-type="float">
            <text:p>1.362478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22062" calcext:value-type="float">
            <text:p>0.02206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2935" calcext:value-type="float">
            <text:p>1.362935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18595" calcext:value-type="float">
            <text:p>0.01859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339" calcext:value-type="float">
            <text:p>1.36339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0.020265" calcext:value-type="float">
            <text:p>0.02026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3844" calcext:value-type="float">
            <text:p>1.363844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18501" calcext:value-type="float">
            <text:p>0.01850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4297" calcext:value-type="float">
            <text:p>1.364297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20169" calcext:value-type="float">
            <text:p>0.02016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4748" calcext:value-type="float">
            <text:p>1.364748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18403" calcext:value-type="float">
            <text:p>0.01840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65197" calcext:value-type="float">
            <text:p>1.365197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18341" calcext:value-type="float">
            <text:p>0.01834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5645" calcext:value-type="float">
            <text:p>1.365645</text:p>
          </table:table-cell>
          <table:table-cell office:value-type="float" office:value="0.005948" calcext:value-type="float">
            <text:p>0.005948</text:p>
          </table:table-cell>
          <table:table-cell office:value-type="float" office:value="0.020007" calcext:value-type="float">
            <text:p>0.02000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6091" calcext:value-type="float">
            <text:p>1.366091</text:p>
          </table:table-cell>
          <table:table-cell office:value-type="float" office:value="0.006217" calcext:value-type="float">
            <text:p>0.006217</text:p>
          </table:table-cell>
          <table:table-cell office:value-type="float" office:value="0.019969" calcext:value-type="float">
            <text:p>0.01996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6536" calcext:value-type="float">
            <text:p>1.366536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0.01993" calcext:value-type="float">
            <text:p>0.0199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007985" calcext:value-type="float">
            <text:p>0.007985</text:p>
          </table:table-cell>
          <table:table-cell office:value-type="float" office:value="0.026811" calcext:value-type="float">
            <text:p>0.02681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67422" calcext:value-type="float">
            <text:p>1.367422</text:p>
          </table:table-cell>
          <table:table-cell office:value-type="float" office:value="0.008007" calcext:value-type="float">
            <text:p>0.008007</text:p>
          </table:table-cell>
          <table:table-cell office:value-type="float" office:value="0.016496" calcext:value-type="float">
            <text:p>0.01649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7862" calcext:value-type="float">
            <text:p>1.367862</text:p>
          </table:table-cell>
          <table:table-cell office:value-type="float" office:value="0.008531" calcext:value-type="float">
            <text:p>0.008531</text:p>
          </table:table-cell>
          <table:table-cell office:value-type="float" office:value="0.019863" calcext:value-type="float">
            <text:p>0.01986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68301" calcext:value-type="float">
            <text:p>1.368301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23281" calcext:value-type="float">
            <text:p>0.02328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68739" calcext:value-type="float">
            <text:p>1.368739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021562" calcext:value-type="float">
            <text:p>0.02156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69175" calcext:value-type="float">
            <text:p>1.369175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021545" calcext:value-type="float">
            <text:p>0.02154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6961" calcext:value-type="float">
            <text:p>1.36961</text:p>
          </table:table-cell>
          <table:table-cell office:value-type="float" office:value="0.011853" calcext:value-type="float">
            <text:p>0.011853</text:p>
          </table:table-cell>
          <table:table-cell office:value-type="float" office:value="0.021528" calcext:value-type="float">
            <text:p>0.02152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70043" calcext:value-type="float">
            <text:p>1.370043</text:p>
          </table:table-cell>
          <table:table-cell office:value-type="float" office:value="0.013676" calcext:value-type="float">
            <text:p>0.013676</text:p>
          </table:table-cell>
          <table:table-cell office:value-type="float" office:value="0.02497" calcext:value-type="float">
            <text:p>0.0249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70475" calcext:value-type="float">
            <text:p>1.370475</text:p>
          </table:table-cell>
          <table:table-cell office:value-type="float" office:value="0.014586" calcext:value-type="float">
            <text:p>0.014586</text:p>
          </table:table-cell>
          <table:table-cell office:value-type="float" office:value="0.019814" calcext:value-type="float">
            <text:p>0.01981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0905" calcext:value-type="float">
            <text:p>1.370905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21498" calcext:value-type="float">
            <text:p>0.02149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1334" calcext:value-type="float">
            <text:p>1.371334</text:p>
          </table:table-cell>
          <table:table-cell office:value-type="float" office:value="0.014547" calcext:value-type="float">
            <text:p>0.014547</text:p>
          </table:table-cell>
          <table:table-cell office:value-type="float" office:value="0.021478" calcext:value-type="float">
            <text:p>0.02147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71761" calcext:value-type="float">
            <text:p>1.371761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0.019728" calcext:value-type="float">
            <text:p>0.01972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72187" calcext:value-type="float">
            <text:p>1.372187</text:p>
          </table:table-cell>
          <table:table-cell office:value-type="float" office:value="0.013184" calcext:value-type="float">
            <text:p>0.013184</text:p>
          </table:table-cell>
          <table:table-cell office:value-type="float" office:value="0.01795" calcext:value-type="float">
            <text:p>0.0179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2612" calcext:value-type="float">
            <text:p>1.372612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21336" calcext:value-type="float">
            <text:p>0.02133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73036" calcext:value-type="float">
            <text:p>1.373036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.019583" calcext:value-type="float">
            <text:p>0.01958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3457" calcext:value-type="float">
            <text:p>1.373457</text:p>
          </table:table-cell>
          <table:table-cell office:value-type="float" office:value="0.011743" calcext:value-type="float">
            <text:p>0.011743</text:p>
          </table:table-cell>
          <table:table-cell office:value-type="float" office:value="0.021264" calcext:value-type="float">
            <text:p>0.02126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3878" calcext:value-type="float">
            <text:p>1.373878</text:p>
          </table:table-cell>
          <table:table-cell office:value-type="float" office:value="0.011984" calcext:value-type="float">
            <text:p>0.011984</text:p>
          </table:table-cell>
          <table:table-cell office:value-type="float" office:value="0.02124" calcext:value-type="float">
            <text:p>0.0212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4297" calcext:value-type="float">
            <text:p>1.374297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0.021215" calcext:value-type="float">
            <text:p>0.02121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4715" calcext:value-type="float">
            <text:p>1.374715</text:p>
          </table:table-cell>
          <table:table-cell office:value-type="float" office:value="0.011357" calcext:value-type="float">
            <text:p>0.011357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75131" calcext:value-type="float">
            <text:p>1.375131</text:p>
          </table:table-cell>
          <table:table-cell office:value-type="float" office:value="0.011579" calcext:value-type="float">
            <text:p>0.011579</text:p>
          </table:table-cell>
          <table:table-cell office:value-type="float" office:value="0.022894" calcext:value-type="float">
            <text:p>0.02289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75546" calcext:value-type="float">
            <text:p>1.375546</text:p>
          </table:table-cell>
          <table:table-cell office:value-type="float" office:value="0.011283" calcext:value-type="float">
            <text:p>0.011283</text:p>
          </table:table-cell>
          <table:table-cell office:value-type="float" office:value="0.019434" calcext:value-type="float">
            <text:p>0.01943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5959" calcext:value-type="float">
            <text:p>1.375959</text:p>
          </table:table-cell>
          <table:table-cell office:value-type="float" office:value="0.011396" calcext:value-type="float">
            <text:p>0.011396</text:p>
          </table:table-cell>
          <table:table-cell office:value-type="float" office:value="0.02111" calcext:value-type="float">
            <text:p>0.0211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6371" calcext:value-type="float">
            <text:p>1.376371</text:p>
          </table:table-cell>
          <table:table-cell office:value-type="float" office:value="0.012104" calcext:value-type="float">
            <text:p>0.012104</text:p>
          </table:table-cell>
          <table:table-cell office:value-type="float" office:value="0.021082" calcext:value-type="float">
            <text:p>0.02108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76782" calcext:value-type="float">
            <text:p>1.376782</text:p>
          </table:table-cell>
          <table:table-cell office:value-type="float" office:value="0.012612" calcext:value-type="float">
            <text:p>0.012612</text:p>
          </table:table-cell>
          <table:table-cell office:value-type="float" office:value="0.024514" calcext:value-type="float">
            <text:p>0.02451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77192" calcext:value-type="float">
            <text:p>1.377192</text:p>
          </table:table-cell>
          <table:table-cell office:value-type="float" office:value="0.013895" calcext:value-type="float">
            <text:p>0.013895</text:p>
          </table:table-cell>
          <table:table-cell office:value-type="float" office:value="0.026267" calcext:value-type="float">
            <text:p>0.02626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776" calcext:value-type="float">
            <text:p>1.3776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26316" calcext:value-type="float">
            <text:p>0.02631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78006" calcext:value-type="float">
            <text:p>1.378006</text:p>
          </table:table-cell>
          <table:table-cell office:value-type="float" office:value="0.014446" calcext:value-type="float">
            <text:p>0.014446</text:p>
          </table:table-cell>
          <table:table-cell office:value-type="float" office:value="0.022904" calcext:value-type="float">
            <text:p>0.02290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78412" calcext:value-type="float">
            <text:p>1.378412</text:p>
          </table:table-cell>
          <table:table-cell office:value-type="float" office:value="0.014001" calcext:value-type="float">
            <text:p>0.014001</text:p>
          </table:table-cell>
          <table:table-cell office:value-type="float" office:value="0.021169" calcext:value-type="float">
            <text:p>0.02116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78816" calcext:value-type="float">
            <text:p>1.378816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.022868" calcext:value-type="float">
            <text:p>0.02286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79218" calcext:value-type="float">
            <text:p>1.379218</text:p>
          </table:table-cell>
          <table:table-cell office:value-type="float" office:value="0.012418" calcext:value-type="float">
            <text:p>0.012418</text:p>
          </table:table-cell>
          <table:table-cell office:value-type="float" office:value="0.022862" calcext:value-type="float">
            <text:p>0.02286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7962" calcext:value-type="float">
            <text:p>1.37962</text:p>
          </table:table-cell>
          <table:table-cell office:value-type="float" office:value="0.012156" calcext:value-type="float">
            <text:p>0.012156</text:p>
          </table:table-cell>
          <table:table-cell office:value-type="float" office:value="0.024585" calcext:value-type="float">
            <text:p>0.02458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8002" calcext:value-type="float">
            <text:p>1.38002</text:p>
          </table:table-cell>
          <table:table-cell office:value-type="float" office:value="0.011377" calcext:value-type="float">
            <text:p>0.011377</text:p>
          </table:table-cell>
          <table:table-cell office:value-type="float" office:value="0.022874" calcext:value-type="float">
            <text:p>0.02287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0418" calcext:value-type="float">
            <text:p>1.380418</text:p>
          </table:table-cell>
          <table:table-cell office:value-type="float" office:value="0.010923" calcext:value-type="float">
            <text:p>0.010923</text:p>
          </table:table-cell>
          <table:table-cell office:value-type="float" office:value="0.026326" calcext:value-type="float">
            <text:p>0.026326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0816" calcext:value-type="float">
            <text:p>1.380816</text:p>
          </table:table-cell>
          <table:table-cell office:value-type="float" office:value="0.010048" calcext:value-type="float">
            <text:p>0.010048</text:p>
          </table:table-cell>
          <table:table-cell office:value-type="float" office:value="0.02637" calcext:value-type="float">
            <text:p>0.0263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81212" calcext:value-type="float">
            <text:p>1.381212</text:p>
          </table:table-cell>
          <table:table-cell office:value-type="float" office:value="0.009629" calcext:value-type="float">
            <text:p>0.009629</text:p>
          </table:table-cell>
          <table:table-cell office:value-type="float" office:value="0.024683" calcext:value-type="float">
            <text:p>0.02468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1606" calcext:value-type="float">
            <text:p>1.381606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.026429" calcext:value-type="float">
            <text:p>0.02642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8194" calcext:value-type="float">
            <text:p>0.008194</text:p>
          </table:table-cell>
          <table:table-cell office:value-type="float" office:value="0.024741" calcext:value-type="float">
            <text:p>0.02474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2392" calcext:value-type="float">
            <text:p>1.382392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26486" calcext:value-type="float">
            <text:p>0.026486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2783" calcext:value-type="float">
            <text:p>1.382783</text:p>
          </table:table-cell>
          <table:table-cell office:value-type="float" office:value="0.009526" calcext:value-type="float">
            <text:p>0.009526</text:p>
          </table:table-cell>
          <table:table-cell office:value-type="float" office:value="0.026527" calcext:value-type="float">
            <text:p>0.026527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3172" calcext:value-type="float">
            <text:p>1.383172</text:p>
          </table:table-cell>
          <table:table-cell office:value-type="float" office:value="0.010025" calcext:value-type="float">
            <text:p>0.010025</text:p>
          </table:table-cell>
          <table:table-cell office:value-type="float" office:value="0.028297" calcext:value-type="float">
            <text:p>0.028297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356" calcext:value-type="float">
            <text:p>1.38356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.028363" calcext:value-type="float">
            <text:p>0.028363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83947" calcext:value-type="float">
            <text:p>1.383947</text:p>
          </table:table-cell>
          <table:table-cell office:value-type="float" office:value="0.011767" calcext:value-type="float">
            <text:p>0.011767</text:p>
          </table:table-cell>
          <table:table-cell office:value-type="float" office:value="0.031888" calcext:value-type="float">
            <text:p>0.03188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4333" calcext:value-type="float">
            <text:p>1.384333</text:p>
          </table:table-cell>
          <table:table-cell office:value-type="float" office:value="0.012822" calcext:value-type="float">
            <text:p>0.012822</text:p>
          </table:table-cell>
          <table:table-cell office:value-type="float" office:value="0.028545" calcext:value-type="float">
            <text:p>0.028545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84717" calcext:value-type="float">
            <text:p>1.384717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0.030339" calcext:value-type="float">
            <text:p>0.03033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51" calcext:value-type="float">
            <text:p>1.3851</text:p>
          </table:table-cell>
          <table:table-cell office:value-type="float" office:value="0.015326" calcext:value-type="float">
            <text:p>0.015326</text:p>
          </table:table-cell>
          <table:table-cell office:value-type="float" office:value="0.028698" calcext:value-type="float">
            <text:p>0.028698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85482" calcext:value-type="float">
            <text:p>1.385482</text:p>
          </table:table-cell>
          <table:table-cell office:value-type="float" office:value="0.016305" calcext:value-type="float">
            <text:p>0.016305</text:p>
          </table:table-cell>
          <table:table-cell office:value-type="float" office:value="0.032221" calcext:value-type="float">
            <text:p>0.03222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5862" calcext:value-type="float">
            <text:p>1.385862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28876" calcext:value-type="float">
            <text:p>0.028876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6242" calcext:value-type="float">
            <text:p>1.386242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0.028937" calcext:value-type="float">
            <text:p>0.02893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8662" calcext:value-type="float">
            <text:p>1.38662</text:p>
          </table:table-cell>
          <table:table-cell office:value-type="float" office:value="0.019021" calcext:value-type="float">
            <text:p>0.019021</text:p>
          </table:table-cell>
          <table:table-cell office:value-type="float" office:value="0.025538" calcext:value-type="float">
            <text:p>0.025538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86996" calcext:value-type="float">
            <text:p>1.386996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30736" calcext:value-type="float">
            <text:p>0.030736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87372" calcext:value-type="float">
            <text:p>1.387372</text:p>
          </table:table-cell>
          <table:table-cell office:value-type="float" office:value="0.019008" calcext:value-type="float">
            <text:p>0.019008</text:p>
          </table:table-cell>
          <table:table-cell office:value-type="float" office:value="0.032552" calcext:value-type="float">
            <text:p>0.03255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87746" calcext:value-type="float">
            <text:p>1.387746</text:p>
          </table:table-cell>
          <table:table-cell office:value-type="float" office:value="0.019687" calcext:value-type="float">
            <text:p>0.019687</text:p>
          </table:table-cell>
          <table:table-cell office:value-type="float" office:value="0.032664" calcext:value-type="float">
            <text:p>0.032664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88119" calcext:value-type="float">
            <text:p>1.388119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.031045" calcext:value-type="float">
            <text:p>0.031045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88491" calcext:value-type="float">
            <text:p>1.388491</text:p>
          </table:table-cell>
          <table:table-cell office:value-type="float" office:value="0.022302" calcext:value-type="float">
            <text:p>0.022302</text:p>
          </table:table-cell>
          <table:table-cell office:value-type="float" office:value="0.031129" calcext:value-type="float">
            <text:p>0.03112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8861" calcext:value-type="float">
            <text:p>1.388861</text:p>
          </table:table-cell>
          <table:table-cell office:value-type="float" office:value="0.023198" calcext:value-type="float">
            <text:p>0.023198</text:p>
          </table:table-cell>
          <table:table-cell office:value-type="float" office:value="0.029482" calcext:value-type="float">
            <text:p>0.029482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89231" calcext:value-type="float">
            <text:p>1.389231</text:p>
          </table:table-cell>
          <table:table-cell office:value-type="float" office:value="0.024988" calcext:value-type="float">
            <text:p>0.024988</text:p>
          </table:table-cell>
          <table:table-cell office:value-type="float" office:value="0.031269" calcext:value-type="float">
            <text:p>0.03126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9599" calcext:value-type="float">
            <text:p>1.389599</text:p>
          </table:table-cell>
          <table:table-cell office:value-type="float" office:value="0.026296" calcext:value-type="float">
            <text:p>0.026296</text:p>
          </table:table-cell>
          <table:table-cell office:value-type="float" office:value="0.029622" calcext:value-type="float">
            <text:p>0.02962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89966" calcext:value-type="float">
            <text:p>1.389966</text:p>
          </table:table-cell>
          <table:table-cell office:value-type="float" office:value="0.027233" calcext:value-type="float">
            <text:p>0.027233</text:p>
          </table:table-cell>
          <table:table-cell office:value-type="float" office:value="0.033137" calcext:value-type="float">
            <text:p>0.033137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90331" calcext:value-type="float">
            <text:p>1.390331</text:p>
          </table:table-cell>
          <table:table-cell office:value-type="float" office:value="0.027989" calcext:value-type="float">
            <text:p>0.027989</text:p>
          </table:table-cell>
          <table:table-cell office:value-type="float" office:value="0.033245" calcext:value-type="float">
            <text:p>0.033245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0696" calcext:value-type="float">
            <text:p>1.390696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31622" calcext:value-type="float">
            <text:p>0.03162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1059" calcext:value-type="float">
            <text:p>1.3910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9972" calcext:value-type="float">
            <text:p>0.02997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1421" calcext:value-type="float">
            <text:p>1.391421</text:p>
          </table:table-cell>
          <table:table-cell office:value-type="float" office:value="0.029466" calcext:value-type="float">
            <text:p>0.029466</text:p>
          </table:table-cell>
          <table:table-cell office:value-type="float" office:value="0.030026" calcext:value-type="float">
            <text:p>0.03002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1782" calcext:value-type="float">
            <text:p>1.391782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31808" calcext:value-type="float">
            <text:p>0.031808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2141" calcext:value-type="float">
            <text:p>1.392141</text:p>
          </table:table-cell>
          <table:table-cell office:value-type="float" office:value="0.030343" calcext:value-type="float">
            <text:p>0.030343</text:p>
          </table:table-cell>
          <table:table-cell office:value-type="float" office:value="0.031887" calcext:value-type="float">
            <text:p>0.03188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25" calcext:value-type="float">
            <text:p>1.3925</text:p>
          </table:table-cell>
          <table:table-cell office:value-type="float" office:value="0.030694" calcext:value-type="float">
            <text:p>0.030694</text:p>
          </table:table-cell>
          <table:table-cell office:value-type="float" office:value="0.031965" calcext:value-type="float">
            <text:p>0.031965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2857" calcext:value-type="float">
            <text:p>1.392857</text:p>
          </table:table-cell>
          <table:table-cell office:value-type="float" office:value="0.030913" calcext:value-type="float">
            <text:p>0.030913</text:p>
          </table:table-cell>
          <table:table-cell office:value-type="float" office:value="0.030312" calcext:value-type="float">
            <text:p>0.03031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3213" calcext:value-type="float">
            <text:p>1.393213</text:p>
          </table:table-cell>
          <table:table-cell office:value-type="float" office:value="0.030641" calcext:value-type="float">
            <text:p>0.030641</text:p>
          </table:table-cell>
          <table:table-cell office:value-type="float" office:value="0.030363" calcext:value-type="float">
            <text:p>0.03036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3568" calcext:value-type="float">
            <text:p>1.393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30413" calcext:value-type="float">
            <text:p>0.03041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3921" calcext:value-type="float">
            <text:p>1.393921</text:p>
          </table:table-cell>
          <table:table-cell office:value-type="float" office:value="0.028842" calcext:value-type="float">
            <text:p>0.028842</text:p>
          </table:table-cell>
          <table:table-cell office:value-type="float" office:value="0.028733" calcext:value-type="float">
            <text:p>0.02873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4274" calcext:value-type="float">
            <text:p>1.394274</text:p>
          </table:table-cell>
          <table:table-cell office:value-type="float" office:value="0.028145" calcext:value-type="float">
            <text:p>0.028145</text:p>
          </table:table-cell>
          <table:table-cell office:value-type="float" office:value="0.028755" calcext:value-type="float">
            <text:p>0.02875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4625" calcext:value-type="float">
            <text:p>1.394625</text:p>
          </table:table-cell>
          <table:table-cell office:value-type="float" office:value="0.028457" calcext:value-type="float">
            <text:p>0.028457</text:p>
          </table:table-cell>
          <table:table-cell office:value-type="float" office:value="0.028777" calcext:value-type="float">
            <text:p>0.028777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4975" calcext:value-type="float">
            <text:p>1.39497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0529" calcext:value-type="float">
            <text:p>0.030529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5324" calcext:value-type="float">
            <text:p>1.395324</text:p>
          </table:table-cell>
          <table:table-cell office:value-type="float" office:value="0.027969" calcext:value-type="float">
            <text:p>0.027969</text:p>
          </table:table-cell>
          <table:table-cell office:value-type="float" office:value="0.032306" calcext:value-type="float">
            <text:p>0.03230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5672" calcext:value-type="float">
            <text:p>1.395672</text:p>
          </table:table-cell>
          <table:table-cell office:value-type="float" office:value="0.027625" calcext:value-type="float">
            <text:p>0.027625</text:p>
          </table:table-cell>
          <table:table-cell office:value-type="float" office:value="0.032379" calcext:value-type="float">
            <text:p>0.032379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396019" calcext:value-type="float">
            <text:p>1.396019</text:p>
          </table:table-cell>
          <table:table-cell office:value-type="float" office:value="0.028149" calcext:value-type="float">
            <text:p>0.028149</text:p>
          </table:table-cell>
          <table:table-cell office:value-type="float" office:value="0.035912" calcext:value-type="float">
            <text:p>0.03591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96364" calcext:value-type="float">
            <text:p>1.396364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27386" calcext:value-type="float">
            <text:p>0.027386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6708" calcext:value-type="float">
            <text:p>1.396708</text:p>
          </table:table-cell>
          <table:table-cell office:value-type="float" office:value="0.028586" calcext:value-type="float">
            <text:p>0.028586</text:p>
          </table:table-cell>
          <table:table-cell office:value-type="float" office:value="0.029109" calcext:value-type="float">
            <text:p>0.029109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7052" calcext:value-type="float">
            <text:p>1.397052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0.032587" calcext:value-type="float">
            <text:p>0.03258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7394" calcext:value-type="float">
            <text:p>1.397394</text:p>
          </table:table-cell>
          <table:table-cell office:value-type="float" office:value="0.029665" calcext:value-type="float">
            <text:p>0.029665</text:p>
          </table:table-cell>
          <table:table-cell office:value-type="float" office:value="0.032657" calcext:value-type="float">
            <text:p>0.032657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397735" calcext:value-type="float">
            <text:p>1.397735</text:p>
          </table:table-cell>
          <table:table-cell office:value-type="float" office:value="0.029449" calcext:value-type="float">
            <text:p>0.029449</text:p>
          </table:table-cell>
          <table:table-cell office:value-type="float" office:value="0.034457" calcext:value-type="float">
            <text:p>0.03445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8075" calcext:value-type="float">
            <text:p>1.398075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32823" calcext:value-type="float">
            <text:p>0.03282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8413" calcext:value-type="float">
            <text:p>1.398413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031161" calcext:value-type="float">
            <text:p>0.031161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8751" calcext:value-type="float">
            <text:p>1.398751</text:p>
          </table:table-cell>
          <table:table-cell office:value-type="float" office:value="0.029158" calcext:value-type="float">
            <text:p>0.029158</text:p>
          </table:table-cell>
          <table:table-cell office:value-type="float" office:value="0.032933" calcext:value-type="float">
            <text:p>0.032933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9087" calcext:value-type="float">
            <text:p>1.399087</text:p>
          </table:table-cell>
          <table:table-cell office:value-type="float" office:value="0.029122" calcext:value-type="float">
            <text:p>0.029122</text:p>
          </table:table-cell>
          <table:table-cell office:value-type="float" office:value="0.033001" calcext:value-type="float">
            <text:p>0.03300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9423" calcext:value-type="float">
            <text:p>1.399423</text:p>
          </table:table-cell>
          <table:table-cell office:value-type="float" office:value="0.028828" calcext:value-type="float">
            <text:p>0.028828</text:p>
          </table:table-cell>
          <table:table-cell office:value-type="float" office:value="0.031338" calcext:value-type="float">
            <text:p>0.03133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9757" calcext:value-type="float">
            <text:p>1.399757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31378" calcext:value-type="float">
            <text:p>0.031378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40009" calcext:value-type="float">
            <text:p>1.40009</text:p>
          </table:table-cell>
          <table:table-cell office:value-type="float" office:value="0.028746" calcext:value-type="float">
            <text:p>0.028746</text:p>
          </table:table-cell>
          <table:table-cell office:value-type="float" office:value="0.036608" calcext:value-type="float">
            <text:p>0.03660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400422" calcext:value-type="float">
            <text:p>1.400422</text:p>
          </table:table-cell>
          <table:table-cell office:value-type="float" office:value="0.028898" calcext:value-type="float">
            <text:p>0.028898</text:p>
          </table:table-cell>
          <table:table-cell office:value-type="float" office:value="0.029806" calcext:value-type="float">
            <text:p>0.02980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0753" calcext:value-type="float">
            <text:p>1.400753</text:p>
          </table:table-cell>
          <table:table-cell office:value-type="float" office:value="0.028447" calcext:value-type="float">
            <text:p>0.028447</text:p>
          </table:table-cell>
          <table:table-cell office:value-type="float" office:value="0.033279" calcext:value-type="float">
            <text:p>0.033279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1083" calcext:value-type="float">
            <text:p>1.401083</text:p>
          </table:table-cell>
          <table:table-cell office:value-type="float" office:value="0.028326" calcext:value-type="float">
            <text:p>0.028326</text:p>
          </table:table-cell>
          <table:table-cell office:value-type="float" office:value="0.035073" calcext:value-type="float">
            <text:p>0.035073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1411" calcext:value-type="float">
            <text:p>1.401411</text:p>
          </table:table-cell>
          <table:table-cell office:value-type="float" office:value="0.028122" calcext:value-type="float">
            <text:p>0.028122</text:p>
          </table:table-cell>
          <table:table-cell office:value-type="float" office:value="0.035163" calcext:value-type="float">
            <text:p>0.03516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1739" calcext:value-type="float">
            <text:p>1.401739</text:p>
          </table:table-cell>
          <table:table-cell office:value-type="float" office:value="0.028693" calcext:value-type="float">
            <text:p>0.028693</text:p>
          </table:table-cell>
          <table:table-cell office:value-type="float" office:value="0.031793" calcext:value-type="float">
            <text:p>0.031793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2065" calcext:value-type="float">
            <text:p>1.402065</text:p>
          </table:table-cell>
          <table:table-cell office:value-type="float" office:value="0.030531" calcext:value-type="float">
            <text:p>0.030531</text:p>
          </table:table-cell>
          <table:table-cell office:value-type="float" office:value="0.03529" calcext:value-type="float">
            <text:p>0.0352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2391" calcext:value-type="float">
            <text:p>1.402391</text:p>
          </table:table-cell>
          <table:table-cell office:value-type="float" office:value="0.031267" calcext:value-type="float">
            <text:p>0.031267</text:p>
          </table:table-cell>
          <table:table-cell office:value-type="float" office:value="0.031918" calcext:value-type="float">
            <text:p>0.031918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2715" calcext:value-type="float">
            <text:p>1.402715</text:p>
          </table:table-cell>
          <table:table-cell office:value-type="float" office:value="0.033336" calcext:value-type="float">
            <text:p>0.033336</text:p>
          </table:table-cell>
          <table:table-cell office:value-type="float" office:value="0.035414" calcext:value-type="float">
            <text:p>0.035414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3038" calcext:value-type="float">
            <text:p>1.403038</text:p>
          </table:table-cell>
          <table:table-cell office:value-type="float" office:value="0.034953" calcext:value-type="float">
            <text:p>0.034953</text:p>
          </table:table-cell>
          <table:table-cell office:value-type="float" office:value="0.035502" calcext:value-type="float">
            <text:p>0.03550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3361" calcext:value-type="float">
            <text:p>1.403361</text:p>
          </table:table-cell>
          <table:table-cell office:value-type="float" office:value="0.035324" calcext:value-type="float">
            <text:p>0.035324</text:p>
          </table:table-cell>
          <table:table-cell office:value-type="float" office:value="0.035589" calcext:value-type="float">
            <text:p>0.03558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403682" calcext:value-type="float">
            <text:p>1.403682</text:p>
          </table:table-cell>
          <table:table-cell office:value-type="float" office:value="0.035977" calcext:value-type="float">
            <text:p>0.035977</text:p>
          </table:table-cell>
          <table:table-cell office:value-type="float" office:value="0.028756" calcext:value-type="float">
            <text:p>0.02875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4002" calcext:value-type="float">
            <text:p>1.404002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033927" calcext:value-type="float">
            <text:p>0.03392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4321" calcext:value-type="float">
            <text:p>1.40432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33986" calcext:value-type="float">
            <text:p>0.033986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4639" calcext:value-type="float">
            <text:p>1.404639</text:p>
          </table:table-cell>
          <table:table-cell office:value-type="float" office:value="0.036062" calcext:value-type="float">
            <text:p>0.036062</text:p>
          </table:table-cell>
          <table:table-cell office:value-type="float" office:value="0.035775" calcext:value-type="float">
            <text:p>0.035775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4956" calcext:value-type="float">
            <text:p>1.404956</text:p>
          </table:table-cell>
          <table:table-cell office:value-type="float" office:value="0.03518" calcext:value-type="float">
            <text:p>0.03518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5271" calcext:value-type="float">
            <text:p>1.405271</text:p>
          </table:table-cell>
          <table:table-cell office:value-type="float" office:value="0.034056" calcext:value-type="float">
            <text:p>0.034056</text:p>
          </table:table-cell>
          <table:table-cell office:value-type="float" office:value="0.034162" calcext:value-type="float">
            <text:p>0.03416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5586" calcext:value-type="float">
            <text:p>1.405586</text:p>
          </table:table-cell>
          <table:table-cell office:value-type="float" office:value="0.032711" calcext:value-type="float">
            <text:p>0.032711</text:p>
          </table:table-cell>
          <table:table-cell office:value-type="float" office:value="0.035949" calcext:value-type="float">
            <text:p>0.03594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4059" calcext:value-type="float">
            <text:p>1.4059</text:p>
          </table:table-cell>
          <table:table-cell office:value-type="float" office:value="0.030549" calcext:value-type="float">
            <text:p>0.030549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6213" calcext:value-type="float">
            <text:p>1.406213</text:p>
          </table:table-cell>
          <table:table-cell office:value-type="float" office:value="0.029351" calcext:value-type="float">
            <text:p>0.029351</text:p>
          </table:table-cell>
          <table:table-cell office:value-type="float" office:value="0.032498" calcext:value-type="float">
            <text:p>0.032498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6524" calcext:value-type="float">
            <text:p>1.406524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34257" calcext:value-type="float">
            <text:p>0.034257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6835" calcext:value-type="float">
            <text:p>1.406835</text:p>
          </table:table-cell>
          <table:table-cell office:value-type="float" office:value="0.028018" calcext:value-type="float">
            <text:p>0.028018</text:p>
          </table:table-cell>
          <table:table-cell office:value-type="float" office:value="0.032583" calcext:value-type="float">
            <text:p>0.032583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7144" calcext:value-type="float">
            <text:p>1.407144</text:p>
          </table:table-cell>
          <table:table-cell office:value-type="float" office:value="0.028087" calcext:value-type="float">
            <text:p>0.028087</text:p>
          </table:table-cell>
          <table:table-cell office:value-type="float" office:value="0.034342" calcext:value-type="float">
            <text:p>0.03434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7453" calcext:value-type="float">
            <text:p>1.407453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036126" calcext:value-type="float">
            <text:p>0.036126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7761" calcext:value-type="float">
            <text:p>1.407761</text:p>
          </table:table-cell>
          <table:table-cell office:value-type="float" office:value="0.029496" calcext:value-type="float">
            <text:p>0.029496</text:p>
          </table:table-cell>
          <table:table-cell office:value-type="float" office:value="0.036206" calcext:value-type="float">
            <text:p>0.03620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8067" calcext:value-type="float">
            <text:p>1.408067</text:p>
          </table:table-cell>
          <table:table-cell office:value-type="float" office:value="0.030341" calcext:value-type="float">
            <text:p>0.030341</text:p>
          </table:table-cell>
          <table:table-cell office:value-type="float" office:value="0.034556" calcext:value-type="float">
            <text:p>0.03455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8353" calcext:value-type="float">
            <text:p>1.408353</text:p>
          </table:table-cell>
          <table:table-cell office:value-type="float" office:value="0.032392" calcext:value-type="float">
            <text:p>0.032392</text:p>
          </table:table-cell>
          <table:table-cell office:value-type="float" office:value="0.034612" calcext:value-type="float">
            <text:p>0.034612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8589" calcext:value-type="float">
            <text:p>1.408589</text:p>
          </table:table-cell>
          <table:table-cell office:value-type="float" office:value="0.033562" calcext:value-type="float">
            <text:p>0.033562</text:p>
          </table:table-cell>
          <table:table-cell office:value-type="float" office:value="0.036403" calcext:value-type="float">
            <text:p>0.036403</text:p>
          </table:table-cell>
        </table:table-row>
        <table:table-row table:style-name="ro1">
          <table:table-cell office:value-type="float" office:value="1.480978" calcext:value-type="float">
            <text:p>1.480978</text:p>
          </table:table-cell>
          <table:table-cell office:value-type="float" office:value="1.408776" calcext:value-type="float">
            <text:p>1.408776</text:p>
          </table:table-cell>
          <table:table-cell office:value-type="float" office:value="0.03494" calcext:value-type="float">
            <text:p>0.03494</text:p>
          </table:table-cell>
          <table:table-cell office:value-type="float" office:value="0.038227" calcext:value-type="float">
            <text:p>0.038227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8913" calcext:value-type="float">
            <text:p>1.408913</text:p>
          </table:table-cell>
          <table:table-cell office:value-type="float" office:value="0.035827" calcext:value-type="float">
            <text:p>0.035827</text:p>
          </table:table-cell>
          <table:table-cell office:value-type="float" office:value="0.036624" calcext:value-type="float">
            <text:p>0.036624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9001" calcext:value-type="float">
            <text:p>1.409001</text:p>
          </table:table-cell>
          <table:table-cell office:value-type="float" office:value="0.036626" calcext:value-type="float">
            <text:p>0.03662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904" calcext:value-type="float">
            <text:p>1.40904</text:p>
          </table:table-cell>
          <table:table-cell office:value-type="float" office:value="0.037327" calcext:value-type="float">
            <text:p>0.037327</text:p>
          </table:table-cell>
          <table:table-cell office:value-type="float" office:value="0.036816" calcext:value-type="float">
            <text:p>0.03681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903" calcext:value-type="float">
            <text:p>1.40903</text:p>
          </table:table-cell>
          <table:table-cell office:value-type="float" office:value="0.037697" calcext:value-type="float">
            <text:p>0.037697</text:p>
          </table:table-cell>
          <table:table-cell office:value-type="float" office:value="0.035205" calcext:value-type="float">
            <text:p>0.03520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408972" calcext:value-type="float">
            <text:p>1.408972</text:p>
          </table:table-cell>
          <table:table-cell office:value-type="float" office:value="0.037645" calcext:value-type="float">
            <text:p>0.037645</text:p>
          </table:table-cell>
          <table:table-cell office:value-type="float" office:value="0.031844" calcext:value-type="float">
            <text:p>0.031844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8867" calcext:value-type="float">
            <text:p>1.408867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35357" calcext:value-type="float">
            <text:p>0.035357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8714" calcext:value-type="float">
            <text:p>1.408714</text:p>
          </table:table-cell>
          <table:table-cell office:value-type="float" office:value="0.036797" calcext:value-type="float">
            <text:p>0.036797</text:p>
          </table:table-cell>
          <table:table-cell office:value-type="float" office:value="0.037199" calcext:value-type="float">
            <text:p>0.037199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8512" calcext:value-type="float">
            <text:p>1.408512</text:p>
          </table:table-cell>
          <table:table-cell office:value-type="float" office:value="0.036336" calcext:value-type="float">
            <text:p>0.036336</text:p>
          </table:table-cell>
          <table:table-cell office:value-type="float" office:value="0.035614" calcext:value-type="float">
            <text:p>0.03561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408263" calcext:value-type="float">
            <text:p>1.408263</text:p>
          </table:table-cell>
          <table:table-cell office:value-type="float" office:value="0.036375" calcext:value-type="float">
            <text:p>0.036375</text:p>
          </table:table-cell>
          <table:table-cell office:value-type="float" office:value="0.03228" calcext:value-type="float">
            <text:p>0.03228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7967" calcext:value-type="float">
            <text:p>1.407967</text:p>
          </table:table-cell>
          <table:table-cell office:value-type="float" office:value="0.036887" calcext:value-type="float">
            <text:p>0.036887</text:p>
          </table:table-cell>
          <table:table-cell office:value-type="float" office:value="0.037549" calcext:value-type="float">
            <text:p>0.037549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7624" calcext:value-type="float">
            <text:p>1.407624</text:p>
          </table:table-cell>
          <table:table-cell office:value-type="float" office:value="0.037116" calcext:value-type="float">
            <text:p>0.037116</text:p>
          </table:table-cell>
          <table:table-cell office:value-type="float" office:value="0.035985" calcext:value-type="float">
            <text:p>0.03598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407233" calcext:value-type="float">
            <text:p>1.407233</text:p>
          </table:table-cell>
          <table:table-cell office:value-type="float" office:value="0.038081" calcext:value-type="float">
            <text:p>0.038081</text:p>
          </table:table-cell>
          <table:table-cell office:value-type="float" office:value="0.03267" calcext:value-type="float">
            <text:p>0.03267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6796" calcext:value-type="float">
            <text:p>1.406796</text:p>
          </table:table-cell>
          <table:table-cell office:value-type="float" office:value="0.038798" calcext:value-type="float">
            <text:p>0.038798</text:p>
          </table:table-cell>
          <table:table-cell office:value-type="float" office:value="0.036231" calcext:value-type="float">
            <text:p>0.03623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6312" calcext:value-type="float">
            <text:p>1.406312</text:p>
          </table:table-cell>
          <table:table-cell office:value-type="float" office:value="0.038818" calcext:value-type="float">
            <text:p>0.038818</text:p>
          </table:table-cell>
          <table:table-cell office:value-type="float" office:value="0.034661" calcext:value-type="float">
            <text:p>0.03466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5782" calcext:value-type="float">
            <text:p>1.405782</text:p>
          </table:table-cell>
          <table:table-cell office:value-type="float" office:value="0.039509" calcext:value-type="float">
            <text:p>0.039509</text:p>
          </table:table-cell>
          <table:table-cell office:value-type="float" office:value="0.034801" calcext:value-type="float">
            <text:p>0.03480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5206" calcext:value-type="float">
            <text:p>1.405206</text:p>
          </table:table-cell>
          <table:table-cell office:value-type="float" office:value="0.040022" calcext:value-type="float">
            <text:p>0.040022</text:p>
          </table:table-cell>
          <table:table-cell office:value-type="float" office:value="0.034949" calcext:value-type="float">
            <text:p>0.034949</text:p>
          </table:table-cell>
        </table:table-row>
        <table:table-row table:style-name="ro1">
          <table:table-cell office:value-type="float" office:value="1.467872" calcext:value-type="float">
            <text:p>1.467872</text:p>
          </table:table-cell>
          <table:table-cell office:value-type="float" office:value="1.404583" calcext:value-type="float">
            <text:p>1.404583</text:p>
          </table:table-cell>
          <table:table-cell office:value-type="float" office:value="0.040643" calcext:value-type="float">
            <text:p>0.040643</text:p>
          </table:table-cell>
          <table:table-cell office:value-type="float" office:value="0.038564" calcext:value-type="float">
            <text:p>0.038564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3914" calcext:value-type="float">
            <text:p>1.403914</text:p>
          </table:table-cell>
          <table:table-cell office:value-type="float" office:value="0.041129" calcext:value-type="float">
            <text:p>0.041129</text:p>
          </table:table-cell>
          <table:table-cell office:value-type="float" office:value="0.035319" calcext:value-type="float">
            <text:p>0.03531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4032" calcext:value-type="float">
            <text:p>1.4032</text:p>
          </table:table-cell>
          <table:table-cell office:value-type="float" office:value="0.041069" calcext:value-type="float">
            <text:p>0.041069</text:p>
          </table:table-cell>
          <table:table-cell office:value-type="float" office:value="0.035489" calcext:value-type="float">
            <text:p>0.03548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40244" calcext:value-type="float">
            <text:p>1.40244</text:p>
          </table:table-cell>
          <table:table-cell office:value-type="float" office:value="0.041354" calcext:value-type="float">
            <text:p>0.041354</text:p>
          </table:table-cell>
          <table:table-cell office:value-type="float" office:value="0.033936" calcext:value-type="float">
            <text:p>0.03393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401634" calcext:value-type="float">
            <text:p>1.401634</text:p>
          </table:table-cell>
          <table:table-cell office:value-type="float" office:value="0.041176" calcext:value-type="float">
            <text:p>0.041176</text:p>
          </table:table-cell>
          <table:table-cell office:value-type="float" office:value="0.037555" calcext:value-type="float">
            <text:p>0.03755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400784" calcext:value-type="float">
            <text:p>1.400784</text:p>
          </table:table-cell>
          <table:table-cell office:value-type="float" office:value="0.040954" calcext:value-type="float">
            <text:p>0.040954</text:p>
          </table:table-cell>
          <table:table-cell office:value-type="float" office:value="0.032583" calcext:value-type="float">
            <text:p>0.03258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9889" calcext:value-type="float">
            <text:p>1.399889</text:p>
          </table:table-cell>
          <table:table-cell office:value-type="float" office:value="0.040675" calcext:value-type="float">
            <text:p>0.040675</text:p>
          </table:table-cell>
          <table:table-cell office:value-type="float" office:value="0.034461" calcext:value-type="float">
            <text:p>0.03446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8949" calcext:value-type="float">
            <text:p>1.398949</text:p>
          </table:table-cell>
          <table:table-cell office:value-type="float" office:value="0.040646" calcext:value-type="float">
            <text:p>0.040646</text:p>
          </table:table-cell>
          <table:table-cell office:value-type="float" office:value="0.034642" calcext:value-type="float">
            <text:p>0.03464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7966" calcext:value-type="float">
            <text:p>1.397966</text:p>
          </table:table-cell>
          <table:table-cell office:value-type="float" office:value="0.040782" calcext:value-type="float">
            <text:p>0.040782</text:p>
          </table:table-cell>
          <table:table-cell office:value-type="float" office:value="0.034831" calcext:value-type="float">
            <text:p>0.03483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6938" calcext:value-type="float">
            <text:p>1.396938</text:p>
          </table:table-cell>
          <table:table-cell office:value-type="float" office:value="0.040918" calcext:value-type="float">
            <text:p>0.040918</text:p>
          </table:table-cell>
          <table:table-cell office:value-type="float" office:value="0.035028" calcext:value-type="float">
            <text:p>0.035028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95866" calcext:value-type="float">
            <text:p>1.395866</text:p>
          </table:table-cell>
          <table:table-cell office:value-type="float" office:value="0.041071" calcext:value-type="float">
            <text:p>0.041071</text:p>
          </table:table-cell>
          <table:table-cell office:value-type="float" office:value="0.038693" calcext:value-type="float">
            <text:p>0.03869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4749" calcext:value-type="float">
            <text:p>1.394749</text:p>
          </table:table-cell>
          <table:table-cell office:value-type="float" office:value="0.041115" calcext:value-type="float">
            <text:p>0.041115</text:p>
          </table:table-cell>
          <table:table-cell office:value-type="float" office:value="0.035498" calcext:value-type="float">
            <text:p>0.03549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93589" calcext:value-type="float">
            <text:p>1.393589</text:p>
          </table:table-cell>
          <table:table-cell office:value-type="float" office:value="0.041459" calcext:value-type="float">
            <text:p>0.041459</text:p>
          </table:table-cell>
          <table:table-cell office:value-type="float" office:value="0.037449" calcext:value-type="float">
            <text:p>0.03744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92384" calcext:value-type="float">
            <text:p>1.392384</text:p>
          </table:table-cell>
          <table:table-cell office:value-type="float" office:value="0.041465" calcext:value-type="float">
            <text:p>0.041465</text:p>
          </table:table-cell>
          <table:table-cell office:value-type="float" office:value="0.034244" calcext:value-type="float">
            <text:p>0.03424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91137" calcext:value-type="float">
            <text:p>1.391137</text:p>
          </table:table-cell>
          <table:table-cell office:value-type="float" office:value="0.04171" calcext:value-type="float">
            <text:p>0.04171</text:p>
          </table:table-cell>
          <table:table-cell office:value-type="float" office:value="0.036185" calcext:value-type="float">
            <text:p>0.03618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9846" calcext:value-type="float">
            <text:p>1.389846</text:p>
          </table:table-cell>
          <table:table-cell office:value-type="float" office:value="0.041896" calcext:value-type="float">
            <text:p>0.041896</text:p>
          </table:table-cell>
          <table:table-cell office:value-type="float" office:value="0.03643" calcext:value-type="float">
            <text:p>0.0364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8512" calcext:value-type="float">
            <text:p>1.388512</text:p>
          </table:table-cell>
          <table:table-cell office:value-type="float" office:value="0.041544" calcext:value-type="float">
            <text:p>0.041544</text:p>
          </table:table-cell>
          <table:table-cell office:value-type="float" office:value="0.036683" calcext:value-type="float">
            <text:p>0.036683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7135" calcext:value-type="float">
            <text:p>1.387135</text:p>
          </table:table-cell>
          <table:table-cell office:value-type="float" office:value="0.041947" calcext:value-type="float">
            <text:p>0.041947</text:p>
          </table:table-cell>
          <table:table-cell office:value-type="float" office:value="0.038675" calcext:value-type="float">
            <text:p>0.03867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5714" calcext:value-type="float">
            <text:p>1.385714</text:p>
          </table:table-cell>
          <table:table-cell office:value-type="float" office:value="0.041644" calcext:value-type="float">
            <text:p>0.041644</text:p>
          </table:table-cell>
          <table:table-cell office:value-type="float" office:value="0.037242" calcext:value-type="float">
            <text:p>0.03724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84251" calcext:value-type="float">
            <text:p>1.384251</text:p>
          </table:table-cell>
          <table:table-cell office:value-type="float" office:value="0.042525" calcext:value-type="float">
            <text:p>0.042525</text:p>
          </table:table-cell>
          <table:table-cell office:value-type="float" office:value="0.03925" calcext:value-type="float">
            <text:p>0.0392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82745" calcext:value-type="float">
            <text:p>1.382745</text:p>
          </table:table-cell>
          <table:table-cell office:value-type="float" office:value="0.043397" calcext:value-type="float">
            <text:p>0.043397</text:p>
          </table:table-cell>
          <table:table-cell office:value-type="float" office:value="0.036104" calcext:value-type="float">
            <text:p>0.03610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81197" calcext:value-type="float">
            <text:p>1.381197</text:p>
          </table:table-cell>
          <table:table-cell office:value-type="float" office:value="0.043881" calcext:value-type="float">
            <text:p>0.043881</text:p>
          </table:table-cell>
          <table:table-cell office:value-type="float" office:value="0.038104" calcext:value-type="float">
            <text:p>0.03810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79606" calcext:value-type="float">
            <text:p>1.379606</text:p>
          </table:table-cell>
          <table:table-cell office:value-type="float" office:value="0.044225" calcext:value-type="float">
            <text:p>0.044225</text:p>
          </table:table-cell>
          <table:table-cell office:value-type="float" office:value="0.038409" calcext:value-type="float">
            <text:p>0.03840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77974" calcext:value-type="float">
            <text:p>1.377974</text:p>
          </table:table-cell>
          <table:table-cell office:value-type="float" office:value="0.044229" calcext:value-type="float">
            <text:p>0.044229</text:p>
          </table:table-cell>
          <table:table-cell office:value-type="float" office:value="0.036992" calcext:value-type="float">
            <text:p>0.03699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763" calcext:value-type="float">
            <text:p>1.3763</text:p>
          </table:table-cell>
          <table:table-cell office:value-type="float" office:value="0.043987" calcext:value-type="float">
            <text:p>0.043987</text:p>
          </table:table-cell>
          <table:table-cell office:value-type="float" office:value="0.039018" calcext:value-type="float">
            <text:p>0.03901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74583" calcext:value-type="float">
            <text:p>1.374583</text:p>
          </table:table-cell>
          <table:table-cell office:value-type="float" office:value="0.043497" calcext:value-type="float">
            <text:p>0.043497</text:p>
          </table:table-cell>
          <table:table-cell office:value-type="float" office:value="0.041079" calcext:value-type="float">
            <text:p>0.04107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72825" calcext:value-type="float">
            <text:p>1.372825</text:p>
          </table:table-cell>
          <table:table-cell office:value-type="float" office:value="0.043758" calcext:value-type="float">
            <text:p>0.043758</text:p>
          </table:table-cell>
          <table:table-cell office:value-type="float" office:value="0.037985" calcext:value-type="float">
            <text:p>0.03798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71026" calcext:value-type="float">
            <text:p>1.371026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0.036578" calcext:value-type="float">
            <text:p>0.03657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69185" calcext:value-type="float">
            <text:p>1.369185</text:p>
          </table:table-cell>
          <table:table-cell office:value-type="float" office:value="0.04266" calcext:value-type="float">
            <text:p>0.04266</text:p>
          </table:table-cell>
          <table:table-cell office:value-type="float" office:value="0.040344" calcext:value-type="float">
            <text:p>0.04034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67304" calcext:value-type="float">
            <text:p>1.367304</text:p>
          </table:table-cell>
          <table:table-cell office:value-type="float" office:value="0.042103" calcext:value-type="float">
            <text:p>0.042103</text:p>
          </table:table-cell>
          <table:table-cell office:value-type="float" office:value="0.037251" calcext:value-type="float">
            <text:p>0.03725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65382" calcext:value-type="float">
            <text:p>1.365382</text:p>
          </table:table-cell>
          <table:table-cell office:value-type="float" office:value="0.042759" calcext:value-type="float">
            <text:p>0.042759</text:p>
          </table:table-cell>
          <table:table-cell office:value-type="float" office:value="0.037574" calcext:value-type="float">
            <text:p>0.03757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6342" calcext:value-type="float">
            <text:p>1.36342</text:p>
          </table:table-cell>
          <table:table-cell office:value-type="float" office:value="0.044338" calcext:value-type="float">
            <text:p>0.044338</text:p>
          </table:table-cell>
          <table:table-cell office:value-type="float" office:value="0.034447" calcext:value-type="float">
            <text:p>0.03444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61419" calcext:value-type="float">
            <text:p>1.361419</text:p>
          </table:table-cell>
          <table:table-cell office:value-type="float" office:value="0.045171" calcext:value-type="float">
            <text:p>0.045171</text:p>
          </table:table-cell>
          <table:table-cell office:value-type="float" office:value="0.041657" calcext:value-type="float">
            <text:p>0.04165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59377" calcext:value-type="float">
            <text:p>1.359377</text:p>
          </table:table-cell>
          <table:table-cell office:value-type="float" office:value="0.047079" calcext:value-type="float">
            <text:p>0.047079</text:p>
          </table:table-cell>
          <table:table-cell office:value-type="float" office:value="0.040331" calcext:value-type="float">
            <text:p>0.04033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57295" calcext:value-type="float">
            <text:p>1.357295</text:p>
          </table:table-cell>
          <table:table-cell office:value-type="float" office:value="0.048722" calcext:value-type="float">
            <text:p>0.048722</text:p>
          </table:table-cell>
          <table:table-cell office:value-type="float" office:value="0.042448" calcext:value-type="float">
            <text:p>0.04244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55172" calcext:value-type="float">
            <text:p>1.355172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0.04114" calcext:value-type="float">
            <text:p>0.0411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53009" calcext:value-type="float">
            <text:p>1.353009</text:p>
          </table:table-cell>
          <table:table-cell office:value-type="float" office:value="0.052779" calcext:value-type="float">
            <text:p>0.052779</text:p>
          </table:table-cell>
          <table:table-cell office:value-type="float" office:value="0.043276" calcext:value-type="float">
            <text:p>0.04327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50806" calcext:value-type="float">
            <text:p>1.350806</text:p>
          </table:table-cell>
          <table:table-cell office:value-type="float" office:value="0.055142" calcext:value-type="float">
            <text:p>0.055142</text:p>
          </table:table-cell>
          <table:table-cell office:value-type="float" office:value="0.041988" calcext:value-type="float">
            <text:p>0.04198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8563" calcext:value-type="float">
            <text:p>1.348563</text:p>
          </table:table-cell>
          <table:table-cell office:value-type="float" office:value="0.057325" calcext:value-type="float">
            <text:p>0.057325</text:p>
          </table:table-cell>
          <table:table-cell office:value-type="float" office:value="0.040684" calcext:value-type="float">
            <text:p>0.04068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281" calcext:value-type="float">
            <text:p>1.346281</text:p>
          </table:table-cell>
          <table:table-cell office:value-type="float" office:value="0.060023" calcext:value-type="float">
            <text:p>0.060023</text:p>
          </table:table-cell>
          <table:table-cell office:value-type="float" office:value="0.039362" calcext:value-type="float">
            <text:p>0.03936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3961" calcext:value-type="float">
            <text:p>1.343961</text:p>
          </table:table-cell>
          <table:table-cell office:value-type="float" office:value="0.062008" calcext:value-type="float">
            <text:p>0.062008</text:p>
          </table:table-cell>
          <table:table-cell office:value-type="float" office:value="0.039755" calcext:value-type="float">
            <text:p>0.03975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1602" calcext:value-type="float">
            <text:p>1.341602</text:p>
          </table:table-cell>
          <table:table-cell office:value-type="float" office:value="0.064365" calcext:value-type="float">
            <text:p>0.064365</text:p>
          </table:table-cell>
          <table:table-cell office:value-type="float" office:value="0.041887" calcext:value-type="float">
            <text:p>0.04188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39204" calcext:value-type="float">
            <text:p>1.339204</text:p>
          </table:table-cell>
          <table:table-cell office:value-type="float" office:value="0.066117" calcext:value-type="float">
            <text:p>0.066117</text:p>
          </table:table-cell>
          <table:table-cell office:value-type="float" office:value="0.040595" calcext:value-type="float">
            <text:p>0.04059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6768" calcext:value-type="float">
            <text:p>1.336768</text:p>
          </table:table-cell>
          <table:table-cell office:value-type="float" office:value="0.066513" calcext:value-type="float">
            <text:p>0.066513</text:p>
          </table:table-cell>
          <table:table-cell office:value-type="float" office:value="0.039286" calcext:value-type="float">
            <text:p>0.03928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4295" calcext:value-type="float">
            <text:p>1.334295</text:p>
          </table:table-cell>
          <table:table-cell office:value-type="float" office:value="0.067096" calcext:value-type="float">
            <text:p>0.067096</text:p>
          </table:table-cell>
          <table:table-cell office:value-type="float" office:value="0.039691" calcext:value-type="float">
            <text:p>0.03969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1784" calcext:value-type="float">
            <text:p>1.331784</text:p>
          </table:table-cell>
          <table:table-cell office:value-type="float" office:value="0.067268" calcext:value-type="float">
            <text:p>0.067268</text:p>
          </table:table-cell>
          <table:table-cell office:value-type="float" office:value="0.038376" calcext:value-type="float">
            <text:p>0.03837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9236" calcext:value-type="float">
            <text:p>1.329236</text:p>
          </table:table-cell>
          <table:table-cell office:value-type="float" office:value="0.066865" calcext:value-type="float">
            <text:p>0.066865</text:p>
          </table:table-cell>
          <table:table-cell office:value-type="float" office:value="0.035315" calcext:value-type="float">
            <text:p>0.03531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6653" calcext:value-type="float">
            <text:p>1.326653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35672" calcext:value-type="float">
            <text:p>0.03567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4033" calcext:value-type="float">
            <text:p>1.324033</text:p>
          </table:table-cell>
          <table:table-cell office:value-type="float" office:value="0.066633" calcext:value-type="float">
            <text:p>0.066633</text:p>
          </table:table-cell>
          <table:table-cell office:value-type="float" office:value="0.036038" calcext:value-type="float">
            <text:p>0.03603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21378" calcext:value-type="float">
            <text:p>1.321378</text:p>
          </table:table-cell>
          <table:table-cell office:value-type="float" office:value="0.066264" calcext:value-type="float">
            <text:p>0.066264</text:p>
          </table:table-cell>
          <table:table-cell office:value-type="float" office:value="0.034684" calcext:value-type="float">
            <text:p>0.03468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8687" calcext:value-type="float">
            <text:p>1.318687</text:p>
          </table:table-cell>
          <table:table-cell office:value-type="float" office:value="0.065711" calcext:value-type="float">
            <text:p>0.065711</text:p>
          </table:table-cell>
          <table:table-cell office:value-type="float" office:value="0.035043" calcext:value-type="float">
            <text:p>0.03504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5962" calcext:value-type="float">
            <text:p>1.315962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0.037143" calcext:value-type="float">
            <text:p>0.03714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3201" calcext:value-type="float">
            <text:p>1.313201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35819" calcext:value-type="float">
            <text:p>0.03581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0405" calcext:value-type="float">
            <text:p>1.310405</text:p>
          </table:table-cell>
          <table:table-cell office:value-type="float" office:value="0.061595" calcext:value-type="float">
            <text:p>0.061595</text:p>
          </table:table-cell>
          <table:table-cell office:value-type="float" office:value="0.036209" calcext:value-type="float">
            <text:p>0.03620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7575" calcext:value-type="float">
            <text:p>1.307575</text:p>
          </table:table-cell>
          <table:table-cell office:value-type="float" office:value="0.059074" calcext:value-type="float">
            <text:p>0.059074</text:p>
          </table:table-cell>
          <table:table-cell office:value-type="float" office:value="0.03315" calcext:value-type="float">
            <text:p>0.0331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0471" calcext:value-type="float">
            <text:p>1.30471</text:p>
          </table:table-cell>
          <table:table-cell office:value-type="float" office:value="0.056726" calcext:value-type="float">
            <text:p>0.056726</text:p>
          </table:table-cell>
          <table:table-cell office:value-type="float" office:value="0.036968" calcext:value-type="float">
            <text:p>0.03696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1812" calcext:value-type="float">
            <text:p>1.301812</text:p>
          </table:table-cell>
          <table:table-cell office:value-type="float" office:value="0.053778" calcext:value-type="float">
            <text:p>0.053778</text:p>
          </table:table-cell>
          <table:table-cell office:value-type="float" office:value="0.033928" calcext:value-type="float">
            <text:p>0.03392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9888" calcext:value-type="float">
            <text:p>1.29888</text:p>
          </table:table-cell>
          <table:table-cell office:value-type="float" office:value="0.050926" calcext:value-type="float">
            <text:p>0.050926</text:p>
          </table:table-cell>
          <table:table-cell office:value-type="float" office:value="0.036037" calcext:value-type="float">
            <text:p>0.03603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95914" calcext:value-type="float">
            <text:p>1.295914</text:p>
          </table:table-cell>
          <table:table-cell office:value-type="float" office:value="0.047738" calcext:value-type="float">
            <text:p>0.047738</text:p>
          </table:table-cell>
          <table:table-cell office:value-type="float" office:value="0.036452" calcext:value-type="float">
            <text:p>0.03645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92915" calcext:value-type="float">
            <text:p>1.292915</text:p>
          </table:table-cell>
          <table:table-cell office:value-type="float" office:value="0.044679" calcext:value-type="float">
            <text:p>0.044679</text:p>
          </table:table-cell>
          <table:table-cell office:value-type="float" office:value="0.040337" calcext:value-type="float">
            <text:p>0.04033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89881" calcext:value-type="float">
            <text:p>1.289881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0.040825" calcext:value-type="float">
            <text:p>0.04082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86812" calcext:value-type="float">
            <text:p>1.286812</text:p>
          </table:table-cell>
          <table:table-cell office:value-type="float" office:value="0.039586" calcext:value-type="float">
            <text:p>0.039586</text:p>
          </table:table-cell>
          <table:table-cell office:value-type="float" office:value="0.041324" calcext:value-type="float">
            <text:p>0.04132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8371" calcext:value-type="float">
            <text:p>1.28371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038374" calcext:value-type="float">
            <text:p>0.03837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80574" calcext:value-type="float">
            <text:p>1.28057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42301" calcext:value-type="float">
            <text:p>0.04230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77404" calcext:value-type="float">
            <text:p>1.277404</text:p>
          </table:table-cell>
          <table:table-cell office:value-type="float" office:value="0.035418" calcext:value-type="float">
            <text:p>0.035418</text:p>
          </table:table-cell>
          <table:table-cell office:value-type="float" office:value="0.044562" calcext:value-type="float">
            <text:p>0.04456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742" calcext:value-type="float">
            <text:p>1.2742</text:p>
          </table:table-cell>
          <table:table-cell office:value-type="float" office:value="0.035394" calcext:value-type="float">
            <text:p>0.035394</text:p>
          </table:table-cell>
          <table:table-cell office:value-type="float" office:value="0.05205" calcext:value-type="float">
            <text:p>0.0520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7096" calcext:value-type="float">
            <text:p>1.27096</text:p>
          </table:table-cell>
          <table:table-cell office:value-type="float" office:value="0.035975" calcext:value-type="float">
            <text:p>0.035975</text:p>
          </table:table-cell>
          <table:table-cell office:value-type="float" office:value="0.038894" calcext:value-type="float">
            <text:p>0.03889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67688" calcext:value-type="float">
            <text:p>1.267688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046299" calcext:value-type="float">
            <text:p>0.04629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64382" calcext:value-type="float">
            <text:p>1.264382</text:p>
          </table:table-cell>
          <table:table-cell office:value-type="float" office:value="0.039263" calcext:value-type="float">
            <text:p>0.03926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61041" calcext:value-type="float">
            <text:p>1.261041</text:p>
          </table:table-cell>
          <table:table-cell office:value-type="float" office:value="0.041271" calcext:value-type="float">
            <text:p>0.041271</text:p>
          </table:table-cell>
          <table:table-cell office:value-type="float" office:value="0.054484" calcext:value-type="float">
            <text:p>0.05448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57664" calcext:value-type="float">
            <text:p>1.257664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051753" calcext:value-type="float">
            <text:p>0.05175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54253" calcext:value-type="float">
            <text:p>1.254253</text:p>
          </table:table-cell>
          <table:table-cell office:value-type="float" office:value="0.048726" calcext:value-type="float">
            <text:p>0.048726</text:p>
          </table:table-cell>
          <table:table-cell office:value-type="float" office:value="0.05244" calcext:value-type="float">
            <text:p>0.0524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50808" calcext:value-type="float">
            <text:p>1.250808</text:p>
          </table:table-cell>
          <table:table-cell office:value-type="float" office:value="0.053061" calcext:value-type="float">
            <text:p>0.053061</text:p>
          </table:table-cell>
          <table:table-cell office:value-type="float" office:value="0.054868" calcext:value-type="float">
            <text:p>0.05486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47328" calcext:value-type="float">
            <text:p>1.247328</text:p>
          </table:table-cell>
          <table:table-cell office:value-type="float" office:value="0.057836" calcext:value-type="float">
            <text:p>0.057836</text:p>
          </table:table-cell>
          <table:table-cell office:value-type="float" office:value="0.055605" calcext:value-type="float">
            <text:p>0.05560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43813" calcext:value-type="float">
            <text:p>1.243813</text:p>
          </table:table-cell>
          <table:table-cell office:value-type="float" office:value="0.062873" calcext:value-type="float">
            <text:p>0.062873</text:p>
          </table:table-cell>
          <table:table-cell office:value-type="float" office:value="0.054622" calcext:value-type="float">
            <text:p>0.05462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40264" calcext:value-type="float">
            <text:p>1.240264</text:p>
          </table:table-cell>
          <table:table-cell office:value-type="float" office:value="0.068139" calcext:value-type="float">
            <text:p>0.068139</text:p>
          </table:table-cell>
          <table:table-cell office:value-type="float" office:value="0.057085" calcext:value-type="float">
            <text:p>0.05708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36681" calcext:value-type="float">
            <text:p>1.236681</text:p>
          </table:table-cell>
          <table:table-cell office:value-type="float" office:value="0.073353" calcext:value-type="float">
            <text:p>0.073353</text:p>
          </table:table-cell>
          <table:table-cell office:value-type="float" office:value="0.052666" calcext:value-type="float">
            <text:p>0.05266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33065" calcext:value-type="float">
            <text:p>1.233065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05337" calcext:value-type="float">
            <text:p>0.0533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29416" calcext:value-type="float">
            <text:p>1.229416</text:p>
          </table:table-cell>
          <table:table-cell office:value-type="float" office:value="0.084763" calcext:value-type="float">
            <text:p>0.084763</text:p>
          </table:table-cell>
          <table:table-cell office:value-type="float" office:value="0.050626" calcext:value-type="float">
            <text:p>0.05062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25735" calcext:value-type="float">
            <text:p>1.225735</text:p>
          </table:table-cell>
          <table:table-cell office:value-type="float" office:value="0.089608" calcext:value-type="float">
            <text:p>0.089608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22023" calcext:value-type="float">
            <text:p>1.222023</text:p>
          </table:table-cell>
          <table:table-cell office:value-type="float" office:value="0.093434" calcext:value-type="float">
            <text:p>0.093434</text:p>
          </table:table-cell>
          <table:table-cell office:value-type="float" office:value="0.048526" calcext:value-type="float">
            <text:p>0.04852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1828" calcext:value-type="float">
            <text:p>1.21828</text:p>
          </table:table-cell>
          <table:table-cell office:value-type="float" office:value="0.097058" calcext:value-type="float">
            <text:p>0.097058</text:p>
          </table:table-cell>
          <table:table-cell office:value-type="float" office:value="0.049171" calcext:value-type="float">
            <text:p>0.04917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14506" calcext:value-type="float">
            <text:p>1.214506</text:p>
          </table:table-cell>
          <table:table-cell office:value-type="float" office:value="0.100293" calcext:value-type="float">
            <text:p>0.100293</text:p>
          </table:table-cell>
          <table:table-cell office:value-type="float" office:value="0.048098" calcext:value-type="float">
            <text:p>0.048098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10702" calcext:value-type="float">
            <text:p>1.210702</text:p>
          </table:table-cell>
          <table:table-cell office:value-type="float" office:value="0.102361" calcext:value-type="float">
            <text:p>0.102361</text:p>
          </table:table-cell>
          <table:table-cell office:value-type="float" office:value="0.04528" calcext:value-type="float">
            <text:p>0.0452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06869" calcext:value-type="float">
            <text:p>1.206869</text:p>
          </table:table-cell>
          <table:table-cell office:value-type="float" office:value="0.10192" calcext:value-type="float">
            <text:p>0.10192</text:p>
          </table:table-cell>
          <table:table-cell office:value-type="float" office:value="0.042421" calcext:value-type="float">
            <text:p>0.042421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02859" calcext:value-type="float">
            <text:p>1.202859</text:p>
          </table:table-cell>
          <table:table-cell office:value-type="float" office:value="0.101528" calcext:value-type="float">
            <text:p>0.101528</text:p>
          </table:table-cell>
          <table:table-cell office:value-type="float" office:value="0.04127" calcext:value-type="float">
            <text:p>0.0412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98863" calcext:value-type="float">
            <text:p>1.198863</text:p>
          </table:table-cell>
          <table:table-cell office:value-type="float" office:value="0.100328" calcext:value-type="float">
            <text:p>0.100328</text:p>
          </table:table-cell>
          <table:table-cell office:value-type="float" office:value="0.045289" calcext:value-type="float">
            <text:p>0.04528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9488" calcext:value-type="float">
            <text:p>1.19488</text:p>
          </table:table-cell>
          <table:table-cell office:value-type="float" office:value="0.098528" calcext:value-type="float">
            <text:p>0.098528</text:p>
          </table:table-cell>
          <table:table-cell office:value-type="float" office:value="0.033798" calcext:value-type="float">
            <text:p>0.03379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9091" calcext:value-type="float">
            <text:p>1.19091</text:p>
          </table:table-cell>
          <table:table-cell office:value-type="float" office:value="0.096697" calcext:value-type="float">
            <text:p>0.096697</text:p>
          </table:table-cell>
          <table:table-cell office:value-type="float" office:value="0.037699" calcext:value-type="float">
            <text:p>0.03769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86954" calcext:value-type="float">
            <text:p>1.186954</text:p>
          </table:table-cell>
          <table:table-cell office:value-type="float" office:value="0.093602" calcext:value-type="float">
            <text:p>0.093602</text:p>
          </table:table-cell>
          <table:table-cell office:value-type="float" office:value="0.039928" calcext:value-type="float">
            <text:p>0.039928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83011" calcext:value-type="float">
            <text:p>1.183011</text:p>
          </table:table-cell>
          <table:table-cell office:value-type="float" office:value="0.090253" calcext:value-type="float">
            <text:p>0.09025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7908" calcext:value-type="float">
            <text:p>1.17908</text:p>
          </table:table-cell>
          <table:table-cell office:value-type="float" office:value="0.086579" calcext:value-type="float">
            <text:p>0.086579</text:p>
          </table:table-cell>
          <table:table-cell office:value-type="float" office:value="0.037486" calcext:value-type="float">
            <text:p>0.037486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75163" calcext:value-type="float">
            <text:p>1.175163</text:p>
          </table:table-cell>
          <table:table-cell office:value-type="float" office:value="0.083273" calcext:value-type="float">
            <text:p>0.083273</text:p>
          </table:table-cell>
          <table:table-cell office:value-type="float" office:value="0.037977" calcext:value-type="float">
            <text:p>0.037977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71259" calcext:value-type="float">
            <text:p>1.171259</text:p>
          </table:table-cell>
          <table:table-cell office:value-type="float" office:value="0.079563" calcext:value-type="float">
            <text:p>0.079563</text:p>
          </table:table-cell>
          <table:table-cell office:value-type="float" office:value="0.040205" calcext:value-type="float">
            <text:p>0.04020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67368" calcext:value-type="float">
            <text:p>1.167368</text:p>
          </table:table-cell>
          <table:table-cell office:value-type="float" office:value="0.075895" calcext:value-type="float">
            <text:p>0.075895</text:p>
          </table:table-cell>
          <table:table-cell office:value-type="float" office:value="0.052845" calcext:value-type="float">
            <text:p>0.052845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163489" calcext:value-type="float">
            <text:p>1.163489</text:p>
          </table:table-cell>
          <table:table-cell office:value-type="float" office:value="0.072776" calcext:value-type="float">
            <text:p>0.072776</text:p>
          </table:table-cell>
          <table:table-cell office:value-type="float" office:value="0.024155" calcext:value-type="float">
            <text:p>0.024155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59624" calcext:value-type="float">
            <text:p>1.159624</text:p>
          </table:table-cell>
          <table:table-cell office:value-type="float" office:value="0.069619" calcext:value-type="float">
            <text:p>0.069619</text:p>
          </table:table-cell>
          <table:table-cell office:value-type="float" office:value="0.033085" calcext:value-type="float">
            <text:p>0.033085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55771" calcext:value-type="float">
            <text:p>1.155771</text:p>
          </table:table-cell>
          <table:table-cell office:value-type="float" office:value="0.065992" calcext:value-type="float">
            <text:p>0.065992</text:p>
          </table:table-cell>
          <table:table-cell office:value-type="float" office:value="0.043883" calcext:value-type="float">
            <text:p>0.04388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51932" calcext:value-type="float">
            <text:p>1.151932</text:p>
          </table:table-cell>
          <table:table-cell office:value-type="float" office:value="0.062939" calcext:value-type="float">
            <text:p>0.062939</text:p>
          </table:table-cell>
          <table:table-cell office:value-type="float" office:value="0.053113" calcext:value-type="float">
            <text:p>0.05311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148105" calcext:value-type="float">
            <text:p>1.148105</text:p>
          </table:table-cell>
          <table:table-cell office:value-type="float" office:value="0.059387" calcext:value-type="float">
            <text:p>0.059387</text:p>
          </table:table-cell>
          <table:table-cell office:value-type="float" office:value="0.031341" calcext:value-type="float">
            <text:p>0.031341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4429" calcext:value-type="float">
            <text:p>1.14429</text:p>
          </table:table-cell>
          <table:table-cell office:value-type="float" office:value="0.057824" calcext:value-type="float">
            <text:p>0.057824</text:p>
          </table:table-cell>
          <table:table-cell office:value-type="float" office:value="0.040374" calcext:value-type="float">
            <text:p>0.04037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40489" calcext:value-type="float">
            <text:p>1.140489</text:p>
          </table:table-cell>
          <table:table-cell office:value-type="float" office:value="0.056009" calcext:value-type="float">
            <text:p>0.056009</text:p>
          </table:table-cell>
          <table:table-cell office:value-type="float" office:value="0.047814" calcext:value-type="float">
            <text:p>0.04781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367" calcext:value-type="float">
            <text:p>1.1367</text:p>
          </table:table-cell>
          <table:table-cell office:value-type="float" office:value="0.054489" calcext:value-type="float">
            <text:p>0.054489</text:p>
          </table:table-cell>
          <table:table-cell office:value-type="float" office:value="0.046714" calcext:value-type="float">
            <text:p>0.04671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32923" calcext:value-type="float">
            <text:p>1.132923</text:p>
          </table:table-cell>
          <table:table-cell office:value-type="float" office:value="0.053643" calcext:value-type="float">
            <text:p>0.053643</text:p>
          </table:table-cell>
          <table:table-cell office:value-type="float" office:value="0.045595" calcext:value-type="float">
            <text:p>0.045595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2916" calcext:value-type="float">
            <text:p>1.12916</text:p>
          </table:table-cell>
          <table:table-cell office:value-type="float" office:value="0.054459" calcext:value-type="float">
            <text:p>0.054459</text:p>
          </table:table-cell>
          <table:table-cell office:value-type="float" office:value="0.047915" calcext:value-type="float">
            <text:p>0.04791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25408" calcext:value-type="float">
            <text:p>1.125408</text:p>
          </table:table-cell>
          <table:table-cell office:value-type="float" office:value="0.056251" calcext:value-type="float">
            <text:p>0.056251</text:p>
          </table:table-cell>
          <table:table-cell office:value-type="float" office:value="0.050267" calcext:value-type="float">
            <text:p>0.05026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21669" calcext:value-type="float">
            <text:p>1.121669</text:p>
          </table:table-cell>
          <table:table-cell office:value-type="float" office:value="0.059237" calcext:value-type="float">
            <text:p>0.059237</text:p>
          </table:table-cell>
          <table:table-cell office:value-type="float" office:value="0.054381" calcext:value-type="float">
            <text:p>0.054381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17943" calcext:value-type="float">
            <text:p>1.117943</text:p>
          </table:table-cell>
          <table:table-cell office:value-type="float" office:value="0.062323" calcext:value-type="float">
            <text:p>0.062323</text:p>
          </table:table-cell>
          <table:table-cell office:value-type="float" office:value="0.048174" calcext:value-type="float">
            <text:p>0.04817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14229" calcext:value-type="float">
            <text:p>1.114229</text:p>
          </table:table-cell>
          <table:table-cell office:value-type="float" office:value="0.066291" calcext:value-type="float">
            <text:p>0.066291</text:p>
          </table:table-cell>
          <table:table-cell office:value-type="float" office:value="0.050517" calcext:value-type="float">
            <text:p>0.05051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10527" calcext:value-type="float">
            <text:p>1.110527</text:p>
          </table:table-cell>
          <table:table-cell office:value-type="float" office:value="0.070398" calcext:value-type="float">
            <text:p>0.070398</text:p>
          </table:table-cell>
          <table:table-cell office:value-type="float" office:value="0.051163" calcext:value-type="float">
            <text:p>0.05116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06838" calcext:value-type="float">
            <text:p>1.106838</text:p>
          </table:table-cell>
          <table:table-cell office:value-type="float" office:value="0.075079" calcext:value-type="float">
            <text:p>0.075079</text:p>
          </table:table-cell>
          <table:table-cell office:value-type="float" office:value="0.053544" calcext:value-type="float">
            <text:p>0.05354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03161" calcext:value-type="float">
            <text:p>1.103161</text:p>
          </table:table-cell>
          <table:table-cell office:value-type="float" office:value="0.080116" calcext:value-type="float">
            <text:p>0.080116</text:p>
          </table:table-cell>
          <table:table-cell office:value-type="float" office:value="0.050767" calcext:value-type="float">
            <text:p>0.05076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099496" calcext:value-type="float">
            <text:p>1.099496</text:p>
          </table:table-cell>
          <table:table-cell office:value-type="float" office:value="0.085801" calcext:value-type="float">
            <text:p>0.085801</text:p>
          </table:table-cell>
          <table:table-cell office:value-type="float" office:value="0.053134" calcext:value-type="float">
            <text:p>0.05313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095843" calcext:value-type="float">
            <text:p>1.095843</text:p>
          </table:table-cell>
          <table:table-cell office:value-type="float" office:value="0.091574" calcext:value-type="float">
            <text:p>0.091574</text:p>
          </table:table-cell>
          <table:table-cell office:value-type="float" office:value="0.055532" calcext:value-type="float">
            <text:p>0.055532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092202" calcext:value-type="float">
            <text:p>1.092202</text:p>
          </table:table-cell>
          <table:table-cell office:value-type="float" office:value="0.096385" calcext:value-type="float">
            <text:p>0.096385</text:p>
          </table:table-cell>
          <table:table-cell office:value-type="float" office:value="0.044123" calcext:value-type="float">
            <text:p>0.04412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088574" calcext:value-type="float">
            <text:p>1.088574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048105" calcext:value-type="float">
            <text:p>0.048105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084957" calcext:value-type="float">
            <text:p>1.084957</text:p>
          </table:table-cell>
          <table:table-cell office:value-type="float" office:value="0.102926" calcext:value-type="float">
            <text:p>0.102926</text:p>
          </table:table-cell>
          <table:table-cell office:value-type="float" office:value="0.045226" calcext:value-type="float">
            <text:p>0.04522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081353" calcext:value-type="float">
            <text:p>1.081353</text:p>
          </table:table-cell>
          <table:table-cell office:value-type="float" office:value="0.104668" calcext:value-type="float">
            <text:p>0.104668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07776" calcext:value-type="float">
            <text:p>1.07776</text:p>
          </table:table-cell>
          <table:table-cell office:value-type="float" office:value="0.104954" calcext:value-type="float">
            <text:p>0.104954</text:p>
          </table:table-cell>
          <table:table-cell office:value-type="float" office:value="0.041057" calcext:value-type="float">
            <text:p>0.04105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07418" calcext:value-type="float">
            <text:p>1.07418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041523" calcext:value-type="float">
            <text:p>0.041523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070611" calcext:value-type="float">
            <text:p>1.070611</text:p>
          </table:table-cell>
          <table:table-cell office:value-type="float" office:value="0.102434" calcext:value-type="float">
            <text:p>0.102434</text:p>
          </table:table-cell>
          <table:table-cell office:value-type="float" office:value="0.038535" calcext:value-type="float">
            <text:p>0.038535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67054" calcext:value-type="float">
            <text:p>1.067054</text:p>
          </table:table-cell>
          <table:table-cell office:value-type="float" office:value="0.100911" calcext:value-type="float">
            <text:p>0.100911</text:p>
          </table:table-cell>
          <table:table-cell office:value-type="float" office:value="0.035501" calcext:value-type="float">
            <text:p>0.035501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063509" calcext:value-type="float">
            <text:p>1.063509</text:p>
          </table:table-cell>
          <table:table-cell office:value-type="float" office:value="0.098763" calcext:value-type="float">
            <text:p>0.098763</text:p>
          </table:table-cell>
          <table:table-cell office:value-type="float" office:value="0.035879" calcext:value-type="float">
            <text:p>0.035879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59976" calcext:value-type="float">
            <text:p>1.059976</text:p>
          </table:table-cell>
          <table:table-cell office:value-type="float" office:value="0.095657" calcext:value-type="float">
            <text:p>0.095657</text:p>
          </table:table-cell>
          <table:table-cell office:value-type="float" office:value="0.032803" calcext:value-type="float">
            <text:p>0.032803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56454" calcext:value-type="float">
            <text:p>1.056454</text:p>
          </table:table-cell>
          <table:table-cell office:value-type="float" office:value="0.09289" calcext:value-type="float">
            <text:p>0.09289</text:p>
          </table:table-cell>
          <table:table-cell office:value-type="float" office:value="0.03487" calcext:value-type="float">
            <text:p>0.0348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52945" calcext:value-type="float">
            <text:p>1.052945</text:p>
          </table:table-cell>
          <table:table-cell office:value-type="float" office:value="0.089691" calcext:value-type="float">
            <text:p>0.089691</text:p>
          </table:table-cell>
          <table:table-cell office:value-type="float" office:value="0.035239" calcext:value-type="float">
            <text:p>0.035239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49446" calcext:value-type="float">
            <text:p>1.049446</text:p>
          </table:table-cell>
          <table:table-cell office:value-type="float" office:value="0.086857" calcext:value-type="float">
            <text:p>0.086857</text:p>
          </table:table-cell>
          <table:table-cell office:value-type="float" office:value="0.033883" calcext:value-type="float">
            <text:p>0.03388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4596" calcext:value-type="float">
            <text:p>1.04596</text:p>
          </table:table-cell>
          <table:table-cell office:value-type="float" office:value="0.084293" calcext:value-type="float">
            <text:p>0.084293</text:p>
          </table:table-cell>
          <table:table-cell office:value-type="float" office:value="0.034236" calcext:value-type="float">
            <text:p>0.03423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42485" calcext:value-type="float">
            <text:p>1.042485</text:p>
          </table:table-cell>
          <table:table-cell office:value-type="float" office:value="0.082287" calcext:value-type="float">
            <text:p>0.082287</text:p>
          </table:table-cell>
          <table:table-cell office:value-type="float" office:value="0.036325" calcext:value-type="float">
            <text:p>0.036325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39021" calcext:value-type="float">
            <text:p>1.039021</text:p>
          </table:table-cell>
          <table:table-cell office:value-type="float" office:value="0.080576" calcext:value-type="float">
            <text:p>0.080576</text:p>
          </table:table-cell>
          <table:table-cell office:value-type="float" office:value="0.034986" calcext:value-type="float">
            <text:p>0.034986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3557" calcext:value-type="float">
            <text:p>1.03557</text:p>
          </table:table-cell>
          <table:table-cell office:value-type="float" office:value="0.07901" calcext:value-type="float">
            <text:p>0.07901</text:p>
          </table:table-cell>
          <table:table-cell office:value-type="float" office:value="0.031895" calcext:value-type="float">
            <text:p>0.031895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32129" calcext:value-type="float">
            <text:p>1.032129</text:p>
          </table:table-cell>
          <table:table-cell office:value-type="float" office:value="0.07651" calcext:value-type="float">
            <text:p>0.07651</text:p>
          </table:table-cell>
          <table:table-cell office:value-type="float" office:value="0.032218" calcext:value-type="float">
            <text:p>0.032218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0.036006" calcext:value-type="float">
            <text:p>0.036006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25283" calcext:value-type="float">
            <text:p>1.025283</text:p>
          </table:table-cell>
          <table:table-cell office:value-type="float" office:value="0.073962" calcext:value-type="float">
            <text:p>0.073962</text:p>
          </table:table-cell>
          <table:table-cell office:value-type="float" office:value="0.036392" calcext:value-type="float">
            <text:p>0.036392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021876" calcext:value-type="float">
            <text:p>1.021876</text:p>
          </table:table-cell>
          <table:table-cell office:value-type="float" office:value="0.07216" calcext:value-type="float">
            <text:p>0.07216</text:p>
          </table:table-cell>
          <table:table-cell office:value-type="float" office:value="0.036783" calcext:value-type="float">
            <text:p>0.036783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018481" calcext:value-type="float">
            <text:p>1.018481</text:p>
          </table:table-cell>
          <table:table-cell office:value-type="float" office:value="0.070912" calcext:value-type="float">
            <text:p>0.070912</text:p>
          </table:table-cell>
          <table:table-cell office:value-type="float" office:value="0.03545" calcext:value-type="float">
            <text:p>0.03545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15098" calcext:value-type="float">
            <text:p>1.015098</text:p>
          </table:table-cell>
          <table:table-cell office:value-type="float" office:value="0.070165" calcext:value-type="float">
            <text:p>0.070165</text:p>
          </table:table-cell>
          <table:table-cell office:value-type="float" office:value="0.034095" calcext:value-type="float">
            <text:p>0.034095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011725" calcext:value-type="float">
            <text:p>1.011725</text:p>
          </table:table-cell>
          <table:table-cell office:value-type="float" office:value="0.069612" calcext:value-type="float">
            <text:p>0.069612</text:p>
          </table:table-cell>
          <table:table-cell office:value-type="float" office:value="0.03618" calcext:value-type="float">
            <text:p>0.03618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08364" calcext:value-type="float">
            <text:p>1.008364</text:p>
          </table:table-cell>
          <table:table-cell office:value-type="float" office:value="0.069384" calcext:value-type="float">
            <text:p>0.069384</text:p>
          </table:table-cell>
          <table:table-cell office:value-type="float" office:value="0.034836" calcext:value-type="float">
            <text:p>0.03483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005014" calcext:value-type="float">
            <text:p>1.005014</text:p>
          </table:table-cell>
          <table:table-cell office:value-type="float" office:value="0.068626" calcext:value-type="float">
            <text:p>0.068626</text:p>
          </table:table-cell>
          <table:table-cell office:value-type="float" office:value="0.040391" calcext:value-type="float">
            <text:p>0.040391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001675" calcext:value-type="float">
            <text:p>1.001675</text:p>
          </table:table-cell>
          <table:table-cell office:value-type="float" office:value="0.067771" calcext:value-type="float">
            <text:p>0.067771</text:p>
          </table:table-cell>
          <table:table-cell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998347" calcext:value-type="float">
            <text:p>0.998347</text:p>
          </table:table-cell>
          <table:table-cell office:value-type="float" office:value="0.067437" calcext:value-type="float">
            <text:p>0.067437</text:p>
          </table:table-cell>
          <table:table-cell office:value-type="float" office:value="0.032566" calcext:value-type="float">
            <text:p>0.03256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995031" calcext:value-type="float">
            <text:p>0.995031</text:p>
          </table:table-cell>
          <table:table-cell office:value-type="float" office:value="0.067112" calcext:value-type="float">
            <text:p>0.067112</text:p>
          </table:table-cell>
          <table:table-cell office:value-type="float" office:value="0.032894" calcext:value-type="float">
            <text:p>0.032894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991725" calcext:value-type="float">
            <text:p>0.991725</text:p>
          </table:table-cell>
          <table:table-cell office:value-type="float" office:value="0.067332" calcext:value-type="float">
            <text:p>0.067332</text:p>
          </table:table-cell>
          <table:table-cell office:value-type="float" office:value="0.041878" calcext:value-type="float">
            <text:p>0.041878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98843" calcext:value-type="float">
            <text:p>0.98843</text:p>
          </table:table-cell>
          <table:table-cell office:value-type="float" office:value="0.067082" calcext:value-type="float">
            <text:p>0.067082</text:p>
          </table:table-cell>
          <table:table-cell office:value-type="float" office:value="0.026778" calcext:value-type="float">
            <text:p>0.026778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985146" calcext:value-type="float">
            <text:p>0.985146</text:p>
          </table:table-cell>
          <table:table-cell office:value-type="float" office:value="0.066868" calcext:value-type="float">
            <text:p>0.066868</text:p>
          </table:table-cell>
          <table:table-cell office:value-type="float" office:value="0.030477" calcext:value-type="float">
            <text:p>0.030477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981874" calcext:value-type="float">
            <text:p>0.981874</text:p>
          </table:table-cell>
          <table:table-cell office:value-type="float" office:value="0.066909" calcext:value-type="float">
            <text:p>0.066909</text:p>
          </table:table-cell>
          <table:table-cell office:value-type="float" office:value="0.035963" calcext:value-type="float">
            <text:p>0.03596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978611" calcext:value-type="float">
            <text:p>0.978611</text:p>
          </table:table-cell>
          <table:table-cell office:value-type="float" office:value="0.066699" calcext:value-type="float">
            <text:p>0.066699</text:p>
          </table:table-cell>
          <table:table-cell office:value-type="float" office:value="0.038073" calcext:value-type="float">
            <text:p>0.038073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0.065479" calcext:value-type="float">
            <text:p>0.065479</text:p>
          </table:table-cell>
          <table:table-cell office:value-type="float" office:value="0.036755" calcext:value-type="float">
            <text:p>0.036755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97212" calcext:value-type="float">
            <text:p>0.97212</text:p>
          </table:table-cell>
          <table:table-cell office:value-type="float" office:value="0.065259" calcext:value-type="float">
            <text:p>0.065259</text:p>
          </table:table-cell>
          <table:table-cell office:value-type="float" office:value="0.031956" calcext:value-type="float">
            <text:p>0.03195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96889" calcext:value-type="float">
            <text:p>0.96889</text:p>
          </table:table-cell>
          <table:table-cell office:value-type="float" office:value="0.065967" calcext:value-type="float">
            <text:p>0.065967</text:p>
          </table:table-cell>
          <table:table-cell office:value-type="float" office:value="0.032273" calcext:value-type="float">
            <text:p>0.032273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965671" calcext:value-type="float">
            <text:p>0.965671</text:p>
          </table:table-cell>
          <table:table-cell office:value-type="float" office:value="0.067407" calcext:value-type="float">
            <text:p>0.067407</text:p>
          </table:table-cell>
          <table:table-cell office:value-type="float" office:value="0.039514" calcext:value-type="float">
            <text:p>0.039514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962463" calcext:value-type="float">
            <text:p>0.962463</text:p>
          </table:table-cell>
          <table:table-cell office:value-type="float" office:value="0.069596" calcext:value-type="float">
            <text:p>0.069596</text:p>
          </table:table-cell>
          <table:table-cell office:value-type="float" office:value="0.029566" calcext:value-type="float">
            <text:p>0.029566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959266" calcext:value-type="float">
            <text:p>0.959266</text:p>
          </table:table-cell>
          <table:table-cell office:value-type="float" office:value="0.071432" calcext:value-type="float">
            <text:p>0.071432</text:p>
          </table:table-cell>
          <table:table-cell office:value-type="float" office:value="0.035036" calcext:value-type="float">
            <text:p>0.03503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956079" calcext:value-type="float">
            <text:p>0.956079</text:p>
          </table:table-cell>
          <table:table-cell office:value-type="float" office:value="0.072311" calcext:value-type="float">
            <text:p>0.072311</text:p>
          </table:table-cell>
          <table:table-cell office:value-type="float" office:value="0.033669" calcext:value-type="float">
            <text:p>0.033669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952902" calcext:value-type="float">
            <text:p>0.952902</text:p>
          </table:table-cell>
          <table:table-cell office:value-type="float" office:value="0.072769" calcext:value-type="float">
            <text:p>0.072769</text:p>
          </table:table-cell>
          <table:table-cell office:value-type="float" office:value="0.032281" calcext:value-type="float">
            <text:p>0.032281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49737" calcext:value-type="float">
            <text:p>0.949737</text:p>
          </table:table-cell>
          <table:table-cell office:value-type="float" office:value="0.073899" calcext:value-type="float">
            <text:p>0.073899</text:p>
          </table:table-cell>
          <table:table-cell office:value-type="float" office:value="0.029142" calcext:value-type="float">
            <text:p>0.029142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946581" calcext:value-type="float">
            <text:p>0.946581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0.031145" calcext:value-type="float">
            <text:p>0.031145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43437" calcext:value-type="float">
            <text:p>0.943437</text:p>
          </table:table-cell>
          <table:table-cell office:value-type="float" office:value="0.076525" calcext:value-type="float">
            <text:p>0.076525</text:p>
          </table:table-cell>
          <table:table-cell office:value-type="float" office:value="0.029719" calcext:value-type="float">
            <text:p>0.02971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940302" calcext:value-type="float">
            <text:p>0.940302</text:p>
          </table:table-cell>
          <table:table-cell office:value-type="float" office:value="0.077803" calcext:value-type="float">
            <text:p>0.077803</text:p>
          </table:table-cell>
          <table:table-cell office:value-type="float" office:value="0.028272" calcext:value-type="float">
            <text:p>0.028272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37178" calcext:value-type="float">
            <text:p>0.937178</text:p>
          </table:table-cell>
          <table:table-cell office:value-type="float" office:value="0.079412" calcext:value-type="float">
            <text:p>0.079412</text:p>
          </table:table-cell>
          <table:table-cell office:value-type="float" office:value="0.030264" calcext:value-type="float">
            <text:p>0.030264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934065" calcext:value-type="float">
            <text:p>0.934065</text:p>
          </table:table-cell>
          <table:table-cell office:value-type="float" office:value="0.079727" calcext:value-type="float">
            <text:p>0.079727</text:p>
          </table:table-cell>
          <table:table-cell office:value-type="float" office:value="0.030557" calcext:value-type="float">
            <text:p>0.030557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30962" calcext:value-type="float">
            <text:p>0.930962</text:p>
          </table:table-cell>
          <table:table-cell office:value-type="float" office:value="0.080017" calcext:value-type="float">
            <text:p>0.080017</text:p>
          </table:table-cell>
          <table:table-cell office:value-type="float" office:value="0.023935" calcext:value-type="float">
            <text:p>0.023935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927869" calcext:value-type="float">
            <text:p>0.927869</text:p>
          </table:table-cell>
          <table:table-cell office:value-type="float" office:value="0.080883" calcext:value-type="float">
            <text:p>0.080883</text:p>
          </table:table-cell>
          <table:table-cell office:value-type="float" office:value="0.025862" calcext:value-type="float">
            <text:p>0.025862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924786" calcext:value-type="float">
            <text:p>0.924786</text:p>
          </table:table-cell>
          <table:table-cell office:value-type="float" office:value="0.079884" calcext:value-type="float">
            <text:p>0.079884</text:p>
          </table:table-cell>
          <table:table-cell office:value-type="float" office:value="0.022631" calcext:value-type="float">
            <text:p>0.022631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921714" calcext:value-type="float">
            <text:p>0.921714</text:p>
          </table:table-cell>
          <table:table-cell office:value-type="float" office:value="0.078871" calcext:value-type="float">
            <text:p>0.078871</text:p>
          </table:table-cell>
          <table:table-cell office:value-type="float" office:value="0.024542" calcext:value-type="float">
            <text:p>0.024542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078527" calcext:value-type="float">
            <text:p>0.078527</text:p>
          </table:table-cell>
          <table:table-cell office:value-type="float" office:value="0.021294" calcext:value-type="float">
            <text:p>0.021294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75905" calcext:value-type="float">
            <text:p>0.075905</text:p>
          </table:table-cell>
          <table:table-cell office:value-type="float" office:value="0.019729" calcext:value-type="float">
            <text:p>0.019729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912558" calcext:value-type="float">
            <text:p>0.912558</text:p>
          </table:table-cell>
          <table:table-cell office:value-type="float" office:value="0.074476" calcext:value-type="float">
            <text:p>0.074476</text:p>
          </table:table-cell>
          <table:table-cell office:value-type="float" office:value="0.019872" calcext:value-type="float">
            <text:p>0.019872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09526" calcext:value-type="float">
            <text:p>0.909526</text:p>
          </table:table-cell>
          <table:table-cell office:value-type="float" office:value="0.072207" calcext:value-type="float">
            <text:p>0.072207</text:p>
          </table:table-cell>
          <table:table-cell office:value-type="float" office:value="0.01829" calcext:value-type="float">
            <text:p>0.01829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06504" calcext:value-type="float">
            <text:p>0.906504</text:p>
          </table:table-cell>
          <table:table-cell office:value-type="float" office:value="0.069387" calcext:value-type="float">
            <text:p>0.069387</text:p>
          </table:table-cell>
          <table:table-cell office:value-type="float" office:value="0.018416" calcext:value-type="float">
            <text:p>0.018416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903493" calcext:value-type="float">
            <text:p>0.903493</text:p>
          </table:table-cell>
          <table:table-cell office:value-type="float" office:value="0.066705" calcext:value-type="float">
            <text:p>0.066705</text:p>
          </table:table-cell>
          <table:table-cell office:value-type="float" office:value="0.018547" calcext:value-type="float">
            <text:p>0.018547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900491" calcext:value-type="float">
            <text:p>0.900491</text:p>
          </table:table-cell>
          <table:table-cell office:value-type="float" office:value="0.063697" calcext:value-type="float">
            <text:p>0.063697</text:p>
          </table:table-cell>
          <table:table-cell office:value-type="float" office:value="0.016953" calcext:value-type="float">
            <text:p>0.016953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97499" calcext:value-type="float">
            <text:p>0.897499</text:p>
          </table:table-cell>
          <table:table-cell office:value-type="float" office:value="0.060944" calcext:value-type="float">
            <text:p>0.060944</text:p>
          </table:table-cell>
          <table:table-cell office:value-type="float" office:value="0.015337" calcext:value-type="float">
            <text:p>0.015337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94518" calcext:value-type="float">
            <text:p>0.894518</text:p>
          </table:table-cell>
          <table:table-cell office:value-type="float" office:value="0.057843" calcext:value-type="float">
            <text:p>0.057843</text:p>
          </table:table-cell>
          <table:table-cell office:value-type="float" office:value="0.01543" calcext:value-type="float">
            <text:p>0.01543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91546" calcext:value-type="float">
            <text:p>0.891546</text:p>
          </table:table-cell>
          <table:table-cell office:value-type="float" office:value="0.054523" calcext:value-type="float">
            <text:p>0.054523</text:p>
          </table:table-cell>
          <table:table-cell office:value-type="float" office:value="0.017257" calcext:value-type="float">
            <text:p>0.017257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88584" calcext:value-type="float">
            <text:p>0.888584</text:p>
          </table:table-cell>
          <table:table-cell office:value-type="float" office:value="0.051647" calcext:value-type="float">
            <text:p>0.051647</text:p>
          </table:table-cell>
          <table:table-cell office:value-type="float" office:value="0.015655" calcext:value-type="float">
            <text:p>0.015655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85632" calcext:value-type="float">
            <text:p>0.885632</text:p>
          </table:table-cell>
          <table:table-cell office:value-type="float" office:value="0.048685" calcext:value-type="float">
            <text:p>0.048685</text:p>
          </table:table-cell>
          <table:table-cell office:value-type="float" office:value="0.017492" calcext:value-type="float">
            <text:p>0.017492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882689" calcext:value-type="float">
            <text:p>0.882689</text:p>
          </table:table-cell>
          <table:table-cell office:value-type="float" office:value="0.045842" calcext:value-type="float">
            <text:p>0.045842</text:p>
          </table:table-cell>
          <table:table-cell office:value-type="float" office:value="0.019359" calcext:value-type="float">
            <text:p>0.019359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879757" calcext:value-type="float">
            <text:p>0.879757</text:p>
          </table:table-cell>
          <table:table-cell office:value-type="float" office:value="0.043191" calcext:value-type="float">
            <text:p>0.043191</text:p>
          </table:table-cell>
          <table:table-cell office:value-type="float" office:value="0.014337" calcext:value-type="float">
            <text:p>0.014337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76834" calcext:value-type="float">
            <text:p>0.876834</text:p>
          </table:table-cell>
          <table:table-cell office:value-type="float" office:value="0.041944" calcext:value-type="float">
            <text:p>0.041944</text:p>
          </table:table-cell>
          <table:table-cell office:value-type="float" office:value="0.017892" calcext:value-type="float">
            <text:p>0.017892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73921" calcext:value-type="float">
            <text:p>0.873921</text:p>
          </table:table-cell>
          <table:table-cell office:value-type="float" office:value="0.041145" calcext:value-type="float">
            <text:p>0.041145</text:p>
          </table:table-cell>
          <table:table-cell office:value-type="float" office:value="0.018043" calcext:value-type="float">
            <text:p>0.018043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71018" calcext:value-type="float">
            <text:p>0.871018</text:p>
          </table:table-cell>
          <table:table-cell office:value-type="float" office:value="0.040911" calcext:value-type="float">
            <text:p>0.040911</text:p>
          </table:table-cell>
          <table:table-cell office:value-type="float" office:value="0.018198" calcext:value-type="float">
            <text:p>0.018198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68124" calcext:value-type="float">
            <text:p>0.868124</text:p>
          </table:table-cell>
          <table:table-cell office:value-type="float" office:value="0.041149" calcext:value-type="float">
            <text:p>0.041149</text:p>
          </table:table-cell>
          <table:table-cell office:value-type="float" office:value="0.018359" calcext:value-type="float">
            <text:p>0.018359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6524" calcext:value-type="float">
            <text:p>0.86524</text:p>
          </table:table-cell>
          <table:table-cell office:value-type="float" office:value="0.041792" calcext:value-type="float">
            <text:p>0.041792</text:p>
          </table:table-cell>
          <table:table-cell office:value-type="float" office:value="0.016793" calcext:value-type="float">
            <text:p>0.016793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862365" calcext:value-type="float">
            <text:p>0.862365</text:p>
          </table:table-cell>
          <table:table-cell office:value-type="float" office:value="0.043137" calcext:value-type="float">
            <text:p>0.043137</text:p>
          </table:table-cell>
          <table:table-cell office:value-type="float" office:value="0.020397" calcext:value-type="float">
            <text:p>0.020397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044394" calcext:value-type="float">
            <text:p>0.044394</text:p>
          </table:table-cell>
          <table:table-cell office:value-type="float" office:value="0.020596" calcext:value-type="float">
            <text:p>0.020596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856645" calcext:value-type="float">
            <text:p>0.856645</text:p>
          </table:table-cell>
          <table:table-cell office:value-type="float" office:value="0.045391" calcext:value-type="float">
            <text:p>0.045391</text:p>
          </table:table-cell>
          <table:table-cell office:value-type="float" office:value="0.019071" calcext:value-type="float">
            <text:p>0.019071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53799" calcext:value-type="float">
            <text:p>0.853799</text:p>
          </table:table-cell>
          <table:table-cell office:value-type="float" office:value="0.046782" calcext:value-type="float">
            <text:p>0.046782</text:p>
          </table:table-cell>
          <table:table-cell office:value-type="float" office:value="0.017524" calcext:value-type="float">
            <text:p>0.017524</text:p>
          </table:table-cell>
        </table:table-row>
        <table:table-row table:style-name="ro1">
          <table:table-cell office:value-type="float" office:value="0.747042" calcext:value-type="float">
            <text:p>0.747042</text:p>
          </table:table-cell>
          <table:table-cell office:value-type="float" office:value="0.850962" calcext:value-type="float">
            <text:p>0.850962</text:p>
          </table:table-cell>
          <table:table-cell office:value-type="float" office:value="0.048352" calcext:value-type="float">
            <text:p>0.048352</text:p>
          </table:table-cell>
          <table:table-cell office:value-type="float" office:value="0.017685" calcext:value-type="float">
            <text:p>0.017685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848135" calcext:value-type="float">
            <text:p>0.848135</text:p>
          </table:table-cell>
          <table:table-cell office:value-type="float" office:value="0.050083" calcext:value-type="float">
            <text:p>0.050083</text:p>
          </table:table-cell>
          <table:table-cell office:value-type="float" office:value="0.01612" calcext:value-type="float">
            <text:p>0.01612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845318" calcext:value-type="float">
            <text:p>0.845318</text:p>
          </table:table-cell>
          <table:table-cell office:value-type="float" office:value="0.052508" calcext:value-type="float">
            <text:p>0.052508</text:p>
          </table:table-cell>
          <table:table-cell office:value-type="float" office:value="0.016263" calcext:value-type="float">
            <text:p>0.016263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842509" calcext:value-type="float">
            <text:p>0.842509</text:p>
          </table:table-cell>
          <table:table-cell office:value-type="float" office:value="0.054607" calcext:value-type="float">
            <text:p>0.054607</text:p>
          </table:table-cell>
          <table:table-cell office:value-type="float" office:value="0.016411" calcext:value-type="float">
            <text:p>0.016411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83971" calcext:value-type="float">
            <text:p>0.83971</text:p>
          </table:table-cell>
          <table:table-cell office:value-type="float" office:value="0.056458" calcext:value-type="float">
            <text:p>0.056458</text:p>
          </table:table-cell>
          <table:table-cell office:value-type="float" office:value="0.013104" calcext:value-type="float">
            <text:p>0.013104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83692" calcext:value-type="float">
            <text:p>0.83692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0.014938" calcext:value-type="float">
            <text:p>0.014938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83414" calcext:value-type="float">
            <text:p>0.83414</text:p>
          </table:table-cell>
          <table:table-cell office:value-type="float" office:value="0.057854" calcext:value-type="float">
            <text:p>0.057854</text:p>
          </table:table-cell>
          <table:table-cell office:value-type="float" office:value="0.011613" calcext:value-type="float">
            <text:p>0.011613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831369" calcext:value-type="float">
            <text:p>0.831369</text:p>
          </table:table-cell>
          <table:table-cell office:value-type="float" office:value="0.056784" calcext:value-type="float">
            <text:p>0.056784</text:p>
          </table:table-cell>
          <table:table-cell office:value-type="float" office:value="0.00824" calcext:value-type="float">
            <text:p>0.00824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828607" calcext:value-type="float">
            <text:p>0.828607</text:p>
          </table:table-cell>
          <table:table-cell office:value-type="float" office:value="0.055776" calcext:value-type="float">
            <text:p>0.055776</text:p>
          </table:table-cell>
          <table:table-cell office:value-type="float" office:value="0.008278" calcext:value-type="float">
            <text:p>0.008278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825854" calcext:value-type="float">
            <text:p>0.825854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0.008321" calcext:value-type="float">
            <text:p>0.00832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82311" calcext:value-type="float">
            <text:p>0.82311</text:p>
          </table:table-cell>
          <table:table-cell office:value-type="float" office:value="0.052141" calcext:value-type="float">
            <text:p>0.052141</text:p>
          </table:table-cell>
          <table:table-cell office:value-type="float" office:value="0.008368" calcext:value-type="float">
            <text:p>0.008368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820376" calcext:value-type="float">
            <text:p>0.820376</text:p>
          </table:table-cell>
          <table:table-cell office:value-type="float" office:value="0.050182" calcext:value-type="float">
            <text:p>0.050182</text:p>
          </table:table-cell>
          <table:table-cell office:value-type="float" office:value="0.00496" calcext:value-type="float">
            <text:p>0.00496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81765" calcext:value-type="float">
            <text:p>0.81765</text:p>
          </table:table-cell>
          <table:table-cell office:value-type="float" office:value="0.048249" calcext:value-type="float">
            <text:p>0.048249</text:p>
          </table:table-cell>
          <table:table-cell office:value-type="float" office:value="0.004963" calcext:value-type="float">
            <text:p>0.004963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814934" calcext:value-type="float">
            <text:p>0.814934</text:p>
          </table:table-cell>
          <table:table-cell office:value-type="float" office:value="0.045741" calcext:value-type="float">
            <text:p>0.045741</text:p>
          </table:table-cell>
          <table:table-cell office:value-type="float" office:value="0.004971" calcext:value-type="float">
            <text:p>0.004971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812226" calcext:value-type="float">
            <text:p>0.812226</text:p>
          </table:table-cell>
          <table:table-cell office:value-type="float" office:value="0.043866" calcext:value-type="float">
            <text:p>0.043866</text:p>
          </table:table-cell>
          <table:table-cell office:value-type="float" office:value="0.003253" calcext:value-type="float">
            <text:p>0.003253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809528" calcext:value-type="float">
            <text:p>0.809528</text:p>
          </table:table-cell>
          <table:table-cell office:value-type="float" office:value="0.041881" calcext:value-type="float">
            <text:p>0.041881</text:p>
          </table:table-cell>
          <table:table-cell office:value-type="float" office:value="0.003243" calcext:value-type="float">
            <text:p>0.003243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806839" calcext:value-type="float">
            <text:p>0.806839</text:p>
          </table:table-cell>
          <table:table-cell office:value-type="float" office:value="0.039983" calcext:value-type="float">
            <text:p>0.039983</text:p>
          </table:table-cell>
          <table:table-cell office:value-type="float" office:value="0.006697" calcext:value-type="float">
            <text:p>0.006697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804158" calcext:value-type="float">
            <text:p>0.804158</text:p>
          </table:table-cell>
          <table:table-cell office:value-type="float" office:value="0.037836" calcext:value-type="float">
            <text:p>0.037836</text:p>
          </table:table-cell>
          <table:table-cell office:value-type="float" office:value="0.006748" calcext:value-type="float">
            <text:p>0.006748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801486" calcext:value-type="float">
            <text:p>0.801486</text:p>
          </table:table-cell>
          <table:table-cell office:value-type="float" office:value="0.035465" calcext:value-type="float">
            <text:p>0.035465</text:p>
          </table:table-cell>
          <table:table-cell office:value-type="float" office:value="0.001613" calcext:value-type="float">
            <text:p>0.001613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798824" calcext:value-type="float">
            <text:p>0.798824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003323" calcext:value-type="float">
            <text:p>0.003323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79617" calcext:value-type="float">
            <text:p>0.79617</text:p>
          </table:table-cell>
          <table:table-cell office:value-type="float" office:value="0.030244" calcext:value-type="float">
            <text:p>0.030244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93525" calcext:value-type="float">
            <text:p>0.793525</text:p>
          </table:table-cell>
          <table:table-cell office:value-type="float" office:value="0.026892" calcext:value-type="float">
            <text:p>0.026892</text:p>
          </table:table-cell>
          <table:table-cell office:value-type="float" office:value="0.005079" calcext:value-type="float">
            <text:p>0.005079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90888" calcext:value-type="float">
            <text:p>0.790888</text:p>
          </table:table-cell>
          <table:table-cell office:value-type="float" office:value="0.023218" calcext:value-type="float">
            <text:p>0.023218</text:p>
          </table:table-cell>
          <table:table-cell office:value-type="float" office:value="0.005124" calcext:value-type="float">
            <text:p>0.005124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788261" calcext:value-type="float">
            <text:p>0.788261</text:p>
          </table:table-cell>
          <table:table-cell office:value-type="float" office:value="0.019741" calcext:value-type="float">
            <text:p>0.019741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785642" calcext:value-type="float">
            <text:p>0.785642</text:p>
          </table:table-cell>
          <table:table-cell office:value-type="float" office:value="0.016895" calcext:value-type="float">
            <text:p>0.016895</text:p>
          </table:table-cell>
          <table:table-cell office:value-type="float" office:value="-0.001719" calcext:value-type="float">
            <text:p>-0.001719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83032" calcext:value-type="float">
            <text:p>0.783032</text:p>
          </table:table-cell>
          <table:table-cell office:value-type="float" office:value="0.015114" calcext:value-type="float">
            <text:p>0.015114</text:p>
          </table:table-cell>
          <table:table-cell office:value-type="float" office:value="0.005154" calcext:value-type="float">
            <text:p>0.005154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80431" calcext:value-type="float">
            <text:p>0.780431</text:p>
          </table:table-cell>
          <table:table-cell office:value-type="float" office:value="0.013288" calcext:value-type="float">
            <text:p>0.013288</text:p>
          </table:table-cell>
          <table:table-cell office:value-type="float" office:value="0.005216" calcext:value-type="float">
            <text:p>0.005216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77838" calcext:value-type="float">
            <text:p>0.777838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07011" calcext:value-type="float">
            <text:p>0.00701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775254" calcext:value-type="float">
            <text:p>0.775254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08837" calcext:value-type="float">
            <text:p>0.008837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72678" calcext:value-type="float">
            <text:p>0.772678</text:p>
          </table:table-cell>
          <table:table-cell office:value-type="float" office:value="0.011691" calcext:value-type="float">
            <text:p>0.011691</text:p>
          </table:table-cell>
          <table:table-cell office:value-type="float" office:value="0.007234" calcext:value-type="float">
            <text:p>0.007234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70111" calcext:value-type="float">
            <text:p>0.770111</text:p>
          </table:table-cell>
          <table:table-cell office:value-type="float" office:value="0.011905" calcext:value-type="float">
            <text:p>0.011905</text:p>
          </table:table-cell>
          <table:table-cell office:value-type="float" office:value="0.007338" calcext:value-type="float">
            <text:p>0.007338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767552" calcext:value-type="float">
            <text:p>0.767552</text:p>
          </table:table-cell>
          <table:table-cell office:value-type="float" office:value="0.012001" calcext:value-type="float">
            <text:p>0.012001</text:p>
          </table:table-cell>
          <table:table-cell office:value-type="float" office:value="0.009176" calcext:value-type="float">
            <text:p>0.009176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65002" calcext:value-type="float">
            <text:p>0.765002</text:p>
          </table:table-cell>
          <table:table-cell office:value-type="float" office:value="0.012315" calcext:value-type="float">
            <text:p>0.012315</text:p>
          </table:table-cell>
          <table:table-cell office:value-type="float" office:value="0.007584" calcext:value-type="float">
            <text:p>0.007584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62461" calcext:value-type="float">
            <text:p>0.762461</text:p>
          </table:table-cell>
          <table:table-cell office:value-type="float" office:value="0.012981" calcext:value-type="float">
            <text:p>0.01298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59928" calcext:value-type="float">
            <text:p>0.759928</text:p>
          </table:table-cell>
          <table:table-cell office:value-type="float" office:value="0.014412" calcext:value-type="float">
            <text:p>0.014412</text:p>
          </table:table-cell>
          <table:table-cell office:value-type="float" office:value="0.00782" calcext:value-type="float">
            <text:p>0.00782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757403" calcext:value-type="float">
            <text:p>0.757403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011404" calcext:value-type="float">
            <text:p>0.011404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54887" calcext:value-type="float">
            <text:p>0.754887</text:p>
          </table:table-cell>
          <table:table-cell office:value-type="float" office:value="0.018565" calcext:value-type="float">
            <text:p>0.018565</text:p>
          </table:table-cell>
          <table:table-cell office:value-type="float" office:value="0.008125" calcext:value-type="float">
            <text:p>0.008125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52379" calcext:value-type="float">
            <text:p>0.752379</text:p>
          </table:table-cell>
          <table:table-cell office:value-type="float" office:value="0.021695" calcext:value-type="float">
            <text:p>0.021695</text:p>
          </table:table-cell>
          <table:table-cell office:value-type="float" office:value="0.008257" calcext:value-type="float">
            <text:p>0.008257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49879" calcext:value-type="float">
            <text:p>0.7498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06662" calcext:value-type="float">
            <text:p>0.006662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0.008506" calcext:value-type="float">
            <text:p>0.008506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44905" calcext:value-type="float">
            <text:p>0.744905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006919" calcext:value-type="float">
            <text:p>0.006919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74243" calcext:value-type="float">
            <text:p>0.74243</text:p>
          </table:table-cell>
          <table:table-cell office:value-type="float" office:value="0.034983" calcext:value-type="float">
            <text:p>0.034983</text:p>
          </table:table-cell>
          <table:table-cell office:value-type="float" office:value="0.005311" calcext:value-type="float">
            <text:p>0.005311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739964" calcext:value-type="float">
            <text:p>0.739964</text:p>
          </table:table-cell>
          <table:table-cell office:value-type="float" office:value="0.037093" calcext:value-type="float">
            <text:p>0.037093</text:p>
          </table:table-cell>
          <table:table-cell office:value-type="float" office:value="0.00541" calcext:value-type="float">
            <text:p>0.00541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737505" calcext:value-type="float">
            <text:p>0.737505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0.003782" calcext:value-type="float">
            <text:p>0.00378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735055" calcext:value-type="float">
            <text:p>0.735055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00403" calcext:value-type="float">
            <text:p>0.000403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732613" calcext:value-type="float">
            <text:p>0.732613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000435" calcext:value-type="float">
            <text:p>0.00043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730179" calcext:value-type="float">
            <text:p>0.730179</text:p>
          </table:table-cell>
          <table:table-cell office:value-type="float" office:value="0.03817" calcext:value-type="float">
            <text:p>0.03817</text:p>
          </table:table-cell>
          <table:table-cell office:value-type="float" office:value="-0.00299" calcext:value-type="float">
            <text:p>-0.00299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727753" calcext:value-type="float">
            <text:p>0.727753</text:p>
          </table:table-cell>
          <table:table-cell office:value-type="float" office:value="0.037334" calcext:value-type="float">
            <text:p>0.037334</text:p>
          </table:table-cell>
          <table:table-cell office:value-type="float" office:value="-0.003003" calcext:value-type="float">
            <text:p>-0.003003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725336" calcext:value-type="float">
            <text:p>0.725336</text:p>
          </table:table-cell>
          <table:table-cell office:value-type="float" office:value="0.036228" calcext:value-type="float">
            <text:p>0.036228</text:p>
          </table:table-cell>
          <table:table-cell office:value-type="float" office:value="-0.003012" calcext:value-type="float">
            <text:p>-0.003012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722926" calcext:value-type="float">
            <text:p>0.722926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-0.001288" calcext:value-type="float">
            <text:p>-0.001288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720524" calcext:value-type="float">
            <text:p>0.720524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-0.006453" calcext:value-type="float">
            <text:p>-0.00645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71813" calcext:value-type="float">
            <text:p>0.71813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-0.006503" calcext:value-type="float">
            <text:p>-0.00650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715745" calcext:value-type="float">
            <text:p>0.715745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-0.00655" calcext:value-type="float">
            <text:p>-0.00655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713367" calcext:value-type="float">
            <text:p>0.713367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-0.006593" calcext:value-type="float">
            <text:p>-0.006593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710997" calcext:value-type="float">
            <text:p>0.710997</text:p>
          </table:table-cell>
          <table:table-cell office:value-type="float" office:value="0.017003" calcext:value-type="float">
            <text:p>0.017003</text:p>
          </table:table-cell>
          <table:table-cell office:value-type="float" office:value="-0.004902" calcext:value-type="float">
            <text:p>-0.004902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708635" calcext:value-type="float">
            <text:p>0.708635</text:p>
          </table:table-cell>
          <table:table-cell office:value-type="float" office:value="0.012793" calcext:value-type="float">
            <text:p>0.012793</text:p>
          </table:table-cell>
          <table:table-cell office:value-type="float" office:value="-0.006642" calcext:value-type="float">
            <text:p>-0.006642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70628" calcext:value-type="float">
            <text:p>0.70628</text:p>
          </table:table-cell>
          <table:table-cell office:value-type="float" office:value="0.008372" calcext:value-type="float">
            <text:p>0.008372</text:p>
          </table:table-cell>
          <table:table-cell office:value-type="float" office:value="-0.004943" calcext:value-type="float">
            <text:p>-0.004943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703934" calcext:value-type="float">
            <text:p>0.703934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-0.003215" calcext:value-type="float">
            <text:p>-0.003215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701595" calcext:value-type="float">
            <text:p>0.701595</text:p>
          </table:table-cell>
          <table:table-cell office:value-type="float" office:value="-0.000464" calcext:value-type="float">
            <text:p>-0.000464</text:p>
          </table:table-cell>
          <table:table-cell office:value-type="float" office:value="-0.004917" calcext:value-type="float">
            <text:p>-0.004917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99264" calcext:value-type="float">
            <text:p>0.699264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-0.001452" calcext:value-type="float">
            <text:p>-0.001452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96941" calcext:value-type="float">
            <text:p>0.696941</text:p>
          </table:table-cell>
          <table:table-cell office:value-type="float" office:value="-0.006697" calcext:value-type="float">
            <text:p>-0.006697</text:p>
          </table:table-cell>
          <table:table-cell office:value-type="float" office:value="-0.00485" calcext:value-type="float">
            <text:p>-0.00485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94626" calcext:value-type="float">
            <text:p>0.694626</text:p>
          </table:table-cell>
          <table:table-cell office:value-type="float" office:value="-0.008064" calcext:value-type="float">
            <text:p>-0.008064</text:p>
          </table:table-cell>
          <table:table-cell office:value-type="float" office:value="-0.001378" calcext:value-type="float">
            <text:p>-0.001378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92318" calcext:value-type="float">
            <text:p>0.692318</text:p>
          </table:table-cell>
          <table:table-cell office:value-type="float" office:value="-0.009024" calcext:value-type="float">
            <text:p>-0.009024</text:p>
          </table:table-cell>
          <table:table-cell office:value-type="float" office:value="0.002151" calcext:value-type="float">
            <text:p>0.002151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90018" calcext:value-type="float">
            <text:p>0.690018</text:p>
          </table:table-cell>
          <table:table-cell office:value-type="float" office:value="-0.009316" calcext:value-type="float">
            <text:p>-0.009316</text:p>
          </table:table-cell>
          <table:table-cell office:value-type="float" office:value="0.002276" calcext:value-type="float">
            <text:p>0.002276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87726" calcext:value-type="float">
            <text:p>0.687726</text:p>
          </table:table-cell>
          <table:table-cell office:value-type="float" office:value="-0.009019" calcext:value-type="float">
            <text:p>-0.009019</text:p>
          </table:table-cell>
          <table:table-cell office:value-type="float" office:value="0.004134" calcext:value-type="float">
            <text:p>0.004134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85441" calcext:value-type="float">
            <text:p>0.685441</text:p>
          </table:table-cell>
          <table:table-cell office:value-type="float" office:value="-0.008014" calcext:value-type="float">
            <text:p>-0.008014</text:p>
          </table:table-cell>
          <table:table-cell office:value-type="float" office:value="0.004292" calcext:value-type="float">
            <text:p>0.004292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83164" calcext:value-type="float">
            <text:p>0.683164</text:p>
          </table:table-cell>
          <table:table-cell office:value-type="float" office:value="-0.006844" calcext:value-type="float">
            <text:p>-0.006844</text:p>
          </table:table-cell>
          <table:table-cell office:value-type="float" office:value="0.004454" calcext:value-type="float">
            <text:p>0.004454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80894" calcext:value-type="float">
            <text:p>0.680894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04619" calcext:value-type="float">
            <text:p>0.004619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78632" calcext:value-type="float">
            <text:p>0.678632</text:p>
          </table:table-cell>
          <table:table-cell office:value-type="float" office:value="-0.005627" calcext:value-type="float">
            <text:p>-0.005627</text:p>
          </table:table-cell>
          <table:table-cell office:value-type="float" office:value="0.006518" calcext:value-type="float">
            <text:p>0.006518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676377" calcext:value-type="float">
            <text:p>0.676377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0.001526" calcext:value-type="float">
            <text:p>0.001526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7413" calcext:value-type="float">
            <text:p>0.67413</text:p>
          </table:table-cell>
          <table:table-cell office:value-type="float" office:value="-0.002441" calcext:value-type="float">
            <text:p>-0.002441</text:p>
          </table:table-cell>
          <table:table-cell office:value-type="float" office:value="0.00684" calcext:value-type="float">
            <text:p>0.00684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71891" calcext:value-type="float">
            <text:p>0.671891</text:p>
          </table:table-cell>
          <table:table-cell office:value-type="float" office:value="-0.001175" calcext:value-type="float">
            <text:p>-0.001175</text:p>
          </table:table-cell>
          <table:table-cell office:value-type="float" office:value="0.007045" calcext:value-type="float">
            <text:p>0.007045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69658" calcext:value-type="float">
            <text:p>0.669658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7254" calcext:value-type="float">
            <text:p>0.007254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67434" calcext:value-type="float">
            <text:p>0.667434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7467" calcext:value-type="float">
            <text:p>0.007467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65216" calcext:value-type="float">
            <text:p>0.665216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7683" calcext:value-type="float">
            <text:p>0.007683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63006" calcext:value-type="float">
            <text:p>0.663006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07902" calcext:value-type="float">
            <text:p>0.007902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60804" calcext:value-type="float">
            <text:p>0.660804</text:p>
          </table:table-cell>
          <table:table-cell office:value-type="float" office:value="0.011368" calcext:value-type="float">
            <text:p>0.011368</text:p>
          </table:table-cell>
          <table:table-cell office:value-type="float" office:value="0.006395" calcext:value-type="float">
            <text:p>0.006395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58608" calcext:value-type="float">
            <text:p>0.658608</text:p>
          </table:table-cell>
          <table:table-cell office:value-type="float" office:value="0.013145" calcext:value-type="float">
            <text:p>0.013145</text:p>
          </table:table-cell>
          <table:table-cell office:value-type="float" office:value="0.006595" calcext:value-type="float">
            <text:p>0.006595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5642" calcext:value-type="float">
            <text:p>0.65642</text:p>
          </table:table-cell>
          <table:table-cell office:value-type="float" office:value="0.014759" calcext:value-type="float">
            <text:p>0.014759</text:p>
          </table:table-cell>
          <table:table-cell office:value-type="float" office:value="0.005069" calcext:value-type="float">
            <text:p>0.005069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654239" calcext:value-type="float">
            <text:p>0.654239</text:p>
          </table:table-cell>
          <table:table-cell office:value-type="float" office:value="0.015834" calcext:value-type="float">
            <text:p>0.015834</text:p>
          </table:table-cell>
          <table:table-cell office:value-type="float" office:value="0.00352" calcext:value-type="float">
            <text:p>0.0035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03678" calcext:value-type="float">
            <text:p>0.003678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49899" calcext:value-type="float">
            <text:p>0.649899</text:p>
          </table:table-cell>
          <table:table-cell office:value-type="float" office:value="0.017239" calcext:value-type="float">
            <text:p>0.017239</text:p>
          </table:table-cell>
          <table:table-cell office:value-type="float" office:value="0.000379" calcext:value-type="float">
            <text:p>0.000379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4774" calcext:value-type="float">
            <text:p>0.64774</text:p>
          </table:table-cell>
          <table:table-cell office:value-type="float" office:value="0.017771" calcext:value-type="float">
            <text:p>0.017771</text:p>
          </table:table-cell>
          <table:table-cell office:value-type="float" office:value="0.005681" calcext:value-type="float">
            <text:p>0.005681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45588" calcext:value-type="float">
            <text:p>0.645588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0.002416" calcext:value-type="float">
            <text:p>0.002416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43444" calcext:value-type="float">
            <text:p>0.643444</text:p>
          </table:table-cell>
          <table:table-cell office:value-type="float" office:value="0.018559" calcext:value-type="float">
            <text:p>0.018559</text:p>
          </table:table-cell>
          <table:table-cell office:value-type="float" office:value="0.002561" calcext:value-type="float">
            <text:p>0.002561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41306" calcext:value-type="float">
            <text:p>0.641306</text:p>
          </table:table-cell>
          <table:table-cell office:value-type="float" office:value="0.018628" calcext:value-type="float">
            <text:p>0.018628</text:p>
          </table:table-cell>
          <table:table-cell office:value-type="float" office:value="0.002709" calcext:value-type="float">
            <text:p>0.00270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39175" calcext:value-type="float">
            <text:p>0.639175</text:p>
          </table:table-cell>
          <table:table-cell office:value-type="float" office:value="0.018465" calcext:value-type="float">
            <text:p>0.018465</text:p>
          </table:table-cell>
          <table:table-cell office:value-type="float" office:value="-0.000599" calcext:value-type="float">
            <text:p>-0.000599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37052" calcext:value-type="float">
            <text:p>0.637052</text:p>
          </table:table-cell>
          <table:table-cell office:value-type="float" office:value="0.018142" calcext:value-type="float">
            <text:p>0.018142</text:p>
          </table:table-cell>
          <table:table-cell office:value-type="float" office:value="0.001234" calcext:value-type="float">
            <text:p>0.001234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34935" calcext:value-type="float">
            <text:p>0.63493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1367" calcext:value-type="float">
            <text:p>0.001367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32826" calcext:value-type="float">
            <text:p>0.632826</text:p>
          </table:table-cell>
          <table:table-cell office:value-type="float" office:value="0.016755" calcext:value-type="float">
            <text:p>0.016755</text:p>
          </table:table-cell>
          <table:table-cell office:value-type="float" office:value="0.001502" calcext:value-type="float">
            <text:p>0.001502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30724" calcext:value-type="float">
            <text:p>0.630724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-0.000089" calcext:value-type="float">
            <text:p>-0.00008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28628" calcext:value-type="float">
            <text:p>0.628628</text:p>
          </table:table-cell>
          <table:table-cell office:value-type="float" office:value="0.014576" calcext:value-type="float">
            <text:p>0.014576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2654" calcext:value-type="float">
            <text:p>0.62654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624458" calcext:value-type="float">
            <text:p>0.624458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-0.001461" calcext:value-type="float">
            <text:p>-0.001461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22384" calcext:value-type="float">
            <text:p>0.622384</text:p>
          </table:table-cell>
          <table:table-cell office:value-type="float" office:value="0.011197" calcext:value-type="float">
            <text:p>0.011197</text:p>
          </table:table-cell>
          <table:table-cell office:value-type="float" office:value="0.000369" calcext:value-type="float">
            <text:p>0.000369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20316" calcext:value-type="float">
            <text:p>0.620316</text:p>
          </table:table-cell>
          <table:table-cell office:value-type="float" office:value="0.010502" calcext:value-type="float">
            <text:p>0.010502</text:p>
          </table:table-cell>
          <table:table-cell office:value-type="float" office:value="0.002228" calcext:value-type="float">
            <text:p>0.002228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18255" calcext:value-type="float">
            <text:p>0.618255</text:p>
          </table:table-cell>
          <table:table-cell office:value-type="float" office:value="0.009461" calcext:value-type="float">
            <text:p>0.009461</text:p>
          </table:table-cell>
          <table:table-cell office:value-type="float" office:value="0.000656" calcext:value-type="float">
            <text:p>0.000656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16201" calcext:value-type="float">
            <text:p>0.616201</text:p>
          </table:table-cell>
          <table:table-cell office:value-type="float" office:value="0.008906" calcext:value-type="float">
            <text:p>0.008906</text:p>
          </table:table-cell>
          <table:table-cell office:value-type="float" office:value="0.004252" calcext:value-type="float">
            <text:p>0.004252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14154" calcext:value-type="float">
            <text:p>0.614154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0.002713" calcext:value-type="float">
            <text:p>0.002713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0.002881" calcext:value-type="float">
            <text:p>0.002881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1008" calcext:value-type="float">
            <text:p>0.61008</text:p>
          </table:table-cell>
          <table:table-cell office:value-type="float" office:value="0.004531" calcext:value-type="float">
            <text:p>0.004531</text:p>
          </table:table-cell>
          <table:table-cell office:value-type="float" office:value="0.001323" calcext:value-type="float">
            <text:p>0.001323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08053" calcext:value-type="float">
            <text:p>0.608053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0.004931" calcext:value-type="float">
            <text:p>0.004931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06033" calcext:value-type="float">
            <text:p>0.606033</text:p>
          </table:table-cell>
          <table:table-cell office:value-type="float" office:value="-0.000382" calcext:value-type="float">
            <text:p>-0.000382</text:p>
          </table:table-cell>
          <table:table-cell office:value-type="float" office:value="0.005135" calcext:value-type="float">
            <text:p>0.00513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0402" calcext:value-type="float">
            <text:p>0.60402</text:p>
          </table:table-cell>
          <table:table-cell office:value-type="float" office:value="-0.003324" calcext:value-type="float">
            <text:p>-0.003324</text:p>
          </table:table-cell>
          <table:table-cell office:value-type="float" office:value="0.003612" calcext:value-type="float">
            <text:p>0.003612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602013" calcext:value-type="float">
            <text:p>0.602013</text:p>
          </table:table-cell>
          <table:table-cell office:value-type="float" office:value="-0.005854" calcext:value-type="float">
            <text:p>-0.005854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600013" calcext:value-type="float">
            <text:p>0.600013</text:p>
          </table:table-cell>
          <table:table-cell office:value-type="float" office:value="-0.006433" calcext:value-type="float">
            <text:p>-0.006433</text:p>
          </table:table-cell>
          <table:table-cell office:value-type="float" office:value="0.00393" calcext:value-type="float">
            <text:p>0.00393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9802" calcext:value-type="float">
            <text:p>0.598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5851" calcext:value-type="float">
            <text:p>0.005851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96033" calcext:value-type="float">
            <text:p>0.596033</text:p>
          </table:table-cell>
          <table:table-cell office:value-type="float" office:value="-0.007056" calcext:value-type="float">
            <text:p>-0.00705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94053" calcext:value-type="float">
            <text:p>0.594053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9779" calcext:value-type="float">
            <text:p>0.009779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92079" calcext:value-type="float">
            <text:p>0.592079</text:p>
          </table:table-cell>
          <table:table-cell office:value-type="float" office:value="-0.004621" calcext:value-type="float">
            <text:p>-0.004621</text:p>
          </table:table-cell>
          <table:table-cell office:value-type="float" office:value="0.011787" calcext:value-type="float">
            <text:p>0.011787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90112" calcext:value-type="float">
            <text:p>0.590112</text:p>
          </table:table-cell>
          <table:table-cell office:value-type="float" office:value="-0.003097" calcext:value-type="float">
            <text:p>-0.003097</text:p>
          </table:table-cell>
          <table:table-cell office:value-type="float" office:value="0.012095" calcext:value-type="float">
            <text:p>0.012095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588152" calcext:value-type="float">
            <text:p>0.588152</text:p>
          </table:table-cell>
          <table:table-cell office:value-type="float" office:value="-0.001655" calcext:value-type="float">
            <text:p>-0.001655</text:p>
          </table:table-cell>
          <table:table-cell office:value-type="float" office:value="0.014135" calcext:value-type="float">
            <text:p>0.014135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86198" calcext:value-type="float">
            <text:p>0.586198</text:p>
          </table:table-cell>
          <table:table-cell office:value-type="float" office:value="-0.000059" calcext:value-type="float">
            <text:p>-0.000059</text:p>
          </table:table-cell>
          <table:table-cell office:value-type="float" office:value="0.012745" calcext:value-type="float">
            <text:p>0.012745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11332" calcext:value-type="float">
            <text:p>0.01133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82309" calcext:value-type="float">
            <text:p>0.582309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9895" calcext:value-type="float">
            <text:p>0.009895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80374" calcext:value-type="float">
            <text:p>0.580374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0.013625" calcext:value-type="float">
            <text:p>0.013625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578446" calcext:value-type="float">
            <text:p>0.578446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.015681" calcext:value-type="float">
            <text:p>0.015681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76525" calcext:value-type="float">
            <text:p>0.576525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14306" calcext:value-type="float">
            <text:p>0.014306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74609" calcext:value-type="float">
            <text:p>0.574609</text:p>
          </table:table-cell>
          <table:table-cell office:value-type="float" office:value="0.010469" calcext:value-type="float">
            <text:p>0.010469</text:p>
          </table:table-cell>
          <table:table-cell office:value-type="float" office:value="0.014638" calcext:value-type="float">
            <text:p>0.014638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012036" calcext:value-type="float">
            <text:p>0.012036</text:p>
          </table:table-cell>
          <table:table-cell office:value-type="float" office:value="0.014972" calcext:value-type="float">
            <text:p>0.01497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70798" calcext:value-type="float">
            <text:p>0.570798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0.01185" calcext:value-type="float">
            <text:p>0.01185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68901" calcext:value-type="float">
            <text:p>0.568901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3868" calcext:value-type="float">
            <text:p>0.013868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67011" calcext:value-type="float">
            <text:p>0.567011</text:p>
          </table:table-cell>
          <table:table-cell office:value-type="float" office:value="0.016417" calcext:value-type="float">
            <text:p>0.016417</text:p>
          </table:table-cell>
          <table:table-cell office:value-type="float" office:value="0.014186" calcext:value-type="float">
            <text:p>0.014186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65128" calcext:value-type="float">
            <text:p>0.565128</text:p>
          </table:table-cell>
          <table:table-cell office:value-type="float" office:value="0.017693" calcext:value-type="float">
            <text:p>0.017693</text:p>
          </table:table-cell>
          <table:table-cell office:value-type="float" office:value="0.012776" calcext:value-type="float">
            <text:p>0.012776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0.019116" calcext:value-type="float">
            <text:p>0.019116</text:p>
          </table:table-cell>
          <table:table-cell office:value-type="float" office:value="0.013073" calcext:value-type="float">
            <text:p>0.013073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61379" calcext:value-type="float">
            <text:p>0.561379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13373" calcext:value-type="float">
            <text:p>0.013373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59514" calcext:value-type="float">
            <text:p>0.559514</text:p>
          </table:table-cell>
          <table:table-cell office:value-type="float" office:value="0.021839" calcext:value-type="float">
            <text:p>0.021839</text:p>
          </table:table-cell>
          <table:table-cell office:value-type="float" office:value="0.013676" calcext:value-type="float">
            <text:p>0.013676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57655" calcext:value-type="float">
            <text:p>0.557655</text:p>
          </table:table-cell>
          <table:table-cell office:value-type="float" office:value="0.023247" calcext:value-type="float">
            <text:p>0.023247</text:p>
          </table:table-cell>
          <table:table-cell office:value-type="float" office:value="0.012252" calcext:value-type="float">
            <text:p>0.012252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55802" calcext:value-type="float">
            <text:p>0.555802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0.012535" calcext:value-type="float">
            <text:p>0.012535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53956" calcext:value-type="float">
            <text:p>0.553956</text:p>
          </table:table-cell>
          <table:table-cell office:value-type="float" office:value="0.025262" calcext:value-type="float">
            <text:p>0.025262</text:p>
          </table:table-cell>
          <table:table-cell office:value-type="float" office:value="0.01282" calcext:value-type="float">
            <text:p>0.01282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52115" calcext:value-type="float">
            <text:p>0.552115</text:p>
          </table:table-cell>
          <table:table-cell office:value-type="float" office:value="0.026018" calcext:value-type="float">
            <text:p>0.026018</text:p>
          </table:table-cell>
          <table:table-cell office:value-type="float" office:value="0.011379" calcext:value-type="float">
            <text:p>0.011379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50281" calcext:value-type="float">
            <text:p>0.550281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013374" calcext:value-type="float">
            <text:p>0.013374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48453" calcext:value-type="float">
            <text:p>0.548453</text:p>
          </table:table-cell>
          <table:table-cell office:value-type="float" office:value="0.026915" calcext:value-type="float">
            <text:p>0.026915</text:p>
          </table:table-cell>
          <table:table-cell office:value-type="float" office:value="0.011938" calcext:value-type="float">
            <text:p>0.011938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46631" calcext:value-type="float">
            <text:p>0.546631</text:p>
          </table:table-cell>
          <table:table-cell office:value-type="float" office:value="0.027518" calcext:value-type="float">
            <text:p>0.027518</text:p>
          </table:table-cell>
          <table:table-cell office:value-type="float" office:value="0.008749" calcext:value-type="float">
            <text:p>0.00874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44815" calcext:value-type="float">
            <text:p>0.544815</text:p>
          </table:table-cell>
          <table:table-cell office:value-type="float" office:value="0.027816" calcext:value-type="float">
            <text:p>0.027816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43005" calcext:value-type="float">
            <text:p>0.543005</text:p>
          </table:table-cell>
          <table:table-cell office:value-type="float" office:value="0.027395" calcext:value-type="float">
            <text:p>0.027395</text:p>
          </table:table-cell>
          <table:table-cell office:value-type="float" office:value="0.01095" calcext:value-type="float">
            <text:p>0.01095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41201" calcext:value-type="float">
            <text:p>0.541201</text:p>
          </table:table-cell>
          <table:table-cell office:value-type="float" office:value="0.026265" calcext:value-type="float">
            <text:p>0.026265</text:p>
          </table:table-cell>
          <table:table-cell office:value-type="float" office:value="0.014663" calcext:value-type="float">
            <text:p>0.01466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39403" calcext:value-type="float">
            <text:p>0.53940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09781" calcext:value-type="float">
            <text:p>0.009781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37611" calcext:value-type="float">
            <text:p>0.537611</text:p>
          </table:table-cell>
          <table:table-cell office:value-type="float" office:value="0.022769" calcext:value-type="float">
            <text:p>0.022769</text:p>
          </table:table-cell>
          <table:table-cell office:value-type="float" office:value="0.008284" calcext:value-type="float">
            <text:p>0.008284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35825" calcext:value-type="float">
            <text:p>0.535825</text:p>
          </table:table-cell>
          <table:table-cell office:value-type="float" office:value="0.021503" calcext:value-type="float">
            <text:p>0.021503</text:p>
          </table:table-cell>
          <table:table-cell office:value-type="float" office:value="0.011953" calcext:value-type="float">
            <text:p>0.01195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34045" calcext:value-type="float">
            <text:p>0.534045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010487" calcext:value-type="float">
            <text:p>0.01048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3227" calcext:value-type="float">
            <text:p>0.53227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12458" calcext:value-type="float">
            <text:p>0.012458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30502" calcext:value-type="float">
            <text:p>0.53050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0.010997" calcext:value-type="float">
            <text:p>0.01099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2874" calcext:value-type="float">
            <text:p>0.52874</text:p>
          </table:table-cell>
          <table:table-cell office:value-type="float" office:value="0.012634" calcext:value-type="float">
            <text:p>0.012634</text:p>
          </table:table-cell>
          <table:table-cell office:value-type="float" office:value="0.012974" calcext:value-type="float">
            <text:p>0.012974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26983" calcext:value-type="float">
            <text:p>0.526983</text:p>
          </table:table-cell>
          <table:table-cell office:value-type="float" office:value="0.009768" calcext:value-type="float">
            <text:p>0.009768</text:p>
          </table:table-cell>
          <table:table-cell office:value-type="float" office:value="0.013249" calcext:value-type="float">
            <text:p>0.01324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25232" calcext:value-type="float">
            <text:p>0.525232</text:p>
          </table:table-cell>
          <table:table-cell office:value-type="float" office:value="0.007255" calcext:value-type="float">
            <text:p>0.007255</text:p>
          </table:table-cell>
          <table:table-cell office:value-type="float" office:value="0.013527" calcext:value-type="float">
            <text:p>0.01352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23487" calcext:value-type="float">
            <text:p>0.523487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13808" calcext:value-type="float">
            <text:p>0.013808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21748" calcext:value-type="float">
            <text:p>0.521748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.017551" calcext:value-type="float">
            <text:p>0.017551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20015" calcext:value-type="float">
            <text:p>0.520015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962" calcext:value-type="float">
            <text:p>0.01962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18287" calcext:value-type="float">
            <text:p>0.518287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.018258" calcext:value-type="float">
            <text:p>0.018258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16565" calcext:value-type="float">
            <text:p>0.516565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020332" calcext:value-type="float">
            <text:p>0.020332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14849" calcext:value-type="float">
            <text:p>0.514849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0.022434" calcext:value-type="float">
            <text:p>0.022434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13139" calcext:value-type="float">
            <text:p>0.513139</text:p>
          </table:table-cell>
          <table:table-cell office:value-type="float" office:value="0.011557" calcext:value-type="float">
            <text:p>0.011557</text:p>
          </table:table-cell>
          <table:table-cell office:value-type="float" office:value="0.022836" calcext:value-type="float">
            <text:p>0.022836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511434" calcext:value-type="float">
            <text:p>0.51143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0.026701" calcext:value-type="float">
            <text:p>0.026701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09735" calcext:value-type="float">
            <text:p>0.509735</text:p>
          </table:table-cell>
          <table:table-cell office:value-type="float" office:value="0.015442" calcext:value-type="float">
            <text:p>0.015442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08041" calcext:value-type="float">
            <text:p>0.508041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2238" calcext:value-type="float">
            <text:p>0.02238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06353" calcext:value-type="float">
            <text:p>0.506353</text:p>
          </table:table-cell>
          <table:table-cell office:value-type="float" office:value="0.019181" calcext:value-type="float">
            <text:p>0.019181</text:p>
          </table:table-cell>
          <table:table-cell office:value-type="float" office:value="0.024496" calcext:value-type="float">
            <text:p>0.024496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04671" calcext:value-type="float">
            <text:p>0.504671</text:p>
          </table:table-cell>
          <table:table-cell office:value-type="float" office:value="0.020397" calcext:value-type="float">
            <text:p>0.020397</text:p>
          </table:table-cell>
          <table:table-cell office:value-type="float" office:value="0.023182" calcext:value-type="float">
            <text:p>0.023182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02995" calcext:value-type="float">
            <text:p>0.502995</text:p>
          </table:table-cell>
          <table:table-cell office:value-type="float" office:value="0.021993" calcext:value-type="float">
            <text:p>0.021993</text:p>
          </table:table-cell>
          <table:table-cell office:value-type="float" office:value="0.023573" calcext:value-type="float">
            <text:p>0.023573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01324" calcext:value-type="float">
            <text:p>0.501324</text:p>
          </table:table-cell>
          <table:table-cell office:value-type="float" office:value="0.023396" calcext:value-type="float">
            <text:p>0.023396</text:p>
          </table:table-cell>
          <table:table-cell office:value-type="float" office:value="0.023967" calcext:value-type="float">
            <text:p>0.023967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499658" calcext:value-type="float">
            <text:p>0.499658</text:p>
          </table:table-cell>
          <table:table-cell office:value-type="float" office:value="0.024934" calcext:value-type="float">
            <text:p>0.024934</text:p>
          </table:table-cell>
          <table:table-cell office:value-type="float" office:value="0.022634" calcext:value-type="float">
            <text:p>0.022634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497998" calcext:value-type="float">
            <text:p>0.497998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024737" calcext:value-type="float">
            <text:p>0.024737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496344" calcext:value-type="float">
            <text:p>0.496344</text:p>
          </table:table-cell>
          <table:table-cell office:value-type="float" office:value="0.027659" calcext:value-type="float">
            <text:p>0.027659</text:p>
          </table:table-cell>
          <table:table-cell office:value-type="float" office:value="0.025139" calcext:value-type="float">
            <text:p>0.025139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494695" calcext:value-type="float">
            <text:p>0.494695</text:p>
          </table:table-cell>
          <table:table-cell office:value-type="float" office:value="0.029073" calcext:value-type="float">
            <text:p>0.029073</text:p>
          </table:table-cell>
          <table:table-cell office:value-type="float" office:value="0.023814" calcext:value-type="float">
            <text:p>0.023814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493051" calcext:value-type="float">
            <text:p>0.493051</text:p>
          </table:table-cell>
          <table:table-cell office:value-type="float" office:value="0.030294" calcext:value-type="float">
            <text:p>0.030294</text:p>
          </table:table-cell>
          <table:table-cell office:value-type="float" office:value="0.025924" calcext:value-type="float">
            <text:p>0.025924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491413" calcext:value-type="float">
            <text:p>0.491413</text:p>
          </table:table-cell>
          <table:table-cell office:value-type="float" office:value="0.031276" calcext:value-type="float">
            <text:p>0.031276</text:p>
          </table:table-cell>
          <table:table-cell office:value-type="float" office:value="0.022874" calcext:value-type="float">
            <text:p>0.022874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48978" calcext:value-type="float">
            <text:p>0.48978</text:p>
          </table:table-cell>
          <table:table-cell office:value-type="float" office:value="0.032963" calcext:value-type="float">
            <text:p>0.032963</text:p>
          </table:table-cell>
          <table:table-cell office:value-type="float" office:value="0.024964" calcext:value-type="float">
            <text:p>0.024964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488153" calcext:value-type="float">
            <text:p>0.488153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023622" calcext:value-type="float">
            <text:p>0.023622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486532" calcext:value-type="float">
            <text:p>0.486532</text:p>
          </table:table-cell>
          <table:table-cell office:value-type="float" office:value="0.036216" calcext:value-type="float">
            <text:p>0.036216</text:p>
          </table:table-cell>
          <table:table-cell office:value-type="float" office:value="0.023987" calcext:value-type="float">
            <text:p>0.02398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484915" calcext:value-type="float">
            <text:p>0.484915</text:p>
          </table:table-cell>
          <table:table-cell office:value-type="float" office:value="0.037801" calcext:value-type="float">
            <text:p>0.037801</text:p>
          </table:table-cell>
          <table:table-cell office:value-type="float" office:value="0.022625" calcext:value-type="float">
            <text:p>0.02262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483304" calcext:value-type="float">
            <text:p>0.483304</text:p>
          </table:table-cell>
          <table:table-cell office:value-type="float" office:value="0.039745" calcext:value-type="float">
            <text:p>0.039745</text:p>
          </table:table-cell>
          <table:table-cell office:value-type="float" office:value="0.024698" calcext:value-type="float">
            <text:p>0.024698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481699" calcext:value-type="float">
            <text:p>0.481699</text:p>
          </table:table-cell>
          <table:table-cell office:value-type="float" office:value="0.041685" calcext:value-type="float">
            <text:p>0.041685</text:p>
          </table:table-cell>
          <table:table-cell office:value-type="float" office:value="0.023341" calcext:value-type="float">
            <text:p>0.023341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480098" calcext:value-type="float">
            <text:p>0.480098</text:p>
          </table:table-cell>
          <table:table-cell office:value-type="float" office:value="0.043593" calcext:value-type="float">
            <text:p>0.043593</text:p>
          </table:table-cell>
          <table:table-cell office:value-type="float" office:value="0.02196" calcext:value-type="float">
            <text:p>0.02196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478503" calcext:value-type="float">
            <text:p>0.478503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20555" calcext:value-type="float">
            <text:p>0.020555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476913" calcext:value-type="float">
            <text:p>0.476913</text:p>
          </table:table-cell>
          <table:table-cell office:value-type="float" office:value="0.047356" calcext:value-type="float">
            <text:p>0.047356</text:p>
          </table:table-cell>
          <table:table-cell office:value-type="float" office:value="0.022586" calcext:value-type="float">
            <text:p>0.022586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475329" calcext:value-type="float">
            <text:p>0.475329</text:p>
          </table:table-cell>
          <table:table-cell office:value-type="float" office:value="0.048981" calcext:value-type="float">
            <text:p>0.048981</text:p>
          </table:table-cell>
          <table:table-cell office:value-type="float" office:value="0.021186" calcext:value-type="float">
            <text:p>0.021186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47375" calcext:value-type="float">
            <text:p>0.47375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0.021492" calcext:value-type="float">
            <text:p>0.021492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472176" calcext:value-type="float">
            <text:p>0.472176</text:p>
          </table:table-cell>
          <table:table-cell office:value-type="float" office:value="0.049663" calcext:value-type="float">
            <text:p>0.049663</text:p>
          </table:table-cell>
          <table:table-cell office:value-type="float" office:value="0.021801" calcext:value-type="float">
            <text:p>0.021801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70607" calcext:value-type="float">
            <text:p>0.470607</text:p>
          </table:table-cell>
          <table:table-cell office:value-type="float" office:value="0.048929" calcext:value-type="float">
            <text:p>0.048929</text:p>
          </table:table-cell>
          <table:table-cell office:value-type="float" office:value="0.016922" calcext:value-type="float">
            <text:p>0.016922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017157" calcext:value-type="float">
            <text:p>0.017157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67486" calcext:value-type="float">
            <text:p>0.467486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17395" calcext:value-type="float">
            <text:p>0.017395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65932" calcext:value-type="float">
            <text:p>0.465932</text:p>
          </table:table-cell>
          <table:table-cell office:value-type="float" office:value="0.046603" calcext:value-type="float">
            <text:p>0.046603</text:p>
          </table:table-cell>
          <table:table-cell office:value-type="float" office:value="0.017635" calcext:value-type="float">
            <text:p>0.017635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64385" calcext:value-type="float">
            <text:p>0.464385</text:p>
          </table:table-cell>
          <table:table-cell office:value-type="float" office:value="0.045688" calcext:value-type="float">
            <text:p>0.045688</text:p>
          </table:table-cell>
          <table:table-cell office:value-type="float" office:value="0.016147" calcext:value-type="float">
            <text:p>0.016147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62842" calcext:value-type="float">
            <text:p>0.462842</text:p>
          </table:table-cell>
          <table:table-cell office:value-type="float" office:value="0.044467" calcext:value-type="float">
            <text:p>0.044467</text:p>
          </table:table-cell>
          <table:table-cell office:value-type="float" office:value="0.018095" calcext:value-type="float">
            <text:p>0.018095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61304" calcext:value-type="float">
            <text:p>0.461304</text:p>
          </table:table-cell>
          <table:table-cell office:value-type="float" office:value="0.043351" calcext:value-type="float">
            <text:p>0.043351</text:p>
          </table:table-cell>
          <table:table-cell office:value-type="float" office:value="0.016613" calcext:value-type="float">
            <text:p>0.016613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59772" calcext:value-type="float">
            <text:p>0.459772</text:p>
          </table:table-cell>
          <table:table-cell office:value-type="float" office:value="0.042056" calcext:value-type="float">
            <text:p>0.042056</text:p>
          </table:table-cell>
          <table:table-cell office:value-type="float" office:value="0.018566" calcext:value-type="float">
            <text:p>0.01856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458244" calcext:value-type="float">
            <text:p>0.458244</text:p>
          </table:table-cell>
          <table:table-cell office:value-type="float" office:value="0.040217" calcext:value-type="float">
            <text:p>0.040217</text:p>
          </table:table-cell>
          <table:table-cell office:value-type="float" office:value="0.015358" calcext:value-type="float">
            <text:p>0.015358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56722" calcext:value-type="float">
            <text:p>0.456722</text:p>
          </table:table-cell>
          <table:table-cell office:value-type="float" office:value="0.037433" calcext:value-type="float">
            <text:p>0.037433</text:p>
          </table:table-cell>
          <table:table-cell office:value-type="float" office:value="0.01729" calcext:value-type="float">
            <text:p>0.01729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55204" calcext:value-type="float">
            <text:p>0.455204</text:p>
          </table:table-cell>
          <table:table-cell office:value-type="float" office:value="0.034408" calcext:value-type="float">
            <text:p>0.034408</text:p>
          </table:table-cell>
          <table:table-cell office:value-type="float" office:value="0.01925" calcext:value-type="float">
            <text:p>0.01925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453692" calcext:value-type="float">
            <text:p>0.453692</text:p>
          </table:table-cell>
          <table:table-cell office:value-type="float" office:value="0.031798" calcext:value-type="float">
            <text:p>0.031798</text:p>
          </table:table-cell>
          <table:table-cell office:value-type="float" office:value="0.016049" calcext:value-type="float">
            <text:p>0.016049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452185" calcext:value-type="float">
            <text:p>0.452185</text:p>
          </table:table-cell>
          <table:table-cell office:value-type="float" office:value="0.029757" calcext:value-type="float">
            <text:p>0.029757</text:p>
          </table:table-cell>
          <table:table-cell office:value-type="float" office:value="0.016258" calcext:value-type="float">
            <text:p>0.016258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450682" calcext:value-type="float">
            <text:p>0.450682</text:p>
          </table:table-cell>
          <table:table-cell office:value-type="float" office:value="0.028211" calcext:value-type="float">
            <text:p>0.028211</text:p>
          </table:table-cell>
          <table:table-cell office:value-type="float" office:value="0.01647" calcext:value-type="float">
            <text:p>0.01647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49185" calcext:value-type="float">
            <text:p>0.449185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20143" calcext:value-type="float">
            <text:p>0.020143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47693" calcext:value-type="float">
            <text:p>0.447693</text:p>
          </table:table-cell>
          <table:table-cell office:value-type="float" office:value="0.025676" calcext:value-type="float">
            <text:p>0.025676</text:p>
          </table:table-cell>
          <table:table-cell office:value-type="float" office:value="0.022142" calcext:value-type="float">
            <text:p>0.022142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024915" calcext:value-type="float">
            <text:p>0.024915</text:p>
          </table:table-cell>
          <table:table-cell office:value-type="float" office:value="0.020709" calcext:value-type="float">
            <text:p>0.020709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44723" calcext:value-type="float">
            <text:p>0.444723</text:p>
          </table:table-cell>
          <table:table-cell office:value-type="float" office:value="0.024977" calcext:value-type="float">
            <text:p>0.024977</text:p>
          </table:table-cell>
          <table:table-cell office:value-type="float" office:value="0.022712" calcext:value-type="float">
            <text:p>0.022712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43246" calcext:value-type="float">
            <text:p>0.443246</text:p>
          </table:table-cell>
          <table:table-cell office:value-type="float" office:value="0.024746" calcext:value-type="float">
            <text:p>0.024746</text:p>
          </table:table-cell>
          <table:table-cell office:value-type="float" office:value="0.021283" calcext:value-type="float">
            <text:p>0.021283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41773" calcext:value-type="float">
            <text:p>0.441773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023291" calcext:value-type="float">
            <text:p>0.023291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40305" calcext:value-type="float">
            <text:p>0.440305</text:p>
          </table:table-cell>
          <table:table-cell office:value-type="float" office:value="0.024634" calcext:value-type="float">
            <text:p>0.024634</text:p>
          </table:table-cell>
          <table:table-cell office:value-type="float" office:value="0.020137" calcext:value-type="float">
            <text:p>0.020137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025661" calcext:value-type="float">
            <text:p>0.025661</text:p>
          </table:table-cell>
          <table:table-cell office:value-type="float" office:value="0.022124" calcext:value-type="float">
            <text:p>0.022124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437385" calcext:value-type="float">
            <text:p>0.437385</text:p>
          </table:table-cell>
          <table:table-cell office:value-type="float" office:value="0.027183" calcext:value-type="float">
            <text:p>0.027183</text:p>
          </table:table-cell>
          <table:table-cell office:value-type="float" office:value="0.025868" calcext:value-type="float">
            <text:p>0.025868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35932" calcext:value-type="float">
            <text:p>0.435932</text:p>
          </table:table-cell>
          <table:table-cell office:value-type="float" office:value="0.028218" calcext:value-type="float">
            <text:p>0.028218</text:p>
          </table:table-cell>
          <table:table-cell office:value-type="float" office:value="0.024477" calcext:value-type="float">
            <text:p>0.024477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34483" calcext:value-type="float">
            <text:p>0.434483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0.024793" calcext:value-type="float">
            <text:p>0.024793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3304" calcext:value-type="float">
            <text:p>0.43304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11" calcext:value-type="float">
            <text:p>0.02511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31601" calcext:value-type="float">
            <text:p>0.431601</text:p>
          </table:table-cell>
          <table:table-cell office:value-type="float" office:value="0.031616" calcext:value-type="float">
            <text:p>0.031616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430167" calcext:value-type="float">
            <text:p>0.430167</text:p>
          </table:table-cell>
          <table:table-cell office:value-type="float" office:value="0.033334" calcext:value-type="float">
            <text:p>0.033334</text:p>
          </table:table-cell>
          <table:table-cell office:value-type="float" office:value="0.025726" calcext:value-type="float">
            <text:p>0.025726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28738" calcext:value-type="float">
            <text:p>0.428738</text:p>
          </table:table-cell>
          <table:table-cell office:value-type="float" office:value="0.035152" calcext:value-type="float">
            <text:p>0.035152</text:p>
          </table:table-cell>
          <table:table-cell office:value-type="float" office:value="0.022591" calcext:value-type="float">
            <text:p>0.022591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27314" calcext:value-type="float">
            <text:p>0.427314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022865" calcext:value-type="float">
            <text:p>0.022865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425894" calcext:value-type="float">
            <text:p>0.425894</text:p>
          </table:table-cell>
          <table:table-cell office:value-type="float" office:value="0.03886" calcext:value-type="float">
            <text:p>0.03886</text:p>
          </table:table-cell>
          <table:table-cell office:value-type="float" office:value="0.024871" calcext:value-type="float">
            <text:p>0.024871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24479" calcext:value-type="float">
            <text:p>0.424479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23446" calcext:value-type="float">
            <text:p>0.023446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23069" calcext:value-type="float">
            <text:p>0.423069</text:p>
          </table:table-cell>
          <table:table-cell office:value-type="float" office:value="0.043196" calcext:value-type="float">
            <text:p>0.043196</text:p>
          </table:table-cell>
          <table:table-cell office:value-type="float" office:value="0.023727" calcext:value-type="float">
            <text:p>0.023727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421664" calcext:value-type="float">
            <text:p>0.421664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.02401" calcext:value-type="float">
            <text:p>0.02401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420263" calcext:value-type="float">
            <text:p>0.420263</text:p>
          </table:table-cell>
          <table:table-cell office:value-type="float" office:value="0.047307" calcext:value-type="float">
            <text:p>0.047307</text:p>
          </table:table-cell>
          <table:table-cell office:value-type="float" office:value="0.020835" calcext:value-type="float">
            <text:p>0.020835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418866" calcext:value-type="float">
            <text:p>0.418866</text:p>
          </table:table-cell>
          <table:table-cell office:value-type="float" office:value="0.049501" calcext:value-type="float">
            <text:p>0.049501</text:p>
          </table:table-cell>
          <table:table-cell office:value-type="float" office:value="0.02107" calcext:value-type="float">
            <text:p>0.02107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417475" calcext:value-type="float">
            <text:p>0.417475</text:p>
          </table:table-cell>
          <table:table-cell office:value-type="float" office:value="0.051654" calcext:value-type="float">
            <text:p>0.051654</text:p>
          </table:table-cell>
          <table:table-cell office:value-type="float" office:value="0.019577" calcext:value-type="float">
            <text:p>0.019577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416088" calcext:value-type="float">
            <text:p>0.416088</text:p>
          </table:table-cell>
          <table:table-cell office:value-type="float" office:value="0.053717" calcext:value-type="float">
            <text:p>0.053717</text:p>
          </table:table-cell>
          <table:table-cell office:value-type="float" office:value="0.01806" calcext:value-type="float">
            <text:p>0.01806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414706" calcext:value-type="float">
            <text:p>0.414706</text:p>
          </table:table-cell>
          <table:table-cell office:value-type="float" office:value="0.055889" calcext:value-type="float">
            <text:p>0.055889</text:p>
          </table:table-cell>
          <table:table-cell office:value-type="float" office:value="0.018249" calcext:value-type="float">
            <text:p>0.018249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413328" calcext:value-type="float">
            <text:p>0.413328</text:p>
          </table:table-cell>
          <table:table-cell office:value-type="float" office:value="0.057759" calcext:value-type="float">
            <text:p>0.057759</text:p>
          </table:table-cell>
          <table:table-cell office:value-type="float" office:value="0.020171" calcext:value-type="float">
            <text:p>0.020171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411955" calcext:value-type="float">
            <text:p>0.411955</text:p>
          </table:table-cell>
          <table:table-cell office:value-type="float" office:value="0.058529" calcext:value-type="float">
            <text:p>0.058529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410586" calcext:value-type="float">
            <text:p>0.410586</text:p>
          </table:table-cell>
          <table:table-cell office:value-type="float" office:value="0.057999" calcext:value-type="float">
            <text:p>0.057999</text:p>
          </table:table-cell>
          <table:table-cell office:value-type="float" office:value="0.015343" calcext:value-type="float">
            <text:p>0.015343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409222" calcext:value-type="float">
            <text:p>0.409222</text:p>
          </table:table-cell>
          <table:table-cell office:value-type="float" office:value="0.056899" calcext:value-type="float">
            <text:p>0.056899</text:p>
          </table:table-cell>
          <table:table-cell office:value-type="float" office:value="0.013759" calcext:value-type="float">
            <text:p>0.013759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07862" calcext:value-type="float">
            <text:p>0.407862</text:p>
          </table:table-cell>
          <table:table-cell office:value-type="float" office:value="0.055416" calcext:value-type="float">
            <text:p>0.055416</text:p>
          </table:table-cell>
          <table:table-cell office:value-type="float" office:value="0.01042" calcext:value-type="float">
            <text:p>0.01042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06507" calcext:value-type="float">
            <text:p>0.406507</text:p>
          </table:table-cell>
          <table:table-cell office:value-type="float" office:value="0.053152" calcext:value-type="float">
            <text:p>0.053152</text:p>
          </table:table-cell>
          <table:table-cell office:value-type="float" office:value="0.010491" calcext:value-type="float">
            <text:p>0.010491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05157" calcext:value-type="float">
            <text:p>0.405157</text:p>
          </table:table-cell>
          <table:table-cell office:value-type="float" office:value="0.050564" calcext:value-type="float">
            <text:p>0.050564</text:p>
          </table:table-cell>
          <table:table-cell office:value-type="float" office:value="0.010564" calcext:value-type="float">
            <text:p>0.010564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03811" calcext:value-type="float">
            <text:p>0.403811</text:p>
          </table:table-cell>
          <table:table-cell office:value-type="float" office:value="0.047821" calcext:value-type="float">
            <text:p>0.047821</text:p>
          </table:table-cell>
          <table:table-cell office:value-type="float" office:value="0.012369" calcext:value-type="float">
            <text:p>0.012369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02469" calcext:value-type="float">
            <text:p>0.402469</text:p>
          </table:table-cell>
          <table:table-cell office:value-type="float" office:value="0.044618" calcext:value-type="float">
            <text:p>0.044618</text:p>
          </table:table-cell>
          <table:table-cell office:value-type="float" office:value="0.010742" calcext:value-type="float">
            <text:p>0.01074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01132" calcext:value-type="float">
            <text:p>0.401132</text:p>
          </table:table-cell>
          <table:table-cell office:value-type="float" office:value="0.041256" calcext:value-type="float">
            <text:p>0.041256</text:p>
          </table:table-cell>
          <table:table-cell office:value-type="float" office:value="0.009091" calcext:value-type="float">
            <text:p>0.009091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0.010877" calcext:value-type="float">
            <text:p>0.010877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98471" calcext:value-type="float">
            <text:p>0.398471</text:p>
          </table:table-cell>
          <table:table-cell office:value-type="float" office:value="0.034451" calcext:value-type="float">
            <text:p>0.034451</text:p>
          </table:table-cell>
          <table:table-cell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031013" calcext:value-type="float">
            <text:p>0.031013</text:p>
          </table:table-cell>
          <table:table-cell office:value-type="float" office:value="0.009316" calcext:value-type="float">
            <text:p>0.009316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395828" calcext:value-type="float">
            <text:p>0.395828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014567" calcext:value-type="float">
            <text:p>0.014567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94513" calcext:value-type="float">
            <text:p>0.394513</text:p>
          </table:table-cell>
          <table:table-cell office:value-type="float" office:value="0.023212" calcext:value-type="float">
            <text:p>0.023212</text:p>
          </table:table-cell>
          <table:table-cell office:value-type="float" office:value="0.012979" calcext:value-type="float">
            <text:p>0.012979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93202" calcext:value-type="float">
            <text:p>0.393202</text:p>
          </table:table-cell>
          <table:table-cell office:value-type="float" office:value="0.019348" calcext:value-type="float">
            <text:p>0.019348</text:p>
          </table:table-cell>
          <table:table-cell office:value-type="float" office:value="0.013097" calcext:value-type="float">
            <text:p>0.013097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91896" calcext:value-type="float">
            <text:p>0.391896</text:p>
          </table:table-cell>
          <table:table-cell office:value-type="float" office:value="0.016074" calcext:value-type="float">
            <text:p>0.016074</text:p>
          </table:table-cell>
          <table:table-cell office:value-type="float" office:value="0.009757" calcext:value-type="float">
            <text:p>0.009757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90594" calcext:value-type="float">
            <text:p>0.390594</text:p>
          </table:table-cell>
          <table:table-cell office:value-type="float" office:value="0.013836" calcext:value-type="float">
            <text:p>0.013836</text:p>
          </table:table-cell>
          <table:table-cell office:value-type="float" office:value="0.013287" calcext:value-type="float">
            <text:p>0.013287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89296" calcext:value-type="float">
            <text:p>0.389296</text:p>
          </table:table-cell>
          <table:table-cell office:value-type="float" office:value="0.013146" calcext:value-type="float">
            <text:p>0.013146</text:p>
          </table:table-cell>
          <table:table-cell office:value-type="float" office:value="0.013411" calcext:value-type="float">
            <text:p>0.013411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388003" calcext:value-type="float">
            <text:p>0.388003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0.018727" calcext:value-type="float">
            <text:p>0.018727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86714" calcext:value-type="float">
            <text:p>0.386714</text:p>
          </table:table-cell>
          <table:table-cell office:value-type="float" office:value="0.013374" calcext:value-type="float">
            <text:p>0.013374</text:p>
          </table:table-cell>
          <table:table-cell office:value-type="float" office:value="0.017203" calcext:value-type="float">
            <text:p>0.017203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385429" calcext:value-type="float">
            <text:p>0.385429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019116" calcext:value-type="float">
            <text:p>0.019116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384149" calcext:value-type="float">
            <text:p>0.384149</text:p>
          </table:table-cell>
          <table:table-cell office:value-type="float" office:value="0.017361" calcext:value-type="float">
            <text:p>0.017361</text:p>
          </table:table-cell>
          <table:table-cell office:value-type="float" office:value="0.021057" calcext:value-type="float">
            <text:p>0.021057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382873" calcext:value-type="float">
            <text:p>0.382873</text:p>
          </table:table-cell>
          <table:table-cell office:value-type="float" office:value="0.019129" calcext:value-type="float">
            <text:p>0.019129</text:p>
          </table:table-cell>
          <table:table-cell office:value-type="float" office:value="0.019566" calcext:value-type="float">
            <text:p>0.019566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381601" calcext:value-type="float">
            <text:p>0.381601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2151" calcext:value-type="float">
            <text:p>0.02151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380333" calcext:value-type="float">
            <text:p>0.380333</text:p>
          </table:table-cell>
          <table:table-cell office:value-type="float" office:value="0.022196" calcext:value-type="float">
            <text:p>0.022196</text:p>
          </table:table-cell>
          <table:table-cell office:value-type="float" office:value="0.020023" calcext:value-type="float">
            <text:p>0.020023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79069" calcext:value-type="float">
            <text:p>0.379069</text:p>
          </table:table-cell>
          <table:table-cell office:value-type="float" office:value="0.023857" calcext:value-type="float">
            <text:p>0.023857</text:p>
          </table:table-cell>
          <table:table-cell office:value-type="float" office:value="0.018512" calcext:value-type="float">
            <text:p>0.018512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7781" calcext:value-type="float">
            <text:p>0.37781</text:p>
          </table:table-cell>
          <table:table-cell office:value-type="float" office:value="0.025745" calcext:value-type="float">
            <text:p>0.025745</text:p>
          </table:table-cell>
          <table:table-cell office:value-type="float" office:value="0.018706" calcext:value-type="float">
            <text:p>0.018706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376555" calcext:value-type="float">
            <text:p>0.376555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75304" calcext:value-type="float">
            <text:p>0.375304</text:p>
          </table:table-cell>
          <table:table-cell office:value-type="float" office:value="0.028704" calcext:value-type="float">
            <text:p>0.028704</text:p>
          </table:table-cell>
          <table:table-cell office:value-type="float" office:value="0.019127" calcext:value-type="float">
            <text:p>0.019127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374057" calcext:value-type="float">
            <text:p>0.374057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017598" calcext:value-type="float">
            <text:p>0.017598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72814" calcext:value-type="float">
            <text:p>0.372814</text:p>
          </table:table-cell>
          <table:table-cell office:value-type="float" office:value="0.031691" calcext:value-type="float">
            <text:p>0.031691</text:p>
          </table:table-cell>
          <table:table-cell office:value-type="float" office:value="0.019504" calcext:value-type="float">
            <text:p>0.019504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017978" calcext:value-type="float">
            <text:p>0.017978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70341" calcext:value-type="float">
            <text:p>0.370341</text:p>
          </table:table-cell>
          <table:table-cell office:value-type="float" office:value="0.033709" calcext:value-type="float">
            <text:p>0.033709</text:p>
          </table:table-cell>
          <table:table-cell office:value-type="float" office:value="0.016428" calcext:value-type="float">
            <text:p>0.016428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69111" calcext:value-type="float">
            <text:p>0.369111</text:p>
          </table:table-cell>
          <table:table-cell office:value-type="float" office:value="0.034402" calcext:value-type="float">
            <text:p>0.034402</text:p>
          </table:table-cell>
          <table:table-cell office:value-type="float" office:value="0.014854" calcext:value-type="float">
            <text:p>0.014854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67885" calcext:value-type="float">
            <text:p>0.367885</text:p>
          </table:table-cell>
          <table:table-cell office:value-type="float" office:value="0.034904" calcext:value-type="float">
            <text:p>0.034904</text:p>
          </table:table-cell>
          <table:table-cell office:value-type="float" office:value="0.016715" calcext:value-type="float">
            <text:p>0.016715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66662" calcext:value-type="float">
            <text:p>0.366662</text:p>
          </table:table-cell>
          <table:table-cell office:value-type="float" office:value="0.035236" calcext:value-type="float">
            <text:p>0.035236</text:p>
          </table:table-cell>
          <table:table-cell office:value-type="float" office:value="0.016874" calcext:value-type="float">
            <text:p>0.016874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65444" calcext:value-type="float">
            <text:p>0.365444</text:p>
          </table:table-cell>
          <table:table-cell office:value-type="float" office:value="0.035201" calcext:value-type="float">
            <text:p>0.035201</text:p>
          </table:table-cell>
          <table:table-cell office:value-type="float" office:value="0.015306" calcext:value-type="float">
            <text:p>0.01530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6423" calcext:value-type="float">
            <text:p>0.36423</text:p>
          </table:table-cell>
          <table:table-cell office:value-type="float" office:value="0.034773" calcext:value-type="float">
            <text:p>0.034773</text:p>
          </table:table-cell>
          <table:table-cell office:value-type="float" office:value="0.013713" calcext:value-type="float">
            <text:p>0.01371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6302" calcext:value-type="float">
            <text:p>0.36302</text:p>
          </table:table-cell>
          <table:table-cell office:value-type="float" office:value="0.034505" calcext:value-type="float">
            <text:p>0.034505</text:p>
          </table:table-cell>
          <table:table-cell office:value-type="float" office:value="0.013826" calcext:value-type="float">
            <text:p>0.01382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61814" calcext:value-type="float">
            <text:p>0.361814</text:p>
          </table:table-cell>
          <table:table-cell office:value-type="float" office:value="0.034083" calcext:value-type="float">
            <text:p>0.034083</text:p>
          </table:table-cell>
          <table:table-cell office:value-type="float" office:value="0.01394" calcext:value-type="float">
            <text:p>0.01394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60612" calcext:value-type="float">
            <text:p>0.360612</text:p>
          </table:table-cell>
          <table:table-cell office:value-type="float" office:value="0.033797" calcext:value-type="float">
            <text:p>0.033797</text:p>
          </table:table-cell>
          <table:table-cell office:value-type="float" office:value="0.014057" calcext:value-type="float">
            <text:p>0.014057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9414" calcext:value-type="float">
            <text:p>0.359414</text:p>
          </table:table-cell>
          <table:table-cell office:value-type="float" office:value="0.03409" calcext:value-type="float">
            <text:p>0.03409</text:p>
          </table:table-cell>
          <table:table-cell office:value-type="float" office:value="0.012445" calcext:value-type="float">
            <text:p>0.012445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033745" calcext:value-type="float">
            <text:p>0.03374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5703" calcext:value-type="float">
            <text:p>0.35703</text:p>
          </table:table-cell>
          <table:table-cell office:value-type="float" office:value="0.032552" calcext:value-type="float">
            <text:p>0.032552</text:p>
          </table:table-cell>
          <table:table-cell office:value-type="float" office:value="0.010958" calcext:value-type="float">
            <text:p>0.010958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5844" calcext:value-type="float">
            <text:p>0.355844</text:p>
          </table:table-cell>
          <table:table-cell office:value-type="float" office:value="0.03192" calcext:value-type="float">
            <text:p>0.03192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4661" calcext:value-type="float">
            <text:p>0.354661</text:p>
          </table:table-cell>
          <table:table-cell office:value-type="float" office:value="0.030816" calcext:value-type="float">
            <text:p>0.030816</text:p>
          </table:table-cell>
          <table:table-cell office:value-type="float" office:value="0.012859" calcext:value-type="float">
            <text:p>0.012859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3483" calcext:value-type="float">
            <text:p>0.353483</text:p>
          </table:table-cell>
          <table:table-cell office:value-type="float" office:value="0.029135" calcext:value-type="float">
            <text:p>0.029135</text:p>
          </table:table-cell>
          <table:table-cell office:value-type="float" office:value="0.012961" calcext:value-type="float">
            <text:p>0.012961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2309" calcext:value-type="float">
            <text:p>0.352309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51138" calcext:value-type="float">
            <text:p>0.351138</text:p>
          </table:table-cell>
          <table:table-cell office:value-type="float" office:value="0.025533" calcext:value-type="float">
            <text:p>0.025533</text:p>
          </table:table-cell>
          <table:table-cell office:value-type="float" office:value="0.013169" calcext:value-type="float">
            <text:p>0.01316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49972" calcext:value-type="float">
            <text:p>0.349972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0.011546" calcext:value-type="float">
            <text:p>0.01154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48809" calcext:value-type="float">
            <text:p>0.348809</text:p>
          </table:table-cell>
          <table:table-cell office:value-type="float" office:value="0.021535" calcext:value-type="float">
            <text:p>0.021535</text:p>
          </table:table-cell>
          <table:table-cell office:value-type="float" office:value="0.015089" calcext:value-type="float">
            <text:p>0.01508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4765" calcext:value-type="float">
            <text:p>0.34765</text:p>
          </table:table-cell>
          <table:table-cell office:value-type="float" office:value="0.019641" calcext:value-type="float">
            <text:p>0.019641</text:p>
          </table:table-cell>
          <table:table-cell office:value-type="float" office:value="0.011766" calcext:value-type="float">
            <text:p>0.01176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46495" calcext:value-type="float">
            <text:p>0.346495</text:p>
          </table:table-cell>
          <table:table-cell office:value-type="float" office:value="0.017534" calcext:value-type="float">
            <text:p>0.017534</text:p>
          </table:table-cell>
          <table:table-cell office:value-type="float" office:value="0.015312" calcext:value-type="float">
            <text:p>0.01531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0.015223" calcext:value-type="float">
            <text:p>0.015223</text:p>
          </table:table-cell>
          <table:table-cell office:value-type="float" office:value="0.015452" calcext:value-type="float">
            <text:p>0.015452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44197" calcext:value-type="float">
            <text:p>0.344197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013865" calcext:value-type="float">
            <text:p>0.013865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43053" calcext:value-type="float">
            <text:p>0.343053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3983" calcext:value-type="float">
            <text:p>0.013983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41914" calcext:value-type="float">
            <text:p>0.341914</text:p>
          </table:table-cell>
          <table:table-cell office:value-type="float" office:value="0.013738" calcext:value-type="float">
            <text:p>0.013738</text:p>
          </table:table-cell>
          <table:table-cell office:value-type="float" office:value="0.017562" calcext:value-type="float">
            <text:p>0.01756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40778" calcext:value-type="float">
            <text:p>0.340778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0.016006" calcext:value-type="float">
            <text:p>0.01600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39646" calcext:value-type="float">
            <text:p>0.339646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0.016155" calcext:value-type="float">
            <text:p>0.016155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38517" calcext:value-type="float">
            <text:p>0.338517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.019767" calcext:value-type="float">
            <text:p>0.019767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337393" calcext:value-type="float">
            <text:p>0.337393</text:p>
          </table:table-cell>
          <table:table-cell office:value-type="float" office:value="0.018541" calcext:value-type="float">
            <text:p>0.018541</text:p>
          </table:table-cell>
          <table:table-cell office:value-type="float" office:value="0.023432" calcext:value-type="float">
            <text:p>0.02343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0.016771" calcext:value-type="float">
            <text:p>0.016771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35154" calcext:value-type="float">
            <text:p>0.335154</text:p>
          </table:table-cell>
          <table:table-cell office:value-type="float" office:value="0.020936" calcext:value-type="float">
            <text:p>0.020936</text:p>
          </table:table-cell>
          <table:table-cell office:value-type="float" office:value="0.018658" calcext:value-type="float">
            <text:p>0.018658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334041" calcext:value-type="float">
            <text:p>0.334041</text:p>
          </table:table-cell>
          <table:table-cell office:value-type="float" office:value="0.021907" calcext:value-type="float">
            <text:p>0.021907</text:p>
          </table:table-cell>
          <table:table-cell office:value-type="float" office:value="0.020572" calcext:value-type="float">
            <text:p>0.02057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32931" calcext:value-type="float">
            <text:p>0.332931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0.017325" calcext:value-type="float">
            <text:p>0.017325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31825" calcext:value-type="float">
            <text:p>0.331825</text:p>
          </table:table-cell>
          <table:table-cell office:value-type="float" office:value="0.023513" calcext:value-type="float">
            <text:p>0.023513</text:p>
          </table:table-cell>
          <table:table-cell office:value-type="float" office:value="0.015756" calcext:value-type="float">
            <text:p>0.01575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30723" calcext:value-type="float">
            <text:p>0.330723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17623" calcext:value-type="float">
            <text:p>0.01762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29624" calcext:value-type="float">
            <text:p>0.329624</text:p>
          </table:table-cell>
          <table:table-cell office:value-type="float" office:value="0.024445" calcext:value-type="float">
            <text:p>0.024445</text:p>
          </table:table-cell>
          <table:table-cell office:value-type="float" office:value="0.017789" calcext:value-type="float">
            <text:p>0.017789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28529" calcext:value-type="float">
            <text:p>0.328529</text:p>
          </table:table-cell>
          <table:table-cell office:value-type="float" office:value="0.024621" calcext:value-type="float">
            <text:p>0.024621</text:p>
          </table:table-cell>
          <table:table-cell office:value-type="float" office:value="0.016225" calcext:value-type="float">
            <text:p>0.016225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327437" calcext:value-type="float">
            <text:p>0.327437</text:p>
          </table:table-cell>
          <table:table-cell office:value-type="float" office:value="0.024701" calcext:value-type="float">
            <text:p>0.024701</text:p>
          </table:table-cell>
          <table:table-cell office:value-type="float" office:value="0.019828" calcext:value-type="float">
            <text:p>0.019828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2635" calcext:value-type="float">
            <text:p>0.32635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18294" calcext:value-type="float">
            <text:p>0.018294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25265" calcext:value-type="float">
            <text:p>0.325265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16736" calcext:value-type="float">
            <text:p>0.01673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24185" calcext:value-type="float">
            <text:p>0.324185</text:p>
          </table:table-cell>
          <table:table-cell office:value-type="float" office:value="0.025705" calcext:value-type="float">
            <text:p>0.025705</text:p>
          </table:table-cell>
          <table:table-cell office:value-type="float" office:value="0.015153" calcext:value-type="float">
            <text:p>0.01515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23108" calcext:value-type="float">
            <text:p>0.323108</text:p>
          </table:table-cell>
          <table:table-cell office:value-type="float" office:value="0.025953" calcext:value-type="float">
            <text:p>0.025953</text:p>
          </table:table-cell>
          <table:table-cell office:value-type="float" office:value="0.018736" calcext:value-type="float">
            <text:p>0.018736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22034" calcext:value-type="float">
            <text:p>0.322034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17183" calcext:value-type="float">
            <text:p>0.01718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20964" calcext:value-type="float">
            <text:p>0.320964</text:p>
          </table:table-cell>
          <table:table-cell office:value-type="float" office:value="0.025607" calcext:value-type="float">
            <text:p>0.025607</text:p>
          </table:table-cell>
          <table:table-cell office:value-type="float" office:value="0.019066" calcext:value-type="float">
            <text:p>0.01906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319898" calcext:value-type="float">
            <text:p>0.319898</text:p>
          </table:table-cell>
          <table:table-cell office:value-type="float" office:value="0.025148" calcext:value-type="float">
            <text:p>0.025148</text:p>
          </table:table-cell>
          <table:table-cell office:value-type="float" office:value="0.014056" calcext:value-type="float">
            <text:p>0.014056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18835" calcext:value-type="float">
            <text:p>0.318835</text:p>
          </table:table-cell>
          <table:table-cell office:value-type="float" office:value="0.025065" calcext:value-type="float">
            <text:p>0.025065</text:p>
          </table:table-cell>
          <table:table-cell office:value-type="float" office:value="0.01762" calcext:value-type="float">
            <text:p>0.01762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17776" calcext:value-type="float">
            <text:p>0.317776</text:p>
          </table:table-cell>
          <table:table-cell office:value-type="float" office:value="0.024804" calcext:value-type="float">
            <text:p>0.024804</text:p>
          </table:table-cell>
          <table:table-cell office:value-type="float" office:value="0.016047" calcext:value-type="float">
            <text:p>0.016047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1672" calcext:value-type="float">
            <text:p>0.31672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0.01791" calcext:value-type="float">
            <text:p>0.01791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15668" calcext:value-type="float">
            <text:p>0.315668</text:p>
          </table:table-cell>
          <table:table-cell office:value-type="float" office:value="0.023451" calcext:value-type="float">
            <text:p>0.023451</text:p>
          </table:table-cell>
          <table:table-cell office:value-type="float" office:value="0.018071" calcext:value-type="float">
            <text:p>0.018071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14619" calcext:value-type="float">
            <text:p>0.314619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0.016503" calcext:value-type="float">
            <text:p>0.01650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13574" calcext:value-type="float">
            <text:p>0.313574</text:p>
          </table:table-cell>
          <table:table-cell office:value-type="float" office:value="0.023371" calcext:value-type="float">
            <text:p>0.023371</text:p>
          </table:table-cell>
          <table:table-cell office:value-type="float" office:value="0.018371" calcext:value-type="float">
            <text:p>0.018371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12532" calcext:value-type="float">
            <text:p>0.312532</text:p>
          </table:table-cell>
          <table:table-cell office:value-type="float" office:value="0.023397" calcext:value-type="float">
            <text:p>0.023397</text:p>
          </table:table-cell>
          <table:table-cell office:value-type="float" office:value="0.016806" calcext:value-type="float">
            <text:p>0.01680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11494" calcext:value-type="float">
            <text:p>0.311494</text:p>
          </table:table-cell>
          <table:table-cell office:value-type="float" office:value="0.023522" calcext:value-type="float">
            <text:p>0.023522</text:p>
          </table:table-cell>
          <table:table-cell office:value-type="float" office:value="0.016948" calcext:value-type="float">
            <text:p>0.016948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10459" calcext:value-type="float">
            <text:p>0.310459</text:p>
          </table:table-cell>
          <table:table-cell office:value-type="float" office:value="0.023782" calcext:value-type="float">
            <text:p>0.023782</text:p>
          </table:table-cell>
          <table:table-cell office:value-type="float" office:value="0.01882" calcext:value-type="float">
            <text:p>0.01882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09428" calcext:value-type="float">
            <text:p>0.309428</text:p>
          </table:table-cell>
          <table:table-cell office:value-type="float" office:value="0.023705" calcext:value-type="float">
            <text:p>0.023705</text:p>
          </table:table-cell>
          <table:table-cell office:value-type="float" office:value="0.018991" calcext:value-type="float">
            <text:p>0.01899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024396" calcext:value-type="float">
            <text:p>0.024396</text:p>
          </table:table-cell>
          <table:table-cell office:value-type="float" office:value="0.015703" calcext:value-type="float">
            <text:p>0.01570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307375" calcext:value-type="float">
            <text:p>0.307375</text:p>
          </table:table-cell>
          <table:table-cell office:value-type="float" office:value="0.025297" calcext:value-type="float">
            <text:p>0.025297</text:p>
          </table:table-cell>
          <table:table-cell office:value-type="float" office:value="0.019284" calcext:value-type="float">
            <text:p>0.019284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306354" calcext:value-type="float">
            <text:p>0.306354</text:p>
          </table:table-cell>
          <table:table-cell office:value-type="float" office:value="0.025776" calcext:value-type="float">
            <text:p>0.025776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05336" calcext:value-type="float">
            <text:p>0.305336</text:p>
          </table:table-cell>
          <table:table-cell office:value-type="float" office:value="0.025831" calcext:value-type="float">
            <text:p>0.025831</text:p>
          </table:table-cell>
          <table:table-cell office:value-type="float" office:value="0.017933" calcext:value-type="float">
            <text:p>0.017933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04322" calcext:value-type="float">
            <text:p>0.304322</text:p>
          </table:table-cell>
          <table:table-cell office:value-type="float" office:value="0.025671" calcext:value-type="float">
            <text:p>0.025671</text:p>
          </table:table-cell>
          <table:table-cell office:value-type="float" office:value="0.018085" calcext:value-type="float">
            <text:p>0.018085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03311" calcext:value-type="float">
            <text:p>0.30331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0.018239" calcext:value-type="float">
            <text:p>0.01823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302303" calcext:value-type="float">
            <text:p>0.302303</text:p>
          </table:table-cell>
          <table:table-cell office:value-type="float" office:value="0.024868" calcext:value-type="float">
            <text:p>0.024868</text:p>
          </table:table-cell>
          <table:table-cell office:value-type="float" office:value="0.018394" calcext:value-type="float">
            <text:p>0.018394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301299" calcext:value-type="float">
            <text:p>0.301299</text:p>
          </table:table-cell>
          <table:table-cell office:value-type="float" office:value="0.024416" calcext:value-type="float">
            <text:p>0.024416</text:p>
          </table:table-cell>
          <table:table-cell office:value-type="float" office:value="0.016822" calcext:value-type="float">
            <text:p>0.016822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300298" calcext:value-type="float">
            <text:p>0.300298</text:p>
          </table:table-cell>
          <table:table-cell office:value-type="float" office:value="0.023898" calcext:value-type="float">
            <text:p>0.023898</text:p>
          </table:table-cell>
          <table:table-cell office:value-type="float" office:value="0.016954" calcext:value-type="float">
            <text:p>0.016954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022984" calcext:value-type="float">
            <text:p>0.022984</text:p>
          </table:table-cell>
          <table:table-cell office:value-type="float" office:value="0.017088" calcext:value-type="float">
            <text:p>0.017088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8306" calcext:value-type="float">
            <text:p>0.298306</text:p>
          </table:table-cell>
          <table:table-cell office:value-type="float" office:value="0.021737" calcext:value-type="float">
            <text:p>0.021737</text:p>
          </table:table-cell>
          <table:table-cell office:value-type="float" office:value="0.018953" calcext:value-type="float">
            <text:p>0.018953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7315" calcext:value-type="float">
            <text:p>0.297315</text:p>
          </table:table-cell>
          <table:table-cell office:value-type="float" office:value="0.021308" calcext:value-type="float">
            <text:p>0.021308</text:p>
          </table:table-cell>
          <table:table-cell office:value-type="float" office:value="0.019117" calcext:value-type="float">
            <text:p>0.019117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96327" calcext:value-type="float">
            <text:p>0.296327</text:p>
          </table:table-cell>
          <table:table-cell office:value-type="float" office:value="0.020941" calcext:value-type="float">
            <text:p>0.020941</text:p>
          </table:table-cell>
          <table:table-cell office:value-type="float" office:value="0.021012" calcext:value-type="float">
            <text:p>0.021012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5343" calcext:value-type="float">
            <text:p>0.295343</text:p>
          </table:table-cell>
          <table:table-cell office:value-type="float" office:value="0.02019" calcext:value-type="float">
            <text:p>0.02019</text:p>
          </table:table-cell>
          <table:table-cell office:value-type="float" office:value="0.019474" calcext:value-type="float">
            <text:p>0.019474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94361" calcext:value-type="float">
            <text:p>0.294361</text:p>
          </table:table-cell>
          <table:table-cell office:value-type="float" office:value="0.019837" calcext:value-type="float">
            <text:p>0.019837</text:p>
          </table:table-cell>
          <table:table-cell office:value-type="float" office:value="0.017912" calcext:value-type="float">
            <text:p>0.017912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3383" calcext:value-type="float">
            <text:p>0.293383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019785" calcext:value-type="float">
            <text:p>0.019785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92409" calcext:value-type="float">
            <text:p>0.292409</text:p>
          </table:table-cell>
          <table:table-cell office:value-type="float" office:value="0.020512" calcext:value-type="float">
            <text:p>0.020512</text:p>
          </table:table-cell>
          <table:table-cell office:value-type="float" office:value="0.021686" calcext:value-type="float">
            <text:p>0.02168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1437" calcext:value-type="float">
            <text:p>0.291437</text:p>
          </table:table-cell>
          <table:table-cell office:value-type="float" office:value="0.020062" calcext:value-type="float">
            <text:p>0.020062</text:p>
          </table:table-cell>
          <table:table-cell office:value-type="float" office:value="0.020155" calcext:value-type="float">
            <text:p>0.020155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90469" calcext:value-type="float">
            <text:p>0.290469</text:p>
          </table:table-cell>
          <table:table-cell office:value-type="float" office:value="0.020333" calcext:value-type="float">
            <text:p>0.020333</text:p>
          </table:table-cell>
          <table:table-cell office:value-type="float" office:value="0.020329" calcext:value-type="float">
            <text:p>0.02032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89504" calcext:value-type="float">
            <text:p>0.289504</text:p>
          </table:table-cell>
          <table:table-cell office:value-type="float" office:value="0.020998" calcext:value-type="float">
            <text:p>0.020998</text:p>
          </table:table-cell>
          <table:table-cell office:value-type="float" office:value="0.020505" calcext:value-type="float">
            <text:p>0.020505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88542" calcext:value-type="float">
            <text:p>0.288542</text:p>
          </table:table-cell>
          <table:table-cell office:value-type="float" office:value="0.020915" calcext:value-type="float">
            <text:p>0.020915</text:p>
          </table:table-cell>
          <table:table-cell office:value-type="float" office:value="0.022412" calcext:value-type="float">
            <text:p>0.022412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87584" calcext:value-type="float">
            <text:p>0.287584</text:p>
          </table:table-cell>
          <table:table-cell office:value-type="float" office:value="0.020965" calcext:value-type="float">
            <text:p>0.020965</text:p>
          </table:table-cell>
          <table:table-cell office:value-type="float" office:value="0.022616" calcext:value-type="float">
            <text:p>0.02261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86628" calcext:value-type="float">
            <text:p>0.286628</text:p>
          </table:table-cell>
          <table:table-cell office:value-type="float" office:value="0.021792" calcext:value-type="float">
            <text:p>0.021792</text:p>
          </table:table-cell>
          <table:table-cell office:value-type="float" office:value="0.021093" calcext:value-type="float">
            <text:p>0.02109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285676" calcext:value-type="float">
            <text:p>0.28567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34" calcext:value-type="float">
            <text:p>0.024734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84727" calcext:value-type="float">
            <text:p>0.284727</text:p>
          </table:table-cell>
          <table:table-cell office:value-type="float" office:value="0.022339" calcext:value-type="float">
            <text:p>0.022339</text:p>
          </table:table-cell>
          <table:table-cell office:value-type="float" office:value="0.02324" calcext:value-type="float">
            <text:p>0.02324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83781" calcext:value-type="float">
            <text:p>0.283781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82838" calcext:value-type="float">
            <text:p>0.282838</text:p>
          </table:table-cell>
          <table:table-cell office:value-type="float" office:value="0.023523" calcext:value-type="float">
            <text:p>0.023523</text:p>
          </table:table-cell>
          <table:table-cell office:value-type="float" office:value="0.02188" calcext:value-type="float">
            <text:p>0.02188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81898" calcext:value-type="float">
            <text:p>0.281898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0.023797" calcext:value-type="float">
            <text:p>0.02379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80962" calcext:value-type="float">
            <text:p>0.280962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20553" calcext:value-type="float">
            <text:p>0.02055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80028" calcext:value-type="float">
            <text:p>0.280028</text:p>
          </table:table-cell>
          <table:table-cell office:value-type="float" office:value="0.025117" calcext:value-type="float">
            <text:p>0.025117</text:p>
          </table:table-cell>
          <table:table-cell office:value-type="float" office:value="0.024177" calcext:value-type="float">
            <text:p>0.024177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79098" calcext:value-type="float">
            <text:p>0.279098</text:p>
          </table:table-cell>
          <table:table-cell office:value-type="float" office:value="0.026603" calcext:value-type="float">
            <text:p>0.026603</text:p>
          </table:table-cell>
          <table:table-cell office:value-type="float" office:value="0.022665" calcext:value-type="float">
            <text:p>0.022665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78171" calcext:value-type="float">
            <text:p>0.278171</text:p>
          </table:table-cell>
          <table:table-cell office:value-type="float" office:value="0.027743" calcext:value-type="float">
            <text:p>0.027743</text:p>
          </table:table-cell>
          <table:table-cell office:value-type="float" office:value="0.022858" calcext:value-type="float">
            <text:p>0.022858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77247" calcext:value-type="float">
            <text:p>0.277247</text:p>
          </table:table-cell>
          <table:table-cell office:value-type="float" office:value="0.029342" calcext:value-type="float">
            <text:p>0.029342</text:p>
          </table:table-cell>
          <table:table-cell office:value-type="float" office:value="0.024783" calcext:value-type="float">
            <text:p>0.02478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276326" calcext:value-type="float">
            <text:p>0.276326</text:p>
          </table:table-cell>
          <table:table-cell office:value-type="float" office:value="0.030771" calcext:value-type="float">
            <text:p>0.030771</text:p>
          </table:table-cell>
          <table:table-cell office:value-type="float" office:value="0.025005" calcext:value-type="float">
            <text:p>0.02500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75408" calcext:value-type="float">
            <text:p>0.27540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21769" calcext:value-type="float">
            <text:p>0.02176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74493" calcext:value-type="float">
            <text:p>0.274493</text:p>
          </table:table-cell>
          <table:table-cell office:value-type="float" office:value="0.032714" calcext:value-type="float">
            <text:p>0.032714</text:p>
          </table:table-cell>
          <table:table-cell office:value-type="float" office:value="0.021942" calcext:value-type="float">
            <text:p>0.021942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0.032936" calcext:value-type="float">
            <text:p>0.032936</text:p>
          </table:table-cell>
          <table:table-cell office:value-type="float" office:value="0.022116" calcext:value-type="float">
            <text:p>0.02211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72672" calcext:value-type="float">
            <text:p>0.272672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020562" calcext:value-type="float">
            <text:p>0.020562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032972" calcext:value-type="float">
            <text:p>0.032972</text:p>
          </table:table-cell>
          <table:table-cell office:value-type="float" office:value="0.024173" calcext:value-type="float">
            <text:p>0.024173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70863" calcext:value-type="float">
            <text:p>0.270863</text:p>
          </table:table-cell>
          <table:table-cell office:value-type="float" office:value="0.032831" calcext:value-type="float">
            <text:p>0.032831</text:p>
          </table:table-cell>
          <table:table-cell office:value-type="float" office:value="0.020918" calcext:value-type="float">
            <text:p>0.020918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0.019341" calcext:value-type="float">
            <text:p>0.019341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69066" calcext:value-type="float">
            <text:p>0.269066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68173" calcext:value-type="float">
            <text:p>0.268173</text:p>
          </table:table-cell>
          <table:table-cell office:value-type="float" office:value="0.030967" calcext:value-type="float">
            <text:p>0.030967</text:p>
          </table:table-cell>
          <table:table-cell office:value-type="float" office:value="0.019627" calcext:value-type="float">
            <text:p>0.019627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67282" calcext:value-type="float">
            <text:p>0.267282</text:p>
          </table:table-cell>
          <table:table-cell office:value-type="float" office:value="0.030475" calcext:value-type="float">
            <text:p>0.030475</text:p>
          </table:table-cell>
          <table:table-cell office:value-type="float" office:value="0.021488" calcext:value-type="float">
            <text:p>0.021488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66394" calcext:value-type="float">
            <text:p>0.266394</text:p>
          </table:table-cell>
          <table:table-cell office:value-type="float" office:value="0.029982" calcext:value-type="float">
            <text:p>0.029982</text:p>
          </table:table-cell>
          <table:table-cell office:value-type="float" office:value="0.023378" calcext:value-type="float">
            <text:p>0.023378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65509" calcext:value-type="float">
            <text:p>0.265509</text:p>
          </table:table-cell>
          <table:table-cell office:value-type="float" office:value="0.028983" calcext:value-type="float">
            <text:p>0.028983</text:p>
          </table:table-cell>
          <table:table-cell office:value-type="float" office:value="0.021835" calcext:value-type="float">
            <text:p>0.02183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264627" calcext:value-type="float">
            <text:p>0.264627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018537" calcext:value-type="float">
            <text:p>0.01853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63747" calcext:value-type="float">
            <text:p>0.263747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3838" calcext:value-type="float">
            <text:p>0.023838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62871" calcext:value-type="float">
            <text:p>0.262871</text:p>
          </table:table-cell>
          <table:table-cell office:value-type="float" office:value="0.026685" calcext:value-type="float">
            <text:p>0.026685</text:p>
          </table:table-cell>
          <table:table-cell office:value-type="float" office:value="0.020569" calcext:value-type="float">
            <text:p>0.02056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61998" calcext:value-type="float">
            <text:p>0.261998</text:p>
          </table:table-cell>
          <table:table-cell office:value-type="float" office:value="0.025675" calcext:value-type="float">
            <text:p>0.025675</text:p>
          </table:table-cell>
          <table:table-cell office:value-type="float" office:value="0.022439" calcext:value-type="float">
            <text:p>0.02243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61127" calcext:value-type="float">
            <text:p>0.261127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024336" calcext:value-type="float">
            <text:p>0.02433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6026" calcext:value-type="float">
            <text:p>0.26026</text:p>
          </table:table-cell>
          <table:table-cell office:value-type="float" office:value="0.024427" calcext:value-type="float">
            <text:p>0.024427</text:p>
          </table:table-cell>
          <table:table-cell office:value-type="float" office:value="0.024531" calcext:value-type="float">
            <text:p>0.024531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59395" calcext:value-type="float">
            <text:p>0.259395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022998" calcext:value-type="float">
            <text:p>0.022998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58533" calcext:value-type="float">
            <text:p>0.258533</text:p>
          </table:table-cell>
          <table:table-cell office:value-type="float" office:value="0.023708" calcext:value-type="float">
            <text:p>0.023708</text:p>
          </table:table-cell>
          <table:table-cell office:value-type="float" office:value="0.02317" calcext:value-type="float">
            <text:p>0.0231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57675" calcext:value-type="float">
            <text:p>0.257675</text:p>
          </table:table-cell>
          <table:table-cell office:value-type="float" office:value="0.023666" calcext:value-type="float">
            <text:p>0.023666</text:p>
          </table:table-cell>
          <table:table-cell office:value-type="float" office:value="0.025073" calcext:value-type="float">
            <text:p>0.025073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56818" calcext:value-type="float">
            <text:p>0.256818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023543" calcext:value-type="float">
            <text:p>0.02354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55965" calcext:value-type="float">
            <text:p>0.255965</text:p>
          </table:table-cell>
          <table:table-cell office:value-type="float" office:value="0.024989" calcext:value-type="float">
            <text:p>0.024989</text:p>
          </table:table-cell>
          <table:table-cell office:value-type="float" office:value="0.025449" calcext:value-type="float">
            <text:p>0.02544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55115" calcext:value-type="float">
            <text:p>0.25511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54267" calcext:value-type="float">
            <text:p>0.254267</text:p>
          </table:table-cell>
          <table:table-cell office:value-type="float" office:value="0.025935" calcext:value-type="float">
            <text:p>0.025935</text:p>
          </table:table-cell>
          <table:table-cell office:value-type="float" office:value="0.024126" calcext:value-type="float">
            <text:p>0.02412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253423" calcext:value-type="float">
            <text:p>0.253423</text:p>
          </table:table-cell>
          <table:table-cell office:value-type="float" office:value="0.027729" calcext:value-type="float">
            <text:p>0.027729</text:p>
          </table:table-cell>
          <table:table-cell office:value-type="float" office:value="0.027766" calcext:value-type="float">
            <text:p>0.02776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029075" calcext:value-type="float">
            <text:p>0.029075</text:p>
          </table:table-cell>
          <table:table-cell office:value-type="float" office:value="0.026269" calcext:value-type="float">
            <text:p>0.02626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51741" calcext:value-type="float">
            <text:p>0.251741</text:p>
          </table:table-cell>
          <table:table-cell office:value-type="float" office:value="0.030517" calcext:value-type="float">
            <text:p>0.030517</text:p>
          </table:table-cell>
          <table:table-cell office:value-type="float" office:value="0.023018" calcext:value-type="float">
            <text:p>0.023018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250905" calcext:value-type="float">
            <text:p>0.250905</text:p>
          </table:table-cell>
          <table:table-cell office:value-type="float" office:value="0.031856" calcext:value-type="float">
            <text:p>0.031856</text:p>
          </table:table-cell>
          <table:table-cell office:value-type="float" office:value="0.026635" calcext:value-type="float">
            <text:p>0.026635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50072" calcext:value-type="float">
            <text:p>0.250072</text:p>
          </table:table-cell>
          <table:table-cell office:value-type="float" office:value="0.033301" calcext:value-type="float">
            <text:p>0.033301</text:p>
          </table:table-cell>
          <table:table-cell office:value-type="float" office:value="0.025116" calcext:value-type="float">
            <text:p>0.02511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249241" calcext:value-type="float">
            <text:p>0.249241</text:p>
          </table:table-cell>
          <table:table-cell office:value-type="float" office:value="0.034753" calcext:value-type="float">
            <text:p>0.034753</text:p>
          </table:table-cell>
          <table:table-cell office:value-type="float" office:value="0.025303" calcext:value-type="float">
            <text:p>0.02530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48413" calcext:value-type="float">
            <text:p>0.248413</text:p>
          </table:table-cell>
          <table:table-cell office:value-type="float" office:value="0.036081" calcext:value-type="float">
            <text:p>0.036081</text:p>
          </table:table-cell>
          <table:table-cell office:value-type="float" office:value="0.02376" calcext:value-type="float">
            <text:p>0.02376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47587" calcext:value-type="float">
            <text:p>0.247587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0.023923" calcext:value-type="float">
            <text:p>0.02392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46765" calcext:value-type="float">
            <text:p>0.246765</text:p>
          </table:table-cell>
          <table:table-cell office:value-type="float" office:value="0.039179" calcext:value-type="float">
            <text:p>0.039179</text:p>
          </table:table-cell>
          <table:table-cell office:value-type="float" office:value="0.024086" calcext:value-type="float">
            <text:p>0.024086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45945" calcext:value-type="float">
            <text:p>0.245945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24252" calcext:value-type="float">
            <text:p>0.02425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245128" calcext:value-type="float">
            <text:p>0.245128</text:p>
          </table:table-cell>
          <table:table-cell office:value-type="float" office:value="0.041637" calcext:value-type="float">
            <text:p>0.041637</text:p>
          </table:table-cell>
          <table:table-cell office:value-type="float" office:value="0.024418" calcext:value-type="float">
            <text:p>0.02441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44314" calcext:value-type="float">
            <text:p>0.244314</text:p>
          </table:table-cell>
          <table:table-cell office:value-type="float" office:value="0.042384" calcext:value-type="float">
            <text:p>0.042384</text:p>
          </table:table-cell>
          <table:table-cell office:value-type="float" office:value="0.019396" calcext:value-type="float">
            <text:p>0.01939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43502" calcext:value-type="float">
            <text:p>0.243502</text:p>
          </table:table-cell>
          <table:table-cell office:value-type="float" office:value="0.042846" calcext:value-type="float">
            <text:p>0.042846</text:p>
          </table:table-cell>
          <table:table-cell office:value-type="float" office:value="0.021216" calcext:value-type="float">
            <text:p>0.02121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42693" calcext:value-type="float">
            <text:p>0.242693</text:p>
          </table:table-cell>
          <table:table-cell office:value-type="float" office:value="0.043015" calcext:value-type="float">
            <text:p>0.043015</text:p>
          </table:table-cell>
          <table:table-cell office:value-type="float" office:value="0.021334" calcext:value-type="float">
            <text:p>0.02133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41887" calcext:value-type="float">
            <text:p>0.241887</text:p>
          </table:table-cell>
          <table:table-cell office:value-type="float" office:value="0.043049" calcext:value-type="float">
            <text:p>0.043049</text:p>
          </table:table-cell>
          <table:table-cell office:value-type="float" office:value="0.021453" calcext:value-type="float">
            <text:p>0.02145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41083" calcext:value-type="float">
            <text:p>0.241083</text:p>
          </table:table-cell>
          <table:table-cell office:value-type="float" office:value="0.042901" calcext:value-type="float">
            <text:p>0.042901</text:p>
          </table:table-cell>
          <table:table-cell office:value-type="float" office:value="0.019843" calcext:value-type="float">
            <text:p>0.01984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40282" calcext:value-type="float">
            <text:p>0.240282</text:p>
          </table:table-cell>
          <table:table-cell office:value-type="float" office:value="0.042482" calcext:value-type="float">
            <text:p>0.042482</text:p>
          </table:table-cell>
          <table:table-cell office:value-type="float" office:value="0.019939" calcext:value-type="float">
            <text:p>0.01993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9484" calcext:value-type="float">
            <text:p>0.239484</text:p>
          </table:table-cell>
          <table:table-cell office:value-type="float" office:value="0.041984" calcext:value-type="float">
            <text:p>0.041984</text:p>
          </table:table-cell>
          <table:table-cell office:value-type="float" office:value="0.018305" calcext:value-type="float">
            <text:p>0.01830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8688" calcext:value-type="float">
            <text:p>0.238688</text:p>
          </table:table-cell>
          <table:table-cell office:value-type="float" office:value="0.041625" calcext:value-type="float">
            <text:p>0.041625</text:p>
          </table:table-cell>
          <table:table-cell office:value-type="float" office:value="0.018377" calcext:value-type="float">
            <text:p>0.01837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7895" calcext:value-type="float">
            <text:p>0.237895</text:p>
          </table:table-cell>
          <table:table-cell office:value-type="float" office:value="0.040983" calcext:value-type="float">
            <text:p>0.040983</text:p>
          </table:table-cell>
          <table:table-cell office:value-type="float" office:value="0.01845" calcext:value-type="float">
            <text:p>0.0184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37105" calcext:value-type="float">
            <text:p>0.237105</text:p>
          </table:table-cell>
          <table:table-cell office:value-type="float" office:value="0.040082" calcext:value-type="float">
            <text:p>0.040082</text:p>
          </table:table-cell>
          <table:table-cell office:value-type="float" office:value="0.016794" calcext:value-type="float">
            <text:p>0.016794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6317" calcext:value-type="float">
            <text:p>0.236317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18573" calcext:value-type="float">
            <text:p>0.01857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35532" calcext:value-type="float">
            <text:p>0.235532</text:p>
          </table:table-cell>
          <table:table-cell office:value-type="float" office:value="0.037606" calcext:value-type="float">
            <text:p>0.037606</text:p>
          </table:table-cell>
          <table:table-cell office:value-type="float" office:value="0.01692" calcext:value-type="float">
            <text:p>0.0169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475" calcext:value-type="float">
            <text:p>0.23475</text:p>
          </table:table-cell>
          <table:table-cell office:value-type="float" office:value="0.036031" calcext:value-type="float">
            <text:p>0.036031</text:p>
          </table:table-cell>
          <table:table-cell office:value-type="float" office:value="0.018701" calcext:value-type="float">
            <text:p>0.01870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3397" calcext:value-type="float">
            <text:p>0.23397</text:p>
          </table:table-cell>
          <table:table-cell office:value-type="float" office:value="0.034369" calcext:value-type="float">
            <text:p>0.034369</text:p>
          </table:table-cell>
          <table:table-cell office:value-type="float" office:value="0.01532" calcext:value-type="float">
            <text:p>0.0153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33192" calcext:value-type="float">
            <text:p>0.233192</text:p>
          </table:table-cell>
          <table:table-cell office:value-type="float" office:value="0.033517" calcext:value-type="float">
            <text:p>0.033517</text:p>
          </table:table-cell>
          <table:table-cell office:value-type="float" office:value="0.017078" calcext:value-type="float">
            <text:p>0.01707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2418" calcext:value-type="float">
            <text:p>0.232418</text:p>
          </table:table-cell>
          <table:table-cell office:value-type="float" office:value="0.032574" calcext:value-type="float">
            <text:p>0.032574</text:p>
          </table:table-cell>
          <table:table-cell office:value-type="float" office:value="0.018864" calcext:value-type="float">
            <text:p>0.01886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31646" calcext:value-type="float">
            <text:p>0.231646</text:p>
          </table:table-cell>
          <table:table-cell office:value-type="float" office:value="0.031155" calcext:value-type="float">
            <text:p>0.031155</text:p>
          </table:table-cell>
          <table:table-cell office:value-type="float" office:value="0.015486" calcext:value-type="float">
            <text:p>0.01548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30876" calcext:value-type="float">
            <text:p>0.230876</text:p>
          </table:table-cell>
          <table:table-cell office:value-type="float" office:value="0.030299" calcext:value-type="float">
            <text:p>0.030299</text:p>
          </table:table-cell>
          <table:table-cell office:value-type="float" office:value="0.017248" calcext:value-type="float">
            <text:p>0.01724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30109" calcext:value-type="float">
            <text:p>0.230109</text:p>
          </table:table-cell>
          <table:table-cell office:value-type="float" office:value="0.029193" calcext:value-type="float">
            <text:p>0.029193</text:p>
          </table:table-cell>
          <table:table-cell office:value-type="float" office:value="0.019037" calcext:value-type="float">
            <text:p>0.01903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29344" calcext:value-type="float">
            <text:p>0.229344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19123" calcext:value-type="float">
            <text:p>0.01912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28583" calcext:value-type="float">
            <text:p>0.228583</text:p>
          </table:table-cell>
          <table:table-cell office:value-type="float" office:value="0.026783" calcext:value-type="float">
            <text:p>0.026783</text:p>
          </table:table-cell>
          <table:table-cell office:value-type="float" office:value="0.01575" calcext:value-type="float">
            <text:p>0.0157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27823" calcext:value-type="float">
            <text:p>0.227823</text:p>
          </table:table-cell>
          <table:table-cell office:value-type="float" office:value="0.025621" calcext:value-type="float">
            <text:p>0.025621</text:p>
          </table:table-cell>
          <table:table-cell office:value-type="float" office:value="0.017517" calcext:value-type="float">
            <text:p>0.01751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27066" calcext:value-type="float">
            <text:p>0.227066</text:p>
          </table:table-cell>
          <table:table-cell office:value-type="float" office:value="0.023865" calcext:value-type="float">
            <text:p>0.023865</text:p>
          </table:table-cell>
          <table:table-cell office:value-type="float" office:value="0.02104" calcext:value-type="float">
            <text:p>0.02104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26312" calcext:value-type="float">
            <text:p>0.226312</text:p>
          </table:table-cell>
          <table:table-cell office:value-type="float" office:value="0.021632" calcext:value-type="float">
            <text:p>0.021632</text:p>
          </table:table-cell>
          <table:table-cell office:value-type="float" office:value="0.019428" calcext:value-type="float">
            <text:p>0.01942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2556" calcext:value-type="float">
            <text:p>0.22556</text:p>
          </table:table-cell>
          <table:table-cell office:value-type="float" office:value="0.019697" calcext:value-type="float">
            <text:p>0.019697</text:p>
          </table:table-cell>
          <table:table-cell office:value-type="float" office:value="0.01779" calcext:value-type="float">
            <text:p>0.0177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24811" calcext:value-type="float">
            <text:p>0.224811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0.016127" calcext:value-type="float">
            <text:p>0.016127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24064" calcext:value-type="float">
            <text:p>0.224064</text:p>
          </table:table-cell>
          <table:table-cell office:value-type="float" office:value="0.018337" calcext:value-type="float">
            <text:p>0.018337</text:p>
          </table:table-cell>
          <table:table-cell office:value-type="float" office:value="0.019629" calcext:value-type="float">
            <text:p>0.019629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23319" calcext:value-type="float">
            <text:p>0.223319</text:p>
          </table:table-cell>
          <table:table-cell office:value-type="float" office:value="0.018331" calcext:value-type="float">
            <text:p>0.018331</text:p>
          </table:table-cell>
          <table:table-cell office:value-type="float" office:value="0.023185" calcext:value-type="float">
            <text:p>0.02318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22577" calcext:value-type="float">
            <text:p>0.222577</text:p>
          </table:table-cell>
          <table:table-cell office:value-type="float" office:value="0.018163" calcext:value-type="float">
            <text:p>0.018163</text:p>
          </table:table-cell>
          <table:table-cell office:value-type="float" office:value="0.021604" calcext:value-type="float">
            <text:p>0.02160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21838" calcext:value-type="float">
            <text:p>0.221838</text:p>
          </table:table-cell>
          <table:table-cell office:value-type="float" office:value="0.018831" calcext:value-type="float">
            <text:p>0.018831</text:p>
          </table:table-cell>
          <table:table-cell office:value-type="float" office:value="0.018268" calcext:value-type="float">
            <text:p>0.018268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21101" calcext:value-type="float">
            <text:p>0.221101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23531" calcext:value-type="float">
            <text:p>0.02353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20366" calcext:value-type="float">
            <text:p>0.220366</text:p>
          </table:table-cell>
          <table:table-cell office:value-type="float" office:value="0.020766" calcext:value-type="float">
            <text:p>0.020766</text:p>
          </table:table-cell>
          <table:table-cell office:value-type="float" office:value="0.023684" calcext:value-type="float">
            <text:p>0.023684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19634" calcext:value-type="float">
            <text:p>0.219634</text:p>
          </table:table-cell>
          <table:table-cell office:value-type="float" office:value="0.021018" calcext:value-type="float">
            <text:p>0.021018</text:p>
          </table:table-cell>
          <table:table-cell office:value-type="float" office:value="0.020378" calcext:value-type="float">
            <text:p>0.02037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18905" calcext:value-type="float">
            <text:p>0.218905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.020481" calcext:value-type="float">
            <text:p>0.02048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18177" calcext:value-type="float">
            <text:p>0.21817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0585" calcext:value-type="float">
            <text:p>0.02058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17453" calcext:value-type="float">
            <text:p>0.217453</text:p>
          </table:table-cell>
          <table:table-cell office:value-type="float" office:value="0.024772" calcext:value-type="float">
            <text:p>0.024772</text:p>
          </table:table-cell>
          <table:table-cell office:value-type="float" office:value="0.02242" calcext:value-type="float">
            <text:p>0.02242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022552" calcext:value-type="float">
            <text:p>0.02255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0.028344" calcext:value-type="float">
            <text:p>0.028344</text:p>
          </table:table-cell>
          <table:table-cell office:value-type="float" office:value="0.024415" calcext:value-type="float">
            <text:p>0.02441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215292" calcext:value-type="float">
            <text:p>0.215292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0.022846" calcext:value-type="float">
            <text:p>0.02284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14577" calcext:value-type="float">
            <text:p>0.214577</text:p>
          </table:table-cell>
          <table:table-cell office:value-type="float" office:value="0.031996" calcext:value-type="float">
            <text:p>0.031996</text:p>
          </table:table-cell>
          <table:table-cell office:value-type="float" office:value="0.019522" calcext:value-type="float">
            <text:p>0.01952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13864" calcext:value-type="float">
            <text:p>0.213864</text:p>
          </table:table-cell>
          <table:table-cell office:value-type="float" office:value="0.033279" calcext:value-type="float">
            <text:p>0.033279</text:p>
          </table:table-cell>
          <table:table-cell office:value-type="float" office:value="0.021336" calcext:value-type="float">
            <text:p>0.021336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213154" calcext:value-type="float">
            <text:p>0.213154</text:p>
          </table:table-cell>
          <table:table-cell office:value-type="float" office:value="0.034132" calcext:value-type="float">
            <text:p>0.034132</text:p>
          </table:table-cell>
          <table:table-cell office:value-type="float" office:value="0.021448" calcext:value-type="float">
            <text:p>0.02144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12446" calcext:value-type="float">
            <text:p>0.212446</text:p>
          </table:table-cell>
          <table:table-cell office:value-type="float" office:value="0.034632" calcext:value-type="float">
            <text:p>0.034632</text:p>
          </table:table-cell>
          <table:table-cell office:value-type="float" office:value="0.01983" calcext:value-type="float">
            <text:p>0.0198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1174" calcext:value-type="float">
            <text:p>0.21174</text:p>
          </table:table-cell>
          <table:table-cell office:value-type="float" office:value="0.034662" calcext:value-type="float">
            <text:p>0.034662</text:p>
          </table:table-cell>
          <table:table-cell office:value-type="float" office:value="0.018188" calcext:value-type="float">
            <text:p>0.01818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211036" calcext:value-type="float">
            <text:p>0.211036</text:p>
          </table:table-cell>
          <table:table-cell office:value-type="float" office:value="0.034256" calcext:value-type="float">
            <text:p>0.034256</text:p>
          </table:table-cell>
          <table:table-cell office:value-type="float" office:value="0.019981" calcext:value-type="float">
            <text:p>0.01998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10335" calcext:value-type="float">
            <text:p>0.210335</text:p>
          </table:table-cell>
          <table:table-cell office:value-type="float" office:value="0.033367" calcext:value-type="float">
            <text:p>0.033367</text:p>
          </table:table-cell>
          <table:table-cell office:value-type="float" office:value="0.01661" calcext:value-type="float">
            <text:p>0.0166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9637" calcext:value-type="float">
            <text:p>0.209637</text:p>
          </table:table-cell>
          <table:table-cell office:value-type="float" office:value="0.032354" calcext:value-type="float">
            <text:p>0.032354</text:p>
          </table:table-cell>
          <table:table-cell office:value-type="float" office:value="0.016649" calcext:value-type="float">
            <text:p>0.01664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894" calcext:value-type="float">
            <text:p>0.20894</text:p>
          </table:table-cell>
          <table:table-cell office:value-type="float" office:value="0.031082" calcext:value-type="float">
            <text:p>0.031082</text:p>
          </table:table-cell>
          <table:table-cell office:value-type="float" office:value="0.016689" calcext:value-type="float">
            <text:p>0.01668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8246" calcext:value-type="float">
            <text:p>0.208246</text:p>
          </table:table-cell>
          <table:table-cell office:value-type="float" office:value="0.030077" calcext:value-type="float">
            <text:p>0.030077</text:p>
          </table:table-cell>
          <table:table-cell office:value-type="float" office:value="0.016729" calcext:value-type="float">
            <text:p>0.01672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7554" calcext:value-type="float">
            <text:p>0.207554</text:p>
          </table:table-cell>
          <table:table-cell office:value-type="float" office:value="0.029647" calcext:value-type="float">
            <text:p>0.029647</text:p>
          </table:table-cell>
          <table:table-cell office:value-type="float" office:value="0.016771" calcext:value-type="float">
            <text:p>0.01677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06865" calcext:value-type="float">
            <text:p>0.206865</text:p>
          </table:table-cell>
          <table:table-cell office:value-type="float" office:value="0.028864" calcext:value-type="float">
            <text:p>0.028864</text:p>
          </table:table-cell>
          <table:table-cell office:value-type="float" office:value="0.018544" calcext:value-type="float">
            <text:p>0.01854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6177" calcext:value-type="float">
            <text:p>0.206177</text:p>
          </table:table-cell>
          <table:table-cell office:value-type="float" office:value="0.028201" calcext:value-type="float">
            <text:p>0.028201</text:p>
          </table:table-cell>
          <table:table-cell office:value-type="float" office:value="0.016884" calcext:value-type="float">
            <text:p>0.01688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5492" calcext:value-type="float">
            <text:p>0.205492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16929" calcext:value-type="float">
            <text:p>0.01692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20481" calcext:value-type="float">
            <text:p>0.20481</text:p>
          </table:table-cell>
          <table:table-cell office:value-type="float" office:value="0.026659" calcext:value-type="float">
            <text:p>0.026659</text:p>
          </table:table-cell>
          <table:table-cell office:value-type="float" office:value="0.015245" calcext:value-type="float">
            <text:p>0.015245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04129" calcext:value-type="float">
            <text:p>0.20412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18726" calcext:value-type="float">
            <text:p>0.01872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3451" calcext:value-type="float">
            <text:p>0.203451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17071" calcext:value-type="float">
            <text:p>0.01707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02775" calcext:value-type="float">
            <text:p>0.202775</text:p>
          </table:table-cell>
          <table:table-cell office:value-type="float" office:value="0.025607" calcext:value-type="float">
            <text:p>0.025607</text:p>
          </table:table-cell>
          <table:table-cell office:value-type="float" office:value="0.01885" calcext:value-type="float">
            <text:p>0.0188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2101" calcext:value-type="float">
            <text:p>0.202101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017197" calcext:value-type="float">
            <text:p>0.01719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20143" calcext:value-type="float">
            <text:p>0.20143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0.018978" calcext:value-type="float">
            <text:p>0.01897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0761" calcext:value-type="float">
            <text:p>0.200761</text:p>
          </table:table-cell>
          <table:table-cell office:value-type="float" office:value="0.024214" calcext:value-type="float">
            <text:p>0.024214</text:p>
          </table:table-cell>
          <table:table-cell office:value-type="float" office:value="0.017327" calcext:value-type="float">
            <text:p>0.01732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200094" calcext:value-type="float">
            <text:p>0.200094</text:p>
          </table:table-cell>
          <table:table-cell office:value-type="float" office:value="0.023848" calcext:value-type="float">
            <text:p>0.023848</text:p>
          </table:table-cell>
          <table:table-cell office:value-type="float" office:value="0.01738" calcext:value-type="float">
            <text:p>0.0173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9429" calcext:value-type="float">
            <text:p>0.199429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17435" calcext:value-type="float">
            <text:p>0.01743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98767" calcext:value-type="float">
            <text:p>0.198767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01576" calcext:value-type="float">
            <text:p>0.0157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98106" calcext:value-type="float">
            <text:p>0.198106</text:p>
          </table:table-cell>
          <table:table-cell office:value-type="float" office:value="0.023725" calcext:value-type="float">
            <text:p>0.023725</text:p>
          </table:table-cell>
          <table:table-cell office:value-type="float" office:value="0.020981" calcext:value-type="float">
            <text:p>0.02098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97448" calcext:value-type="float">
            <text:p>0.197448</text:p>
          </table:table-cell>
          <table:table-cell office:value-type="float" office:value="0.023772" calcext:value-type="float">
            <text:p>0.023772</text:p>
          </table:table-cell>
          <table:table-cell office:value-type="float" office:value="0.019361" calcext:value-type="float">
            <text:p>0.01936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6792" calcext:value-type="float">
            <text:p>0.196792</text:p>
          </table:table-cell>
          <table:table-cell office:value-type="float" office:value="0.023791" calcext:value-type="float">
            <text:p>0.023791</text:p>
          </table:table-cell>
          <table:table-cell office:value-type="float" office:value="0.017716" calcext:value-type="float">
            <text:p>0.01771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6138" calcext:value-type="float">
            <text:p>0.196138</text:p>
          </table:table-cell>
          <table:table-cell office:value-type="float" office:value="0.023791" calcext:value-type="float">
            <text:p>0.023791</text:p>
          </table:table-cell>
          <table:table-cell office:value-type="float" office:value="0.017775" calcext:value-type="float">
            <text:p>0.01777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95487" calcext:value-type="float">
            <text:p>0.195487</text:p>
          </table:table-cell>
          <table:table-cell office:value-type="float" office:value="0.023624" calcext:value-type="float">
            <text:p>0.023624</text:p>
          </table:table-cell>
          <table:table-cell office:value-type="float" office:value="0.016106" calcext:value-type="float">
            <text:p>0.016106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94837" calcext:value-type="float">
            <text:p>0.194837</text:p>
          </table:table-cell>
          <table:table-cell office:value-type="float" office:value="0.023667" calcext:value-type="float">
            <text:p>0.023667</text:p>
          </table:table-cell>
          <table:table-cell office:value-type="float" office:value="0.019601" calcext:value-type="float">
            <text:p>0.01960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1969" calcext:value-type="float">
            <text:p>0.0196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3545" calcext:value-type="float">
            <text:p>0.193545</text:p>
          </table:table-cell>
          <table:table-cell office:value-type="float" office:value="0.023882" calcext:value-type="float">
            <text:p>0.023882</text:p>
          </table:table-cell>
          <table:table-cell office:value-type="float" office:value="0.01805" calcext:value-type="float">
            <text:p>0.0180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2902" calcext:value-type="float">
            <text:p>0.192902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.018115" calcext:value-type="float">
            <text:p>0.01811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023411" calcext:value-type="float">
            <text:p>0.023411</text:p>
          </table:table-cell>
          <table:table-cell office:value-type="float" office:value="0.018181" calcext:value-type="float">
            <text:p>0.01818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91622" calcext:value-type="float">
            <text:p>0.191622</text:p>
          </table:table-cell>
          <table:table-cell office:value-type="float" office:value="0.023239" calcext:value-type="float">
            <text:p>0.023239</text:p>
          </table:table-cell>
          <table:table-cell office:value-type="float" office:value="0.016518" calcext:value-type="float">
            <text:p>0.01651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0986" calcext:value-type="float">
            <text:p>0.190986</text:p>
          </table:table-cell>
          <table:table-cell office:value-type="float" office:value="0.023103" calcext:value-type="float">
            <text:p>0.023103</text:p>
          </table:table-cell>
          <table:table-cell office:value-type="float" office:value="0.018289" calcext:value-type="float">
            <text:p>0.01828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90351" calcext:value-type="float">
            <text:p>0.190351</text:p>
          </table:table-cell>
          <table:table-cell office:value-type="float" office:value="0.022499" calcext:value-type="float">
            <text:p>0.022499</text:p>
          </table:table-cell>
          <table:table-cell office:value-type="float" office:value="0.018358" calcext:value-type="float">
            <text:p>0.01835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9719" calcext:value-type="float">
            <text:p>0.189719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0.018428" calcext:value-type="float">
            <text:p>0.01842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9088" calcext:value-type="float">
            <text:p>0.189088</text:p>
          </table:table-cell>
          <table:table-cell office:value-type="float" office:value="0.021337" calcext:value-type="float">
            <text:p>0.021337</text:p>
          </table:table-cell>
          <table:table-cell office:value-type="float" office:value="0.016768" calcext:value-type="float">
            <text:p>0.01676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0.020587" calcext:value-type="float">
            <text:p>0.020587</text:p>
          </table:table-cell>
          <table:table-cell office:value-type="float" office:value="0.016814" calcext:value-type="float">
            <text:p>0.016814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7834" calcext:value-type="float">
            <text:p>0.187834</text:p>
          </table:table-cell>
          <table:table-cell office:value-type="float" office:value="0.019984" calcext:value-type="float">
            <text:p>0.019984</text:p>
          </table:table-cell>
          <table:table-cell office:value-type="float" office:value="0.01686" calcext:value-type="float">
            <text:p>0.0168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019811" calcext:value-type="float">
            <text:p>0.019811</text:p>
          </table:table-cell>
          <table:table-cell office:value-type="float" office:value="0.018638" calcext:value-type="float">
            <text:p>0.01863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6588" calcext:value-type="float">
            <text:p>0.186588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18712" calcext:value-type="float">
            <text:p>0.01871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5968" calcext:value-type="float">
            <text:p>0.185968</text:p>
          </table:table-cell>
          <table:table-cell office:value-type="float" office:value="0.020057" calcext:value-type="float">
            <text:p>0.020057</text:p>
          </table:table-cell>
          <table:table-cell office:value-type="float" office:value="0.020518" calcext:value-type="float">
            <text:p>0.02051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535" calcext:value-type="float">
            <text:p>0.18535</text:p>
          </table:table-cell>
          <table:table-cell office:value-type="float" office:value="0.020136" calcext:value-type="float">
            <text:p>0.020136</text:p>
          </table:table-cell>
          <table:table-cell office:value-type="float" office:value="0.018891" calcext:value-type="float">
            <text:p>0.01889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4735" calcext:value-type="float">
            <text:p>0.184735</text:p>
          </table:table-cell>
          <table:table-cell office:value-type="float" office:value="0.020362" calcext:value-type="float">
            <text:p>0.020362</text:p>
          </table:table-cell>
          <table:table-cell office:value-type="float" office:value="0.017238" calcext:value-type="float">
            <text:p>0.01723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4121" calcext:value-type="float">
            <text:p>0.184121</text:p>
          </table:table-cell>
          <table:table-cell office:value-type="float" office:value="0.020329" calcext:value-type="float">
            <text:p>0.020329</text:p>
          </table:table-cell>
          <table:table-cell office:value-type="float" office:value="0.020751" calcext:value-type="float">
            <text:p>0.02075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3509" calcext:value-type="float">
            <text:p>0.183509</text:p>
          </table:table-cell>
          <table:table-cell office:value-type="float" office:value="0.020464" calcext:value-type="float">
            <text:p>0.020464</text:p>
          </table:table-cell>
          <table:table-cell office:value-type="float" office:value="0.019126" calcext:value-type="float">
            <text:p>0.01912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2899" calcext:value-type="float">
            <text:p>0.182899</text:p>
          </table:table-cell>
          <table:table-cell office:value-type="float" office:value="0.020748" calcext:value-type="float">
            <text:p>0.020748</text:p>
          </table:table-cell>
          <table:table-cell office:value-type="float" office:value="0.019207" calcext:value-type="float">
            <text:p>0.01920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82292" calcext:value-type="float">
            <text:p>0.18229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19288" calcext:value-type="float">
            <text:p>0.01928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81686" calcext:value-type="float">
            <text:p>0.181686</text:p>
          </table:table-cell>
          <table:table-cell office:value-type="float" office:value="0.020868" calcext:value-type="float">
            <text:p>0.020868</text:p>
          </table:table-cell>
          <table:table-cell office:value-type="float" office:value="0.021101" calcext:value-type="float">
            <text:p>0.02110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1083" calcext:value-type="float">
            <text:p>0.181083</text:p>
          </table:table-cell>
          <table:table-cell office:value-type="float" office:value="0.020972" calcext:value-type="float">
            <text:p>0.020972</text:p>
          </table:table-cell>
          <table:table-cell office:value-type="float" office:value="0.01775" calcext:value-type="float">
            <text:p>0.0177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0481" calcext:value-type="float">
            <text:p>0.180481</text:p>
          </table:table-cell>
          <table:table-cell office:value-type="float" office:value="0.021229" calcext:value-type="float">
            <text:p>0.021229</text:p>
          </table:table-cell>
          <table:table-cell office:value-type="float" office:value="0.017808" calcext:value-type="float">
            <text:p>0.01780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9881" calcext:value-type="float">
            <text:p>0.179881</text:p>
          </table:table-cell>
          <table:table-cell office:value-type="float" office:value="0.021228" calcext:value-type="float">
            <text:p>0.021228</text:p>
          </table:table-cell>
          <table:table-cell office:value-type="float" office:value="0.019597" calcext:value-type="float">
            <text:p>0.01959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9284" calcext:value-type="float">
            <text:p>0.179284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0.019683" calcext:value-type="float">
            <text:p>0.01968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78688" calcext:value-type="float">
            <text:p>0.178688</text:p>
          </table:table-cell>
          <table:table-cell office:value-type="float" office:value="0.022157" calcext:value-type="float">
            <text:p>0.022157</text:p>
          </table:table-cell>
          <table:table-cell office:value-type="float" office:value="0.01804" calcext:value-type="float">
            <text:p>0.0180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78094" calcext:value-type="float">
            <text:p>0.178094</text:p>
          </table:table-cell>
          <table:table-cell office:value-type="float" office:value="0.022925" calcext:value-type="float">
            <text:p>0.022925</text:p>
          </table:table-cell>
          <table:table-cell office:value-type="float" office:value="0.023292" calcext:value-type="float">
            <text:p>0.02329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7503" calcext:value-type="float">
            <text:p>0.177503</text:p>
          </table:table-cell>
          <table:table-cell office:value-type="float" office:value="0.023178" calcext:value-type="float">
            <text:p>0.023178</text:p>
          </table:table-cell>
          <table:table-cell office:value-type="float" office:value="0.019973" calcext:value-type="float">
            <text:p>0.01997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76913" calcext:value-type="float">
            <text:p>0.176913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18333" calcext:value-type="float">
            <text:p>0.01833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6325" calcext:value-type="float">
            <text:p>0.176325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20127" calcext:value-type="float">
            <text:p>0.02012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7574" calcext:value-type="float">
            <text:p>0.17574</text:p>
          </table:table-cell>
          <table:table-cell office:value-type="float" office:value="0.024771" calcext:value-type="float">
            <text:p>0.024771</text:p>
          </table:table-cell>
          <table:table-cell office:value-type="float" office:value="0.018489" calcext:value-type="float">
            <text:p>0.01848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5156" calcext:value-type="float">
            <text:p>0.175156</text:p>
          </table:table-cell>
          <table:table-cell office:value-type="float" office:value="0.024575" calcext:value-type="float">
            <text:p>0.024575</text:p>
          </table:table-cell>
          <table:table-cell office:value-type="float" office:value="0.020285" calcext:value-type="float">
            <text:p>0.02028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74574" calcext:value-type="float">
            <text:p>0.174574</text:p>
          </table:table-cell>
          <table:table-cell office:value-type="float" office:value="0.024087" calcext:value-type="float">
            <text:p>0.024087</text:p>
          </table:table-cell>
          <table:table-cell office:value-type="float" office:value="0.018649" calcext:value-type="float">
            <text:p>0.01864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3994" calcext:value-type="float">
            <text:p>0.173994</text:p>
          </table:table-cell>
          <table:table-cell office:value-type="float" office:value="0.023326" calcext:value-type="float">
            <text:p>0.023326</text:p>
          </table:table-cell>
          <table:table-cell office:value-type="float" office:value="0.020447" calcext:value-type="float">
            <text:p>0.02044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73416" calcext:value-type="float">
            <text:p>0.173416</text:p>
          </table:table-cell>
          <table:table-cell office:value-type="float" office:value="0.022666" calcext:value-type="float">
            <text:p>0.022666</text:p>
          </table:table-cell>
          <table:table-cell office:value-type="float" office:value="0.017082" calcext:value-type="float">
            <text:p>0.01708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7284" calcext:value-type="float">
            <text:p>0.17284</text:p>
          </table:table-cell>
          <table:table-cell office:value-type="float" office:value="0.022373" calcext:value-type="float">
            <text:p>0.022373</text:p>
          </table:table-cell>
          <table:table-cell office:value-type="float" office:value="0.017126" calcext:value-type="float">
            <text:p>0.01712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72265" calcext:value-type="float">
            <text:p>0.172265</text:p>
          </table:table-cell>
          <table:table-cell office:value-type="float" office:value="0.021955" calcext:value-type="float">
            <text:p>0.021955</text:p>
          </table:table-cell>
          <table:table-cell office:value-type="float" office:value="0.018901" calcext:value-type="float">
            <text:p>0.01890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1693" calcext:value-type="float">
            <text:p>0.171693</text:p>
          </table:table-cell>
          <table:table-cell office:value-type="float" office:value="0.021471" calcext:value-type="float">
            <text:p>0.021471</text:p>
          </table:table-cell>
          <table:table-cell office:value-type="float" office:value="0.020703" calcext:value-type="float">
            <text:p>0.02070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71123" calcext:value-type="float">
            <text:p>0.171123</text:p>
          </table:table-cell>
          <table:table-cell office:value-type="float" office:value="0.021771" calcext:value-type="float">
            <text:p>0.021771</text:p>
          </table:table-cell>
          <table:table-cell office:value-type="float" office:value="0.020801" calcext:value-type="float">
            <text:p>0.02080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70554" calcext:value-type="float">
            <text:p>0.170554</text:p>
          </table:table-cell>
          <table:table-cell office:value-type="float" office:value="0.022029" calcext:value-type="float">
            <text:p>0.022029</text:p>
          </table:table-cell>
          <table:table-cell office:value-type="float" office:value="0.017441" calcext:value-type="float">
            <text:p>0.01744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0.022436" calcext:value-type="float">
            <text:p>0.022436</text:p>
          </table:table-cell>
          <table:table-cell office:value-type="float" office:value="0.019219" calcext:value-type="float">
            <text:p>0.01921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69423" calcext:value-type="float">
            <text:p>0.169423</text:p>
          </table:table-cell>
          <table:table-cell office:value-type="float" office:value="0.022296" calcext:value-type="float">
            <text:p>0.022296</text:p>
          </table:table-cell>
          <table:table-cell office:value-type="float" office:value="0.021025" calcext:value-type="float">
            <text:p>0.0210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886" calcext:value-type="float">
            <text:p>0.16886</text:p>
          </table:table-cell>
          <table:table-cell office:value-type="float" office:value="0.021824" calcext:value-type="float">
            <text:p>0.021824</text:p>
          </table:table-cell>
          <table:table-cell office:value-type="float" office:value="0.019397" calcext:value-type="float">
            <text:p>0.01939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8299" calcext:value-type="float">
            <text:p>0.168299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019474" calcext:value-type="float">
            <text:p>0.01947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6774" calcext:value-type="float">
            <text:p>0.16774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0.021282" calcext:value-type="float">
            <text:p>0.02128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7183" calcext:value-type="float">
            <text:p>0.167183</text:p>
          </table:table-cell>
          <table:table-cell office:value-type="float" office:value="0.021526" calcext:value-type="float">
            <text:p>0.021526</text:p>
          </table:table-cell>
          <table:table-cell office:value-type="float" office:value="0.019657" calcext:value-type="float">
            <text:p>0.01965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66627" calcext:value-type="float">
            <text:p>0.166627</text:p>
          </table:table-cell>
          <table:table-cell office:value-type="float" office:value="0.021055" calcext:value-type="float">
            <text:p>0.021055</text:p>
          </table:table-cell>
          <table:table-cell office:value-type="float" office:value="0.018007" calcext:value-type="float">
            <text:p>0.01800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6074" calcext:value-type="float">
            <text:p>0.166074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19791" calcext:value-type="float">
            <text:p>0.01979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5522" calcext:value-type="float">
            <text:p>0.165522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019873" calcext:value-type="float">
            <text:p>0.01987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64972" calcext:value-type="float">
            <text:p>0.164972</text:p>
          </table:table-cell>
          <table:table-cell office:value-type="float" office:value="0.020879" calcext:value-type="float">
            <text:p>0.020879</text:p>
          </table:table-cell>
          <table:table-cell office:value-type="float" office:value="0.021685" calcext:value-type="float">
            <text:p>0.02168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4424" calcext:value-type="float">
            <text:p>0.164424</text:p>
          </table:table-cell>
          <table:table-cell office:value-type="float" office:value="0.021078" calcext:value-type="float">
            <text:p>0.021078</text:p>
          </table:table-cell>
          <table:table-cell office:value-type="float" office:value="0.020064" calcext:value-type="float">
            <text:p>0.02006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63878" calcext:value-type="float">
            <text:p>0.163878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0.021878" calcext:value-type="float">
            <text:p>0.02187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3333" calcext:value-type="float">
            <text:p>0.163333</text:p>
          </table:table-cell>
          <table:table-cell office:value-type="float" office:value="0.021614" calcext:value-type="float">
            <text:p>0.021614</text:p>
          </table:table-cell>
          <table:table-cell office:value-type="float" office:value="0.02026" calcext:value-type="float">
            <text:p>0.0202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62791" calcext:value-type="float">
            <text:p>0.162791</text:p>
          </table:table-cell>
          <table:table-cell office:value-type="float" office:value="0.021827" calcext:value-type="float">
            <text:p>0.021827</text:p>
          </table:table-cell>
          <table:table-cell office:value-type="float" office:value="0.018615" calcext:value-type="float">
            <text:p>0.01861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6225" calcext:value-type="float">
            <text:p>0.16225</text:p>
          </table:table-cell>
          <table:table-cell office:value-type="float" office:value="0.022181" calcext:value-type="float">
            <text:p>0.022181</text:p>
          </table:table-cell>
          <table:table-cell office:value-type="float" office:value="0.022136" calcext:value-type="float">
            <text:p>0.02213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1711" calcext:value-type="float">
            <text:p>0.161711</text:p>
          </table:table-cell>
          <table:table-cell office:value-type="float" office:value="0.022413" calcext:value-type="float">
            <text:p>0.022413</text:p>
          </table:table-cell>
          <table:table-cell office:value-type="float" office:value="0.020519" calcext:value-type="float">
            <text:p>0.02051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1173" calcext:value-type="float">
            <text:p>0.161173</text:p>
          </table:table-cell>
          <table:table-cell office:value-type="float" office:value="0.022887" calcext:value-type="float">
            <text:p>0.022887</text:p>
          </table:table-cell>
          <table:table-cell office:value-type="float" office:value="0.020607" calcext:value-type="float">
            <text:p>0.02060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0638" calcext:value-type="float">
            <text:p>0.160638</text:p>
          </table:table-cell>
          <table:table-cell office:value-type="float" office:value="0.023389" calcext:value-type="float">
            <text:p>0.023389</text:p>
          </table:table-cell>
          <table:table-cell office:value-type="float" office:value="0.020697" calcext:value-type="float">
            <text:p>0.02069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60104" calcext:value-type="float">
            <text:p>0.160104</text:p>
          </table:table-cell>
          <table:table-cell office:value-type="float" office:value="0.023344" calcext:value-type="float">
            <text:p>0.023344</text:p>
          </table:table-cell>
          <table:table-cell office:value-type="float" office:value="0.020786" calcext:value-type="float">
            <text:p>0.02078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9572" calcext:value-type="float">
            <text:p>0.159572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19147" calcext:value-type="float">
            <text:p>0.01914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9042" calcext:value-type="float">
            <text:p>0.159042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0.020943" calcext:value-type="float">
            <text:p>0.02094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8514" calcext:value-type="float">
            <text:p>0.158514</text:p>
          </table:table-cell>
          <table:table-cell office:value-type="float" office:value="0.023715" calcext:value-type="float">
            <text:p>0.023715</text:p>
          </table:table-cell>
          <table:table-cell office:value-type="float" office:value="0.021035" calcext:value-type="float">
            <text:p>0.02103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0.023842" calcext:value-type="float">
            <text:p>0.023842</text:p>
          </table:table-cell>
          <table:table-cell office:value-type="float" office:value="0.021128" calcext:value-type="float">
            <text:p>0.02112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7462" calcext:value-type="float">
            <text:p>0.157462</text:p>
          </table:table-cell>
          <table:table-cell office:value-type="float" office:value="0.024147" calcext:value-type="float">
            <text:p>0.024147</text:p>
          </table:table-cell>
          <table:table-cell office:value-type="float" office:value="0.021222" calcext:value-type="float">
            <text:p>0.02122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6939" calcext:value-type="float">
            <text:p>0.156939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21317" calcext:value-type="float">
            <text:p>0.02131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6418" calcext:value-type="float">
            <text:p>0.156418</text:p>
          </table:table-cell>
          <table:table-cell office:value-type="float" office:value="0.024146" calcext:value-type="float">
            <text:p>0.024146</text:p>
          </table:table-cell>
          <table:table-cell office:value-type="float" office:value="0.019683" calcext:value-type="float">
            <text:p>0.01968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023844" calcext:value-type="float">
            <text:p>0.023844</text:p>
          </table:table-cell>
          <table:table-cell office:value-type="float" office:value="0.019753" calcext:value-type="float">
            <text:p>0.01975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538" calcext:value-type="float">
            <text:p>0.15538</text:p>
          </table:table-cell>
          <table:table-cell office:value-type="float" office:value="0.024002" calcext:value-type="float">
            <text:p>0.024002</text:p>
          </table:table-cell>
          <table:table-cell office:value-type="float" office:value="0.021554" calcext:value-type="float">
            <text:p>0.02155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4864" calcext:value-type="float">
            <text:p>0.154864</text:p>
          </table:table-cell>
          <table:table-cell office:value-type="float" office:value="0.024186" calcext:value-type="float">
            <text:p>0.024186</text:p>
          </table:table-cell>
          <table:table-cell office:value-type="float" office:value="0.019922" calcext:value-type="float">
            <text:p>0.01992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435" calcext:value-type="float">
            <text:p>0.15435</text:p>
          </table:table-cell>
          <table:table-cell office:value-type="float" office:value="0.024924" calcext:value-type="float">
            <text:p>0.024924</text:p>
          </table:table-cell>
          <table:table-cell office:value-type="float" office:value="0.021725" calcext:value-type="float">
            <text:p>0.0217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3837" calcext:value-type="float">
            <text:p>0.153837</text:p>
          </table:table-cell>
          <table:table-cell office:value-type="float" office:value="0.025957" calcext:value-type="float">
            <text:p>0.025957</text:p>
          </table:table-cell>
          <table:table-cell office:value-type="float" office:value="0.021825" calcext:value-type="float">
            <text:p>0.0218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3326" calcext:value-type="float">
            <text:p>0.153326</text:p>
          </table:table-cell>
          <table:table-cell office:value-type="float" office:value="0.026461" calcext:value-type="float">
            <text:p>0.026461</text:p>
          </table:table-cell>
          <table:table-cell office:value-type="float" office:value="0.021926" calcext:value-type="float">
            <text:p>0.02192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2816" calcext:value-type="float">
            <text:p>0.152816</text:p>
          </table:table-cell>
          <table:table-cell office:value-type="float" office:value="0.026775" calcext:value-type="float">
            <text:p>0.026775</text:p>
          </table:table-cell>
          <table:table-cell office:value-type="float" office:value="0.022027" calcext:value-type="float">
            <text:p>0.02202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2309" calcext:value-type="float">
            <text:p>0.152309</text:p>
          </table:table-cell>
          <table:table-cell office:value-type="float" office:value="0.026833" calcext:value-type="float">
            <text:p>0.026833</text:p>
          </table:table-cell>
          <table:table-cell office:value-type="float" office:value="0.022129" calcext:value-type="float">
            <text:p>0.02212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1803" calcext:value-type="float">
            <text:p>0.151803</text:p>
          </table:table-cell>
          <table:table-cell office:value-type="float" office:value="0.026575" calcext:value-type="float">
            <text:p>0.026575</text:p>
          </table:table-cell>
          <table:table-cell office:value-type="float" office:value="0.020502" calcext:value-type="float">
            <text:p>0.02050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51298" calcext:value-type="float">
            <text:p>0.151298</text:p>
          </table:table-cell>
          <table:table-cell office:value-type="float" office:value="0.026218" calcext:value-type="float">
            <text:p>0.026218</text:p>
          </table:table-cell>
          <table:table-cell office:value-type="float" office:value="0.017119" calcext:value-type="float">
            <text:p>0.01711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0796" calcext:value-type="float">
            <text:p>0.150796</text:p>
          </table:table-cell>
          <table:table-cell office:value-type="float" office:value="0.025594" calcext:value-type="float">
            <text:p>0.025594</text:p>
          </table:table-cell>
          <table:table-cell office:value-type="float" office:value="0.020605" calcext:value-type="float">
            <text:p>0.02060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50295" calcext:value-type="float">
            <text:p>0.150295</text:p>
          </table:table-cell>
          <table:table-cell office:value-type="float" office:value="0.024772" calcext:value-type="float">
            <text:p>0.024772</text:p>
          </table:table-cell>
          <table:table-cell office:value-type="float" office:value="0.018954" calcext:value-type="float">
            <text:p>0.01895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9795" calcext:value-type="float">
            <text:p>0.149795</text:p>
          </table:table-cell>
          <table:table-cell office:value-type="float" office:value="0.024542" calcext:value-type="float">
            <text:p>0.024542</text:p>
          </table:table-cell>
          <table:table-cell office:value-type="float" office:value="0.020738" calcext:value-type="float">
            <text:p>0.02073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9298" calcext:value-type="float">
            <text:p>0.149298</text:p>
          </table:table-cell>
          <table:table-cell office:value-type="float" office:value="0.024703" calcext:value-type="float">
            <text:p>0.024703</text:p>
          </table:table-cell>
          <table:table-cell office:value-type="float" office:value="0.020819" calcext:value-type="float">
            <text:p>0.02081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8802" calcext:value-type="float">
            <text:p>0.148802</text:p>
          </table:table-cell>
          <table:table-cell office:value-type="float" office:value="0.024634" calcext:value-type="float">
            <text:p>0.024634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8307" calcext:value-type="float">
            <text:p>0.148307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19252" calcext:value-type="float">
            <text:p>0.01925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7815" calcext:value-type="float">
            <text:p>0.1478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039" calcext:value-type="float">
            <text:p>0.02103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7324" calcext:value-type="float">
            <text:p>0.147324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19393" calcext:value-type="float">
            <text:p>0.01939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6834" calcext:value-type="float">
            <text:p>0.146834</text:p>
          </table:table-cell>
          <table:table-cell office:value-type="float" office:value="0.025096" calcext:value-type="float">
            <text:p>0.025096</text:p>
          </table:table-cell>
          <table:table-cell office:value-type="float" office:value="0.021181" calcext:value-type="float">
            <text:p>0.02118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6346" calcext:value-type="float">
            <text:p>0.146346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21266" calcext:value-type="float">
            <text:p>0.02126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586" calcext:value-type="float">
            <text:p>0.14586</text:p>
          </table:table-cell>
          <table:table-cell office:value-type="float" office:value="0.024957" calcext:value-type="float">
            <text:p>0.024957</text:p>
          </table:table-cell>
          <table:table-cell office:value-type="float" office:value="0.017892" calcext:value-type="float">
            <text:p>0.01789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025069" calcext:value-type="float">
            <text:p>0.025069</text:p>
          </table:table-cell>
          <table:table-cell office:value-type="float" office:value="0.021387" calcext:value-type="float">
            <text:p>0.02138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4892" calcext:value-type="float">
            <text:p>0.144892</text:p>
          </table:table-cell>
          <table:table-cell office:value-type="float" office:value="0.024928" calcext:value-type="float">
            <text:p>0.024928</text:p>
          </table:table-cell>
          <table:table-cell office:value-type="float" office:value="0.018014" calcext:value-type="float">
            <text:p>0.01801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4411" calcext:value-type="float">
            <text:p>0.144411</text:p>
          </table:table-cell>
          <table:table-cell office:value-type="float" office:value="0.025266" calcext:value-type="float">
            <text:p>0.025266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3931" calcext:value-type="float">
            <text:p>0.143931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021573" calcext:value-type="float">
            <text:p>0.02157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3453" calcext:value-type="float">
            <text:p>0.143453</text:p>
          </table:table-cell>
          <table:table-cell office:value-type="float" office:value="0.025084" calcext:value-type="float">
            <text:p>0.025084</text:p>
          </table:table-cell>
          <table:table-cell office:value-type="float" office:value="0.019933" calcext:value-type="float">
            <text:p>0.0199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2977" calcext:value-type="float">
            <text:p>0.142977</text:p>
          </table:table-cell>
          <table:table-cell office:value-type="float" office:value="0.025351" calcext:value-type="float">
            <text:p>0.025351</text:p>
          </table:table-cell>
          <table:table-cell office:value-type="float" office:value="0.018267" calcext:value-type="float">
            <text:p>0.01826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42502" calcext:value-type="float">
            <text:p>0.142502</text:p>
          </table:table-cell>
          <table:table-cell office:value-type="float" office:value="0.025156" calcext:value-type="float">
            <text:p>0.025156</text:p>
          </table:table-cell>
          <table:table-cell office:value-type="float" office:value="0.021766" calcext:value-type="float">
            <text:p>0.02176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2028" calcext:value-type="float">
            <text:p>0.142028</text:p>
          </table:table-cell>
          <table:table-cell office:value-type="float" office:value="0.024613" calcext:value-type="float">
            <text:p>0.024613</text:p>
          </table:table-cell>
          <table:table-cell office:value-type="float" office:value="0.020128" calcext:value-type="float">
            <text:p>0.02012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1556" calcext:value-type="float">
            <text:p>0.141556</text:p>
          </table:table-cell>
          <table:table-cell office:value-type="float" office:value="0.025088" calcext:value-type="float">
            <text:p>0.025088</text:p>
          </table:table-cell>
          <table:table-cell office:value-type="float" office:value="0.018465" calcext:value-type="float">
            <text:p>0.01846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20236" calcext:value-type="float">
            <text:p>0.02023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0617" calcext:value-type="float">
            <text:p>0.140617</text:p>
          </table:table-cell>
          <table:table-cell office:value-type="float" office:value="0.025065" calcext:value-type="float">
            <text:p>0.025065</text:p>
          </table:table-cell>
          <table:table-cell office:value-type="float" office:value="0.020304" calcext:value-type="float">
            <text:p>0.02030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4015" calcext:value-type="float">
            <text:p>0.14015</text:p>
          </table:table-cell>
          <table:table-cell office:value-type="float" office:value="0.025048" calcext:value-type="float">
            <text:p>0.025048</text:p>
          </table:table-cell>
          <table:table-cell office:value-type="float" office:value="0.020372" calcext:value-type="float">
            <text:p>0.02037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9685" calcext:value-type="float">
            <text:p>0.139685</text:p>
          </table:table-cell>
          <table:table-cell office:value-type="float" office:value="0.025108" calcext:value-type="float">
            <text:p>0.025108</text:p>
          </table:table-cell>
          <table:table-cell office:value-type="float" office:value="0.018712" calcext:value-type="float">
            <text:p>0.01871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922" calcext:value-type="float">
            <text:p>0.13922</text:p>
          </table:table-cell>
          <table:table-cell office:value-type="float" office:value="0.025057" calcext:value-type="float">
            <text:p>0.025057</text:p>
          </table:table-cell>
          <table:table-cell office:value-type="float" office:value="0.020486" calcext:value-type="float">
            <text:p>0.02048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8758" calcext:value-type="float">
            <text:p>0.138758</text:p>
          </table:table-cell>
          <table:table-cell office:value-type="float" office:value="0.024519" calcext:value-type="float">
            <text:p>0.024519</text:p>
          </table:table-cell>
          <table:table-cell office:value-type="float" office:value="0.020557" calcext:value-type="float">
            <text:p>0.02055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0.024146" calcext:value-type="float">
            <text:p>0.024146</text:p>
          </table:table-cell>
          <table:table-cell office:value-type="float" office:value="0.018899" calcext:value-type="float">
            <text:p>0.01889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7838" calcext:value-type="float">
            <text:p>0.137838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18945" calcext:value-type="float">
            <text:p>0.018945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3738" calcext:value-type="float">
            <text:p>0.13738</text:p>
          </table:table-cell>
          <table:table-cell office:value-type="float" office:value="0.024644" calcext:value-type="float">
            <text:p>0.024644</text:p>
          </table:table-cell>
          <table:table-cell office:value-type="float" office:value="0.022452" calcext:value-type="float">
            <text:p>0.02245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36923" calcext:value-type="float">
            <text:p>0.136923</text:p>
          </table:table-cell>
          <table:table-cell office:value-type="float" office:value="0.024841" calcext:value-type="float">
            <text:p>0.024841</text:p>
          </table:table-cell>
          <table:table-cell office:value-type="float" office:value="0.017362" calcext:value-type="float">
            <text:p>0.01736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6468" calcext:value-type="float">
            <text:p>0.136468</text:p>
          </table:table-cell>
          <table:table-cell office:value-type="float" office:value="0.025356" calcext:value-type="float">
            <text:p>0.025356</text:p>
          </table:table-cell>
          <table:table-cell office:value-type="float" office:value="0.019114" calcext:value-type="float">
            <text:p>0.01911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6015" calcext:value-type="float">
            <text:p>0.136015</text:p>
          </table:table-cell>
          <table:table-cell office:value-type="float" office:value="0.025544" calcext:value-type="float">
            <text:p>0.025544</text:p>
          </table:table-cell>
          <table:table-cell office:value-type="float" office:value="0.020893" calcext:value-type="float">
            <text:p>0.02089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5563" calcext:value-type="float">
            <text:p>0.135563</text:p>
          </table:table-cell>
          <table:table-cell office:value-type="float" office:value="0.025225" calcext:value-type="float">
            <text:p>0.025225</text:p>
          </table:table-cell>
          <table:table-cell office:value-type="float" office:value="0.019239" calcext:value-type="float">
            <text:p>0.01923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5113" calcext:value-type="float">
            <text:p>0.135113</text:p>
          </table:table-cell>
          <table:table-cell office:value-type="float" office:value="0.025272" calcext:value-type="float">
            <text:p>0.025272</text:p>
          </table:table-cell>
          <table:table-cell office:value-type="float" office:value="0.019289" calcext:value-type="float">
            <text:p>0.01928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4664" calcext:value-type="float">
            <text:p>0.134664</text:p>
          </table:table-cell>
          <table:table-cell office:value-type="float" office:value="0.025583" calcext:value-type="float">
            <text:p>0.025583</text:p>
          </table:table-cell>
          <table:table-cell office:value-type="float" office:value="0.01934" calcext:value-type="float">
            <text:p>0.0193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4216" calcext:value-type="float">
            <text:p>0.134216</text:p>
          </table:table-cell>
          <table:table-cell office:value-type="float" office:value="0.025595" calcext:value-type="float">
            <text:p>0.025595</text:p>
          </table:table-cell>
          <table:table-cell office:value-type="float" office:value="0.019392" calcext:value-type="float">
            <text:p>0.01939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377" calcext:value-type="float">
            <text:p>0.13377</text:p>
          </table:table-cell>
          <table:table-cell office:value-type="float" office:value="0.02588" calcext:value-type="float">
            <text:p>0.02588</text:p>
          </table:table-cell>
          <table:table-cell office:value-type="float" office:value="0.019445" calcext:value-type="float">
            <text:p>0.01944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3326" calcext:value-type="float">
            <text:p>0.133326</text:p>
          </table:table-cell>
          <table:table-cell office:value-type="float" office:value="0.026702" calcext:value-type="float">
            <text:p>0.026702</text:p>
          </table:table-cell>
          <table:table-cell office:value-type="float" office:value="0.019498" calcext:value-type="float">
            <text:p>0.01949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2883" calcext:value-type="float">
            <text:p>0.132883</text:p>
          </table:table-cell>
          <table:table-cell office:value-type="float" office:value="0.027191" calcext:value-type="float">
            <text:p>0.027191</text:p>
          </table:table-cell>
          <table:table-cell office:value-type="float" office:value="0.019552" calcext:value-type="float">
            <text:p>0.01955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2442" calcext:value-type="float">
            <text:p>0.132442</text:p>
          </table:table-cell>
          <table:table-cell office:value-type="float" office:value="0.027802" calcext:value-type="float">
            <text:p>0.027802</text:p>
          </table:table-cell>
          <table:table-cell office:value-type="float" office:value="0.019607" calcext:value-type="float">
            <text:p>0.01960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2002" calcext:value-type="float">
            <text:p>0.132002</text:p>
          </table:table-cell>
          <table:table-cell office:value-type="float" office:value="0.027912" calcext:value-type="float">
            <text:p>0.027912</text:p>
          </table:table-cell>
          <table:table-cell office:value-type="float" office:value="0.021392" calcext:value-type="float">
            <text:p>0.02139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16284" calcext:value-type="float">
            <text:p>0.01628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31126" calcext:value-type="float">
            <text:p>0.131126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0.016288" calcext:value-type="float">
            <text:p>0.01628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3069" calcext:value-type="float">
            <text:p>0.13069</text:p>
          </table:table-cell>
          <table:table-cell office:value-type="float" office:value="0.027011" calcext:value-type="float">
            <text:p>0.027011</text:p>
          </table:table-cell>
          <table:table-cell office:value-type="float" office:value="0.018023" calcext:value-type="float">
            <text:p>0.01802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30256" calcext:value-type="float">
            <text:p>0.130256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018055" calcext:value-type="float">
            <text:p>0.01805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29823" calcext:value-type="float">
            <text:p>0.129823</text:p>
          </table:table-cell>
          <table:table-cell office:value-type="float" office:value="0.026094" calcext:value-type="float">
            <text:p>0.026094</text:p>
          </table:table-cell>
          <table:table-cell office:value-type="float" office:value="0.018088" calcext:value-type="float">
            <text:p>0.01808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9392" calcext:value-type="float">
            <text:p>0.129392</text:p>
          </table:table-cell>
          <table:table-cell office:value-type="float" office:value="0.025821" calcext:value-type="float">
            <text:p>0.025821</text:p>
          </table:table-cell>
          <table:table-cell office:value-type="float" office:value="0.016391" calcext:value-type="float">
            <text:p>0.01639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28962" calcext:value-type="float">
            <text:p>0.128962</text:p>
          </table:table-cell>
          <table:table-cell office:value-type="float" office:value="0.025416" calcext:value-type="float">
            <text:p>0.025416</text:p>
          </table:table-cell>
          <table:table-cell office:value-type="float" office:value="0.018129" calcext:value-type="float">
            <text:p>0.01812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28534" calcext:value-type="float">
            <text:p>0.128534</text:p>
          </table:table-cell>
          <table:table-cell office:value-type="float" office:value="0.024963" calcext:value-type="float">
            <text:p>0.024963</text:p>
          </table:table-cell>
          <table:table-cell office:value-type="float" office:value="0.018163" calcext:value-type="float">
            <text:p>0.01816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8107" calcext:value-type="float">
            <text:p>0.128107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16468" calcext:value-type="float">
            <text:p>0.01646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7681" calcext:value-type="float">
            <text:p>0.127681</text:p>
          </table:table-cell>
          <table:table-cell office:value-type="float" office:value="0.024677" calcext:value-type="float">
            <text:p>0.024677</text:p>
          </table:table-cell>
          <table:table-cell office:value-type="float" office:value="0.016478" calcext:value-type="float">
            <text:p>0.01647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27257" calcext:value-type="float">
            <text:p>0.127257</text:p>
          </table:table-cell>
          <table:table-cell office:value-type="float" office:value="0.024564" calcext:value-type="float">
            <text:p>0.024564</text:p>
          </table:table-cell>
          <table:table-cell office:value-type="float" office:value="0.019948" calcext:value-type="float">
            <text:p>0.01994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26834" calcext:value-type="float">
            <text:p>0.126834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0.014822" calcext:value-type="float">
            <text:p>0.01482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24756" calcext:value-type="float">
            <text:p>0.024756</text:p>
          </table:table-cell>
          <table:table-cell office:value-type="float" office:value="0.018267" calcext:value-type="float">
            <text:p>0.01826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5993" calcext:value-type="float">
            <text:p>0.125993</text:p>
          </table:table-cell>
          <table:table-cell office:value-type="float" office:value="0.024489" calcext:value-type="float">
            <text:p>0.024489</text:p>
          </table:table-cell>
          <table:table-cell office:value-type="float" office:value="0.016576" calcext:value-type="float">
            <text:p>0.01657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5574" calcext:value-type="float">
            <text:p>0.125574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16589" calcext:value-type="float">
            <text:p>0.01658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5157" calcext:value-type="float">
            <text:p>0.125157</text:p>
          </table:table-cell>
          <table:table-cell office:value-type="float" office:value="0.024189" calcext:value-type="float">
            <text:p>0.024189</text:p>
          </table:table-cell>
          <table:table-cell office:value-type="float" office:value="0.016602" calcext:value-type="float">
            <text:p>0.01660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4741" calcext:value-type="float">
            <text:p>0.124741</text:p>
          </table:table-cell>
          <table:table-cell office:value-type="float" office:value="0.024088" calcext:value-type="float">
            <text:p>0.024088</text:p>
          </table:table-cell>
          <table:table-cell office:value-type="float" office:value="0.016616" calcext:value-type="float">
            <text:p>0.0166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24327" calcext:value-type="float">
            <text:p>0.124327</text:p>
          </table:table-cell>
          <table:table-cell office:value-type="float" office:value="0.024094" calcext:value-type="float">
            <text:p>0.024094</text:p>
          </table:table-cell>
          <table:table-cell office:value-type="float" office:value="0.014901" calcext:value-type="float">
            <text:p>0.01490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23914" calcext:value-type="float">
            <text:p>0.123914</text:p>
          </table:table-cell>
          <table:table-cell office:value-type="float" office:value="0.024534" calcext:value-type="float">
            <text:p>0.024534</text:p>
          </table:table-cell>
          <table:table-cell office:value-type="float" office:value="0.020081" calcext:value-type="float">
            <text:p>0.02008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23502" calcext:value-type="float">
            <text:p>0.123502</text:p>
          </table:table-cell>
          <table:table-cell office:value-type="float" office:value="0.024944" calcext:value-type="float">
            <text:p>0.024944</text:p>
          </table:table-cell>
          <table:table-cell office:value-type="float" office:value="0.014959" calcext:value-type="float">
            <text:p>0.01495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3092" calcext:value-type="float">
            <text:p>0.123092</text:p>
          </table:table-cell>
          <table:table-cell office:value-type="float" office:value="0.025288" calcext:value-type="float">
            <text:p>0.025288</text:p>
          </table:table-cell>
          <table:table-cell office:value-type="float" office:value="0.01668" calcext:value-type="float">
            <text:p>0.0166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2683" calcext:value-type="float">
            <text:p>0.122683</text:p>
          </table:table-cell>
          <table:table-cell office:value-type="float" office:value="0.025233" calcext:value-type="float">
            <text:p>0.025233</text:p>
          </table:table-cell>
          <table:table-cell office:value-type="float" office:value="0.016698" calcext:value-type="float">
            <text:p>0.01669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2275" calcext:value-type="float">
            <text:p>0.122275</text:p>
          </table:table-cell>
          <table:table-cell office:value-type="float" office:value="0.024994" calcext:value-type="float">
            <text:p>0.024994</text:p>
          </table:table-cell>
          <table:table-cell office:value-type="float" office:value="0.016716" calcext:value-type="float">
            <text:p>0.01671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21869" calcext:value-type="float">
            <text:p>0.121869</text:p>
          </table:table-cell>
          <table:table-cell office:value-type="float" office:value="0.024968" calcext:value-type="float">
            <text:p>0.024968</text:p>
          </table:table-cell>
          <table:table-cell office:value-type="float" office:value="0.013274" calcext:value-type="float">
            <text:p>0.01327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21464" calcext:value-type="float">
            <text:p>0.121464</text:p>
          </table:table-cell>
          <table:table-cell office:value-type="float" office:value="0.024779" calcext:value-type="float">
            <text:p>0.024779</text:p>
          </table:table-cell>
          <table:table-cell office:value-type="float" office:value="0.016701" calcext:value-type="float">
            <text:p>0.0167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21061" calcext:value-type="float">
            <text:p>0.121061</text:p>
          </table:table-cell>
          <table:table-cell office:value-type="float" office:value="0.024009" calcext:value-type="float">
            <text:p>0.024009</text:p>
          </table:table-cell>
          <table:table-cell office:value-type="float" office:value="0.013261" calcext:value-type="float">
            <text:p>0.01326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.023327" calcext:value-type="float">
            <text:p>0.023327</text:p>
          </table:table-cell>
          <table:table-cell office:value-type="float" office:value="0.01496" calcext:value-type="float">
            <text:p>0.014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20258" calcext:value-type="float">
            <text:p>0.120258</text:p>
          </table:table-cell>
          <table:table-cell office:value-type="float" office:value="0.023127" calcext:value-type="float">
            <text:p>0.023127</text:p>
          </table:table-cell>
          <table:table-cell office:value-type="float" office:value="0.014955" calcext:value-type="float">
            <text:p>0.01495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9858" calcext:value-type="float">
            <text:p>0.119858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946" calcext:value-type="float">
            <text:p>0.11946</text:p>
          </table:table-cell>
          <table:table-cell office:value-type="float" office:value="0.022617" calcext:value-type="float">
            <text:p>0.022617</text:p>
          </table:table-cell>
          <table:table-cell office:value-type="float" office:value="0.014947" calcext:value-type="float">
            <text:p>0.0149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9063" calcext:value-type="float">
            <text:p>0.119063</text:p>
          </table:table-cell>
          <table:table-cell office:value-type="float" office:value="0.022226" calcext:value-type="float">
            <text:p>0.022226</text:p>
          </table:table-cell>
          <table:table-cell office:value-type="float" office:value="0.013214" calcext:value-type="float">
            <text:p>0.01321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18668" calcext:value-type="float">
            <text:p>0.118668</text:p>
          </table:table-cell>
          <table:table-cell office:value-type="float" office:value="0.022182" calcext:value-type="float">
            <text:p>0.022182</text:p>
          </table:table-cell>
          <table:table-cell office:value-type="float" office:value="0.016645" calcext:value-type="float">
            <text:p>0.01664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8273" calcext:value-type="float">
            <text:p>0.118273</text:p>
          </table:table-cell>
          <table:table-cell office:value-type="float" office:value="0.021496" calcext:value-type="float">
            <text:p>0.021496</text:p>
          </table:table-cell>
          <table:table-cell office:value-type="float" office:value="0.01321" calcext:value-type="float">
            <text:p>0.0132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788" calcext:value-type="float">
            <text:p>0.11788</text:p>
          </table:table-cell>
          <table:table-cell office:value-type="float" office:value="0.021531" calcext:value-type="float">
            <text:p>0.021531</text:p>
          </table:table-cell>
          <table:table-cell office:value-type="float" office:value="0.013182" calcext:value-type="float">
            <text:p>0.01318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7489" calcext:value-type="float">
            <text:p>0.117489</text:p>
          </table:table-cell>
          <table:table-cell office:value-type="float" office:value="0.021226" calcext:value-type="float">
            <text:p>0.021226</text:p>
          </table:table-cell>
          <table:table-cell office:value-type="float" office:value="0.014885" calcext:value-type="float">
            <text:p>0.01488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17098" calcext:value-type="float">
            <text:p>0.117098</text:p>
          </table:table-cell>
          <table:table-cell office:value-type="float" office:value="0.021159" calcext:value-type="float">
            <text:p>0.021159</text:p>
          </table:table-cell>
          <table:table-cell office:value-type="float" office:value="0.016615" calcext:value-type="float">
            <text:p>0.01661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6709" calcext:value-type="float">
            <text:p>0.116709</text:p>
          </table:table-cell>
          <table:table-cell office:value-type="float" office:value="0.020992" calcext:value-type="float">
            <text:p>0.020992</text:p>
          </table:table-cell>
          <table:table-cell office:value-type="float" office:value="0.013182" calcext:value-type="float">
            <text:p>0.01318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20886" calcext:value-type="float">
            <text:p>0.020886</text:p>
          </table:table-cell>
          <table:table-cell office:value-type="float" office:value="0.011427" calcext:value-type="float">
            <text:p>0.0114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5935" calcext:value-type="float">
            <text:p>0.115935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13107" calcext:value-type="float">
            <text:p>0.01310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1555" calcext:value-type="float">
            <text:p>0.11555</text:p>
          </table:table-cell>
          <table:table-cell office:value-type="float" office:value="0.020305" calcext:value-type="float">
            <text:p>0.020305</text:p>
          </table:table-cell>
          <table:table-cell office:value-type="float" office:value="0.016543" calcext:value-type="float">
            <text:p>0.01654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15166" calcext:value-type="float">
            <text:p>0.115166</text:p>
          </table:table-cell>
          <table:table-cell office:value-type="float" office:value="0.019453" calcext:value-type="float">
            <text:p>0.019453</text:p>
          </table:table-cell>
          <table:table-cell office:value-type="float" office:value="0.011382" calcext:value-type="float">
            <text:p>0.01138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4784" calcext:value-type="float">
            <text:p>0.114784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4793" calcext:value-type="float">
            <text:p>0.01479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4402" calcext:value-type="float">
            <text:p>0.114402</text:p>
          </table:table-cell>
          <table:table-cell office:value-type="float" office:value="0.018937" calcext:value-type="float">
            <text:p>0.018937</text:p>
          </table:table-cell>
          <table:table-cell office:value-type="float" office:value="0.013068" calcext:value-type="float">
            <text:p>0.01306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4022" calcext:value-type="float">
            <text:p>0.114022</text:p>
          </table:table-cell>
          <table:table-cell office:value-type="float" office:value="0.018107" calcext:value-type="float">
            <text:p>0.018107</text:p>
          </table:table-cell>
          <table:table-cell office:value-type="float" office:value="0.013046" calcext:value-type="float">
            <text:p>0.0130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3643" calcext:value-type="float">
            <text:p>0.113643</text:p>
          </table:table-cell>
          <table:table-cell office:value-type="float" office:value="0.018106" calcext:value-type="float">
            <text:p>0.018106</text:p>
          </table:table-cell>
          <table:table-cell office:value-type="float" office:value="0.014756" calcext:value-type="float">
            <text:p>0.01475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3266" calcext:value-type="float">
            <text:p>0.113266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.014762" calcext:value-type="float">
            <text:p>0.01476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12889" calcext:value-type="float">
            <text:p>0.112889</text:p>
          </table:table-cell>
          <table:table-cell office:value-type="float" office:value="0.017337" calcext:value-type="float">
            <text:p>0.017337</text:p>
          </table:table-cell>
          <table:table-cell office:value-type="float" office:value="0.011308" calcext:value-type="float">
            <text:p>0.01130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2514" calcext:value-type="float">
            <text:p>0.112514</text:p>
          </table:table-cell>
          <table:table-cell office:value-type="float" office:value="0.017257" calcext:value-type="float">
            <text:p>0.017257</text:p>
          </table:table-cell>
          <table:table-cell office:value-type="float" office:value="0.014723" calcext:value-type="float">
            <text:p>0.01472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2141" calcext:value-type="float">
            <text:p>0.112141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013001" calcext:value-type="float">
            <text:p>0.0130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0.015511" calcext:value-type="float">
            <text:p>0.015511</text:p>
          </table:table-cell>
          <table:table-cell office:value-type="float" office:value="0.012983" calcext:value-type="float">
            <text:p>0.01298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1397" calcext:value-type="float">
            <text:p>0.111397</text:p>
          </table:table-cell>
          <table:table-cell office:value-type="float" office:value="0.015544" calcext:value-type="float">
            <text:p>0.015544</text:p>
          </table:table-cell>
          <table:table-cell office:value-type="float" office:value="0.012966" calcext:value-type="float">
            <text:p>0.01296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11027" calcext:value-type="float">
            <text:p>0.111027</text:p>
          </table:table-cell>
          <table:table-cell office:value-type="float" office:value="0.015258" calcext:value-type="float">
            <text:p>0.015258</text:p>
          </table:table-cell>
          <table:table-cell office:value-type="float" office:value="0.016409" calcext:value-type="float">
            <text:p>0.01640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10658" calcext:value-type="float">
            <text:p>0.110658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012985" calcext:value-type="float">
            <text:p>0.01298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1029" calcext:value-type="float">
            <text:p>0.11029</text:p>
          </table:table-cell>
          <table:table-cell office:value-type="float" office:value="0.014844" calcext:value-type="float">
            <text:p>0.014844</text:p>
          </table:table-cell>
          <table:table-cell office:value-type="float" office:value="0.01124" calcext:value-type="float">
            <text:p>0.0112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9924" calcext:value-type="float">
            <text:p>0.109924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0.016389" calcext:value-type="float">
            <text:p>0.01638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9559" calcext:value-type="float">
            <text:p>0.109559</text:p>
          </table:table-cell>
          <table:table-cell office:value-type="float" office:value="0.014717" calcext:value-type="float">
            <text:p>0.014717</text:p>
          </table:table-cell>
          <table:table-cell office:value-type="float" office:value="0.012967" calcext:value-type="float">
            <text:p>0.01296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9195" calcext:value-type="float">
            <text:p>0.109195</text:p>
          </table:table-cell>
          <table:table-cell office:value-type="float" office:value="0.015277" calcext:value-type="float">
            <text:p>0.015277</text:p>
          </table:table-cell>
          <table:table-cell office:value-type="float" office:value="0.012953" calcext:value-type="float">
            <text:p>0.01295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8832" calcext:value-type="float">
            <text:p>0.108832</text:p>
          </table:table-cell>
          <table:table-cell office:value-type="float" office:value="0.015725" calcext:value-type="float">
            <text:p>0.015725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847" calcext:value-type="float">
            <text:p>0.10847</text:p>
          </table:table-cell>
          <table:table-cell office:value-type="float" office:value="0.015798" calcext:value-type="float">
            <text:p>0.015798</text:p>
          </table:table-cell>
          <table:table-cell office:value-type="float" office:value="0.014709" calcext:value-type="float">
            <text:p>0.01470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811" calcext:value-type="float">
            <text:p>0.10811</text:p>
          </table:table-cell>
          <table:table-cell office:value-type="float" office:value="0.015846" calcext:value-type="float">
            <text:p>0.015846</text:p>
          </table:table-cell>
          <table:table-cell office:value-type="float" office:value="0.012994" calcext:value-type="float">
            <text:p>0.01299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7751" calcext:value-type="float">
            <text:p>0.107751</text:p>
          </table:table-cell>
          <table:table-cell office:value-type="float" office:value="0.016072" calcext:value-type="float">
            <text:p>0.016072</text:p>
          </table:table-cell>
          <table:table-cell office:value-type="float" office:value="0.014712" calcext:value-type="float">
            <text:p>0.01471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7393" calcext:value-type="float">
            <text:p>0.107393</text:p>
          </table:table-cell>
          <table:table-cell office:value-type="float" office:value="0.015744" calcext:value-type="float">
            <text:p>0.015744</text:p>
          </table:table-cell>
          <table:table-cell office:value-type="float" office:value="0.014727" calcext:value-type="float">
            <text:p>0.0147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7036" calcext:value-type="float">
            <text:p>0.107036</text:p>
          </table:table-cell>
          <table:table-cell office:value-type="float" office:value="0.015636" calcext:value-type="float">
            <text:p>0.015636</text:p>
          </table:table-cell>
          <table:table-cell office:value-type="float" office:value="0.013013" calcext:value-type="float">
            <text:p>0.01301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668" calcext:value-type="float">
            <text:p>0.10668</text:p>
          </table:table-cell>
          <table:table-cell office:value-type="float" office:value="0.015545" calcext:value-type="float">
            <text:p>0.015545</text:p>
          </table:table-cell>
          <table:table-cell office:value-type="float" office:value="0.013003" calcext:value-type="float">
            <text:p>0.01300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6326" calcext:value-type="float">
            <text:p>0.106326</text:p>
          </table:table-cell>
          <table:table-cell office:value-type="float" office:value="0.015282" calcext:value-type="float">
            <text:p>0.015282</text:p>
          </table:table-cell>
          <table:table-cell office:value-type="float" office:value="0.012994" calcext:value-type="float">
            <text:p>0.01299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5973" calcext:value-type="float">
            <text:p>0.105973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0.014715" calcext:value-type="float">
            <text:p>0.01471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05621" calcext:value-type="float">
            <text:p>0.105621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0.011273" calcext:value-type="float">
            <text:p>0.0112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014764" calcext:value-type="float">
            <text:p>0.014764</text:p>
          </table:table-cell>
          <table:table-cell office:value-type="float" office:value="0.014699" calcext:value-type="float">
            <text:p>0.01469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492" calcext:value-type="float">
            <text:p>0.10492</text:p>
          </table:table-cell>
          <table:table-cell office:value-type="float" office:value="0.014578" calcext:value-type="float">
            <text:p>0.014578</text:p>
          </table:table-cell>
          <table:table-cell office:value-type="float" office:value="0.012988" calcext:value-type="float">
            <text:p>0.0129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4571" calcext:value-type="float">
            <text:p>0.104571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712" calcext:value-type="float">
            <text:p>0.01471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4224" calcext:value-type="float">
            <text:p>0.104224</text:p>
          </table:table-cell>
          <table:table-cell office:value-type="float" office:value="0.015237" calcext:value-type="float">
            <text:p>0.015237</text:p>
          </table:table-cell>
          <table:table-cell office:value-type="float" office:value="0.013002" calcext:value-type="float">
            <text:p>0.01300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3878" calcext:value-type="float">
            <text:p>0.103878</text:p>
          </table:table-cell>
          <table:table-cell office:value-type="float" office:value="0.015361" calcext:value-type="float">
            <text:p>0.015361</text:p>
          </table:table-cell>
          <table:table-cell office:value-type="float" office:value="0.014727" calcext:value-type="float">
            <text:p>0.0147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3533" calcext:value-type="float">
            <text:p>0.103533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0.013018" calcext:value-type="float">
            <text:p>0.01301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3189" calcext:value-type="float">
            <text:p>0.103189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0.013013" calcext:value-type="float">
            <text:p>0.01301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2846" calcext:value-type="float">
            <text:p>0.102846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4" calcext:value-type="float">
            <text:p>0.0147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2504" calcext:value-type="float">
            <text:p>0.102504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3033" calcext:value-type="float">
            <text:p>0.01303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2164" calcext:value-type="float">
            <text:p>0.102164</text:p>
          </table:table-cell>
          <table:table-cell office:value-type="float" office:value="0.013791" calcext:value-type="float">
            <text:p>0.013791</text:p>
          </table:table-cell>
          <table:table-cell office:value-type="float" office:value="0.01303" calcext:value-type="float">
            <text:p>0.0130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1824" calcext:value-type="float">
            <text:p>0.101824</text:p>
          </table:table-cell>
          <table:table-cell office:value-type="float" office:value="0.013165" calcext:value-type="float">
            <text:p>0.013165</text:p>
          </table:table-cell>
          <table:table-cell office:value-type="float" office:value="0.014757" calcext:value-type="float">
            <text:p>0.01475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01486" calcext:value-type="float">
            <text:p>0.101486</text:p>
          </table:table-cell>
          <table:table-cell office:value-type="float" office:value="0.012906" calcext:value-type="float">
            <text:p>0.012906</text:p>
          </table:table-cell>
          <table:table-cell office:value-type="float" office:value="0.011322" calcext:value-type="float">
            <text:p>0.0113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4755" calcext:value-type="float">
            <text:p>0.01475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0813" calcext:value-type="float">
            <text:p>0.100813</text:p>
          </table:table-cell>
          <table:table-cell office:value-type="float" office:value="0.011669" calcext:value-type="float">
            <text:p>0.011669</text:p>
          </table:table-cell>
          <table:table-cell office:value-type="float" office:value="0.01305" calcext:value-type="float">
            <text:p>0.0130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0.011621" calcext:value-type="float">
            <text:p>0.011621</text:p>
          </table:table-cell>
          <table:table-cell office:value-type="float" office:value="0.01305" calcext:value-type="float">
            <text:p>0.0130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011524" calcext:value-type="float">
            <text:p>0.011524</text:p>
          </table:table-cell>
          <table:table-cell office:value-type="float" office:value="0.01651" calcext:value-type="float">
            <text:p>0.016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9811" calcext:value-type="float">
            <text:p>0.099811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3104" calcext:value-type="float">
            <text:p>0.01310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948" calcext:value-type="float">
            <text:p>0.09948</text:p>
          </table:table-cell>
          <table:table-cell office:value-type="float" office:value="0.011813" calcext:value-type="float">
            <text:p>0.011813</text:p>
          </table:table-cell>
          <table:table-cell office:value-type="float" office:value="0.014835" calcext:value-type="float">
            <text:p>0.01483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9149" calcext:value-type="float">
            <text:p>0.099149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14863" calcext:value-type="float">
            <text:p>0.01486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82" calcext:value-type="float">
            <text:p>0.09882</text:p>
          </table:table-cell>
          <table:table-cell office:value-type="float" office:value="0.012056" calcext:value-type="float">
            <text:p>0.012056</text:p>
          </table:table-cell>
          <table:table-cell office:value-type="float" office:value="0.014892" calcext:value-type="float">
            <text:p>0.0148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492" calcext:value-type="float">
            <text:p>0.098492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0.014921" calcext:value-type="float">
            <text:p>0.01492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164" calcext:value-type="float">
            <text:p>0.098164</text:p>
          </table:table-cell>
          <table:table-cell office:value-type="float" office:value="0.012519" calcext:value-type="float">
            <text:p>0.012519</text:p>
          </table:table-cell>
          <table:table-cell office:value-type="float" office:value="0.014951" calcext:value-type="float">
            <text:p>0.01495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7838" calcext:value-type="float">
            <text:p>0.097838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14981" calcext:value-type="float">
            <text:p>0.01498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7513" calcext:value-type="float">
            <text:p>0.097513</text:p>
          </table:table-cell>
          <table:table-cell office:value-type="float" office:value="0.012595" calcext:value-type="float">
            <text:p>0.012595</text:p>
          </table:table-cell>
          <table:table-cell office:value-type="float" office:value="0.015012" calcext:value-type="float">
            <text:p>0.01501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7189" calcext:value-type="float">
            <text:p>0.097189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15043" calcext:value-type="float">
            <text:p>0.01504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6866" calcext:value-type="float">
            <text:p>0.096866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15075" calcext:value-type="float">
            <text:p>0.01507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6544" calcext:value-type="float">
            <text:p>0.096544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16837" calcext:value-type="float">
            <text:p>0.01683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6224" calcext:value-type="float">
            <text:p>0.096224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0.013436" calcext:value-type="float">
            <text:p>0.01343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5904" calcext:value-type="float">
            <text:p>0.095904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5173" calcext:value-type="float">
            <text:p>0.01517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5585" calcext:value-type="float">
            <text:p>0.09558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6937" calcext:value-type="float">
            <text:p>0.01693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5268" calcext:value-type="float">
            <text:p>0.095268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3537" calcext:value-type="float">
            <text:p>0.01353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4951" calcext:value-type="float">
            <text:p>0.094951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7006" calcext:value-type="float">
            <text:p>0.01700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4636" calcext:value-type="float">
            <text:p>0.09463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337" calcext:value-type="float">
            <text:p>0.0153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4322" calcext:value-type="float">
            <text:p>0.094322</text:p>
          </table:table-cell>
          <table:table-cell office:value-type="float" office:value="0.015338" calcext:value-type="float">
            <text:p>0.015338</text:p>
          </table:table-cell>
          <table:table-cell office:value-type="float" office:value="0.015373" calcext:value-type="float">
            <text:p>0.01537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4008" calcext:value-type="float">
            <text:p>0.094008</text:p>
          </table:table-cell>
          <table:table-cell office:value-type="float" office:value="0.015291" calcext:value-type="float">
            <text:p>0.015291</text:p>
          </table:table-cell>
          <table:table-cell office:value-type="float" office:value="0.013679" calcext:value-type="float">
            <text:p>0.01367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3696" calcext:value-type="float">
            <text:p>0.093696</text:p>
          </table:table-cell>
          <table:table-cell office:value-type="float" office:value="0.015279" calcext:value-type="float">
            <text:p>0.015279</text:p>
          </table:table-cell>
          <table:table-cell office:value-type="float" office:value="0.015419" calcext:value-type="float">
            <text:p>0.01541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3385" calcext:value-type="float">
            <text:p>0.093385</text:p>
          </table:table-cell>
          <table:table-cell office:value-type="float" office:value="0.015234" calcext:value-type="float">
            <text:p>0.015234</text:p>
          </table:table-cell>
          <table:table-cell office:value-type="float" office:value="0.013727" calcext:value-type="float">
            <text:p>0.01372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3074" calcext:value-type="float">
            <text:p>0.093074</text:p>
          </table:table-cell>
          <table:table-cell office:value-type="float" office:value="0.015561" calcext:value-type="float">
            <text:p>0.015561</text:p>
          </table:table-cell>
          <table:table-cell office:value-type="float" office:value="0.015468" calcext:value-type="float">
            <text:p>0.01546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2765" calcext:value-type="float">
            <text:p>0.092765</text:p>
          </table:table-cell>
          <table:table-cell office:value-type="float" office:value="0.015727" calcext:value-type="float">
            <text:p>0.015727</text:p>
          </table:table-cell>
          <table:table-cell office:value-type="float" office:value="0.017236" calcext:value-type="float">
            <text:p>0.01723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2457" calcext:value-type="float">
            <text:p>0.092457</text:p>
          </table:table-cell>
          <table:table-cell office:value-type="float" office:value="0.016164" calcext:value-type="float">
            <text:p>0.016164</text:p>
          </table:table-cell>
          <table:table-cell office:value-type="float" office:value="0.015571" calcext:value-type="float">
            <text:p>0.01557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.01561" calcext:value-type="float">
            <text:p>0.0156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1844" calcext:value-type="float">
            <text:p>0.091844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392" calcext:value-type="float">
            <text:p>0.0139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1538" calcext:value-type="float">
            <text:p>0.091538</text:p>
          </table:table-cell>
          <table:table-cell office:value-type="float" office:value="0.016649" calcext:value-type="float">
            <text:p>0.016649</text:p>
          </table:table-cell>
          <table:table-cell office:value-type="float" office:value="0.017394" calcext:value-type="float">
            <text:p>0.01739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1234" calcext:value-type="float">
            <text:p>0.091234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0931" calcext:value-type="float">
            <text:p>0.090931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.013989" calcext:value-type="float">
            <text:p>0.0139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0629" calcext:value-type="float">
            <text:p>0.090629</text:p>
          </table:table-cell>
          <table:table-cell office:value-type="float" office:value="0.016235" calcext:value-type="float">
            <text:p>0.016235</text:p>
          </table:table-cell>
          <table:table-cell office:value-type="float" office:value="0.015734" calcext:value-type="float">
            <text:p>0.01573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0328" calcext:value-type="float">
            <text:p>0.090328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14046" calcext:value-type="float">
            <text:p>0.0140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0028" calcext:value-type="float">
            <text:p>0.090028</text:p>
          </table:table-cell>
          <table:table-cell office:value-type="float" office:value="0.016909" calcext:value-type="float">
            <text:p>0.016909</text:p>
          </table:table-cell>
          <table:table-cell office:value-type="float" office:value="0.015792" calcext:value-type="float">
            <text:p>0.01579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9729" calcext:value-type="float">
            <text:p>0.089729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14105" calcext:value-type="float">
            <text:p>0.01410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9431" calcext:value-type="float">
            <text:p>0.089431</text:p>
          </table:table-cell>
          <table:table-cell office:value-type="float" office:value="0.017778" calcext:value-type="float">
            <text:p>0.017778</text:p>
          </table:table-cell>
          <table:table-cell office:value-type="float" office:value="0.015852" calcext:value-type="float">
            <text:p>0.01585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9134" calcext:value-type="float">
            <text:p>0.089134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015896" calcext:value-type="float">
            <text:p>0.01589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8838" calcext:value-type="float">
            <text:p>0.088838</text:p>
          </table:table-cell>
          <table:table-cell office:value-type="float" office:value="0.018094" calcext:value-type="float">
            <text:p>0.018094</text:p>
          </table:table-cell>
          <table:table-cell office:value-type="float" office:value="0.014211" calcext:value-type="float">
            <text:p>0.01421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8542" calcext:value-type="float">
            <text:p>0.088542</text:p>
          </table:table-cell>
          <table:table-cell office:value-type="float" office:value="0.018589" calcext:value-type="float">
            <text:p>0.018589</text:p>
          </table:table-cell>
          <table:table-cell office:value-type="float" office:value="0.015959" calcext:value-type="float">
            <text:p>0.01595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8248" calcext:value-type="float">
            <text:p>0.088248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14274" calcext:value-type="float">
            <text:p>0.01427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7955" calcext:value-type="float">
            <text:p>0.087955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16024" calcext:value-type="float">
            <text:p>0.01602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7663" calcext:value-type="float">
            <text:p>0.087663</text:p>
          </table:table-cell>
          <table:table-cell office:value-type="float" office:value="0.018718" calcext:value-type="float">
            <text:p>0.018718</text:p>
          </table:table-cell>
          <table:table-cell office:value-type="float" office:value="0.01261" calcext:value-type="float">
            <text:p>0.0126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7372" calcext:value-type="float">
            <text:p>0.087372</text:p>
          </table:table-cell>
          <table:table-cell office:value-type="float" office:value="0.018894" calcext:value-type="float">
            <text:p>0.018894</text:p>
          </table:table-cell>
          <table:table-cell office:value-type="float" office:value="0.016064" calcext:value-type="float">
            <text:p>0.01606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7081" calcext:value-type="float">
            <text:p>0.087081</text:p>
          </table:table-cell>
          <table:table-cell office:value-type="float" office:value="0.018224" calcext:value-type="float">
            <text:p>0.018224</text:p>
          </table:table-cell>
          <table:table-cell office:value-type="float" office:value="0.012651" calcext:value-type="float">
            <text:p>0.01265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6792" calcext:value-type="float">
            <text:p>0.086792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012646" calcext:value-type="float">
            <text:p>0.0126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6504" calcext:value-type="float">
            <text:p>0.086504</text:p>
          </table:table-cell>
          <table:table-cell office:value-type="float" office:value="0.017731" calcext:value-type="float">
            <text:p>0.017731</text:p>
          </table:table-cell>
          <table:table-cell office:value-type="float" office:value="0.016102" calcext:value-type="float">
            <text:p>0.01610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6216" calcext:value-type="float">
            <text:p>0.086216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269" calcext:value-type="float">
            <text:p>0.0126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593" calcext:value-type="float">
            <text:p>0.08593</text:p>
          </table:table-cell>
          <table:table-cell office:value-type="float" office:value="0.017073" calcext:value-type="float">
            <text:p>0.017073</text:p>
          </table:table-cell>
          <table:table-cell office:value-type="float" office:value="0.014417" calcext:value-type="float">
            <text:p>0.01441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5644" calcext:value-type="float">
            <text:p>0.085644</text:p>
          </table:table-cell>
          <table:table-cell office:value-type="float" office:value="0.016909" calcext:value-type="float">
            <text:p>0.016909</text:p>
          </table:table-cell>
          <table:table-cell office:value-type="float" office:value="0.01444" calcext:value-type="float">
            <text:p>0.0144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536" calcext:value-type="float">
            <text:p>0.08536</text:p>
          </table:table-cell>
          <table:table-cell office:value-type="float" office:value="0.015976" calcext:value-type="float">
            <text:p>0.015976</text:p>
          </table:table-cell>
          <table:table-cell office:value-type="float" office:value="0.012733" calcext:value-type="float">
            <text:p>0.01273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5076" calcext:value-type="float">
            <text:p>0.085076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014461" calcext:value-type="float">
            <text:p>0.01446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4794" calcext:value-type="float">
            <text:p>0.084794</text:p>
          </table:table-cell>
          <table:table-cell office:value-type="float" office:value="0.015764" calcext:value-type="float">
            <text:p>0.015764</text:p>
          </table:table-cell>
          <table:table-cell office:value-type="float" office:value="0.014486" calcext:value-type="float">
            <text:p>0.01448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4512" calcext:value-type="float">
            <text:p>0.084512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451" calcext:value-type="float">
            <text:p>0.0145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4231" calcext:value-type="float">
            <text:p>0.084231</text:p>
          </table:table-cell>
          <table:table-cell office:value-type="float" office:value="0.016204" calcext:value-type="float">
            <text:p>0.016204</text:p>
          </table:table-cell>
          <table:table-cell office:value-type="float" office:value="0.016266" calcext:value-type="float">
            <text:p>0.01626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3951" calcext:value-type="float">
            <text:p>0.083951</text:p>
          </table:table-cell>
          <table:table-cell office:value-type="float" office:value="0.015795" calcext:value-type="float">
            <text:p>0.015795</text:p>
          </table:table-cell>
          <table:table-cell office:value-type="float" office:value="0.012858" calcext:value-type="float">
            <text:p>0.01285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3672" calcext:value-type="float">
            <text:p>0.083672</text:p>
          </table:table-cell>
          <table:table-cell office:value-type="float" office:value="0.015751" calcext:value-type="float">
            <text:p>0.015751</text:p>
          </table:table-cell>
          <table:table-cell office:value-type="float" office:value="0.014588" calcext:value-type="float">
            <text:p>0.0145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3394" calcext:value-type="float">
            <text:p>0.083394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6344" calcext:value-type="float">
            <text:p>0.01634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3117" calcext:value-type="float">
            <text:p>0.08311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2938" calcext:value-type="float">
            <text:p>0.01293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2841" calcext:value-type="float">
            <text:p>0.082841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2939" calcext:value-type="float">
            <text:p>0.01293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2566" calcext:value-type="float">
            <text:p>0.082566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8131" calcext:value-type="float">
            <text:p>0.01813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2292" calcext:value-type="float">
            <text:p>0.082292</text:p>
          </table:table-cell>
          <table:table-cell office:value-type="float" office:value="0.014384" calcext:value-type="float">
            <text:p>0.014384</text:p>
          </table:table-cell>
          <table:table-cell office:value-type="float" office:value="0.013021" calcext:value-type="float">
            <text:p>0.01302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2018" calcext:value-type="float">
            <text:p>0.082018</text:p>
          </table:table-cell>
          <table:table-cell office:value-type="float" office:value="0.014781" calcext:value-type="float">
            <text:p>0.014781</text:p>
          </table:table-cell>
          <table:table-cell office:value-type="float" office:value="0.013024" calcext:value-type="float">
            <text:p>0.01302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1746" calcext:value-type="float">
            <text:p>0.08174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0.016487" calcext:value-type="float">
            <text:p>0.01648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81474" calcext:value-type="float">
            <text:p>0.081474</text:p>
          </table:table-cell>
          <table:table-cell office:value-type="float" office:value="0.014436" calcext:value-type="float">
            <text:p>0.014436</text:p>
          </table:table-cell>
          <table:table-cell office:value-type="float" office:value="0.011353" calcext:value-type="float">
            <text:p>0.0113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1204" calcext:value-type="float">
            <text:p>0.081204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0934" calcext:value-type="float">
            <text:p>0.080934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847" calcext:value-type="float">
            <text:p>0.0148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0665" calcext:value-type="float">
            <text:p>0.080665</text:p>
          </table:table-cell>
          <table:table-cell office:value-type="float" office:value="0.015271" calcext:value-type="float">
            <text:p>0.015271</text:p>
          </table:table-cell>
          <table:table-cell office:value-type="float" office:value="0.014878" calcext:value-type="float">
            <text:p>0.0148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0397" calcext:value-type="float">
            <text:p>0.080397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6639" calcext:value-type="float">
            <text:p>0.01663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0.014967" calcext:value-type="float">
            <text:p>0.01496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9864" calcext:value-type="float">
            <text:p>0.079864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013269" calcext:value-type="float">
            <text:p>0.01326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9598" calcext:value-type="float">
            <text:p>0.079598</text:p>
          </table:table-cell>
          <table:table-cell office:value-type="float" office:value="0.016775" calcext:value-type="float">
            <text:p>0.016775</text:p>
          </table:table-cell>
          <table:table-cell office:value-type="float" office:value="0.016736" calcext:value-type="float">
            <text:p>0.01673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9334" calcext:value-type="float">
            <text:p>0.079334</text:p>
          </table:table-cell>
          <table:table-cell office:value-type="float" office:value="0.016887" calcext:value-type="float">
            <text:p>0.016887</text:p>
          </table:table-cell>
          <table:table-cell office:value-type="float" office:value="0.015065" calcext:value-type="float">
            <text:p>0.01506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17106" calcext:value-type="float">
            <text:p>0.017106</text:p>
          </table:table-cell>
          <table:table-cell office:value-type="float" office:value="0.015098" calcext:value-type="float">
            <text:p>0.01509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8808" calcext:value-type="float">
            <text:p>0.078808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3402" calcext:value-type="float">
            <text:p>0.01340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8546" calcext:value-type="float">
            <text:p>0.078546</text:p>
          </table:table-cell>
          <table:table-cell office:value-type="float" office:value="0.017439" calcext:value-type="float">
            <text:p>0.017439</text:p>
          </table:table-cell>
          <table:table-cell office:value-type="float" office:value="0.01514" calcext:value-type="float">
            <text:p>0.0151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8285" calcext:value-type="float">
            <text:p>0.078285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5175" calcext:value-type="float">
            <text:p>0.01517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8025" calcext:value-type="float">
            <text:p>0.078025</text:p>
          </table:table-cell>
          <table:table-cell office:value-type="float" office:value="0.017208" calcext:value-type="float">
            <text:p>0.017208</text:p>
          </table:table-cell>
          <table:table-cell office:value-type="float" office:value="0.01175" calcext:value-type="float">
            <text:p>0.0117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7766" calcext:value-type="float">
            <text:p>0.077766</text:p>
          </table:table-cell>
          <table:table-cell office:value-type="float" office:value="0.017835" calcext:value-type="float">
            <text:p>0.017835</text:p>
          </table:table-cell>
          <table:table-cell office:value-type="float" office:value="0.015193" calcext:value-type="float">
            <text:p>0.0151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7507" calcext:value-type="float">
            <text:p>0.077507</text:p>
          </table:table-cell>
          <table:table-cell office:value-type="float" office:value="0.017714" calcext:value-type="float">
            <text:p>0.017714</text:p>
          </table:table-cell>
          <table:table-cell office:value-type="float" office:value="0.016959" calcext:value-type="float">
            <text:p>0.01695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7725" calcext:value-type="float">
            <text:p>0.07725</text:p>
          </table:table-cell>
          <table:table-cell office:value-type="float" office:value="0.017372" calcext:value-type="float">
            <text:p>0.017372</text:p>
          </table:table-cell>
          <table:table-cell office:value-type="float" office:value="0.010101" calcext:value-type="float">
            <text:p>0.0101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6993" calcext:value-type="float">
            <text:p>0.076993</text:p>
          </table:table-cell>
          <table:table-cell office:value-type="float" office:value="0.018049" calcext:value-type="float">
            <text:p>0.018049</text:p>
          </table:table-cell>
          <table:table-cell office:value-type="float" office:value="0.015249" calcext:value-type="float">
            <text:p>0.01524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6737" calcext:value-type="float">
            <text:p>0.076737</text:p>
          </table:table-cell>
          <table:table-cell office:value-type="float" office:value="0.017796" calcext:value-type="float">
            <text:p>0.017796</text:p>
          </table:table-cell>
          <table:table-cell office:value-type="float" office:value="0.017016" calcext:value-type="float">
            <text:p>0.01701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76482" calcext:value-type="float">
            <text:p>0.076482</text:p>
          </table:table-cell>
          <table:table-cell office:value-type="float" office:value="0.016971" calcext:value-type="float">
            <text:p>0.016971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6228" calcext:value-type="float">
            <text:p>0.076228</text:p>
          </table:table-cell>
          <table:table-cell office:value-type="float" office:value="0.017414" calcext:value-type="float">
            <text:p>0.017414</text:p>
          </table:table-cell>
          <table:table-cell office:value-type="float" office:value="0.013579" calcext:value-type="float">
            <text:p>0.0135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75975" calcext:value-type="float">
            <text:p>0.075975</text:p>
          </table:table-cell>
          <table:table-cell office:value-type="float" office:value="0.017121" calcext:value-type="float">
            <text:p>0.017121</text:p>
          </table:table-cell>
          <table:table-cell office:value-type="float" office:value="0.018781" calcext:value-type="float">
            <text:p>0.01878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5723" calcext:value-type="float">
            <text:p>0.075723</text:p>
          </table:table-cell>
          <table:table-cell office:value-type="float" office:value="0.016501" calcext:value-type="float">
            <text:p>0.016501</text:p>
          </table:table-cell>
          <table:table-cell office:value-type="float" office:value="0.011952" calcext:value-type="float">
            <text:p>0.01195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.011939" calcext:value-type="float">
            <text:p>0.01193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0.015386" calcext:value-type="float">
            <text:p>0.01538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16822" calcext:value-type="float">
            <text:p>0.016822</text:p>
          </table:table-cell>
          <table:table-cell office:value-type="float" office:value="0.015426" calcext:value-type="float">
            <text:p>0.01542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4721" calcext:value-type="float">
            <text:p>0.074721</text:p>
          </table:table-cell>
          <table:table-cell office:value-type="float" office:value="0.017076" calcext:value-type="float">
            <text:p>0.017076</text:p>
          </table:table-cell>
          <table:table-cell office:value-type="float" office:value="0.012006" calcext:value-type="float">
            <text:p>0.01200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4473" calcext:value-type="float">
            <text:p>0.074473</text:p>
          </table:table-cell>
          <table:table-cell office:value-type="float" office:value="0.017378" calcext:value-type="float">
            <text:p>0.017378</text:p>
          </table:table-cell>
          <table:table-cell office:value-type="float" office:value="0.013724" calcext:value-type="float">
            <text:p>0.01372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4226" calcext:value-type="float">
            <text:p>0.074226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0.012009" calcext:value-type="float">
            <text:p>0.01200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3979" calcext:value-type="float">
            <text:p>0.073979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0.013728" calcext:value-type="float">
            <text:p>0.0137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3733" calcext:value-type="float">
            <text:p>0.073733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0.013743" calcext:value-type="float">
            <text:p>0.01374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3488" calcext:value-type="float">
            <text:p>0.073488</text:p>
          </table:table-cell>
          <table:table-cell office:value-type="float" office:value="0.017085" calcext:value-type="float">
            <text:p>0.017085</text:p>
          </table:table-cell>
          <table:table-cell office:value-type="float" office:value="0.015489" calcext:value-type="float">
            <text:p>0.01548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73244" calcext:value-type="float">
            <text:p>0.073244</text:p>
          </table:table-cell>
          <table:table-cell office:value-type="float" office:value="0.017605" calcext:value-type="float">
            <text:p>0.017605</text:p>
          </table:table-cell>
          <table:table-cell office:value-type="float" office:value="0.010342" calcext:value-type="float">
            <text:p>0.01034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3001" calcext:value-type="float">
            <text:p>0.073001</text:p>
          </table:table-cell>
          <table:table-cell office:value-type="float" office:value="0.017739" calcext:value-type="float">
            <text:p>0.017739</text:p>
          </table:table-cell>
          <table:table-cell office:value-type="float" office:value="0.012036" calcext:value-type="float">
            <text:p>0.01203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2758" calcext:value-type="float">
            <text:p>0.072758</text:p>
          </table:table-cell>
          <table:table-cell office:value-type="float" office:value="0.017857" calcext:value-type="float">
            <text:p>0.017857</text:p>
          </table:table-cell>
          <table:table-cell office:value-type="float" office:value="0.017217" calcext:value-type="float">
            <text:p>0.01721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2517" calcext:value-type="float">
            <text:p>0.072517</text:p>
          </table:table-cell>
          <table:table-cell office:value-type="float" office:value="0.017219" calcext:value-type="float">
            <text:p>0.017219</text:p>
          </table:table-cell>
          <table:table-cell office:value-type="float" office:value="0.012097" calcext:value-type="float">
            <text:p>0.01209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2276" calcext:value-type="float">
            <text:p>0.072276</text:p>
          </table:table-cell>
          <table:table-cell office:value-type="float" office:value="0.018026" calcext:value-type="float">
            <text:p>0.018026</text:p>
          </table:table-cell>
          <table:table-cell office:value-type="float" office:value="0.012088" calcext:value-type="float">
            <text:p>0.01208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2036" calcext:value-type="float">
            <text:p>0.072036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0.01381" calcext:value-type="float">
            <text:p>0.0138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1796" calcext:value-type="float">
            <text:p>0.071796</text:p>
          </table:table-cell>
          <table:table-cell office:value-type="float" office:value="0.017975" calcext:value-type="float">
            <text:p>0.017975</text:p>
          </table:table-cell>
          <table:table-cell office:value-type="float" office:value="0.013829" calcext:value-type="float">
            <text:p>0.01382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1558" calcext:value-type="float">
            <text:p>0.071558</text:p>
          </table:table-cell>
          <table:table-cell office:value-type="float" office:value="0.016832" calcext:value-type="float">
            <text:p>0.016832</text:p>
          </table:table-cell>
          <table:table-cell office:value-type="float" office:value="0.012118" calcext:value-type="float">
            <text:p>0.01211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16721" calcext:value-type="float">
            <text:p>0.016721</text:p>
          </table:table-cell>
          <table:table-cell office:value-type="float" office:value="0.010381" calcext:value-type="float">
            <text:p>0.01038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1083" calcext:value-type="float">
            <text:p>0.071083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0.015538" calcext:value-type="float">
            <text:p>0.0155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70847" calcext:value-type="float">
            <text:p>0.070847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0.012124" calcext:value-type="float">
            <text:p>0.01212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70611" calcext:value-type="float">
            <text:p>0.070611</text:p>
          </table:table-cell>
          <table:table-cell office:value-type="float" office:value="0.015723" calcext:value-type="float">
            <text:p>0.015723</text:p>
          </table:table-cell>
          <table:table-cell office:value-type="float" office:value="0.010389" calcext:value-type="float">
            <text:p>0.01038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0377" calcext:value-type="float">
            <text:p>0.070377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13817" calcext:value-type="float">
            <text:p>0.01381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0143" calcext:value-type="float">
            <text:p>0.070143</text:p>
          </table:table-cell>
          <table:table-cell office:value-type="float" office:value="0.014962" calcext:value-type="float">
            <text:p>0.014962</text:p>
          </table:table-cell>
          <table:table-cell office:value-type="float" office:value="0.015568" calcext:value-type="float">
            <text:p>0.01556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991" calcext:value-type="float">
            <text:p>0.06991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0.010426" calcext:value-type="float">
            <text:p>0.01042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9678" calcext:value-type="float">
            <text:p>0.069678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0.008665" calcext:value-type="float">
            <text:p>0.00866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9446" calcext:value-type="float">
            <text:p>0.069446</text:p>
          </table:table-cell>
          <table:table-cell office:value-type="float" office:value="0.014806" calcext:value-type="float">
            <text:p>0.014806</text:p>
          </table:table-cell>
          <table:table-cell office:value-type="float" office:value="0.017259" calcext:value-type="float">
            <text:p>0.017259</text:p>
          </table:table-cell>
        </table:table-row>
        <table:table-row table:style-name="ro1">
          <table:table-cell office:value-type="float" office:value="-0.288332" calcext:value-type="float">
            <text:p>-0.288332</text:p>
          </table:table-cell>
          <table:table-cell office:value-type="float" office:value="0.069216" calcext:value-type="float">
            <text:p>0.069216</text:p>
          </table:table-cell>
          <table:table-cell office:value-type="float" office:value="0.013922" calcext:value-type="float">
            <text:p>0.013922</text:p>
          </table:table-cell>
          <table:table-cell office:value-type="float" office:value="-0.032836" calcext:value-type="float">
            <text:p>-0.03283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8986" calcext:value-type="float">
            <text:p>0.068986</text:p>
          </table:table-cell>
          <table:table-cell office:value-type="float" office:value="0.014195" calcext:value-type="float">
            <text:p>0.014195</text:p>
          </table:table-cell>
          <table:table-cell office:value-type="float" office:value="0.018379" calcext:value-type="float">
            <text:p>0.01837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8756" calcext:value-type="float">
            <text:p>0.068756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0.021941" calcext:value-type="float">
            <text:p>0.02194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8528" calcext:value-type="float">
            <text:p>0.068528</text:p>
          </table:table-cell>
          <table:table-cell office:value-type="float" office:value="0.018683" calcext:value-type="float">
            <text:p>0.018683</text:p>
          </table:table-cell>
          <table:table-cell office:value-type="float" office:value="0.016906" calcext:value-type="float">
            <text:p>0.01690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24401" calcext:value-type="float">
            <text:p>0.024401</text:p>
          </table:table-cell>
          <table:table-cell office:value-type="float" office:value="0.013523" calcext:value-type="float">
            <text:p>0.01352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8073" calcext:value-type="float">
            <text:p>0.068073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13547" calcext:value-type="float">
            <text:p>0.01354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7847" calcext:value-type="float">
            <text:p>0.067847</text:p>
          </table:table-cell>
          <table:table-cell office:value-type="float" office:value="0.031534" calcext:value-type="float">
            <text:p>0.031534</text:p>
          </table:table-cell>
          <table:table-cell office:value-type="float" office:value="0.020492" calcext:value-type="float">
            <text:p>0.02049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7622" calcext:value-type="float">
            <text:p>0.067622</text:p>
          </table:table-cell>
          <table:table-cell office:value-type="float" office:value="0.030559" calcext:value-type="float">
            <text:p>0.030559</text:p>
          </table:table-cell>
          <table:table-cell office:value-type="float" office:value="0.010242" calcext:value-type="float">
            <text:p>0.01024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67397" calcext:value-type="float">
            <text:p>0.067397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06755" calcext:value-type="float">
            <text:p>0.00675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7173" calcext:value-type="float">
            <text:p>0.067173</text:p>
          </table:table-cell>
          <table:table-cell office:value-type="float" office:value="0.029083" calcext:value-type="float">
            <text:p>0.029083</text:p>
          </table:table-cell>
          <table:table-cell office:value-type="float" office:value="0.008406" calcext:value-type="float">
            <text:p>0.00840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06623" calcext:value-type="float">
            <text:p>0.006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728" calcext:value-type="float">
            <text:p>0.066728</text:p>
          </table:table-cell>
          <table:table-cell office:value-type="float" office:value="0.024004" calcext:value-type="float">
            <text:p>0.024004</text:p>
          </table:table-cell>
          <table:table-cell office:value-type="float" office:value="0.004815" calcext:value-type="float">
            <text:p>0.004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506" calcext:value-type="float">
            <text:p>0.066506</text:p>
          </table:table-cell>
          <table:table-cell office:value-type="float" office:value="0.021666" calcext:value-type="float">
            <text:p>0.021666</text:p>
          </table:table-cell>
          <table:table-cell office:value-type="float" office:value="0.004711" calcext:value-type="float">
            <text:p>0.004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285" calcext:value-type="float">
            <text:p>0.066285</text:p>
          </table:table-cell>
          <table:table-cell office:value-type="float" office:value="0.019491" calcext:value-type="float">
            <text:p>0.019491</text:p>
          </table:table-cell>
          <table:table-cell office:value-type="float" office:value="0.004607" calcext:value-type="float">
            <text:p>0.00460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6065" calcext:value-type="float">
            <text:p>0.066065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09693" calcext:value-type="float">
            <text:p>0.00969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5845" calcext:value-type="float">
            <text:p>0.065845</text:p>
          </table:table-cell>
          <table:table-cell office:value-type="float" office:value="0.013618" calcext:value-type="float">
            <text:p>0.013618</text:p>
          </table:table-cell>
          <table:table-cell office:value-type="float" office:value="0.009669" calcext:value-type="float">
            <text:p>0.009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627" calcext:value-type="float">
            <text:p>0.06562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455" calcext:value-type="float">
            <text:p>0.00445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65409" calcext:value-type="float">
            <text:p>0.065409</text:p>
          </table:table-cell>
          <table:table-cell office:value-type="float" office:value="0.010442" calcext:value-type="float">
            <text:p>0.010442</text:p>
          </table:table-cell>
          <table:table-cell office:value-type="float" office:value="0.006082" calcext:value-type="float">
            <text:p>0.00608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5191" calcext:value-type="float">
            <text:p>0.065191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0.007736" calcext:value-type="float">
            <text:p>0.00773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64975" calcext:value-type="float">
            <text:p>0.064975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005957" calcext:value-type="float">
            <text:p>0.00595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4759" calcext:value-type="float">
            <text:p>0.064759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007612" calcext:value-type="float">
            <text:p>0.00761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4544" calcext:value-type="float">
            <text:p>0.064544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9293" calcext:value-type="float">
            <text:p>0.00929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4329" calcext:value-type="float">
            <text:p>0.064329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07541" calcext:value-type="float">
            <text:p>0.00754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4116" calcext:value-type="float">
            <text:p>0.064116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7493" calcext:value-type="float">
            <text:p>0.00749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63903" calcext:value-type="float">
            <text:p>0.063903</text:p>
          </table:table-cell>
          <table:table-cell office:value-type="float" office:value="-0.000092" calcext:value-type="float">
            <text:p>-0.000092</text:p>
          </table:table-cell>
          <table:table-cell office:value-type="float" office:value="0.007445" calcext:value-type="float">
            <text:p>0.00744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-0.00184" calcext:value-type="float">
            <text:p>-0.00184</text:p>
          </table:table-cell>
          <table:table-cell office:value-type="float" office:value="0.009128" calcext:value-type="float">
            <text:p>0.0091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3479" calcext:value-type="float">
            <text:p>0.063479</text:p>
          </table:table-cell>
          <table:table-cell office:value-type="float" office:value="-0.00357" calcext:value-type="float">
            <text:p>-0.00357</text:p>
          </table:table-cell>
          <table:table-cell office:value-type="float" office:value="0.012567" calcext:value-type="float">
            <text:p>0.01256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63268" calcext:value-type="float">
            <text:p>0.063268</text:p>
          </table:table-cell>
          <table:table-cell office:value-type="float" office:value="-0.00447" calcext:value-type="float">
            <text:p>-0.00447</text:p>
          </table:table-cell>
          <table:table-cell office:value-type="float" office:value="0.010869" calcext:value-type="float">
            <text:p>0.01086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3058" calcext:value-type="float">
            <text:p>0.063058</text:p>
          </table:table-cell>
          <table:table-cell office:value-type="float" office:value="-0.005415" calcext:value-type="float">
            <text:p>-0.005415</text:p>
          </table:table-cell>
          <table:table-cell office:value-type="float" office:value="0.012605" calcext:value-type="float">
            <text:p>0.0126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2848" calcext:value-type="float">
            <text:p>0.062848</text:p>
          </table:table-cell>
          <table:table-cell office:value-type="float" office:value="-0.006966" calcext:value-type="float">
            <text:p>-0.006966</text:p>
          </table:table-cell>
          <table:table-cell office:value-type="float" office:value="0.012638" calcext:value-type="float">
            <text:p>0.01263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2639" calcext:value-type="float">
            <text:p>0.062639</text:p>
          </table:table-cell>
          <table:table-cell office:value-type="float" office:value="-0.007404" calcext:value-type="float">
            <text:p>-0.007404</text:p>
          </table:table-cell>
          <table:table-cell office:value-type="float" office:value="0.012671" calcext:value-type="float">
            <text:p>0.01267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62431" calcext:value-type="float">
            <text:p>0.062431</text:p>
          </table:table-cell>
          <table:table-cell office:value-type="float" office:value="-0.006114" calcext:value-type="float">
            <text:p>-0.006114</text:p>
          </table:table-cell>
          <table:table-cell office:value-type="float" office:value="0.012704" calcext:value-type="float">
            <text:p>0.01270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2224" calcext:value-type="float">
            <text:p>0.062224</text:p>
          </table:table-cell>
          <table:table-cell office:value-type="float" office:value="-0.004493" calcext:value-type="float">
            <text:p>-0.004493</text:p>
          </table:table-cell>
          <table:table-cell office:value-type="float" office:value="0.016197" calcext:value-type="float">
            <text:p>0.01619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2017" calcext:value-type="float">
            <text:p>0.062017</text:p>
          </table:table-cell>
          <table:table-cell office:value-type="float" office:value="-0.00253" calcext:value-type="float">
            <text:p>-0.00253</text:p>
          </table:table-cell>
          <table:table-cell office:value-type="float" office:value="0.019744" calcext:value-type="float">
            <text:p>0.01974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1811" calcext:value-type="float">
            <text:p>0.061811</text:p>
          </table:table-cell>
          <table:table-cell office:value-type="float" office:value="-0.001176" calcext:value-type="float">
            <text:p>-0.001176</text:p>
          </table:table-cell>
          <table:table-cell office:value-type="float" office:value="0.021613" calcext:value-type="float">
            <text:p>0.02161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1606" calcext:value-type="float">
            <text:p>0.06160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18318" calcext:value-type="float">
            <text:p>0.01831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61401" calcext:value-type="float">
            <text:p>0.061401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11512" calcext:value-type="float">
            <text:p>0.01151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1197" calcext:value-type="float">
            <text:p>0.061197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14981" calcext:value-type="float">
            <text:p>0.01498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0994" calcext:value-type="float">
            <text:p>0.060994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20232" calcext:value-type="float">
            <text:p>0.02023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0791" calcext:value-type="float">
            <text:p>0.060791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15183" calcext:value-type="float">
            <text:p>0.01518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60589" calcext:value-type="float">
            <text:p>0.060589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11786" calcext:value-type="float">
            <text:p>0.01178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0388" calcext:value-type="float">
            <text:p>0.060388</text:p>
          </table:table-cell>
          <table:table-cell office:value-type="float" office:value="0.004839" calcext:value-type="float">
            <text:p>0.004839</text:p>
          </table:table-cell>
          <table:table-cell office:value-type="float" office:value="0.018716" calcext:value-type="float">
            <text:p>0.0187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0187" calcext:value-type="float">
            <text:p>0.060187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0.017101" calcext:value-type="float">
            <text:p>0.01710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9987" calcext:value-type="float">
            <text:p>0.059987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0.017191" calcext:value-type="float">
            <text:p>0.01719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9788" calcext:value-type="float">
            <text:p>0.059788</text:p>
          </table:table-cell>
          <table:table-cell office:value-type="float" office:value="0.009831" calcext:value-type="float">
            <text:p>0.009831</text:p>
          </table:table-cell>
          <table:table-cell office:value-type="float" office:value="0.01901" calcext:value-type="float">
            <text:p>0.0190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9589" calcext:value-type="float">
            <text:p>0.059589</text:p>
          </table:table-cell>
          <table:table-cell office:value-type="float" office:value="0.011822" calcext:value-type="float">
            <text:p>0.011822</text:p>
          </table:table-cell>
          <table:table-cell office:value-type="float" office:value="0.017397" calcext:value-type="float">
            <text:p>0.01739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9391" calcext:value-type="float">
            <text:p>0.059391</text:p>
          </table:table-cell>
          <table:table-cell office:value-type="float" office:value="0.013046" calcext:value-type="float">
            <text:p>0.013046</text:p>
          </table:table-cell>
          <table:table-cell office:value-type="float" office:value="0.019217" calcext:value-type="float">
            <text:p>0.01921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9194" calcext:value-type="float">
            <text:p>0.059194</text:p>
          </table:table-cell>
          <table:table-cell office:value-type="float" office:value="0.014317" calcext:value-type="float">
            <text:p>0.014317</text:p>
          </table:table-cell>
          <table:table-cell office:value-type="float" office:value="0.015874" calcext:value-type="float">
            <text:p>0.01587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8997" calcext:value-type="float">
            <text:p>0.058997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7669" calcext:value-type="float">
            <text:p>0.01766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8801" calcext:value-type="float">
            <text:p>0.058801</text:p>
          </table:table-cell>
          <table:table-cell office:value-type="float" office:value="0.016394" calcext:value-type="float">
            <text:p>0.016394</text:p>
          </table:table-cell>
          <table:table-cell office:value-type="float" office:value="0.01776" calcext:value-type="float">
            <text:p>0.0177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8606" calcext:value-type="float">
            <text:p>0.058606</text:p>
          </table:table-cell>
          <table:table-cell office:value-type="float" office:value="0.016888" calcext:value-type="float">
            <text:p>0.016888</text:p>
          </table:table-cell>
          <table:table-cell office:value-type="float" office:value="0.014392" calcext:value-type="float">
            <text:p>0.01439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8411" calcext:value-type="float">
            <text:p>0.058411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.016162" calcext:value-type="float">
            <text:p>0.01616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8217" calcext:value-type="float">
            <text:p>0.058217</text:p>
          </table:table-cell>
          <table:table-cell office:value-type="float" office:value="0.017653" calcext:value-type="float">
            <text:p>0.017653</text:p>
          </table:table-cell>
          <table:table-cell office:value-type="float" office:value="0.016228" calcext:value-type="float">
            <text:p>0.0162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8024" calcext:value-type="float">
            <text:p>0.058024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0.014564" calcext:value-type="float">
            <text:p>0.01456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7831" calcext:value-type="float">
            <text:p>0.057831</text:p>
          </table:table-cell>
          <table:table-cell office:value-type="float" office:value="0.017677" calcext:value-type="float">
            <text:p>0.017677</text:p>
          </table:table-cell>
          <table:table-cell office:value-type="float" office:value="0.014605" calcext:value-type="float">
            <text:p>0.01460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7639" calcext:value-type="float">
            <text:p>0.057639</text:p>
          </table:table-cell>
          <table:table-cell office:value-type="float" office:value="0.017551" calcext:value-type="float">
            <text:p>0.017551</text:p>
          </table:table-cell>
          <table:table-cell office:value-type="float" office:value="0.016375" calcext:value-type="float">
            <text:p>0.01637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7447" calcext:value-type="float">
            <text:p>0.057447</text:p>
          </table:table-cell>
          <table:table-cell office:value-type="float" office:value="0.017477" calcext:value-type="float">
            <text:p>0.017477</text:p>
          </table:table-cell>
          <table:table-cell office:value-type="float" office:value="0.016443" calcext:value-type="float">
            <text:p>0.01644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7257" calcext:value-type="float">
            <text:p>0.057257</text:p>
          </table:table-cell>
          <table:table-cell office:value-type="float" office:value="0.018235" calcext:value-type="float">
            <text:p>0.018235</text:p>
          </table:table-cell>
          <table:table-cell office:value-type="float" office:value="0.01305" calcext:value-type="float">
            <text:p>0.0130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7066" calcext:value-type="float">
            <text:p>0.057066</text:p>
          </table:table-cell>
          <table:table-cell office:value-type="float" office:value="0.018576" calcext:value-type="float">
            <text:p>0.018576</text:p>
          </table:table-cell>
          <table:table-cell office:value-type="float" office:value="0.018256" calcext:value-type="float">
            <text:p>0.01825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877" calcext:value-type="float">
            <text:p>0.056877</text:p>
          </table:table-cell>
          <table:table-cell office:value-type="float" office:value="0.018462" calcext:value-type="float">
            <text:p>0.018462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6688" calcext:value-type="float">
            <text:p>0.056688</text:p>
          </table:table-cell>
          <table:table-cell office:value-type="float" office:value="0.018205" calcext:value-type="float">
            <text:p>0.018205</text:p>
          </table:table-cell>
          <table:table-cell office:value-type="float" office:value="0.013228" calcext:value-type="float">
            <text:p>0.01322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6705" calcext:value-type="float">
            <text:p>0.01670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6312" calcext:value-type="float">
            <text:p>0.056312</text:p>
          </table:table-cell>
          <table:table-cell office:value-type="float" office:value="0.017129" calcext:value-type="float">
            <text:p>0.017129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6125" calcext:value-type="float">
            <text:p>0.056125</text:p>
          </table:table-cell>
          <table:table-cell office:value-type="float" office:value="0.017239" calcext:value-type="float">
            <text:p>0.017239</text:p>
          </table:table-cell>
          <table:table-cell office:value-type="float" office:value="0.013331" calcext:value-type="float">
            <text:p>0.01333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5938" calcext:value-type="float">
            <text:p>0.055938</text:p>
          </table:table-cell>
          <table:table-cell office:value-type="float" office:value="0.016808" calcext:value-type="float">
            <text:p>0.016808</text:p>
          </table:table-cell>
          <table:table-cell office:value-type="float" office:value="0.018538" calcext:value-type="float">
            <text:p>0.0185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5752" calcext:value-type="float">
            <text:p>0.055752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13444" calcext:value-type="float">
            <text:p>0.01344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5567" calcext:value-type="float">
            <text:p>0.055567</text:p>
          </table:table-cell>
          <table:table-cell office:value-type="float" office:value="0.016736" calcext:value-type="float">
            <text:p>0.016736</text:p>
          </table:table-cell>
          <table:table-cell office:value-type="float" office:value="0.013462" calcext:value-type="float">
            <text:p>0.01346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5383" calcext:value-type="float">
            <text:p>0.055383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0.01867" calcext:value-type="float">
            <text:p>0.0186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5199" calcext:value-type="float">
            <text:p>0.055199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.017037" calcext:value-type="float">
            <text:p>0.01703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55015" calcext:value-type="float">
            <text:p>0.055015</text:p>
          </table:table-cell>
          <table:table-cell office:value-type="float" office:value="0.015479" calcext:value-type="float">
            <text:p>0.015479</text:p>
          </table:table-cell>
          <table:table-cell office:value-type="float" office:value="0.011918" calcext:value-type="float">
            <text:p>0.01191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4832" calcext:value-type="float">
            <text:p>0.054832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15371" calcext:value-type="float">
            <text:p>0.01537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0.014604" calcext:value-type="float">
            <text:p>0.014604</text:p>
          </table:table-cell>
          <table:table-cell office:value-type="float" office:value="0.017146" calcext:value-type="float">
            <text:p>0.01714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4469" calcext:value-type="float">
            <text:p>0.054469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758" calcext:value-type="float">
            <text:p>0.01375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4288" calcext:value-type="float">
            <text:p>0.054288</text:p>
          </table:table-cell>
          <table:table-cell office:value-type="float" office:value="0.015092" calcext:value-type="float">
            <text:p>0.015092</text:p>
          </table:table-cell>
          <table:table-cell office:value-type="float" office:value="0.017238" calcext:value-type="float">
            <text:p>0.01723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4107" calcext:value-type="float">
            <text:p>0.054107</text:p>
          </table:table-cell>
          <table:table-cell office:value-type="float" office:value="0.015036" calcext:value-type="float">
            <text:p>0.015036</text:p>
          </table:table-cell>
          <table:table-cell office:value-type="float" office:value="0.01904" calcext:value-type="float">
            <text:p>0.0190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3928" calcext:value-type="float">
            <text:p>0.053928</text:p>
          </table:table-cell>
          <table:table-cell office:value-type="float" office:value="0.015534" calcext:value-type="float">
            <text:p>0.015534</text:p>
          </table:table-cell>
          <table:table-cell office:value-type="float" office:value="0.017409" calcext:value-type="float">
            <text:p>0.01740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3748" calcext:value-type="float">
            <text:p>0.053748</text:p>
          </table:table-cell>
          <table:table-cell office:value-type="float" office:value="0.016294" calcext:value-type="float">
            <text:p>0.016294</text:p>
          </table:table-cell>
          <table:table-cell office:value-type="float" office:value="0.015753" calcext:value-type="float">
            <text:p>0.0157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16413" calcext:value-type="float">
            <text:p>0.016413</text:p>
          </table:table-cell>
          <table:table-cell office:value-type="float" office:value="0.01926" calcext:value-type="float">
            <text:p>0.0192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3392" calcext:value-type="float">
            <text:p>0.053392</text:p>
          </table:table-cell>
          <table:table-cell office:value-type="float" office:value="0.015728" calcext:value-type="float">
            <text:p>0.015728</text:p>
          </table:table-cell>
          <table:table-cell office:value-type="float" office:value="0.017629" calcext:value-type="float">
            <text:p>0.01762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3215" calcext:value-type="float">
            <text:p>0.053215</text:p>
          </table:table-cell>
          <table:table-cell office:value-type="float" office:value="0.016057" calcext:value-type="float">
            <text:p>0.016057</text:p>
          </table:table-cell>
          <table:table-cell office:value-type="float" office:value="0.015973" calcext:value-type="float">
            <text:p>0.01597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16021" calcext:value-type="float">
            <text:p>0.01602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2862" calcext:value-type="float">
            <text:p>0.052862</text:p>
          </table:table-cell>
          <table:table-cell office:value-type="float" office:value="0.016016" calcext:value-type="float">
            <text:p>0.016016</text:p>
          </table:table-cell>
          <table:table-cell office:value-type="float" office:value="0.01607" calcext:value-type="float">
            <text:p>0.0160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686" calcext:value-type="float">
            <text:p>0.052686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17848" calcext:value-type="float">
            <text:p>0.01784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2511" calcext:value-type="float">
            <text:p>0.05251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6193" calcext:value-type="float">
            <text:p>0.01619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15921" calcext:value-type="float">
            <text:p>0.015921</text:p>
          </table:table-cell>
          <table:table-cell office:value-type="float" office:value="0.016242" calcext:value-type="float">
            <text:p>0.0162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163" calcext:value-type="float">
            <text:p>0.052163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8022" calcext:value-type="float">
            <text:p>0.0180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019827" calcext:value-type="float">
            <text:p>0.01982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1817" calcext:value-type="float">
            <text:p>0.051817</text:p>
          </table:table-cell>
          <table:table-cell office:value-type="float" office:value="0.016252" calcext:value-type="float">
            <text:p>0.016252</text:p>
          </table:table-cell>
          <table:table-cell office:value-type="float" office:value="0.01993" calcext:value-type="float">
            <text:p>0.0199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1644" calcext:value-type="float">
            <text:p>0.051644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016572" calcext:value-type="float">
            <text:p>0.01657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0.015712" calcext:value-type="float">
            <text:p>0.015712</text:p>
          </table:table-cell>
          <table:table-cell office:value-type="float" office:value="0.016623" calcext:value-type="float">
            <text:p>0.01662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1302" calcext:value-type="float">
            <text:p>0.051302</text:p>
          </table:table-cell>
          <table:table-cell office:value-type="float" office:value="0.015861" calcext:value-type="float">
            <text:p>0.015861</text:p>
          </table:table-cell>
          <table:table-cell office:value-type="float" office:value="0.020133" calcext:value-type="float">
            <text:p>0.02013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1131" calcext:value-type="float">
            <text:p>0.051131</text:p>
          </table:table-cell>
          <table:table-cell office:value-type="float" office:value="0.015309" calcext:value-type="float">
            <text:p>0.015309</text:p>
          </table:table-cell>
          <table:table-cell office:value-type="float" office:value="0.020237" calcext:value-type="float">
            <text:p>0.02023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15627" calcext:value-type="float">
            <text:p>0.015627</text:p>
          </table:table-cell>
          <table:table-cell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0792" calcext:value-type="float">
            <text:p>0.050792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020392" calcext:value-type="float">
            <text:p>0.02039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0623" calcext:value-type="float">
            <text:p>0.050623</text:p>
          </table:table-cell>
          <table:table-cell office:value-type="float" office:value="0.015546" calcext:value-type="float">
            <text:p>0.015546</text:p>
          </table:table-cell>
          <table:table-cell office:value-type="float" office:value="0.018766" calcext:value-type="float">
            <text:p>0.01876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0455" calcext:value-type="float">
            <text:p>0.05045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7114" calcext:value-type="float">
            <text:p>0.01711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0288" calcext:value-type="float">
            <text:p>0.050288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18897" calcext:value-type="float">
            <text:p>0.0188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0121" calcext:value-type="float">
            <text:p>0.050121</text:p>
          </table:table-cell>
          <table:table-cell office:value-type="float" office:value="0.015673" calcext:value-type="float">
            <text:p>0.015673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9954" calcext:value-type="float">
            <text:p>0.049954</text:p>
          </table:table-cell>
          <table:table-cell office:value-type="float" office:value="0.016064" calcext:value-type="float">
            <text:p>0.016064</text:p>
          </table:table-cell>
          <table:table-cell office:value-type="float" office:value="0.02081" calcext:value-type="float">
            <text:p>0.0208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9788" calcext:value-type="float">
            <text:p>0.049788</text:p>
          </table:table-cell>
          <table:table-cell office:value-type="float" office:value="0.016679" calcext:value-type="float">
            <text:p>0.016679</text:p>
          </table:table-cell>
          <table:table-cell office:value-type="float" office:value="0.020916" calcext:value-type="float">
            <text:p>0.02091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9623" calcext:value-type="float">
            <text:p>0.049623</text:p>
          </table:table-cell>
          <table:table-cell office:value-type="float" office:value="0.017712" calcext:value-type="float">
            <text:p>0.017712</text:p>
          </table:table-cell>
          <table:table-cell office:value-type="float" office:value="0.019292" calcext:value-type="float">
            <text:p>0.0192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9458" calcext:value-type="float">
            <text:p>0.049458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21101" calcext:value-type="float">
            <text:p>0.0211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9294" calcext:value-type="float">
            <text:p>0.049294</text:p>
          </table:table-cell>
          <table:table-cell office:value-type="float" office:value="0.018154" calcext:value-type="float">
            <text:p>0.018154</text:p>
          </table:table-cell>
          <table:table-cell office:value-type="float" office:value="0.019478" calcext:value-type="float">
            <text:p>0.01947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0.018326" calcext:value-type="float">
            <text:p>0.018326</text:p>
          </table:table-cell>
          <table:table-cell office:value-type="float" office:value="0.019558" calcext:value-type="float">
            <text:p>0.01955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8967" calcext:value-type="float">
            <text:p>0.048967</text:p>
          </table:table-cell>
          <table:table-cell office:value-type="float" office:value="0.018873" calcext:value-type="float">
            <text:p>0.018873</text:p>
          </table:table-cell>
          <table:table-cell office:value-type="float" office:value="0.023099" calcext:value-type="float">
            <text:p>0.02309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8804" calcext:value-type="float">
            <text:p>0.048804</text:p>
          </table:table-cell>
          <table:table-cell office:value-type="float" office:value="0.018995" calcext:value-type="float">
            <text:p>0.018995</text:p>
          </table:table-cell>
          <table:table-cell office:value-type="float" office:value="0.019772" calcext:value-type="float">
            <text:p>0.01977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8642" calcext:value-type="float">
            <text:p>0.048642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0.019853" calcext:value-type="float">
            <text:p>0.0198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19514" calcext:value-type="float">
            <text:p>0.019514</text:p>
          </table:table-cell>
          <table:table-cell office:value-type="float" office:value="0.021664" calcext:value-type="float">
            <text:p>0.02166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8319" calcext:value-type="float">
            <text:p>0.048319</text:p>
          </table:table-cell>
          <table:table-cell office:value-type="float" office:value="0.019368" calcext:value-type="float">
            <text:p>0.019368</text:p>
          </table:table-cell>
          <table:table-cell office:value-type="float" office:value="0.020042" calcext:value-type="float">
            <text:p>0.0200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8159" calcext:value-type="float">
            <text:p>0.048159</text:p>
          </table:table-cell>
          <table:table-cell office:value-type="float" office:value="0.019917" calcext:value-type="float">
            <text:p>0.019917</text:p>
          </table:table-cell>
          <table:table-cell office:value-type="float" office:value="0.020124" calcext:value-type="float">
            <text:p>0.02012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7999" calcext:value-type="float">
            <text:p>0.047999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021936" calcext:value-type="float">
            <text:p>0.02193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839" calcext:value-type="float">
            <text:p>0.047839</text:p>
          </table:table-cell>
          <table:table-cell office:value-type="float" office:value="0.019728" calcext:value-type="float">
            <text:p>0.019728</text:p>
          </table:table-cell>
          <table:table-cell office:value-type="float" office:value="0.020314" calcext:value-type="float">
            <text:p>0.02031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20081" calcext:value-type="float">
            <text:p>0.020081</text:p>
          </table:table-cell>
          <table:table-cell office:value-type="float" office:value="0.020397" calcext:value-type="float">
            <text:p>0.0203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0.02221" calcext:value-type="float">
            <text:p>0.0222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364" calcext:value-type="float">
            <text:p>0.047364</text:p>
          </table:table-cell>
          <table:table-cell office:value-type="float" office:value="0.020069" calcext:value-type="float">
            <text:p>0.020069</text:p>
          </table:table-cell>
          <table:table-cell office:value-type="float" office:value="0.020589" calcext:value-type="float">
            <text:p>0.02058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207" calcext:value-type="float">
            <text:p>0.047207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20672" calcext:value-type="float">
            <text:p>0.02067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20388" calcext:value-type="float">
            <text:p>0.020388</text:p>
          </table:table-cell>
          <table:table-cell office:value-type="float" office:value="0.024216" calcext:value-type="float">
            <text:p>0.02421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6893" calcext:value-type="float">
            <text:p>0.046893</text:p>
          </table:table-cell>
          <table:table-cell office:value-type="float" office:value="0.020041" calcext:value-type="float">
            <text:p>0.020041</text:p>
          </table:table-cell>
          <table:table-cell office:value-type="float" office:value="0.020892" calcext:value-type="float">
            <text:p>0.02089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6738" calcext:value-type="float">
            <text:p>0.046738</text:p>
          </table:table-cell>
          <table:table-cell office:value-type="float" office:value="0.020294" calcext:value-type="float">
            <text:p>0.020294</text:p>
          </table:table-cell>
          <table:table-cell office:value-type="float" office:value="0.019246" calcext:value-type="float">
            <text:p>0.01924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6582" calcext:value-type="float">
            <text:p>0.046582</text:p>
          </table:table-cell>
          <table:table-cell office:value-type="float" office:value="0.020073" calcext:value-type="float">
            <text:p>0.020073</text:p>
          </table:table-cell>
          <table:table-cell office:value-type="float" office:value="0.024494" calcext:value-type="float">
            <text:p>0.02449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6428" calcext:value-type="float">
            <text:p>0.046428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022901" calcext:value-type="float">
            <text:p>0.0229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6273" calcext:value-type="float">
            <text:p>0.046273</text:p>
          </table:table-cell>
          <table:table-cell office:value-type="float" office:value="0.020314" calcext:value-type="float">
            <text:p>0.020314</text:p>
          </table:table-cell>
          <table:table-cell office:value-type="float" office:value="0.021282" calcext:value-type="float">
            <text:p>0.02128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020798" calcext:value-type="float">
            <text:p>0.020798</text:p>
          </table:table-cell>
          <table:table-cell office:value-type="float" office:value="0.023097" calcext:value-type="float">
            <text:p>0.0230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5966" calcext:value-type="float">
            <text:p>0.045966</text:p>
          </table:table-cell>
          <table:table-cell office:value-type="float" office:value="0.021015" calcext:value-type="float">
            <text:p>0.021015</text:p>
          </table:table-cell>
          <table:table-cell office:value-type="float" office:value="0.023209" calcext:value-type="float">
            <text:p>0.02320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5814" calcext:value-type="float">
            <text:p>0.045814</text:p>
          </table:table-cell>
          <table:table-cell office:value-type="float" office:value="0.021282" calcext:value-type="float">
            <text:p>0.021282</text:p>
          </table:table-cell>
          <table:table-cell office:value-type="float" office:value="0.021591" calcext:value-type="float">
            <text:p>0.02159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5661" calcext:value-type="float">
            <text:p>0.045661</text:p>
          </table:table-cell>
          <table:table-cell office:value-type="float" office:value="0.021611" calcext:value-type="float">
            <text:p>0.021611</text:p>
          </table:table-cell>
          <table:table-cell office:value-type="float" office:value="0.021676" calcext:value-type="float">
            <text:p>0.02167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2277" calcext:value-type="float">
            <text:p>0.022277</text:p>
          </table:table-cell>
          <table:table-cell office:value-type="float" office:value="0.025222" calcext:value-type="float">
            <text:p>0.02522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5359" calcext:value-type="float">
            <text:p>0.045359</text:p>
          </table:table-cell>
          <table:table-cell office:value-type="float" office:value="0.022687" calcext:value-type="float">
            <text:p>0.022687</text:p>
          </table:table-cell>
          <table:table-cell office:value-type="float" office:value="0.025361" calcext:value-type="float">
            <text:p>0.02536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5208" calcext:value-type="float">
            <text:p>0.045208</text:p>
          </table:table-cell>
          <table:table-cell office:value-type="float" office:value="0.023008" calcext:value-type="float">
            <text:p>0.023008</text:p>
          </table:table-cell>
          <table:table-cell office:value-type="float" office:value="0.02031" calcext:value-type="float">
            <text:p>0.0203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5058" calcext:value-type="float">
            <text:p>0.045058</text:p>
          </table:table-cell>
          <table:table-cell office:value-type="float" office:value="0.023782" calcext:value-type="float">
            <text:p>0.023782</text:p>
          </table:table-cell>
          <table:table-cell office:value-type="float" office:value="0.02556" calcext:value-type="float">
            <text:p>0.0255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0.023763" calcext:value-type="float">
            <text:p>0.023763</text:p>
          </table:table-cell>
          <table:table-cell office:value-type="float" office:value="0.02224" calcext:value-type="float">
            <text:p>0.0222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759" calcext:value-type="float">
            <text:p>0.044759</text:p>
          </table:table-cell>
          <table:table-cell office:value-type="float" office:value="0.023251" calcext:value-type="float">
            <text:p>0.023251</text:p>
          </table:table-cell>
          <table:table-cell office:value-type="float" office:value="0.024057" calcext:value-type="float">
            <text:p>0.02405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61" calcext:value-type="float">
            <text:p>0.04461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2244" calcext:value-type="float">
            <text:p>0.0224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4462" calcext:value-type="float">
            <text:p>0.044462</text:p>
          </table:table-cell>
          <table:table-cell office:value-type="float" office:value="0.021571" calcext:value-type="float">
            <text:p>0.021571</text:p>
          </table:table-cell>
          <table:table-cell office:value-type="float" office:value="0.020798" calcext:value-type="float">
            <text:p>0.02079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314" calcext:value-type="float">
            <text:p>0.044314</text:p>
          </table:table-cell>
          <table:table-cell office:value-type="float" office:value="0.020877" calcext:value-type="float">
            <text:p>0.020877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167" calcext:value-type="float">
            <text:p>0.044167</text:p>
          </table:table-cell>
          <table:table-cell office:value-type="float" office:value="0.020212" calcext:value-type="float">
            <text:p>0.020212</text:p>
          </table:table-cell>
          <table:table-cell office:value-type="float" office:value="0.022704" calcext:value-type="float">
            <text:p>0.02270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20338" calcext:value-type="float">
            <text:p>0.020338</text:p>
          </table:table-cell>
          <table:table-cell office:value-type="float" office:value="0.024522" calcext:value-type="float">
            <text:p>0.0245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3874" calcext:value-type="float">
            <text:p>0.043874</text:p>
          </table:table-cell>
          <table:table-cell office:value-type="float" office:value="0.020006" calcext:value-type="float">
            <text:p>0.020006</text:p>
          </table:table-cell>
          <table:table-cell office:value-type="float" office:value="0.024637" calcext:value-type="float">
            <text:p>0.02463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3728" calcext:value-type="float">
            <text:p>0.043728</text:p>
          </table:table-cell>
          <table:table-cell office:value-type="float" office:value="0.020337" calcext:value-type="float">
            <text:p>0.020337</text:p>
          </table:table-cell>
          <table:table-cell office:value-type="float" office:value="0.021292" calcext:value-type="float">
            <text:p>0.02129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3583" calcext:value-type="float">
            <text:p>0.043583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28275" calcext:value-type="float">
            <text:p>0.02827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3438" calcext:value-type="float">
            <text:p>0.043438</text:p>
          </table:table-cell>
          <table:table-cell office:value-type="float" office:value="0.020944" calcext:value-type="float">
            <text:p>0.020944</text:p>
          </table:table-cell>
          <table:table-cell office:value-type="float" office:value="0.024982" calcext:value-type="float">
            <text:p>0.02498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3294" calcext:value-type="float">
            <text:p>0.043294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26828" calcext:value-type="float">
            <text:p>0.02682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0.022743" calcext:value-type="float">
            <text:p>0.022743</text:p>
          </table:table-cell>
          <table:table-cell office:value-type="float" office:value="0.02697" calcext:value-type="float">
            <text:p>0.026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3007" calcext:value-type="float">
            <text:p>0.043007</text:p>
          </table:table-cell>
          <table:table-cell office:value-type="float" office:value="0.023303" calcext:value-type="float">
            <text:p>0.023303</text:p>
          </table:table-cell>
          <table:table-cell office:value-type="float" office:value="0.025383" calcext:value-type="float">
            <text:p>0.02538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2864" calcext:value-type="float">
            <text:p>0.042864</text:p>
          </table:table-cell>
          <table:table-cell office:value-type="float" office:value="0.023605" calcext:value-type="float">
            <text:p>0.023605</text:p>
          </table:table-cell>
          <table:table-cell office:value-type="float" office:value="0.027229" calcext:value-type="float">
            <text:p>0.02722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2721" calcext:value-type="float">
            <text:p>0.042721</text:p>
          </table:table-cell>
          <table:table-cell office:value-type="float" office:value="0.023743" calcext:value-type="float">
            <text:p>0.023743</text:p>
          </table:table-cell>
          <table:table-cell office:value-type="float" office:value="0.027372" calcext:value-type="float">
            <text:p>0.02737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2579" calcext:value-type="float">
            <text:p>0.042579</text:p>
          </table:table-cell>
          <table:table-cell office:value-type="float" office:value="0.023601" calcext:value-type="float">
            <text:p>0.023601</text:p>
          </table:table-cell>
          <table:table-cell office:value-type="float" office:value="0.024055" calcext:value-type="float">
            <text:p>0.02405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23833" calcext:value-type="float">
            <text:p>0.023833</text:p>
          </table:table-cell>
          <table:table-cell office:value-type="float" office:value="0.025875" calcext:value-type="float">
            <text:p>0.02587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2297" calcext:value-type="float">
            <text:p>0.042297</text:p>
          </table:table-cell>
          <table:table-cell office:value-type="float" office:value="0.023354" calcext:value-type="float">
            <text:p>0.023354</text:p>
          </table:table-cell>
          <table:table-cell office:value-type="float" office:value="0.025993" calcext:value-type="float">
            <text:p>0.0259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2156" calcext:value-type="float">
            <text:p>0.042156</text:p>
          </table:table-cell>
          <table:table-cell office:value-type="float" office:value="0.023256" calcext:value-type="float">
            <text:p>0.023256</text:p>
          </table:table-cell>
          <table:table-cell office:value-type="float" office:value="0.02611" calcext:value-type="float">
            <text:p>0.0261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23708" calcext:value-type="float">
            <text:p>0.023708</text:p>
          </table:table-cell>
          <table:table-cell office:value-type="float" office:value="0.027958" calcext:value-type="float">
            <text:p>0.02795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1877" calcext:value-type="float">
            <text:p>0.041877</text:p>
          </table:table-cell>
          <table:table-cell office:value-type="float" office:value="0.023731" calcext:value-type="float">
            <text:p>0.023731</text:p>
          </table:table-cell>
          <table:table-cell office:value-type="float" office:value="0.026372" calcext:value-type="float">
            <text:p>0.02637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0.024244" calcext:value-type="float">
            <text:p>0.024244</text:p>
          </table:table-cell>
          <table:table-cell office:value-type="float" office:value="0.02822" calcext:value-type="float">
            <text:p>0.0282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599" calcext:value-type="float">
            <text:p>0.041599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28364" calcext:value-type="float">
            <text:p>0.02836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461" calcext:value-type="float">
            <text:p>0.041461</text:p>
          </table:table-cell>
          <table:table-cell office:value-type="float" office:value="0.024708" calcext:value-type="float">
            <text:p>0.024708</text:p>
          </table:table-cell>
          <table:table-cell office:value-type="float" office:value="0.028509" calcext:value-type="float">
            <text:p>0.02850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1323" calcext:value-type="float">
            <text:p>0.04132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924" calcext:value-type="float">
            <text:p>0.02692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186" calcext:value-type="float">
            <text:p>0.041186</text:p>
          </table:table-cell>
          <table:table-cell office:value-type="float" office:value="0.025149" calcext:value-type="float">
            <text:p>0.025149</text:p>
          </table:table-cell>
          <table:table-cell office:value-type="float" office:value="0.028773" calcext:value-type="float">
            <text:p>0.0287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1049" calcext:value-type="float">
            <text:p>0.041049</text:p>
          </table:table-cell>
          <table:table-cell office:value-type="float" office:value="0.024865" calcext:value-type="float">
            <text:p>0.024865</text:p>
          </table:table-cell>
          <table:table-cell office:value-type="float" office:value="0.027188" calcext:value-type="float">
            <text:p>0.02718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913" calcext:value-type="float">
            <text:p>0.040913</text:p>
          </table:table-cell>
          <table:table-cell office:value-type="float" office:value="0.024692" calcext:value-type="float">
            <text:p>0.024692</text:p>
          </table:table-cell>
          <table:table-cell office:value-type="float" office:value="0.029038" calcext:value-type="float">
            <text:p>0.02903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0777" calcext:value-type="float">
            <text:p>0.040777</text:p>
          </table:table-cell>
          <table:table-cell office:value-type="float" office:value="0.024657" calcext:value-type="float">
            <text:p>0.024657</text:p>
          </table:table-cell>
          <table:table-cell office:value-type="float" office:value="0.027454" calcext:value-type="float">
            <text:p>0.02745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641" calcext:value-type="float">
            <text:p>0.040641</text:p>
          </table:table-cell>
          <table:table-cell office:value-type="float" office:value="0.024411" calcext:value-type="float">
            <text:p>0.024411</text:p>
          </table:table-cell>
          <table:table-cell office:value-type="float" office:value="0.029303" calcext:value-type="float">
            <text:p>0.02930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506" calcext:value-type="float">
            <text:p>0.040506</text:p>
          </table:table-cell>
          <table:table-cell office:value-type="float" office:value="0.024298" calcext:value-type="float">
            <text:p>0.024298</text:p>
          </table:table-cell>
          <table:table-cell office:value-type="float" office:value="0.02945" calcext:value-type="float">
            <text:p>0.0294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0372" calcext:value-type="float">
            <text:p>0.040372</text:p>
          </table:table-cell>
          <table:table-cell office:value-type="float" office:value="0.024884" calcext:value-type="float">
            <text:p>0.024884</text:p>
          </table:table-cell>
          <table:table-cell office:value-type="float" office:value="0.027866" calcext:value-type="float">
            <text:p>0.02786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024807" calcext:value-type="float">
            <text:p>0.024807</text:p>
          </table:table-cell>
          <table:table-cell office:value-type="float" office:value="0.029717" calcext:value-type="float">
            <text:p>0.02971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0104" calcext:value-type="float">
            <text:p>0.040104</text:p>
          </table:table-cell>
          <table:table-cell office:value-type="float" office:value="0.025416" calcext:value-type="float">
            <text:p>0.025416</text:p>
          </table:table-cell>
          <table:table-cell office:value-type="float" office:value="0.031593" calcext:value-type="float">
            <text:p>0.0315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9971" calcext:value-type="float">
            <text:p>0.039971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8307" calcext:value-type="float">
            <text:p>0.02830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9838" calcext:value-type="float">
            <text:p>0.039838</text:p>
          </table:table-cell>
          <table:table-cell office:value-type="float" office:value="0.026787" calcext:value-type="float">
            <text:p>0.026787</text:p>
          </table:table-cell>
          <table:table-cell office:value-type="float" office:value="0.033618" calcext:value-type="float">
            <text:p>0.03361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9705" calcext:value-type="float">
            <text:p>0.039705</text:p>
          </table:table-cell>
          <table:table-cell office:value-type="float" office:value="0.027211" calcext:value-type="float">
            <text:p>0.027211</text:p>
          </table:table-cell>
          <table:table-cell office:value-type="float" office:value="0.028628" calcext:value-type="float">
            <text:p>0.02862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9574" calcext:value-type="float">
            <text:p>0.039574</text:p>
          </table:table-cell>
          <table:table-cell office:value-type="float" office:value="0.027998" calcext:value-type="float">
            <text:p>0.027998</text:p>
          </table:table-cell>
          <table:table-cell office:value-type="float" office:value="0.030479" calcext:value-type="float">
            <text:p>0.0304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9442" calcext:value-type="float">
            <text:p>0.039442</text:p>
          </table:table-cell>
          <table:table-cell office:value-type="float" office:value="0.028515" calcext:value-type="float">
            <text:p>0.028515</text:p>
          </table:table-cell>
          <table:table-cell office:value-type="float" office:value="0.030627" calcext:value-type="float">
            <text:p>0.03062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9311" calcext:value-type="float">
            <text:p>0.039311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0.030775" calcext:value-type="float">
            <text:p>0.03077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28887" calcext:value-type="float">
            <text:p>0.028887</text:p>
          </table:table-cell>
          <table:table-cell office:value-type="float" office:value="0.029194" calcext:value-type="float">
            <text:p>0.02919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905" calcext:value-type="float">
            <text:p>0.03905</text:p>
          </table:table-cell>
          <table:table-cell office:value-type="float" office:value="0.029743" calcext:value-type="float">
            <text:p>0.029743</text:p>
          </table:table-cell>
          <table:table-cell office:value-type="float" office:value="0.032776" calcext:value-type="float">
            <text:p>0.03277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8921" calcext:value-type="float">
            <text:p>0.038921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0.031221" calcext:value-type="float">
            <text:p>0.03122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8791" calcext:value-type="float">
            <text:p>0.038791</text:p>
          </table:table-cell>
          <table:table-cell office:value-type="float" office:value="0.031467" calcext:value-type="float">
            <text:p>0.031467</text:p>
          </table:table-cell>
          <table:table-cell office:value-type="float" office:value="0.02964" calcext:value-type="float">
            <text:p>0.0296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8662" calcext:value-type="float">
            <text:p>0.038662</text:p>
          </table:table-cell>
          <table:table-cell office:value-type="float" office:value="0.032373" calcext:value-type="float">
            <text:p>0.032373</text:p>
          </table:table-cell>
          <table:table-cell office:value-type="float" office:value="0.031493" calcext:value-type="float">
            <text:p>0.03149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8534" calcext:value-type="float">
            <text:p>0.038534</text:p>
          </table:table-cell>
          <table:table-cell office:value-type="float" office:value="0.033421" calcext:value-type="float">
            <text:p>0.033421</text:p>
          </table:table-cell>
          <table:table-cell office:value-type="float" office:value="0.035102" calcext:value-type="float">
            <text:p>0.03510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8406" calcext:value-type="float">
            <text:p>0.038406</text:p>
          </table:table-cell>
          <table:table-cell office:value-type="float" office:value="0.033588" calcext:value-type="float">
            <text:p>0.033588</text:p>
          </table:table-cell>
          <table:table-cell office:value-type="float" office:value="0.028384" calcext:value-type="float">
            <text:p>0.02838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8278" calcext:value-type="float">
            <text:p>0.038278</text:p>
          </table:table-cell>
          <table:table-cell office:value-type="float" office:value="0.034534" calcext:value-type="float">
            <text:p>0.034534</text:p>
          </table:table-cell>
          <table:table-cell office:value-type="float" office:value="0.028481" calcext:value-type="float">
            <text:p>0.02848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8151" calcext:value-type="float">
            <text:p>0.038151</text:p>
          </table:table-cell>
          <table:table-cell office:value-type="float" office:value="0.035422" calcext:value-type="float">
            <text:p>0.035422</text:p>
          </table:table-cell>
          <table:table-cell office:value-type="float" office:value="0.032039" calcext:value-type="float">
            <text:p>0.03203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8024" calcext:value-type="float">
            <text:p>0.038024</text:p>
          </table:table-cell>
          <table:table-cell office:value-type="float" office:value="0.036021" calcext:value-type="float">
            <text:p>0.036021</text:p>
          </table:table-cell>
          <table:table-cell office:value-type="float" office:value="0.030459" calcext:value-type="float">
            <text:p>0.03045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0.036226" calcext:value-type="float">
            <text:p>0.036226</text:p>
          </table:table-cell>
          <table:table-cell office:value-type="float" office:value="0.030583" calcext:value-type="float">
            <text:p>0.03058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0.036385" calcext:value-type="float">
            <text:p>0.036385</text:p>
          </table:table-cell>
          <table:table-cell office:value-type="float" office:value="0.032437" calcext:value-type="float">
            <text:p>0.03243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647" calcext:value-type="float">
            <text:p>0.037647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0.027398" calcext:value-type="float">
            <text:p>0.02739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522" calcext:value-type="float">
            <text:p>0.037522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03093" calcext:value-type="float">
            <text:p>0.030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397" calcext:value-type="float">
            <text:p>0.037397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0.031055" calcext:value-type="float">
            <text:p>0.03105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7273" calcext:value-type="float">
            <text:p>0.037273</text:p>
          </table:table-cell>
          <table:table-cell office:value-type="float" office:value="0.036704" calcext:value-type="float">
            <text:p>0.036704</text:p>
          </table:table-cell>
          <table:table-cell office:value-type="float" office:value="0.02945" calcext:value-type="float">
            <text:p>0.0294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149" calcext:value-type="float">
            <text:p>0.037149</text:p>
          </table:table-cell>
          <table:table-cell office:value-type="float" office:value="0.036665" calcext:value-type="float">
            <text:p>0.036665</text:p>
          </table:table-cell>
          <table:table-cell office:value-type="float" office:value="0.027819" calcext:value-type="float">
            <text:p>0.02781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025" calcext:value-type="float">
            <text:p>0.037025</text:p>
          </table:table-cell>
          <table:table-cell office:value-type="float" office:value="0.036726" calcext:value-type="float">
            <text:p>0.036726</text:p>
          </table:table-cell>
          <table:table-cell office:value-type="float" office:value="0.031352" calcext:value-type="float">
            <text:p>0.03135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6902" calcext:value-type="float">
            <text:p>0.036902</text:p>
          </table:table-cell>
          <table:table-cell office:value-type="float" office:value="0.036065" calcext:value-type="float">
            <text:p>0.036065</text:p>
          </table:table-cell>
          <table:table-cell office:value-type="float" office:value="0.029748" calcext:value-type="float">
            <text:p>0.02974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0.036222" calcext:value-type="float">
            <text:p>0.036222</text:p>
          </table:table-cell>
          <table:table-cell office:value-type="float" office:value="0.028118" calcext:value-type="float">
            <text:p>0.02811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6658" calcext:value-type="float">
            <text:p>0.036658</text:p>
          </table:table-cell>
          <table:table-cell office:value-type="float" office:value="0.036779" calcext:value-type="float">
            <text:p>0.036779</text:p>
          </table:table-cell>
          <table:table-cell office:value-type="float" office:value="0.031651" calcext:value-type="float">
            <text:p>0.0316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6536" calcext:value-type="float">
            <text:p>0.036536</text:p>
          </table:table-cell>
          <table:table-cell office:value-type="float" office:value="0.036174" calcext:value-type="float">
            <text:p>0.036174</text:p>
          </table:table-cell>
          <table:table-cell office:value-type="float" office:value="0.030048" calcext:value-type="float">
            <text:p>0.03004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6414" calcext:value-type="float">
            <text:p>0.036414</text:p>
          </table:table-cell>
          <table:table-cell office:value-type="float" office:value="0.036143" calcext:value-type="float">
            <text:p>0.036143</text:p>
          </table:table-cell>
          <table:table-cell office:value-type="float" office:value="0.026688" calcext:value-type="float">
            <text:p>0.02668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6293" calcext:value-type="float">
            <text:p>0.036293</text:p>
          </table:table-cell>
          <table:table-cell office:value-type="float" office:value="0.036686" calcext:value-type="float">
            <text:p>0.036686</text:p>
          </table:table-cell>
          <table:table-cell office:value-type="float" office:value="0.030196" calcext:value-type="float">
            <text:p>0.0301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6173" calcext:value-type="float">
            <text:p>0.036173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32026" calcext:value-type="float">
            <text:p>0.03202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6053" calcext:value-type="float">
            <text:p>0.036053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026963" calcext:value-type="float">
            <text:p>0.02696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5933" calcext:value-type="float">
            <text:p>0.035933</text:p>
          </table:table-cell>
          <table:table-cell office:value-type="float" office:value="0.037073" calcext:value-type="float">
            <text:p>0.037073</text:p>
          </table:table-cell>
          <table:table-cell office:value-type="float" office:value="0.028742" calcext:value-type="float">
            <text:p>0.0287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814" calcext:value-type="float">
            <text:p>0.035814</text:p>
          </table:table-cell>
          <table:table-cell office:value-type="float" office:value="0.037359" calcext:value-type="float">
            <text:p>0.037359</text:p>
          </table:table-cell>
          <table:table-cell office:value-type="float" office:value="0.030547" calcext:value-type="float">
            <text:p>0.03054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5695" calcext:value-type="float">
            <text:p>0.03569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0.028918" calcext:value-type="float">
            <text:p>0.02891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576" calcext:value-type="float">
            <text:p>0.035576</text:p>
          </table:table-cell>
          <table:table-cell office:value-type="float" office:value="0.037946" calcext:value-type="float">
            <text:p>0.037946</text:p>
          </table:table-cell>
          <table:table-cell office:value-type="float" office:value="0.030724" calcext:value-type="float">
            <text:p>0.03072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5458" calcext:value-type="float">
            <text:p>0.03545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0.029095" calcext:value-type="float">
            <text:p>0.02909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038116" calcext:value-type="float">
            <text:p>0.038116</text:p>
          </table:table-cell>
          <table:table-cell office:value-type="float" office:value="0.025711" calcext:value-type="float">
            <text:p>0.02571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5223" calcext:value-type="float">
            <text:p>0.035223</text:p>
          </table:table-cell>
          <table:table-cell office:value-type="float" office:value="0.038884" calcext:value-type="float">
            <text:p>0.038884</text:p>
          </table:table-cell>
          <table:table-cell office:value-type="float" office:value="0.027464" calcext:value-type="float">
            <text:p>0.02746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106" calcext:value-type="float">
            <text:p>0.035106</text:p>
          </table:table-cell>
          <table:table-cell office:value-type="float" office:value="0.038613" calcext:value-type="float">
            <text:p>0.038613</text:p>
          </table:table-cell>
          <table:table-cell office:value-type="float" office:value="0.030974" calcext:value-type="float">
            <text:p>0.03097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4989" calcext:value-type="float">
            <text:p>0.034989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.025887" calcext:value-type="float">
            <text:p>0.02588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4873" calcext:value-type="float">
            <text:p>0.034873</text:p>
          </table:table-cell>
          <table:table-cell office:value-type="float" office:value="0.040806" calcext:value-type="float">
            <text:p>0.040806</text:p>
          </table:table-cell>
          <table:table-cell office:value-type="float" office:value="0.025911" calcext:value-type="float">
            <text:p>0.02591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4757" calcext:value-type="float">
            <text:p>0.034757</text:p>
          </table:table-cell>
          <table:table-cell office:value-type="float" office:value="0.042521" calcext:value-type="float">
            <text:p>0.042521</text:p>
          </table:table-cell>
          <table:table-cell office:value-type="float" office:value="0.027665" calcext:value-type="float">
            <text:p>0.02766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4641" calcext:value-type="float">
            <text:p>0.034641</text:p>
          </table:table-cell>
          <table:table-cell office:value-type="float" office:value="0.043419" calcext:value-type="float">
            <text:p>0.043419</text:p>
          </table:table-cell>
          <table:table-cell office:value-type="float" office:value="0.025986" calcext:value-type="float">
            <text:p>0.02598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4526" calcext:value-type="float">
            <text:p>0.034526</text:p>
          </table:table-cell>
          <table:table-cell office:value-type="float" office:value="0.045047" calcext:value-type="float">
            <text:p>0.045047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4412" calcext:value-type="float">
            <text:p>0.034412</text:p>
          </table:table-cell>
          <table:table-cell office:value-type="float" office:value="0.046514" calcext:value-type="float">
            <text:p>0.046514</text:p>
          </table:table-cell>
          <table:table-cell office:value-type="float" office:value="0.029521" calcext:value-type="float">
            <text:p>0.02952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4297" calcext:value-type="float">
            <text:p>0.034297</text:p>
          </table:table-cell>
          <table:table-cell office:value-type="float" office:value="0.04698" calcext:value-type="float">
            <text:p>0.04698</text:p>
          </table:table-cell>
          <table:table-cell office:value-type="float" office:value="0.024408" calcext:value-type="float">
            <text:p>0.024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183" calcext:value-type="float">
            <text:p>0.034183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0.020947" calcext:value-type="float">
            <text:p>0.02094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48504" calcext:value-type="float">
            <text:p>0.048504</text:p>
          </table:table-cell>
          <table:table-cell office:value-type="float" office:value="0.024354" calcext:value-type="float">
            <text:p>0.02435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0.049066" calcext:value-type="float">
            <text:p>0.049066</text:p>
          </table:table-cell>
          <table:table-cell office:value-type="float" office:value="0.022623" calcext:value-type="float">
            <text:p>0.02262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3844" calcext:value-type="float">
            <text:p>0.033844</text:p>
          </table:table-cell>
          <table:table-cell office:value-type="float" office:value="0.049857" calcext:value-type="float">
            <text:p>0.049857</text:p>
          </table:table-cell>
          <table:table-cell office:value-type="float" office:value="0.022596" calcext:value-type="float">
            <text:p>0.02259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3731" calcext:value-type="float">
            <text:p>0.033731</text:p>
          </table:table-cell>
          <table:table-cell office:value-type="float" office:value="0.050618" calcext:value-type="float">
            <text:p>0.050618</text:p>
          </table:table-cell>
          <table:table-cell office:value-type="float" office:value="0.01911" calcext:value-type="float">
            <text:p>0.01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619" calcext:value-type="float">
            <text:p>0.033619</text:p>
          </table:table-cell>
          <table:table-cell office:value-type="float" office:value="0.050631" calcext:value-type="float">
            <text:p>0.050631</text:p>
          </table:table-cell>
          <table:table-cell office:value-type="float" office:value="0.020761" calcext:value-type="float">
            <text:p>0.02076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3508" calcext:value-type="float">
            <text:p>0.033508</text:p>
          </table:table-cell>
          <table:table-cell office:value-type="float" office:value="0.050578" calcext:value-type="float">
            <text:p>0.050578</text:p>
          </table:table-cell>
          <table:table-cell office:value-type="float" office:value="0.025898" calcext:value-type="float">
            <text:p>0.025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50627" calcext:value-type="float">
            <text:p>0.050627</text:p>
          </table:table-cell>
          <table:table-cell office:value-type="float" office:value="0.020735" calcext:value-type="float">
            <text:p>0.02073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0.050931" calcext:value-type="float">
            <text:p>0.050931</text:p>
          </table:table-cell>
          <table:table-cell office:value-type="float" office:value="0.017222" calcext:value-type="float">
            <text:p>0.01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0.051451" calcext:value-type="float">
            <text:p>0.051451</text:p>
          </table:table-cell>
          <table:table-cell office:value-type="float" office:value="0.020578" calcext:value-type="float">
            <text:p>0.02057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33065" calcext:value-type="float">
            <text:p>0.033065</text:p>
          </table:table-cell>
          <table:table-cell office:value-type="float" office:value="0.051663" calcext:value-type="float">
            <text:p>0.051663</text:p>
          </table:table-cell>
          <table:table-cell office:value-type="float" office:value="0.043016" calcext:value-type="float">
            <text:p>0.04301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2845" calcext:value-type="float">
            <text:p>0.032845</text:p>
          </table:table-cell>
          <table:table-cell office:value-type="float" office:value="0.053456" calcext:value-type="float">
            <text:p>0.053456</text:p>
          </table:table-cell>
          <table:table-cell office:value-type="float" office:value="0.006845" calcext:value-type="float">
            <text:p>0.00684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2736" calcext:value-type="float">
            <text:p>0.032736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0.011774" calcext:value-type="float">
            <text:p>0.01177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2627" calcext:value-type="float">
            <text:p>0.032627</text:p>
          </table:table-cell>
          <table:table-cell office:value-type="float" office:value="0.054226" calcext:value-type="float">
            <text:p>0.054226</text:p>
          </table:table-cell>
          <table:table-cell office:value-type="float" office:value="0.016782" calcext:value-type="float">
            <text:p>0.01678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2519" calcext:value-type="float">
            <text:p>0.032519</text:p>
          </table:table-cell>
          <table:table-cell office:value-type="float" office:value="0.052114" calcext:value-type="float">
            <text:p>0.052114</text:p>
          </table:table-cell>
          <table:table-cell office:value-type="float" office:value="0.014949" calcext:value-type="float">
            <text:p>0.01494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2411" calcext:value-type="float">
            <text:p>0.032411</text:p>
          </table:table-cell>
          <table:table-cell office:value-type="float" office:value="0.049939" calcext:value-type="float">
            <text:p>0.049939</text:p>
          </table:table-cell>
          <table:table-cell office:value-type="float" office:value="0.013089" calcext:value-type="float">
            <text:p>0.01308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2303" calcext:value-type="float">
            <text:p>0.032303</text:p>
          </table:table-cell>
          <table:table-cell office:value-type="float" office:value="0.048581" calcext:value-type="float">
            <text:p>0.048581</text:p>
          </table:table-cell>
          <table:table-cell office:value-type="float" office:value="0.007744" calcext:value-type="float">
            <text:p>0.00774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1097" calcext:value-type="float">
            <text:p>0.0109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12519" calcext:value-type="float">
            <text:p>0.01251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047426" calcext:value-type="float">
            <text:p>0.047426</text:p>
          </table:table-cell>
          <table:table-cell office:value-type="float" office:value="0.007174" calcext:value-type="float">
            <text:p>0.00717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876" calcext:value-type="float">
            <text:p>0.031876</text:p>
          </table:table-cell>
          <table:table-cell office:value-type="float" office:value="0.046351" calcext:value-type="float">
            <text:p>0.046351</text:p>
          </table:table-cell>
          <table:table-cell office:value-type="float" office:value="0.00867" calcext:value-type="float">
            <text:p>0.0086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008463" calcext:value-type="float">
            <text:p>0.00846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665" calcext:value-type="float">
            <text:p>0.031665</text:p>
          </table:table-cell>
          <table:table-cell office:value-type="float" office:value="0.039166" calcext:value-type="float">
            <text:p>0.039166</text:p>
          </table:table-cell>
          <table:table-cell office:value-type="float" office:value="0.006526" calcext:value-type="float">
            <text:p>0.00652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1559" calcext:value-type="float">
            <text:p>0.031559</text:p>
          </table:table-cell>
          <table:table-cell office:value-type="float" office:value="0.032619" calcext:value-type="float">
            <text:p>0.032619</text:p>
          </table:table-cell>
          <table:table-cell office:value-type="float" office:value="0.009753" calcext:value-type="float">
            <text:p>0.00975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1455" calcext:value-type="float">
            <text:p>0.031455</text:p>
          </table:table-cell>
          <table:table-cell office:value-type="float" office:value="0.024586" calcext:value-type="float">
            <text:p>0.024586</text:p>
          </table:table-cell>
          <table:table-cell office:value-type="float" office:value="0.004383" calcext:value-type="float">
            <text:p>0.00438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16871" calcext:value-type="float">
            <text:p>0.016871</text:p>
          </table:table-cell>
          <table:table-cell office:value-type="float" office:value="0.005854" calcext:value-type="float">
            <text:p>0.00585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246" calcext:value-type="float">
            <text:p>0.031246</text:p>
          </table:table-cell>
          <table:table-cell office:value-type="float" office:value="0.009476" calcext:value-type="float">
            <text:p>0.009476</text:p>
          </table:table-cell>
          <table:table-cell office:value-type="float" office:value="0.007352" calcext:value-type="float">
            <text:p>0.00735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142" calcext:value-type="float">
            <text:p>0.031142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7146" calcext:value-type="float">
            <text:p>0.00714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31039" calcext:value-type="float">
            <text:p>0.031039</text:p>
          </table:table-cell>
          <table:table-cell office:value-type="float" office:value="-0.004422" calcext:value-type="float">
            <text:p>-0.004422</text:p>
          </table:table-cell>
          <table:table-cell office:value-type="float" office:value="0.01213" calcext:value-type="float">
            <text:p>0.0121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-0.00985" calcext:value-type="float">
            <text:p>-0.00985</text:p>
          </table:table-cell>
          <table:table-cell office:value-type="float" office:value="0.015463" calcext:value-type="float">
            <text:p>0.01546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833" calcext:value-type="float">
            <text:p>0.030833</text:p>
          </table:table-cell>
          <table:table-cell office:value-type="float" office:value="-0.013704" calcext:value-type="float">
            <text:p>-0.013704</text:p>
          </table:table-cell>
          <table:table-cell office:value-type="float" office:value="0.015388" calcext:value-type="float">
            <text:p>0.015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-0.015565" calcext:value-type="float">
            <text:p>-0.015565</text:p>
          </table:table-cell>
          <table:table-cell office:value-type="float" office:value="0.017044" calcext:value-type="float">
            <text:p>0.01704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0628" calcext:value-type="float">
            <text:p>0.030628</text:p>
          </table:table-cell>
          <table:table-cell office:value-type="float" office:value="-0.015444" calcext:value-type="float">
            <text:p>-0.015444</text:p>
          </table:table-cell>
          <table:table-cell office:value-type="float" office:value="0.022186" calcext:value-type="float">
            <text:p>0.02218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0526" calcext:value-type="float">
            <text:p>0.030526</text:p>
          </table:table-cell>
          <table:table-cell office:value-type="float" office:value="-0.013549" calcext:value-type="float">
            <text:p>-0.013549</text:p>
          </table:table-cell>
          <table:table-cell office:value-type="float" office:value="0.018757" calcext:value-type="float">
            <text:p>0.018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425" calcext:value-type="float">
            <text:p>0.030425</text:p>
          </table:table-cell>
          <table:table-cell office:value-type="float" office:value="-0.010554" calcext:value-type="float">
            <text:p>-0.010554</text:p>
          </table:table-cell>
          <table:table-cell office:value-type="float" office:value="0.017005" calcext:value-type="float">
            <text:p>0.017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324" calcext:value-type="float">
            <text:p>0.030324</text:p>
          </table:table-cell>
          <table:table-cell office:value-type="float" office:value="-0.007126" calcext:value-type="float">
            <text:p>-0.007126</text:p>
          </table:table-cell>
          <table:table-cell office:value-type="float" office:value="0.016958" calcext:value-type="float">
            <text:p>0.016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23" calcext:value-type="float">
            <text:p>0.030223</text:p>
          </table:table-cell>
          <table:table-cell office:value-type="float" office:value="-0.003807" calcext:value-type="float">
            <text:p>-0.003807</text:p>
          </table:table-cell>
          <table:table-cell office:value-type="float" office:value="0.01691" calcext:value-type="float">
            <text:p>0.0169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-0.000859" calcext:value-type="float">
            <text:p>-0.000859</text:p>
          </table:table-cell>
          <table:table-cell office:value-type="float" office:value="0.018593" calcext:value-type="float">
            <text:p>0.01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023" calcext:value-type="float">
            <text:p>0.030023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16842" calcext:value-type="float">
            <text:p>0.01684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923" calcext:value-type="float">
            <text:p>0.029923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18525" calcext:value-type="float">
            <text:p>0.01852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9824" calcext:value-type="float">
            <text:p>0.029824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21965" calcext:value-type="float">
            <text:p>0.02196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0.020267" calcext:value-type="float">
            <text:p>0.02026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9626" calcext:value-type="float">
            <text:p>0.029626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020273" calcext:value-type="float">
            <text:p>0.02027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527" calcext:value-type="float">
            <text:p>0.029527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0.018549" calcext:value-type="float">
            <text:p>0.018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429" calcext:value-type="float">
            <text:p>0.029429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0.016799" calcext:value-type="float">
            <text:p>0.01679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9331" calcext:value-type="float">
            <text:p>0.029331</text:p>
          </table:table-cell>
          <table:table-cell office:value-type="float" office:value="0.010587" calcext:value-type="float">
            <text:p>0.010587</text:p>
          </table:table-cell>
          <table:table-cell office:value-type="float" office:value="0.021943" calcext:value-type="float">
            <text:p>0.02194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9234" calcext:value-type="float">
            <text:p>0.029234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21976" calcext:value-type="float">
            <text:p>0.02197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0.014768" calcext:value-type="float">
            <text:p>0.014768</text:p>
          </table:table-cell>
          <table:table-cell office:value-type="float" office:value="0.018549" calcext:value-type="float">
            <text:p>0.01854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16867" calcext:value-type="float">
            <text:p>0.016867</text:p>
          </table:table-cell>
          <table:table-cell office:value-type="float" office:value="0.02026" calcext:value-type="float">
            <text:p>0.02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944" calcext:value-type="float">
            <text:p>0.028944</text:p>
          </table:table-cell>
          <table:table-cell office:value-type="float" office:value="0.018958" calcext:value-type="float">
            <text:p>0.018958</text:p>
          </table:table-cell>
          <table:table-cell office:value-type="float" office:value="0.016807" calcext:value-type="float">
            <text:p>0.01680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8847" calcext:value-type="float">
            <text:p>0.028847</text:p>
          </table:table-cell>
          <table:table-cell office:value-type="float" office:value="0.020902" calcext:value-type="float">
            <text:p>0.020902</text:p>
          </table:table-cell>
          <table:table-cell office:value-type="float" office:value="0.013302" calcext:value-type="float">
            <text:p>0.013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752" calcext:value-type="float">
            <text:p>0.028752</text:p>
          </table:table-cell>
          <table:table-cell office:value-type="float" office:value="0.022575" calcext:value-type="float">
            <text:p>0.022575</text:p>
          </table:table-cell>
          <table:table-cell office:value-type="float" office:value="0.016664" calcext:value-type="float">
            <text:p>0.016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023966" calcext:value-type="float">
            <text:p>0.023966</text:p>
          </table:table-cell>
          <table:table-cell office:value-type="float" office:value="0.016619" calcext:value-type="float">
            <text:p>0.01661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8561" calcext:value-type="float">
            <text:p>0.028561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14845" calcext:value-type="float">
            <text:p>0.01484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14774" calcext:value-type="float">
            <text:p>0.01477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8371" calcext:value-type="float">
            <text:p>0.028371</text:p>
          </table:table-cell>
          <table:table-cell office:value-type="float" office:value="0.026459" calcext:value-type="float">
            <text:p>0.026459</text:p>
          </table:table-cell>
          <table:table-cell office:value-type="float" office:value="0.011243" calcext:value-type="float">
            <text:p>0.01124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8277" calcext:value-type="float">
            <text:p>0.028277</text:p>
          </table:table-cell>
          <table:table-cell office:value-type="float" office:value="0.027569" calcext:value-type="float">
            <text:p>0.027569</text:p>
          </table:table-cell>
          <table:table-cell office:value-type="float" office:value="0.01112" calcext:value-type="float">
            <text:p>0.0111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012727" calcext:value-type="float">
            <text:p>0.01272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0968" calcext:value-type="float">
            <text:p>0.030968</text:p>
          </table:table-cell>
          <table:table-cell office:value-type="float" office:value="0.012631" calcext:value-type="float">
            <text:p>0.012631</text:p>
          </table:table-cell>
        </table:table-row>
        <table:table-row table:style-name="ro1">
          <table:table-cell office:value-type="float" office:value="-0.340756" calcext:value-type="float">
            <text:p>-0.340756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0.033146" calcext:value-type="float">
            <text:p>0.033146</text:p>
          </table:table-cell>
          <table:table-cell office:value-type="float" office:value="-0.028985" calcext:value-type="float">
            <text:p>-0.028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35694" calcext:value-type="float">
            <text:p>0.035694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0.03831" calcext:value-type="float">
            <text:p>0.03831</text:p>
          </table:table-cell>
          <table:table-cell office:value-type="float" office:value="0.022146" calcext:value-type="float">
            <text:p>0.02214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7718" calcext:value-type="float">
            <text:p>0.027718</text:p>
          </table:table-cell>
          <table:table-cell office:value-type="float" office:value="0.042294" calcext:value-type="float">
            <text:p>0.042294</text:p>
          </table:table-cell>
          <table:table-cell office:value-type="float" office:value="0.013557" calcext:value-type="float">
            <text:p>0.01355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045868" calcext:value-type="float">
            <text:p>0.045868</text:p>
          </table:table-cell>
          <table:table-cell office:value-type="float" office:value="0.003108" calcext:value-type="float">
            <text:p>0.00310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0.048325" calcext:value-type="float">
            <text:p>0.048325</text:p>
          </table:table-cell>
          <table:table-cell office:value-type="float" office:value="-0.000579" calcext:value-type="float">
            <text:p>-0.000579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27443" calcext:value-type="float">
            <text:p>0.027443</text:p>
          </table:table-cell>
          <table:table-cell office:value-type="float" office:value="0.052125" calcext:value-type="float">
            <text:p>0.052125</text:p>
          </table:table-cell>
          <table:table-cell office:value-type="float" office:value="-0.002588" calcext:value-type="float">
            <text:p>-0.00258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56228" calcext:value-type="float">
            <text:p>0.056228</text:p>
          </table:table-cell>
          <table:table-cell office:value-type="float" office:value="-0.001163" calcext:value-type="float">
            <text:p>-0.001163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27261" calcext:value-type="float">
            <text:p>0.027261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-0.006631" calcext:value-type="float">
            <text:p>-0.006631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64915" calcext:value-type="float">
            <text:p>0.064915</text:p>
          </table:table-cell>
          <table:table-cell office:value-type="float" office:value="-0.005258" calcext:value-type="float">
            <text:p>-0.005258</text:p>
          </table:table-cell>
        </table:table-row>
        <table:table-row table:style-name="ro1">
          <table:table-cell office:value-type="float" office:value="-0.209696" calcext:value-type="float">
            <text:p>-0.209696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69188" calcext:value-type="float">
            <text:p>0.069188</text:p>
          </table:table-cell>
          <table:table-cell office:value-type="float" office:value="-0.014239" calcext:value-type="float">
            <text:p>-0.014239</text:p>
          </table:table-cell>
        </table:table-row>
        <table:table-row table:style-name="ro1">
          <table:table-cell office:value-type="float" office:value="-0.235908" calcext:value-type="float">
            <text:p>-0.235908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73507" calcext:value-type="float">
            <text:p>0.073507</text:p>
          </table:table-cell>
          <table:table-cell office:value-type="float" office:value="-0.018161" calcext:value-type="float">
            <text:p>-0.018161</text:p>
          </table:table-cell>
        </table:table-row>
        <table:table-row table:style-name="ro1">
          <table:table-cell office:value-type="float" office:value="-0.249014" calcext:value-type="float">
            <text:p>-0.24901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77701" calcext:value-type="float">
            <text:p>0.077701</text:p>
          </table:table-cell>
          <table:table-cell office:value-type="float" office:value="-0.020405" calcext:value-type="float">
            <text:p>-0.020405</text:p>
          </table:table-cell>
        </table:table-row>
        <table:table-row table:style-name="ro1">
          <table:table-cell office:value-type="float" office:value="-0.26212" calcext:value-type="float">
            <text:p>-0.26212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81834" calcext:value-type="float">
            <text:p>0.081834</text:p>
          </table:table-cell>
          <table:table-cell office:value-type="float" office:value="-0.022675" calcext:value-type="float">
            <text:p>-0.022675</text:p>
          </table:table-cell>
        </table:table-row>
        <table:table-row table:style-name="ro1">
          <table:table-cell office:value-type="float" office:value="-0.301438" calcext:value-type="float">
            <text:p>-0.301438</text:p>
          </table:table-cell>
          <table:table-cell office:value-type="float" office:value="0.026722" calcext:value-type="float">
            <text:p>0.026722</text:p>
          </table:table-cell>
          <table:table-cell office:value-type="float" office:value="0.086058" calcext:value-type="float">
            <text:p>0.086058</text:p>
          </table:table-cell>
          <table:table-cell office:value-type="float" office:value="-0.028431" calcext:value-type="float">
            <text:p>-0.028431</text:p>
          </table:table-cell>
        </table:table-row>
        <table:table-row table:style-name="ro1">
          <table:table-cell office:value-type="float" office:value="-0.340756" calcext:value-type="float">
            <text:p>-0.340756</text:p>
          </table:table-cell>
          <table:table-cell office:value-type="float" office:value="0.026633" calcext:value-type="float">
            <text:p>0.026633</text:p>
          </table:table-cell>
          <table:table-cell office:value-type="float" office:value="0.089961" calcext:value-type="float">
            <text:p>0.089961</text:p>
          </table:table-cell>
          <table:table-cell office:value-type="float" office:value="-0.034265" calcext:value-type="float">
            <text:p>-0.034265</text:p>
          </table:table-cell>
        </table:table-row>
        <table:table-row table:style-name="ro1">
          <table:table-cell office:value-type="float" office:value="-0.366968" calcext:value-type="float">
            <text:p>-0.366968</text:p>
          </table:table-cell>
          <table:table-cell office:value-type="float" office:value="0.026545" calcext:value-type="float">
            <text:p>0.026545</text:p>
          </table:table-cell>
          <table:table-cell office:value-type="float" office:value="0.093588" calcext:value-type="float">
            <text:p>0.093588</text:p>
          </table:table-cell>
          <table:table-cell office:value-type="float" office:value="-0.038448" calcext:value-type="float">
            <text:p>-0.038448</text:p>
          </table:table-cell>
        </table:table-row>
        <table:table-row table:style-name="ro1">
          <table:table-cell office:value-type="float" office:value="-0.380074" calcext:value-type="float">
            <text:p>-0.380074</text:p>
          </table:table-cell>
          <table:table-cell office:value-type="float" office:value="0.026456" calcext:value-type="float">
            <text:p>0.026456</text:p>
          </table:table-cell>
          <table:table-cell office:value-type="float" office:value="0.096466" calcext:value-type="float">
            <text:p>0.096466</text:p>
          </table:table-cell>
          <table:table-cell office:value-type="float" office:value="-0.040954" calcext:value-type="float">
            <text:p>-0.040954</text:p>
          </table:table-cell>
        </table:table-row>
        <table:table-row table:style-name="ro1">
          <table:table-cell office:value-type="float" office:value="-0.406286" calcext:value-type="float">
            <text:p>-0.406286</text:p>
          </table:table-cell>
          <table:table-cell office:value-type="float" office:value="0.026369" calcext:value-type="float">
            <text:p>0.026369</text:p>
          </table:table-cell>
          <table:table-cell office:value-type="float" office:value="0.099397" calcext:value-type="float">
            <text:p>0.099397</text:p>
          </table:table-cell>
          <table:table-cell office:value-type="float" office:value="-0.045215" calcext:value-type="float">
            <text:p>-0.045215</text:p>
          </table:table-cell>
        </table:table-row>
        <table:table-row table:style-name="ro1">
          <table:table-cell office:value-type="float" office:value="-0.445604" calcext:value-type="float">
            <text:p>-0.445604</text:p>
          </table:table-cell>
          <table:table-cell office:value-type="float" office:value="0.026281" calcext:value-type="float">
            <text:p>0.026281</text:p>
          </table:table-cell>
          <table:table-cell office:value-type="float" office:value="0.102453" calcext:value-type="float">
            <text:p>0.102453</text:p>
          </table:table-cell>
          <table:table-cell office:value-type="float" office:value="-0.051259" calcext:value-type="float">
            <text:p>-0.051259</text:p>
          </table:table-cell>
        </table:table-row>
        <table:table-row table:style-name="ro1">
          <table:table-cell office:value-type="float" office:value="-0.484922" calcext:value-type="float">
            <text:p>-0.484922</text:p>
          </table:table-cell>
          <table:table-cell office:value-type="float" office:value="0.026194" calcext:value-type="float">
            <text:p>0.026194</text:p>
          </table:table-cell>
          <table:table-cell office:value-type="float" office:value="0.105302" calcext:value-type="float">
            <text:p>0.105302</text:p>
          </table:table-cell>
          <table:table-cell office:value-type="float" office:value="-0.057381" calcext:value-type="float">
            <text:p>-0.057381</text:p>
          </table:table-cell>
        </table:table-row>
        <table:table-row table:style-name="ro1">
          <table:table-cell office:value-type="float" office:value="-0.511134" calcext:value-type="float">
            <text:p>-0.511134</text:p>
          </table:table-cell>
          <table:table-cell office:value-type="float" office:value="0.026107" calcext:value-type="float">
            <text:p>0.026107</text:p>
          </table:table-cell>
          <table:table-cell office:value-type="float" office:value="0.108649" calcext:value-type="float">
            <text:p>0.108649</text:p>
          </table:table-cell>
          <table:table-cell office:value-type="float" office:value="-0.061852" calcext:value-type="float">
            <text:p>-0.061852</text:p>
          </table:table-cell>
        </table:table-row>
        <table:table-row table:style-name="ro1">
          <table:table-cell office:value-type="float" office:value="-0.550452" calcext:value-type="float">
            <text:p>-0.550452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11219" calcext:value-type="float">
            <text:p>0.11219</text:p>
          </table:table-cell>
          <table:table-cell office:value-type="float" office:value="-0.068105" calcext:value-type="float">
            <text:p>-0.068105</text:p>
          </table:table-cell>
        </table:table-row>
        <table:table-row table:style-name="ro1">
          <table:table-cell office:value-type="float" office:value="-0.615982" calcext:value-type="float">
            <text:p>-0.615982</text:p>
          </table:table-cell>
          <table:table-cell office:value-type="float" office:value="0.025933" calcext:value-type="float">
            <text:p>0.025933</text:p>
          </table:table-cell>
          <table:table-cell office:value-type="float" office:value="0.115211" calcext:value-type="float">
            <text:p>0.115211</text:p>
          </table:table-cell>
          <table:table-cell office:value-type="float" office:value="-0.077896" calcext:value-type="float">
            <text:p>-0.077896</text:p>
          </table:table-cell>
        </table:table-row>
        <table:table-row table:style-name="ro1">
          <table:table-cell office:value-type="float" office:value="-0.668406" calcext:value-type="float">
            <text:p>-0.668406</text:p>
          </table:table-cell>
          <table:table-cell office:value-type="float" office:value="0.025847" calcext:value-type="float">
            <text:p>0.025847</text:p>
          </table:table-cell>
          <table:table-cell office:value-type="float" office:value="0.118106" calcext:value-type="float">
            <text:p>0.118106</text:p>
          </table:table-cell>
          <table:table-cell office:value-type="float" office:value="-0.086089" calcext:value-type="float">
            <text:p>-0.086089</text:p>
          </table:table-cell>
        </table:table-row>
        <table:table-row table:style-name="ro1">
          <table:table-cell office:value-type="float" office:value="-0.694618" calcext:value-type="float">
            <text:p>-0.694618</text:p>
          </table:table-cell>
          <table:table-cell office:value-type="float" office:value="0.025761" calcext:value-type="float">
            <text:p>0.025761</text:p>
          </table:table-cell>
          <table:table-cell office:value-type="float" office:value="0.12064" calcext:value-type="float">
            <text:p>0.12064</text:p>
          </table:table-cell>
          <table:table-cell office:value-type="float" office:value="-0.090926" calcext:value-type="float">
            <text:p>-0.090926</text:p>
          </table:table-cell>
        </table:table-row>
        <table:table-row table:style-name="ro1">
          <table:table-cell office:value-type="float" office:value="-0.72083" calcext:value-type="float">
            <text:p>-0.72083</text:p>
          </table:table-cell>
          <table:table-cell office:value-type="float" office:value="0.025676" calcext:value-type="float">
            <text:p>0.025676</text:p>
          </table:table-cell>
          <table:table-cell office:value-type="float" office:value="0.122447" calcext:value-type="float">
            <text:p>0.122447</text:p>
          </table:table-cell>
          <table:table-cell office:value-type="float" office:value="-0.095815" calcext:value-type="float">
            <text:p>-0.095815</text:p>
          </table:table-cell>
        </table:table-row>
        <table:table-row table:style-name="ro1">
          <table:table-cell office:value-type="float" office:value="-0.78636" calcext:value-type="float">
            <text:p>-0.78636</text:p>
          </table:table-cell>
          <table:table-cell office:value-type="float" office:value="0.025591" calcext:value-type="float">
            <text:p>0.025591</text:p>
          </table:table-cell>
          <table:table-cell office:value-type="float" office:value="0.123315" calcext:value-type="float">
            <text:p>0.123315</text:p>
          </table:table-cell>
          <table:table-cell office:value-type="float" office:value="-0.105947" calcext:value-type="float">
            <text:p>-0.105947</text:p>
          </table:table-cell>
        </table:table-row>
        <table:table-row table:style-name="ro1">
          <table:table-cell office:value-type="float" office:value="-0.825678" calcext:value-type="float">
            <text:p>-0.825678</text:p>
          </table:table-cell>
          <table:table-cell office:value-type="float" office:value="0.025506" calcext:value-type="float">
            <text:p>0.025506</text:p>
          </table:table-cell>
          <table:table-cell office:value-type="float" office:value="0.124295" calcext:value-type="float">
            <text:p>0.124295</text:p>
          </table:table-cell>
          <table:table-cell office:value-type="float" office:value="-0.11275" calcext:value-type="float">
            <text:p>-0.11275</text:p>
          </table:table-cell>
        </table:table-row>
        <table:table-row table:style-name="ro1">
          <table:table-cell office:value-type="float" office:value="-0.878102" calcext:value-type="float">
            <text:p>-0.878102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125928" calcext:value-type="float">
            <text:p>0.125928</text:p>
          </table:table-cell>
          <table:table-cell office:value-type="float" office:value="-0.121361" calcext:value-type="float">
            <text:p>-0.121361</text:p>
          </table:table-cell>
        </table:table-row>
        <table:table-row table:style-name="ro1">
          <table:table-cell office:value-type="float" office:value="-0.943632" calcext:value-type="float">
            <text:p>-0.943632</text:p>
          </table:table-cell>
          <table:table-cell office:value-type="float" office:value="0.025336" calcext:value-type="float">
            <text:p>0.025336</text:p>
          </table:table-cell>
          <table:table-cell office:value-type="float" office:value="0.127874" calcext:value-type="float">
            <text:p>0.127874</text:p>
          </table:table-cell>
          <table:table-cell office:value-type="float" office:value="-0.131807" calcext:value-type="float">
            <text:p>-0.131807</text:p>
          </table:table-cell>
        </table:table-row>
        <table:table-row table:style-name="ro1">
          <table:table-cell office:value-type="float" office:value="-0.969844" calcext:value-type="float">
            <text:p>-0.969844</text:p>
          </table:table-cell>
          <table:table-cell office:value-type="float" office:value="0.025252" calcext:value-type="float">
            <text:p>0.025252</text:p>
          </table:table-cell>
          <table:table-cell office:value-type="float" office:value="0.129786" calcext:value-type="float">
            <text:p>0.129786</text:p>
          </table:table-cell>
          <table:table-cell office:value-type="float" office:value="-0.137194" calcext:value-type="float">
            <text:p>-0.137194</text:p>
          </table:table-cell>
        </table:table-row>
        <table:table-row table:style-name="ro1">
          <table:table-cell office:value-type="float" office:value="-1.009162" calcext:value-type="float">
            <text:p>-1.009162</text:p>
          </table:table-cell>
          <table:table-cell office:value-type="float" office:value="0.025168" calcext:value-type="float">
            <text:p>0.025168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144363" calcext:value-type="float">
            <text:p>-0.144363</text:p>
          </table:table-cell>
        </table:table-row>
        <table:table-row table:style-name="ro1">
          <table:table-cell office:value-type="float" office:value="-1.061586" calcext:value-type="float">
            <text:p>-1.061586</text:p>
          </table:table-cell>
          <table:table-cell office:value-type="float" office:value="0.025085" calcext:value-type="float">
            <text:p>0.025085</text:p>
          </table:table-cell>
          <table:table-cell office:value-type="float" office:value="0.133862" calcext:value-type="float">
            <text:p>0.133862</text:p>
          </table:table-cell>
          <table:table-cell office:value-type="float" office:value="-0.15334" calcext:value-type="float">
            <text:p>-0.15334</text:p>
          </table:table-cell>
        </table:table-row>
        <table:table-row table:style-name="ro1">
          <table:table-cell office:value-type="float" office:value="-1.100904" calcext:value-type="float">
            <text:p>-1.100904</text:p>
          </table:table-cell>
          <table:table-cell office:value-type="float" office:value="0.025001" calcext:value-type="float">
            <text:p>0.025001</text:p>
          </table:table-cell>
          <table:table-cell office:value-type="float" office:value="0.136938" calcext:value-type="float">
            <text:p>0.136938</text:p>
          </table:table-cell>
          <table:table-cell office:value-type="float" office:value="-0.160693" calcext:value-type="float">
            <text:p>-0.160693</text:p>
          </table:table-cell>
        </table:table-row>
        <table:table-row table:style-name="ro1">
          <table:table-cell office:value-type="float" office:value="-1.140222" calcext:value-type="float">
            <text:p>-1.140222</text:p>
          </table:table-cell>
          <table:table-cell office:value-type="float" office:value="0.024918" calcext:value-type="float">
            <text:p>0.024918</text:p>
          </table:table-cell>
          <table:table-cell office:value-type="float" office:value="0.140199" calcext:value-type="float">
            <text:p>0.140199</text:p>
          </table:table-cell>
          <table:table-cell office:value-type="float" office:value="-0.168123" calcext:value-type="float">
            <text:p>-0.168123</text:p>
          </table:table-cell>
        </table:table-row>
        <table:table-row table:style-name="ro1">
          <table:table-cell office:value-type="float" office:value="-1.17954" calcext:value-type="float">
            <text:p>-1.17954</text:p>
          </table:table-cell>
          <table:table-cell office:value-type="float" office:value="0.024835" calcext:value-type="float">
            <text:p>0.024835</text:p>
          </table:table-cell>
          <table:table-cell office:value-type="float" office:value="0.144125" calcext:value-type="float">
            <text:p>0.144125</text:p>
          </table:table-cell>
          <table:table-cell office:value-type="float" office:value="-0.175633" calcext:value-type="float">
            <text:p>-0.175633</text:p>
          </table:table-cell>
        </table:table-row>
        <table:table-row table:style-name="ro1">
          <table:table-cell office:value-type="float" office:value="-1.218858" calcext:value-type="float">
            <text:p>-1.218858</text:p>
          </table:table-cell>
          <table:table-cell office:value-type="float" office:value="0.024753" calcext:value-type="float">
            <text:p>0.024753</text:p>
          </table:table-cell>
          <table:table-cell office:value-type="float" office:value="0.148561" calcext:value-type="float">
            <text:p>0.148561</text:p>
          </table:table-cell>
          <table:table-cell office:value-type="float" office:value="-0.183221" calcext:value-type="float">
            <text:p>-0.183221</text:p>
          </table:table-cell>
        </table:table-row>
        <table:table-row table:style-name="ro1">
          <table:table-cell office:value-type="float" office:value="-1.231964" calcext:value-type="float">
            <text:p>-1.231964</text:p>
          </table:table-cell>
          <table:table-cell office:value-type="float" office:value="0.024671" calcext:value-type="float">
            <text:p>0.024671</text:p>
          </table:table-cell>
          <table:table-cell office:value-type="float" office:value="0.153137" calcext:value-type="float">
            <text:p>0.153137</text:p>
          </table:table-cell>
          <table:table-cell office:value-type="float" office:value="-0.187427" calcext:value-type="float">
            <text:p>-0.187427</text:p>
          </table:table-cell>
        </table:table-row>
        <table:table-row table:style-name="ro1">
          <table:table-cell office:value-type="float" office:value="-1.297494" calcext:value-type="float">
            <text:p>-1.297494</text:p>
          </table:table-cell>
          <table:table-cell office:value-type="float" office:value="0.024589" calcext:value-type="float">
            <text:p>0.024589</text:p>
          </table:table-cell>
          <table:table-cell office:value-type="float" office:value="0.157743" calcext:value-type="float">
            <text:p>0.157743</text:p>
          </table:table-cell>
          <table:table-cell office:value-type="float" office:value="-0.198579" calcext:value-type="float">
            <text:p>-0.198579</text:p>
          </table:table-cell>
        </table:table-row>
        <table:table-row table:style-name="ro1">
          <table:table-cell office:value-type="float" office:value="-1.323706" calcext:value-type="float">
            <text:p>-1.323706</text:p>
          </table:table-cell>
          <table:table-cell office:value-type="float" office:value="0.024507" calcext:value-type="float">
            <text:p>0.024507</text:p>
          </table:table-cell>
          <table:table-cell office:value-type="float" office:value="0.162048" calcext:value-type="float">
            <text:p>0.162048</text:p>
          </table:table-cell>
          <table:table-cell office:value-type="float" office:value="-0.204673" calcext:value-type="float">
            <text:p>-0.204673</text:p>
          </table:table-cell>
        </table:table-row>
        <table:table-row table:style-name="ro1">
          <table:table-cell office:value-type="float" office:value="-1.363024" calcext:value-type="float">
            <text:p>-1.363024</text:p>
          </table:table-cell>
          <table:table-cell office:value-type="float" office:value="0.024426" calcext:value-type="float">
            <text:p>0.024426</text:p>
          </table:table-cell>
          <table:table-cell office:value-type="float" office:value="0.166632" calcext:value-type="float">
            <text:p>0.166632</text:p>
          </table:table-cell>
          <table:table-cell office:value-type="float" office:value="-0.212548" calcext:value-type="float">
            <text:p>-0.212548</text:p>
          </table:table-cell>
        </table:table-row>
        <table:table-row table:style-name="ro1">
          <table:table-cell office:value-type="float" office:value="-1.415448" calcext:value-type="float">
            <text:p>-1.415448</text:p>
          </table:table-cell>
          <table:table-cell office:value-type="float" office:value="0.024344" calcext:value-type="float">
            <text:p>0.024344</text:p>
          </table:table-cell>
          <table:table-cell office:value-type="float" office:value="0.171099" calcext:value-type="float">
            <text:p>0.171099</text:p>
          </table:table-cell>
          <table:table-cell office:value-type="float" office:value="-0.222232" calcext:value-type="float">
            <text:p>-0.222232</text:p>
          </table:table-cell>
        </table:table-row>
        <table:table-row table:style-name="ro1">
          <table:table-cell office:value-type="float" office:value="-1.415448" calcext:value-type="float">
            <text:p>-1.415448</text:p>
          </table:table-cell>
          <table:table-cell office:value-type="float" office:value="0.024264" calcext:value-type="float">
            <text:p>0.024264</text:p>
          </table:table-cell>
          <table:table-cell office:value-type="float" office:value="0.175597" calcext:value-type="float">
            <text:p>0.175597</text:p>
          </table:table-cell>
          <table:table-cell office:value-type="float" office:value="-0.225101" calcext:value-type="float">
            <text:p>-0.225101</text:p>
          </table:table-cell>
        </table:table-row>
        <table:table-row table:style-name="ro1">
          <table:table-cell office:value-type="float" office:value="-1.480978" calcext:value-type="float">
            <text:p>-1.480978</text:p>
          </table:table-cell>
          <table:table-cell office:value-type="float" office:value="0.024183" calcext:value-type="float">
            <text:p>0.024183</text:p>
          </table:table-cell>
          <table:table-cell office:value-type="float" office:value="0.180013" calcext:value-type="float">
            <text:p>0.180013</text:p>
          </table:table-cell>
          <table:table-cell office:value-type="float" office:value="-0.23662" calcext:value-type="float">
            <text:p>-0.23662</text:p>
          </table:table-cell>
        </table:table-row>
        <table:table-row table:style-name="ro1">
          <table:table-cell office:value-type="float" office:value="-1.467872" calcext:value-type="float">
            <text:p>-1.467872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0.183646" calcext:value-type="float">
            <text:p>0.183646</text:p>
          </table:table-cell>
          <table:table-cell office:value-type="float" office:value="-0.23789" calcext:value-type="float">
            <text:p>-0.23789</text:p>
          </table:table-cell>
        </table:table-row>
        <table:table-row table:style-name="ro1">
          <table:table-cell office:value-type="float" office:value="-1.585826" calcext:value-type="float">
            <text:p>-1.585826</text:p>
          </table:table-cell>
          <table:table-cell office:value-type="float" office:value="0.024023" calcext:value-type="float">
            <text:p>0.024023</text:p>
          </table:table-cell>
          <table:table-cell office:value-type="float" office:value="0.186745" calcext:value-type="float">
            <text:p>0.186745</text:p>
          </table:table-cell>
          <table:table-cell office:value-type="float" office:value="-0.256433" calcext:value-type="float">
            <text:p>-0.256433</text:p>
          </table:table-cell>
        </table:table-row>
        <table:table-row table:style-name="ro1">
          <table:table-cell office:value-type="float" office:value="-1.520296" calcext:value-type="float">
            <text:p>-1.520296</text:p>
          </table:table-cell>
          <table:table-cell office:value-type="float" office:value="0.023943" calcext:value-type="float">
            <text:p>0.023943</text:p>
          </table:table-cell>
          <table:table-cell office:value-type="float" office:value="0.189268" calcext:value-type="float">
            <text:p>0.189268</text:p>
          </table:table-cell>
          <table:table-cell office:value-type="float" office:value="-0.250992" calcext:value-type="float">
            <text:p>-0.250992</text:p>
          </table:table-cell>
        </table:table-row>
        <table:table-row table:style-name="ro1">
          <table:table-cell office:value-type="float" office:value="-1.585826" calcext:value-type="float">
            <text:p>-1.585826</text:p>
          </table:table-cell>
          <table:table-cell office:value-type="float" office:value="0.023863" calcext:value-type="float">
            <text:p>0.023863</text:p>
          </table:table-cell>
          <table:table-cell office:value-type="float" office:value="0.191874" calcext:value-type="float">
            <text:p>0.191874</text:p>
          </table:table-cell>
          <table:table-cell office:value-type="float" office:value="-0.26272" calcext:value-type="float">
            <text:p>-0.26272</text:p>
          </table:table-cell>
        </table:table-row>
        <table:table-row table:style-name="ro1">
          <table:table-cell office:value-type="float" office:value="-1.57272" calcext:value-type="float">
            <text:p>-1.57272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194433" calcext:value-type="float">
            <text:p>0.194433</text:p>
          </table:table-cell>
          <table:table-cell office:value-type="float" office:value="-0.264199" calcext:value-type="float">
            <text:p>-0.264199</text:p>
          </table:table-cell>
        </table:table-row>
        <table:table-row table:style-name="ro1">
          <table:table-cell office:value-type="float" office:value="-1.612038" calcext:value-type="float">
            <text:p>-1.612038</text:p>
          </table:table-cell>
          <table:table-cell office:value-type="float" office:value="0.023705" calcext:value-type="float">
            <text:p>0.023705</text:p>
          </table:table-cell>
          <table:table-cell office:value-type="float" office:value="0.197223" calcext:value-type="float">
            <text:p>0.197223</text:p>
          </table:table-cell>
          <table:table-cell office:value-type="float" office:value="-0.272572" calcext:value-type="float">
            <text:p>-0.272572</text:p>
          </table:table-cell>
        </table:table-row>
        <table:table-row table:style-name="ro1">
          <table:table-cell office:value-type="float" office:value="-1.625144" calcext:value-type="float">
            <text:p>-1.625144</text:p>
          </table:table-cell>
          <table:table-cell office:value-type="float" office:value="0.023626" calcext:value-type="float">
            <text:p>0.023626</text:p>
          </table:table-cell>
          <table:table-cell office:value-type="float" office:value="0.19922" calcext:value-type="float">
            <text:p>0.19922</text:p>
          </table:table-cell>
          <table:table-cell office:value-type="float" office:value="-0.277563" calcext:value-type="float">
            <text:p>-0.277563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3548" calcext:value-type="float">
            <text:p>0.023548</text:p>
          </table:table-cell>
          <table:table-cell office:value-type="float" office:value="0.200399" calcext:value-type="float">
            <text:p>0.200399</text:p>
          </table:table-cell>
          <table:table-cell office:value-type="float" office:value="-0.28431" calcext:value-type="float">
            <text:p>-0.28431</text:p>
          </table:table-cell>
        </table:table-row>
        <table:table-row table:style-name="ro1">
          <table:table-cell office:value-type="float" office:value="-1.612038" calcext:value-type="float">
            <text:p>-1.612038</text:p>
          </table:table-cell>
          <table:table-cell office:value-type="float" office:value="0.023469" calcext:value-type="float">
            <text:p>0.023469</text:p>
          </table:table-cell>
          <table:table-cell office:value-type="float" office:value="0.202137" calcext:value-type="float">
            <text:p>0.202137</text:p>
          </table:table-cell>
          <table:table-cell office:value-type="float" office:value="-0.28246" calcext:value-type="float">
            <text:p>-0.28246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23391" calcext:value-type="float">
            <text:p>0.023391</text:p>
          </table:table-cell>
          <table:table-cell office:value-type="float" office:value="0.203895" calcext:value-type="float">
            <text:p>0.203895</text:p>
          </table:table-cell>
          <table:table-cell office:value-type="float" office:value="-0.28918" calcext:value-type="float">
            <text:p>-0.28918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3314" calcext:value-type="float">
            <text:p>0.023314</text:p>
          </table:table-cell>
          <table:table-cell office:value-type="float" office:value="0.204437" calcext:value-type="float">
            <text:p>0.204437</text:p>
          </table:table-cell>
          <table:table-cell office:value-type="float" office:value="-0.294223" calcext:value-type="float">
            <text:p>-0.294223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0.204632" calcext:value-type="float">
            <text:p>0.204632</text:p>
          </table:table-cell>
          <table:table-cell office:value-type="float" office:value="-0.295832" calcext:value-type="float">
            <text:p>-0.295832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204698" calcext:value-type="float">
            <text:p>0.204698</text:p>
          </table:table-cell>
          <table:table-cell office:value-type="float" office:value="-0.300875" calcext:value-type="float">
            <text:p>-0.30087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3082" calcext:value-type="float">
            <text:p>0.023082</text:p>
          </table:table-cell>
          <table:table-cell office:value-type="float" office:value="0.20398" calcext:value-type="float">
            <text:p>0.20398</text:p>
          </table:table-cell>
          <table:table-cell office:value-type="float" office:value="-0.304214" calcext:value-type="float">
            <text:p>-0.304214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3005" calcext:value-type="float">
            <text:p>0.023005</text:p>
          </table:table-cell>
          <table:table-cell office:value-type="float" office:value="0.202445" calcext:value-type="float">
            <text:p>0.202445</text:p>
          </table:table-cell>
          <table:table-cell office:value-type="float" office:value="-0.307553" calcext:value-type="float">
            <text:p>-0.307553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2929" calcext:value-type="float">
            <text:p>0.022929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-0.310891" calcext:value-type="float">
            <text:p>-0.310891</text:p>
          </table:table-cell>
        </table:table-row>
        <table:table-row table:style-name="ro1">
          <table:table-cell office:value-type="float" office:value="-1.598932" calcext:value-type="float">
            <text:p>-1.598932</text:p>
          </table:table-cell>
          <table:table-cell office:value-type="float" office:value="0.022853" calcext:value-type="float">
            <text:p>0.022853</text:p>
          </table:table-cell>
          <table:table-cell office:value-type="float" office:value="0.197718" calcext:value-type="float">
            <text:p>0.197718</text:p>
          </table:table-cell>
          <table:table-cell office:value-type="float" office:value="-0.30731" calcext:value-type="float">
            <text:p>-0.30731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22777" calcext:value-type="float">
            <text:p>0.022777</text:p>
          </table:table-cell>
          <table:table-cell office:value-type="float" office:value="0.194123" calcext:value-type="float">
            <text:p>0.194123</text:p>
          </table:table-cell>
          <table:table-cell office:value-type="float" office:value="-0.315733" calcext:value-type="float">
            <text:p>-0.315733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190255" calcext:value-type="float">
            <text:p>0.190255</text:p>
          </table:table-cell>
          <table:table-cell office:value-type="float" office:value="-0.322506" calcext:value-type="float">
            <text:p>-0.322506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626" calcext:value-type="float">
            <text:p>0.022626</text:p>
          </table:table-cell>
          <table:table-cell office:value-type="float" office:value="0.186207" calcext:value-type="float">
            <text:p>0.186207</text:p>
          </table:table-cell>
          <table:table-cell office:value-type="float" office:value="-0.32587" calcext:value-type="float">
            <text:p>-0.32587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551" calcext:value-type="float">
            <text:p>0.022551</text:p>
          </table:table-cell>
          <table:table-cell office:value-type="float" office:value="0.182322" calcext:value-type="float">
            <text:p>0.182322</text:p>
          </table:table-cell>
          <table:table-cell office:value-type="float" office:value="-0.329234" calcext:value-type="float">
            <text:p>-0.329234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476" calcext:value-type="float">
            <text:p>0.022476</text:p>
          </table:table-cell>
          <table:table-cell office:value-type="float" office:value="0.178804" calcext:value-type="float">
            <text:p>0.178804</text:p>
          </table:table-cell>
          <table:table-cell office:value-type="float" office:value="-0.332598" calcext:value-type="float">
            <text:p>-0.332598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2401" calcext:value-type="float">
            <text:p>0.022401</text:p>
          </table:table-cell>
          <table:table-cell office:value-type="float" office:value="0.175527" calcext:value-type="float">
            <text:p>0.175527</text:p>
          </table:table-cell>
          <table:table-cell office:value-type="float" office:value="-0.334232" calcext:value-type="float">
            <text:p>-0.334232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327" calcext:value-type="float">
            <text:p>0.022327</text:p>
          </table:table-cell>
          <table:table-cell office:value-type="float" office:value="0.172246" calcext:value-type="float">
            <text:p>0.172246</text:p>
          </table:table-cell>
          <table:table-cell office:value-type="float" office:value="-0.3393" calcext:value-type="float">
            <text:p>-0.3393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2253" calcext:value-type="float">
            <text:p>0.022253</text:p>
          </table:table-cell>
          <table:table-cell office:value-type="float" office:value="0.169231" calcext:value-type="float">
            <text:p>0.169231</text:p>
          </table:table-cell>
          <table:table-cell office:value-type="float" office:value="-0.340934" calcext:value-type="float">
            <text:p>-0.340934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179" calcext:value-type="float">
            <text:p>0.022179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-0.346001" calcext:value-type="float">
            <text:p>-0.346001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2105" calcext:value-type="float">
            <text:p>0.022105</text:p>
          </table:table-cell>
          <table:table-cell office:value-type="float" office:value="0.164023" calcext:value-type="float">
            <text:p>0.164023</text:p>
          </table:table-cell>
          <table:table-cell office:value-type="float" office:value="-0.349365" calcext:value-type="float">
            <text:p>-0.34936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22031" calcext:value-type="float">
            <text:p>0.022031</text:p>
          </table:table-cell>
          <table:table-cell office:value-type="float" office:value="0.161673" calcext:value-type="float">
            <text:p>0.16167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958" calcext:value-type="float">
            <text:p>0.021958</text:p>
          </table:table-cell>
          <table:table-cell office:value-type="float" office:value="0.160113" calcext:value-type="float">
            <text:p>0.16011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21885" calcext:value-type="float">
            <text:p>0.021885</text:p>
          </table:table-cell>
          <table:table-cell office:value-type="float" office:value="0.158428" calcext:value-type="float">
            <text:p>0.15842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0.15677" calcext:value-type="float">
            <text:p>0.156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0.155481" calcext:value-type="float">
            <text:p>0.15548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668" calcext:value-type="float">
            <text:p>0.021668</text:p>
          </table:table-cell>
          <table:table-cell office:value-type="float" office:value="0.154432" calcext:value-type="float">
            <text:p>0.15443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21596" calcext:value-type="float">
            <text:p>0.021596</text:p>
          </table:table-cell>
          <table:table-cell office:value-type="float" office:value="0.153539" calcext:value-type="float">
            <text:p>0.15353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524" calcext:value-type="float">
            <text:p>0.021524</text:p>
          </table:table-cell>
          <table:table-cell office:value-type="float" office:value="0.153618" calcext:value-type="float">
            <text:p>0.15361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453" calcext:value-type="float">
            <text:p>0.021453</text:p>
          </table:table-cell>
          <table:table-cell office:value-type="float" office:value="0.155315" calcext:value-type="float">
            <text:p>0.15531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57466" calcext:value-type="float">
            <text:p>0.15746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160977" calcext:value-type="float">
            <text:p>0.1609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165518" calcext:value-type="float">
            <text:p>0.16551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21169" calcext:value-type="float">
            <text:p>0.021169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173957" calcext:value-type="float">
            <text:p>0.17395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90037" calcext:value-type="float">
            <text:p>-1.90037</text:p>
          </table:table-cell>
          <table:table-cell office:value-type="float" office:value="0.021029" calcext:value-type="float">
            <text:p>0.021029</text:p>
          </table:table-cell>
          <table:table-cell office:value-type="float" office:value="0.17828" calcext:value-type="float">
            <text:p>0.1782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20959" calcext:value-type="float">
            <text:p>0.020959</text:p>
          </table:table-cell>
          <table:table-cell office:value-type="float" office:value="0.18153" calcext:value-type="float">
            <text:p>0.1815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889" calcext:value-type="float">
            <text:p>0.020889</text:p>
          </table:table-cell>
          <table:table-cell office:value-type="float" office:value="0.184412" calcext:value-type="float">
            <text:p>0.18441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389236" calcext:value-type="float">
            <text:p>-1.389236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185835" calcext:value-type="float">
            <text:p>0.18583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389236" calcext:value-type="float">
            <text:p>-1.389236</text:p>
          </table:table-cell>
          <table:table-cell office:value-type="float" office:value="0.020751" calcext:value-type="float">
            <text:p>0.020751</text:p>
          </table:table-cell>
          <table:table-cell office:value-type="float" office:value="0.185747" calcext:value-type="float">
            <text:p>0.18574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682" calcext:value-type="float">
            <text:p>0.020682</text:p>
          </table:table-cell>
          <table:table-cell office:value-type="float" office:value="0.185006" calcext:value-type="float">
            <text:p>0.18500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389236" calcext:value-type="float">
            <text:p>-1.389236</text:p>
          </table:table-cell>
          <table:table-cell office:value-type="float" office:value="0.020613" calcext:value-type="float">
            <text:p>0.020613</text:p>
          </table:table-cell>
          <table:table-cell office:value-type="float" office:value="0.183195" calcext:value-type="float">
            <text:p>0.18319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389236" calcext:value-type="float">
            <text:p>-1.389236</text:p>
          </table:table-cell>
          <table:table-cell office:value-type="float" office:value="0.020544" calcext:value-type="float">
            <text:p>0.020544</text:p>
          </table:table-cell>
          <table:table-cell office:value-type="float" office:value="0.180705" calcext:value-type="float">
            <text:p>0.18070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476" calcext:value-type="float">
            <text:p>0.020476</text:p>
          </table:table-cell>
          <table:table-cell office:value-type="float" office:value="0.177613" calcext:value-type="float">
            <text:p>0.17761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0.174274" calcext:value-type="float">
            <text:p>0.17427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170959" calcext:value-type="float">
            <text:p>0.17095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273" calcext:value-type="float">
            <text:p>0.020273</text:p>
          </table:table-cell>
          <table:table-cell office:value-type="float" office:value="0.167062" calcext:value-type="float">
            <text:p>0.16706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389236" calcext:value-type="float">
            <text:p>-1.389236</text:p>
          </table:table-cell>
          <table:table-cell office:value-type="float" office:value="0.020205" calcext:value-type="float">
            <text:p>0.020205</text:p>
          </table:table-cell>
          <table:table-cell office:value-type="float" office:value="0.163346" calcext:value-type="float">
            <text:p>0.16334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402342" calcext:value-type="float">
            <text:p>-1.402342</text:p>
          </table:table-cell>
          <table:table-cell office:value-type="float" office:value="0.020138" calcext:value-type="float">
            <text:p>0.020138</text:p>
          </table:table-cell>
          <table:table-cell office:value-type="float" office:value="0.160016" calcext:value-type="float">
            <text:p>0.16001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20071" calcext:value-type="float">
            <text:p>0.020071</text:p>
          </table:table-cell>
          <table:table-cell office:value-type="float" office:value="0.156395" calcext:value-type="float">
            <text:p>0.15639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0.151837" calcext:value-type="float">
            <text:p>0.15183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9938" calcext:value-type="float">
            <text:p>0.019938</text:p>
          </table:table-cell>
          <table:table-cell office:value-type="float" office:value="0.147437" calcext:value-type="float">
            <text:p>0.14743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9872" calcext:value-type="float">
            <text:p>0.019872</text:p>
          </table:table-cell>
          <table:table-cell office:value-type="float" office:value="0.143417" calcext:value-type="float">
            <text:p>0.14341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9806" calcext:value-type="float">
            <text:p>0.019806</text:p>
          </table:table-cell>
          <table:table-cell office:value-type="float" office:value="0.138638" calcext:value-type="float">
            <text:p>0.13863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134559" calcext:value-type="float">
            <text:p>0.13455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9675" calcext:value-type="float">
            <text:p>0.019675</text:p>
          </table:table-cell>
          <table:table-cell office:value-type="float" office:value="0.131064" calcext:value-type="float">
            <text:p>0.13106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9609" calcext:value-type="float">
            <text:p>0.019609</text:p>
          </table:table-cell>
          <table:table-cell office:value-type="float" office:value="0.127196" calcext:value-type="float">
            <text:p>0.12719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90674" calcext:value-type="float">
            <text:p>-1.690674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0.123878" calcext:value-type="float">
            <text:p>0.12387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9479" calcext:value-type="float">
            <text:p>0.019479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0.117551" calcext:value-type="float">
            <text:p>0.11755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114315" calcext:value-type="float">
            <text:p>0.11431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111641" calcext:value-type="float">
            <text:p>0.11164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0.108621" calcext:value-type="float">
            <text:p>0.10862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9158" calcext:value-type="float">
            <text:p>0.019158</text:p>
          </table:table-cell>
          <table:table-cell office:value-type="float" office:value="0.105968" calcext:value-type="float">
            <text:p>0.10596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9094" calcext:value-type="float">
            <text:p>0.019094</text:p>
          </table:table-cell>
          <table:table-cell office:value-type="float" office:value="0.104247" calcext:value-type="float">
            <text:p>0.10424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25144" calcext:value-type="float">
            <text:p>-1.625144</text:p>
          </table:table-cell>
          <table:table-cell office:value-type="float" office:value="0.019031" calcext:value-type="float">
            <text:p>0.019031</text:p>
          </table:table-cell>
          <table:table-cell office:value-type="float" office:value="0.102211" calcext:value-type="float">
            <text:p>0.10221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8967" calcext:value-type="float">
            <text:p>0.018967</text:p>
          </table:table-cell>
          <table:table-cell office:value-type="float" office:value="0.100301" calcext:value-type="float">
            <text:p>0.10030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8904" calcext:value-type="float">
            <text:p>0.018904</text:p>
          </table:table-cell>
          <table:table-cell office:value-type="float" office:value="0.099159" calcext:value-type="float">
            <text:p>0.09915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8842" calcext:value-type="float">
            <text:p>0.018842</text:p>
          </table:table-cell>
          <table:table-cell office:value-type="float" office:value="0.097951" calcext:value-type="float">
            <text:p>0.09795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8779" calcext:value-type="float">
            <text:p>0.018779</text:p>
          </table:table-cell>
          <table:table-cell office:value-type="float" office:value="0.096443" calcext:value-type="float">
            <text:p>0.09644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8717" calcext:value-type="float">
            <text:p>0.018717</text:p>
          </table:table-cell>
          <table:table-cell office:value-type="float" office:value="0.095632" calcext:value-type="float">
            <text:p>0.09563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8654" calcext:value-type="float">
            <text:p>0.018654</text:p>
          </table:table-cell>
          <table:table-cell office:value-type="float" office:value="0.094626" calcext:value-type="float">
            <text:p>0.09462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8592" calcext:value-type="float">
            <text:p>0.018592</text:p>
          </table:table-cell>
          <table:table-cell office:value-type="float" office:value="0.092946" calcext:value-type="float">
            <text:p>0.09294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8531" calcext:value-type="float">
            <text:p>0.018531</text:p>
          </table:table-cell>
          <table:table-cell office:value-type="float" office:value="0.091283" calcext:value-type="float">
            <text:p>0.09128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90674" calcext:value-type="float">
            <text:p>-1.690674</text:p>
          </table:table-cell>
          <table:table-cell office:value-type="float" office:value="0.018469" calcext:value-type="float">
            <text:p>0.018469</text:p>
          </table:table-cell>
          <table:table-cell office:value-type="float" office:value="0.08975" calcext:value-type="float">
            <text:p>0.0897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8408" calcext:value-type="float">
            <text:p>0.018408</text:p>
          </table:table-cell>
          <table:table-cell office:value-type="float" office:value="0.087801" calcext:value-type="float">
            <text:p>0.08780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8347" calcext:value-type="float">
            <text:p>0.018347</text:p>
          </table:table-cell>
          <table:table-cell office:value-type="float" office:value="0.085918" calcext:value-type="float">
            <text:p>0.08591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8286" calcext:value-type="float">
            <text:p>0.018286</text:p>
          </table:table-cell>
          <table:table-cell office:value-type="float" office:value="0.084533" calcext:value-type="float">
            <text:p>0.08453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8225" calcext:value-type="float">
            <text:p>0.018225</text:p>
          </table:table-cell>
          <table:table-cell office:value-type="float" office:value="0.083747" calcext:value-type="float">
            <text:p>0.08374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90674" calcext:value-type="float">
            <text:p>-1.690674</text:p>
          </table:table-cell>
          <table:table-cell office:value-type="float" office:value="0.018164" calcext:value-type="float">
            <text:p>0.018164</text:p>
          </table:table-cell>
          <table:table-cell office:value-type="float" office:value="0.083412" calcext:value-type="float">
            <text:p>0.08341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12038" calcext:value-type="float">
            <text:p>-1.612038</text:p>
          </table:table-cell>
          <table:table-cell office:value-type="float" office:value="0.018104" calcext:value-type="float">
            <text:p>0.018104</text:p>
          </table:table-cell>
          <table:table-cell office:value-type="float" office:value="0.084677" calcext:value-type="float">
            <text:p>0.0846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0.0867" calcext:value-type="float">
            <text:p>0.086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88469" calcext:value-type="float">
            <text:p>0.08846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7924" calcext:value-type="float">
            <text:p>0.017924</text:p>
          </table:table-cell>
          <table:table-cell office:value-type="float" office:value="0.090065" calcext:value-type="float">
            <text:p>0.09006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865" calcext:value-type="float">
            <text:p>0.017865</text:p>
          </table:table-cell>
          <table:table-cell office:value-type="float" office:value="0.091963" calcext:value-type="float">
            <text:p>0.09196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7805" calcext:value-type="float">
            <text:p>0.017805</text:p>
          </table:table-cell>
          <table:table-cell office:value-type="float" office:value="0.092854" calcext:value-type="float">
            <text:p>0.09285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746" calcext:value-type="float">
            <text:p>0.017746</text:p>
          </table:table-cell>
          <table:table-cell office:value-type="float" office:value="0.092443" calcext:value-type="float">
            <text:p>0.09244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7687" calcext:value-type="float">
            <text:p>0.017687</text:p>
          </table:table-cell>
          <table:table-cell office:value-type="float" office:value="0.091642" calcext:value-type="float">
            <text:p>0.09164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7628" calcext:value-type="float">
            <text:p>0.017628</text:p>
          </table:table-cell>
          <table:table-cell office:value-type="float" office:value="0.089391" calcext:value-type="float">
            <text:p>0.08939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86403" calcext:value-type="float">
            <text:p>0.08640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0.084289" calcext:value-type="float">
            <text:p>0.08428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453" calcext:value-type="float">
            <text:p>0.017453</text:p>
          </table:table-cell>
          <table:table-cell office:value-type="float" office:value="0.082423" calcext:value-type="float">
            <text:p>0.08242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7395" calcext:value-type="float">
            <text:p>0.017395</text:p>
          </table:table-cell>
          <table:table-cell office:value-type="float" office:value="0.081696" calcext:value-type="float">
            <text:p>0.08169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338" calcext:value-type="float">
            <text:p>0.017338</text:p>
          </table:table-cell>
          <table:table-cell office:value-type="float" office:value="0.082556" calcext:value-type="float">
            <text:p>0.08255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70378" calcext:value-type="float">
            <text:p>-1.70378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84748" calcext:value-type="float">
            <text:p>0.08474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7223" calcext:value-type="float">
            <text:p>0.017223</text:p>
          </table:table-cell>
          <table:table-cell office:value-type="float" office:value="0.088418" calcext:value-type="float">
            <text:p>0.08841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25144" calcext:value-type="float">
            <text:p>-1.625144</text:p>
          </table:table-cell>
          <table:table-cell office:value-type="float" office:value="0.017165" calcext:value-type="float">
            <text:p>0.017165</text:p>
          </table:table-cell>
          <table:table-cell office:value-type="float" office:value="0.094473" calcext:value-type="float">
            <text:p>0.09447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7108" calcext:value-type="float">
            <text:p>0.017108</text:p>
          </table:table-cell>
          <table:table-cell office:value-type="float" office:value="0.101892" calcext:value-type="float">
            <text:p>0.10189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25144" calcext:value-type="float">
            <text:p>-1.625144</text:p>
          </table:table-cell>
          <table:table-cell office:value-type="float" office:value="0.017051" calcext:value-type="float">
            <text:p>0.017051</text:p>
          </table:table-cell>
          <table:table-cell office:value-type="float" office:value="0.109808" calcext:value-type="float">
            <text:p>0.10980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90674" calcext:value-type="float">
            <text:p>-1.690674</text:p>
          </table:table-cell>
          <table:table-cell office:value-type="float" office:value="0.016995" calcext:value-type="float">
            <text:p>0.016995</text:p>
          </table:table-cell>
          <table:table-cell office:value-type="float" office:value="0.119519" calcext:value-type="float">
            <text:p>0.11951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598932" calcext:value-type="float">
            <text:p>-1.598932</text:p>
          </table:table-cell>
          <table:table-cell office:value-type="float" office:value="0.016938" calcext:value-type="float">
            <text:p>0.016938</text:p>
          </table:table-cell>
          <table:table-cell office:value-type="float" office:value="0.131677" calcext:value-type="float">
            <text:p>0.1316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6882" calcext:value-type="float">
            <text:p>0.016882</text:p>
          </table:table-cell>
          <table:table-cell office:value-type="float" office:value="0.144719" calcext:value-type="float">
            <text:p>0.14471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25144" calcext:value-type="float">
            <text:p>-1.625144</text:p>
          </table:table-cell>
          <table:table-cell office:value-type="float" office:value="0.016826" calcext:value-type="float">
            <text:p>0.016826</text:p>
          </table:table-cell>
          <table:table-cell office:value-type="float" office:value="0.159178" calcext:value-type="float">
            <text:p>0.15917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174244" calcext:value-type="float">
            <text:p>0.17424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714" calcext:value-type="float">
            <text:p>0.016714</text:p>
          </table:table-cell>
          <table:table-cell office:value-type="float" office:value="0.190034" calcext:value-type="float">
            <text:p>0.19003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6659" calcext:value-type="float">
            <text:p>0.016659</text:p>
          </table:table-cell>
          <table:table-cell office:value-type="float" office:value="0.205574" calcext:value-type="float">
            <text:p>0.20557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603" calcext:value-type="float">
            <text:p>0.016603</text:p>
          </table:table-cell>
          <table:table-cell office:value-type="float" office:value="0.221303" calcext:value-type="float">
            <text:p>0.22130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0.237704" calcext:value-type="float">
            <text:p>0.23770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493" calcext:value-type="float">
            <text:p>0.016493</text:p>
          </table:table-cell>
          <table:table-cell office:value-type="float" office:value="0.252955" calcext:value-type="float">
            <text:p>0.25295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6439" calcext:value-type="float">
            <text:p>0.016439</text:p>
          </table:table-cell>
          <table:table-cell office:value-type="float" office:value="0.266661" calcext:value-type="float">
            <text:p>0.26666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279601" calcext:value-type="float">
            <text:p>0.27960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329" calcext:value-type="float">
            <text:p>0.016329</text:p>
          </table:table-cell>
          <table:table-cell office:value-type="float" office:value="0.290208" calcext:value-type="float">
            <text:p>0.290208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275" calcext:value-type="float">
            <text:p>0.016275</text:p>
          </table:table-cell>
          <table:table-cell office:value-type="float" office:value="0.298815" calcext:value-type="float">
            <text:p>0.29881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6221" calcext:value-type="float">
            <text:p>0.016221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6167" calcext:value-type="float">
            <text:p>0.016167</text:p>
          </table:table-cell>
          <table:table-cell office:value-type="float" office:value="0.312429" calcext:value-type="float">
            <text:p>0.31242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31639" calcext:value-type="float">
            <text:p>0.3163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318663" calcext:value-type="float">
            <text:p>0.31866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6007" calcext:value-type="float">
            <text:p>0.016007</text:p>
          </table:table-cell>
          <table:table-cell office:value-type="float" office:value="0.319937" calcext:value-type="float">
            <text:p>0.31993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12038" calcext:value-type="float">
            <text:p>-1.612038</text:p>
          </table:table-cell>
          <table:table-cell office:value-type="float" office:value="0.015954" calcext:value-type="float">
            <text:p>0.015954</text:p>
          </table:table-cell>
          <table:table-cell office:value-type="float" office:value="0.319344" calcext:value-type="float">
            <text:p>0.31934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901" calcext:value-type="float">
            <text:p>0.015901</text:p>
          </table:table-cell>
          <table:table-cell office:value-type="float" office:value="0.316746" calcext:value-type="float">
            <text:p>0.31674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5848" calcext:value-type="float">
            <text:p>0.015848</text:p>
          </table:table-cell>
          <table:table-cell office:value-type="float" office:value="0.313726" calcext:value-type="float">
            <text:p>0.31372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795" calcext:value-type="float">
            <text:p>0.015795</text:p>
          </table:table-cell>
          <table:table-cell office:value-type="float" office:value="0.309434" calcext:value-type="float">
            <text:p>0.30943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743" calcext:value-type="float">
            <text:p>0.015743</text:p>
          </table:table-cell>
          <table:table-cell office:value-type="float" office:value="0.304177" calcext:value-type="float">
            <text:p>0.3041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298772" calcext:value-type="float">
            <text:p>0.29877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638" calcext:value-type="float">
            <text:p>0.015638</text:p>
          </table:table-cell>
          <table:table-cell office:value-type="float" office:value="0.29314" calcext:value-type="float">
            <text:p>0.2931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586" calcext:value-type="float">
            <text:p>0.015586</text:p>
          </table:table-cell>
          <table:table-cell office:value-type="float" office:value="0.287156" calcext:value-type="float">
            <text:p>0.28715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534" calcext:value-type="float">
            <text:p>0.015534</text:p>
          </table:table-cell>
          <table:table-cell office:value-type="float" office:value="0.280883" calcext:value-type="float">
            <text:p>0.28088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483" calcext:value-type="float">
            <text:p>0.015483</text:p>
          </table:table-cell>
          <table:table-cell office:value-type="float" office:value="0.274116" calcext:value-type="float">
            <text:p>0.27411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431" calcext:value-type="float">
            <text:p>0.015431</text:p>
          </table:table-cell>
          <table:table-cell office:value-type="float" office:value="0.266413" calcext:value-type="float">
            <text:p>0.26641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258664" calcext:value-type="float">
            <text:p>0.25866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0.250956" calcext:value-type="float">
            <text:p>0.250956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278" calcext:value-type="float">
            <text:p>0.015278</text:p>
          </table:table-cell>
          <table:table-cell office:value-type="float" office:value="0.242432" calcext:value-type="float">
            <text:p>0.242432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0.226135" calcext:value-type="float">
            <text:p>0.22613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126" calcext:value-type="float">
            <text:p>0.015126</text:p>
          </table:table-cell>
          <table:table-cell office:value-type="float" office:value="0.217093" calcext:value-type="float">
            <text:p>0.21709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5076" calcext:value-type="float">
            <text:p>0.015076</text:p>
          </table:table-cell>
          <table:table-cell office:value-type="float" office:value="0.208319" calcext:value-type="float">
            <text:p>0.208319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5026" calcext:value-type="float">
            <text:p>0.015026</text:p>
          </table:table-cell>
          <table:table-cell office:value-type="float" office:value="0.200277" calcext:value-type="float">
            <text:p>0.200277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77568" calcext:value-type="float">
            <text:p>-1.677568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0.192533" calcext:value-type="float">
            <text:p>0.192533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3825" calcext:value-type="float">
            <text:p>-1.63825</text:p>
          </table:table-cell>
          <table:table-cell office:value-type="float" office:value="0.014926" calcext:value-type="float">
            <text:p>0.014926</text:p>
          </table:table-cell>
          <table:table-cell office:value-type="float" office:value="0.185231" calcext:value-type="float">
            <text:p>0.185231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64462" calcext:value-type="float">
            <text:p>-1.664462</text:p>
          </table:table-cell>
          <table:table-cell office:value-type="float" office:value="0.014877" calcext:value-type="float">
            <text:p>0.014877</text:p>
          </table:table-cell>
          <table:table-cell office:value-type="float" office:value="0.179624" calcext:value-type="float">
            <text:p>0.17962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-1.651356" calcext:value-type="float">
            <text:p>-1.651356</text:p>
          </table:table-cell>
          <table:table-cell office:value-type="float" office:value="0.014827" calcext:value-type="float">
            <text:p>0.014827</text:p>
          </table:table-cell>
          <table:table-cell office:value-type="float" office:value="0.175478" calcext:value-type="float">
            <text:p>0.175478</text:p>
          </table:table-cell>
          <table:table-cell office:value-type="float" office:value="-0.35" calcext:value-type="float">
            <text:p>-0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33:49.068110187</meta:creation-date>
    <dc:date>2017-11-12T18:37:15.687703728</dc:date>
    <meta:editing-duration>PT48M7S</meta:editing-duration>
    <meta:editing-cycles>1</meta:editing-cycles>
    <meta:document-statistic meta:table-count="1" meta:cell-count="906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791cm" svg:height="18.148cm" xlink:href=".." xlink:type="simple" chart:class="chart:line" chart:style-name="ch1">
        <chart:legend chart:legend-position="end" svg:x="33.868cm" svg:y="8.008cm" style:legend-expansion="high" chart:style-name="ch2"/>
        <chart:plot-area chart:style-name="ch3" table:cell-range-address="Sheet1.A1:Sheet1.D2266" svg:x="0.735cm" svg:y="0.362cm" svg:width="32.398cm" svg:height="17.424cm">
          <chartooo:coordinate-region svg:x="1.588cm" svg:y="0.566cm" svg:width="31.483cm" svg:height="17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266" chart:class="chart:line">
            <chart:data-point chart:repeated="2266"/>
          </chart:series>
          <chart:series chart:style-name="ch7" chart:values-cell-range-address="Sheet1.B1:Sheet1.B2266" chart:class="chart:line">
            <chart:data-point chart:repeated="2266"/>
          </chart:series>
          <chart:series chart:style-name="ch8" chart:values-cell-range-address="Sheet1.C1:Sheet1.C2266" chart:class="chart:line">
            <chart:data-point chart:repeated="2266"/>
          </chart:series>
          <chart:series chart:style-name="ch9" chart:values-cell-range-address="Sheet1.D1:Sheet1.D2266" chart:class="chart:line">
            <chart:data-point chart:repeated="22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266</svg:desc>
                </draw:g>
              </table:table-cell>
              <table:table-cell office:value-type="float" office:value="0">
                <text:p>0</text:p>
                <draw:g>
                  <svg:desc>Sheet1.B1:Sheet1.B2266</svg:desc>
                </draw:g>
              </table:table-cell>
              <table:table-cell office:value-type="float" office:value="0.015226">
                <text:p>0.015226</text:p>
                <draw:g>
                  <svg:desc>Sheet1.C1:Sheet1.C2266</svg:desc>
                </draw:g>
              </table:table-cell>
              <table:table-cell office:value-type="float" office:value="-0">
                <text:p>-0</text:p>
                <draw:g>
                  <svg:desc>Sheet1.D1:Sheet1.D2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4983">
                <text:p>0.004983</text:p>
              </table:table-cell>
              <table:table-cell office:value-type="float" office:value="0.015163">
                <text:p>0.015163</text:p>
              </table:table-cell>
              <table:table-cell office:value-type="float" office:value="-0.000658">
                <text:p>-0.000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995">
                <text:p>0.00995</text:p>
              </table:table-cell>
              <table:table-cell office:value-type="float" office:value="0.015056">
                <text:p>0.015056</text:p>
              </table:table-cell>
              <table:table-cell office:value-type="float" office:value="-0.001323">
                <text:p>-0.00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901">
                <text:p>0.014901</text:p>
              </table:table-cell>
              <table:table-cell office:value-type="float" office:value="0.014853">
                <text:p>0.014853</text:p>
              </table:table-cell>
              <table:table-cell office:value-type="float" office:value="-0.003727">
                <text:p>-0.003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9834">
                <text:p>0.019834</text:p>
              </table:table-cell>
              <table:table-cell office:value-type="float" office:value="0.014554">
                <text:p>0.014554</text:p>
              </table:table-cell>
              <table:table-cell office:value-type="float" office:value="-0.006164">
                <text:p>-0.006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4752">
                <text:p>0.024752</text:p>
              </table:table-cell>
              <table:table-cell office:value-type="float" office:value="0.014035">
                <text:p>0.014035</text:p>
              </table:table-cell>
              <table:table-cell office:value-type="float" office:value="-0.006905">
                <text:p>-0.006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9653">
                <text:p>0.029653</text:p>
              </table:table-cell>
              <table:table-cell office:value-type="float" office:value="0.013031">
                <text:p>0.013031</text:p>
              </table:table-cell>
              <table:table-cell office:value-type="float" office:value="-0.011114">
                <text:p>-0.01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553">
                <text:p>-0.06553</text:p>
              </table:table-cell>
              <table:table-cell office:value-type="float" office:value="0.034538">
                <text:p>0.034538</text:p>
              </table:table-cell>
              <table:table-cell office:value-type="float" office:value="0.011507">
                <text:p>0.011507</text:p>
              </table:table-cell>
              <table:table-cell office:value-type="float" office:value="-0.013653">
                <text:p>-0.013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9407">
                <text:p>0.039407</text:p>
              </table:table-cell>
              <table:table-cell office:value-type="float" office:value="0.009397">
                <text:p>0.009397</text:p>
              </table:table-cell>
              <table:table-cell office:value-type="float" office:value="-0.016226">
                <text:p>-0.016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44259">
                <text:p>0.044259</text:p>
              </table:table-cell>
              <table:table-cell office:value-type="float" office:value="0.006771">
                <text:p>0.006771</text:p>
              </table:table-cell>
              <table:table-cell office:value-type="float" office:value="-0.013642">
                <text:p>-0.013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553">
                <text:p>-0.06553</text:p>
              </table:table-cell>
              <table:table-cell office:value-type="float" office:value="0.049095">
                <text:p>0.049095</text:p>
              </table:table-cell>
              <table:table-cell office:value-type="float" office:value="0.003253">
                <text:p>0.003253</text:p>
              </table:table-cell>
              <table:table-cell office:value-type="float" office:value="-0.016204">
                <text:p>-0.016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53916">
                <text:p>0.053916</text:p>
              </table:table-cell>
              <table:table-cell office:value-type="float" office:value="-0.001003">
                <text:p>-0.001003</text:p>
              </table:table-cell>
              <table:table-cell office:value-type="float" office:value="-0.01534">
                <text:p>-0.0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553">
                <text:p>-0.06553</text:p>
              </table:table-cell>
              <table:table-cell office:value-type="float" office:value="0.05872">
                <text:p>0.05872</text:p>
              </table:table-cell>
              <table:table-cell office:value-type="float" office:value="-0.00602">
                <text:p>-0.00602</text:p>
              </table:table-cell>
              <table:table-cell office:value-type="float" office:value="-0.017917">
                <text:p>-0.017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63508">
                <text:p>0.063508</text:p>
              </table:table-cell>
              <table:table-cell office:value-type="float" office:value="-0.01169">
                <text:p>-0.01169</text:p>
              </table:table-cell>
              <table:table-cell office:value-type="float" office:value="-0.015337">
                <text:p>-0.015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68281">
                <text:p>0.068281</text:p>
              </table:table-cell>
              <table:table-cell office:value-type="float" office:value="-0.017164">
                <text:p>-0.017164</text:p>
              </table:table-cell>
              <table:table-cell office:value-type="float" office:value="-0.021363">
                <text:p>-0.021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73037">
                <text:p>0.073037</text:p>
              </table:table-cell>
              <table:table-cell office:value-type="float" office:value="-0.021563">
                <text:p>-0.021563</text:p>
              </table:table-cell>
              <table:table-cell office:value-type="float" office:value="-0.018824">
                <text:p>-0.018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77778">
                <text:p>0.077778</text:p>
              </table:table-cell>
              <table:table-cell office:value-type="float" office:value="-0.025217">
                <text:p>-0.025217</text:p>
              </table:table-cell>
              <table:table-cell office:value-type="float" office:value="-0.017971">
                <text:p>-0.017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2503">
                <text:p>0.082503</text:p>
              </table:table-cell>
              <table:table-cell office:value-type="float" office:value="-0.028676">
                <text:p>-0.028676</text:p>
              </table:table-cell>
              <table:table-cell office:value-type="float" office:value="-0.015369">
                <text:p>-0.015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7212">
                <text:p>0.087212</text:p>
              </table:table-cell>
              <table:table-cell office:value-type="float" office:value="-0.030224">
                <text:p>-0.030224</text:p>
              </table:table-cell>
              <table:table-cell office:value-type="float" office:value="-0.016182">
                <text:p>-0.016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1906">
                <text:p>0.091906</text:p>
              </table:table-cell>
              <table:table-cell office:value-type="float" office:value="-0.030622">
                <text:p>-0.030622</text:p>
              </table:table-cell>
              <table:table-cell office:value-type="float" office:value="-0.017002">
                <text:p>-0.017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6584">
                <text:p>0.096584</text:p>
              </table:table-cell>
              <table:table-cell office:value-type="float" office:value="-0.031049">
                <text:p>-0.031049</text:p>
              </table:table-cell>
              <table:table-cell office:value-type="float" office:value="-0.01783">
                <text:p>-0.01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01246">
                <text:p>0.101246</text:p>
              </table:table-cell>
              <table:table-cell office:value-type="float" office:value="-0.031483">
                <text:p>-0.031483</text:p>
              </table:table-cell>
              <table:table-cell office:value-type="float" office:value="-0.018664">
                <text:p>-0.018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212">
                <text:p>0.026212</text:p>
              </table:table-cell>
              <table:table-cell office:value-type="float" office:value="0.105893">
                <text:p>0.105893</text:p>
              </table:table-cell>
              <table:table-cell office:value-type="float" office:value="-0.032349">
                <text:p>-0.032349</text:p>
              </table:table-cell>
              <table:table-cell office:value-type="float" office:value="-0.014317">
                <text:p>-0.014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110525">
                <text:p>0.110525</text:p>
              </table:table-cell>
              <table:table-cell office:value-type="float" office:value="-0.033751">
                <text:p>-0.033751</text:p>
              </table:table-cell>
              <table:table-cell office:value-type="float" office:value="-0.022007">
                <text:p>-0.022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15141">
                <text:p>0.115141</text:p>
              </table:table-cell>
              <table:table-cell office:value-type="float" office:value="-0.035999">
                <text:p>-0.035999</text:p>
              </table:table-cell>
              <table:table-cell office:value-type="float" office:value="-0.02116">
                <text:p>-0.02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106">
                <text:p>0.013106</text:p>
              </table:table-cell>
              <table:table-cell office:value-type="float" office:value="0.119742">
                <text:p>0.119742</text:p>
              </table:table-cell>
              <table:table-cell office:value-type="float" office:value="-0.038779">
                <text:p>-0.038779</text:p>
              </table:table-cell>
              <table:table-cell office:value-type="float" office:value="-0.018564">
                <text:p>-0.018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24328">
                <text:p>0.124328</text:p>
              </table:table-cell>
              <table:table-cell office:value-type="float" office:value="-0.041629">
                <text:p>-0.041629</text:p>
              </table:table-cell>
              <table:table-cell office:value-type="float" office:value="-0.021112">
                <text:p>-0.021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128898">
                <text:p>0.128898</text:p>
              </table:table-cell>
              <table:table-cell office:value-type="float" office:value="-0.044266">
                <text:p>-0.044266</text:p>
              </table:table-cell>
              <table:table-cell office:value-type="float" office:value="-0.021964">
                <text:p>-0.021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33453">
                <text:p>0.133453</text:p>
              </table:table-cell>
              <table:table-cell office:value-type="float" office:value="-0.047072">
                <text:p>-0.047072</text:p>
              </table:table-cell>
              <table:table-cell office:value-type="float" office:value="-0.022824">
                <text:p>-0.022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37993">
                <text:p>0.137993</text:p>
              </table:table-cell>
              <table:table-cell office:value-type="float" office:value="-0.049501">
                <text:p>-0.049501</text:p>
              </table:table-cell>
              <table:table-cell office:value-type="float" office:value="-0.02369">
                <text:p>-0.023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106">
                <text:p>0.013106</text:p>
              </table:table-cell>
              <table:table-cell office:value-type="float" office:value="0.142518">
                <text:p>0.142518</text:p>
              </table:table-cell>
              <table:table-cell office:value-type="float" office:value="-0.051021">
                <text:p>-0.051021</text:p>
              </table:table-cell>
              <table:table-cell office:value-type="float" office:value="-0.022833">
                <text:p>-0.022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106">
                <text:p>0.013106</text:p>
              </table:table-cell>
              <table:table-cell office:value-type="float" office:value="0.147028">
                <text:p>0.147028</text:p>
              </table:table-cell>
              <table:table-cell office:value-type="float" office:value="-0.05266">
                <text:p>-0.05266</text:p>
              </table:table-cell>
              <table:table-cell office:value-type="float" office:value="-0.023687">
                <text:p>-0.023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212">
                <text:p>0.026212</text:p>
              </table:table-cell>
              <table:table-cell office:value-type="float" office:value="0.151523">
                <text:p>0.151523</text:p>
              </table:table-cell>
              <table:table-cell office:value-type="float" office:value="-0.054515">
                <text:p>-0.054515</text:p>
              </table:table-cell>
              <table:table-cell office:value-type="float" office:value="-0.022818">
                <text:p>-0.022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106">
                <text:p>0.013106</text:p>
              </table:table-cell>
              <table:table-cell office:value-type="float" office:value="0.156003">
                <text:p>0.156003</text:p>
              </table:table-cell>
              <table:table-cell office:value-type="float" office:value="-0.056657">
                <text:p>-0.056657</text:p>
              </table:table-cell>
              <table:table-cell office:value-type="float" office:value="-0.02539">
                <text:p>-0.02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212">
                <text:p>0.026212</text:p>
              </table:table-cell>
              <table:table-cell office:value-type="float" office:value="0.160468">
                <text:p>0.160468</text:p>
              </table:table-cell>
              <table:table-cell office:value-type="float" office:value="-0.05943">
                <text:p>-0.05943</text:p>
              </table:table-cell>
              <table:table-cell office:value-type="float" office:value="-0.024535">
                <text:p>-0.024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2424">
                <text:p>0.052424</text:p>
              </table:table-cell>
              <table:table-cell office:value-type="float" office:value="0.164918">
                <text:p>0.164918</text:p>
              </table:table-cell>
              <table:table-cell office:value-type="float" office:value="-0.062201">
                <text:p>-0.062201</text:p>
              </table:table-cell>
              <table:table-cell office:value-type="float" office:value="-0.021931">
                <text:p>-0.021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8636">
                <text:p>0.078636</text:p>
              </table:table-cell>
              <table:table-cell office:value-type="float" office:value="0.169354">
                <text:p>0.169354</text:p>
              </table:table-cell>
              <table:table-cell office:value-type="float" office:value="-0.064263">
                <text:p>-0.064263</text:p>
              </table:table-cell>
              <table:table-cell office:value-type="float" office:value="-0.019282">
                <text:p>-0.019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53">
                <text:p>0.06553</text:p>
              </table:table-cell>
              <table:table-cell office:value-type="float" office:value="0.173775">
                <text:p>0.173775</text:p>
              </table:table-cell>
              <table:table-cell office:value-type="float" office:value="-0.064758">
                <text:p>-0.064758</text:p>
              </table:table-cell>
              <table:table-cell office:value-type="float" office:value="-0.021777">
                <text:p>-0.021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7954">
                <text:p>0.117954</text:p>
              </table:table-cell>
              <table:table-cell office:value-type="float" office:value="0.178181">
                <text:p>0.178181</text:p>
              </table:table-cell>
              <table:table-cell office:value-type="float" office:value="-0.064422">
                <text:p>-0.064422</text:p>
              </table:table-cell>
              <table:table-cell office:value-type="float" office:value="-0.015655">
                <text:p>-0.015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954">
                <text:p>0.117954</text:p>
              </table:table-cell>
              <table:table-cell office:value-type="float" office:value="0.182572">
                <text:p>0.182572</text:p>
              </table:table-cell>
              <table:table-cell office:value-type="float" office:value="-0.064624">
                <text:p>-0.064624</text:p>
              </table:table-cell>
              <table:table-cell office:value-type="float" office:value="-0.016355">
                <text:p>-0.016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7954">
                <text:p>0.117954</text:p>
              </table:table-cell>
              <table:table-cell office:value-type="float" office:value="0.186949">
                <text:p>0.186949</text:p>
              </table:table-cell>
              <table:table-cell office:value-type="float" office:value="-0.064381">
                <text:p>-0.064381</text:p>
              </table:table-cell>
              <table:table-cell office:value-type="float" office:value="-0.017062">
                <text:p>-0.017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106">
                <text:p>0.13106</text:p>
              </table:table-cell>
              <table:table-cell office:value-type="float" office:value="0.191311">
                <text:p>0.191311</text:p>
              </table:table-cell>
              <table:table-cell office:value-type="float" office:value="-0.063435">
                <text:p>-0.063435</text:p>
              </table:table-cell>
              <table:table-cell office:value-type="float" office:value="-0.016046">
                <text:p>-0.01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106">
                <text:p>0.13106</text:p>
              </table:table-cell>
              <table:table-cell office:value-type="float" office:value="0.195659">
                <text:p>0.195659</text:p>
              </table:table-cell>
              <table:table-cell office:value-type="float" office:value="-0.062646">
                <text:p>-0.062646</text:p>
              </table:table-cell>
              <table:table-cell office:value-type="float" office:value="-0.01674">
                <text:p>-0.01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4166">
                <text:p>0.144166</text:p>
              </table:table-cell>
              <table:table-cell office:value-type="float" office:value="0.199993">
                <text:p>0.199993</text:p>
              </table:table-cell>
              <table:table-cell office:value-type="float" office:value="-0.062036">
                <text:p>-0.062036</text:p>
              </table:table-cell>
              <table:table-cell office:value-type="float" office:value="-0.015712">
                <text:p>-0.015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7272">
                <text:p>0.157272</text:p>
              </table:table-cell>
              <table:table-cell office:value-type="float" office:value="0.204311">
                <text:p>0.204311</text:p>
              </table:table-cell>
              <table:table-cell office:value-type="float" office:value="-0.061241">
                <text:p>-0.061241</text:p>
              </table:table-cell>
              <table:table-cell office:value-type="float" office:value="-0.014663">
                <text:p>-0.014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7272">
                <text:p>0.157272</text:p>
              </table:table-cell>
              <table:table-cell office:value-type="float" office:value="0.208616">
                <text:p>0.208616</text:p>
              </table:table-cell>
              <table:table-cell office:value-type="float" office:value="-0.060359">
                <text:p>-0.060359</text:p>
              </table:table-cell>
              <table:table-cell office:value-type="float" office:value="-0.015326">
                <text:p>-0.015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378">
                <text:p>0.170378</text:p>
              </table:table-cell>
              <table:table-cell office:value-type="float" office:value="0.212906">
                <text:p>0.212906</text:p>
              </table:table-cell>
              <table:table-cell office:value-type="float" office:value="-0.059701">
                <text:p>-0.059701</text:p>
              </table:table-cell>
              <table:table-cell office:value-type="float" office:value="-0.014265">
                <text:p>-0.014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0378">
                <text:p>0.170378</text:p>
              </table:table-cell>
              <table:table-cell office:value-type="float" office:value="0.217183">
                <text:p>0.217183</text:p>
              </table:table-cell>
              <table:table-cell office:value-type="float" office:value="-0.059145">
                <text:p>-0.059145</text:p>
              </table:table-cell>
              <table:table-cell office:value-type="float" office:value="-0.014914">
                <text:p>-0.014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59">
                <text:p>0.19659</text:p>
              </table:table-cell>
              <table:table-cell office:value-type="float" office:value="0.221444">
                <text:p>0.221444</text:p>
              </table:table-cell>
              <table:table-cell office:value-type="float" office:value="-0.058361">
                <text:p>-0.058361</text:p>
              </table:table-cell>
              <table:table-cell office:value-type="float" office:value="-0.01211">
                <text:p>-0.01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3484">
                <text:p>0.183484</text:p>
              </table:table-cell>
              <table:table-cell office:value-type="float" office:value="0.225692">
                <text:p>0.225692</text:p>
              </table:table-cell>
              <table:table-cell office:value-type="float" office:value="-0.057596">
                <text:p>-0.057596</text:p>
              </table:table-cell>
              <table:table-cell office:value-type="float" office:value="-0.014451">
                <text:p>-0.014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3484">
                <text:p>0.183484</text:p>
              </table:table-cell>
              <table:table-cell office:value-type="float" office:value="0.229926">
                <text:p>0.229926</text:p>
              </table:table-cell>
              <table:table-cell office:value-type="float" office:value="-0.05692">
                <text:p>-0.05692</text:p>
              </table:table-cell>
              <table:table-cell office:value-type="float" office:value="-0.015094">
                <text:p>-0.015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659">
                <text:p>0.19659</text:p>
              </table:table-cell>
              <table:table-cell office:value-type="float" office:value="0.234145">
                <text:p>0.234145</text:p>
              </table:table-cell>
              <table:table-cell office:value-type="float" office:value="-0.056492">
                <text:p>-0.056492</text:p>
              </table:table-cell>
              <table:table-cell office:value-type="float" office:value="-0.014014">
                <text:p>-0.014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659">
                <text:p>0.19659</text:p>
              </table:table-cell>
              <table:table-cell office:value-type="float" office:value="0.238351">
                <text:p>0.238351</text:p>
              </table:table-cell>
              <table:table-cell office:value-type="float" office:value="-0.057006">
                <text:p>-0.057006</text:p>
              </table:table-cell>
              <table:table-cell office:value-type="float" office:value="-0.014644">
                <text:p>-0.014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659">
                <text:p>0.19659</text:p>
              </table:table-cell>
              <table:table-cell office:value-type="float" office:value="0.242542">
                <text:p>0.242542</text:p>
              </table:table-cell>
              <table:table-cell office:value-type="float" office:value="-0.057575">
                <text:p>-0.057575</text:p>
              </table:table-cell>
              <table:table-cell office:value-type="float" office:value="-0.015281">
                <text:p>-0.015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802">
                <text:p>0.222802</text:p>
              </table:table-cell>
              <table:table-cell office:value-type="float" office:value="0.24672">
                <text:p>0.24672</text:p>
              </table:table-cell>
              <table:table-cell office:value-type="float" office:value="-0.057421">
                <text:p>-0.057421</text:p>
              </table:table-cell>
              <table:table-cell office:value-type="float" office:value="-0.012464">
                <text:p>-0.012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9696">
                <text:p>0.209696</text:p>
              </table:table-cell>
              <table:table-cell office:value-type="float" office:value="0.250884">
                <text:p>0.250884</text:p>
              </table:table-cell>
              <table:table-cell office:value-type="float" office:value="-0.057897">
                <text:p>-0.057897</text:p>
              </table:table-cell>
              <table:table-cell office:value-type="float" office:value="-0.014792">
                <text:p>-0.014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9696">
                <text:p>0.209696</text:p>
              </table:table-cell>
              <table:table-cell office:value-type="float" office:value="0.255033">
                <text:p>0.255033</text:p>
              </table:table-cell>
              <table:table-cell office:value-type="float" office:value="-0.058866">
                <text:p>-0.058866</text:p>
              </table:table-cell>
              <table:table-cell office:value-type="float" office:value="-0.015422">
                <text:p>-0.015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2802">
                <text:p>0.222802</text:p>
              </table:table-cell>
              <table:table-cell office:value-type="float" office:value="0.25917">
                <text:p>0.25917</text:p>
              </table:table-cell>
              <table:table-cell office:value-type="float" office:value="-0.059409">
                <text:p>-0.059409</text:p>
              </table:table-cell>
              <table:table-cell office:value-type="float" office:value="-0.014329">
                <text:p>-0.014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5908">
                <text:p>0.235908</text:p>
              </table:table-cell>
              <table:table-cell office:value-type="float" office:value="0.263292">
                <text:p>0.263292</text:p>
              </table:table-cell>
              <table:table-cell office:value-type="float" office:value="-0.060348">
                <text:p>-0.060348</text:p>
              </table:table-cell>
              <table:table-cell office:value-type="float" office:value="-0.013215">
                <text:p>-0.013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5908">
                <text:p>0.235908</text:p>
              </table:table-cell>
              <table:table-cell office:value-type="float" office:value="0.267401">
                <text:p>0.267401</text:p>
              </table:table-cell>
              <table:table-cell office:value-type="float" office:value="-0.061377">
                <text:p>-0.061377</text:p>
              </table:table-cell>
              <table:table-cell office:value-type="float" office:value="-0.013813">
                <text:p>-0.013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212">
                <text:p>0.26212</text:p>
              </table:table-cell>
              <table:table-cell office:value-type="float" office:value="0.271496">
                <text:p>0.271496</text:p>
              </table:table-cell>
              <table:table-cell office:value-type="float" office:value="-0.062285">
                <text:p>-0.062285</text:p>
              </table:table-cell>
              <table:table-cell office:value-type="float" office:value="-0.010956">
                <text:p>-0.0109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014">
                <text:p>0.249014</text:p>
              </table:table-cell>
              <table:table-cell office:value-type="float" office:value="0.275577">
                <text:p>0.275577</text:p>
              </table:table-cell>
              <table:table-cell office:value-type="float" office:value="-0.062483">
                <text:p>-0.062483</text:p>
              </table:table-cell>
              <table:table-cell office:value-type="float" office:value="-0.013244">
                <text:p>-0.013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5226">
                <text:p>0.275226</text:p>
              </table:table-cell>
              <table:table-cell office:value-type="float" office:value="0.279645">
                <text:p>0.279645</text:p>
              </table:table-cell>
              <table:table-cell office:value-type="float" office:value="-0.062744">
                <text:p>-0.062744</text:p>
              </table:table-cell>
              <table:table-cell office:value-type="float" office:value="-0.010374">
                <text:p>-0.010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332">
                <text:p>0.288332</text:p>
              </table:table-cell>
              <table:table-cell office:value-type="float" office:value="0.283699">
                <text:p>0.283699</text:p>
              </table:table-cell>
              <table:table-cell office:value-type="float" office:value="-0.06339">
                <text:p>-0.06339</text:p>
              </table:table-cell>
              <table:table-cell office:value-type="float" office:value="-0.009188">
                <text:p>-0.009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8332">
                <text:p>0.288332</text:p>
              </table:table-cell>
              <table:table-cell office:value-type="float" office:value="0.28774">
                <text:p>0.28774</text:p>
              </table:table-cell>
              <table:table-cell office:value-type="float" office:value="-0.064221">
                <text:p>-0.064221</text:p>
              </table:table-cell>
              <table:table-cell office:value-type="float" office:value="-0.009712">
                <text:p>-0.009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226">
                <text:p>0.275226</text:p>
              </table:table-cell>
              <table:table-cell office:value-type="float" office:value="0.291768">
                <text:p>0.291768</text:p>
              </table:table-cell>
              <table:table-cell office:value-type="float" office:value="-0.064749">
                <text:p>-0.064749</text:p>
              </table:table-cell>
              <table:table-cell office:value-type="float" office:value="-0.011972">
                <text:p>-0.011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1438">
                <text:p>0.301438</text:p>
              </table:table-cell>
              <table:table-cell office:value-type="float" office:value="0.295782">
                <text:p>0.295782</text:p>
              </table:table-cell>
              <table:table-cell office:value-type="float" office:value="-0.065795">
                <text:p>-0.065795</text:p>
              </table:table-cell>
              <table:table-cell office:value-type="float" office:value="-0.009075">
                <text:p>-0.009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1438">
                <text:p>0.301438</text:p>
              </table:table-cell>
              <table:table-cell office:value-type="float" office:value="0.299782">
                <text:p>0.299782</text:p>
              </table:table-cell>
              <table:table-cell office:value-type="float" office:value="-0.067216">
                <text:p>-0.067216</text:p>
              </table:table-cell>
              <table:table-cell office:value-type="float" office:value="-0.009592">
                <text:p>-0.009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765">
                <text:p>0.32765</text:p>
              </table:table-cell>
              <table:table-cell office:value-type="float" office:value="0.30377">
                <text:p>0.30377</text:p>
              </table:table-cell>
              <table:table-cell office:value-type="float" office:value="-0.068319">
                <text:p>-0.068319</text:p>
              </table:table-cell>
              <table:table-cell office:value-type="float" office:value="-0.006655">
                <text:p>-0.006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4544">
                <text:p>0.314544</text:p>
              </table:table-cell>
              <table:table-cell office:value-type="float" office:value="0.307744">
                <text:p>0.307744</text:p>
              </table:table-cell>
              <table:table-cell office:value-type="float" office:value="-0.069197">
                <text:p>-0.069197</text:p>
              </table:table-cell>
              <table:table-cell office:value-type="float" office:value="-0.008862">
                <text:p>-0.008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3862">
                <text:p>0.353862</text:p>
              </table:table-cell>
              <table:table-cell office:value-type="float" office:value="0.311705">
                <text:p>0.311705</text:p>
              </table:table-cell>
              <table:table-cell office:value-type="float" office:value="-0.070161">
                <text:p>-0.070161</text:p>
              </table:table-cell>
              <table:table-cell office:value-type="float" office:value="-0.004181">
                <text:p>-0.004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6968">
                <text:p>0.366968</text:p>
              </table:table-cell>
              <table:table-cell office:value-type="float" office:value="0.315653">
                <text:p>0.315653</text:p>
              </table:table-cell>
              <table:table-cell office:value-type="float" office:value="-0.071021">
                <text:p>-0.071021</text:p>
              </table:table-cell>
              <table:table-cell office:value-type="float" office:value="-0.002888">
                <text:p>-0.002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756">
                <text:p>0.340756</text:p>
              </table:table-cell>
              <table:table-cell office:value-type="float" office:value="0.319588">
                <text:p>0.319588</text:p>
              </table:table-cell>
              <table:table-cell office:value-type="float" office:value="-0.071727">
                <text:p>-0.071727</text:p>
              </table:table-cell>
              <table:table-cell office:value-type="float" office:value="-0.006765">
                <text:p>-0.006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0074">
                <text:p>0.380074</text:p>
              </table:table-cell>
              <table:table-cell office:value-type="float" office:value="0.323509">
                <text:p>0.323509</text:p>
              </table:table-cell>
              <table:table-cell office:value-type="float" office:value="-0.071569">
                <text:p>-0.071569</text:p>
              </table:table-cell>
              <table:table-cell office:value-type="float" office:value="-0.00205">
                <text:p>-0.00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0074">
                <text:p>0.380074</text:p>
              </table:table-cell>
              <table:table-cell office:value-type="float" office:value="0.327418">
                <text:p>0.327418</text:p>
              </table:table-cell>
              <table:table-cell office:value-type="float" office:value="-0.072855">
                <text:p>-0.072855</text:p>
              </table:table-cell>
              <table:table-cell office:value-type="float" office:value="-0.002453">
                <text:p>-0.002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318">
                <text:p>0.39318</text:p>
              </table:table-cell>
              <table:table-cell office:value-type="float" office:value="0.331313">
                <text:p>0.331313</text:p>
              </table:table-cell>
              <table:table-cell office:value-type="float" office:value="-0.073231">
                <text:p>-0.073231</text:p>
              </table:table-cell>
              <table:table-cell office:value-type="float" office:value="-0.001132">
                <text:p>-0.0011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2498">
                <text:p>0.432498</text:p>
              </table:table-cell>
              <table:table-cell office:value-type="float" office:value="0.335196">
                <text:p>0.335196</text:p>
              </table:table-cell>
              <table:table-cell office:value-type="float" office:value="-0.0725">
                <text:p>-0.0725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2498">
                <text:p>0.432498</text:p>
              </table:table-cell>
              <table:table-cell office:value-type="float" office:value="0.339066">
                <text:p>0.339066</text:p>
              </table:table-cell>
              <table:table-cell office:value-type="float" office:value="-0.073019">
                <text:p>-0.073019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9392">
                <text:p>0.419392</text:p>
              </table:table-cell>
              <table:table-cell office:value-type="float" office:value="0.342923">
                <text:p>0.342923</text:p>
              </table:table-cell>
              <table:table-cell office:value-type="float" office:value="-0.073014">
                <text:p>-0.073014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1816">
                <text:p>0.471816</text:p>
              </table:table-cell>
              <table:table-cell office:value-type="float" office:value="0.346767">
                <text:p>0.346767</text:p>
              </table:table-cell>
              <table:table-cell office:value-type="float" office:value="-0.071599">
                <text:p>-0.071599</text:p>
              </table:table-cell>
              <table:table-cell office:value-type="float" office:value="0.007866">
                <text:p>0.007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5871">
                <text:p>0.45871</text:p>
              </table:table-cell>
              <table:table-cell office:value-type="float" office:value="0.350598">
                <text:p>0.350598</text:p>
              </table:table-cell>
              <table:table-cell office:value-type="float" office:value="-0.071189">
                <text:p>-0.071189</text:p>
              </table:table-cell>
              <table:table-cell office:value-type="float" office:value="0.005881">
                <text:p>0.005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4922">
                <text:p>0.484922</text:p>
              </table:table-cell>
              <table:table-cell office:value-type="float" office:value="0.354417">
                <text:p>0.354417</text:p>
              </table:table-cell>
              <table:table-cell office:value-type="float" office:value="-0.069721">
                <text:p>-0.069721</text:p>
              </table:table-cell>
              <table:table-cell office:value-type="float" office:value="0.009053">
                <text:p>0.009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1816">
                <text:p>0.471816</text:p>
              </table:table-cell>
              <table:table-cell office:value-type="float" office:value="0.358223">
                <text:p>0.358223</text:p>
              </table:table-cell>
              <table:table-cell office:value-type="float" office:value="-0.068286">
                <text:p>-0.068286</text:p>
              </table:table-cell>
              <table:table-cell office:value-type="float" office:value="0.007082">
                <text:p>0.007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028">
                <text:p>0.498028</text:p>
              </table:table-cell>
              <table:table-cell office:value-type="float" office:value="0.362016">
                <text:p>0.362016</text:p>
              </table:table-cell>
              <table:table-cell office:value-type="float" office:value="-0.066967">
                <text:p>-0.066967</text:p>
              </table:table-cell>
              <table:table-cell office:value-type="float" office:value="0.010268">
                <text:p>0.010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1134">
                <text:p>0.511134</text:p>
              </table:table-cell>
              <table:table-cell office:value-type="float" office:value="0.365797">
                <text:p>0.365797</text:p>
              </table:table-cell>
              <table:table-cell office:value-type="float" office:value="-0.065204">
                <text:p>-0.065204</text:p>
              </table:table-cell>
              <table:table-cell office:value-type="float" office:value="0.011771">
                <text:p>0.011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1134">
                <text:p>0.511134</text:p>
              </table:table-cell>
              <table:table-cell office:value-type="float" office:value="0.369565">
                <text:p>0.369565</text:p>
              </table:table-cell>
              <table:table-cell office:value-type="float" office:value="-0.064626">
                <text:p>-0.064626</text:p>
              </table:table-cell>
              <table:table-cell office:value-type="float" office:value="0.011564">
                <text:p>0.011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7346">
                <text:p>0.537346</text:p>
              </table:table-cell>
              <table:table-cell office:value-type="float" office:value="0.373321">
                <text:p>0.373321</text:p>
              </table:table-cell>
              <table:table-cell office:value-type="float" office:value="-0.062727">
                <text:p>-0.062727</text:p>
              </table:table-cell>
              <table:table-cell office:value-type="float" office:value="0.014812">
                <text:p>0.014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37346">
                <text:p>0.537346</text:p>
              </table:table-cell>
              <table:table-cell office:value-type="float" office:value="0.377064">
                <text:p>0.377064</text:p>
              </table:table-cell>
              <table:table-cell office:value-type="float" office:value="-0.061371">
                <text:p>-0.061371</text:p>
              </table:table-cell>
              <table:table-cell office:value-type="float" office:value="0.014646">
                <text:p>0.014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452">
                <text:p>0.550452</text:p>
              </table:table-cell>
              <table:table-cell office:value-type="float" office:value="0.380794">
                <text:p>0.380794</text:p>
              </table:table-cell>
              <table:table-cell office:value-type="float" office:value="-0.059474">
                <text:p>-0.059474</text:p>
              </table:table-cell>
              <table:table-cell office:value-type="float" office:value="0.016204">
                <text:p>0.016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0452">
                <text:p>0.550452</text:p>
              </table:table-cell>
              <table:table-cell office:value-type="float" office:value="0.384513">
                <text:p>0.384513</text:p>
              </table:table-cell>
              <table:table-cell office:value-type="float" office:value="-0.058291">
                <text:p>-0.058291</text:p>
              </table:table-cell>
              <table:table-cell office:value-type="float" office:value="0.016052">
                <text:p>0.016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63558">
                <text:p>0.563558</text:p>
              </table:table-cell>
              <table:table-cell office:value-type="float" office:value="0.388219">
                <text:p>0.388219</text:p>
              </table:table-cell>
              <table:table-cell office:value-type="float" office:value="-0.056559">
                <text:p>-0.056559</text:p>
              </table:table-cell>
              <table:table-cell office:value-type="float" office:value="0.017625">
                <text:p>0.017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3558">
                <text:p>0.563558</text:p>
              </table:table-cell>
              <table:table-cell office:value-type="float" office:value="0.391912">
                <text:p>0.391912</text:p>
              </table:table-cell>
              <table:table-cell office:value-type="float" office:value="-0.05583">
                <text:p>-0.05583</text:p>
              </table:table-cell>
              <table:table-cell office:value-type="float" office:value="0.017488">
                <text:p>0.017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3558">
                <text:p>0.563558</text:p>
              </table:table-cell>
              <table:table-cell office:value-type="float" office:value="0.395594">
                <text:p>0.395594</text:p>
              </table:table-cell>
              <table:table-cell office:value-type="float" office:value="-0.054533">
                <text:p>-0.054533</text:p>
              </table:table-cell>
              <table:table-cell office:value-type="float" office:value="0.017345">
                <text:p>0.017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6664">
                <text:p>0.576664</text:p>
              </table:table-cell>
              <table:table-cell office:value-type="float" office:value="0.399263">
                <text:p>0.399263</text:p>
              </table:table-cell>
              <table:table-cell office:value-type="float" office:value="-0.053802">
                <text:p>-0.053802</text:p>
              </table:table-cell>
              <table:table-cell office:value-type="float" office:value="0.018927">
                <text:p>0.018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2876">
                <text:p>0.602876</text:p>
              </table:table-cell>
              <table:table-cell office:value-type="float" office:value="0.40292">
                <text:p>0.40292</text:p>
              </table:table-cell>
              <table:table-cell office:value-type="float" office:value="-0.051988">
                <text:p>-0.051988</text:p>
              </table:table-cell>
              <table:table-cell office:value-type="float" office:value="0.022259">
                <text:p>0.022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2876">
                <text:p>0.602876</text:p>
              </table:table-cell>
              <table:table-cell office:value-type="float" office:value="0.406565">
                <text:p>0.406565</text:p>
              </table:table-cell>
              <table:table-cell office:value-type="float" office:value="-0.050263">
                <text:p>-0.050263</text:p>
              </table:table-cell>
              <table:table-cell office:value-type="float" office:value="0.022178">
                <text:p>0.022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5982">
                <text:p>0.615982</text:p>
              </table:table-cell>
              <table:table-cell office:value-type="float" office:value="0.410197">
                <text:p>0.410197</text:p>
              </table:table-cell>
              <table:table-cell office:value-type="float" office:value="-0.047153">
                <text:p>-0.047153</text:p>
              </table:table-cell>
              <table:table-cell office:value-type="float" office:value="0.023821">
                <text:p>0.023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02876">
                <text:p>0.602876</text:p>
              </table:table-cell>
              <table:table-cell office:value-type="float" office:value="0.413818">
                <text:p>0.413818</text:p>
              </table:table-cell>
              <table:table-cell office:value-type="float" office:value="-0.044322">
                <text:p>-0.044322</text:p>
              </table:table-cell>
              <table:table-cell office:value-type="float" office:value="0.022025">
                <text:p>0.022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9088">
                <text:p>0.629088</text:p>
              </table:table-cell>
              <table:table-cell office:value-type="float" office:value="0.417427">
                <text:p>0.417427</text:p>
              </table:table-cell>
              <table:table-cell office:value-type="float" office:value="-0.041742">
                <text:p>-0.041742</text:p>
              </table:table-cell>
              <table:table-cell office:value-type="float" office:value="0.025386">
                <text:p>0.0253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53">
                <text:p>0.6553</text:p>
              </table:table-cell>
              <table:table-cell office:value-type="float" office:value="0.421023">
                <text:p>0.421023</text:p>
              </table:table-cell>
              <table:table-cell office:value-type="float" office:value="-0.039293">
                <text:p>-0.039293</text:p>
              </table:table-cell>
              <table:table-cell office:value-type="float" office:value="0.028795">
                <text:p>0.028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194">
                <text:p>0.642194</text:p>
              </table:table-cell>
              <table:table-cell office:value-type="float" office:value="0.424608">
                <text:p>0.424608</text:p>
              </table:table-cell>
              <table:table-cell office:value-type="float" office:value="-0.036387">
                <text:p>-0.036387</text:p>
              </table:table-cell>
              <table:table-cell office:value-type="float" office:value="0.02706">
                <text:p>0.02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53">
                <text:p>0.6553</text:p>
              </table:table-cell>
              <table:table-cell office:value-type="float" office:value="0.428181">
                <text:p>0.428181</text:p>
              </table:table-cell>
              <table:table-cell office:value-type="float" office:value="-0.033787">
                <text:p>-0.033787</text:p>
              </table:table-cell>
              <table:table-cell office:value-type="float" office:value="0.028754">
                <text:p>0.0287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2194">
                <text:p>0.642194</text:p>
              </table:table-cell>
              <table:table-cell office:value-type="float" office:value="0.431741">
                <text:p>0.431741</text:p>
              </table:table-cell>
              <table:table-cell office:value-type="float" office:value="-0.032324">
                <text:p>-0.032324</text:p>
              </table:table-cell>
              <table:table-cell office:value-type="float" office:value="0.027008">
                <text:p>0.027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53">
                <text:p>0.6553</text:p>
              </table:table-cell>
              <table:table-cell office:value-type="float" office:value="0.43529">
                <text:p>0.43529</text:p>
              </table:table-cell>
              <table:table-cell office:value-type="float" office:value="-0.030384">
                <text:p>-0.030384</text:p>
              </table:table-cell>
              <table:table-cell office:value-type="float" office:value="0.028691">
                <text:p>0.028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553">
                <text:p>0.6553</text:p>
              </table:table-cell>
              <table:table-cell office:value-type="float" office:value="0.438828">
                <text:p>0.438828</text:p>
              </table:table-cell>
              <table:table-cell office:value-type="float" office:value="-0.028864">
                <text:p>-0.028864</text:p>
              </table:table-cell>
              <table:table-cell office:value-type="float" office:value="0.028664">
                <text:p>0.02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81512">
                <text:p>0.681512</text:p>
              </table:table-cell>
              <table:table-cell office:value-type="float" office:value="0.442353">
                <text:p>0.442353</text:p>
              </table:table-cell>
              <table:table-cell office:value-type="float" office:value="-0.026723">
                <text:p>-0.026723</text:p>
              </table:table-cell>
              <table:table-cell office:value-type="float" office:value="0.032091">
                <text:p>0.032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8406">
                <text:p>0.668406</text:p>
              </table:table-cell>
              <table:table-cell office:value-type="float" office:value="0.445867">
                <text:p>0.445867</text:p>
              </table:table-cell>
              <table:table-cell office:value-type="float" office:value="-0.024387">
                <text:p>-0.024387</text:p>
              </table:table-cell>
              <table:table-cell office:value-type="float" office:value="0.030376">
                <text:p>0.030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81512">
                <text:p>0.681512</text:p>
              </table:table-cell>
              <table:table-cell office:value-type="float" office:value="0.449369">
                <text:p>0.449369</text:p>
              </table:table-cell>
              <table:table-cell office:value-type="float" office:value="-0.022706">
                <text:p>-0.022706</text:p>
              </table:table-cell>
              <table:table-cell office:value-type="float" office:value="0.032089">
                <text:p>0.0320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94618">
                <text:p>0.694618</text:p>
              </table:table-cell>
              <table:table-cell office:value-type="float" office:value="0.45286">
                <text:p>0.45286</text:p>
              </table:table-cell>
              <table:table-cell office:value-type="float" office:value="-0.020602">
                <text:p>-0.020602</text:p>
              </table:table-cell>
              <table:table-cell office:value-type="float" office:value="0.033822">
                <text:p>0.0338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94618">
                <text:p>0.694618</text:p>
              </table:table-cell>
              <table:table-cell office:value-type="float" office:value="0.456338">
                <text:p>0.456338</text:p>
              </table:table-cell>
              <table:table-cell office:value-type="float" office:value="-0.019391">
                <text:p>-0.019391</text:p>
              </table:table-cell>
              <table:table-cell office:value-type="float" office:value="0.033846">
                <text:p>0.0338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81512">
                <text:p>0.681512</text:p>
              </table:table-cell>
              <table:table-cell office:value-type="float" office:value="0.459806">
                <text:p>0.459806</text:p>
              </table:table-cell>
              <table:table-cell office:value-type="float" office:value="-0.018183">
                <text:p>-0.018183</text:p>
              </table:table-cell>
              <table:table-cell office:value-type="float" office:value="0.032135">
                <text:p>0.032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81512">
                <text:p>0.681512</text:p>
              </table:table-cell>
              <table:table-cell office:value-type="float" office:value="0.463262">
                <text:p>0.463262</text:p>
              </table:table-cell>
              <table:table-cell office:value-type="float" office:value="-0.016076">
                <text:p>-0.016076</text:p>
              </table:table-cell>
              <table:table-cell office:value-type="float" office:value="0.032122">
                <text:p>0.032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4618">
                <text:p>0.694618</text:p>
              </table:table-cell>
              <table:table-cell office:value-type="float" office:value="0.466706">
                <text:p>0.466706</text:p>
              </table:table-cell>
              <table:table-cell office:value-type="float" office:value="-0.015339">
                <text:p>-0.015339</text:p>
              </table:table-cell>
              <table:table-cell office:value-type="float" office:value="0.033834">
                <text:p>0.033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94618">
                <text:p>0.694618</text:p>
              </table:table-cell>
              <table:table-cell office:value-type="float" office:value="0.470139">
                <text:p>0.470139</text:p>
              </table:table-cell>
              <table:table-cell office:value-type="float" office:value="-0.013693">
                <text:p>-0.013693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07724">
                <text:p>0.707724</text:p>
              </table:table-cell>
              <table:table-cell office:value-type="float" office:value="0.47356">
                <text:p>0.47356</text:p>
              </table:table-cell>
              <table:table-cell office:value-type="float" office:value="-0.01192">
                <text:p>-0.01192</text:p>
              </table:table-cell>
              <table:table-cell office:value-type="float" office:value="0.035564">
                <text:p>0.035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07724">
                <text:p>0.707724</text:p>
              </table:table-cell>
              <table:table-cell office:value-type="float" office:value="0.47697">
                <text:p>0.47697</text:p>
              </table:table-cell>
              <table:table-cell office:value-type="float" office:value="-0.010594">
                <text:p>-0.010594</text:p>
              </table:table-cell>
              <table:table-cell office:value-type="float" office:value="0.035583">
                <text:p>0.035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3936">
                <text:p>0.733936</text:p>
              </table:table-cell>
              <table:table-cell office:value-type="float" office:value="0.480369">
                <text:p>0.480369</text:p>
              </table:table-cell>
              <table:table-cell office:value-type="float" office:value="-0.008521">
                <text:p>-0.008521</text:p>
              </table:table-cell>
              <table:table-cell office:value-type="float" office:value="0.039055">
                <text:p>0.039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3936">
                <text:p>0.733936</text:p>
              </table:table-cell>
              <table:table-cell office:value-type="float" office:value="0.483757">
                <text:p>0.483757</text:p>
              </table:table-cell>
              <table:table-cell office:value-type="float" office:value="-0.006846">
                <text:p>-0.006846</text:p>
              </table:table-cell>
              <table:table-cell office:value-type="float" office:value="0.039115">
                <text:p>0.03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083">
                <text:p>0.72083</text:p>
              </table:table-cell>
              <table:table-cell office:value-type="float" office:value="0.487133">
                <text:p>0.487133</text:p>
              </table:table-cell>
              <table:table-cell office:value-type="float" office:value="-0.005008">
                <text:p>-0.005008</text:p>
              </table:table-cell>
              <table:table-cell office:value-type="float" office:value="0.03744">
                <text:p>0.03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083">
                <text:p>0.72083</text:p>
              </table:table-cell>
              <table:table-cell office:value-type="float" office:value="0.490498">
                <text:p>0.490498</text:p>
              </table:table-cell>
              <table:table-cell office:value-type="float" office:value="-0.003376">
                <text:p>-0.003376</text:p>
              </table:table-cell>
              <table:table-cell office:value-type="float" office:value="0.037463">
                <text:p>0.0374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7042">
                <text:p>0.747042</text:p>
              </table:table-cell>
              <table:table-cell office:value-type="float" office:value="0.493852">
                <text:p>0.493852</text:p>
              </table:table-cell>
              <table:table-cell office:value-type="float" office:value="-0.001891">
                <text:p>-0.001891</text:p>
              </table:table-cell>
              <table:table-cell office:value-type="float" office:value="0.040941">
                <text:p>0.0409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3936">
                <text:p>0.733936</text:p>
              </table:table-cell>
              <table:table-cell office:value-type="float" office:value="0.497194">
                <text:p>0.497194</text:p>
              </table:table-cell>
              <table:table-cell office:value-type="float" office:value="-0.000885">
                <text:p>-0.000885</text:p>
              </table:table-cell>
              <table:table-cell office:value-type="float" office:value="0.039276">
                <text:p>0.0392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3936">
                <text:p>0.733936</text:p>
              </table:table-cell>
              <table:table-cell office:value-type="float" office:value="0.500526">
                <text:p>0.500526</text:p>
              </table:table-cell>
              <table:table-cell office:value-type="float" office:value="0.000111">
                <text:p>0.000111</text:p>
              </table:table-cell>
              <table:table-cell office:value-type="float" office:value="0.03931">
                <text:p>0.039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60148">
                <text:p>0.760148</text:p>
              </table:table-cell>
              <table:table-cell office:value-type="float" office:value="0.503847">
                <text:p>0.503847</text:p>
              </table:table-cell>
              <table:table-cell office:value-type="float" office:value="0.000563">
                <text:p>0.000563</text:p>
              </table:table-cell>
              <table:table-cell office:value-type="float" office:value="0.042799">
                <text:p>0.042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3936">
                <text:p>0.733936</text:p>
              </table:table-cell>
              <table:table-cell office:value-type="float" office:value="0.507156">
                <text:p>0.507156</text:p>
              </table:table-cell>
              <table:table-cell office:value-type="float" office:value="-0.000361">
                <text:p>-0.000361</text:p>
              </table:table-cell>
              <table:table-cell office:value-type="float" office:value="0.039414">
                <text:p>0.039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0148">
                <text:p>0.760148</text:p>
              </table:table-cell>
              <table:table-cell office:value-type="float" office:value="0.510454">
                <text:p>0.510454</text:p>
              </table:table-cell>
              <table:table-cell office:value-type="float" office:value="-0.000021">
                <text:p>-0.000021</text:p>
              </table:table-cell>
              <table:table-cell office:value-type="float" office:value="0.042892">
                <text:p>0.0428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7042">
                <text:p>0.747042</text:p>
              </table:table-cell>
              <table:table-cell office:value-type="float" office:value="0.513742">
                <text:p>0.513742</text:p>
              </table:table-cell>
              <table:table-cell office:value-type="float" office:value="-0.000134">
                <text:p>-0.000134</text:p>
              </table:table-cell>
              <table:table-cell office:value-type="float" office:value="0.041228">
                <text:p>0.041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0148">
                <text:p>0.760148</text:p>
              </table:table-cell>
              <table:table-cell office:value-type="float" office:value="0.517019">
                <text:p>0.517019</text:p>
              </table:table-cell>
              <table:table-cell office:value-type="float" office:value="-0.000192">
                <text:p>-0.000192</text:p>
              </table:table-cell>
              <table:table-cell office:value-type="float" office:value="0.042992">
                <text:p>0.0429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73254">
                <text:p>0.773254</text:p>
              </table:table-cell>
              <table:table-cell office:value-type="float" office:value="0.520284">
                <text:p>0.520284</text:p>
              </table:table-cell>
              <table:table-cell office:value-type="float" office:value="-0.000019">
                <text:p>-0.000019</text:p>
              </table:table-cell>
              <table:table-cell office:value-type="float" office:value="0.044777">
                <text:p>0.044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636">
                <text:p>0.78636</text:p>
              </table:table-cell>
              <table:table-cell office:value-type="float" office:value="0.523539">
                <text:p>0.523539</text:p>
              </table:table-cell>
              <table:table-cell office:value-type="float" office:value="-0.000178">
                <text:p>-0.000178</text:p>
              </table:table-cell>
              <table:table-cell office:value-type="float" office:value="0.046583">
                <text:p>0.0465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60148">
                <text:p>0.760148</text:p>
              </table:table-cell>
              <table:table-cell office:value-type="float" office:value="0.526783">
                <text:p>0.526783</text:p>
              </table:table-cell>
              <table:table-cell office:value-type="float" office:value="-0.000363">
                <text:p>-0.000363</text:p>
              </table:table-cell>
              <table:table-cell office:value-type="float" office:value="0.043221">
                <text:p>0.043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36">
                <text:p>0.78636</text:p>
              </table:table-cell>
              <table:table-cell office:value-type="float" office:value="0.530016">
                <text:p>0.530016</text:p>
              </table:table-cell>
              <table:table-cell office:value-type="float" office:value="0.000152">
                <text:p>0.000152</text:p>
              </table:table-cell>
              <table:table-cell office:value-type="float" office:value="0.046721">
                <text:p>0.046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9466">
                <text:p>0.799466</text:p>
              </table:table-cell>
              <table:table-cell office:value-type="float" office:value="0.533239">
                <text:p>0.533239</text:p>
              </table:table-cell>
              <table:table-cell office:value-type="float" office:value="0.000464">
                <text:p>0.000464</text:p>
              </table:table-cell>
              <table:table-cell office:value-type="float" office:value="0.048538">
                <text:p>0.0485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9466">
                <text:p>0.799466</text:p>
              </table:table-cell>
              <table:table-cell office:value-type="float" office:value="0.536451">
                <text:p>0.536451</text:p>
              </table:table-cell>
              <table:table-cell office:value-type="float" office:value="0.001795">
                <text:p>0.001795</text:p>
              </table:table-cell>
              <table:table-cell office:value-type="float" office:value="0.048647">
                <text:p>0.048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12572">
                <text:p>0.812572</text:p>
              </table:table-cell>
              <table:table-cell office:value-type="float" office:value="0.539652">
                <text:p>0.539652</text:p>
              </table:table-cell>
              <table:table-cell office:value-type="float" office:value="0.003371">
                <text:p>0.003371</text:p>
              </table:table-cell>
              <table:table-cell office:value-type="float" office:value="0.05048">
                <text:p>0.05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8784">
                <text:p>0.838784</text:p>
              </table:table-cell>
              <table:table-cell office:value-type="float" office:value="0.542842">
                <text:p>0.542842</text:p>
              </table:table-cell>
              <table:table-cell office:value-type="float" office:value="0.004956">
                <text:p>0.004956</text:p>
              </table:table-cell>
              <table:table-cell office:value-type="float" office:value="0.054065">
                <text:p>0.0540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5678">
                <text:p>0.825678</text:p>
              </table:table-cell>
              <table:table-cell office:value-type="float" office:value="0.546022">
                <text:p>0.546022</text:p>
              </table:table-cell>
              <table:table-cell office:value-type="float" office:value="0.006709">
                <text:p>0.006709</text:p>
              </table:table-cell>
              <table:table-cell office:value-type="float" office:value="0.052507">
                <text:p>0.0525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8784">
                <text:p>0.838784</text:p>
              </table:table-cell>
              <table:table-cell office:value-type="float" office:value="0.549192">
                <text:p>0.549192</text:p>
              </table:table-cell>
              <table:table-cell office:value-type="float" office:value="0.008198">
                <text:p>0.008198</text:p>
              </table:table-cell>
              <table:table-cell office:value-type="float" office:value="0.054378">
                <text:p>0.0543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8784">
                <text:p>0.838784</text:p>
              </table:table-cell>
              <table:table-cell office:value-type="float" office:value="0.55235">
                <text:p>0.55235</text:p>
              </table:table-cell>
              <table:table-cell office:value-type="float" office:value="0.010018">
                <text:p>0.010018</text:p>
              </table:table-cell>
              <table:table-cell office:value-type="float" office:value="0.05454">
                <text:p>0.05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8784">
                <text:p>0.838784</text:p>
              </table:table-cell>
              <table:table-cell office:value-type="float" office:value="0.555499">
                <text:p>0.555499</text:p>
              </table:table-cell>
              <table:table-cell office:value-type="float" office:value="0.012071">
                <text:p>0.012071</text:p>
              </table:table-cell>
              <table:table-cell office:value-type="float" office:value="0.054697">
                <text:p>0.054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5189">
                <text:p>0.85189</text:p>
              </table:table-cell>
              <table:table-cell office:value-type="float" office:value="0.558637">
                <text:p>0.558637</text:p>
              </table:table-cell>
              <table:table-cell office:value-type="float" office:value="0.014347">
                <text:p>0.014347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189">
                <text:p>0.85189</text:p>
              </table:table-cell>
              <table:table-cell office:value-type="float" office:value="0.561764">
                <text:p>0.561764</text:p>
              </table:table-cell>
              <table:table-cell office:value-type="float" office:value="0.016639">
                <text:p>0.016639</text:p>
              </table:table-cell>
              <table:table-cell office:value-type="float" office:value="0.056753">
                <text:p>0.056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189">
                <text:p>0.85189</text:p>
              </table:table-cell>
              <table:table-cell office:value-type="float" office:value="0.564881">
                <text:p>0.564881</text:p>
              </table:table-cell>
              <table:table-cell office:value-type="float" office:value="0.018659">
                <text:p>0.018659</text:p>
              </table:table-cell>
              <table:table-cell office:value-type="float" office:value="0.056922">
                <text:p>0.056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25678">
                <text:p>0.825678</text:p>
              </table:table-cell>
              <table:table-cell office:value-type="float" office:value="0.567988">
                <text:p>0.567988</text:p>
              </table:table-cell>
              <table:table-cell office:value-type="float" office:value="0.020542">
                <text:p>0.020542</text:p>
              </table:table-cell>
              <table:table-cell office:value-type="float" office:value="0.053626">
                <text:p>0.0536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8784">
                <text:p>0.838784</text:p>
              </table:table-cell>
              <table:table-cell office:value-type="float" office:value="0.571084">
                <text:p>0.571084</text:p>
              </table:table-cell>
              <table:table-cell office:value-type="float" office:value="0.022503">
                <text:p>0.022503</text:p>
              </table:table-cell>
              <table:table-cell office:value-type="float" office:value="0.055463">
                <text:p>0.0554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189">
                <text:p>0.85189</text:p>
              </table:table-cell>
              <table:table-cell office:value-type="float" office:value="0.57417">
                <text:p>0.57417</text:p>
              </table:table-cell>
              <table:table-cell office:value-type="float" office:value="0.024925">
                <text:p>0.024925</text:p>
              </table:table-cell>
              <table:table-cell office:value-type="float" office:value="0.057321">
                <text:p>0.0573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89">
                <text:p>0.85189</text:p>
              </table:table-cell>
              <table:table-cell office:value-type="float" office:value="0.577246">
                <text:p>0.577246</text:p>
              </table:table-cell>
              <table:table-cell office:value-type="float" office:value="0.026321">
                <text:p>0.026321</text:p>
              </table:table-cell>
              <table:table-cell office:value-type="float" office:value="0.05747">
                <text:p>0.05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4996">
                <text:p>0.864996</text:p>
              </table:table-cell>
              <table:table-cell office:value-type="float" office:value="0.580312">
                <text:p>0.580312</text:p>
              </table:table-cell>
              <table:table-cell office:value-type="float" office:value="0.029263">
                <text:p>0.029263</text:p>
              </table:table-cell>
              <table:table-cell office:value-type="float" office:value="0.059345">
                <text:p>0.059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61586">
                <text:p>1.061586</text:p>
              </table:table-cell>
              <table:table-cell office:value-type="float" office:value="0.583367">
                <text:p>0.583367</text:p>
              </table:table-cell>
              <table:table-cell office:value-type="float" office:value="0.031422">
                <text:p>0.031422</text:p>
              </table:table-cell>
              <table:table-cell office:value-type="float" office:value="0.085461">
                <text:p>0.085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8406">
                <text:p>0.668406</text:p>
              </table:table-cell>
              <table:table-cell office:value-type="float" office:value="0.586412">
                <text:p>0.586412</text:p>
              </table:table-cell>
              <table:table-cell office:value-type="float" office:value="0.033487">
                <text:p>0.033487</text:p>
              </table:table-cell>
              <table:table-cell office:value-type="float" office:value="0.034116">
                <text:p>0.034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189">
                <text:p>0.85189</text:p>
              </table:table-cell>
              <table:table-cell office:value-type="float" office:value="0.589448">
                <text:p>0.589448</text:p>
              </table:table-cell>
              <table:table-cell office:value-type="float" office:value="0.036078">
                <text:p>0.036078</text:p>
              </table:table-cell>
              <table:table-cell office:value-type="float" office:value="0.058099">
                <text:p>0.0580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4314">
                <text:p>0.904314</text:p>
              </table:table-cell>
              <table:table-cell office:value-type="float" office:value="0.592473">
                <text:p>0.592473</text:p>
              </table:table-cell>
              <table:table-cell office:value-type="float" office:value="0.037468">
                <text:p>0.037468</text:p>
              </table:table-cell>
              <table:table-cell office:value-type="float" office:value="0.065144">
                <text:p>0.065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4314">
                <text:p>0.904314</text:p>
              </table:table-cell>
              <table:table-cell office:value-type="float" office:value="0.595488">
                <text:p>0.595488</text:p>
              </table:table-cell>
              <table:table-cell office:value-type="float" office:value="0.038339">
                <text:p>0.038339</text:p>
              </table:table-cell>
              <table:table-cell office:value-type="float" office:value="0.06537">
                <text:p>0.06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5189">
                <text:p>0.85189</text:p>
              </table:table-cell>
              <table:table-cell office:value-type="float" office:value="0.598493">
                <text:p>0.598493</text:p>
              </table:table-cell>
              <table:table-cell office:value-type="float" office:value="0.04042">
                <text:p>0.04042</text:p>
              </table:table-cell>
              <table:table-cell office:value-type="float" office:value="0.058671">
                <text:p>0.0586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4996">
                <text:p>0.864996</text:p>
              </table:table-cell>
              <table:table-cell office:value-type="float" office:value="0.601488">
                <text:p>0.601488</text:p>
              </table:table-cell>
              <table:table-cell office:value-type="float" office:value="0.042393">
                <text:p>0.042393</text:p>
              </table:table-cell>
              <table:table-cell office:value-type="float" office:value="0.060513">
                <text:p>0.0605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5189">
                <text:p>0.85189</text:p>
              </table:table-cell>
              <table:table-cell office:value-type="float" office:value="0.604473">
                <text:p>0.604473</text:p>
              </table:table-cell>
              <table:table-cell office:value-type="float" office:value="0.043696">
                <text:p>0.043696</text:p>
              </table:table-cell>
              <table:table-cell office:value-type="float" office:value="0.058916">
                <text:p>0.0589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4996">
                <text:p>0.864996</text:p>
              </table:table-cell>
              <table:table-cell office:value-type="float" office:value="0.607448">
                <text:p>0.607448</text:p>
              </table:table-cell>
              <table:table-cell office:value-type="float" office:value="0.044069">
                <text:p>0.044069</text:p>
              </table:table-cell>
              <table:table-cell office:value-type="float" office:value="0.060748">
                <text:p>0.060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89">
                <text:p>0.85189</text:p>
              </table:table-cell>
              <table:table-cell office:value-type="float" office:value="0.610413">
                <text:p>0.610413</text:p>
              </table:table-cell>
              <table:table-cell office:value-type="float" office:value="0.043576">
                <text:p>0.043576</text:p>
              </table:table-cell>
              <table:table-cell office:value-type="float" office:value="0.059141">
                <text:p>0.059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64996">
                <text:p>0.864996</text:p>
              </table:table-cell>
              <table:table-cell office:value-type="float" office:value="0.613369">
                <text:p>0.613369</text:p>
              </table:table-cell>
              <table:table-cell office:value-type="float" office:value="0.043302">
                <text:p>0.043302</text:p>
              </table:table-cell>
              <table:table-cell office:value-type="float" office:value="0.060964">
                <text:p>0.0609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189">
                <text:p>0.85189</text:p>
              </table:table-cell>
              <table:table-cell office:value-type="float" office:value="0.616314">
                <text:p>0.616314</text:p>
              </table:table-cell>
              <table:table-cell office:value-type="float" office:value="0.042234">
                <text:p>0.042234</text:p>
              </table:table-cell>
              <table:table-cell office:value-type="float" office:value="0.059349">
                <text:p>0.059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4996">
                <text:p>0.864996</text:p>
              </table:table-cell>
              <table:table-cell office:value-type="float" office:value="0.61925">
                <text:p>0.61925</text:p>
              </table:table-cell>
              <table:table-cell office:value-type="float" office:value="0.041036">
                <text:p>0.041036</text:p>
              </table:table-cell>
              <table:table-cell office:value-type="float" office:value="0.061162">
                <text:p>0.061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5189">
                <text:p>0.85189</text:p>
              </table:table-cell>
              <table:table-cell office:value-type="float" office:value="0.622176">
                <text:p>0.622176</text:p>
              </table:table-cell>
              <table:table-cell office:value-type="float" office:value="0.040138">
                <text:p>0.040138</text:p>
              </table:table-cell>
              <table:table-cell office:value-type="float" office:value="0.059537">
                <text:p>0.059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4996">
                <text:p>0.864996</text:p>
              </table:table-cell>
              <table:table-cell office:value-type="float" office:value="0.625092">
                <text:p>0.625092</text:p>
              </table:table-cell>
              <table:table-cell office:value-type="float" office:value="0.038957">
                <text:p>0.038957</text:p>
              </table:table-cell>
              <table:table-cell office:value-type="float" office:value="0.061342">
                <text:p>0.0613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4996">
                <text:p>0.864996</text:p>
              </table:table-cell>
              <table:table-cell office:value-type="float" office:value="0.627999">
                <text:p>0.627999</text:p>
              </table:table-cell>
              <table:table-cell office:value-type="float" office:value="0.03794">
                <text:p>0.03794</text:p>
              </table:table-cell>
              <table:table-cell office:value-type="float" office:value="0.061438">
                <text:p>0.0614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8102">
                <text:p>0.878102</text:p>
              </table:table-cell>
              <table:table-cell office:value-type="float" office:value="0.630896">
                <text:p>0.630896</text:p>
              </table:table-cell>
              <table:table-cell office:value-type="float" office:value="0.037502">
                <text:p>0.037502</text:p>
              </table:table-cell>
              <table:table-cell office:value-type="float" office:value="0.06326">
                <text:p>0.06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1208">
                <text:p>0.891208</text:p>
              </table:table-cell>
              <table:table-cell office:value-type="float" office:value="0.633784">
                <text:p>0.633784</text:p>
              </table:table-cell>
              <table:table-cell office:value-type="float" office:value="0.037272">
                <text:p>0.037272</text:p>
              </table:table-cell>
              <table:table-cell office:value-type="float" office:value="0.065103">
                <text:p>0.065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78102">
                <text:p>0.878102</text:p>
              </table:table-cell>
              <table:table-cell office:value-type="float" office:value="0.636661">
                <text:p>0.636661</text:p>
              </table:table-cell>
              <table:table-cell office:value-type="float" office:value="0.036445">
                <text:p>0.036445</text:p>
              </table:table-cell>
              <table:table-cell office:value-type="float" office:value="0.063508">
                <text:p>0.063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4314">
                <text:p>0.904314</text:p>
              </table:table-cell>
              <table:table-cell office:value-type="float" office:value="0.63953">
                <text:p>0.63953</text:p>
              </table:table-cell>
              <table:table-cell office:value-type="float" office:value="0.036925">
                <text:p>0.036925</text:p>
              </table:table-cell>
              <table:table-cell office:value-type="float" office:value="0.067072">
                <text:p>0.0670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91208">
                <text:p>0.891208</text:p>
              </table:table-cell>
              <table:table-cell office:value-type="float" office:value="0.642388">
                <text:p>0.642388</text:p>
              </table:table-cell>
              <table:table-cell office:value-type="float" office:value="0.037919">
                <text:p>0.037919</text:p>
              </table:table-cell>
              <table:table-cell office:value-type="float" office:value="0.065494">
                <text:p>0.065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04314">
                <text:p>0.904314</text:p>
              </table:table-cell>
              <table:table-cell office:value-type="float" office:value="0.645237">
                <text:p>0.645237</text:p>
              </table:table-cell>
              <table:table-cell office:value-type="float" office:value="0.040043">
                <text:p>0.040043</text:p>
              </table:table-cell>
              <table:table-cell office:value-type="float" office:value="0.067346">
                <text:p>0.0673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42">
                <text:p>0.91742</text:p>
              </table:table-cell>
              <table:table-cell office:value-type="float" office:value="0.648077">
                <text:p>0.648077</text:p>
              </table:table-cell>
              <table:table-cell office:value-type="float" office:value="0.042626">
                <text:p>0.042626</text:p>
              </table:table-cell>
              <table:table-cell office:value-type="float" office:value="0.069219">
                <text:p>0.069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742">
                <text:p>0.91742</text:p>
              </table:table-cell>
              <table:table-cell office:value-type="float" office:value="0.650907">
                <text:p>0.650907</text:p>
              </table:table-cell>
              <table:table-cell office:value-type="float" office:value="0.044299">
                <text:p>0.044299</text:p>
              </table:table-cell>
              <table:table-cell office:value-type="float" office:value="0.069384">
                <text:p>0.0693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1742">
                <text:p>0.91742</text:p>
              </table:table-cell>
              <table:table-cell office:value-type="float" office:value="0.653728">
                <text:p>0.653728</text:p>
              </table:table-cell>
              <table:table-cell office:value-type="float" office:value="0.046913">
                <text:p>0.046913</text:p>
              </table:table-cell>
              <table:table-cell office:value-type="float" office:value="0.069545">
                <text:p>0.069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1742">
                <text:p>0.91742</text:p>
              </table:table-cell>
              <table:table-cell office:value-type="float" office:value="0.65654">
                <text:p>0.65654</text:p>
              </table:table-cell>
              <table:table-cell office:value-type="float" office:value="0.04929">
                <text:p>0.04929</text:p>
              </table:table-cell>
              <table:table-cell office:value-type="float" office:value="0.069701">
                <text:p>0.069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1742">
                <text:p>0.91742</text:p>
              </table:table-cell>
              <table:table-cell office:value-type="float" office:value="0.659342">
                <text:p>0.659342</text:p>
              </table:table-cell>
              <table:table-cell office:value-type="float" office:value="0.051719">
                <text:p>0.051719</text:p>
              </table:table-cell>
              <table:table-cell office:value-type="float" office:value="0.069853">
                <text:p>0.0698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1742">
                <text:p>0.91742</text:p>
              </table:table-cell>
              <table:table-cell office:value-type="float" office:value="0.662135">
                <text:p>0.662135</text:p>
              </table:table-cell>
              <table:table-cell office:value-type="float" office:value="0.054457">
                <text:p>0.054457</text:p>
              </table:table-cell>
              <table:table-cell office:value-type="float" office:value="0.070001">
                <text:p>0.07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3632">
                <text:p>0.943632</text:p>
              </table:table-cell>
              <table:table-cell office:value-type="float" office:value="0.664919">
                <text:p>0.664919</text:p>
              </table:table-cell>
              <table:table-cell office:value-type="float" office:value="0.057255">
                <text:p>0.057255</text:p>
              </table:table-cell>
              <table:table-cell office:value-type="float" office:value="0.073604">
                <text:p>0.0736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1742">
                <text:p>0.91742</text:p>
              </table:table-cell>
              <table:table-cell office:value-type="float" office:value="0.667693">
                <text:p>0.667693</text:p>
              </table:table-cell>
              <table:table-cell office:value-type="float" office:value="0.060052">
                <text:p>0.060052</text:p>
              </table:table-cell>
              <table:table-cell office:value-type="float" office:value="0.070335">
                <text:p>0.0703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4314">
                <text:p>0.904314</text:p>
              </table:table-cell>
              <table:table-cell office:value-type="float" office:value="0.670458">
                <text:p>0.670458</text:p>
              </table:table-cell>
              <table:table-cell office:value-type="float" office:value="0.062637">
                <text:p>0.062637</text:p>
              </table:table-cell>
              <table:table-cell office:value-type="float" office:value="0.068739">
                <text:p>0.0687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4314">
                <text:p>0.904314</text:p>
              </table:table-cell>
              <table:table-cell office:value-type="float" office:value="0.673214">
                <text:p>0.673214</text:p>
              </table:table-cell>
              <table:table-cell office:value-type="float" office:value="0.064769">
                <text:p>0.064769</text:p>
              </table:table-cell>
              <table:table-cell office:value-type="float" office:value="0.068843">
                <text:p>0.0688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742">
                <text:p>0.91742</text:p>
              </table:table-cell>
              <table:table-cell office:value-type="float" office:value="0.675961">
                <text:p>0.675961</text:p>
              </table:table-cell>
              <table:table-cell office:value-type="float" office:value="0.066551">
                <text:p>0.066551</text:p>
              </table:table-cell>
              <table:table-cell office:value-type="float" office:value="0.070673">
                <text:p>0.0706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4314">
                <text:p>0.904314</text:p>
              </table:table-cell>
              <table:table-cell office:value-type="float" office:value="0.678698">
                <text:p>0.678698</text:p>
              </table:table-cell>
              <table:table-cell office:value-type="float" office:value="0.068515">
                <text:p>0.068515</text:p>
              </table:table-cell>
              <table:table-cell office:value-type="float" office:value="0.069064">
                <text:p>0.069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91208">
                <text:p>0.891208</text:p>
              </table:table-cell>
              <table:table-cell office:value-type="float" office:value="0.681427">
                <text:p>0.681427</text:p>
              </table:table-cell>
              <table:table-cell office:value-type="float" office:value="0.069904">
                <text:p>0.069904</text:p>
              </table:table-cell>
              <table:table-cell office:value-type="float" office:value="0.067426">
                <text:p>0.0674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8102">
                <text:p>0.878102</text:p>
              </table:table-cell>
              <table:table-cell office:value-type="float" office:value="0.684146">
                <text:p>0.684146</text:p>
              </table:table-cell>
              <table:table-cell office:value-type="float" office:value="0.071103">
                <text:p>0.071103</text:p>
              </table:table-cell>
              <table:table-cell office:value-type="float" office:value="0.065756">
                <text:p>0.065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1208">
                <text:p>0.891208</text:p>
              </table:table-cell>
              <table:table-cell office:value-type="float" office:value="0.686857">
                <text:p>0.686857</text:p>
              </table:table-cell>
              <table:table-cell office:value-type="float" office:value="0.072508">
                <text:p>0.072508</text:p>
              </table:table-cell>
              <table:table-cell office:value-type="float" office:value="0.067516">
                <text:p>0.067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4996">
                <text:p>0.864996</text:p>
              </table:table-cell>
              <table:table-cell office:value-type="float" office:value="0.689558">
                <text:p>0.689558</text:p>
              </table:table-cell>
              <table:table-cell office:value-type="float" office:value="0.073386">
                <text:p>0.073386</text:p>
              </table:table-cell>
              <table:table-cell office:value-type="float" office:value="0.064108">
                <text:p>0.0641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78102">
                <text:p>0.878102</text:p>
              </table:table-cell>
              <table:table-cell office:value-type="float" office:value="0.692251">
                <text:p>0.692251</text:p>
              </table:table-cell>
              <table:table-cell office:value-type="float" office:value="0.074025">
                <text:p>0.074025</text:p>
              </table:table-cell>
              <table:table-cell office:value-type="float" office:value="0.065834">
                <text:p>0.065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1208">
                <text:p>0.891208</text:p>
              </table:table-cell>
              <table:table-cell office:value-type="float" office:value="0.694934">
                <text:p>0.694934</text:p>
              </table:table-cell>
              <table:table-cell office:value-type="float" office:value="0.074546">
                <text:p>0.074546</text:p>
              </table:table-cell>
              <table:table-cell office:value-type="float" office:value="0.067581">
                <text:p>0.067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8102">
                <text:p>0.878102</text:p>
              </table:table-cell>
              <table:table-cell office:value-type="float" office:value="0.697609">
                <text:p>0.697609</text:p>
              </table:table-cell>
              <table:table-cell office:value-type="float" office:value="0.074437">
                <text:p>0.074437</text:p>
              </table:table-cell>
              <table:table-cell office:value-type="float" office:value="0.065891">
                <text:p>0.065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1208">
                <text:p>0.891208</text:p>
              </table:table-cell>
              <table:table-cell office:value-type="float" office:value="0.700275">
                <text:p>0.700275</text:p>
              </table:table-cell>
              <table:table-cell office:value-type="float" office:value="0.072896">
                <text:p>0.072896</text:p>
              </table:table-cell>
              <table:table-cell office:value-type="float" office:value="0.06763">
                <text:p>0.067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8784">
                <text:p>0.838784</text:p>
              </table:table-cell>
              <table:table-cell office:value-type="float" office:value="0.702932">
                <text:p>0.702932</text:p>
              </table:table-cell>
              <table:table-cell office:value-type="float" office:value="0.07047">
                <text:p>0.07047</text:p>
              </table:table-cell>
              <table:table-cell office:value-type="float" office:value="0.060741">
                <text:p>0.0607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4996">
                <text:p>0.864996</text:p>
              </table:table-cell>
              <table:table-cell office:value-type="float" office:value="0.70558">
                <text:p>0.70558</text:p>
              </table:table-cell>
              <table:table-cell office:value-type="float" office:value="0.067489">
                <text:p>0.067489</text:p>
              </table:table-cell>
              <table:table-cell office:value-type="float" office:value="0.064123">
                <text:p>0.0641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189">
                <text:p>0.85189</text:p>
              </table:table-cell>
              <table:table-cell office:value-type="float" office:value="0.708219">
                <text:p>0.708219</text:p>
              </table:table-cell>
              <table:table-cell office:value-type="float" office:value="0.06451">
                <text:p>0.06451</text:p>
              </table:table-cell>
              <table:table-cell office:value-type="float" office:value="0.062364">
                <text:p>0.0623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4996">
                <text:p>0.864996</text:p>
              </table:table-cell>
              <table:table-cell office:value-type="float" office:value="0.710849">
                <text:p>0.710849</text:p>
              </table:table-cell>
              <table:table-cell office:value-type="float" office:value="0.06137">
                <text:p>0.06137</text:p>
              </table:table-cell>
              <table:table-cell office:value-type="float" office:value="0.064034">
                <text:p>0.064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8102">
                <text:p>0.878102</text:p>
              </table:table-cell>
              <table:table-cell office:value-type="float" office:value="0.713471">
                <text:p>0.713471</text:p>
              </table:table-cell>
              <table:table-cell office:value-type="float" office:value="0.057878">
                <text:p>0.057878</text:p>
              </table:table-cell>
              <table:table-cell office:value-type="float" office:value="0.065726">
                <text:p>0.065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1208">
                <text:p>0.891208</text:p>
              </table:table-cell>
              <table:table-cell office:value-type="float" office:value="0.716084">
                <text:p>0.716084</text:p>
              </table:table-cell>
              <table:table-cell office:value-type="float" office:value="0.054338">
                <text:p>0.054338</text:p>
              </table:table-cell>
              <table:table-cell office:value-type="float" office:value="0.06744">
                <text:p>0.06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4996">
                <text:p>0.864996</text:p>
              </table:table-cell>
              <table:table-cell office:value-type="float" office:value="0.718689">
                <text:p>0.718689</text:p>
              </table:table-cell>
              <table:table-cell office:value-type="float" office:value="0.050619">
                <text:p>0.050619</text:p>
              </table:table-cell>
              <table:table-cell office:value-type="float" office:value="0.063987">
                <text:p>0.063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4996">
                <text:p>0.864996</text:p>
              </table:table-cell>
              <table:table-cell office:value-type="float" office:value="0.721284">
                <text:p>0.721284</text:p>
              </table:table-cell>
              <table:table-cell office:value-type="float" office:value="0.047611">
                <text:p>0.047611</text:p>
              </table:table-cell>
              <table:table-cell office:value-type="float" office:value="0.063937">
                <text:p>0.063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04314">
                <text:p>0.904314</text:p>
              </table:table-cell>
              <table:table-cell office:value-type="float" office:value="0.723871">
                <text:p>0.723871</text:p>
              </table:table-cell>
              <table:table-cell office:value-type="float" office:value="0.047255">
                <text:p>0.047255</text:p>
              </table:table-cell>
              <table:table-cell office:value-type="float" office:value="0.069073">
                <text:p>0.0690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742">
                <text:p>0.91742</text:p>
              </table:table-cell>
              <table:table-cell office:value-type="float" office:value="0.72645">
                <text:p>0.72645</text:p>
              </table:table-cell>
              <table:table-cell office:value-type="float" office:value="0.0467">
                <text:p>0.0467</text:p>
              </table:table-cell>
              <table:table-cell office:value-type="float" office:value="0.070823">
                <text:p>0.0708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1742">
                <text:p>0.91742</text:p>
              </table:table-cell>
              <table:table-cell office:value-type="float" office:value="0.72902">
                <text:p>0.72902</text:p>
              </table:table-cell>
              <table:table-cell office:value-type="float" office:value="0.046317">
                <text:p>0.046317</text:p>
              </table:table-cell>
              <table:table-cell office:value-type="float" office:value="0.070866">
                <text:p>0.0708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1742">
                <text:p>0.91742</text:p>
              </table:table-cell>
              <table:table-cell office:value-type="float" office:value="0.731581">
                <text:p>0.731581</text:p>
              </table:table-cell>
              <table:table-cell office:value-type="float" office:value="0.047742">
                <text:p>0.047742</text:p>
              </table:table-cell>
              <table:table-cell office:value-type="float" office:value="0.070905">
                <text:p>0.0709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742">
                <text:p>0.91742</text:p>
              </table:table-cell>
              <table:table-cell office:value-type="float" office:value="0.734134">
                <text:p>0.734134</text:p>
              </table:table-cell>
              <table:table-cell office:value-type="float" office:value="0.049145">
                <text:p>0.049145</text:p>
              </table:table-cell>
              <table:table-cell office:value-type="float" office:value="0.070939">
                <text:p>0.070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43632">
                <text:p>0.943632</text:p>
              </table:table-cell>
              <table:table-cell office:value-type="float" office:value="0.736678">
                <text:p>0.736678</text:p>
              </table:table-cell>
              <table:table-cell office:value-type="float" office:value="0.051129">
                <text:p>0.051129</text:p>
              </table:table-cell>
              <table:table-cell office:value-type="float" office:value="0.07443">
                <text:p>0.074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56738">
                <text:p>0.956738</text:p>
              </table:table-cell>
              <table:table-cell office:value-type="float" office:value="0.739214">
                <text:p>0.739214</text:p>
              </table:table-cell>
              <table:table-cell office:value-type="float" office:value="0.053992">
                <text:p>0.053992</text:p>
              </table:table-cell>
              <table:table-cell office:value-type="float" office:value="0.076239">
                <text:p>0.076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43632">
                <text:p>0.943632</text:p>
              </table:table-cell>
              <table:table-cell office:value-type="float" office:value="0.741742">
                <text:p>0.741742</text:p>
              </table:table-cell>
              <table:table-cell office:value-type="float" office:value="0.055806">
                <text:p>0.055806</text:p>
              </table:table-cell>
              <table:table-cell office:value-type="float" office:value="0.074611">
                <text:p>0.074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0526">
                <text:p>0.930526</text:p>
              </table:table-cell>
              <table:table-cell office:value-type="float" office:value="0.744261">
                <text:p>0.744261</text:p>
              </table:table-cell>
              <table:table-cell office:value-type="float" office:value="0.058254">
                <text:p>0.058254</text:p>
              </table:table-cell>
              <table:table-cell office:value-type="float" office:value="0.072952">
                <text:p>0.072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0526">
                <text:p>0.930526</text:p>
              </table:table-cell>
              <table:table-cell office:value-type="float" office:value="0.746772">
                <text:p>0.746772</text:p>
              </table:table-cell>
              <table:table-cell office:value-type="float" office:value="0.061804">
                <text:p>0.061804</text:p>
              </table:table-cell>
              <table:table-cell office:value-type="float" office:value="0.072993">
                <text:p>0.0729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43632">
                <text:p>0.943632</text:p>
              </table:table-cell>
              <table:table-cell office:value-type="float" office:value="0.749274">
                <text:p>0.749274</text:p>
              </table:table-cell>
              <table:table-cell office:value-type="float" office:value="0.064104">
                <text:p>0.064104</text:p>
              </table:table-cell>
              <table:table-cell office:value-type="float" office:value="0.07476">
                <text:p>0.07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56738">
                <text:p>0.956738</text:p>
              </table:table-cell>
              <table:table-cell office:value-type="float" office:value="0.751768">
                <text:p>0.751768</text:p>
              </table:table-cell>
              <table:table-cell office:value-type="float" office:value="0.067149">
                <text:p>0.067149</text:p>
              </table:table-cell>
              <table:table-cell office:value-type="float" office:value="0.07655">
                <text:p>0.076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0526">
                <text:p>0.930526</text:p>
              </table:table-cell>
              <table:table-cell office:value-type="float" office:value="0.754254">
                <text:p>0.754254</text:p>
              </table:table-cell>
              <table:table-cell office:value-type="float" office:value="0.070717">
                <text:p>0.070717</text:p>
              </table:table-cell>
              <table:table-cell office:value-type="float" office:value="0.073172">
                <text:p>0.0731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1742">
                <text:p>0.91742</text:p>
              </table:table-cell>
              <table:table-cell office:value-type="float" office:value="0.756732">
                <text:p>0.756732</text:p>
              </table:table-cell>
              <table:table-cell office:value-type="float" office:value="0.07379">
                <text:p>0.07379</text:p>
              </table:table-cell>
              <table:table-cell office:value-type="float" office:value="0.071467">
                <text:p>0.0714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30526">
                <text:p>0.930526</text:p>
              </table:table-cell>
              <table:table-cell office:value-type="float" office:value="0.759201">
                <text:p>0.759201</text:p>
              </table:table-cell>
              <table:table-cell office:value-type="float" office:value="0.076661">
                <text:p>0.076661</text:p>
              </table:table-cell>
              <table:table-cell office:value-type="float" office:value="0.073192">
                <text:p>0.0731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1742">
                <text:p>0.91742</text:p>
              </table:table-cell>
              <table:table-cell office:value-type="float" office:value="0.761662">
                <text:p>0.761662</text:p>
              </table:table-cell>
              <table:table-cell office:value-type="float" office:value="0.079425">
                <text:p>0.079425</text:p>
              </table:table-cell>
              <table:table-cell office:value-type="float" office:value="0.07148">
                <text:p>0.07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1742">
                <text:p>0.91742</text:p>
              </table:table-cell>
              <table:table-cell office:value-type="float" office:value="0.764115">
                <text:p>0.764115</text:p>
              </table:table-cell>
              <table:table-cell office:value-type="float" office:value="0.082096">
                <text:p>0.082096</text:p>
              </table:table-cell>
              <table:table-cell office:value-type="float" office:value="0.071468">
                <text:p>0.0714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1208">
                <text:p>0.891208</text:p>
              </table:table-cell>
              <table:table-cell office:value-type="float" office:value="0.76656">
                <text:p>0.76656</text:p>
              </table:table-cell>
              <table:table-cell office:value-type="float" office:value="0.084817">
                <text:p>0.084817</text:p>
              </table:table-cell>
              <table:table-cell office:value-type="float" office:value="0.067992">
                <text:p>0.067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314">
                <text:p>0.904314</text:p>
              </table:table-cell>
              <table:table-cell office:value-type="float" office:value="0.768996">
                <text:p>0.768996</text:p>
              </table:table-cell>
              <table:table-cell office:value-type="float" office:value="0.087371">
                <text:p>0.087371</text:p>
              </table:table-cell>
              <table:table-cell office:value-type="float" office:value="0.06965">
                <text:p>0.069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91208">
                <text:p>0.891208</text:p>
              </table:table-cell>
              <table:table-cell office:value-type="float" office:value="0.771425">
                <text:p>0.771425</text:p>
              </table:table-cell>
              <table:table-cell office:value-type="float" office:value="0.088718">
                <text:p>0.088718</text:p>
              </table:table-cell>
              <table:table-cell office:value-type="float" office:value="0.06787">
                <text:p>0.067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189">
                <text:p>0.85189</text:p>
              </table:table-cell>
              <table:table-cell office:value-type="float" office:value="0.773845">
                <text:p>0.773845</text:p>
              </table:table-cell>
              <table:table-cell office:value-type="float" office:value="0.089472">
                <text:p>0.089472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5189">
                <text:p>0.85189</text:p>
              </table:table-cell>
              <table:table-cell office:value-type="float" office:value="0.776258">
                <text:p>0.776258</text:p>
              </table:table-cell>
              <table:table-cell office:value-type="float" office:value="0.089411">
                <text:p>0.089411</text:p>
              </table:table-cell>
              <table:table-cell office:value-type="float" office:value="0.062437">
                <text:p>0.0624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5189">
                <text:p>0.85189</text:p>
              </table:table-cell>
              <table:table-cell office:value-type="float" office:value="0.778662">
                <text:p>0.778662</text:p>
              </table:table-cell>
              <table:table-cell office:value-type="float" office:value="0.089112">
                <text:p>0.089112</text:p>
              </table:table-cell>
              <table:table-cell office:value-type="float" office:value="0.062271">
                <text:p>0.0622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4996">
                <text:p>0.864996</text:p>
              </table:table-cell>
              <table:table-cell office:value-type="float" office:value="0.781059">
                <text:p>0.781059</text:p>
              </table:table-cell>
              <table:table-cell office:value-type="float" office:value="0.08838">
                <text:p>0.08838</text:p>
              </table:table-cell>
              <table:table-cell office:value-type="float" office:value="0.063831">
                <text:p>0.0638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8784">
                <text:p>0.838784</text:p>
              </table:table-cell>
              <table:table-cell office:value-type="float" office:value="0.783447">
                <text:p>0.783447</text:p>
              </table:table-cell>
              <table:table-cell office:value-type="float" office:value="0.087018">
                <text:p>0.087018</text:p>
              </table:table-cell>
              <table:table-cell office:value-type="float" office:value="0.060224">
                <text:p>0.060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8784">
                <text:p>0.838784</text:p>
              </table:table-cell>
              <table:table-cell office:value-type="float" office:value="0.785828">
                <text:p>0.785828</text:p>
              </table:table-cell>
              <table:table-cell office:value-type="float" office:value="0.085519">
                <text:p>0.085519</text:p>
              </table:table-cell>
              <table:table-cell office:value-type="float" office:value="0.06002">
                <text:p>0.06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8784">
                <text:p>0.838784</text:p>
              </table:table-cell>
              <table:table-cell office:value-type="float" office:value="0.788201">
                <text:p>0.788201</text:p>
              </table:table-cell>
              <table:table-cell office:value-type="float" office:value="0.082516">
                <text:p>0.082516</text:p>
              </table:table-cell>
              <table:table-cell office:value-type="float" office:value="0.059813">
                <text:p>0.0598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25678">
                <text:p>0.825678</text:p>
              </table:table-cell>
              <table:table-cell office:value-type="float" office:value="0.790565">
                <text:p>0.790565</text:p>
              </table:table-cell>
              <table:table-cell office:value-type="float" office:value="0.079788">
                <text:p>0.079788</text:p>
              </table:table-cell>
              <table:table-cell office:value-type="float" office:value="0.057872">
                <text:p>0.057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25678">
                <text:p>0.825678</text:p>
              </table:table-cell>
              <table:table-cell office:value-type="float" office:value="0.792922">
                <text:p>0.792922</text:p>
              </table:table-cell>
              <table:table-cell office:value-type="float" office:value="0.077001">
                <text:p>0.077001</text:p>
              </table:table-cell>
              <table:table-cell office:value-type="float" office:value="0.057631">
                <text:p>0.0576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8784">
                <text:p>0.838784</text:p>
              </table:table-cell>
              <table:table-cell office:value-type="float" office:value="0.795271">
                <text:p>0.795271</text:p>
              </table:table-cell>
              <table:table-cell office:value-type="float" office:value="0.073734">
                <text:p>0.073734</text:p>
              </table:table-cell>
              <table:table-cell office:value-type="float" office:value="0.059117">
                <text:p>0.059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8784">
                <text:p>0.838784</text:p>
              </table:table-cell>
              <table:table-cell office:value-type="float" office:value="0.797613">
                <text:p>0.797613</text:p>
              </table:table-cell>
              <table:table-cell office:value-type="float" office:value="0.070235">
                <text:p>0.070235</text:p>
              </table:table-cell>
              <table:table-cell office:value-type="float" office:value="0.058895">
                <text:p>0.058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38784">
                <text:p>0.838784</text:p>
              </table:table-cell>
              <table:table-cell office:value-type="float" office:value="0.799946">
                <text:p>0.799946</text:p>
              </table:table-cell>
              <table:table-cell office:value-type="float" office:value="0.066821">
                <text:p>0.066821</text:p>
              </table:table-cell>
              <table:table-cell office:value-type="float" office:value="0.058669">
                <text:p>0.058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5189">
                <text:p>0.85189</text:p>
              </table:table-cell>
              <table:table-cell office:value-type="float" office:value="0.802272">
                <text:p>0.802272</text:p>
              </table:table-cell>
              <table:table-cell office:value-type="float" office:value="0.063209">
                <text:p>0.063209</text:p>
              </table:table-cell>
              <table:table-cell office:value-type="float" office:value="0.06017">
                <text:p>0.06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25678">
                <text:p>0.825678</text:p>
              </table:table-cell>
              <table:table-cell office:value-type="float" office:value="0.80459">
                <text:p>0.80459</text:p>
              </table:table-cell>
              <table:table-cell office:value-type="float" office:value="0.05948">
                <text:p>0.05948</text:p>
              </table:table-cell>
              <table:table-cell office:value-type="float" office:value="0.056503">
                <text:p>0.0565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5189">
                <text:p>0.85189</text:p>
              </table:table-cell>
              <table:table-cell office:value-type="float" office:value="0.8069">
                <text:p>0.8069</text:p>
              </table:table-cell>
              <table:table-cell office:value-type="float" office:value="0.055516">
                <text:p>0.055516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5189">
                <text:p>0.85189</text:p>
              </table:table-cell>
              <table:table-cell office:value-type="float" office:value="0.809203">
                <text:p>0.809203</text:p>
              </table:table-cell>
              <table:table-cell office:value-type="float" office:value="0.054153">
                <text:p>0.054153</text:p>
              </table:table-cell>
              <table:table-cell office:value-type="float" office:value="0.059486">
                <text:p>0.059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5189">
                <text:p>0.85189</text:p>
              </table:table-cell>
              <table:table-cell office:value-type="float" office:value="0.811498">
                <text:p>0.811498</text:p>
              </table:table-cell>
              <table:table-cell office:value-type="float" office:value="0.052948">
                <text:p>0.052948</text:p>
              </table:table-cell>
              <table:table-cell office:value-type="float" office:value="0.059269">
                <text:p>0.059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64996">
                <text:p>0.864996</text:p>
              </table:table-cell>
              <table:table-cell office:value-type="float" office:value="0.813785">
                <text:p>0.813785</text:p>
              </table:table-cell>
              <table:table-cell office:value-type="float" office:value="0.052061">
                <text:p>0.052061</text:p>
              </table:table-cell>
              <table:table-cell office:value-type="float" office:value="0.060777">
                <text:p>0.0607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1208">
                <text:p>0.891208</text:p>
              </table:table-cell>
              <table:table-cell office:value-type="float" office:value="0.816065">
                <text:p>0.816065</text:p>
              </table:table-cell>
              <table:table-cell office:value-type="float" office:value="0.051955">
                <text:p>0.051955</text:p>
              </table:table-cell>
              <table:table-cell office:value-type="float" office:value="0.064039">
                <text:p>0.0640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64996">
                <text:p>0.864996</text:p>
              </table:table-cell>
              <table:table-cell office:value-type="float" office:value="0.818337">
                <text:p>0.818337</text:p>
              </table:table-cell>
              <table:table-cell office:value-type="float" office:value="0.052512">
                <text:p>0.052512</text:p>
              </table:table-cell>
              <table:table-cell office:value-type="float" office:value="0.060429">
                <text:p>0.0604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91208">
                <text:p>0.891208</text:p>
              </table:table-cell>
              <table:table-cell office:value-type="float" office:value="0.820602">
                <text:p>0.820602</text:p>
              </table:table-cell>
              <table:table-cell office:value-type="float" office:value="0.053681">
                <text:p>0.053681</text:p>
              </table:table-cell>
              <table:table-cell office:value-type="float" office:value="0.063684">
                <text:p>0.0636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04314">
                <text:p>0.904314</text:p>
              </table:table-cell>
              <table:table-cell office:value-type="float" office:value="0.822859">
                <text:p>0.822859</text:p>
              </table:table-cell>
              <table:table-cell office:value-type="float" office:value="0.054361">
                <text:p>0.054361</text:p>
              </table:table-cell>
              <table:table-cell office:value-type="float" office:value="0.065257">
                <text:p>0.065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91208">
                <text:p>0.891208</text:p>
              </table:table-cell>
              <table:table-cell office:value-type="float" office:value="0.825109">
                <text:p>0.825109</text:p>
              </table:table-cell>
              <table:table-cell office:value-type="float" office:value="0.055808">
                <text:p>0.055808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91208">
                <text:p>0.891208</text:p>
              </table:table-cell>
              <table:table-cell office:value-type="float" office:value="0.827351">
                <text:p>0.827351</text:p>
              </table:table-cell>
              <table:table-cell office:value-type="float" office:value="0.056948">
                <text:p>0.056948</text:p>
              </table:table-cell>
              <table:table-cell office:value-type="float" office:value="0.063229">
                <text:p>0.0632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04314">
                <text:p>0.904314</text:p>
              </table:table-cell>
              <table:table-cell office:value-type="float" office:value="0.829585">
                <text:p>0.829585</text:p>
              </table:table-cell>
              <table:table-cell office:value-type="float" office:value="0.058104">
                <text:p>0.058104</text:p>
              </table:table-cell>
              <table:table-cell office:value-type="float" office:value="0.064792">
                <text:p>0.0647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78102">
                <text:p>0.878102</text:p>
              </table:table-cell>
              <table:table-cell office:value-type="float" office:value="0.831813">
                <text:p>0.831813</text:p>
              </table:table-cell>
              <table:table-cell office:value-type="float" office:value="0.059448">
                <text:p>0.059448</text:p>
              </table:table-cell>
              <table:table-cell office:value-type="float" office:value="0.061187">
                <text:p>0.0611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04314">
                <text:p>0.904314</text:p>
              </table:table-cell>
              <table:table-cell office:value-type="float" office:value="0.834033">
                <text:p>0.834033</text:p>
              </table:table-cell>
              <table:table-cell office:value-type="float" office:value="0.06033">
                <text:p>0.06033</text:p>
              </table:table-cell>
              <table:table-cell office:value-type="float" office:value="0.064447">
                <text:p>0.0644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64996">
                <text:p>0.864996</text:p>
              </table:table-cell>
              <table:table-cell office:value-type="float" office:value="0.836245">
                <text:p>0.836245</text:p>
              </table:table-cell>
              <table:table-cell office:value-type="float" office:value="0.061918">
                <text:p>0.061918</text:p>
              </table:table-cell>
              <table:table-cell office:value-type="float" office:value="0.059105">
                <text:p>0.059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8102">
                <text:p>0.878102</text:p>
              </table:table-cell>
              <table:table-cell office:value-type="float" office:value="0.83845">
                <text:p>0.83845</text:p>
              </table:table-cell>
              <table:table-cell office:value-type="float" office:value="0.063076">
                <text:p>0.063076</text:p>
              </table:table-cell>
              <table:table-cell office:value-type="float" office:value="0.060602">
                <text:p>0.060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04314">
                <text:p>0.904314</text:p>
              </table:table-cell>
              <table:table-cell office:value-type="float" office:value="0.840648">
                <text:p>0.840648</text:p>
              </table:table-cell>
              <table:table-cell office:value-type="float" office:value="0.064323">
                <text:p>0.064323</text:p>
              </table:table-cell>
              <table:table-cell office:value-type="float" office:value="0.063851">
                <text:p>0.0638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5189">
                <text:p>0.85189</text:p>
              </table:table-cell>
              <table:table-cell office:value-type="float" office:value="0.842839">
                <text:p>0.842839</text:p>
              </table:table-cell>
              <table:table-cell office:value-type="float" office:value="0.065577">
                <text:p>0.065577</text:p>
              </table:table-cell>
              <table:table-cell office:value-type="float" office:value="0.056769">
                <text:p>0.0567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64996">
                <text:p>0.864996</text:p>
              </table:table-cell>
              <table:table-cell office:value-type="float" office:value="0.845022">
                <text:p>0.845022</text:p>
              </table:table-cell>
              <table:table-cell office:value-type="float" office:value="0.066572">
                <text:p>0.066572</text:p>
              </table:table-cell>
              <table:table-cell office:value-type="float" office:value="0.058229">
                <text:p>0.0582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8102">
                <text:p>0.878102</text:p>
              </table:table-cell>
              <table:table-cell office:value-type="float" office:value="0.847198">
                <text:p>0.847198</text:p>
              </table:table-cell>
              <table:table-cell office:value-type="float" office:value="0.067213">
                <text:p>0.067213</text:p>
              </table:table-cell>
              <table:table-cell office:value-type="float" office:value="0.059712">
                <text:p>0.0597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4996">
                <text:p>0.864996</text:p>
              </table:table-cell>
              <table:table-cell office:value-type="float" office:value="0.849367">
                <text:p>0.849367</text:p>
              </table:table-cell>
              <table:table-cell office:value-type="float" office:value="0.067661">
                <text:p>0.067661</text:p>
              </table:table-cell>
              <table:table-cell office:value-type="float" office:value="0.057757">
                <text:p>0.0577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5189">
                <text:p>0.85189</text:p>
              </table:table-cell>
              <table:table-cell office:value-type="float" office:value="0.851528">
                <text:p>0.851528</text:p>
              </table:table-cell>
              <table:table-cell office:value-type="float" office:value="0.068437">
                <text:p>0.068437</text:p>
              </table:table-cell>
              <table:table-cell office:value-type="float" office:value="0.055773">
                <text:p>0.0557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4996">
                <text:p>0.864996</text:p>
              </table:table-cell>
              <table:table-cell office:value-type="float" office:value="0.853683">
                <text:p>0.853683</text:p>
              </table:table-cell>
              <table:table-cell office:value-type="float" office:value="0.069272">
                <text:p>0.069272</text:p>
              </table:table-cell>
              <table:table-cell office:value-type="float" office:value="0.05722">
                <text:p>0.057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5189">
                <text:p>0.85189</text:p>
              </table:table-cell>
              <table:table-cell office:value-type="float" office:value="0.85583">
                <text:p>0.85583</text:p>
              </table:table-cell>
              <table:table-cell office:value-type="float" office:value="0.069576">
                <text:p>0.069576</text:p>
              </table:table-cell>
              <table:table-cell office:value-type="float" office:value="0.055229">
                <text:p>0.0552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5189">
                <text:p>0.85189</text:p>
              </table:table-cell>
              <table:table-cell office:value-type="float" office:value="0.85797">
                <text:p>0.85797</text:p>
              </table:table-cell>
              <table:table-cell office:value-type="float" office:value="0.069957">
                <text:p>0.069957</text:p>
              </table:table-cell>
              <table:table-cell office:value-type="float" office:value="0.054938">
                <text:p>0.0549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8784">
                <text:p>0.838784</text:p>
              </table:table-cell>
              <table:table-cell office:value-type="float" office:value="0.860103">
                <text:p>0.860103</text:p>
              </table:table-cell>
              <table:table-cell office:value-type="float" office:value="0.07018">
                <text:p>0.07018</text:p>
              </table:table-cell>
              <table:table-cell office:value-type="float" office:value="0.052915">
                <text:p>0.052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784">
                <text:p>0.838784</text:p>
              </table:table-cell>
              <table:table-cell office:value-type="float" office:value="0.862229">
                <text:p>0.862229</text:p>
              </table:table-cell>
              <table:table-cell office:value-type="float" office:value="0.070098">
                <text:p>0.070098</text:p>
              </table:table-cell>
              <table:table-cell office:value-type="float" office:value="0.052591">
                <text:p>0.0525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5189">
                <text:p>0.85189</text:p>
              </table:table-cell>
              <table:table-cell office:value-type="float" office:value="0.864348">
                <text:p>0.864348</text:p>
              </table:table-cell>
              <table:table-cell office:value-type="float" office:value="0.069681">
                <text:p>0.069681</text:p>
              </table:table-cell>
              <table:table-cell office:value-type="float" office:value="0.053995">
                <text:p>0.0539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2572">
                <text:p>0.812572</text:p>
              </table:table-cell>
              <table:table-cell office:value-type="float" office:value="0.866459">
                <text:p>0.866459</text:p>
              </table:table-cell>
              <table:table-cell office:value-type="float" office:value="0.069248">
                <text:p>0.069248</text:p>
              </table:table-cell>
              <table:table-cell office:value-type="float" office:value="0.048501">
                <text:p>0.0485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5678">
                <text:p>0.825678</text:p>
              </table:table-cell>
              <table:table-cell office:value-type="float" office:value="0.868564">
                <text:p>0.868564</text:p>
              </table:table-cell>
              <table:table-cell office:value-type="float" office:value="0.068719">
                <text:p>0.068719</text:p>
              </table:table-cell>
              <table:table-cell office:value-type="float" office:value="0.049846">
                <text:p>0.049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5678">
                <text:p>0.825678</text:p>
              </table:table-cell>
              <table:table-cell office:value-type="float" office:value="0.870662">
                <text:p>0.870662</text:p>
              </table:table-cell>
              <table:table-cell office:value-type="float" office:value="0.067838">
                <text:p>0.067838</text:p>
              </table:table-cell>
              <table:table-cell office:value-type="float" office:value="0.049483">
                <text:p>0.0494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38784">
                <text:p>0.838784</text:p>
              </table:table-cell>
              <table:table-cell office:value-type="float" office:value="0.872753">
                <text:p>0.872753</text:p>
              </table:table-cell>
              <table:table-cell office:value-type="float" office:value="0.067004">
                <text:p>0.067004</text:p>
              </table:table-cell>
              <table:table-cell office:value-type="float" office:value="0.050847">
                <text:p>0.0508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12572">
                <text:p>0.812572</text:p>
              </table:table-cell>
              <table:table-cell office:value-type="float" office:value="0.874837">
                <text:p>0.874837</text:p>
              </table:table-cell>
              <table:table-cell office:value-type="float" office:value="0.066185">
                <text:p>0.066185</text:p>
              </table:table-cell>
              <table:table-cell office:value-type="float" office:value="0.047044">
                <text:p>0.0470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12572">
                <text:p>0.812572</text:p>
              </table:table-cell>
              <table:table-cell office:value-type="float" office:value="0.876914">
                <text:p>0.876914</text:p>
              </table:table-cell>
              <table:table-cell office:value-type="float" office:value="0.064696">
                <text:p>0.064696</text:p>
              </table:table-cell>
              <table:table-cell office:value-type="float" office:value="0.046645">
                <text:p>0.0466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9466">
                <text:p>0.799466</text:p>
              </table:table-cell>
              <table:table-cell office:value-type="float" office:value="0.878984">
                <text:p>0.878984</text:p>
              </table:table-cell>
              <table:table-cell office:value-type="float" office:value="0.064621">
                <text:p>0.064621</text:p>
              </table:table-cell>
              <table:table-cell office:value-type="float" office:value="0.044513">
                <text:p>0.0445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25678">
                <text:p>0.825678</text:p>
              </table:table-cell>
              <table:table-cell office:value-type="float" office:value="0.881047">
                <text:p>0.881047</text:p>
              </table:table-cell>
              <table:table-cell office:value-type="float" office:value="0.062687">
                <text:p>0.062687</text:p>
              </table:table-cell>
              <table:table-cell office:value-type="float" office:value="0.047542">
                <text:p>0.0475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99466">
                <text:p>0.799466</text:p>
              </table:table-cell>
              <table:table-cell office:value-type="float" office:value="0.883103">
                <text:p>0.883103</text:p>
              </table:table-cell>
              <table:table-cell office:value-type="float" office:value="0.060072">
                <text:p>0.060072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99466">
                <text:p>0.799466</text:p>
              </table:table-cell>
              <table:table-cell office:value-type="float" office:value="0.885153">
                <text:p>0.885153</text:p>
              </table:table-cell>
              <table:table-cell office:value-type="float" office:value="0.058868">
                <text:p>0.058868</text:p>
              </table:table-cell>
              <table:table-cell office:value-type="float" office:value="0.043262">
                <text:p>0.0432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12572">
                <text:p>0.812572</text:p>
              </table:table-cell>
              <table:table-cell office:value-type="float" office:value="0.887195">
                <text:p>0.887195</text:p>
              </table:table-cell>
              <table:table-cell office:value-type="float" office:value="0.056462">
                <text:p>0.056462</text:p>
              </table:table-cell>
              <table:table-cell office:value-type="float" office:value="0.044551">
                <text:p>0.0445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2572">
                <text:p>0.812572</text:p>
              </table:table-cell>
              <table:table-cell office:value-type="float" office:value="0.889231">
                <text:p>0.889231</text:p>
              </table:table-cell>
              <table:table-cell office:value-type="float" office:value="0.053587">
                <text:p>0.053587</text:p>
              </table:table-cell>
              <table:table-cell office:value-type="float" office:value="0.044133">
                <text:p>0.0441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5678">
                <text:p>0.825678</text:p>
              </table:table-cell>
              <table:table-cell office:value-type="float" office:value="0.89126">
                <text:p>0.89126</text:p>
              </table:table-cell>
              <table:table-cell office:value-type="float" office:value="0.0509">
                <text:p>0.0509</text:p>
              </table:table-cell>
              <table:table-cell office:value-type="float" office:value="0.045442">
                <text:p>0.0454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99466">
                <text:p>0.799466</text:p>
              </table:table-cell>
              <table:table-cell office:value-type="float" office:value="0.893283">
                <text:p>0.893283</text:p>
              </table:table-cell>
              <table:table-cell office:value-type="float" office:value="0.047875">
                <text:p>0.047875</text:p>
              </table:table-cell>
              <table:table-cell office:value-type="float" office:value="0.041584">
                <text:p>0.041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2572">
                <text:p>0.812572</text:p>
              </table:table-cell>
              <table:table-cell office:value-type="float" office:value="0.895298">
                <text:p>0.895298</text:p>
              </table:table-cell>
              <table:table-cell office:value-type="float" office:value="0.044867">
                <text:p>0.044867</text:p>
              </table:table-cell>
              <table:table-cell office:value-type="float" office:value="0.04286">
                <text:p>0.042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12572">
                <text:p>0.812572</text:p>
              </table:table-cell>
              <table:table-cell office:value-type="float" office:value="0.897307">
                <text:p>0.897307</text:p>
              </table:table-cell>
              <table:table-cell office:value-type="float" office:value="0.04141">
                <text:p>0.04141</text:p>
              </table:table-cell>
              <table:table-cell office:value-type="float" office:value="0.042429">
                <text:p>0.0424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99466">
                <text:p>0.799466</text:p>
              </table:table-cell>
              <table:table-cell office:value-type="float" office:value="0.89931">
                <text:p>0.89931</text:p>
              </table:table-cell>
              <table:table-cell office:value-type="float" office:value="0.038304">
                <text:p>0.038304</text:p>
              </table:table-cell>
              <table:table-cell office:value-type="float" office:value="0.040266">
                <text:p>0.0402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5678">
                <text:p>0.825678</text:p>
              </table:table-cell>
              <table:table-cell office:value-type="float" office:value="0.901305">
                <text:p>0.901305</text:p>
              </table:table-cell>
              <table:table-cell office:value-type="float" office:value="0.03565">
                <text:p>0.03565</text:p>
              </table:table-cell>
              <table:table-cell office:value-type="float" office:value="0.043263">
                <text:p>0.0432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5678">
                <text:p>0.825678</text:p>
              </table:table-cell>
              <table:table-cell office:value-type="float" office:value="0.903294">
                <text:p>0.903294</text:p>
              </table:table-cell>
              <table:table-cell office:value-type="float" office:value="0.03434">
                <text:p>0.03434</text:p>
              </table:table-cell>
              <table:table-cell office:value-type="float" office:value="0.042849">
                <text:p>0.0428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25678">
                <text:p>0.825678</text:p>
              </table:table-cell>
              <table:table-cell office:value-type="float" office:value="0.905277">
                <text:p>0.905277</text:p>
              </table:table-cell>
              <table:table-cell office:value-type="float" office:value="0.033012">
                <text:p>0.033012</text:p>
              </table:table-cell>
              <table:table-cell office:value-type="float" office:value="0.042432">
                <text:p>0.042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8784">
                <text:p>0.838784</text:p>
              </table:table-cell>
              <table:table-cell office:value-type="float" office:value="0.907252">
                <text:p>0.907252</text:p>
              </table:table-cell>
              <table:table-cell office:value-type="float" office:value="0.032372">
                <text:p>0.032372</text:p>
              </table:table-cell>
              <table:table-cell office:value-type="float" office:value="0.043742">
                <text:p>0.0437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5189">
                <text:p>0.85189</text:p>
              </table:table-cell>
              <table:table-cell office:value-type="float" office:value="0.909222">
                <text:p>0.909222</text:p>
              </table:table-cell>
              <table:table-cell office:value-type="float" office:value="0.032158">
                <text:p>0.032158</text:p>
              </table:table-cell>
              <table:table-cell office:value-type="float" office:value="0.045075">
                <text:p>0.0450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5189">
                <text:p>0.85189</text:p>
              </table:table-cell>
              <table:table-cell office:value-type="float" office:value="0.911184">
                <text:p>0.911184</text:p>
              </table:table-cell>
              <table:table-cell office:value-type="float" office:value="0.03301">
                <text:p>0.03301</text:p>
              </table:table-cell>
              <table:table-cell office:value-type="float" office:value="0.044701">
                <text:p>0.0447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4996">
                <text:p>0.864996</text:p>
              </table:table-cell>
              <table:table-cell office:value-type="float" office:value="0.913141">
                <text:p>0.913141</text:p>
              </table:table-cell>
              <table:table-cell office:value-type="float" office:value="0.033847">
                <text:p>0.033847</text:p>
              </table:table-cell>
              <table:table-cell office:value-type="float" office:value="0.046054">
                <text:p>0.0460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5189">
                <text:p>0.85189</text:p>
              </table:table-cell>
              <table:table-cell office:value-type="float" office:value="0.91509">
                <text:p>0.91509</text:p>
              </table:table-cell>
              <table:table-cell office:value-type="float" office:value="0.035356">
                <text:p>0.035356</text:p>
              </table:table-cell>
              <table:table-cell office:value-type="float" office:value="0.043971">
                <text:p>0.0439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78102">
                <text:p>0.878102</text:p>
              </table:table-cell>
              <table:table-cell office:value-type="float" office:value="0.917033">
                <text:p>0.917033</text:p>
              </table:table-cell>
              <table:table-cell office:value-type="float" office:value="0.037412">
                <text:p>0.037412</text:p>
              </table:table-cell>
              <table:table-cell office:value-type="float" office:value="0.047048">
                <text:p>0.047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4996">
                <text:p>0.864996</text:p>
              </table:table-cell>
              <table:table-cell office:value-type="float" office:value="0.91897">
                <text:p>0.91897</text:p>
              </table:table-cell>
              <table:table-cell office:value-type="float" office:value="0.03907">
                <text:p>0.03907</text:p>
              </table:table-cell>
              <table:table-cell office:value-type="float" office:value="0.044984">
                <text:p>0.0449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8102">
                <text:p>0.878102</text:p>
              </table:table-cell>
              <table:table-cell office:value-type="float" office:value="0.920901">
                <text:p>0.920901</text:p>
              </table:table-cell>
              <table:table-cell office:value-type="float" office:value="0.04112">
                <text:p>0.04112</text:p>
              </table:table-cell>
              <table:table-cell office:value-type="float" office:value="0.046352">
                <text:p>0.0463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5189">
                <text:p>0.85189</text:p>
              </table:table-cell>
              <table:table-cell office:value-type="float" office:value="0.922824">
                <text:p>0.922824</text:p>
              </table:table-cell>
              <table:table-cell office:value-type="float" office:value="0.042855">
                <text:p>0.042855</text:p>
              </table:table-cell>
              <table:table-cell office:value-type="float" office:value="0.042552">
                <text:p>0.0425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5189">
                <text:p>0.85189</text:p>
              </table:table-cell>
              <table:table-cell office:value-type="float" office:value="0.924742">
                <text:p>0.924742</text:p>
              </table:table-cell>
              <table:table-cell office:value-type="float" office:value="0.044093">
                <text:p>0.044093</text:p>
              </table:table-cell>
              <table:table-cell office:value-type="float" office:value="0.042157">
                <text:p>0.0421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5189">
                <text:p>0.85189</text:p>
              </table:table-cell>
              <table:table-cell office:value-type="float" office:value="0.926653">
                <text:p>0.926653</text:p>
              </table:table-cell>
              <table:table-cell office:value-type="float" office:value="0.044769">
                <text:p>0.044769</text:p>
              </table:table-cell>
              <table:table-cell office:value-type="float" office:value="0.041759">
                <text:p>0.041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25678">
                <text:p>0.825678</text:p>
              </table:table-cell>
              <table:table-cell office:value-type="float" office:value="0.928558">
                <text:p>0.928558</text:p>
              </table:table-cell>
              <table:table-cell office:value-type="float" office:value="0.045953">
                <text:p>0.045953</text:p>
              </table:table-cell>
              <table:table-cell office:value-type="float" office:value="0.037898">
                <text:p>0.0378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38784">
                <text:p>0.838784</text:p>
              </table:table-cell>
              <table:table-cell office:value-type="float" office:value="0.930456">
                <text:p>0.930456</text:p>
              </table:table-cell>
              <table:table-cell office:value-type="float" office:value="0.047274">
                <text:p>0.047274</text:p>
              </table:table-cell>
              <table:table-cell office:value-type="float" office:value="0.039172">
                <text:p>0.0391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38784">
                <text:p>0.838784</text:p>
              </table:table-cell>
              <table:table-cell office:value-type="float" office:value="0.932349">
                <text:p>0.932349</text:p>
              </table:table-cell>
              <table:table-cell office:value-type="float" office:value="0.047775">
                <text:p>0.047775</text:p>
              </table:table-cell>
              <table:table-cell office:value-type="float" office:value="0.038739">
                <text:p>0.038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38784">
                <text:p>0.838784</text:p>
              </table:table-cell>
              <table:table-cell office:value-type="float" office:value="0.934234">
                <text:p>0.934234</text:p>
              </table:table-cell>
              <table:table-cell office:value-type="float" office:value="0.048485">
                <text:p>0.048485</text:p>
              </table:table-cell>
              <table:table-cell office:value-type="float" office:value="0.038303">
                <text:p>0.0383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38784">
                <text:p>0.838784</text:p>
              </table:table-cell>
              <table:table-cell office:value-type="float" office:value="0.936114">
                <text:p>0.936114</text:p>
              </table:table-cell>
              <table:table-cell office:value-type="float" office:value="0.049133">
                <text:p>0.049133</text:p>
              </table:table-cell>
              <table:table-cell office:value-type="float" office:value="0.037864">
                <text:p>0.0378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38784">
                <text:p>0.838784</text:p>
              </table:table-cell>
              <table:table-cell office:value-type="float" office:value="0.937987">
                <text:p>0.937987</text:p>
              </table:table-cell>
              <table:table-cell office:value-type="float" office:value="0.049176">
                <text:p>0.049176</text:p>
              </table:table-cell>
              <table:table-cell office:value-type="float" office:value="0.037422">
                <text:p>0.0374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12572">
                <text:p>0.812572</text:p>
              </table:table-cell>
              <table:table-cell office:value-type="float" office:value="0.939855">
                <text:p>0.939855</text:p>
              </table:table-cell>
              <table:table-cell office:value-type="float" office:value="0.049226">
                <text:p>0.049226</text:p>
              </table:table-cell>
              <table:table-cell office:value-type="float" office:value="0.033517">
                <text:p>0.0335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9466">
                <text:p>0.799466</text:p>
              </table:table-cell>
              <table:table-cell office:value-type="float" office:value="0.941715">
                <text:p>0.941715</text:p>
              </table:table-cell>
              <table:table-cell office:value-type="float" office:value="0.049301">
                <text:p>0.049301</text:p>
              </table:table-cell>
              <table:table-cell office:value-type="float" office:value="0.031287">
                <text:p>0.0312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12572">
                <text:p>0.812572</text:p>
              </table:table-cell>
              <table:table-cell office:value-type="float" office:value="0.94357">
                <text:p>0.94357</text:p>
              </table:table-cell>
              <table:table-cell office:value-type="float" office:value="0.049154">
                <text:p>0.049154</text:p>
              </table:table-cell>
              <table:table-cell office:value-type="float" office:value="0.032487">
                <text:p>0.0324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99466">
                <text:p>0.799466</text:p>
              </table:table-cell>
              <table:table-cell office:value-type="float" office:value="0.945419">
                <text:p>0.945419</text:p>
              </table:table-cell>
              <table:table-cell office:value-type="float" office:value="0.048928">
                <text:p>0.048928</text:p>
              </table:table-cell>
              <table:table-cell office:value-type="float" office:value="0.030251">
                <text:p>0.0302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25678">
                <text:p>0.825678</text:p>
              </table:table-cell>
              <table:table-cell office:value-type="float" office:value="0.947261">
                <text:p>0.947261</text:p>
              </table:table-cell>
              <table:table-cell office:value-type="float" office:value="0.048181">
                <text:p>0.048181</text:p>
              </table:table-cell>
              <table:table-cell office:value-type="float" office:value="0.033176">
                <text:p>0.033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99466">
                <text:p>0.799466</text:p>
              </table:table-cell>
              <table:table-cell office:value-type="float" office:value="0.949098">
                <text:p>0.949098</text:p>
              </table:table-cell>
              <table:table-cell office:value-type="float" office:value="0.047027">
                <text:p>0.047027</text:p>
              </table:table-cell>
              <table:table-cell office:value-type="float" office:value="0.029231">
                <text:p>0.0292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12572">
                <text:p>0.812572</text:p>
              </table:table-cell>
              <table:table-cell office:value-type="float" office:value="0.950928">
                <text:p>0.950928</text:p>
              </table:table-cell>
              <table:table-cell office:value-type="float" office:value="0.045535">
                <text:p>0.045535</text:p>
              </table:table-cell>
              <table:table-cell office:value-type="float" office:value="0.03042">
                <text:p>0.030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636">
                <text:p>0.78636</text:p>
              </table:table-cell>
              <table:table-cell office:value-type="float" office:value="0.952752">
                <text:p>0.952752</text:p>
              </table:table-cell>
              <table:table-cell office:value-type="float" office:value="0.043541">
                <text:p>0.043541</text:p>
              </table:table-cell>
              <table:table-cell office:value-type="float" office:value="0.026442">
                <text:p>0.0264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73254">
                <text:p>0.773254</text:p>
              </table:table-cell>
              <table:table-cell office:value-type="float" office:value="0.95457">
                <text:p>0.95457</text:p>
              </table:table-cell>
              <table:table-cell office:value-type="float" office:value="0.041132">
                <text:p>0.041132</text:p>
              </table:table-cell>
              <table:table-cell office:value-type="float" office:value="0.024139">
                <text:p>0.024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8636">
                <text:p>0.78636</text:p>
              </table:table-cell>
              <table:table-cell office:value-type="float" office:value="0.956382">
                <text:p>0.956382</text:p>
              </table:table-cell>
              <table:table-cell office:value-type="float" office:value="0.038349">
                <text:p>0.038349</text:p>
              </table:table-cell>
              <table:table-cell office:value-type="float" office:value="0.025268">
                <text:p>0.0252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12572">
                <text:p>0.812572</text:p>
              </table:table-cell>
              <table:table-cell office:value-type="float" office:value="0.958188">
                <text:p>0.958188</text:p>
              </table:table-cell>
              <table:table-cell office:value-type="float" office:value="0.035223">
                <text:p>0.035223</text:p>
              </table:table-cell>
              <table:table-cell office:value-type="float" office:value="0.028149">
                <text:p>0.028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8636">
                <text:p>0.78636</text:p>
              </table:table-cell>
              <table:table-cell office:value-type="float" office:value="0.959988">
                <text:p>0.959988</text:p>
              </table:table-cell>
              <table:table-cell office:value-type="float" office:value="0.032234">
                <text:p>0.032234</text:p>
              </table:table-cell>
              <table:table-cell office:value-type="float" office:value="0.02416">
                <text:p>0.024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8636">
                <text:p>0.78636</text:p>
              </table:table-cell>
              <table:table-cell office:value-type="float" office:value="0.961782">
                <text:p>0.961782</text:p>
              </table:table-cell>
              <table:table-cell office:value-type="float" office:value="0.029247">
                <text:p>0.029247</text:p>
              </table:table-cell>
              <table:table-cell office:value-type="float" office:value="0.023576">
                <text:p>0.023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3254">
                <text:p>0.773254</text:p>
              </table:table-cell>
              <table:table-cell office:value-type="float" office:value="0.96357">
                <text:p>0.96357</text:p>
              </table:table-cell>
              <table:table-cell office:value-type="float" office:value="0.026173">
                <text:p>0.026173</text:p>
              </table:table-cell>
              <table:table-cell office:value-type="float" office:value="0.021259">
                <text:p>0.0212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12572">
                <text:p>0.812572</text:p>
              </table:table-cell>
              <table:table-cell office:value-type="float" office:value="0.965353">
                <text:p>0.965353</text:p>
              </table:table-cell>
              <table:table-cell office:value-type="float" office:value="0.022742">
                <text:p>0.022742</text:p>
              </table:table-cell>
              <table:table-cell office:value-type="float" office:value="0.025834">
                <text:p>0.0258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99466">
                <text:p>0.799466</text:p>
              </table:table-cell>
              <table:table-cell office:value-type="float" office:value="0.967129">
                <text:p>0.967129</text:p>
              </table:table-cell>
              <table:table-cell office:value-type="float" office:value="0.01892">
                <text:p>0.01892</text:p>
              </table:table-cell>
              <table:table-cell office:value-type="float" office:value="0.023564">
                <text:p>0.0235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25678">
                <text:p>0.825678</text:p>
              </table:table-cell>
              <table:table-cell office:value-type="float" office:value="0.968899">
                <text:p>0.968899</text:p>
              </table:table-cell>
              <table:table-cell office:value-type="float" office:value="0.014803">
                <text:p>0.014803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73254">
                <text:p>0.773254</text:p>
              </table:table-cell>
              <table:table-cell office:value-type="float" office:value="0.970664">
                <text:p>0.970664</text:p>
              </table:table-cell>
              <table:table-cell office:value-type="float" office:value="0.011537">
                <text:p>0.011537</text:p>
              </table:table-cell>
              <table:table-cell office:value-type="float" office:value="0.019015">
                <text:p>0.019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12572">
                <text:p>0.812572</text:p>
              </table:table-cell>
              <table:table-cell office:value-type="float" office:value="0.972422">
                <text:p>0.972422</text:p>
              </table:table-cell>
              <table:table-cell office:value-type="float" office:value="0.009616">
                <text:p>0.009616</text:p>
              </table:table-cell>
              <table:table-cell office:value-type="float" office:value="0.023578">
                <text:p>0.0235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38784">
                <text:p>0.838784</text:p>
              </table:table-cell>
              <table:table-cell office:value-type="float" office:value="0.974175">
                <text:p>0.974175</text:p>
              </table:table-cell>
              <table:table-cell office:value-type="float" office:value="0.008883">
                <text:p>0.008883</text:p>
              </table:table-cell>
              <table:table-cell office:value-type="float" office:value="0.026487">
                <text:p>0.0264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5189">
                <text:p>0.85189</text:p>
              </table:table-cell>
              <table:table-cell office:value-type="float" office:value="0.975922">
                <text:p>0.975922</text:p>
              </table:table-cell>
              <table:table-cell office:value-type="float" office:value="0.00836">
                <text:p>0.00836</text:p>
              </table:table-cell>
              <table:table-cell office:value-type="float" office:value="0.027716">
                <text:p>0.027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5189">
                <text:p>0.85189</text:p>
              </table:table-cell>
              <table:table-cell office:value-type="float" office:value="0.977663">
                <text:p>0.977663</text:p>
              </table:table-cell>
              <table:table-cell office:value-type="float" office:value="0.008205">
                <text:p>0.008205</text:p>
              </table:table-cell>
              <table:table-cell office:value-type="float" office:value="0.027238">
                <text:p>0.0272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5189">
                <text:p>0.85189</text:p>
              </table:table-cell>
              <table:table-cell office:value-type="float" office:value="0.979398">
                <text:p>0.979398</text:p>
              </table:table-cell>
              <table:table-cell office:value-type="float" office:value="0.009118">
                <text:p>0.009118</text:p>
              </table:table-cell>
              <table:table-cell office:value-type="float" office:value="0.026757">
                <text:p>0.0267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5189">
                <text:p>0.85189</text:p>
              </table:table-cell>
              <table:table-cell office:value-type="float" office:value="0.981128">
                <text:p>0.981128</text:p>
              </table:table-cell>
              <table:table-cell office:value-type="float" office:value="0.009859">
                <text:p>0.009859</text:p>
              </table:table-cell>
              <table:table-cell office:value-type="float" office:value="0.026274">
                <text:p>0.0262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4996">
                <text:p>0.864996</text:p>
              </table:table-cell>
              <table:table-cell office:value-type="float" office:value="0.982852">
                <text:p>0.982852</text:p>
              </table:table-cell>
              <table:table-cell office:value-type="float" office:value="0.009818">
                <text:p>0.009818</text:p>
              </table:table-cell>
              <table:table-cell office:value-type="float" office:value="0.027518">
                <text:p>0.0275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4996">
                <text:p>0.864996</text:p>
              </table:table-cell>
              <table:table-cell office:value-type="float" office:value="0.98457">
                <text:p>0.98457</text:p>
              </table:table-cell>
              <table:table-cell office:value-type="float" office:value="0.011062">
                <text:p>0.011062</text:p>
              </table:table-cell>
              <table:table-cell office:value-type="float" office:value="0.027055">
                <text:p>0.027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64996">
                <text:p>0.864996</text:p>
              </table:table-cell>
              <table:table-cell office:value-type="float" office:value="0.986282">
                <text:p>0.986282</text:p>
              </table:table-cell>
              <table:table-cell office:value-type="float" office:value="0.012993">
                <text:p>0.012993</text:p>
              </table:table-cell>
              <table:table-cell office:value-type="float" office:value="0.02659">
                <text:p>0.026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8102">
                <text:p>0.878102</text:p>
              </table:table-cell>
              <table:table-cell office:value-type="float" office:value="0.987989">
                <text:p>0.987989</text:p>
              </table:table-cell>
              <table:table-cell office:value-type="float" office:value="0.014525">
                <text:p>0.014525</text:p>
              </table:table-cell>
              <table:table-cell office:value-type="float" office:value="0.027852">
                <text:p>0.0278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5189">
                <text:p>0.85189</text:p>
              </table:table-cell>
              <table:table-cell office:value-type="float" office:value="0.98969">
                <text:p>0.98969</text:p>
              </table:table-cell>
              <table:table-cell office:value-type="float" office:value="0.015677">
                <text:p>0.015677</text:p>
              </table:table-cell>
              <table:table-cell office:value-type="float" office:value="0.023948">
                <text:p>0.0239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5189">
                <text:p>0.85189</text:p>
              </table:table-cell>
              <table:table-cell office:value-type="float" office:value="0.991385">
                <text:p>0.991385</text:p>
              </table:table-cell>
              <table:table-cell office:value-type="float" office:value="0.017095">
                <text:p>0.017095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78102">
                <text:p>0.878102</text:p>
              </table:table-cell>
              <table:table-cell office:value-type="float" office:value="0.993075">
                <text:p>0.993075</text:p>
              </table:table-cell>
              <table:table-cell office:value-type="float" office:value="0.018954">
                <text:p>0.018954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78102">
                <text:p>0.878102</text:p>
              </table:table-cell>
              <table:table-cell office:value-type="float" office:value="0.994759">
                <text:p>0.994759</text:p>
              </table:table-cell>
              <table:table-cell office:value-type="float" office:value="0.019063">
                <text:p>0.019063</text:p>
              </table:table-cell>
              <table:table-cell office:value-type="float" office:value="0.025954">
                <text:p>0.025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4996">
                <text:p>0.864996</text:p>
              </table:table-cell>
              <table:table-cell office:value-type="float" office:value="0.996438">
                <text:p>0.996438</text:p>
              </table:table-cell>
              <table:table-cell office:value-type="float" office:value="0.020172">
                <text:p>0.020172</text:p>
              </table:table-cell>
              <table:table-cell office:value-type="float" office:value="0.023769">
                <text:p>0.0237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5189">
                <text:p>0.85189</text:p>
              </table:table-cell>
              <table:table-cell office:value-type="float" office:value="0.998111">
                <text:p>0.998111</text:p>
              </table:table-cell>
              <table:table-cell office:value-type="float" office:value="0.021343">
                <text:p>0.021343</text:p>
              </table:table-cell>
              <table:table-cell office:value-type="float" office:value="0.021556">
                <text:p>0.0215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64996">
                <text:p>0.864996</text:p>
              </table:table-cell>
              <table:table-cell office:value-type="float" office:value="0.999778">
                <text:p>0.999778</text:p>
              </table:table-cell>
              <table:table-cell office:value-type="float" office:value="0.021605">
                <text:p>0.021605</text:p>
              </table:table-cell>
              <table:table-cell office:value-type="float" office:value="0.022773">
                <text:p>0.0227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64996">
                <text:p>0.864996</text:p>
              </table:table-cell>
              <table:table-cell office:value-type="float" office:value="1.00144">
                <text:p>1.00144</text:p>
              </table:table-cell>
              <table:table-cell office:value-type="float" office:value="0.021093">
                <text:p>0.021093</text:p>
              </table:table-cell>
              <table:table-cell office:value-type="float" office:value="0.022284">
                <text:p>0.0222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25678">
                <text:p>0.825678</text:p>
              </table:table-cell>
              <table:table-cell office:value-type="float" office:value="1.003096">
                <text:p>1.003096</text:p>
              </table:table-cell>
              <table:table-cell office:value-type="float" office:value="0.020518">
                <text:p>0.020518</text:p>
              </table:table-cell>
              <table:table-cell office:value-type="float" office:value="0.016603">
                <text:p>0.0166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12572">
                <text:p>0.812572</text:p>
              </table:table-cell>
              <table:table-cell office:value-type="float" office:value="1.004747">
                <text:p>1.004747</text:p>
              </table:table-cell>
              <table:table-cell office:value-type="float" office:value="0.019166">
                <text:p>0.01916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8784">
                <text:p>0.838784</text:p>
              </table:table-cell>
              <table:table-cell office:value-type="float" office:value="1.006392">
                <text:p>1.006392</text:p>
              </table:table-cell>
              <table:table-cell office:value-type="float" office:value="0.017021">
                <text:p>0.017021</text:p>
              </table:table-cell>
              <table:table-cell office:value-type="float" office:value="0.017158">
                <text:p>0.017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5189">
                <text:p>0.85189</text:p>
              </table:table-cell>
              <table:table-cell office:value-type="float" office:value="1.008032">
                <text:p>1.008032</text:p>
              </table:table-cell>
              <table:table-cell office:value-type="float" office:value="0.01528">
                <text:p>0.01528</text:p>
              </table:table-cell>
              <table:table-cell office:value-type="float" office:value="0.018337">
                <text:p>0.0183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189">
                <text:p>0.85189</text:p>
              </table:table-cell>
              <table:table-cell office:value-type="float" office:value="1.009667">
                <text:p>1.009667</text:p>
              </table:table-cell>
              <table:table-cell office:value-type="float" office:value="0.013306">
                <text:p>0.013306</text:p>
              </table:table-cell>
              <table:table-cell office:value-type="float" office:value="0.017809">
                <text:p>0.017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8784">
                <text:p>0.838784</text:p>
              </table:table-cell>
              <table:table-cell office:value-type="float" office:value="1.011296">
                <text:p>1.011296</text:p>
              </table:table-cell>
              <table:table-cell office:value-type="float" office:value="0.011112">
                <text:p>0.011112</text:p>
              </table:table-cell>
              <table:table-cell office:value-type="float" office:value="0.015548">
                <text:p>0.0155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38784">
                <text:p>0.838784</text:p>
              </table:table-cell>
              <table:table-cell office:value-type="float" office:value="1.01292">
                <text:p>1.01292</text:p>
              </table:table-cell>
              <table:table-cell office:value-type="float" office:value="0.009666">
                <text:p>0.009666</text:p>
              </table:table-cell>
              <table:table-cell office:value-type="float" office:value="0.014989">
                <text:p>0.0149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5189">
                <text:p>0.85189</text:p>
              </table:table-cell>
              <table:table-cell office:value-type="float" office:value="1.014538">
                <text:p>1.014538</text:p>
              </table:table-cell>
              <table:table-cell office:value-type="float" office:value="0.007617">
                <text:p>0.007617</text:p>
              </table:table-cell>
              <table:table-cell office:value-type="float" office:value="0.016157">
                <text:p>0.0161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5189">
                <text:p>0.85189</text:p>
              </table:table-cell>
              <table:table-cell office:value-type="float" office:value="1.016151">
                <text:p>1.016151</text:p>
              </table:table-cell>
              <table:table-cell office:value-type="float" office:value="0.005459">
                <text:p>0.005459</text:p>
              </table:table-cell>
              <table:table-cell office:value-type="float" office:value="0.015619">
                <text:p>0.0156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4996">
                <text:p>0.864996</text:p>
              </table:table-cell>
              <table:table-cell office:value-type="float" office:value="1.017758">
                <text:p>1.017758</text:p>
              </table:table-cell>
              <table:table-cell office:value-type="float" office:value="0.00406">
                <text:p>0.00406</text:p>
              </table:table-cell>
              <table:table-cell office:value-type="float" office:value="0.016808">
                <text:p>0.0168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64996">
                <text:p>0.864996</text:p>
              </table:table-cell>
              <table:table-cell office:value-type="float" office:value="1.019361">
                <text:p>1.019361</text:p>
              </table:table-cell>
              <table:table-cell office:value-type="float" office:value="0.002351">
                <text:p>0.002351</text:p>
              </table:table-cell>
              <table:table-cell office:value-type="float" office:value="0.016291">
                <text:p>0.016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189">
                <text:p>0.85189</text:p>
              </table:table-cell>
              <table:table-cell office:value-type="float" office:value="1.020957">
                <text:p>1.020957</text:p>
              </table:table-cell>
              <table:table-cell office:value-type="float" office:value="0.000513">
                <text:p>0.000513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5189">
                <text:p>0.85189</text:p>
              </table:table-cell>
              <table:table-cell office:value-type="float" office:value="1.022549">
                <text:p>1.022549</text:p>
              </table:table-cell>
              <table:table-cell office:value-type="float" office:value="-0.000333">
                <text:p>-0.000333</text:p>
              </table:table-cell>
              <table:table-cell office:value-type="float" office:value="0.013493">
                <text:p>0.0134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1208">
                <text:p>0.891208</text:p>
              </table:table-cell>
              <table:table-cell office:value-type="float" office:value="1.024135">
                <text:p>1.024135</text:p>
              </table:table-cell>
              <table:table-cell office:value-type="float" office:value="-0.000659">
                <text:p>-0.000659</text:p>
              </table:table-cell>
              <table:table-cell office:value-type="float" office:value="0.018133">
                <text:p>0.0181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91208">
                <text:p>0.891208</text:p>
              </table:table-cell>
              <table:table-cell office:value-type="float" office:value="1.025716">
                <text:p>1.025716</text:p>
              </table:table-cell>
              <table:table-cell office:value-type="float" office:value="-0.001973">
                <text:p>-0.001973</text:p>
              </table:table-cell>
              <table:table-cell office:value-type="float" office:value="0.017658">
                <text:p>0.0176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91208">
                <text:p>0.891208</text:p>
              </table:table-cell>
              <table:table-cell office:value-type="float" office:value="1.027292">
                <text:p>1.027292</text:p>
              </table:table-cell>
              <table:table-cell office:value-type="float" office:value="-0.002531">
                <text:p>-0.002531</text:p>
              </table:table-cell>
              <table:table-cell office:value-type="float" office:value="0.017181">
                <text:p>0.0171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91208">
                <text:p>0.891208</text:p>
              </table:table-cell>
              <table:table-cell office:value-type="float" office:value="1.028862">
                <text:p>1.028862</text:p>
              </table:table-cell>
              <table:table-cell office:value-type="float" office:value="-0.001996">
                <text:p>-0.001996</text:p>
              </table:table-cell>
              <table:table-cell office:value-type="float" office:value="0.016702">
                <text:p>0.0167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43632">
                <text:p>0.943632</text:p>
              </table:table-cell>
              <table:table-cell office:value-type="float" office:value="1.030428">
                <text:p>1.030428</text:p>
              </table:table-cell>
              <table:table-cell office:value-type="float" office:value="-0.001989">
                <text:p>-0.001989</text:p>
              </table:table-cell>
              <table:table-cell office:value-type="float" office:value="0.02314">
                <text:p>0.023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5189">
                <text:p>0.85189</text:p>
              </table:table-cell>
              <table:table-cell office:value-type="float" office:value="1.031988">
                <text:p>1.031988</text:p>
              </table:table-cell>
              <table:table-cell office:value-type="float" office:value="-0.001729">
                <text:p>-0.001729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91208">
                <text:p>0.891208</text:p>
              </table:table-cell>
              <table:table-cell office:value-type="float" office:value="1.033543">
                <text:p>1.033543</text:p>
              </table:table-cell>
              <table:table-cell office:value-type="float" office:value="-0.002136">
                <text:p>-0.002136</text:p>
              </table:table-cell>
              <table:table-cell office:value-type="float" office:value="0.015275">
                <text:p>0.0152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742">
                <text:p>0.91742</text:p>
              </table:table-cell>
              <table:table-cell office:value-type="float" office:value="1.035092">
                <text:p>1.035092</text:p>
              </table:table-cell>
              <table:table-cell office:value-type="float" office:value="-0.002528">
                <text:p>-0.002528</text:p>
              </table:table-cell>
              <table:table-cell office:value-type="float" office:value="0.018245">
                <text:p>0.0182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1742">
                <text:p>0.91742</text:p>
              </table:table-cell>
              <table:table-cell office:value-type="float" office:value="1.036637">
                <text:p>1.036637</text:p>
              </table:table-cell>
              <table:table-cell office:value-type="float" office:value="-0.002412">
                <text:p>-0.002412</text:p>
              </table:table-cell>
              <table:table-cell office:value-type="float" office:value="0.017806">
                <text:p>0.0178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1742">
                <text:p>0.91742</text:p>
              </table:table-cell>
              <table:table-cell office:value-type="float" office:value="1.038177">
                <text:p>1.038177</text:p>
              </table:table-cell>
              <table:table-cell office:value-type="float" office:value="-0.002818">
                <text:p>-0.002818</text:p>
              </table:table-cell>
              <table:table-cell office:value-type="float" office:value="0.017364">
                <text:p>0.0173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04314">
                <text:p>0.904314</text:p>
              </table:table-cell>
              <table:table-cell office:value-type="float" office:value="1.039711">
                <text:p>1.039711</text:p>
              </table:table-cell>
              <table:table-cell office:value-type="float" office:value="-0.003572">
                <text:p>-0.003572</text:p>
              </table:table-cell>
              <table:table-cell office:value-type="float" office:value="0.01519">
                <text:p>0.015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1742">
                <text:p>0.91742</text:p>
              </table:table-cell>
              <table:table-cell office:value-type="float" office:value="1.04124">
                <text:p>1.04124</text:p>
              </table:table-cell>
              <table:table-cell office:value-type="float" office:value="-0.003803">
                <text:p>-0.003803</text:p>
              </table:table-cell>
              <table:table-cell office:value-type="float" office:value="0.016448">
                <text:p>0.0164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30526">
                <text:p>0.930526</text:p>
              </table:table-cell>
              <table:table-cell office:value-type="float" office:value="1.042764">
                <text:p>1.042764</text:p>
              </table:table-cell>
              <table:table-cell office:value-type="float" office:value="-0.003739">
                <text:p>-0.003739</text:p>
              </table:table-cell>
              <table:table-cell office:value-type="float" office:value="0.017729">
                <text:p>0.0177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30526">
                <text:p>0.930526</text:p>
              </table:table-cell>
              <table:table-cell office:value-type="float" office:value="1.044283">
                <text:p>1.044283</text:p>
              </table:table-cell>
              <table:table-cell office:value-type="float" office:value="-0.003826">
                <text:p>-0.003826</text:p>
              </table:table-cell>
              <table:table-cell office:value-type="float" office:value="0.017304">
                <text:p>0.0173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1742">
                <text:p>0.91742</text:p>
              </table:table-cell>
              <table:table-cell office:value-type="float" office:value="1.045797">
                <text:p>1.045797</text:p>
              </table:table-cell>
              <table:table-cell office:value-type="float" office:value="-0.004583">
                <text:p>-0.004583</text:p>
              </table:table-cell>
              <table:table-cell office:value-type="float" office:value="0.015147">
                <text:p>0.0151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1742">
                <text:p>0.91742</text:p>
              </table:table-cell>
              <table:table-cell office:value-type="float" office:value="1.047307">
                <text:p>1.047307</text:p>
              </table:table-cell>
              <table:table-cell office:value-type="float" office:value="-0.00574">
                <text:p>-0.00574</text:p>
              </table:table-cell>
              <table:table-cell office:value-type="float" office:value="0.014691">
                <text:p>0.0146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30526">
                <text:p>0.930526</text:p>
              </table:table-cell>
              <table:table-cell office:value-type="float" office:value="1.048811">
                <text:p>1.048811</text:p>
              </table:table-cell>
              <table:table-cell office:value-type="float" office:value="-0.006773">
                <text:p>-0.006773</text:p>
              </table:table-cell>
              <table:table-cell office:value-type="float" office:value="0.015962">
                <text:p>0.0159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30526">
                <text:p>0.930526</text:p>
              </table:table-cell>
              <table:table-cell office:value-type="float" office:value="1.05031">
                <text:p>1.05031</text:p>
              </table:table-cell>
              <table:table-cell office:value-type="float" office:value="-0.007531">
                <text:p>-0.007531</text:p>
              </table:table-cell>
              <table:table-cell office:value-type="float" office:value="0.015528">
                <text:p>0.015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43632">
                <text:p>0.943632</text:p>
              </table:table-cell>
              <table:table-cell office:value-type="float" office:value="1.051804">
                <text:p>1.051804</text:p>
              </table:table-cell>
              <table:table-cell office:value-type="float" office:value="-0.007891">
                <text:p>-0.007891</text:p>
              </table:table-cell>
              <table:table-cell office:value-type="float" office:value="0.016821">
                <text:p>0.0168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6738">
                <text:p>0.956738</text:p>
              </table:table-cell>
              <table:table-cell office:value-type="float" office:value="1.053293">
                <text:p>1.053293</text:p>
              </table:table-cell>
              <table:table-cell office:value-type="float" office:value="-0.008839">
                <text:p>-0.008839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43632">
                <text:p>0.943632</text:p>
              </table:table-cell>
              <table:table-cell office:value-type="float" office:value="1.054777">
                <text:p>1.054777</text:p>
              </table:table-cell>
              <table:table-cell office:value-type="float" office:value="-0.009834">
                <text:p>-0.009834</text:p>
              </table:table-cell>
              <table:table-cell office:value-type="float" office:value="0.016019">
                <text:p>0.0160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56738">
                <text:p>0.956738</text:p>
              </table:table-cell>
              <table:table-cell office:value-type="float" office:value="1.056256">
                <text:p>1.056256</text:p>
              </table:table-cell>
              <table:table-cell office:value-type="float" office:value="-0.010589">
                <text:p>-0.010589</text:p>
              </table:table-cell>
              <table:table-cell office:value-type="float" office:value="0.017332">
                <text:p>0.0173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56738">
                <text:p>0.956738</text:p>
              </table:table-cell>
              <table:table-cell office:value-type="float" office:value="1.05773">
                <text:p>1.05773</text:p>
              </table:table-cell>
              <table:table-cell office:value-type="float" office:value="-0.012453">
                <text:p>-0.012453</text:p>
              </table:table-cell>
              <table:table-cell office:value-type="float" office:value="0.016938">
                <text:p>0.0169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69844">
                <text:p>0.969844</text:p>
              </table:table-cell>
              <table:table-cell office:value-type="float" office:value="1.0592">
                <text:p>1.0592</text:p>
              </table:table-cell>
              <table:table-cell office:value-type="float" office:value="-0.013615">
                <text:p>-0.013615</text:p>
              </table:table-cell>
              <table:table-cell office:value-type="float" office:value="0.018272">
                <text:p>0.0182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69844">
                <text:p>0.969844</text:p>
              </table:table-cell>
              <table:table-cell office:value-type="float" office:value="1.060664">
                <text:p>1.060664</text:p>
              </table:table-cell>
              <table:table-cell office:value-type="float" office:value="-0.014924">
                <text:p>-0.014924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69844">
                <text:p>0.969844</text:p>
              </table:table-cell>
              <table:table-cell office:value-type="float" office:value="1.062124">
                <text:p>1.062124</text:p>
              </table:table-cell>
              <table:table-cell office:value-type="float" office:value="-0.015587">
                <text:p>-0.015587</text:p>
              </table:table-cell>
              <table:table-cell office:value-type="float" office:value="0.017526">
                <text:p>0.0175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8295">
                <text:p>0.98295</text:p>
              </table:table-cell>
              <table:table-cell office:value-type="float" office:value="1.063579">
                <text:p>1.063579</text:p>
              </table:table-cell>
              <table:table-cell office:value-type="float" office:value="-0.015962">
                <text:p>-0.015962</text:p>
              </table:table-cell>
              <table:table-cell office:value-type="float" office:value="0.018879">
                <text:p>0.018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69844">
                <text:p>0.969844</text:p>
              </table:table-cell>
              <table:table-cell office:value-type="float" office:value="1.065029">
                <text:p>1.065029</text:p>
              </table:table-cell>
              <table:table-cell office:value-type="float" office:value="-0.01522">
                <text:p>-0.01522</text:p>
              </table:table-cell>
              <table:table-cell office:value-type="float" office:value="0.016796">
                <text:p>0.0167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22268">
                <text:p>1.022268</text:p>
              </table:table-cell>
              <table:table-cell office:value-type="float" office:value="1.066474">
                <text:p>1.066474</text:p>
              </table:table-cell>
              <table:table-cell office:value-type="float" office:value="-0.014014">
                <text:p>-0.014014</text:p>
              </table:table-cell>
              <table:table-cell office:value-type="float" office:value="0.023335">
                <text:p>0.0233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9844">
                <text:p>0.969844</text:p>
              </table:table-cell>
              <table:table-cell office:value-type="float" office:value="1.067914">
                <text:p>1.067914</text:p>
              </table:table-cell>
              <table:table-cell office:value-type="float" office:value="-0.012609">
                <text:p>-0.012609</text:p>
              </table:table-cell>
              <table:table-cell office:value-type="float" office:value="0.016137">
                <text:p>0.016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09162">
                <text:p>1.009162</text:p>
              </table:table-cell>
              <table:table-cell office:value-type="float" office:value="1.06935">
                <text:p>1.06935</text:p>
              </table:table-cell>
              <table:table-cell office:value-type="float" office:value="-0.010673">
                <text:p>-0.010673</text:p>
              </table:table-cell>
              <table:table-cell office:value-type="float" office:value="0.020941">
                <text:p>0.0209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22268">
                <text:p>1.022268</text:p>
              </table:table-cell>
              <table:table-cell office:value-type="float" office:value="1.07078">
                <text:p>1.07078</text:p>
              </table:table-cell>
              <table:table-cell office:value-type="float" office:value="-0.008932">
                <text:p>-0.008932</text:p>
              </table:table-cell>
              <table:table-cell office:value-type="float" office:value="0.022362">
                <text:p>0.0223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22268">
                <text:p>1.022268</text:p>
              </table:table-cell>
              <table:table-cell office:value-type="float" office:value="1.072206">
                <text:p>1.072206</text:p>
              </table:table-cell>
              <table:table-cell office:value-type="float" office:value="-0.006308">
                <text:p>-0.006308</text:p>
              </table:table-cell>
              <table:table-cell office:value-type="float" office:value="0.022077">
                <text:p>0.0220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22268">
                <text:p>1.022268</text:p>
              </table:table-cell>
              <table:table-cell office:value-type="float" office:value="1.073628">
                <text:p>1.073628</text:p>
              </table:table-cell>
              <table:table-cell office:value-type="float" office:value="-0.003955">
                <text:p>-0.003955</text:p>
              </table:table-cell>
              <table:table-cell office:value-type="float" office:value="0.021789">
                <text:p>0.0217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035374">
                <text:p>1.035374</text:p>
              </table:table-cell>
              <table:table-cell office:value-type="float" office:value="1.075044">
                <text:p>1.075044</text:p>
              </table:table-cell>
              <table:table-cell office:value-type="float" office:value="-0.002466">
                <text:p>-0.002466</text:p>
              </table:table-cell>
              <table:table-cell office:value-type="float" office:value="0.023229">
                <text:p>0.0232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09162">
                <text:p>1.009162</text:p>
              </table:table-cell>
              <table:table-cell office:value-type="float" office:value="1.076456">
                <text:p>1.076456</text:p>
              </table:table-cell>
              <table:table-cell office:value-type="float" office:value="-0.001731">
                <text:p>-0.001731</text:p>
              </table:table-cell>
              <table:table-cell office:value-type="float" office:value="0.019504">
                <text:p>0.0195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22268">
                <text:p>1.022268</text:p>
              </table:table-cell>
              <table:table-cell office:value-type="float" office:value="1.077863">
                <text:p>1.077863</text:p>
              </table:table-cell>
              <table:table-cell office:value-type="float" office:value="-0.001317">
                <text:p>-0.001317</text:p>
              </table:table-cell>
              <table:table-cell office:value-type="float" office:value="0.020913">
                <text:p>0.020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09162">
                <text:p>1.009162</text:p>
              </table:table-cell>
              <table:table-cell office:value-type="float" office:value="1.079266">
                <text:p>1.079266</text:p>
              </table:table-cell>
              <table:table-cell office:value-type="float" office:value="-0.001112">
                <text:p>-0.001112</text:p>
              </table:table-cell>
              <table:table-cell office:value-type="float" office:value="0.018887">
                <text:p>0.0188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22268">
                <text:p>1.022268</text:p>
              </table:table-cell>
              <table:table-cell office:value-type="float" office:value="1.080664">
                <text:p>1.080664</text:p>
              </table:table-cell>
              <table:table-cell office:value-type="float" office:value="-0.000718">
                <text:p>-0.000718</text:p>
              </table:table-cell>
              <table:table-cell office:value-type="float" office:value="0.020292">
                <text:p>0.0202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22268">
                <text:p>1.022268</text:p>
              </table:table-cell>
              <table:table-cell office:value-type="float" office:value="1.082057">
                <text:p>1.082057</text:p>
              </table:table-cell>
              <table:table-cell office:value-type="float" office:value="-0.000863">
                <text:p>-0.000863</text:p>
              </table:table-cell>
              <table:table-cell office:value-type="float" office:value="0.019992">
                <text:p>0.0199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09162">
                <text:p>1.009162</text:p>
              </table:table-cell>
              <table:table-cell office:value-type="float" office:value="1.083445">
                <text:p>1.083445</text:p>
              </table:table-cell>
              <table:table-cell office:value-type="float" office:value="-0.001975">
                <text:p>-0.001975</text:p>
              </table:table-cell>
              <table:table-cell office:value-type="float" office:value="0.017959">
                <text:p>0.0179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22268">
                <text:p>1.022268</text:p>
              </table:table-cell>
              <table:table-cell office:value-type="float" office:value="1.084829">
                <text:p>1.084829</text:p>
              </table:table-cell>
              <table:table-cell office:value-type="float" office:value="-0.002753">
                <text:p>-0.002753</text:p>
              </table:table-cell>
              <table:table-cell office:value-type="float" office:value="0.019358">
                <text:p>0.0193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35374">
                <text:p>1.035374</text:p>
              </table:table-cell>
              <table:table-cell office:value-type="float" office:value="1.086209">
                <text:p>1.086209</text:p>
              </table:table-cell>
              <table:table-cell office:value-type="float" office:value="-0.004129">
                <text:p>-0.004129</text:p>
              </table:table-cell>
              <table:table-cell office:value-type="float" office:value="0.02078">
                <text:p>0.02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22268">
                <text:p>1.022268</text:p>
              </table:table-cell>
              <table:table-cell office:value-type="float" office:value="1.087583">
                <text:p>1.087583</text:p>
              </table:table-cell>
              <table:table-cell office:value-type="float" office:value="-0.00488">
                <text:p>-0.00488</text:p>
              </table:table-cell>
              <table:table-cell office:value-type="float" office:value="0.018767">
                <text:p>0.0187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35374">
                <text:p>1.035374</text:p>
              </table:table-cell>
              <table:table-cell office:value-type="float" office:value="1.088953">
                <text:p>1.088953</text:p>
              </table:table-cell>
              <table:table-cell office:value-type="float" office:value="-0.005591">
                <text:p>-0.005591</text:p>
              </table:table-cell>
              <table:table-cell office:value-type="float" office:value="0.020186">
                <text:p>0.0201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22268">
                <text:p>1.022268</text:p>
              </table:table-cell>
              <table:table-cell office:value-type="float" office:value="1.090319">
                <text:p>1.090319</text:p>
              </table:table-cell>
              <table:table-cell office:value-type="float" office:value="-0.00696">
                <text:p>-0.00696</text:p>
              </table:table-cell>
              <table:table-cell office:value-type="float" office:value="0.018168">
                <text:p>0.018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35374">
                <text:p>1.035374</text:p>
              </table:table-cell>
              <table:table-cell office:value-type="float" office:value="1.09168">
                <text:p>1.09168</text:p>
              </table:table-cell>
              <table:table-cell office:value-type="float" office:value="-0.009089">
                <text:p>-0.009089</text:p>
              </table:table-cell>
              <table:table-cell office:value-type="float" office:value="0.019582">
                <text:p>0.0195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35374">
                <text:p>1.035374</text:p>
              </table:table-cell>
              <table:table-cell office:value-type="float" office:value="1.093037">
                <text:p>1.093037</text:p>
              </table:table-cell>
              <table:table-cell office:value-type="float" office:value="-0.010881">
                <text:p>-0.010881</text:p>
              </table:table-cell>
              <table:table-cell office:value-type="float" office:value="0.019291">
                <text:p>0.019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35374">
                <text:p>1.035374</text:p>
              </table:table-cell>
              <table:table-cell office:value-type="float" office:value="1.094389">
                <text:p>1.094389</text:p>
              </table:table-cell>
              <table:table-cell office:value-type="float" office:value="-0.012507">
                <text:p>-0.012507</text:p>
              </table:table-cell>
              <table:table-cell office:value-type="float" office:value="0.018997">
                <text:p>0.0189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4848">
                <text:p>1.04848</text:p>
              </table:table-cell>
              <table:table-cell office:value-type="float" office:value="1.095737">
                <text:p>1.095737</text:p>
              </table:table-cell>
              <table:table-cell office:value-type="float" office:value="-0.013847">
                <text:p>-0.013847</text:p>
              </table:table-cell>
              <table:table-cell office:value-type="float" office:value="0.020431">
                <text:p>0.0204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74692">
                <text:p>1.074692</text:p>
              </table:table-cell>
              <table:table-cell office:value-type="float" office:value="1.09708">
                <text:p>1.09708</text:p>
              </table:table-cell>
              <table:table-cell office:value-type="float" office:value="-0.014371">
                <text:p>-0.014371</text:p>
              </table:table-cell>
              <table:table-cell office:value-type="float" office:value="0.023619">
                <text:p>0.0236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4848">
                <text:p>1.04848</text:p>
              </table:table-cell>
              <table:table-cell office:value-type="float" office:value="1.098418">
                <text:p>1.098418</text:p>
              </table:table-cell>
              <table:table-cell office:value-type="float" office:value="-0.015204">
                <text:p>-0.015204</text:p>
              </table:table-cell>
              <table:table-cell office:value-type="float" office:value="0.019938">
                <text:p>0.0199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87798">
                <text:p>1.087798</text:p>
              </table:table-cell>
              <table:table-cell office:value-type="float" office:value="1.099752">
                <text:p>1.099752</text:p>
              </table:table-cell>
              <table:table-cell office:value-type="float" office:value="-0.015966">
                <text:p>-0.015966</text:p>
              </table:table-cell>
              <table:table-cell office:value-type="float" office:value="0.024852">
                <text:p>0.024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00904">
                <text:p>1.100904</text:p>
              </table:table-cell>
              <table:table-cell office:value-type="float" office:value="1.101082">
                <text:p>1.101082</text:p>
              </table:table-cell>
              <table:table-cell office:value-type="float" office:value="-0.016362">
                <text:p>-0.016362</text:p>
              </table:table-cell>
              <table:table-cell office:value-type="float" office:value="0.026382">
                <text:p>0.026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27116">
                <text:p>1.127116</text:p>
              </table:table-cell>
              <table:table-cell office:value-type="float" office:value="1.102408">
                <text:p>1.102408</text:p>
              </table:table-cell>
              <table:table-cell office:value-type="float" office:value="-0.016251">
                <text:p>-0.016251</text:p>
              </table:table-cell>
              <table:table-cell office:value-type="float" office:value="0.029667">
                <text:p>0.029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00904">
                <text:p>1.100904</text:p>
              </table:table-cell>
              <table:table-cell office:value-type="float" office:value="1.103729">
                <text:p>1.103729</text:p>
              </table:table-cell>
              <table:table-cell office:value-type="float" office:value="-0.015867">
                <text:p>-0.015867</text:p>
              </table:table-cell>
              <table:table-cell office:value-type="float" office:value="0.026082">
                <text:p>0.0260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27116">
                <text:p>1.127116</text:p>
              </table:table-cell>
              <table:table-cell office:value-type="float" office:value="1.105045">
                <text:p>1.105045</text:p>
              </table:table-cell>
              <table:table-cell office:value-type="float" office:value="-0.015343">
                <text:p>-0.015343</text:p>
              </table:table-cell>
              <table:table-cell office:value-type="float" office:value="0.029363">
                <text:p>0.0293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11401">
                <text:p>1.11401</text:p>
              </table:table-cell>
              <table:table-cell office:value-type="float" office:value="1.106357">
                <text:p>1.106357</text:p>
              </table:table-cell>
              <table:table-cell office:value-type="float" office:value="-0.014886">
                <text:p>-0.014886</text:p>
              </table:table-cell>
              <table:table-cell office:value-type="float" office:value="0.027504">
                <text:p>0.0275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53328">
                <text:p>1.153328</text:p>
              </table:table-cell>
              <table:table-cell office:value-type="float" office:value="1.107665">
                <text:p>1.107665</text:p>
              </table:table-cell>
              <table:table-cell office:value-type="float" office:value="-0.014437">
                <text:p>-0.014437</text:p>
              </table:table-cell>
              <table:table-cell office:value-type="float" office:value="0.032536">
                <text:p>0.0325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27116">
                <text:p>1.127116</text:p>
              </table:table-cell>
              <table:table-cell office:value-type="float" office:value="1.108968">
                <text:p>1.108968</text:p>
              </table:table-cell>
              <table:table-cell office:value-type="float" office:value="-0.013849">
                <text:p>-0.013849</text:p>
              </table:table-cell>
              <table:table-cell office:value-type="float" office:value="0.028996">
                <text:p>0.0289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40222">
                <text:p>1.140222</text:p>
              </table:table-cell>
              <table:table-cell office:value-type="float" office:value="1.110268">
                <text:p>1.110268</text:p>
              </table:table-cell>
              <table:table-cell office:value-type="float" office:value="-0.012691">
                <text:p>-0.012691</text:p>
              </table:table-cell>
              <table:table-cell office:value-type="float" office:value="0.03059">
                <text:p>0.030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53328">
                <text:p>1.153328</text:p>
              </table:table-cell>
              <table:table-cell office:value-type="float" office:value="1.111562">
                <text:p>1.111562</text:p>
              </table:table-cell>
              <table:table-cell office:value-type="float" office:value="-0.01137">
                <text:p>-0.01137</text:p>
              </table:table-cell>
              <table:table-cell office:value-type="float" office:value="0.032209">
                <text:p>0.032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66434">
                <text:p>1.166434</text:p>
              </table:table-cell>
              <table:table-cell office:value-type="float" office:value="1.112853">
                <text:p>1.112853</text:p>
              </table:table-cell>
              <table:table-cell office:value-type="float" office:value="-0.010024">
                <text:p>-0.010024</text:p>
              </table:table-cell>
              <table:table-cell office:value-type="float" office:value="0.033852">
                <text:p>0.0338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7954">
                <text:p>1.17954</text:p>
              </table:table-cell>
              <table:table-cell office:value-type="float" office:value="1.114139">
                <text:p>1.114139</text:p>
              </table:table-cell>
              <table:table-cell office:value-type="float" office:value="-0.007898">
                <text:p>-0.007898</text:p>
              </table:table-cell>
              <table:table-cell office:value-type="float" office:value="0.03552">
                <text:p>0.035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66434">
                <text:p>1.166434</text:p>
              </table:table-cell>
              <table:table-cell office:value-type="float" office:value="1.115421">
                <text:p>1.115421</text:p>
              </table:table-cell>
              <table:table-cell office:value-type="float" office:value="-0.005465">
                <text:p>-0.005465</text:p>
              </table:table-cell>
              <table:table-cell office:value-type="float" office:value="0.033751">
                <text:p>0.0337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7954">
                <text:p>1.17954</text:p>
              </table:table-cell>
              <table:table-cell office:value-type="float" office:value="1.116699">
                <text:p>1.116699</text:p>
              </table:table-cell>
              <table:table-cell office:value-type="float" office:value="-0.003487">
                <text:p>-0.003487</text:p>
              </table:table-cell>
              <table:table-cell office:value-type="float" office:value="0.035415">
                <text:p>0.0354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05752">
                <text:p>1.205752</text:p>
              </table:table-cell>
              <table:table-cell office:value-type="float" office:value="1.117972">
                <text:p>1.117972</text:p>
              </table:table-cell>
              <table:table-cell office:value-type="float" office:value="-0.001108">
                <text:p>-0.001108</text:p>
              </table:table-cell>
              <table:table-cell office:value-type="float" office:value="0.038832">
                <text:p>0.0388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40222">
                <text:p>1.140222</text:p>
              </table:table-cell>
              <table:table-cell office:value-type="float" office:value="1.119242">
                <text:p>1.119242</text:p>
              </table:table-cell>
              <table:table-cell office:value-type="float" office:value="0.000643">
                <text:p>0.000643</text:p>
              </table:table-cell>
              <table:table-cell office:value-type="float" office:value="0.03019">
                <text:p>0.030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7954">
                <text:p>1.17954</text:p>
              </table:table-cell>
              <table:table-cell office:value-type="float" office:value="1.120507">
                <text:p>1.120507</text:p>
              </table:table-cell>
              <table:table-cell office:value-type="float" office:value="0.00179">
                <text:p>0.00179</text:p>
              </table:table-cell>
              <table:table-cell office:value-type="float" office:value="0.035255">
                <text:p>0.0352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7954">
                <text:p>1.17954</text:p>
              </table:table-cell>
              <table:table-cell office:value-type="float" office:value="1.121768">
                <text:p>1.121768</text:p>
              </table:table-cell>
              <table:table-cell office:value-type="float" office:value="0.002493">
                <text:p>0.002493</text:p>
              </table:table-cell>
              <table:table-cell office:value-type="float" office:value="0.035207">
                <text:p>0.0352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66434">
                <text:p>1.166434</text:p>
              </table:table-cell>
              <table:table-cell office:value-type="float" office:value="1.123024">
                <text:p>1.123024</text:p>
              </table:table-cell>
              <table:table-cell office:value-type="float" office:value="0.003804">
                <text:p>0.003804</text:p>
              </table:table-cell>
              <table:table-cell office:value-type="float" office:value="0.033427">
                <text:p>0.0334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7954">
                <text:p>1.17954</text:p>
              </table:table-cell>
              <table:table-cell office:value-type="float" office:value="1.124277">
                <text:p>1.124277</text:p>
              </table:table-cell>
              <table:table-cell office:value-type="float" office:value="0.004804">
                <text:p>0.004804</text:p>
              </table:table-cell>
              <table:table-cell office:value-type="float" office:value="0.035078">
                <text:p>0.0350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92646">
                <text:p>1.192646</text:p>
              </table:table-cell>
              <table:table-cell office:value-type="float" office:value="1.125525">
                <text:p>1.125525</text:p>
              </table:table-cell>
              <table:table-cell office:value-type="float" office:value="0.006078">
                <text:p>0.006078</text:p>
              </table:table-cell>
              <table:table-cell office:value-type="float" office:value="0.036754">
                <text:p>0.0367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92646">
                <text:p>1.192646</text:p>
              </table:table-cell>
              <table:table-cell office:value-type="float" office:value="1.126769">
                <text:p>1.126769</text:p>
              </table:table-cell>
              <table:table-cell office:value-type="float" office:value="0.007413">
                <text:p>0.007413</text:p>
              </table:table-cell>
              <table:table-cell office:value-type="float" office:value="0.036724">
                <text:p>0.0367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92646">
                <text:p>1.192646</text:p>
              </table:table-cell>
              <table:table-cell office:value-type="float" office:value="1.128009">
                <text:p>1.128009</text:p>
              </table:table-cell>
              <table:table-cell office:value-type="float" office:value="0.009309">
                <text:p>0.009309</text:p>
              </table:table-cell>
              <table:table-cell office:value-type="float" office:value="0.036692">
                <text:p>0.0366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92646">
                <text:p>1.192646</text:p>
              </table:table-cell>
              <table:table-cell office:value-type="float" office:value="1.129245">
                <text:p>1.129245</text:p>
              </table:table-cell>
              <table:table-cell office:value-type="float" office:value="0.011248">
                <text:p>0.011248</text:p>
              </table:table-cell>
              <table:table-cell office:value-type="float" office:value="0.036658">
                <text:p>0.0366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7954">
                <text:p>1.17954</text:p>
              </table:table-cell>
              <table:table-cell office:value-type="float" office:value="1.130477">
                <text:p>1.130477</text:p>
              </table:table-cell>
              <table:table-cell office:value-type="float" office:value="0.013076">
                <text:p>0.013076</text:p>
              </table:table-cell>
              <table:table-cell office:value-type="float" office:value="0.034892">
                <text:p>0.0348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7954">
                <text:p>1.17954</text:p>
              </table:table-cell>
              <table:table-cell office:value-type="float" office:value="1.131705">
                <text:p>1.131705</text:p>
              </table:table-cell>
              <table:table-cell office:value-type="float" office:value="0.014382">
                <text:p>0.014382</text:p>
              </table:table-cell>
              <table:table-cell office:value-type="float" office:value="0.034828">
                <text:p>0.0348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92646">
                <text:p>1.192646</text:p>
              </table:table-cell>
              <table:table-cell office:value-type="float" office:value="1.132928">
                <text:p>1.132928</text:p>
              </table:table-cell>
              <table:table-cell office:value-type="float" office:value="0.016605">
                <text:p>0.016605</text:p>
              </table:table-cell>
              <table:table-cell office:value-type="float" office:value="0.036493">
                <text:p>0.0364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05752">
                <text:p>1.205752</text:p>
              </table:table-cell>
              <table:table-cell office:value-type="float" office:value="1.134148">
                <text:p>1.134148</text:p>
              </table:table-cell>
              <table:table-cell office:value-type="float" office:value="0.018876">
                <text:p>0.018876</text:p>
              </table:table-cell>
              <table:table-cell office:value-type="float" office:value="0.038181">
                <text:p>0.0381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92646">
                <text:p>1.192646</text:p>
              </table:table-cell>
              <table:table-cell office:value-type="float" office:value="1.135363">
                <text:p>1.135363</text:p>
              </table:table-cell>
              <table:table-cell office:value-type="float" office:value="0.021416">
                <text:p>0.021416</text:p>
              </table:table-cell>
              <table:table-cell office:value-type="float" office:value="0.036434">
                <text:p>0.0364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92646">
                <text:p>1.192646</text:p>
              </table:table-cell>
              <table:table-cell office:value-type="float" office:value="1.136575">
                <text:p>1.136575</text:p>
              </table:table-cell>
              <table:table-cell office:value-type="float" office:value="0.023184">
                <text:p>0.023184</text:p>
              </table:table-cell>
              <table:table-cell office:value-type="float" office:value="0.036388">
                <text:p>0.0363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7954">
                <text:p>1.17954</text:p>
              </table:table-cell>
              <table:table-cell office:value-type="float" office:value="1.137782">
                <text:p>1.137782</text:p>
              </table:table-cell>
              <table:table-cell office:value-type="float" office:value="0.024434">
                <text:p>0.024434</text:p>
              </table:table-cell>
              <table:table-cell office:value-type="float" office:value="0.034611">
                <text:p>0.0346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192646">
                <text:p>1.192646</text:p>
              </table:table-cell>
              <table:table-cell office:value-type="float" office:value="1.138986">
                <text:p>1.138986</text:p>
              </table:table-cell>
              <table:table-cell office:value-type="float" office:value="0.026518">
                <text:p>0.026518</text:p>
              </table:table-cell>
              <table:table-cell office:value-type="float" office:value="0.036266">
                <text:p>0.0362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192646">
                <text:p>1.192646</text:p>
              </table:table-cell>
              <table:table-cell office:value-type="float" office:value="1.140185">
                <text:p>1.140185</text:p>
              </table:table-cell>
              <table:table-cell office:value-type="float" office:value="0.02806">
                <text:p>0.02806</text:p>
              </table:table-cell>
              <table:table-cell office:value-type="float" office:value="0.036215">
                <text:p>0.0362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05752">
                <text:p>1.205752</text:p>
              </table:table-cell>
              <table:table-cell office:value-type="float" office:value="1.141381">
                <text:p>1.141381</text:p>
              </table:table-cell>
              <table:table-cell office:value-type="float" office:value="0.028937">
                <text:p>0.028937</text:p>
              </table:table-cell>
              <table:table-cell office:value-type="float" office:value="0.037892">
                <text:p>0.0378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05752">
                <text:p>1.205752</text:p>
              </table:table-cell>
              <table:table-cell office:value-type="float" office:value="1.142572">
                <text:p>1.142572</text:p>
              </table:table-cell>
              <table:table-cell office:value-type="float" office:value="0.029853">
                <text:p>0.029853</text:p>
              </table:table-cell>
              <table:table-cell office:value-type="float" office:value="0.037863">
                <text:p>0.0378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66434">
                <text:p>1.166434</text:p>
              </table:table-cell>
              <table:table-cell office:value-type="float" office:value="1.14376">
                <text:p>1.14376</text:p>
              </table:table-cell>
              <table:table-cell office:value-type="float" office:value="0.030191">
                <text:p>0.030191</text:p>
              </table:table-cell>
              <table:table-cell office:value-type="float" office:value="0.032643">
                <text:p>0.0326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53328">
                <text:p>1.153328</text:p>
              </table:table-cell>
              <table:table-cell office:value-type="float" office:value="1.144943">
                <text:p>1.144943</text:p>
              </table:table-cell>
              <table:table-cell office:value-type="float" office:value="0.030061">
                <text:p>0.030061</text:p>
              </table:table-cell>
              <table:table-cell office:value-type="float" office:value="0.030802">
                <text:p>0.0308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7954">
                <text:p>1.17954</text:p>
              </table:table-cell>
              <table:table-cell office:value-type="float" office:value="1.146123">
                <text:p>1.146123</text:p>
              </table:table-cell>
              <table:table-cell office:value-type="float" office:value="0.029208">
                <text:p>0.029208</text:p>
              </table:table-cell>
              <table:table-cell office:value-type="float" office:value="0.034123">
                <text:p>0.0341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92646">
                <text:p>1.192646</text:p>
              </table:table-cell>
              <table:table-cell office:value-type="float" office:value="1.147299">
                <text:p>1.147299</text:p>
              </table:table-cell>
              <table:table-cell office:value-type="float" office:value="0.0276">
                <text:p>0.0276</text:p>
              </table:table-cell>
              <table:table-cell office:value-type="float" office:value="0.035765">
                <text:p>0.0357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40222">
                <text:p>1.140222</text:p>
              </table:table-cell>
              <table:table-cell office:value-type="float" office:value="1.148471">
                <text:p>1.148471</text:p>
              </table:table-cell>
              <table:table-cell office:value-type="float" office:value="0.025291">
                <text:p>0.025291</text:p>
              </table:table-cell>
              <table:table-cell office:value-type="float" office:value="0.028781">
                <text:p>0.0287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53328">
                <text:p>1.153328</text:p>
              </table:table-cell>
              <table:table-cell office:value-type="float" office:value="1.149639">
                <text:p>1.149639</text:p>
              </table:table-cell>
              <table:table-cell office:value-type="float" office:value="0.022726">
                <text:p>0.022726</text:p>
              </table:table-cell>
              <table:table-cell office:value-type="float" office:value="0.03034">
                <text:p>0.030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7954">
                <text:p>1.17954</text:p>
              </table:table-cell>
              <table:table-cell office:value-type="float" office:value="1.150803">
                <text:p>1.150803</text:p>
              </table:table-cell>
              <table:table-cell office:value-type="float" office:value="0.020339">
                <text:p>0.020339</text:p>
              </table:table-cell>
              <table:table-cell office:value-type="float" office:value="0.033654">
                <text:p>0.0336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66434">
                <text:p>1.166434</text:p>
              </table:table-cell>
              <table:table-cell office:value-type="float" office:value="1.151963">
                <text:p>1.151963</text:p>
              </table:table-cell>
              <table:table-cell office:value-type="float" office:value="0.018027">
                <text:p>0.018027</text:p>
              </table:table-cell>
              <table:table-cell office:value-type="float" office:value="0.031828">
                <text:p>0.031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7954">
                <text:p>1.17954</text:p>
              </table:table-cell>
              <table:table-cell office:value-type="float" office:value="1.153119">
                <text:p>1.153119</text:p>
              </table:table-cell>
              <table:table-cell office:value-type="float" office:value="0.016001">
                <text:p>0.016001</text:p>
              </table:table-cell>
              <table:table-cell office:value-type="float" office:value="0.033435">
                <text:p>0.0334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05752">
                <text:p>1.205752</text:p>
              </table:table-cell>
              <table:table-cell office:value-type="float" office:value="1.154272">
                <text:p>1.154272</text:p>
              </table:table-cell>
              <table:table-cell office:value-type="float" office:value="0.014629">
                <text:p>0.014629</text:p>
              </table:table-cell>
              <table:table-cell office:value-type="float" office:value="0.036795">
                <text:p>0.0367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7954">
                <text:p>1.17954</text:p>
              </table:table-cell>
              <table:table-cell office:value-type="float" office:value="1.15542">
                <text:p>1.15542</text:p>
              </table:table-cell>
              <table:table-cell office:value-type="float" office:value="0.013758">
                <text:p>0.013758</text:p>
              </table:table-cell>
              <table:table-cell office:value-type="float" office:value="0.033287">
                <text:p>0.0332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05752">
                <text:p>1.205752</text:p>
              </table:table-cell>
              <table:table-cell office:value-type="float" office:value="1.156565">
                <text:p>1.156565</text:p>
              </table:table-cell>
              <table:table-cell office:value-type="float" office:value="0.013028">
                <text:p>0.013028</text:p>
              </table:table-cell>
              <table:table-cell office:value-type="float" office:value="0.036644">
                <text:p>0.0366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18858">
                <text:p>1.218858</text:p>
              </table:table-cell>
              <table:table-cell office:value-type="float" office:value="1.157706">
                <text:p>1.157706</text:p>
              </table:table-cell>
              <table:table-cell office:value-type="float" office:value="0.012682">
                <text:p>0.012682</text:p>
              </table:table-cell>
              <table:table-cell office:value-type="float" office:value="0.038321">
                <text:p>0.0383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18858">
                <text:p>1.218858</text:p>
              </table:table-cell>
              <table:table-cell office:value-type="float" office:value="1.158844">
                <text:p>1.158844</text:p>
              </table:table-cell>
              <table:table-cell office:value-type="float" office:value="0.012428">
                <text:p>0.012428</text:p>
              </table:table-cell>
              <table:table-cell office:value-type="float" office:value="0.038294">
                <text:p>0.0382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4507">
                <text:p>1.24507</text:p>
              </table:table-cell>
              <table:table-cell office:value-type="float" office:value="1.159977">
                <text:p>1.159977</text:p>
              </table:table-cell>
              <table:table-cell office:value-type="float" office:value="0.013071">
                <text:p>0.013071</text:p>
              </table:table-cell>
              <table:table-cell office:value-type="float" office:value="0.041724">
                <text:p>0.0417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05752">
                <text:p>1.205752</text:p>
              </table:table-cell>
              <table:table-cell office:value-type="float" office:value="1.161107">
                <text:p>1.161107</text:p>
              </table:table-cell>
              <table:table-cell office:value-type="float" office:value="0.01316">
                <text:p>0.01316</text:p>
              </table:table-cell>
              <table:table-cell office:value-type="float" office:value="0.036555">
                <text:p>0.0365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31964">
                <text:p>1.231964</text:p>
              </table:table-cell>
              <table:table-cell office:value-type="float" office:value="1.162233">
                <text:p>1.162233</text:p>
              </table:table-cell>
              <table:table-cell office:value-type="float" office:value="0.014017">
                <text:p>0.014017</text:p>
              </table:table-cell>
              <table:table-cell office:value-type="float" office:value="0.039956">
                <text:p>0.0399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58176">
                <text:p>1.258176</text:p>
              </table:table-cell>
              <table:table-cell office:value-type="float" office:value="1.163355">
                <text:p>1.163355</text:p>
              </table:table-cell>
              <table:table-cell office:value-type="float" office:value="0.015401">
                <text:p>0.015401</text:p>
              </table:table-cell>
              <table:table-cell office:value-type="float" office:value="0.043407">
                <text:p>0.0434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507">
                <text:p>1.24507</text:p>
              </table:table-cell>
              <table:table-cell office:value-type="float" office:value="1.164473">
                <text:p>1.164473</text:p>
              </table:table-cell>
              <table:table-cell office:value-type="float" office:value="0.016181">
                <text:p>0.016181</text:p>
              </table:table-cell>
              <table:table-cell office:value-type="float" office:value="0.041719">
                <text:p>0.0417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58176">
                <text:p>1.258176</text:p>
              </table:table-cell>
              <table:table-cell office:value-type="float" office:value="1.165588">
                <text:p>1.165588</text:p>
              </table:table-cell>
              <table:table-cell office:value-type="float" office:value="0.016812">
                <text:p>0.016812</text:p>
              </table:table-cell>
              <table:table-cell office:value-type="float" office:value="0.043463">
                <text:p>0.0434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4507">
                <text:p>1.24507</text:p>
              </table:table-cell>
              <table:table-cell office:value-type="float" office:value="1.166699">
                <text:p>1.166699</text:p>
              </table:table-cell>
              <table:table-cell office:value-type="float" office:value="0.017786">
                <text:p>0.017786</text:p>
              </table:table-cell>
              <table:table-cell office:value-type="float" office:value="0.041772">
                <text:p>0.0417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31964">
                <text:p>1.231964</text:p>
              </table:table-cell>
              <table:table-cell office:value-type="float" office:value="1.167806">
                <text:p>1.167806</text:p>
              </table:table-cell>
              <table:table-cell office:value-type="float" office:value="0.018432">
                <text:p>0.018432</text:p>
              </table:table-cell>
              <table:table-cell office:value-type="float" office:value="0.040052">
                <text:p>0.0400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271282">
                <text:p>1.271282</text:p>
              </table:table-cell>
              <table:table-cell office:value-type="float" office:value="1.16891">
                <text:p>1.16891</text:p>
              </table:table-cell>
              <table:table-cell office:value-type="float" office:value="0.019121">
                <text:p>0.019121</text:p>
              </table:table-cell>
              <table:table-cell office:value-type="float" office:value="0.045225">
                <text:p>0.0452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71282">
                <text:p>1.271282</text:p>
              </table:table-cell>
              <table:table-cell office:value-type="float" office:value="1.17001">
                <text:p>1.17001</text:p>
              </table:table-cell>
              <table:table-cell office:value-type="float" office:value="0.019339">
                <text:p>0.019339</text:p>
              </table:table-cell>
              <table:table-cell office:value-type="float" office:value="0.045284">
                <text:p>0.0452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4507">
                <text:p>1.24507</text:p>
              </table:table-cell>
              <table:table-cell office:value-type="float" office:value="1.171106">
                <text:p>1.171106</text:p>
              </table:table-cell>
              <table:table-cell office:value-type="float" office:value="0.019597">
                <text:p>0.019597</text:p>
              </table:table-cell>
              <table:table-cell office:value-type="float" office:value="0.041882">
                <text:p>0.0418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4507">
                <text:p>1.24507</text:p>
              </table:table-cell>
              <table:table-cell office:value-type="float" office:value="1.172199">
                <text:p>1.172199</text:p>
              </table:table-cell>
              <table:table-cell office:value-type="float" office:value="0.019752">
                <text:p>0.019752</text:p>
              </table:table-cell>
              <table:table-cell office:value-type="float" office:value="0.041886">
                <text:p>0.0418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58176">
                <text:p>1.258176</text:p>
              </table:table-cell>
              <table:table-cell office:value-type="float" office:value="1.173288">
                <text:p>1.173288</text:p>
              </table:table-cell>
              <table:table-cell office:value-type="float" office:value="0.019678">
                <text:p>0.019678</text:p>
              </table:table-cell>
              <table:table-cell office:value-type="float" office:value="0.043618">
                <text:p>0.0436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71282">
                <text:p>1.271282</text:p>
              </table:table-cell>
              <table:table-cell office:value-type="float" office:value="1.174374">
                <text:p>1.174374</text:p>
              </table:table-cell>
              <table:table-cell office:value-type="float" office:value="0.019738">
                <text:p>0.019738</text:p>
              </table:table-cell>
              <table:table-cell office:value-type="float" office:value="0.045374">
                <text:p>0.0453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71282">
                <text:p>1.271282</text:p>
              </table:table-cell>
              <table:table-cell office:value-type="float" office:value="1.175456">
                <text:p>1.175456</text:p>
              </table:table-cell>
              <table:table-cell office:value-type="float" office:value="0.019682">
                <text:p>0.019682</text:p>
              </table:table-cell>
              <table:table-cell office:value-type="float" office:value="0.045425">
                <text:p>0.0454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271282">
                <text:p>1.271282</text:p>
              </table:table-cell>
              <table:table-cell office:value-type="float" office:value="1.176534">
                <text:p>1.176534</text:p>
              </table:table-cell>
              <table:table-cell office:value-type="float" office:value="0.020394">
                <text:p>0.020394</text:p>
              </table:table-cell>
              <table:table-cell office:value-type="float" office:value="0.045475">
                <text:p>0.0454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71282">
                <text:p>1.271282</text:p>
              </table:table-cell>
              <table:table-cell office:value-type="float" office:value="1.177608">
                <text:p>1.177608</text:p>
              </table:table-cell>
              <table:table-cell office:value-type="float" office:value="0.02121">
                <text:p>0.02121</text:p>
              </table:table-cell>
              <table:table-cell office:value-type="float" office:value="0.045522">
                <text:p>0.0455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84388">
                <text:p>1.284388</text:p>
              </table:table-cell>
              <table:table-cell office:value-type="float" office:value="1.17868">
                <text:p>1.17868</text:p>
              </table:table-cell>
              <table:table-cell office:value-type="float" office:value="0.022665">
                <text:p>0.022665</text:p>
              </table:table-cell>
              <table:table-cell office:value-type="float" office:value="0.047298">
                <text:p>0.0472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84388">
                <text:p>1.284388</text:p>
              </table:table-cell>
              <table:table-cell office:value-type="float" office:value="1.179747">
                <text:p>1.179747</text:p>
              </table:table-cell>
              <table:table-cell office:value-type="float" office:value="0.024301">
                <text:p>0.024301</text:p>
              </table:table-cell>
              <table:table-cell office:value-type="float" office:value="0.047369">
                <text:p>0.0473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97494">
                <text:p>1.297494</text:p>
              </table:table-cell>
              <table:table-cell office:value-type="float" office:value="1.180811">
                <text:p>1.180811</text:p>
              </table:table-cell>
              <table:table-cell office:value-type="float" office:value="0.026733">
                <text:p>0.026733</text:p>
              </table:table-cell>
              <table:table-cell office:value-type="float" office:value="0.049168">
                <text:p>0.0491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97494">
                <text:p>1.297494</text:p>
              </table:table-cell>
              <table:table-cell office:value-type="float" office:value="1.181872">
                <text:p>1.181872</text:p>
              </table:table-cell>
              <table:table-cell office:value-type="float" office:value="0.029251">
                <text:p>0.029251</text:p>
              </table:table-cell>
              <table:table-cell office:value-type="float" office:value="0.049261">
                <text:p>0.049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3106">
                <text:p>1.3106</text:p>
              </table:table-cell>
              <table:table-cell office:value-type="float" office:value="1.182929">
                <text:p>1.182929</text:p>
              </table:table-cell>
              <table:table-cell office:value-type="float" office:value="0.031076">
                <text:p>0.031076</text:p>
              </table:table-cell>
              <table:table-cell office:value-type="float" office:value="0.051083">
                <text:p>0.051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71282">
                <text:p>1.271282</text:p>
              </table:table-cell>
              <table:table-cell office:value-type="float" office:value="1.183982">
                <text:p>1.183982</text:p>
              </table:table-cell>
              <table:table-cell office:value-type="float" office:value="0.032003">
                <text:p>0.032003</text:p>
              </table:table-cell>
              <table:table-cell office:value-type="float" office:value="0.046009">
                <text:p>0.046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71282">
                <text:p>1.271282</text:p>
              </table:table-cell>
              <table:table-cell office:value-type="float" office:value="1.185032">
                <text:p>1.185032</text:p>
              </table:table-cell>
              <table:table-cell office:value-type="float" office:value="0.033787">
                <text:p>0.033787</text:p>
              </table:table-cell>
              <table:table-cell office:value-type="float" office:value="0.046045">
                <text:p>0.0460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106">
                <text:p>1.3106</text:p>
              </table:table-cell>
              <table:table-cell office:value-type="float" office:value="1.186078">
                <text:p>1.186078</text:p>
              </table:table-cell>
              <table:table-cell office:value-type="float" office:value="0.035838">
                <text:p>0.035838</text:p>
              </table:table-cell>
              <table:table-cell office:value-type="float" office:value="0.051269">
                <text:p>0.051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23706">
                <text:p>1.323706</text:p>
              </table:table-cell>
              <table:table-cell office:value-type="float" office:value="1.187121">
                <text:p>1.187121</text:p>
              </table:table-cell>
              <table:table-cell office:value-type="float" office:value="0.037266">
                <text:p>0.037266</text:p>
              </table:table-cell>
              <table:table-cell office:value-type="float" office:value="0.053111">
                <text:p>0.053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84388">
                <text:p>1.284388</text:p>
              </table:table-cell>
              <table:table-cell office:value-type="float" office:value="1.188161">
                <text:p>1.188161</text:p>
              </table:table-cell>
              <table:table-cell office:value-type="float" office:value="0.038688">
                <text:p>0.038688</text:p>
              </table:table-cell>
              <table:table-cell office:value-type="float" office:value="0.048057">
                <text:p>0.0480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84388">
                <text:p>1.284388</text:p>
              </table:table-cell>
              <table:table-cell office:value-type="float" office:value="1.189197">
                <text:p>1.189197</text:p>
              </table:table-cell>
              <table:table-cell office:value-type="float" office:value="0.040017">
                <text:p>0.040017</text:p>
              </table:table-cell>
              <table:table-cell office:value-type="float" office:value="0.048112">
                <text:p>0.048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58176">
                <text:p>1.258176</text:p>
              </table:table-cell>
              <table:table-cell office:value-type="float" office:value="1.19023">
                <text:p>1.19023</text:p>
              </table:table-cell>
              <table:table-cell office:value-type="float" office:value="0.040599">
                <text:p>0.040599</text:p>
              </table:table-cell>
              <table:table-cell office:value-type="float" office:value="0.044707">
                <text:p>0.0447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106">
                <text:p>1.3106</text:p>
              </table:table-cell>
              <table:table-cell office:value-type="float" office:value="1.191259">
                <text:p>1.191259</text:p>
              </table:table-cell>
              <table:table-cell office:value-type="float" office:value="0.040824">
                <text:p>0.040824</text:p>
              </table:table-cell>
              <table:table-cell office:value-type="float" office:value="0.051627">
                <text:p>0.0516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71282">
                <text:p>1.271282</text:p>
              </table:table-cell>
              <table:table-cell office:value-type="float" office:value="1.192284">
                <text:p>1.192284</text:p>
              </table:table-cell>
              <table:table-cell office:value-type="float" office:value="0.040423">
                <text:p>0.040423</text:p>
              </table:table-cell>
              <table:table-cell office:value-type="float" office:value="0.04654">
                <text:p>0.046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71282">
                <text:p>1.271282</text:p>
              </table:table-cell>
              <table:table-cell office:value-type="float" office:value="1.193307">
                <text:p>1.193307</text:p>
              </table:table-cell>
              <table:table-cell office:value-type="float" office:value="0.040246">
                <text:p>0.040246</text:p>
              </table:table-cell>
              <table:table-cell office:value-type="float" office:value="0.046563">
                <text:p>0.0465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84388">
                <text:p>1.284388</text:p>
              </table:table-cell>
              <table:table-cell office:value-type="float" office:value="1.194326">
                <text:p>1.194326</text:p>
              </table:table-cell>
              <table:table-cell office:value-type="float" office:value="0.039916">
                <text:p>0.039916</text:p>
              </table:table-cell>
              <table:table-cell office:value-type="float" office:value="0.048314">
                <text:p>0.048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71282">
                <text:p>1.271282</text:p>
              </table:table-cell>
              <table:table-cell office:value-type="float" office:value="1.195341">
                <text:p>1.195341</text:p>
              </table:table-cell>
              <table:table-cell office:value-type="float" office:value="0.040196">
                <text:p>0.040196</text:p>
              </table:table-cell>
              <table:table-cell office:value-type="float" office:value="0.04663">
                <text:p>0.046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58176">
                <text:p>1.258176</text:p>
              </table:table-cell>
              <table:table-cell office:value-type="float" office:value="1.196354">
                <text:p>1.196354</text:p>
              </table:table-cell>
              <table:table-cell office:value-type="float" office:value="0.039825">
                <text:p>0.039825</text:p>
              </table:table-cell>
              <table:table-cell office:value-type="float" office:value="0.044919">
                <text:p>0.0449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71282">
                <text:p>1.271282</text:p>
              </table:table-cell>
              <table:table-cell office:value-type="float" office:value="1.197362">
                <text:p>1.197362</text:p>
              </table:table-cell>
              <table:table-cell office:value-type="float" office:value="0.039819">
                <text:p>0.039819</text:p>
              </table:table-cell>
              <table:table-cell office:value-type="float" office:value="0.046639">
                <text:p>0.0466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84388">
                <text:p>1.284388</text:p>
              </table:table-cell>
              <table:table-cell office:value-type="float" office:value="1.198368">
                <text:p>1.198368</text:p>
              </table:table-cell>
              <table:table-cell office:value-type="float" office:value="0.039731">
                <text:p>0.039731</text:p>
              </table:table-cell>
              <table:table-cell office:value-type="float" office:value="0.048384">
                <text:p>0.0483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97494">
                <text:p>1.297494</text:p>
              </table:table-cell>
              <table:table-cell office:value-type="float" office:value="1.19937">
                <text:p>1.19937</text:p>
              </table:table-cell>
              <table:table-cell office:value-type="float" office:value="0.039536">
                <text:p>0.039536</text:p>
              </table:table-cell>
              <table:table-cell office:value-type="float" office:value="0.050154">
                <text:p>0.050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84388">
                <text:p>1.284388</text:p>
              </table:table-cell>
              <table:table-cell office:value-type="float" office:value="1.200369">
                <text:p>1.200369</text:p>
              </table:table-cell>
              <table:table-cell office:value-type="float" office:value="0.040006">
                <text:p>0.040006</text:p>
              </table:table-cell>
              <table:table-cell office:value-type="float" office:value="0.048488">
                <text:p>0.0484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97494">
                <text:p>1.297494</text:p>
              </table:table-cell>
              <table:table-cell office:value-type="float" office:value="1.201365">
                <text:p>1.201365</text:p>
              </table:table-cell>
              <table:table-cell office:value-type="float" office:value="0.040854">
                <text:p>0.040854</text:p>
              </table:table-cell>
              <table:table-cell office:value-type="float" office:value="0.050255">
                <text:p>0.0502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84388">
                <text:p>1.284388</text:p>
              </table:table-cell>
              <table:table-cell office:value-type="float" office:value="1.202357">
                <text:p>1.202357</text:p>
              </table:table-cell>
              <table:table-cell office:value-type="float" office:value="0.041948">
                <text:p>0.041948</text:p>
              </table:table-cell>
              <table:table-cell office:value-type="float" office:value="0.048586">
                <text:p>0.0485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97494">
                <text:p>1.297494</text:p>
              </table:table-cell>
              <table:table-cell office:value-type="float" office:value="1.203346">
                <text:p>1.203346</text:p>
              </table:table-cell>
              <table:table-cell office:value-type="float" office:value="0.043006">
                <text:p>0.043006</text:p>
              </table:table-cell>
              <table:table-cell office:value-type="float" office:value="0.05035">
                <text:p>0.05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84388">
                <text:p>1.284388</text:p>
              </table:table-cell>
              <table:table-cell office:value-type="float" office:value="1.204331">
                <text:p>1.204331</text:p>
              </table:table-cell>
              <table:table-cell office:value-type="float" office:value="0.045095">
                <text:p>0.045095</text:p>
              </table:table-cell>
              <table:table-cell office:value-type="float" office:value="0.048678">
                <text:p>0.048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71282">
                <text:p>1.271282</text:p>
              </table:table-cell>
              <table:table-cell office:value-type="float" office:value="1.205314">
                <text:p>1.205314</text:p>
              </table:table-cell>
              <table:table-cell office:value-type="float" office:value="0.046338">
                <text:p>0.046338</text:p>
              </table:table-cell>
              <table:table-cell office:value-type="float" office:value="0.046978">
                <text:p>0.046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106">
                <text:p>1.3106</text:p>
              </table:table-cell>
              <table:table-cell office:value-type="float" office:value="1.206293">
                <text:p>1.206293</text:p>
              </table:table-cell>
              <table:table-cell office:value-type="float" office:value="0.048001">
                <text:p>0.048001</text:p>
              </table:table-cell>
              <table:table-cell office:value-type="float" office:value="0.052171">
                <text:p>0.0521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84388">
                <text:p>1.284388</text:p>
              </table:table-cell>
              <table:table-cell office:value-type="float" office:value="1.207268">
                <text:p>1.207268</text:p>
              </table:table-cell>
              <table:table-cell office:value-type="float" office:value="0.048563">
                <text:p>0.048563</text:p>
              </table:table-cell>
              <table:table-cell office:value-type="float" office:value="0.048791">
                <text:p>0.0487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106">
                <text:p>1.3106</text:p>
              </table:table-cell>
              <table:table-cell office:value-type="float" office:value="1.208241">
                <text:p>1.208241</text:p>
              </table:table-cell>
              <table:table-cell office:value-type="float" office:value="0.04931">
                <text:p>0.04931</text:p>
              </table:table-cell>
              <table:table-cell office:value-type="float" office:value="0.052277">
                <text:p>0.0522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71282">
                <text:p>1.271282</text:p>
              </table:table-cell>
              <table:table-cell office:value-type="float" office:value="1.209211">
                <text:p>1.209211</text:p>
              </table:table-cell>
              <table:table-cell office:value-type="float" office:value="0.049601">
                <text:p>0.049601</text:p>
              </table:table-cell>
              <table:table-cell office:value-type="float" office:value="0.047164">
                <text:p>0.0471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84388">
                <text:p>1.284388</text:p>
              </table:table-cell>
              <table:table-cell office:value-type="float" office:value="1.210177">
                <text:p>1.210177</text:p>
              </table:table-cell>
              <table:table-cell office:value-type="float" office:value="0.04929">
                <text:p>0.04929</text:p>
              </table:table-cell>
              <table:table-cell office:value-type="float" office:value="0.04889">
                <text:p>0.048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84388">
                <text:p>1.284388</text:p>
              </table:table-cell>
              <table:table-cell office:value-type="float" office:value="1.21114">
                <text:p>1.21114</text:p>
              </table:table-cell>
              <table:table-cell office:value-type="float" office:value="0.048709">
                <text:p>0.048709</text:p>
              </table:table-cell>
              <table:table-cell office:value-type="float" office:value="0.048912">
                <text:p>0.0489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58176">
                <text:p>1.258176</text:p>
              </table:table-cell>
              <table:table-cell office:value-type="float" office:value="1.212099">
                <text:p>1.212099</text:p>
              </table:table-cell>
              <table:table-cell office:value-type="float" office:value="0.047522">
                <text:p>0.047522</text:p>
              </table:table-cell>
              <table:table-cell office:value-type="float" office:value="0.045471">
                <text:p>0.0454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58176">
                <text:p>1.258176</text:p>
              </table:table-cell>
              <table:table-cell office:value-type="float" office:value="1.213056">
                <text:p>1.213056</text:p>
              </table:table-cell>
              <table:table-cell office:value-type="float" office:value="0.046642">
                <text:p>0.046642</text:p>
              </table:table-cell>
              <table:table-cell office:value-type="float" office:value="0.045437">
                <text:p>0.0454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84388">
                <text:p>1.284388</text:p>
              </table:table-cell>
              <table:table-cell office:value-type="float" office:value="1.214009">
                <text:p>1.214009</text:p>
              </table:table-cell>
              <table:table-cell office:value-type="float" office:value="0.045823">
                <text:p>0.045823</text:p>
              </table:table-cell>
              <table:table-cell office:value-type="float" office:value="0.048862">
                <text:p>0.0488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58176">
                <text:p>1.258176</text:p>
              </table:table-cell>
              <table:table-cell office:value-type="float" office:value="1.21496">
                <text:p>1.21496</text:p>
              </table:table-cell>
              <table:table-cell office:value-type="float" office:value="0.045155">
                <text:p>0.045155</text:p>
              </table:table-cell>
              <table:table-cell office:value-type="float" office:value="0.045417">
                <text:p>0.0454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58176">
                <text:p>1.258176</text:p>
              </table:table-cell>
              <table:table-cell office:value-type="float" office:value="1.215907">
                <text:p>1.215907</text:p>
              </table:table-cell>
              <table:table-cell office:value-type="float" office:value="0.044073">
                <text:p>0.044073</text:p>
              </table:table-cell>
              <table:table-cell office:value-type="float" office:value="0.045378">
                <text:p>0.0453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84388">
                <text:p>1.284388</text:p>
              </table:table-cell>
              <table:table-cell office:value-type="float" office:value="1.21685">
                <text:p>1.21685</text:p>
              </table:table-cell>
              <table:table-cell office:value-type="float" office:value="0.043206">
                <text:p>0.043206</text:p>
              </table:table-cell>
              <table:table-cell office:value-type="float" office:value="0.048798">
                <text:p>0.0487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84388">
                <text:p>1.284388</text:p>
              </table:table-cell>
              <table:table-cell office:value-type="float" office:value="1.217791">
                <text:p>1.217791</text:p>
              </table:table-cell>
              <table:table-cell office:value-type="float" office:value="0.043113">
                <text:p>0.043113</text:p>
              </table:table-cell>
              <table:table-cell office:value-type="float" office:value="0.048809">
                <text:p>0.0488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71282">
                <text:p>1.271282</text:p>
              </table:table-cell>
              <table:table-cell office:value-type="float" office:value="1.218729">
                <text:p>1.218729</text:p>
              </table:table-cell>
              <table:table-cell office:value-type="float" office:value="0.042767">
                <text:p>0.042767</text:p>
              </table:table-cell>
              <table:table-cell office:value-type="float" office:value="0.047089">
                <text:p>0.0470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58176">
                <text:p>1.258176</text:p>
              </table:table-cell>
              <table:table-cell office:value-type="float" office:value="1.219663">
                <text:p>1.219663</text:p>
              </table:table-cell>
              <table:table-cell office:value-type="float" office:value="0.043483">
                <text:p>0.043483</text:p>
              </table:table-cell>
              <table:table-cell office:value-type="float" office:value="0.04534">
                <text:p>0.045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84388">
                <text:p>1.284388</text:p>
              </table:table-cell>
              <table:table-cell office:value-type="float" office:value="1.220595">
                <text:p>1.220595</text:p>
              </table:table-cell>
              <table:table-cell office:value-type="float" office:value="0.044821">
                <text:p>0.044821</text:p>
              </table:table-cell>
              <table:table-cell office:value-type="float" office:value="0.048754">
                <text:p>0.0487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106">
                <text:p>1.3106</text:p>
              </table:table-cell>
              <table:table-cell office:value-type="float" office:value="1.221523">
                <text:p>1.221523</text:p>
              </table:table-cell>
              <table:table-cell office:value-type="float" office:value="0.046305">
                <text:p>0.046305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97494">
                <text:p>1.297494</text:p>
              </table:table-cell>
              <table:table-cell office:value-type="float" office:value="1.222448">
                <text:p>1.222448</text:p>
              </table:table-cell>
              <table:table-cell office:value-type="float" office:value="0.047944">
                <text:p>0.047944</text:p>
              </table:table-cell>
              <table:table-cell office:value-type="float" office:value="0.050546">
                <text:p>0.0505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84388">
                <text:p>1.284388</text:p>
              </table:table-cell>
              <table:table-cell office:value-type="float" office:value="1.22337">
                <text:p>1.22337</text:p>
              </table:table-cell>
              <table:table-cell office:value-type="float" office:value="0.049764">
                <text:p>0.049764</text:p>
              </table:table-cell>
              <table:table-cell office:value-type="float" office:value="0.048844">
                <text:p>0.0488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71282">
                <text:p>1.271282</text:p>
              </table:table-cell>
              <table:table-cell office:value-type="float" office:value="1.224289">
                <text:p>1.224289</text:p>
              </table:table-cell>
              <table:table-cell office:value-type="float" office:value="0.052282">
                <text:p>0.052282</text:p>
              </table:table-cell>
              <table:table-cell office:value-type="float" office:value="0.047115">
                <text:p>0.0471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97494">
                <text:p>1.297494</text:p>
              </table:table-cell>
              <table:table-cell office:value-type="float" office:value="1.225205">
                <text:p>1.225205</text:p>
              </table:table-cell>
              <table:table-cell office:value-type="float" office:value="0.054701">
                <text:p>0.054701</text:p>
              </table:table-cell>
              <table:table-cell office:value-type="float" office:value="0.050548">
                <text:p>0.0505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84388">
                <text:p>1.284388</text:p>
              </table:table-cell>
              <table:table-cell office:value-type="float" office:value="1.226118">
                <text:p>1.226118</text:p>
              </table:table-cell>
              <table:table-cell office:value-type="float" office:value="0.057006">
                <text:p>0.057006</text:p>
              </table:table-cell>
              <table:table-cell office:value-type="float" office:value="0.048842">
                <text:p>0.0488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58176">
                <text:p>1.258176</text:p>
              </table:table-cell>
              <table:table-cell office:value-type="float" office:value="1.227028">
                <text:p>1.227028</text:p>
              </table:table-cell>
              <table:table-cell office:value-type="float" office:value="0.058597">
                <text:p>0.058597</text:p>
              </table:table-cell>
              <table:table-cell office:value-type="float" office:value="0.045378">
                <text:p>0.0453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58176">
                <text:p>1.258176</text:p>
              </table:table-cell>
              <table:table-cell office:value-type="float" office:value="1.227935">
                <text:p>1.227935</text:p>
              </table:table-cell>
              <table:table-cell office:value-type="float" office:value="0.060146">
                <text:p>0.060146</text:p>
              </table:table-cell>
              <table:table-cell office:value-type="float" office:value="0.045321">
                <text:p>0.0453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58176">
                <text:p>1.258176</text:p>
              </table:table-cell>
              <table:table-cell office:value-type="float" office:value="1.228839">
                <text:p>1.228839</text:p>
              </table:table-cell>
              <table:table-cell office:value-type="float" office:value="0.061437">
                <text:p>0.061437</text:p>
              </table:table-cell>
              <table:table-cell office:value-type="float" office:value="0.045262">
                <text:p>0.045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97494">
                <text:p>1.297494</text:p>
              </table:table-cell>
              <table:table-cell office:value-type="float" office:value="1.22974">
                <text:p>1.22974</text:p>
              </table:table-cell>
              <table:table-cell office:value-type="float" office:value="0.062373">
                <text:p>0.062373</text:p>
              </table:table-cell>
              <table:table-cell office:value-type="float" office:value="0.050392">
                <text:p>0.0503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18858">
                <text:p>1.218858</text:p>
              </table:table-cell>
              <table:table-cell office:value-type="float" office:value="1.230638">
                <text:p>1.230638</text:p>
              </table:table-cell>
              <table:table-cell office:value-type="float" office:value="0.063105">
                <text:p>0.063105</text:p>
              </table:table-cell>
              <table:table-cell office:value-type="float" office:value="0.040029">
                <text:p>0.0400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58176">
                <text:p>1.258176</text:p>
              </table:table-cell>
              <table:table-cell office:value-type="float" office:value="1.231533">
                <text:p>1.231533</text:p>
              </table:table-cell>
              <table:table-cell office:value-type="float" office:value="0.063357">
                <text:p>0.063357</text:p>
              </table:table-cell>
              <table:table-cell office:value-type="float" office:value="0.045077">
                <text:p>0.0450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58176">
                <text:p>1.258176</text:p>
              </table:table-cell>
              <table:table-cell office:value-type="float" office:value="1.232425">
                <text:p>1.232425</text:p>
              </table:table-cell>
              <table:table-cell office:value-type="float" office:value="0.063183">
                <text:p>0.063183</text:p>
              </table:table-cell>
              <table:table-cell office:value-type="float" office:value="0.045013">
                <text:p>0.0450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05752">
                <text:p>1.205752</text:p>
              </table:table-cell>
              <table:table-cell office:value-type="float" office:value="1.233314">
                <text:p>1.233314</text:p>
              </table:table-cell>
              <table:table-cell office:value-type="float" office:value="0.062848">
                <text:p>0.062848</text:p>
              </table:table-cell>
              <table:table-cell office:value-type="float" office:value="0.038027">
                <text:p>0.0380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18858">
                <text:p>1.218858</text:p>
              </table:table-cell>
              <table:table-cell office:value-type="float" office:value="1.2342">
                <text:p>1.2342</text:p>
              </table:table-cell>
              <table:table-cell office:value-type="float" office:value="0.062215">
                <text:p>0.062215</text:p>
              </table:table-cell>
              <table:table-cell office:value-type="float" office:value="0.039585">
                <text:p>0.0395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4507">
                <text:p>1.24507</text:p>
              </table:table-cell>
              <table:table-cell office:value-type="float" office:value="1.235083">
                <text:p>1.235083</text:p>
              </table:table-cell>
              <table:table-cell office:value-type="float" office:value="0.061365">
                <text:p>0.061365</text:p>
              </table:table-cell>
              <table:table-cell office:value-type="float" office:value="0.042897">
                <text:p>0.042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4507">
                <text:p>1.24507</text:p>
              </table:table-cell>
              <table:table-cell office:value-type="float" office:value="1.235963">
                <text:p>1.235963</text:p>
              </table:table-cell>
              <table:table-cell office:value-type="float" office:value="0.059515">
                <text:p>0.059515</text:p>
              </table:table-cell>
              <table:table-cell office:value-type="float" office:value="0.042801">
                <text:p>0.0428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05752">
                <text:p>1.205752</text:p>
              </table:table-cell>
              <table:table-cell office:value-type="float" office:value="1.23684">
                <text:p>1.23684</text:p>
              </table:table-cell>
              <table:table-cell office:value-type="float" office:value="0.056753">
                <text:p>0.056753</text:p>
              </table:table-cell>
              <table:table-cell office:value-type="float" office:value="0.037514">
                <text:p>0.0375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05752">
                <text:p>1.205752</text:p>
              </table:table-cell>
              <table:table-cell office:value-type="float" office:value="1.237715">
                <text:p>1.237715</text:p>
              </table:table-cell>
              <table:table-cell office:value-type="float" office:value="0.053964">
                <text:p>0.053964</text:p>
              </table:table-cell>
              <table:table-cell office:value-type="float" office:value="0.037336">
                <text:p>0.0373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05752">
                <text:p>1.205752</text:p>
              </table:table-cell>
              <table:table-cell office:value-type="float" office:value="1.238586">
                <text:p>1.238586</text:p>
              </table:table-cell>
              <table:table-cell office:value-type="float" office:value="0.051213">
                <text:p>0.051213</text:p>
              </table:table-cell>
              <table:table-cell office:value-type="float" office:value="0.037157">
                <text:p>0.0371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18858">
                <text:p>1.218858</text:p>
              </table:table-cell>
              <table:table-cell office:value-type="float" office:value="1.239455">
                <text:p>1.239455</text:p>
              </table:table-cell>
              <table:table-cell office:value-type="float" office:value="0.048213">
                <text:p>0.048213</text:p>
              </table:table-cell>
              <table:table-cell office:value-type="float" office:value="0.038707">
                <text:p>0.0387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31964">
                <text:p>1.231964</text:p>
              </table:table-cell>
              <table:table-cell office:value-type="float" office:value="1.24032">
                <text:p>1.24032</text:p>
              </table:table-cell>
              <table:table-cell office:value-type="float" office:value="0.045019">
                <text:p>0.045019</text:p>
              </table:table-cell>
              <table:table-cell office:value-type="float" office:value="0.040281">
                <text:p>0.0402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18858">
                <text:p>1.218858</text:p>
              </table:table-cell>
              <table:table-cell office:value-type="float" office:value="1.241183">
                <text:p>1.241183</text:p>
              </table:table-cell>
              <table:table-cell office:value-type="float" office:value="0.041505">
                <text:p>0.041505</text:p>
              </table:table-cell>
              <table:table-cell office:value-type="float" office:value="0.038421">
                <text:p>0.0384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05752">
                <text:p>1.205752</text:p>
              </table:table-cell>
              <table:table-cell office:value-type="float" office:value="1.242043">
                <text:p>1.242043</text:p>
              </table:table-cell>
              <table:table-cell office:value-type="float" office:value="0.037911">
                <text:p>0.037911</text:p>
              </table:table-cell>
              <table:table-cell office:value-type="float" office:value="0.036533">
                <text:p>0.0365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18858">
                <text:p>1.218858</text:p>
              </table:table-cell>
              <table:table-cell office:value-type="float" office:value="1.2429">
                <text:p>1.2429</text:p>
              </table:table-cell>
              <table:table-cell office:value-type="float" office:value="0.034801">
                <text:p>0.034801</text:p>
              </table:table-cell>
              <table:table-cell office:value-type="float" office:value="0.038077">
                <text:p>0.0380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18858">
                <text:p>1.218858</text:p>
              </table:table-cell>
              <table:table-cell office:value-type="float" office:value="1.243754">
                <text:p>1.243754</text:p>
              </table:table-cell>
              <table:table-cell office:value-type="float" office:value="0.031222">
                <text:p>0.031222</text:p>
              </table:table-cell>
              <table:table-cell office:value-type="float" office:value="0.037916">
                <text:p>0.0379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4507">
                <text:p>1.24507</text:p>
              </table:table-cell>
              <table:table-cell office:value-type="float" office:value="1.244606">
                <text:p>1.244606</text:p>
              </table:table-cell>
              <table:table-cell office:value-type="float" office:value="0.029188">
                <text:p>0.029188</text:p>
              </table:table-cell>
              <table:table-cell office:value-type="float" office:value="0.041214">
                <text:p>0.0412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31964">
                <text:p>1.231964</text:p>
              </table:table-cell>
              <table:table-cell office:value-type="float" office:value="1.245454">
                <text:p>1.245454</text:p>
              </table:table-cell>
              <table:table-cell office:value-type="float" office:value="0.027716">
                <text:p>0.027716</text:p>
              </table:table-cell>
              <table:table-cell office:value-type="float" office:value="0.039373">
                <text:p>0.0393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58176">
                <text:p>1.258176</text:p>
              </table:table-cell>
              <table:table-cell office:value-type="float" office:value="1.2463">
                <text:p>1.2463</text:p>
              </table:table-cell>
              <table:table-cell office:value-type="float" office:value="0.026313">
                <text:p>0.026313</text:p>
              </table:table-cell>
              <table:table-cell office:value-type="float" office:value="0.042694">
                <text:p>0.0426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97494">
                <text:p>1.297494</text:p>
              </table:table-cell>
              <table:table-cell office:value-type="float" office:value="1.247143">
                <text:p>1.247143</text:p>
              </table:table-cell>
              <table:table-cell office:value-type="float" office:value="0.025299">
                <text:p>0.025299</text:p>
              </table:table-cell>
              <table:table-cell office:value-type="float" office:value="0.047797">
                <text:p>0.0477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58176">
                <text:p>1.258176</text:p>
              </table:table-cell>
              <table:table-cell office:value-type="float" office:value="1.247983">
                <text:p>1.247983</text:p>
              </table:table-cell>
              <table:table-cell office:value-type="float" office:value="0.025079">
                <text:p>0.025079</text:p>
              </table:table-cell>
              <table:table-cell office:value-type="float" office:value="0.042596">
                <text:p>0.0425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71282">
                <text:p>1.271282</text:p>
              </table:table-cell>
              <table:table-cell office:value-type="float" office:value="1.24882">
                <text:p>1.24882</text:p>
              </table:table-cell>
              <table:table-cell office:value-type="float" office:value="0.025533">
                <text:p>0.025533</text:p>
              </table:table-cell>
              <table:table-cell office:value-type="float" office:value="0.044236">
                <text:p>0.0442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84388">
                <text:p>1.284388</text:p>
              </table:table-cell>
              <table:table-cell office:value-type="float" office:value="1.249655">
                <text:p>1.249655</text:p>
              </table:table-cell>
              <table:table-cell office:value-type="float" office:value="0.025484">
                <text:p>0.025484</text:p>
              </table:table-cell>
              <table:table-cell office:value-type="float" office:value="0.045901">
                <text:p>0.0459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84388">
                <text:p>1.284388</text:p>
              </table:table-cell>
              <table:table-cell office:value-type="float" office:value="1.250487">
                <text:p>1.250487</text:p>
              </table:table-cell>
              <table:table-cell office:value-type="float" office:value="0.026137">
                <text:p>0.026137</text:p>
              </table:table-cell>
              <table:table-cell office:value-type="float" office:value="0.045861">
                <text:p>0.0458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84388">
                <text:p>1.284388</text:p>
              </table:table-cell>
              <table:table-cell office:value-type="float" office:value="1.251316">
                <text:p>1.251316</text:p>
              </table:table-cell>
              <table:table-cell office:value-type="float" office:value="0.028753">
                <text:p>0.028753</text:p>
              </table:table-cell>
              <table:table-cell office:value-type="float" office:value="0.045819">
                <text:p>0.0458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84388">
                <text:p>1.284388</text:p>
              </table:table-cell>
              <table:table-cell office:value-type="float" office:value="1.252142">
                <text:p>1.252142</text:p>
              </table:table-cell>
              <table:table-cell office:value-type="float" office:value="0.031358">
                <text:p>0.031358</text:p>
              </table:table-cell>
              <table:table-cell office:value-type="float" office:value="0.045776">
                <text:p>0.045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106">
                <text:p>1.3106</text:p>
              </table:table-cell>
              <table:table-cell office:value-type="float" office:value="1.252965">
                <text:p>1.252965</text:p>
              </table:table-cell>
              <table:table-cell office:value-type="float" office:value="0.033634">
                <text:p>0.033634</text:p>
              </table:table-cell>
              <table:table-cell office:value-type="float" office:value="0.049192">
                <text:p>0.0491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106">
                <text:p>1.3106</text:p>
              </table:table-cell>
              <table:table-cell office:value-type="float" office:value="1.253786">
                <text:p>1.253786</text:p>
              </table:table-cell>
              <table:table-cell office:value-type="float" office:value="0.036092">
                <text:p>0.036092</text:p>
              </table:table-cell>
              <table:table-cell office:value-type="float" office:value="0.049199">
                <text:p>0.049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97494">
                <text:p>1.297494</text:p>
              </table:table-cell>
              <table:table-cell office:value-type="float" office:value="1.254604">
                <text:p>1.254604</text:p>
              </table:table-cell>
              <table:table-cell office:value-type="float" office:value="0.03868">
                <text:p>0.03868</text:p>
              </table:table-cell>
              <table:table-cell office:value-type="float" office:value="0.047474">
                <text:p>0.0474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106">
                <text:p>1.3106</text:p>
              </table:table-cell>
              <table:table-cell office:value-type="float" office:value="1.255419">
                <text:p>1.255419</text:p>
              </table:table-cell>
              <table:table-cell office:value-type="float" office:value="0.042041">
                <text:p>0.042041</text:p>
              </table:table-cell>
              <table:table-cell office:value-type="float" office:value="0.049183">
                <text:p>0.0491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97494">
                <text:p>1.297494</text:p>
              </table:table-cell>
              <table:table-cell office:value-type="float" office:value="1.256232">
                <text:p>1.256232</text:p>
              </table:table-cell>
              <table:table-cell office:value-type="float" office:value="0.045331">
                <text:p>0.045331</text:p>
              </table:table-cell>
              <table:table-cell office:value-type="float" office:value="0.047456">
                <text:p>0.0474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84388">
                <text:p>1.284388</text:p>
              </table:table-cell>
              <table:table-cell office:value-type="float" office:value="1.257042">
                <text:p>1.257042</text:p>
              </table:table-cell>
              <table:table-cell office:value-type="float" office:value="0.048086">
                <text:p>0.048086</text:p>
              </table:table-cell>
              <table:table-cell office:value-type="float" office:value="0.045701">
                <text:p>0.0457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97494">
                <text:p>1.297494</text:p>
              </table:table-cell>
              <table:table-cell office:value-type="float" office:value="1.257849">
                <text:p>1.257849</text:p>
              </table:table-cell>
              <table:table-cell office:value-type="float" office:value="0.05075">
                <text:p>0.05075</text:p>
              </table:table-cell>
              <table:table-cell office:value-type="float" office:value="0.047379">
                <text:p>0.0473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58176">
                <text:p>1.258176</text:p>
              </table:table-cell>
              <table:table-cell office:value-type="float" office:value="1.258654">
                <text:p>1.258654</text:p>
              </table:table-cell>
              <table:table-cell office:value-type="float" office:value="0.05304">
                <text:p>0.05304</text:p>
              </table:table-cell>
              <table:table-cell office:value-type="float" office:value="0.042163">
                <text:p>0.0421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18858">
                <text:p>1.218858</text:p>
              </table:table-cell>
              <table:table-cell office:value-type="float" office:value="1.259456">
                <text:p>1.259456</text:p>
              </table:table-cell>
              <table:table-cell office:value-type="float" office:value="0.055965">
                <text:p>0.055965</text:p>
              </table:table-cell>
              <table:table-cell office:value-type="float" office:value="0.036866">
                <text:p>0.036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71282">
                <text:p>1.271282</text:p>
              </table:table-cell>
              <table:table-cell office:value-type="float" office:value="1.260255">
                <text:p>1.260255</text:p>
              </table:table-cell>
              <table:table-cell office:value-type="float" office:value="0.058684">
                <text:p>0.058684</text:p>
              </table:table-cell>
              <table:table-cell office:value-type="float" office:value="0.043599">
                <text:p>0.0435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58176">
                <text:p>1.258176</text:p>
              </table:table-cell>
              <table:table-cell office:value-type="float" office:value="1.261051">
                <text:p>1.261051</text:p>
              </table:table-cell>
              <table:table-cell office:value-type="float" office:value="0.060823">
                <text:p>0.060823</text:p>
              </table:table-cell>
              <table:table-cell office:value-type="float" office:value="0.041786">
                <text:p>0.0417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4507">
                <text:p>1.24507</text:p>
              </table:table-cell>
              <table:table-cell office:value-type="float" office:value="1.261845">
                <text:p>1.261845</text:p>
              </table:table-cell>
              <table:table-cell office:value-type="float" office:value="0.063399">
                <text:p>0.063399</text:p>
              </table:table-cell>
              <table:table-cell office:value-type="float" office:value="0.039945">
                <text:p>0.0399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58176">
                <text:p>1.258176</text:p>
              </table:table-cell>
              <table:table-cell office:value-type="float" office:value="1.262637">
                <text:p>1.262637</text:p>
              </table:table-cell>
              <table:table-cell office:value-type="float" office:value="0.065649">
                <text:p>0.065649</text:p>
              </table:table-cell>
              <table:table-cell office:value-type="float" office:value="0.041537">
                <text:p>0.0415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31964">
                <text:p>1.231964</text:p>
              </table:table-cell>
              <table:table-cell office:value-type="float" office:value="1.263425">
                <text:p>1.263425</text:p>
              </table:table-cell>
              <table:table-cell office:value-type="float" office:value="0.066836">
                <text:p>0.066836</text:p>
              </table:table-cell>
              <table:table-cell office:value-type="float" office:value="0.037964">
                <text:p>0.0379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05752">
                <text:p>1.205752</text:p>
              </table:table-cell>
              <table:table-cell office:value-type="float" office:value="1.264211">
                <text:p>1.264211</text:p>
              </table:table-cell>
              <table:table-cell office:value-type="float" office:value="0.067685">
                <text:p>0.067685</text:p>
              </table:table-cell>
              <table:table-cell office:value-type="float" office:value="0.034338">
                <text:p>0.0343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05752">
                <text:p>1.205752</text:p>
              </table:table-cell>
              <table:table-cell office:value-type="float" office:value="1.264995">
                <text:p>1.264995</text:p>
              </table:table-cell>
              <table:table-cell office:value-type="float" office:value="0.067682">
                <text:p>0.067682</text:p>
              </table:table-cell>
              <table:table-cell office:value-type="float" office:value="0.034117">
                <text:p>0.0341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05752">
                <text:p>1.205752</text:p>
              </table:table-cell>
              <table:table-cell office:value-type="float" office:value="1.265776">
                <text:p>1.265776</text:p>
              </table:table-cell>
              <table:table-cell office:value-type="float" office:value="0.06736">
                <text:p>0.06736</text:p>
              </table:table-cell>
              <table:table-cell office:value-type="float" office:value="0.033896">
                <text:p>0.0338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7954">
                <text:p>1.17954</text:p>
              </table:table-cell>
              <table:table-cell office:value-type="float" office:value="1.266554">
                <text:p>1.266554</text:p>
              </table:table-cell>
              <table:table-cell office:value-type="float" office:value="0.066412">
                <text:p>0.066412</text:p>
              </table:table-cell>
              <table:table-cell office:value-type="float" office:value="0.030213">
                <text:p>0.0302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7954">
                <text:p>1.17954</text:p>
              </table:table-cell>
              <table:table-cell office:value-type="float" office:value="1.267329">
                <text:p>1.267329</text:p>
              </table:table-cell>
              <table:table-cell office:value-type="float" office:value="0.064469">
                <text:p>0.064469</text:p>
              </table:table-cell>
              <table:table-cell office:value-type="float" office:value="0.029937">
                <text:p>0.0299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7954">
                <text:p>1.17954</text:p>
              </table:table-cell>
              <table:table-cell office:value-type="float" office:value="1.268102">
                <text:p>1.268102</text:p>
              </table:table-cell>
              <table:table-cell office:value-type="float" office:value="0.062011">
                <text:p>0.062011</text:p>
              </table:table-cell>
              <table:table-cell office:value-type="float" office:value="0.029659">
                <text:p>0.0296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66434">
                <text:p>1.166434</text:p>
              </table:table-cell>
              <table:table-cell office:value-type="float" office:value="1.268873">
                <text:p>1.268873</text:p>
              </table:table-cell>
              <table:table-cell office:value-type="float" office:value="0.058964">
                <text:p>0.058964</text:p>
              </table:table-cell>
              <table:table-cell office:value-type="float" office:value="0.02765">
                <text:p>0.027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66434">
                <text:p>1.166434</text:p>
              </table:table-cell>
              <table:table-cell office:value-type="float" office:value="1.269641">
                <text:p>1.269641</text:p>
              </table:table-cell>
              <table:table-cell office:value-type="float" office:value="0.055557">
                <text:p>0.055557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66434">
                <text:p>1.166434</text:p>
              </table:table-cell>
              <table:table-cell office:value-type="float" office:value="1.270406">
                <text:p>1.270406</text:p>
              </table:table-cell>
              <table:table-cell office:value-type="float" office:value="0.051364">
                <text:p>0.051364</text:p>
              </table:table-cell>
              <table:table-cell office:value-type="float" office:value="0.027037">
                <text:p>0.0270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66434">
                <text:p>1.166434</text:p>
              </table:table-cell>
              <table:table-cell office:value-type="float" office:value="1.271169">
                <text:p>1.271169</text:p>
              </table:table-cell>
              <table:table-cell office:value-type="float" office:value="0.046519">
                <text:p>0.046519</text:p>
              </table:table-cell>
              <table:table-cell office:value-type="float" office:value="0.026728">
                <text:p>0.0267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66434">
                <text:p>1.166434</text:p>
              </table:table-cell>
              <table:table-cell office:value-type="float" office:value="1.271929">
                <text:p>1.271929</text:p>
              </table:table-cell>
              <table:table-cell office:value-type="float" office:value="0.041356">
                <text:p>0.041356</text:p>
              </table:table-cell>
              <table:table-cell office:value-type="float" office:value="0.026418">
                <text:p>0.0264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53328">
                <text:p>1.153328</text:p>
              </table:table-cell>
              <table:table-cell office:value-type="float" office:value="1.272687">
                <text:p>1.272687</text:p>
              </table:table-cell>
              <table:table-cell office:value-type="float" office:value="0.035772">
                <text:p>0.035772</text:p>
              </table:table-cell>
              <table:table-cell office:value-type="float" office:value="0.024377">
                <text:p>0.0243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53328">
                <text:p>1.153328</text:p>
              </table:table-cell>
              <table:table-cell office:value-type="float" office:value="1.273442">
                <text:p>1.273442</text:p>
              </table:table-cell>
              <table:table-cell office:value-type="float" office:value="0.02991">
                <text:p>0.02991</text:p>
              </table:table-cell>
              <table:table-cell office:value-type="float" office:value="0.024039">
                <text:p>0.0240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92646">
                <text:p>1.192646</text:p>
              </table:table-cell>
              <table:table-cell office:value-type="float" office:value="1.274195">
                <text:p>1.274195</text:p>
              </table:table-cell>
              <table:table-cell office:value-type="float" office:value="0.024522">
                <text:p>0.024522</text:p>
              </table:table-cell>
              <table:table-cell office:value-type="float" office:value="0.028889">
                <text:p>0.0288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27116">
                <text:p>1.127116</text:p>
              </table:table-cell>
              <table:table-cell office:value-type="float" office:value="1.274945">
                <text:p>1.274945</text:p>
              </table:table-cell>
              <table:table-cell office:value-type="float" office:value="0.01969">
                <text:p>0.01969</text:p>
              </table:table-cell>
              <table:table-cell office:value-type="float" office:value="0.019977">
                <text:p>0.0199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92646">
                <text:p>1.192646</text:p>
              </table:table-cell>
              <table:table-cell office:value-type="float" office:value="1.275693">
                <text:p>1.275693</text:p>
              </table:table-cell>
              <table:table-cell office:value-type="float" office:value="0.016269">
                <text:p>0.016269</text:p>
              </table:table-cell>
              <table:table-cell office:value-type="float" office:value="0.028233">
                <text:p>0.0282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18858">
                <text:p>1.218858</text:p>
              </table:table-cell>
              <table:table-cell office:value-type="float" office:value="1.276438">
                <text:p>1.276438</text:p>
              </table:table-cell>
              <table:table-cell office:value-type="float" office:value="0.012986">
                <text:p>0.012986</text:p>
              </table:table-cell>
              <table:table-cell office:value-type="float" office:value="0.031428">
                <text:p>0.0314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18858">
                <text:p>1.218858</text:p>
              </table:table-cell>
              <table:table-cell office:value-type="float" office:value="1.277181">
                <text:p>1.277181</text:p>
              </table:table-cell>
              <table:table-cell office:value-type="float" office:value="0.010526">
                <text:p>0.010526</text:p>
              </table:table-cell>
              <table:table-cell office:value-type="float" office:value="0.031215">
                <text:p>0.0312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31964">
                <text:p>1.231964</text:p>
              </table:table-cell>
              <table:table-cell office:value-type="float" office:value="1.277921">
                <text:p>1.277921</text:p>
              </table:table-cell>
              <table:table-cell office:value-type="float" office:value="0.010772">
                <text:p>0.010772</text:p>
              </table:table-cell>
              <table:table-cell office:value-type="float" office:value="0.032731">
                <text:p>0.0327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4507">
                <text:p>1.24507</text:p>
              </table:table-cell>
              <table:table-cell office:value-type="float" office:value="1.278659">
                <text:p>1.278659</text:p>
              </table:table-cell>
              <table:table-cell office:value-type="float" office:value="0.0109">
                <text:p>0.0109</text:p>
              </table:table-cell>
              <table:table-cell office:value-type="float" office:value="0.034271">
                <text:p>0.0342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4507">
                <text:p>1.24507</text:p>
              </table:table-cell>
              <table:table-cell office:value-type="float" office:value="1.279395">
                <text:p>1.279395</text:p>
              </table:table-cell>
              <table:table-cell office:value-type="float" office:value="0.011077">
                <text:p>0.011077</text:p>
              </table:table-cell>
              <table:table-cell office:value-type="float" office:value="0.034107">
                <text:p>0.034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84388">
                <text:p>1.284388</text:p>
              </table:table-cell>
              <table:table-cell office:value-type="float" office:value="1.280128">
                <text:p>1.280128</text:p>
              </table:table-cell>
              <table:table-cell office:value-type="float" office:value="0.01233">
                <text:p>0.01233</text:p>
              </table:table-cell>
              <table:table-cell office:value-type="float" office:value="0.039132">
                <text:p>0.039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58176">
                <text:p>1.258176</text:p>
              </table:table-cell>
              <table:table-cell office:value-type="float" office:value="1.280858">
                <text:p>1.280858</text:p>
              </table:table-cell>
              <table:table-cell office:value-type="float" office:value="0.013994">
                <text:p>0.013994</text:p>
              </table:table-cell>
              <table:table-cell office:value-type="float" office:value="0.035584">
                <text:p>0.0355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84388">
                <text:p>1.284388</text:p>
              </table:table-cell>
              <table:table-cell office:value-type="float" office:value="1.281586">
                <text:p>1.281586</text:p>
              </table:table-cell>
              <table:table-cell office:value-type="float" office:value="0.015317">
                <text:p>0.015317</text:p>
              </table:table-cell>
              <table:table-cell office:value-type="float" office:value="0.038902">
                <text:p>0.0389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58176">
                <text:p>1.258176</text:p>
              </table:table-cell>
              <table:table-cell office:value-type="float" office:value="1.282312">
                <text:p>1.282312</text:p>
              </table:table-cell>
              <table:table-cell office:value-type="float" office:value="0.017233">
                <text:p>0.017233</text:p>
              </table:table-cell>
              <table:table-cell office:value-type="float" office:value="0.035352">
                <text:p>0.0353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84388">
                <text:p>1.284388</text:p>
              </table:table-cell>
              <table:table-cell office:value-type="float" office:value="1.283035">
                <text:p>1.283035</text:p>
              </table:table-cell>
              <table:table-cell office:value-type="float" office:value="0.019">
                <text:p>0.019</text:p>
              </table:table-cell>
              <table:table-cell office:value-type="float" office:value="0.038668">
                <text:p>0.0386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84388">
                <text:p>1.284388</text:p>
              </table:table-cell>
              <table:table-cell office:value-type="float" office:value="1.283756">
                <text:p>1.283756</text:p>
              </table:table-cell>
              <table:table-cell office:value-type="float" office:value="0.02125">
                <text:p>0.02125</text:p>
              </table:table-cell>
              <table:table-cell office:value-type="float" office:value="0.038576">
                <text:p>0.0385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97494">
                <text:p>1.297494</text:p>
              </table:table-cell>
              <table:table-cell office:value-type="float" office:value="1.284474">
                <text:p>1.284474</text:p>
              </table:table-cell>
              <table:table-cell office:value-type="float" office:value="0.023853">
                <text:p>0.023853</text:p>
              </table:table-cell>
              <table:table-cell office:value-type="float" office:value="0.040212">
                <text:p>0.0402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58176">
                <text:p>1.258176</text:p>
              </table:table-cell>
              <table:table-cell office:value-type="float" office:value="1.285191">
                <text:p>1.285191</text:p>
              </table:table-cell>
              <table:table-cell office:value-type="float" office:value="0.026399">
                <text:p>0.026399</text:p>
              </table:table-cell>
              <table:table-cell office:value-type="float" office:value="0.034954">
                <text:p>0.0349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71282">
                <text:p>1.271282</text:p>
              </table:table-cell>
              <table:table-cell office:value-type="float" office:value="1.285904">
                <text:p>1.285904</text:p>
              </table:table-cell>
              <table:table-cell office:value-type="float" office:value="0.029081">
                <text:p>0.029081</text:p>
              </table:table-cell>
              <table:table-cell office:value-type="float" office:value="0.036535">
                <text:p>0.0365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84388">
                <text:p>1.284388</text:p>
              </table:table-cell>
              <table:table-cell office:value-type="float" office:value="1.286616">
                <text:p>1.286616</text:p>
              </table:table-cell>
              <table:table-cell office:value-type="float" office:value="0.031875">
                <text:p>0.031875</text:p>
              </table:table-cell>
              <table:table-cell office:value-type="float" office:value="0.038142">
                <text:p>0.038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71282">
                <text:p>1.271282</text:p>
              </table:table-cell>
              <table:table-cell office:value-type="float" office:value="1.287325">
                <text:p>1.287325</text:p>
              </table:table-cell>
              <table:table-cell office:value-type="float" office:value="0.035293">
                <text:p>0.035293</text:p>
              </table:table-cell>
              <table:table-cell office:value-type="float" office:value="0.036314">
                <text:p>0.0363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258176">
                <text:p>1.258176</text:p>
              </table:table-cell>
              <table:table-cell office:value-type="float" office:value="1.288031">
                <text:p>1.288031</text:p>
              </table:table-cell>
              <table:table-cell office:value-type="float" office:value="0.038714">
                <text:p>0.038714</text:p>
              </table:table-cell>
              <table:table-cell office:value-type="float" office:value="0.034459">
                <text:p>0.0344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71282">
                <text:p>1.271282</text:p>
              </table:table-cell>
              <table:table-cell office:value-type="float" office:value="1.288736">
                <text:p>1.288736</text:p>
              </table:table-cell>
              <table:table-cell office:value-type="float" office:value="0.041561">
                <text:p>0.041561</text:p>
              </table:table-cell>
              <table:table-cell office:value-type="float" office:value="0.036036">
                <text:p>0.0360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4507">
                <text:p>1.24507</text:p>
              </table:table-cell>
              <table:table-cell office:value-type="float" office:value="1.289437">
                <text:p>1.289437</text:p>
              </table:table-cell>
              <table:table-cell office:value-type="float" office:value="0.044255">
                <text:p>0.044255</text:p>
              </table:table-cell>
              <table:table-cell office:value-type="float" office:value="0.032449">
                <text:p>0.03244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31964">
                <text:p>1.231964</text:p>
              </table:table-cell>
              <table:table-cell office:value-type="float" office:value="1.290137">
                <text:p>1.290137</text:p>
              </table:table-cell>
              <table:table-cell office:value-type="float" office:value="0.04715">
                <text:p>0.04715</text:p>
              </table:table-cell>
              <table:table-cell office:value-type="float" office:value="0.030538">
                <text:p>0.0305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58176">
                <text:p>1.258176</text:p>
              </table:table-cell>
              <table:table-cell office:value-type="float" office:value="1.290834">
                <text:p>1.290834</text:p>
              </table:table-cell>
              <table:table-cell office:value-type="float" office:value="0.049945">
                <text:p>0.049945</text:p>
              </table:table-cell>
              <table:table-cell office:value-type="float" office:value="0.033789">
                <text:p>0.0337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31964">
                <text:p>1.231964</text:p>
              </table:table-cell>
              <table:table-cell office:value-type="float" office:value="1.291529">
                <text:p>1.291529</text:p>
              </table:table-cell>
              <table:table-cell office:value-type="float" office:value="0.051778">
                <text:p>0.051778</text:p>
              </table:table-cell>
              <table:table-cell office:value-type="float" office:value="0.030172">
                <text:p>0.0301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05752">
                <text:p>1.205752</text:p>
              </table:table-cell>
              <table:table-cell office:value-type="float" office:value="1.292222">
                <text:p>1.292222</text:p>
              </table:table-cell>
              <table:table-cell office:value-type="float" office:value="0.053264">
                <text:p>0.053264</text:p>
              </table:table-cell>
              <table:table-cell office:value-type="float" office:value="0.026502">
                <text:p>0.0265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05752">
                <text:p>1.205752</text:p>
              </table:table-cell>
              <table:table-cell office:value-type="float" office:value="1.292912">
                <text:p>1.292912</text:p>
              </table:table-cell>
              <table:table-cell office:value-type="float" office:value="0.053695">
                <text:p>0.053695</text:p>
              </table:table-cell>
              <table:table-cell office:value-type="float" office:value="0.026238">
                <text:p>0.0262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7954">
                <text:p>1.17954</text:p>
              </table:table-cell>
              <table:table-cell office:value-type="float" office:value="1.2936">
                <text:p>1.2936</text:p>
              </table:table-cell>
              <table:table-cell office:value-type="float" office:value="0.053549">
                <text:p>0.053549</text:p>
              </table:table-cell>
              <table:table-cell office:value-type="float" office:value="0.022512">
                <text:p>0.0225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92646">
                <text:p>1.192646</text:p>
              </table:table-cell>
              <table:table-cell office:value-type="float" office:value="1.294286">
                <text:p>1.294286</text:p>
              </table:table-cell>
              <table:table-cell office:value-type="float" office:value="0.053026">
                <text:p>0.053026</text:p>
              </table:table-cell>
              <table:table-cell office:value-type="float" office:value="0.023924">
                <text:p>0.02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92646">
                <text:p>1.192646</text:p>
              </table:table-cell>
              <table:table-cell office:value-type="float" office:value="1.29497">
                <text:p>1.29497</text:p>
              </table:table-cell>
              <table:table-cell office:value-type="float" office:value="0.051726">
                <text:p>0.051726</text:p>
              </table:table-cell>
              <table:table-cell office:value-type="float" office:value="0.02363">
                <text:p>0.023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7954">
                <text:p>1.17954</text:p>
              </table:table-cell>
              <table:table-cell office:value-type="float" office:value="1.295651">
                <text:p>1.295651</text:p>
              </table:table-cell>
              <table:table-cell office:value-type="float" office:value="0.050336">
                <text:p>0.050336</text:p>
              </table:table-cell>
              <table:table-cell office:value-type="float" office:value="0.021606">
                <text:p>0.0216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53328">
                <text:p>1.153328</text:p>
              </table:table-cell>
              <table:table-cell office:value-type="float" office:value="1.29633">
                <text:p>1.29633</text:p>
              </table:table-cell>
              <table:table-cell office:value-type="float" office:value="0.046515">
                <text:p>0.046515</text:p>
              </table:table-cell>
              <table:table-cell office:value-type="float" office:value="0.017824">
                <text:p>0.0178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53328">
                <text:p>1.153328</text:p>
              </table:table-cell>
              <table:table-cell office:value-type="float" office:value="1.297007">
                <text:p>1.297007</text:p>
              </table:table-cell>
              <table:table-cell office:value-type="float" office:value="0.041861">
                <text:p>0.041861</text:p>
              </table:table-cell>
              <table:table-cell office:value-type="float" office:value="0.017449">
                <text:p>0.0174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17954">
                <text:p>1.17954</text:p>
              </table:table-cell>
              <table:table-cell office:value-type="float" office:value="1.297681">
                <text:p>1.297681</text:p>
              </table:table-cell>
              <table:table-cell office:value-type="float" office:value="0.037127">
                <text:p>0.037127</text:p>
              </table:table-cell>
              <table:table-cell office:value-type="float" office:value="0.020532">
                <text:p>0.0205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53328">
                <text:p>1.153328</text:p>
              </table:table-cell>
              <table:table-cell office:value-type="float" office:value="1.298353">
                <text:p>1.298353</text:p>
              </table:table-cell>
              <table:table-cell office:value-type="float" office:value="0.031792">
                <text:p>0.031792</text:p>
              </table:table-cell>
              <table:table-cell office:value-type="float" office:value="0.016747">
                <text:p>0.0167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27116">
                <text:p>1.127116</text:p>
              </table:table-cell>
              <table:table-cell office:value-type="float" office:value="1.299023">
                <text:p>1.299023</text:p>
              </table:table-cell>
              <table:table-cell office:value-type="float" office:value="0.026975">
                <text:p>0.026975</text:p>
              </table:table-cell>
              <table:table-cell office:value-type="float" office:value="0.012909">
                <text:p>0.0129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66434">
                <text:p>1.166434</text:p>
              </table:table-cell>
              <table:table-cell office:value-type="float" office:value="1.299691">
                <text:p>1.299691</text:p>
              </table:table-cell>
              <table:table-cell office:value-type="float" office:value="0.022841">
                <text:p>0.022841</text:p>
              </table:table-cell>
              <table:table-cell office:value-type="float" office:value="0.017667">
                <text:p>0.017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66434">
                <text:p>1.166434</text:p>
              </table:table-cell>
              <table:table-cell office:value-type="float" office:value="1.300357">
                <text:p>1.300357</text:p>
              </table:table-cell>
              <table:table-cell office:value-type="float" office:value="0.018993">
                <text:p>0.018993</text:p>
              </table:table-cell>
              <table:table-cell office:value-type="float" office:value="0.017312">
                <text:p>0.0173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7954">
                <text:p>1.17954</text:p>
              </table:table-cell>
              <table:table-cell office:value-type="float" office:value="1.30102">
                <text:p>1.30102</text:p>
              </table:table-cell>
              <table:table-cell office:value-type="float" office:value="0.015031">
                <text:p>0.015031</text:p>
              </table:table-cell>
              <table:table-cell office:value-type="float" office:value="0.018687">
                <text:p>0.0186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92646">
                <text:p>1.192646</text:p>
              </table:table-cell>
              <table:table-cell office:value-type="float" office:value="1.301681">
                <text:p>1.301681</text:p>
              </table:table-cell>
              <table:table-cell office:value-type="float" office:value="0.011181">
                <text:p>0.011181</text:p>
              </table:table-cell>
              <table:table-cell office:value-type="float" office:value="0.020087">
                <text:p>0.0200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05752">
                <text:p>1.205752</text:p>
              </table:table-cell>
              <table:table-cell office:value-type="float" office:value="1.30234">
                <text:p>1.30234</text:p>
              </table:table-cell>
              <table:table-cell office:value-type="float" office:value="0.00806">
                <text:p>0.00806</text:p>
              </table:table-cell>
              <table:table-cell office:value-type="float" office:value="0.021512">
                <text:p>0.0215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17954">
                <text:p>1.17954</text:p>
              </table:table-cell>
              <table:table-cell office:value-type="float" office:value="1.302997">
                <text:p>1.302997</text:p>
              </table:table-cell>
              <table:table-cell office:value-type="float" office:value="0.005265">
                <text:p>0.005265</text:p>
              </table:table-cell>
              <table:table-cell office:value-type="float" office:value="0.017772">
                <text:p>0.0177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192646">
                <text:p>1.192646</text:p>
              </table:table-cell>
              <table:table-cell office:value-type="float" office:value="1.303651">
                <text:p>1.303651</text:p>
              </table:table-cell>
              <table:table-cell office:value-type="float" office:value="0.004527">
                <text:p>0.004527</text:p>
              </table:table-cell>
              <table:table-cell office:value-type="float" office:value="0.019169">
                <text:p>0.0191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31964">
                <text:p>1.231964</text:p>
              </table:table-cell>
              <table:table-cell office:value-type="float" office:value="1.304304">
                <text:p>1.304304</text:p>
              </table:table-cell>
              <table:table-cell office:value-type="float" office:value="0.004256">
                <text:p>0.004256</text:p>
              </table:table-cell>
              <table:table-cell office:value-type="float" office:value="0.02405">
                <text:p>0.024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31964">
                <text:p>1.231964</text:p>
              </table:table-cell>
              <table:table-cell office:value-type="float" office:value="1.304954">
                <text:p>1.304954</text:p>
              </table:table-cell>
              <table:table-cell office:value-type="float" office:value="0.004175">
                <text:p>0.004175</text:p>
              </table:table-cell>
              <table:table-cell office:value-type="float" office:value="0.02382">
                <text:p>0.023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4507">
                <text:p>1.24507</text:p>
              </table:table-cell>
              <table:table-cell office:value-type="float" office:value="1.305602">
                <text:p>1.305602</text:p>
              </table:table-cell>
              <table:table-cell office:value-type="float" office:value="0.00588">
                <text:p>0.00588</text:p>
              </table:table-cell>
              <table:table-cell office:value-type="float" office:value="0.025318">
                <text:p>0.0253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84388">
                <text:p>1.284388</text:p>
              </table:table-cell>
              <table:table-cell office:value-type="float" office:value="1.306248">
                <text:p>1.306248</text:p>
              </table:table-cell>
              <table:table-cell office:value-type="float" office:value="0.007095">
                <text:p>0.007095</text:p>
              </table:table-cell>
              <table:table-cell office:value-type="float" office:value="0.030302">
                <text:p>0.0303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58176">
                <text:p>1.258176</text:p>
              </table:table-cell>
              <table:table-cell office:value-type="float" office:value="1.306891">
                <text:p>1.306891</text:p>
              </table:table-cell>
              <table:table-cell office:value-type="float" office:value="0.008791">
                <text:p>0.008791</text:p>
              </table:table-cell>
              <table:table-cell office:value-type="float" office:value="0.026713">
                <text:p>0.0267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18858">
                <text:p>1.218858</text:p>
              </table:table-cell>
              <table:table-cell office:value-type="float" office:value="1.307533">
                <text:p>1.307533</text:p>
              </table:table-cell>
              <table:table-cell office:value-type="float" office:value="0.011053">
                <text:p>0.011053</text:p>
              </table:table-cell>
              <table:table-cell office:value-type="float" office:value="0.021341">
                <text:p>0.0213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58176">
                <text:p>1.258176</text:p>
              </table:table-cell>
              <table:table-cell office:value-type="float" office:value="1.308172">
                <text:p>1.308172</text:p>
              </table:table-cell>
              <table:table-cell office:value-type="float" office:value="0.012658">
                <text:p>0.012658</text:p>
              </table:table-cell>
              <table:table-cell office:value-type="float" office:value="0.026269">
                <text:p>0.026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84388">
                <text:p>1.284388</text:p>
              </table:table-cell>
              <table:table-cell office:value-type="float" office:value="1.30881">
                <text:p>1.30881</text:p>
              </table:table-cell>
              <table:table-cell office:value-type="float" office:value="0.013631">
                <text:p>0.013631</text:p>
              </table:table-cell>
              <table:table-cell office:value-type="float" office:value="0.029545">
                <text:p>0.0295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4507">
                <text:p>1.24507</text:p>
              </table:table-cell>
              <table:table-cell office:value-type="float" office:value="1.309445">
                <text:p>1.309445</text:p>
              </table:table-cell>
              <table:table-cell office:value-type="float" office:value="0.014943">
                <text:p>0.014943</text:p>
              </table:table-cell>
              <table:table-cell office:value-type="float" office:value="0.024223">
                <text:p>0.0242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18858">
                <text:p>1.218858</text:p>
              </table:table-cell>
              <table:table-cell office:value-type="float" office:value="1.310078">
                <text:p>1.310078</text:p>
              </table:table-cell>
              <table:table-cell office:value-type="float" office:value="0.016969">
                <text:p>0.016969</text:p>
              </table:table-cell>
              <table:table-cell office:value-type="float" office:value="0.02055">
                <text:p>0.020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71282">
                <text:p>1.271282</text:p>
              </table:table-cell>
              <table:table-cell office:value-type="float" office:value="1.310709">
                <text:p>1.310709</text:p>
              </table:table-cell>
              <table:table-cell office:value-type="float" office:value="0.018724">
                <text:p>0.018724</text:p>
              </table:table-cell>
              <table:table-cell office:value-type="float" office:value="0.027205">
                <text:p>0.0272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4507">
                <text:p>1.24507</text:p>
              </table:table-cell>
              <table:table-cell office:value-type="float" office:value="1.311338">
                <text:p>1.311338</text:p>
              </table:table-cell>
              <table:table-cell office:value-type="float" office:value="0.019874">
                <text:p>0.019874</text:p>
              </table:table-cell>
              <table:table-cell office:value-type="float" office:value="0.023583">
                <text:p>0.0235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58176">
                <text:p>1.258176</text:p>
              </table:table-cell>
              <table:table-cell office:value-type="float" office:value="1.311965">
                <text:p>1.311965</text:p>
              </table:table-cell>
              <table:table-cell office:value-type="float" office:value="0.021966">
                <text:p>0.021966</text:p>
              </table:table-cell>
              <table:table-cell office:value-type="float" office:value="0.025097">
                <text:p>0.0250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4507">
                <text:p>1.24507</text:p>
              </table:table-cell>
              <table:table-cell office:value-type="float" office:value="1.31259">
                <text:p>1.31259</text:p>
              </table:table-cell>
              <table:table-cell office:value-type="float" office:value="0.023796">
                <text:p>0.023796</text:p>
              </table:table-cell>
              <table:table-cell office:value-type="float" office:value="0.023177">
                <text:p>0.0231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31964">
                <text:p>1.231964</text:p>
              </table:table-cell>
              <table:table-cell office:value-type="float" office:value="1.313212">
                <text:p>1.313212</text:p>
              </table:table-cell>
              <table:table-cell office:value-type="float" office:value="0.025815">
                <text:p>0.025815</text:p>
              </table:table-cell>
              <table:table-cell office:value-type="float" office:value="0.02123">
                <text:p>0.021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31964">
                <text:p>1.231964</text:p>
              </table:table-cell>
              <table:table-cell office:value-type="float" office:value="1.313833">
                <text:p>1.313833</text:p>
              </table:table-cell>
              <table:table-cell office:value-type="float" office:value="0.02718">
                <text:p>0.02718</text:p>
              </table:table-cell>
              <table:table-cell office:value-type="float" office:value="0.020986">
                <text:p>0.0209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4507">
                <text:p>1.24507</text:p>
              </table:table-cell>
              <table:table-cell office:value-type="float" office:value="1.314452">
                <text:p>1.314452</text:p>
              </table:table-cell>
              <table:table-cell office:value-type="float" office:value="0.028385">
                <text:p>0.028385</text:p>
              </table:table-cell>
              <table:table-cell office:value-type="float" office:value="0.02247">
                <text:p>0.022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31964">
                <text:p>1.231964</text:p>
              </table:table-cell>
              <table:table-cell office:value-type="float" office:value="1.315068">
                <text:p>1.315068</text:p>
              </table:table-cell>
              <table:table-cell office:value-type="float" office:value="0.029211">
                <text:p>0.029211</text:p>
              </table:table-cell>
              <table:table-cell office:value-type="float" office:value="0.02052">
                <text:p>0.020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05752">
                <text:p>1.205752</text:p>
              </table:table-cell>
              <table:table-cell office:value-type="float" office:value="1.315683">
                <text:p>1.315683</text:p>
              </table:table-cell>
              <table:table-cell office:value-type="float" office:value="0.029667">
                <text:p>0.029667</text:p>
              </table:table-cell>
              <table:table-cell office:value-type="float" office:value="0.016813">
                <text:p>0.0168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05752">
                <text:p>1.205752</text:p>
              </table:table-cell>
              <table:table-cell office:value-type="float" office:value="1.316295">
                <text:p>1.316295</text:p>
              </table:table-cell>
              <table:table-cell office:value-type="float" office:value="0.030012">
                <text:p>0.030012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18858">
                <text:p>1.218858</text:p>
              </table:table-cell>
              <table:table-cell office:value-type="float" office:value="1.316905">
                <text:p>1.316905</text:p>
              </table:table-cell>
              <table:table-cell office:value-type="float" office:value="0.030328">
                <text:p>0.030328</text:p>
              </table:table-cell>
              <table:table-cell office:value-type="float" office:value="0.017941">
                <text:p>0.0179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7954">
                <text:p>1.17954</text:p>
              </table:table-cell>
              <table:table-cell office:value-type="float" office:value="1.317514">
                <text:p>1.317514</text:p>
              </table:table-cell>
              <table:table-cell office:value-type="float" office:value="0.030595">
                <text:p>0.030595</text:p>
              </table:table-cell>
              <table:table-cell office:value-type="float" office:value="0.012474">
                <text:p>0.0124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92646">
                <text:p>1.192646</text:p>
              </table:table-cell>
              <table:table-cell office:value-type="float" office:value="1.31812">
                <text:p>1.31812</text:p>
              </table:table-cell>
              <table:table-cell office:value-type="float" office:value="0.030576">
                <text:p>0.030576</text:p>
              </table:table-cell>
              <table:table-cell office:value-type="float" office:value="0.013848">
                <text:p>0.0138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92646">
                <text:p>1.192646</text:p>
              </table:table-cell>
              <table:table-cell office:value-type="float" office:value="1.318724">
                <text:p>1.318724</text:p>
              </table:table-cell>
              <table:table-cell office:value-type="float" office:value="0.030111">
                <text:p>0.030111</text:p>
              </table:table-cell>
              <table:table-cell office:value-type="float" office:value="0.013517">
                <text:p>0.0135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05752">
                <text:p>1.205752</text:p>
              </table:table-cell>
              <table:table-cell office:value-type="float" office:value="1.319326">
                <text:p>1.319326</text:p>
              </table:table-cell>
              <table:table-cell office:value-type="float" office:value="0.029364">
                <text:p>0.029364</text:p>
              </table:table-cell>
              <table:table-cell office:value-type="float" office:value="0.014916">
                <text:p>0.0149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05752">
                <text:p>1.205752</text:p>
              </table:table-cell>
              <table:table-cell office:value-type="float" office:value="1.319927">
                <text:p>1.319927</text:p>
              </table:table-cell>
              <table:table-cell office:value-type="float" office:value="0.028544">
                <text:p>0.028544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66434">
                <text:p>1.166434</text:p>
              </table:table-cell>
              <table:table-cell office:value-type="float" office:value="1.320525">
                <text:p>1.320525</text:p>
              </table:table-cell>
              <table:table-cell office:value-type="float" office:value="0.027075">
                <text:p>0.027075</text:p>
              </table:table-cell>
              <table:table-cell office:value-type="float" office:value="0.009112">
                <text:p>0.009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66434">
                <text:p>1.166434</text:p>
              </table:table-cell>
              <table:table-cell office:value-type="float" office:value="1.321121">
                <text:p>1.321121</text:p>
              </table:table-cell>
              <table:table-cell office:value-type="float" office:value="0.025205">
                <text:p>0.025205</text:p>
              </table:table-cell>
              <table:table-cell office:value-type="float" office:value="0.008725">
                <text:p>0.0087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7954">
                <text:p>1.17954</text:p>
              </table:table-cell>
              <table:table-cell office:value-type="float" office:value="1.321716">
                <text:p>1.321716</text:p>
              </table:table-cell>
              <table:table-cell office:value-type="float" office:value="0.022909">
                <text:p>0.022909</text:p>
              </table:table-cell>
              <table:table-cell office:value-type="float" office:value="0.010067">
                <text:p>0.0100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7954">
                <text:p>1.17954</text:p>
              </table:table-cell>
              <table:table-cell office:value-type="float" office:value="1.322308">
                <text:p>1.322308</text:p>
              </table:table-cell>
              <table:table-cell office:value-type="float" office:value="0.019964">
                <text:p>0.019964</text:p>
              </table:table-cell>
              <table:table-cell office:value-type="float" office:value="0.009705">
                <text:p>0.0097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05752">
                <text:p>1.205752</text:p>
              </table:table-cell>
              <table:table-cell office:value-type="float" office:value="1.322899">
                <text:p>1.322899</text:p>
              </table:table-cell>
              <table:table-cell office:value-type="float" office:value="0.016287">
                <text:p>0.016287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140222">
                <text:p>1.140222</text:p>
              </table:table-cell>
              <table:table-cell office:value-type="float" office:value="1.323487">
                <text:p>1.323487</text:p>
              </table:table-cell>
              <table:table-cell office:value-type="float" office:value="0.011702">
                <text:p>0.011702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17954">
                <text:p>1.17954</text:p>
              </table:table-cell>
              <table:table-cell office:value-type="float" office:value="1.324073">
                <text:p>1.324073</text:p>
              </table:table-cell>
              <table:table-cell office:value-type="float" office:value="0.007358">
                <text:p>0.007358</text:p>
              </table:table-cell>
              <table:table-cell office:value-type="float" office:value="0.008585">
                <text:p>0.0085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192646">
                <text:p>1.192646</text:p>
              </table:table-cell>
              <table:table-cell office:value-type="float" office:value="1.324658">
                <text:p>1.324658</text:p>
              </table:table-cell>
              <table:table-cell office:value-type="float" office:value="0.004421">
                <text:p>0.004421</text:p>
              </table:table-cell>
              <table:table-cell office:value-type="float" office:value="0.009949">
                <text:p>0.0099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92646">
                <text:p>1.192646</text:p>
              </table:table-cell>
              <table:table-cell office:value-type="float" office:value="1.32524">
                <text:p>1.32524</text:p>
              </table:table-cell>
              <table:table-cell office:value-type="float" office:value="0.001271">
                <text:p>0.001271</text:p>
              </table:table-cell>
              <table:table-cell office:value-type="float" office:value="0.009608">
                <text:p>0.0096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17954">
                <text:p>1.17954</text:p>
              </table:table-cell>
              <table:table-cell office:value-type="float" office:value="1.325821">
                <text:p>1.325821</text:p>
              </table:table-cell>
              <table:table-cell office:value-type="float" office:value="-0.00084">
                <text:p>-0.00084</text:p>
              </table:table-cell>
              <table:table-cell office:value-type="float" office:value="0.007536">
                <text:p>0.0075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218858">
                <text:p>1.218858</text:p>
              </table:table-cell>
              <table:table-cell office:value-type="float" office:value="1.3264">
                <text:p>1.3264</text:p>
              </table:table-cell>
              <table:table-cell office:value-type="float" office:value="-0.002197">
                <text:p>-0.002197</text:p>
              </table:table-cell>
              <table:table-cell office:value-type="float" office:value="0.012357">
                <text:p>0.0123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05752">
                <text:p>1.205752</text:p>
              </table:table-cell>
              <table:table-cell office:value-type="float" office:value="1.326977">
                <text:p>1.326977</text:p>
              </table:table-cell>
              <table:table-cell office:value-type="float" office:value="-0.003368">
                <text:p>-0.003368</text:p>
              </table:table-cell>
              <table:table-cell office:value-type="float" office:value="0.010336">
                <text:p>0.0103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205752">
                <text:p>1.205752</text:p>
              </table:table-cell>
              <table:table-cell office:value-type="float" office:value="1.327552">
                <text:p>1.327552</text:p>
              </table:table-cell>
              <table:table-cell office:value-type="float" office:value="-0.003586">
                <text:p>-0.003586</text:p>
              </table:table-cell>
              <table:table-cell office:value-type="float" office:value="0.010018">
                <text:p>0.010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31964">
                <text:p>1.231964</text:p>
              </table:table-cell>
              <table:table-cell office:value-type="float" office:value="1.328125">
                <text:p>1.328125</text:p>
              </table:table-cell>
              <table:table-cell office:value-type="float" office:value="-0.003174">
                <text:p>-0.00317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71282">
                <text:p>1.271282</text:p>
              </table:table-cell>
              <table:table-cell office:value-type="float" office:value="1.328696">
                <text:p>1.328696</text:p>
              </table:table-cell>
              <table:table-cell office:value-type="float" office:value="-0.003318">
                <text:p>-0.003318</text:p>
              </table:table-cell>
              <table:table-cell office:value-type="float" office:value="0.018081">
                <text:p>0.0180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24507">
                <text:p>1.24507</text:p>
              </table:table-cell>
              <table:table-cell office:value-type="float" office:value="1.329265">
                <text:p>1.329265</text:p>
              </table:table-cell>
              <table:table-cell office:value-type="float" office:value="-0.002279">
                <text:p>-0.002279</text:p>
              </table:table-cell>
              <table:table-cell office:value-type="float" office:value="0.014431">
                <text:p>0.0144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31964">
                <text:p>1.231964</text:p>
              </table:table-cell>
              <table:table-cell office:value-type="float" office:value="1.329832">
                <text:p>1.329832</text:p>
              </table:table-cell>
              <table:table-cell office:value-type="float" office:value="-0.000813">
                <text:p>-0.000813</text:p>
              </table:table-cell>
              <table:table-cell office:value-type="float" office:value="0.012458">
                <text:p>0.0124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58176">
                <text:p>1.258176</text:p>
              </table:table-cell>
              <table:table-cell office:value-type="float" office:value="1.330397">
                <text:p>1.330397</text:p>
              </table:table-cell>
              <table:table-cell office:value-type="float" office:value="0.000056">
                <text:p>0.000056</text:p>
              </table:table-cell>
              <table:table-cell office:value-type="float" office:value="0.015647">
                <text:p>0.0156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71282">
                <text:p>1.271282</text:p>
              </table:table-cell>
              <table:table-cell office:value-type="float" office:value="1.330961">
                <text:p>1.330961</text:p>
              </table:table-cell>
              <table:table-cell office:value-type="float" office:value="0.000545">
                <text:p>0.000545</text:p>
              </table:table-cell>
              <table:table-cell office:value-type="float" office:value="0.017159">
                <text:p>0.0171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4507">
                <text:p>1.24507</text:p>
              </table:table-cell>
              <table:table-cell office:value-type="float" office:value="1.331523">
                <text:p>1.331523</text:p>
              </table:table-cell>
              <table:table-cell office:value-type="float" office:value="0.001575">
                <text:p>0.001575</text:p>
              </table:table-cell>
              <table:table-cell office:value-type="float" office:value="0.013505">
                <text:p>0.0135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4507">
                <text:p>1.24507</text:p>
              </table:table-cell>
              <table:table-cell office:value-type="float" office:value="1.332082">
                <text:p>1.332082</text:p>
              </table:table-cell>
              <table:table-cell office:value-type="float" office:value="0.002673">
                <text:p>0.002673</text:p>
              </table:table-cell>
              <table:table-cell office:value-type="float" office:value="0.013258">
                <text:p>0.0132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71282">
                <text:p>1.271282</text:p>
              </table:table-cell>
              <table:table-cell office:value-type="float" office:value="1.33264">
                <text:p>1.33264</text:p>
              </table:table-cell>
              <table:table-cell office:value-type="float" office:value="0.003357">
                <text:p>0.003357</text:p>
              </table:table-cell>
              <table:table-cell office:value-type="float" office:value="0.016471">
                <text:p>0.0164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58176">
                <text:p>1.258176</text:p>
              </table:table-cell>
              <table:table-cell office:value-type="float" office:value="1.333196">
                <text:p>1.333196</text:p>
              </table:table-cell>
              <table:table-cell office:value-type="float" office:value="0.003933">
                <text:p>0.003933</text:p>
              </table:table-cell>
              <table:table-cell office:value-type="float" office:value="0.014544">
                <text:p>0.0145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24507">
                <text:p>1.24507</text:p>
              </table:table-cell>
              <table:table-cell office:value-type="float" office:value="1.333751">
                <text:p>1.333751</text:p>
              </table:table-cell>
              <table:table-cell office:value-type="float" office:value="0.004086">
                <text:p>0.004086</text:p>
              </table:table-cell>
              <table:table-cell office:value-type="float" office:value="0.012591">
                <text:p>0.0125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258176">
                <text:p>1.258176</text:p>
              </table:table-cell>
              <table:table-cell office:value-type="float" office:value="1.334303">
                <text:p>1.334303</text:p>
              </table:table-cell>
              <table:table-cell office:value-type="float" office:value="0.00358">
                <text:p>0.00358</text:p>
              </table:table-cell>
              <table:table-cell office:value-type="float" office:value="0.014071">
                <text:p>0.0140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205752">
                <text:p>1.205752</text:p>
              </table:table-cell>
              <table:table-cell office:value-type="float" office:value="1.334854">
                <text:p>1.334854</text:p>
              </table:table-cell>
              <table:table-cell office:value-type="float" office:value="0.003381">
                <text:p>0.003381</text:p>
              </table:table-cell>
              <table:table-cell office:value-type="float" office:value="0.006926">
                <text:p>0.0069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4507">
                <text:p>1.24507</text:p>
              </table:table-cell>
              <table:table-cell office:value-type="float" office:value="1.335402">
                <text:p>1.335402</text:p>
              </table:table-cell>
              <table:table-cell office:value-type="float" office:value="0.002294">
                <text:p>0.002294</text:p>
              </table:table-cell>
              <table:table-cell office:value-type="float" office:value="0.011785">
                <text:p>0.0117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258176">
                <text:p>1.258176</text:p>
              </table:table-cell>
              <table:table-cell office:value-type="float" office:value="1.335949">
                <text:p>1.335949</text:p>
              </table:table-cell>
              <table:table-cell office:value-type="float" office:value="0.001894">
                <text:p>0.001894</text:p>
              </table:table-cell>
              <table:table-cell office:value-type="float" office:value="0.013263">
                <text:p>0.0132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4507">
                <text:p>1.24507</text:p>
              </table:table-cell>
              <table:table-cell office:value-type="float" office:value="1.336494">
                <text:p>1.336494</text:p>
              </table:table-cell>
              <table:table-cell office:value-type="float" office:value="0.001946">
                <text:p>0.001946</text:p>
              </table:table-cell>
              <table:table-cell office:value-type="float" office:value="0.011305">
                <text:p>0.0113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258176">
                <text:p>1.258176</text:p>
              </table:table-cell>
              <table:table-cell office:value-type="float" office:value="1.337037">
                <text:p>1.337037</text:p>
              </table:table-cell>
              <table:table-cell office:value-type="float" office:value="0.002548">
                <text:p>0.002548</text:p>
              </table:table-cell>
              <table:table-cell office:value-type="float" office:value="0.012781">
                <text:p>0.0127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58176">
                <text:p>1.258176</text:p>
              </table:table-cell>
              <table:table-cell office:value-type="float" office:value="1.337579">
                <text:p>1.337579</text:p>
              </table:table-cell>
              <table:table-cell office:value-type="float" office:value="0.00271">
                <text:p>0.00271</text:p>
              </table:table-cell>
              <table:table-cell office:value-type="float" office:value="0.012551">
                <text:p>0.0125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84388">
                <text:p>1.284388</text:p>
              </table:table-cell>
              <table:table-cell office:value-type="float" office:value="1.338119">
                <text:p>1.338119</text:p>
              </table:table-cell>
              <table:table-cell office:value-type="float" office:value="0.003291">
                <text:p>0.003291</text:p>
              </table:table-cell>
              <table:table-cell office:value-type="float" office:value="0.015781">
                <text:p>0.0157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258176">
                <text:p>1.258176</text:p>
              </table:table-cell>
              <table:table-cell office:value-type="float" office:value="1.338656">
                <text:p>1.338656</text:p>
              </table:table-cell>
              <table:table-cell office:value-type="float" office:value="0.003817">
                <text:p>0.003817</text:p>
              </table:table-cell>
              <table:table-cell office:value-type="float" office:value="0.012143">
                <text:p>0.0121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71282">
                <text:p>1.271282</text:p>
              </table:table-cell>
              <table:table-cell office:value-type="float" office:value="1.339193">
                <text:p>1.339193</text:p>
              </table:table-cell>
              <table:table-cell office:value-type="float" office:value="0.003922">
                <text:p>0.003922</text:p>
              </table:table-cell>
              <table:table-cell office:value-type="float" office:value="0.013641">
                <text:p>0.0136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24507">
                <text:p>1.24507</text:p>
              </table:table-cell>
              <table:table-cell office:value-type="float" office:value="1.339727">
                <text:p>1.339727</text:p>
              </table:table-cell>
              <table:table-cell office:value-type="float" office:value="0.004229">
                <text:p>0.004229</text:p>
              </table:table-cell>
              <table:table-cell office:value-type="float" office:value="0.009975">
                <text:p>0.0099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84388">
                <text:p>1.284388</text:p>
              </table:table-cell>
              <table:table-cell office:value-type="float" office:value="1.340259">
                <text:p>1.340259</text:p>
              </table:table-cell>
              <table:table-cell office:value-type="float" office:value="0.004654">
                <text:p>0.004654</text:p>
              </table:table-cell>
              <table:table-cell office:value-type="float" office:value="0.014905">
                <text:p>0.0149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4507">
                <text:p>1.24507</text:p>
              </table:table-cell>
              <table:table-cell office:value-type="float" office:value="1.34079">
                <text:p>1.34079</text:p>
              </table:table-cell>
              <table:table-cell office:value-type="float" office:value="0.004611">
                <text:p>0.004611</text:p>
              </table:table-cell>
              <table:table-cell office:value-type="float" office:value="0.009533">
                <text:p>0.0095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4507">
                <text:p>1.24507</text:p>
              </table:table-cell>
              <table:table-cell office:value-type="float" office:value="1.341319">
                <text:p>1.341319</text:p>
              </table:table-cell>
              <table:table-cell office:value-type="float" office:value="0.004561">
                <text:p>0.004561</text:p>
              </table:table-cell>
              <table:table-cell office:value-type="float" office:value="0.009272">
                <text:p>0.00927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58176">
                <text:p>1.258176</text:p>
              </table:table-cell>
              <table:table-cell office:value-type="float" office:value="1.341846">
                <text:p>1.341846</text:p>
              </table:table-cell>
              <table:table-cell office:value-type="float" office:value="0.004281">
                <text:p>0.004281</text:p>
              </table:table-cell>
              <table:table-cell office:value-type="float" office:value="0.01074">
                <text:p>0.010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71282">
                <text:p>1.271282</text:p>
              </table:table-cell>
              <table:table-cell office:value-type="float" office:value="1.342372">
                <text:p>1.342372</text:p>
              </table:table-cell>
              <table:table-cell office:value-type="float" office:value="0.003933">
                <text:p>0.003933</text:p>
              </table:table-cell>
              <table:table-cell office:value-type="float" office:value="0.012233">
                <text:p>0.0122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58176">
                <text:p>1.258176</text:p>
              </table:table-cell>
              <table:table-cell office:value-type="float" office:value="1.342896">
                <text:p>1.342896</text:p>
              </table:table-cell>
              <table:table-cell office:value-type="float" office:value="0.003285">
                <text:p>0.003285</text:p>
              </table:table-cell>
              <table:table-cell office:value-type="float" office:value="0.010292">
                <text:p>0.0102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418">
                <text:p>1.343418</text:p>
              </table:table-cell>
              <table:table-cell office:value-type="float" office:value="0.002651">
                <text:p>0.002651</text:p>
              </table:table-cell>
              <table:table-cell office:value-type="float" office:value="0.011784">
                <text:p>0.0117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58176">
                <text:p>1.258176</text:p>
              </table:table-cell>
              <table:table-cell office:value-type="float" office:value="1.343938">
                <text:p>1.343938</text:p>
              </table:table-cell>
              <table:table-cell office:value-type="float" office:value="0.00205">
                <text:p>0.00205</text:p>
              </table:table-cell>
              <table:table-cell office:value-type="float" office:value="0.009841">
                <text:p>0.0098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84388">
                <text:p>1.284388</text:p>
              </table:table-cell>
              <table:table-cell office:value-type="float" office:value="1.344456">
                <text:p>1.344456</text:p>
              </table:table-cell>
              <table:table-cell office:value-type="float" office:value="0.000477">
                <text:p>0.000477</text:p>
              </table:table-cell>
              <table:table-cell office:value-type="float" office:value="0.013061">
                <text:p>0.0130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973">
                <text:p>1.344973</text:p>
              </table:table-cell>
              <table:table-cell office:value-type="float" office:value="-0.001451">
                <text:p>-0.001451</text:p>
              </table:table-cell>
              <table:table-cell office:value-type="float" office:value="0.011142">
                <text:p>0.0111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4507">
                <text:p>1.24507</text:p>
              </table:table-cell>
              <table:table-cell office:value-type="float" office:value="1.345488">
                <text:p>1.345488</text:p>
              </table:table-cell>
              <table:table-cell office:value-type="float" office:value="-0.002885">
                <text:p>-0.002885</text:p>
              </table:table-cell>
              <table:table-cell office:value-type="float" office:value="0.007467">
                <text:p>0.0074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58176">
                <text:p>1.258176</text:p>
              </table:table-cell>
              <table:table-cell office:value-type="float" office:value="1.346002">
                <text:p>1.346002</text:p>
              </table:table-cell>
              <table:table-cell office:value-type="float" office:value="-0.004788">
                <text:p>-0.004788</text:p>
              </table:table-cell>
              <table:table-cell office:value-type="float" office:value="0.008928">
                <text:p>0.0089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71282">
                <text:p>1.271282</text:p>
              </table:table-cell>
              <table:table-cell office:value-type="float" office:value="1.346513">
                <text:p>1.346513</text:p>
              </table:table-cell>
              <table:table-cell office:value-type="float" office:value="-0.005674">
                <text:p>-0.005674</text:p>
              </table:table-cell>
              <table:table-cell office:value-type="float" office:value="0.010415">
                <text:p>0.0104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97494">
                <text:p>1.297494</text:p>
              </table:table-cell>
              <table:table-cell office:value-type="float" office:value="1.347023">
                <text:p>1.347023</text:p>
              </table:table-cell>
              <table:table-cell office:value-type="float" office:value="-0.006392">
                <text:p>-0.006392</text:p>
              </table:table-cell>
              <table:table-cell office:value-type="float" office:value="0.013657">
                <text:p>0.0136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97494">
                <text:p>1.297494</text:p>
              </table:table-cell>
              <table:table-cell office:value-type="float" office:value="1.347532">
                <text:p>1.347532</text:p>
              </table:table-cell>
              <table:table-cell office:value-type="float" office:value="-0.006471">
                <text:p>-0.006471</text:p>
              </table:table-cell>
              <table:table-cell office:value-type="float" office:value="0.013491">
                <text:p>0.0134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271282">
                <text:p>1.271282</text:p>
              </table:table-cell>
              <table:table-cell office:value-type="float" office:value="1.348038">
                <text:p>1.348038</text:p>
              </table:table-cell>
              <table:table-cell office:value-type="float" office:value="-0.005848">
                <text:p>-0.005848</text:p>
              </table:table-cell>
              <table:table-cell office:value-type="float" office:value="0.009864">
                <text:p>0.0098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97494">
                <text:p>1.297494</text:p>
              </table:table-cell>
              <table:table-cell office:value-type="float" office:value="1.348543">
                <text:p>1.348543</text:p>
              </table:table-cell>
              <table:table-cell office:value-type="float" office:value="-0.005845">
                <text:p>-0.005845</text:p>
              </table:table-cell>
              <table:table-cell office:value-type="float" office:value="0.013104">
                <text:p>0.0131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106">
                <text:p>1.3106</text:p>
              </table:table-cell>
              <table:table-cell office:value-type="float" office:value="1.349046">
                <text:p>1.349046</text:p>
              </table:table-cell>
              <table:table-cell office:value-type="float" office:value="-0.005474">
                <text:p>-0.005474</text:p>
              </table:table-cell>
              <table:table-cell office:value-type="float" office:value="0.014666">
                <text:p>0.0146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97494">
                <text:p>1.297494</text:p>
              </table:table-cell>
              <table:table-cell office:value-type="float" office:value="1.349548">
                <text:p>1.349548</text:p>
              </table:table-cell>
              <table:table-cell office:value-type="float" office:value="-0.00555">
                <text:p>-0.00555</text:p>
              </table:table-cell>
              <table:table-cell office:value-type="float" office:value="0.012793">
                <text:p>0.0127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106">
                <text:p>1.3106</text:p>
              </table:table-cell>
              <table:table-cell office:value-type="float" office:value="1.350048">
                <text:p>1.350048</text:p>
              </table:table-cell>
              <table:table-cell office:value-type="float" office:value="-0.004856">
                <text:p>-0.004856</text:p>
              </table:table-cell>
              <table:table-cell office:value-type="float" office:value="0.014352">
                <text:p>0.0143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23706">
                <text:p>1.323706</text:p>
              </table:table-cell>
              <table:table-cell office:value-type="float" office:value="1.350546">
                <text:p>1.350546</text:p>
              </table:table-cell>
              <table:table-cell office:value-type="float" office:value="-0.004043">
                <text:p>-0.004043</text:p>
              </table:table-cell>
              <table:table-cell office:value-type="float" office:value="0.015938">
                <text:p>0.0159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23706">
                <text:p>1.323706</text:p>
              </table:table-cell>
              <table:table-cell office:value-type="float" office:value="1.351043">
                <text:p>1.351043</text:p>
              </table:table-cell>
              <table:table-cell office:value-type="float" office:value="-0.003145">
                <text:p>-0.003145</text:p>
              </table:table-cell>
              <table:table-cell office:value-type="float" office:value="0.015819">
                <text:p>0.0158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23706">
                <text:p>1.323706</text:p>
              </table:table-cell>
              <table:table-cell office:value-type="float" office:value="1.351538">
                <text:p>1.351538</text:p>
              </table:table-cell>
              <table:table-cell office:value-type="float" office:value="-0.002035">
                <text:p>-0.002035</text:p>
              </table:table-cell>
              <table:table-cell office:value-type="float" office:value="0.015699">
                <text:p>0.0156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106">
                <text:p>1.3106</text:p>
              </table:table-cell>
              <table:table-cell office:value-type="float" office:value="1.352031">
                <text:p>1.352031</text:p>
              </table:table-cell>
              <table:table-cell office:value-type="float" office:value="-0.001085">
                <text:p>-0.001085</text:p>
              </table:table-cell>
              <table:table-cell office:value-type="float" office:value="0.013848">
                <text:p>0.0138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323706">
                <text:p>1.323706</text:p>
              </table:table-cell>
              <table:table-cell office:value-type="float" office:value="1.352522">
                <text:p>1.352522</text:p>
              </table:table-cell>
              <table:table-cell office:value-type="float" office:value="-0.001108">
                <text:p>-0.001108</text:p>
              </table:table-cell>
              <table:table-cell office:value-type="float" office:value="0.01543">
                <text:p>0.015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23706">
                <text:p>1.323706</text:p>
              </table:table-cell>
              <table:table-cell office:value-type="float" office:value="1.353013">
                <text:p>1.353013</text:p>
              </table:table-cell>
              <table:table-cell office:value-type="float" office:value="-0.001202">
                <text:p>-0.001202</text:p>
              </table:table-cell>
              <table:table-cell office:value-type="float" office:value="0.015308">
                <text:p>0.0153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336812">
                <text:p>1.336812</text:p>
              </table:table-cell>
              <table:table-cell office:value-type="float" office:value="1.353501">
                <text:p>1.353501</text:p>
              </table:table-cell>
              <table:table-cell office:value-type="float" office:value="-0.001547">
                <text:p>-0.001547</text:p>
              </table:table-cell>
              <table:table-cell office:value-type="float" office:value="0.016915">
                <text:p>0.0169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106">
                <text:p>1.3106</text:p>
              </table:table-cell>
              <table:table-cell office:value-type="float" office:value="1.353988">
                <text:p>1.353988</text:p>
              </table:table-cell>
              <table:table-cell office:value-type="float" office:value="-0.000975">
                <text:p>-0.000975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36812">
                <text:p>1.336812</text:p>
              </table:table-cell>
              <table:table-cell office:value-type="float" office:value="1.354473">
                <text:p>1.354473</text:p>
              </table:table-cell>
              <table:table-cell office:value-type="float" office:value="-0.001014">
                <text:p>-0.001014</text:p>
              </table:table-cell>
              <table:table-cell office:value-type="float" office:value="0.016666">
                <text:p>0.016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3106">
                <text:p>1.3106</text:p>
              </table:table-cell>
              <table:table-cell office:value-type="float" office:value="1.354956">
                <text:p>1.354956</text:p>
              </table:table-cell>
              <table:table-cell office:value-type="float" office:value="-0.001256">
                <text:p>-0.001256</text:p>
              </table:table-cell>
              <table:table-cell office:value-type="float" office:value="0.013107">
                <text:p>0.0131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3106">
                <text:p>1.3106</text:p>
              </table:table-cell>
              <table:table-cell office:value-type="float" office:value="1.355438">
                <text:p>1.355438</text:p>
              </table:table-cell>
              <table:table-cell office:value-type="float" office:value="-0.002194">
                <text:p>-0.002194</text:p>
              </table:table-cell>
              <table:table-cell office:value-type="float" office:value="0.012955">
                <text:p>0.0129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23706">
                <text:p>1.323706</text:p>
              </table:table-cell>
              <table:table-cell office:value-type="float" office:value="1.355919">
                <text:p>1.355919</text:p>
              </table:table-cell>
              <table:table-cell office:value-type="float" office:value="-0.002663">
                <text:p>-0.002663</text:p>
              </table:table-cell>
              <table:table-cell office:value-type="float" office:value="0.014532">
                <text:p>0.0145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36812">
                <text:p>1.336812</text:p>
              </table:table-cell>
              <table:table-cell office:value-type="float" office:value="1.356397">
                <text:p>1.356397</text:p>
              </table:table-cell>
              <table:table-cell office:value-type="float" office:value="-0.002652">
                <text:p>-0.002652</text:p>
              </table:table-cell>
              <table:table-cell office:value-type="float" office:value="0.016134">
                <text:p>0.0161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106">
                <text:p>1.3106</text:p>
              </table:table-cell>
              <table:table-cell office:value-type="float" office:value="1.356875">
                <text:p>1.356875</text:p>
              </table:table-cell>
              <table:table-cell office:value-type="float" office:value="-0.00322">
                <text:p>-0.00322</text:p>
              </table:table-cell>
              <table:table-cell office:value-type="float" office:value="0.012572">
                <text:p>0.012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36812">
                <text:p>1.336812</text:p>
              </table:table-cell>
              <table:table-cell office:value-type="float" office:value="1.35735">
                <text:p>1.35735</text:p>
              </table:table-cell>
              <table:table-cell office:value-type="float" office:value="-0.004463">
                <text:p>-0.004463</text:p>
              </table:table-cell>
              <table:table-cell office:value-type="float" office:value="0.015876">
                <text:p>0.0158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349918">
                <text:p>1.349918</text:p>
              </table:table-cell>
              <table:table-cell office:value-type="float" office:value="1.357824">
                <text:p>1.357824</text:p>
              </table:table-cell>
              <table:table-cell office:value-type="float" office:value="-0.004577">
                <text:p>-0.004577</text:p>
              </table:table-cell>
              <table:table-cell office:value-type="float" office:value="0.017503">
                <text:p>0.0175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363024">
                <text:p>1.363024</text:p>
              </table:table-cell>
              <table:table-cell office:value-type="float" office:value="1.358297">
                <text:p>1.358297</text:p>
              </table:table-cell>
              <table:table-cell office:value-type="float" office:value="-0.004298">
                <text:p>-0.004298</text:p>
              </table:table-cell>
              <table:table-cell office:value-type="float" office:value="0.019155">
                <text:p>0.0191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336812">
                <text:p>1.336812</text:p>
              </table:table-cell>
              <table:table-cell office:value-type="float" office:value="1.358767">
                <text:p>1.358767</text:p>
              </table:table-cell>
              <table:table-cell office:value-type="float" office:value="-0.003054">
                <text:p>-0.003054</text:p>
              </table:table-cell>
              <table:table-cell office:value-type="float" office:value="0.015642">
                <text:p>0.0156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63024">
                <text:p>1.363024</text:p>
              </table:table-cell>
              <table:table-cell office:value-type="float" office:value="1.359237">
                <text:p>1.359237</text:p>
              </table:table-cell>
              <table:table-cell office:value-type="float" office:value="-0.00182">
                <text:p>-0.00182</text:p>
              </table:table-cell>
              <table:table-cell office:value-type="float" office:value="0.018996">
                <text:p>0.0189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349918">
                <text:p>1.349918</text:p>
              </table:table-cell>
              <table:table-cell office:value-type="float" office:value="1.359704">
                <text:p>1.359704</text:p>
              </table:table-cell>
              <table:table-cell office:value-type="float" office:value="-0.001043">
                <text:p>-0.001043</text:p>
              </table:table-cell>
              <table:table-cell office:value-type="float" office:value="0.017212">
                <text:p>0.0172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37613">
                <text:p>1.37613</text:p>
              </table:table-cell>
              <table:table-cell office:value-type="float" office:value="1.36017">
                <text:p>1.36017</text:p>
              </table:table-cell>
              <table:table-cell office:value-type="float" office:value="-0.000571">
                <text:p>-0.000571</text:p>
              </table:table-cell>
              <table:table-cell office:value-type="float" office:value="0.020591">
                <text:p>0.0205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363024">
                <text:p>1.363024</text:p>
              </table:table-cell>
              <table:table-cell office:value-type="float" office:value="1.360635">
                <text:p>1.360635</text:p>
              </table:table-cell>
              <table:table-cell office:value-type="float" office:value="0.000927">
                <text:p>0.000927</text:p>
              </table:table-cell>
              <table:table-cell office:value-type="float" office:value="0.018831">
                <text:p>0.0188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63024">
                <text:p>1.363024</text:p>
              </table:table-cell>
              <table:table-cell office:value-type="float" office:value="1.361098">
                <text:p>1.361098</text:p>
              </table:table-cell>
              <table:table-cell office:value-type="float" office:value="0.001582">
                <text:p>0.001582</text:p>
              </table:table-cell>
              <table:table-cell office:value-type="float" office:value="0.018775">
                <text:p>0.0187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37613">
                <text:p>1.37613</text:p>
              </table:table-cell>
              <table:table-cell office:value-type="float" office:value="1.36156">
                <text:p>1.36156</text:p>
              </table:table-cell>
              <table:table-cell office:value-type="float" office:value="0.002131">
                <text:p>0.002131</text:p>
              </table:table-cell>
              <table:table-cell office:value-type="float" office:value="0.020448">
                <text:p>0.0204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49918">
                <text:p>1.349918</text:p>
              </table:table-cell>
              <table:table-cell office:value-type="float" office:value="1.36202">
                <text:p>1.36202</text:p>
              </table:table-cell>
              <table:table-cell office:value-type="float" office:value="0.003114">
                <text:p>0.003114</text:p>
              </table:table-cell>
              <table:table-cell office:value-type="float" office:value="0.016956">
                <text:p>0.0169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389236">
                <text:p>1.389236</text:p>
              </table:table-cell>
              <table:table-cell office:value-type="float" office:value="1.362478">
                <text:p>1.362478</text:p>
              </table:table-cell>
              <table:table-cell office:value-type="float" office:value="0.003176">
                <text:p>0.003176</text:p>
              </table:table-cell>
              <table:table-cell office:value-type="float" office:value="0.022062">
                <text:p>0.0220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63024">
                <text:p>1.363024</text:p>
              </table:table-cell>
              <table:table-cell office:value-type="float" office:value="1.362935">
                <text:p>1.362935</text:p>
              </table:table-cell>
              <table:table-cell office:value-type="float" office:value="0.003499">
                <text:p>0.003499</text:p>
              </table:table-cell>
              <table:table-cell office:value-type="float" office:value="0.018595">
                <text:p>0.0185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7613">
                <text:p>1.37613</text:p>
              </table:table-cell>
              <table:table-cell office:value-type="float" office:value="1.36339">
                <text:p>1.36339</text:p>
              </table:table-cell>
              <table:table-cell office:value-type="float" office:value="0.004264">
                <text:p>0.004264</text:p>
              </table:table-cell>
              <table:table-cell office:value-type="float" office:value="0.020265">
                <text:p>0.0202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63024">
                <text:p>1.363024</text:p>
              </table:table-cell>
              <table:table-cell office:value-type="float" office:value="1.363844">
                <text:p>1.363844</text:p>
              </table:table-cell>
              <table:table-cell office:value-type="float" office:value="0.00467">
                <text:p>0.00467</text:p>
              </table:table-cell>
              <table:table-cell office:value-type="float" office:value="0.018501">
                <text:p>0.0185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37613">
                <text:p>1.37613</text:p>
              </table:table-cell>
              <table:table-cell office:value-type="float" office:value="1.364297">
                <text:p>1.364297</text:p>
              </table:table-cell>
              <table:table-cell office:value-type="float" office:value="0.00451">
                <text:p>0.00451</text:p>
              </table:table-cell>
              <table:table-cell office:value-type="float" office:value="0.020169">
                <text:p>0.0201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63024">
                <text:p>1.363024</text:p>
              </table:table-cell>
              <table:table-cell office:value-type="float" office:value="1.364748">
                <text:p>1.364748</text:p>
              </table:table-cell>
              <table:table-cell office:value-type="float" office:value="0.004773">
                <text:p>0.004773</text:p>
              </table:table-cell>
              <table:table-cell office:value-type="float" office:value="0.018403">
                <text:p>0.0184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63024">
                <text:p>1.363024</text:p>
              </table:table-cell>
              <table:table-cell office:value-type="float" office:value="1.365197">
                <text:p>1.365197</text:p>
              </table:table-cell>
              <table:table-cell office:value-type="float" office:value="0.005565">
                <text:p>0.005565</text:p>
              </table:table-cell>
              <table:table-cell office:value-type="float" office:value="0.018341">
                <text:p>0.0183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37613">
                <text:p>1.37613</text:p>
              </table:table-cell>
              <table:table-cell office:value-type="float" office:value="1.365645">
                <text:p>1.365645</text:p>
              </table:table-cell>
              <table:table-cell office:value-type="float" office:value="0.005948">
                <text:p>0.005948</text:p>
              </table:table-cell>
              <table:table-cell office:value-type="float" office:value="0.020007">
                <text:p>0.0200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7613">
                <text:p>1.37613</text:p>
              </table:table-cell>
              <table:table-cell office:value-type="float" office:value="1.366091">
                <text:p>1.366091</text:p>
              </table:table-cell>
              <table:table-cell office:value-type="float" office:value="0.006217">
                <text:p>0.006217</text:p>
              </table:table-cell>
              <table:table-cell office:value-type="float" office:value="0.019969">
                <text:p>0.0199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7613">
                <text:p>1.37613</text:p>
              </table:table-cell>
              <table:table-cell office:value-type="float" office:value="1.366536">
                <text:p>1.366536</text:p>
              </table:table-cell>
              <table:table-cell office:value-type="float" office:value="0.007022">
                <text:p>0.007022</text:p>
              </table:table-cell>
              <table:table-cell office:value-type="float" office:value="0.01993">
                <text:p>0.019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428554">
                <text:p>1.428554</text:p>
              </table:table-cell>
              <table:table-cell office:value-type="float" office:value="1.36698">
                <text:p>1.36698</text:p>
              </table:table-cell>
              <table:table-cell office:value-type="float" office:value="0.007985">
                <text:p>0.007985</text:p>
              </table:table-cell>
              <table:table-cell office:value-type="float" office:value="0.026811">
                <text:p>0.0268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49918">
                <text:p>1.349918</text:p>
              </table:table-cell>
              <table:table-cell office:value-type="float" office:value="1.367422">
                <text:p>1.367422</text:p>
              </table:table-cell>
              <table:table-cell office:value-type="float" office:value="0.008007">
                <text:p>0.008007</text:p>
              </table:table-cell>
              <table:table-cell office:value-type="float" office:value="0.016496">
                <text:p>0.0164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7613">
                <text:p>1.37613</text:p>
              </table:table-cell>
              <table:table-cell office:value-type="float" office:value="1.367862">
                <text:p>1.367862</text:p>
              </table:table-cell>
              <table:table-cell office:value-type="float" office:value="0.008531">
                <text:p>0.008531</text:p>
              </table:table-cell>
              <table:table-cell office:value-type="float" office:value="0.019863">
                <text:p>0.0198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402342">
                <text:p>1.402342</text:p>
              </table:table-cell>
              <table:table-cell office:value-type="float" office:value="1.368301">
                <text:p>1.368301</text:p>
              </table:table-cell>
              <table:table-cell office:value-type="float" office:value="0.008748">
                <text:p>0.008748</text:p>
              </table:table-cell>
              <table:table-cell office:value-type="float" office:value="0.023281">
                <text:p>0.0232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89236">
                <text:p>1.389236</text:p>
              </table:table-cell>
              <table:table-cell office:value-type="float" office:value="1.368739">
                <text:p>1.368739</text:p>
              </table:table-cell>
              <table:table-cell office:value-type="float" office:value="0.009066">
                <text:p>0.009066</text:p>
              </table:table-cell>
              <table:table-cell office:value-type="float" office:value="0.021562">
                <text:p>0.0215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389236">
                <text:p>1.389236</text:p>
              </table:table-cell>
              <table:table-cell office:value-type="float" office:value="1.369175">
                <text:p>1.369175</text:p>
              </table:table-cell>
              <table:table-cell office:value-type="float" office:value="0.00967">
                <text:p>0.00967</text:p>
              </table:table-cell>
              <table:table-cell office:value-type="float" office:value="0.021545">
                <text:p>0.0215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89236">
                <text:p>1.389236</text:p>
              </table:table-cell>
              <table:table-cell office:value-type="float" office:value="1.36961">
                <text:p>1.36961</text:p>
              </table:table-cell>
              <table:table-cell office:value-type="float" office:value="0.011853">
                <text:p>0.011853</text:p>
              </table:table-cell>
              <table:table-cell office:value-type="float" office:value="0.021528">
                <text:p>0.0215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15448">
                <text:p>1.415448</text:p>
              </table:table-cell>
              <table:table-cell office:value-type="float" office:value="1.370043">
                <text:p>1.370043</text:p>
              </table:table-cell>
              <table:table-cell office:value-type="float" office:value="0.013676">
                <text:p>0.013676</text:p>
              </table:table-cell>
              <table:table-cell office:value-type="float" office:value="0.02497">
                <text:p>0.024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37613">
                <text:p>1.37613</text:p>
              </table:table-cell>
              <table:table-cell office:value-type="float" office:value="1.370475">
                <text:p>1.370475</text:p>
              </table:table-cell>
              <table:table-cell office:value-type="float" office:value="0.014586">
                <text:p>0.014586</text:p>
              </table:table-cell>
              <table:table-cell office:value-type="float" office:value="0.019814">
                <text:p>0.0198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389236">
                <text:p>1.389236</text:p>
              </table:table-cell>
              <table:table-cell office:value-type="float" office:value="1.370905">
                <text:p>1.370905</text:p>
              </table:table-cell>
              <table:table-cell office:value-type="float" office:value="0.014565">
                <text:p>0.014565</text:p>
              </table:table-cell>
              <table:table-cell office:value-type="float" office:value="0.021498">
                <text:p>0.0214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389236">
                <text:p>1.389236</text:p>
              </table:table-cell>
              <table:table-cell office:value-type="float" office:value="1.371334">
                <text:p>1.371334</text:p>
              </table:table-cell>
              <table:table-cell office:value-type="float" office:value="0.014547">
                <text:p>0.014547</text:p>
              </table:table-cell>
              <table:table-cell office:value-type="float" office:value="0.021478">
                <text:p>0.0214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37613">
                <text:p>1.37613</text:p>
              </table:table-cell>
              <table:table-cell office:value-type="float" office:value="1.371761">
                <text:p>1.371761</text:p>
              </table:table-cell>
              <table:table-cell office:value-type="float" office:value="0.013927">
                <text:p>0.013927</text:p>
              </table:table-cell>
              <table:table-cell office:value-type="float" office:value="0.019728">
                <text:p>0.0197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363024">
                <text:p>1.363024</text:p>
              </table:table-cell>
              <table:table-cell office:value-type="float" office:value="1.372187">
                <text:p>1.372187</text:p>
              </table:table-cell>
              <table:table-cell office:value-type="float" office:value="0.013184">
                <text:p>0.013184</text:p>
              </table:table-cell>
              <table:table-cell office:value-type="float" office:value="0.01795">
                <text:p>0.017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89236">
                <text:p>1.389236</text:p>
              </table:table-cell>
              <table:table-cell office:value-type="float" office:value="1.372612">
                <text:p>1.372612</text:p>
              </table:table-cell>
              <table:table-cell office:value-type="float" office:value="0.01189">
                <text:p>0.01189</text:p>
              </table:table-cell>
              <table:table-cell office:value-type="float" office:value="0.021336">
                <text:p>0.0213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7613">
                <text:p>1.37613</text:p>
              </table:table-cell>
              <table:table-cell office:value-type="float" office:value="1.373036">
                <text:p>1.373036</text:p>
              </table:table-cell>
              <table:table-cell office:value-type="float" office:value="0.011792">
                <text:p>0.011792</text:p>
              </table:table-cell>
              <table:table-cell office:value-type="float" office:value="0.019583">
                <text:p>0.0195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389236">
                <text:p>1.389236</text:p>
              </table:table-cell>
              <table:table-cell office:value-type="float" office:value="1.373457">
                <text:p>1.373457</text:p>
              </table:table-cell>
              <table:table-cell office:value-type="float" office:value="0.011743">
                <text:p>0.011743</text:p>
              </table:table-cell>
              <table:table-cell office:value-type="float" office:value="0.021264">
                <text:p>0.0212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89236">
                <text:p>1.389236</text:p>
              </table:table-cell>
              <table:table-cell office:value-type="float" office:value="1.373878">
                <text:p>1.373878</text:p>
              </table:table-cell>
              <table:table-cell office:value-type="float" office:value="0.011984">
                <text:p>0.011984</text:p>
              </table:table-cell>
              <table:table-cell office:value-type="float" office:value="0.02124">
                <text:p>0.021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389236">
                <text:p>1.389236</text:p>
              </table:table-cell>
              <table:table-cell office:value-type="float" office:value="1.374297">
                <text:p>1.374297</text:p>
              </table:table-cell>
              <table:table-cell office:value-type="float" office:value="0.011923">
                <text:p>0.011923</text:p>
              </table:table-cell>
              <table:table-cell office:value-type="float" office:value="0.021215">
                <text:p>0.0212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389236">
                <text:p>1.389236</text:p>
              </table:table-cell>
              <table:table-cell office:value-type="float" office:value="1.374715">
                <text:p>1.374715</text:p>
              </table:table-cell>
              <table:table-cell office:value-type="float" office:value="0.011357">
                <text:p>0.011357</text:p>
              </table:table-cell>
              <table:table-cell office:value-type="float" office:value="0.02119">
                <text:p>0.021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402342">
                <text:p>1.402342</text:p>
              </table:table-cell>
              <table:table-cell office:value-type="float" office:value="1.375131">
                <text:p>1.375131</text:p>
              </table:table-cell>
              <table:table-cell office:value-type="float" office:value="0.011579">
                <text:p>0.011579</text:p>
              </table:table-cell>
              <table:table-cell office:value-type="float" office:value="0.022894">
                <text:p>0.0228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37613">
                <text:p>1.37613</text:p>
              </table:table-cell>
              <table:table-cell office:value-type="float" office:value="1.375546">
                <text:p>1.375546</text:p>
              </table:table-cell>
              <table:table-cell office:value-type="float" office:value="0.011283">
                <text:p>0.011283</text:p>
              </table:table-cell>
              <table:table-cell office:value-type="float" office:value="0.019434">
                <text:p>0.0194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389236">
                <text:p>1.389236</text:p>
              </table:table-cell>
              <table:table-cell office:value-type="float" office:value="1.375959">
                <text:p>1.375959</text:p>
              </table:table-cell>
              <table:table-cell office:value-type="float" office:value="0.011396">
                <text:p>0.011396</text:p>
              </table:table-cell>
              <table:table-cell office:value-type="float" office:value="0.02111">
                <text:p>0.021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389236">
                <text:p>1.389236</text:p>
              </table:table-cell>
              <table:table-cell office:value-type="float" office:value="1.376371">
                <text:p>1.376371</text:p>
              </table:table-cell>
              <table:table-cell office:value-type="float" office:value="0.012104">
                <text:p>0.012104</text:p>
              </table:table-cell>
              <table:table-cell office:value-type="float" office:value="0.021082">
                <text:p>0.0210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415448">
                <text:p>1.415448</text:p>
              </table:table-cell>
              <table:table-cell office:value-type="float" office:value="1.376782">
                <text:p>1.376782</text:p>
              </table:table-cell>
              <table:table-cell office:value-type="float" office:value="0.012612">
                <text:p>0.012612</text:p>
              </table:table-cell>
              <table:table-cell office:value-type="float" office:value="0.024514">
                <text:p>0.0245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428554">
                <text:p>1.428554</text:p>
              </table:table-cell>
              <table:table-cell office:value-type="float" office:value="1.377192">
                <text:p>1.377192</text:p>
              </table:table-cell>
              <table:table-cell office:value-type="float" office:value="0.013895">
                <text:p>0.013895</text:p>
              </table:table-cell>
              <table:table-cell office:value-type="float" office:value="0.026267">
                <text:p>0.0262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428554">
                <text:p>1.428554</text:p>
              </table:table-cell>
              <table:table-cell office:value-type="float" office:value="1.3776">
                <text:p>1.3776</text:p>
              </table:table-cell>
              <table:table-cell office:value-type="float" office:value="0.01418">
                <text:p>0.01418</text:p>
              </table:table-cell>
              <table:table-cell office:value-type="float" office:value="0.026316">
                <text:p>0.0263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402342">
                <text:p>1.402342</text:p>
              </table:table-cell>
              <table:table-cell office:value-type="float" office:value="1.378006">
                <text:p>1.378006</text:p>
              </table:table-cell>
              <table:table-cell office:value-type="float" office:value="0.014446">
                <text:p>0.014446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89236">
                <text:p>1.389236</text:p>
              </table:table-cell>
              <table:table-cell office:value-type="float" office:value="1.378412">
                <text:p>1.378412</text:p>
              </table:table-cell>
              <table:table-cell office:value-type="float" office:value="0.014001">
                <text:p>0.014001</text:p>
              </table:table-cell>
              <table:table-cell office:value-type="float" office:value="0.021169">
                <text:p>0.0211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402342">
                <text:p>1.402342</text:p>
              </table:table-cell>
              <table:table-cell office:value-type="float" office:value="1.378816">
                <text:p>1.378816</text:p>
              </table:table-cell>
              <table:table-cell office:value-type="float" office:value="0.013199">
                <text:p>0.013199</text:p>
              </table:table-cell>
              <table:table-cell office:value-type="float" office:value="0.022868">
                <text:p>0.0228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402342">
                <text:p>1.402342</text:p>
              </table:table-cell>
              <table:table-cell office:value-type="float" office:value="1.379218">
                <text:p>1.379218</text:p>
              </table:table-cell>
              <table:table-cell office:value-type="float" office:value="0.012418">
                <text:p>0.012418</text:p>
              </table:table-cell>
              <table:table-cell office:value-type="float" office:value="0.022862">
                <text:p>0.0228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415448">
                <text:p>1.415448</text:p>
              </table:table-cell>
              <table:table-cell office:value-type="float" office:value="1.37962">
                <text:p>1.37962</text:p>
              </table:table-cell>
              <table:table-cell office:value-type="float" office:value="0.012156">
                <text:p>0.012156</text:p>
              </table:table-cell>
              <table:table-cell office:value-type="float" office:value="0.024585">
                <text:p>0.0245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402342">
                <text:p>1.402342</text:p>
              </table:table-cell>
              <table:table-cell office:value-type="float" office:value="1.38002">
                <text:p>1.38002</text:p>
              </table:table-cell>
              <table:table-cell office:value-type="float" office:value="0.011377">
                <text:p>0.011377</text:p>
              </table:table-cell>
              <table:table-cell office:value-type="float" office:value="0.022874">
                <text:p>0.0228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428554">
                <text:p>1.428554</text:p>
              </table:table-cell>
              <table:table-cell office:value-type="float" office:value="1.380418">
                <text:p>1.380418</text:p>
              </table:table-cell>
              <table:table-cell office:value-type="float" office:value="0.010923">
                <text:p>0.010923</text:p>
              </table:table-cell>
              <table:table-cell office:value-type="float" office:value="0.026326">
                <text:p>0.0263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428554">
                <text:p>1.428554</text:p>
              </table:table-cell>
              <table:table-cell office:value-type="float" office:value="1.380816">
                <text:p>1.380816</text:p>
              </table:table-cell>
              <table:table-cell office:value-type="float" office:value="0.010048">
                <text:p>0.010048</text:p>
              </table:table-cell>
              <table:table-cell office:value-type="float" office:value="0.02637">
                <text:p>0.026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15448">
                <text:p>1.415448</text:p>
              </table:table-cell>
              <table:table-cell office:value-type="float" office:value="1.381212">
                <text:p>1.381212</text:p>
              </table:table-cell>
              <table:table-cell office:value-type="float" office:value="0.009629">
                <text:p>0.009629</text:p>
              </table:table-cell>
              <table:table-cell office:value-type="float" office:value="0.024683">
                <text:p>0.0246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428554">
                <text:p>1.428554</text:p>
              </table:table-cell>
              <table:table-cell office:value-type="float" office:value="1.381606">
                <text:p>1.381606</text:p>
              </table:table-cell>
              <table:table-cell office:value-type="float" office:value="0.008223">
                <text:p>0.008223</text:p>
              </table:table-cell>
              <table:table-cell office:value-type="float" office:value="0.026429">
                <text:p>0.0264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415448">
                <text:p>1.415448</text:p>
              </table:table-cell>
              <table:table-cell office:value-type="float" office:value="1.382">
                <text:p>1.382</text:p>
              </table:table-cell>
              <table:table-cell office:value-type="float" office:value="0.008194">
                <text:p>0.008194</text:p>
              </table:table-cell>
              <table:table-cell office:value-type="float" office:value="0.024741">
                <text:p>0.0247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28554">
                <text:p>1.428554</text:p>
              </table:table-cell>
              <table:table-cell office:value-type="float" office:value="1.382392">
                <text:p>1.382392</text:p>
              </table:table-cell>
              <table:table-cell office:value-type="float" office:value="0.008637">
                <text:p>0.008637</text:p>
              </table:table-cell>
              <table:table-cell office:value-type="float" office:value="0.026486">
                <text:p>0.0264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428554">
                <text:p>1.428554</text:p>
              </table:table-cell>
              <table:table-cell office:value-type="float" office:value="1.382783">
                <text:p>1.382783</text:p>
              </table:table-cell>
              <table:table-cell office:value-type="float" office:value="0.009526">
                <text:p>0.009526</text:p>
              </table:table-cell>
              <table:table-cell office:value-type="float" office:value="0.026527">
                <text:p>0.0265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44166">
                <text:p>1.44166</text:p>
              </table:table-cell>
              <table:table-cell office:value-type="float" office:value="1.383172">
                <text:p>1.383172</text:p>
              </table:table-cell>
              <table:table-cell office:value-type="float" office:value="0.010025">
                <text:p>0.010025</text:p>
              </table:table-cell>
              <table:table-cell office:value-type="float" office:value="0.028297">
                <text:p>0.028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4166">
                <text:p>1.44166</text:p>
              </table:table-cell>
              <table:table-cell office:value-type="float" office:value="1.38356">
                <text:p>1.38356</text:p>
              </table:table-cell>
              <table:table-cell office:value-type="float" office:value="0.010976">
                <text:p>0.010976</text:p>
              </table:table-cell>
              <table:table-cell office:value-type="float" office:value="0.028363">
                <text:p>0.0283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67872">
                <text:p>1.467872</text:p>
              </table:table-cell>
              <table:table-cell office:value-type="float" office:value="1.383947">
                <text:p>1.383947</text:p>
              </table:table-cell>
              <table:table-cell office:value-type="float" office:value="0.011767">
                <text:p>0.011767</text:p>
              </table:table-cell>
              <table:table-cell office:value-type="float" office:value="0.031888">
                <text:p>0.0318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4166">
                <text:p>1.44166</text:p>
              </table:table-cell>
              <table:table-cell office:value-type="float" office:value="1.384333">
                <text:p>1.384333</text:p>
              </table:table-cell>
              <table:table-cell office:value-type="float" office:value="0.012822">
                <text:p>0.012822</text:p>
              </table:table-cell>
              <table:table-cell office:value-type="float" office:value="0.028545">
                <text:p>0.0285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54766">
                <text:p>1.454766</text:p>
              </table:table-cell>
              <table:table-cell office:value-type="float" office:value="1.384717">
                <text:p>1.384717</text:p>
              </table:table-cell>
              <table:table-cell office:value-type="float" office:value="0.013935">
                <text:p>0.013935</text:p>
              </table:table-cell>
              <table:table-cell office:value-type="float" office:value="0.030339">
                <text:p>0.0303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4166">
                <text:p>1.44166</text:p>
              </table:table-cell>
              <table:table-cell office:value-type="float" office:value="1.3851">
                <text:p>1.3851</text:p>
              </table:table-cell>
              <table:table-cell office:value-type="float" office:value="0.015326">
                <text:p>0.015326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467872">
                <text:p>1.467872</text:p>
              </table:table-cell>
              <table:table-cell office:value-type="float" office:value="1.385482">
                <text:p>1.385482</text:p>
              </table:table-cell>
              <table:table-cell office:value-type="float" office:value="0.016305">
                <text:p>0.016305</text:p>
              </table:table-cell>
              <table:table-cell office:value-type="float" office:value="0.032221">
                <text:p>0.0322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44166">
                <text:p>1.44166</text:p>
              </table:table-cell>
              <table:table-cell office:value-type="float" office:value="1.385862">
                <text:p>1.385862</text:p>
              </table:table-cell>
              <table:table-cell office:value-type="float" office:value="0.01747">
                <text:p>0.01747</text:p>
              </table:table-cell>
              <table:table-cell office:value-type="float" office:value="0.028876">
                <text:p>0.028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44166">
                <text:p>1.44166</text:p>
              </table:table-cell>
              <table:table-cell office:value-type="float" office:value="1.386242">
                <text:p>1.386242</text:p>
              </table:table-cell>
              <table:table-cell office:value-type="float" office:value="0.018395">
                <text:p>0.018395</text:p>
              </table:table-cell>
              <table:table-cell office:value-type="float" office:value="0.028937">
                <text:p>0.0289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415448">
                <text:p>1.415448</text:p>
              </table:table-cell>
              <table:table-cell office:value-type="float" office:value="1.38662">
                <text:p>1.38662</text:p>
              </table:table-cell>
              <table:table-cell office:value-type="float" office:value="0.019021">
                <text:p>0.019021</text:p>
              </table:table-cell>
              <table:table-cell office:value-type="float" office:value="0.025538">
                <text:p>0.025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454766">
                <text:p>1.454766</text:p>
              </table:table-cell>
              <table:table-cell office:value-type="float" office:value="1.386996">
                <text:p>1.386996</text:p>
              </table:table-cell>
              <table:table-cell office:value-type="float" office:value="0.01919">
                <text:p>0.01919</text:p>
              </table:table-cell>
              <table:table-cell office:value-type="float" office:value="0.030736">
                <text:p>0.0307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467872">
                <text:p>1.467872</text:p>
              </table:table-cell>
              <table:table-cell office:value-type="float" office:value="1.387372">
                <text:p>1.387372</text:p>
              </table:table-cell>
              <table:table-cell office:value-type="float" office:value="0.019008">
                <text:p>0.019008</text:p>
              </table:table-cell>
              <table:table-cell office:value-type="float" office:value="0.032552">
                <text:p>0.0325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467872">
                <text:p>1.467872</text:p>
              </table:table-cell>
              <table:table-cell office:value-type="float" office:value="1.387746">
                <text:p>1.387746</text:p>
              </table:table-cell>
              <table:table-cell office:value-type="float" office:value="0.019687">
                <text:p>0.019687</text:p>
              </table:table-cell>
              <table:table-cell office:value-type="float" office:value="0.032664">
                <text:p>0.0326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454766">
                <text:p>1.454766</text:p>
              </table:table-cell>
              <table:table-cell office:value-type="float" office:value="1.388119">
                <text:p>1.388119</text:p>
              </table:table-cell>
              <table:table-cell office:value-type="float" office:value="0.020695">
                <text:p>0.020695</text:p>
              </table:table-cell>
              <table:table-cell office:value-type="float" office:value="0.031045">
                <text:p>0.0310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454766">
                <text:p>1.454766</text:p>
              </table:table-cell>
              <table:table-cell office:value-type="float" office:value="1.388491">
                <text:p>1.388491</text:p>
              </table:table-cell>
              <table:table-cell office:value-type="float" office:value="0.022302">
                <text:p>0.022302</text:p>
              </table:table-cell>
              <table:table-cell office:value-type="float" office:value="0.031129">
                <text:p>0.0311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44166">
                <text:p>1.44166</text:p>
              </table:table-cell>
              <table:table-cell office:value-type="float" office:value="1.388861">
                <text:p>1.388861</text:p>
              </table:table-cell>
              <table:table-cell office:value-type="float" office:value="0.023198">
                <text:p>0.023198</text:p>
              </table:table-cell>
              <table:table-cell office:value-type="float" office:value="0.029482">
                <text:p>0.0294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454766">
                <text:p>1.454766</text:p>
              </table:table-cell>
              <table:table-cell office:value-type="float" office:value="1.389231">
                <text:p>1.389231</text:p>
              </table:table-cell>
              <table:table-cell office:value-type="float" office:value="0.024988">
                <text:p>0.024988</text:p>
              </table:table-cell>
              <table:table-cell office:value-type="float" office:value="0.031269">
                <text:p>0.0312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44166">
                <text:p>1.44166</text:p>
              </table:table-cell>
              <table:table-cell office:value-type="float" office:value="1.389599">
                <text:p>1.389599</text:p>
              </table:table-cell>
              <table:table-cell office:value-type="float" office:value="0.026296">
                <text:p>0.026296</text:p>
              </table:table-cell>
              <table:table-cell office:value-type="float" office:value="0.029622">
                <text:p>0.0296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467872">
                <text:p>1.467872</text:p>
              </table:table-cell>
              <table:table-cell office:value-type="float" office:value="1.389966">
                <text:p>1.389966</text:p>
              </table:table-cell>
              <table:table-cell office:value-type="float" office:value="0.027233">
                <text:p>0.027233</text:p>
              </table:table-cell>
              <table:table-cell office:value-type="float" office:value="0.033137">
                <text:p>0.0331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467872">
                <text:p>1.467872</text:p>
              </table:table-cell>
              <table:table-cell office:value-type="float" office:value="1.390331">
                <text:p>1.390331</text:p>
              </table:table-cell>
              <table:table-cell office:value-type="float" office:value="0.027989">
                <text:p>0.027989</text:p>
              </table:table-cell>
              <table:table-cell office:value-type="float" office:value="0.033245">
                <text:p>0.0332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454766">
                <text:p>1.454766</text:p>
              </table:table-cell>
              <table:table-cell office:value-type="float" office:value="1.390696">
                <text:p>1.390696</text:p>
              </table:table-cell>
              <table:table-cell office:value-type="float" office:value="0.028164">
                <text:p>0.028164</text:p>
              </table:table-cell>
              <table:table-cell office:value-type="float" office:value="0.031622">
                <text:p>0.0316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44166">
                <text:p>1.44166</text:p>
              </table:table-cell>
              <table:table-cell office:value-type="float" office:value="1.391059">
                <text:p>1.391059</text:p>
              </table:table-cell>
              <table:table-cell office:value-type="float" office:value="0.0287">
                <text:p>0.0287</text:p>
              </table:table-cell>
              <table:table-cell office:value-type="float" office:value="0.029972">
                <text:p>0.0299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44166">
                <text:p>1.44166</text:p>
              </table:table-cell>
              <table:table-cell office:value-type="float" office:value="1.391421">
                <text:p>1.391421</text:p>
              </table:table-cell>
              <table:table-cell office:value-type="float" office:value="0.029466">
                <text:p>0.029466</text:p>
              </table:table-cell>
              <table:table-cell office:value-type="float" office:value="0.030026">
                <text:p>0.0300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454766">
                <text:p>1.454766</text:p>
              </table:table-cell>
              <table:table-cell office:value-type="float" office:value="1.391782">
                <text:p>1.391782</text:p>
              </table:table-cell>
              <table:table-cell office:value-type="float" office:value="0.02977">
                <text:p>0.02977</text:p>
              </table:table-cell>
              <table:table-cell office:value-type="float" office:value="0.031808">
                <text:p>0.0318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454766">
                <text:p>1.454766</text:p>
              </table:table-cell>
              <table:table-cell office:value-type="float" office:value="1.392141">
                <text:p>1.392141</text:p>
              </table:table-cell>
              <table:table-cell office:value-type="float" office:value="0.030343">
                <text:p>0.030343</text:p>
              </table:table-cell>
              <table:table-cell office:value-type="float" office:value="0.031887">
                <text:p>0.0318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454766">
                <text:p>1.454766</text:p>
              </table:table-cell>
              <table:table-cell office:value-type="float" office:value="1.3925">
                <text:p>1.3925</text:p>
              </table:table-cell>
              <table:table-cell office:value-type="float" office:value="0.030694">
                <text:p>0.030694</text:p>
              </table:table-cell>
              <table:table-cell office:value-type="float" office:value="0.031965">
                <text:p>0.031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44166">
                <text:p>1.44166</text:p>
              </table:table-cell>
              <table:table-cell office:value-type="float" office:value="1.392857">
                <text:p>1.392857</text:p>
              </table:table-cell>
              <table:table-cell office:value-type="float" office:value="0.030913">
                <text:p>0.030913</text:p>
              </table:table-cell>
              <table:table-cell office:value-type="float" office:value="0.030312">
                <text:p>0.0303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44166">
                <text:p>1.44166</text:p>
              </table:table-cell>
              <table:table-cell office:value-type="float" office:value="1.393213">
                <text:p>1.393213</text:p>
              </table:table-cell>
              <table:table-cell office:value-type="float" office:value="0.030641">
                <text:p>0.030641</text:p>
              </table:table-cell>
              <table:table-cell office:value-type="float" office:value="0.030363">
                <text:p>0.0303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44166">
                <text:p>1.44166</text:p>
              </table:table-cell>
              <table:table-cell office:value-type="float" office:value="1.393568">
                <text:p>1.393568</text:p>
              </table:table-cell>
              <table:table-cell office:value-type="float" office:value="0.02963">
                <text:p>0.02963</text:p>
              </table:table-cell>
              <table:table-cell office:value-type="float" office:value="0.030413">
                <text:p>0.030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28554">
                <text:p>1.428554</text:p>
              </table:table-cell>
              <table:table-cell office:value-type="float" office:value="1.393921">
                <text:p>1.393921</text:p>
              </table:table-cell>
              <table:table-cell office:value-type="float" office:value="0.028842">
                <text:p>0.028842</text:p>
              </table:table-cell>
              <table:table-cell office:value-type="float" office:value="0.028733">
                <text:p>0.0287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28554">
                <text:p>1.428554</text:p>
              </table:table-cell>
              <table:table-cell office:value-type="float" office:value="1.394274">
                <text:p>1.394274</text:p>
              </table:table-cell>
              <table:table-cell office:value-type="float" office:value="0.028145">
                <text:p>0.028145</text:p>
              </table:table-cell>
              <table:table-cell office:value-type="float" office:value="0.028755">
                <text:p>0.0287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28554">
                <text:p>1.428554</text:p>
              </table:table-cell>
              <table:table-cell office:value-type="float" office:value="1.394625">
                <text:p>1.394625</text:p>
              </table:table-cell>
              <table:table-cell office:value-type="float" office:value="0.028457">
                <text:p>0.028457</text:p>
              </table:table-cell>
              <table:table-cell office:value-type="float" office:value="0.028777">
                <text:p>0.0287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4166">
                <text:p>1.44166</text:p>
              </table:table-cell>
              <table:table-cell office:value-type="float" office:value="1.394975">
                <text:p>1.394975</text:p>
              </table:table-cell>
              <table:table-cell office:value-type="float" office:value="0.02835">
                <text:p>0.02835</text:p>
              </table:table-cell>
              <table:table-cell office:value-type="float" office:value="0.030529">
                <text:p>0.0305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454766">
                <text:p>1.454766</text:p>
              </table:table-cell>
              <table:table-cell office:value-type="float" office:value="1.395324">
                <text:p>1.395324</text:p>
              </table:table-cell>
              <table:table-cell office:value-type="float" office:value="0.027969">
                <text:p>0.027969</text:p>
              </table:table-cell>
              <table:table-cell office:value-type="float" office:value="0.032306">
                <text:p>0.0323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54766">
                <text:p>1.454766</text:p>
              </table:table-cell>
              <table:table-cell office:value-type="float" office:value="1.395672">
                <text:p>1.395672</text:p>
              </table:table-cell>
              <table:table-cell office:value-type="float" office:value="0.027625">
                <text:p>0.027625</text:p>
              </table:table-cell>
              <table:table-cell office:value-type="float" office:value="0.032379">
                <text:p>0.03237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80978">
                <text:p>1.480978</text:p>
              </table:table-cell>
              <table:table-cell office:value-type="float" office:value="1.396019">
                <text:p>1.396019</text:p>
              </table:table-cell>
              <table:table-cell office:value-type="float" office:value="0.028149">
                <text:p>0.028149</text:p>
              </table:table-cell>
              <table:table-cell office:value-type="float" office:value="0.035912">
                <text:p>0.0359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15448">
                <text:p>1.415448</text:p>
              </table:table-cell>
              <table:table-cell office:value-type="float" office:value="1.396364">
                <text:p>1.396364</text:p>
              </table:table-cell>
              <table:table-cell office:value-type="float" office:value="0.028157">
                <text:p>0.028157</text:p>
              </table:table-cell>
              <table:table-cell office:value-type="float" office:value="0.027386">
                <text:p>0.0273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28554">
                <text:p>1.428554</text:p>
              </table:table-cell>
              <table:table-cell office:value-type="float" office:value="1.396708">
                <text:p>1.396708</text:p>
              </table:table-cell>
              <table:table-cell office:value-type="float" office:value="0.028586">
                <text:p>0.028586</text:p>
              </table:table-cell>
              <table:table-cell office:value-type="float" office:value="0.029109">
                <text:p>0.0291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54766">
                <text:p>1.454766</text:p>
              </table:table-cell>
              <table:table-cell office:value-type="float" office:value="1.397052">
                <text:p>1.397052</text:p>
              </table:table-cell>
              <table:table-cell office:value-type="float" office:value="0.029264">
                <text:p>0.029264</text:p>
              </table:table-cell>
              <table:table-cell office:value-type="float" office:value="0.032587">
                <text:p>0.0325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454766">
                <text:p>1.454766</text:p>
              </table:table-cell>
              <table:table-cell office:value-type="float" office:value="1.397394">
                <text:p>1.397394</text:p>
              </table:table-cell>
              <table:table-cell office:value-type="float" office:value="0.029665">
                <text:p>0.029665</text:p>
              </table:table-cell>
              <table:table-cell office:value-type="float" office:value="0.032657">
                <text:p>0.0326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467872">
                <text:p>1.467872</text:p>
              </table:table-cell>
              <table:table-cell office:value-type="float" office:value="1.397735">
                <text:p>1.397735</text:p>
              </table:table-cell>
              <table:table-cell office:value-type="float" office:value="0.029449">
                <text:p>0.029449</text:p>
              </table:table-cell>
              <table:table-cell office:value-type="float" office:value="0.034457">
                <text:p>0.0344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4766">
                <text:p>1.454766</text:p>
              </table:table-cell>
              <table:table-cell office:value-type="float" office:value="1.398075">
                <text:p>1.398075</text:p>
              </table:table-cell>
              <table:table-cell office:value-type="float" office:value="0.029343">
                <text:p>0.029343</text:p>
              </table:table-cell>
              <table:table-cell office:value-type="float" office:value="0.032823">
                <text:p>0.0328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4166">
                <text:p>1.44166</text:p>
              </table:table-cell>
              <table:table-cell office:value-type="float" office:value="1.398413">
                <text:p>1.398413</text:p>
              </table:table-cell>
              <table:table-cell office:value-type="float" office:value="0.029256">
                <text:p>0.029256</text:p>
              </table:table-cell>
              <table:table-cell office:value-type="float" office:value="0.031161">
                <text:p>0.0311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454766">
                <text:p>1.454766</text:p>
              </table:table-cell>
              <table:table-cell office:value-type="float" office:value="1.398751">
                <text:p>1.398751</text:p>
              </table:table-cell>
              <table:table-cell office:value-type="float" office:value="0.029158">
                <text:p>0.029158</text:p>
              </table:table-cell>
              <table:table-cell office:value-type="float" office:value="0.032933">
                <text:p>0.0329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54766">
                <text:p>1.454766</text:p>
              </table:table-cell>
              <table:table-cell office:value-type="float" office:value="1.399087">
                <text:p>1.399087</text:p>
              </table:table-cell>
              <table:table-cell office:value-type="float" office:value="0.029122">
                <text:p>0.029122</text:p>
              </table:table-cell>
              <table:table-cell office:value-type="float" office:value="0.033001">
                <text:p>0.033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44166">
                <text:p>1.44166</text:p>
              </table:table-cell>
              <table:table-cell office:value-type="float" office:value="1.399423">
                <text:p>1.399423</text:p>
              </table:table-cell>
              <table:table-cell office:value-type="float" office:value="0.028828">
                <text:p>0.028828</text:p>
              </table:table-cell>
              <table:table-cell office:value-type="float" office:value="0.031338">
                <text:p>0.0313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44166">
                <text:p>1.44166</text:p>
              </table:table-cell>
              <table:table-cell office:value-type="float" office:value="1.399757">
                <text:p>1.399757</text:p>
              </table:table-cell>
              <table:table-cell office:value-type="float" office:value="0.02866">
                <text:p>0.02866</text:p>
              </table:table-cell>
              <table:table-cell office:value-type="float" office:value="0.031378">
                <text:p>0.0313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480978">
                <text:p>1.480978</text:p>
              </table:table-cell>
              <table:table-cell office:value-type="float" office:value="1.40009">
                <text:p>1.40009</text:p>
              </table:table-cell>
              <table:table-cell office:value-type="float" office:value="0.028746">
                <text:p>0.028746</text:p>
              </table:table-cell>
              <table:table-cell office:value-type="float" office:value="0.036608">
                <text:p>0.0366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428554">
                <text:p>1.428554</text:p>
              </table:table-cell>
              <table:table-cell office:value-type="float" office:value="1.400422">
                <text:p>1.400422</text:p>
              </table:table-cell>
              <table:table-cell office:value-type="float" office:value="0.028898">
                <text:p>0.028898</text:p>
              </table:table-cell>
              <table:table-cell office:value-type="float" office:value="0.029806">
                <text:p>0.0298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454766">
                <text:p>1.454766</text:p>
              </table:table-cell>
              <table:table-cell office:value-type="float" office:value="1.400753">
                <text:p>1.400753</text:p>
              </table:table-cell>
              <table:table-cell office:value-type="float" office:value="0.028447">
                <text:p>0.028447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467872">
                <text:p>1.467872</text:p>
              </table:table-cell>
              <table:table-cell office:value-type="float" office:value="1.401083">
                <text:p>1.401083</text:p>
              </table:table-cell>
              <table:table-cell office:value-type="float" office:value="0.028326">
                <text:p>0.028326</text:p>
              </table:table-cell>
              <table:table-cell office:value-type="float" office:value="0.035073">
                <text:p>0.0350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467872">
                <text:p>1.467872</text:p>
              </table:table-cell>
              <table:table-cell office:value-type="float" office:value="1.401411">
                <text:p>1.401411</text:p>
              </table:table-cell>
              <table:table-cell office:value-type="float" office:value="0.028122">
                <text:p>0.028122</text:p>
              </table:table-cell>
              <table:table-cell office:value-type="float" office:value="0.035163">
                <text:p>0.0351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44166">
                <text:p>1.44166</text:p>
              </table:table-cell>
              <table:table-cell office:value-type="float" office:value="1.401739">
                <text:p>1.401739</text:p>
              </table:table-cell>
              <table:table-cell office:value-type="float" office:value="0.028693">
                <text:p>0.028693</text:p>
              </table:table-cell>
              <table:table-cell office:value-type="float" office:value="0.031793">
                <text:p>0.0317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467872">
                <text:p>1.467872</text:p>
              </table:table-cell>
              <table:table-cell office:value-type="float" office:value="1.402065">
                <text:p>1.402065</text:p>
              </table:table-cell>
              <table:table-cell office:value-type="float" office:value="0.030531">
                <text:p>0.030531</text:p>
              </table:table-cell>
              <table:table-cell office:value-type="float" office:value="0.03529">
                <text:p>0.035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44166">
                <text:p>1.44166</text:p>
              </table:table-cell>
              <table:table-cell office:value-type="float" office:value="1.402391">
                <text:p>1.402391</text:p>
              </table:table-cell>
              <table:table-cell office:value-type="float" office:value="0.031267">
                <text:p>0.031267</text:p>
              </table:table-cell>
              <table:table-cell office:value-type="float" office:value="0.031918">
                <text:p>0.0319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467872">
                <text:p>1.467872</text:p>
              </table:table-cell>
              <table:table-cell office:value-type="float" office:value="1.402715">
                <text:p>1.402715</text:p>
              </table:table-cell>
              <table:table-cell office:value-type="float" office:value="0.033336">
                <text:p>0.033336</text:p>
              </table:table-cell>
              <table:table-cell office:value-type="float" office:value="0.035414">
                <text:p>0.0354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467872">
                <text:p>1.467872</text:p>
              </table:table-cell>
              <table:table-cell office:value-type="float" office:value="1.403038">
                <text:p>1.403038</text:p>
              </table:table-cell>
              <table:table-cell office:value-type="float" office:value="0.034953">
                <text:p>0.034953</text:p>
              </table:table-cell>
              <table:table-cell office:value-type="float" office:value="0.035502">
                <text:p>0.0355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67872">
                <text:p>1.467872</text:p>
              </table:table-cell>
              <table:table-cell office:value-type="float" office:value="1.403361">
                <text:p>1.403361</text:p>
              </table:table-cell>
              <table:table-cell office:value-type="float" office:value="0.035324">
                <text:p>0.035324</text:p>
              </table:table-cell>
              <table:table-cell office:value-type="float" office:value="0.035589">
                <text:p>0.0355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415448">
                <text:p>1.415448</text:p>
              </table:table-cell>
              <table:table-cell office:value-type="float" office:value="1.403682">
                <text:p>1.403682</text:p>
              </table:table-cell>
              <table:table-cell office:value-type="float" office:value="0.035977">
                <text:p>0.035977</text:p>
              </table:table-cell>
              <table:table-cell office:value-type="float" office:value="0.028756">
                <text:p>0.0287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54766">
                <text:p>1.454766</text:p>
              </table:table-cell>
              <table:table-cell office:value-type="float" office:value="1.404002">
                <text:p>1.404002</text:p>
              </table:table-cell>
              <table:table-cell office:value-type="float" office:value="0.036384">
                <text:p>0.036384</text:p>
              </table:table-cell>
              <table:table-cell office:value-type="float" office:value="0.033927">
                <text:p>0.0339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454766">
                <text:p>1.454766</text:p>
              </table:table-cell>
              <table:table-cell office:value-type="float" office:value="1.404321">
                <text:p>1.404321</text:p>
              </table:table-cell>
              <table:table-cell office:value-type="float" office:value="0.03645">
                <text:p>0.03645</text:p>
              </table:table-cell>
              <table:table-cell office:value-type="float" office:value="0.033986">
                <text:p>0.0339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467872">
                <text:p>1.467872</text:p>
              </table:table-cell>
              <table:table-cell office:value-type="float" office:value="1.404639">
                <text:p>1.404639</text:p>
              </table:table-cell>
              <table:table-cell office:value-type="float" office:value="0.036062">
                <text:p>0.036062</text:p>
              </table:table-cell>
              <table:table-cell office:value-type="float" office:value="0.035775">
                <text:p>0.0357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44166">
                <text:p>1.44166</text:p>
              </table:table-cell>
              <table:table-cell office:value-type="float" office:value="1.404956">
                <text:p>1.404956</text:p>
              </table:table-cell>
              <table:table-cell office:value-type="float" office:value="0.03518">
                <text:p>0.03518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54766">
                <text:p>1.454766</text:p>
              </table:table-cell>
              <table:table-cell office:value-type="float" office:value="1.405271">
                <text:p>1.405271</text:p>
              </table:table-cell>
              <table:table-cell office:value-type="float" office:value="0.034056">
                <text:p>0.034056</text:p>
              </table:table-cell>
              <table:table-cell office:value-type="float" office:value="0.034162">
                <text:p>0.0341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467872">
                <text:p>1.467872</text:p>
              </table:table-cell>
              <table:table-cell office:value-type="float" office:value="1.405586">
                <text:p>1.405586</text:p>
              </table:table-cell>
              <table:table-cell office:value-type="float" office:value="0.032711">
                <text:p>0.032711</text:p>
              </table:table-cell>
              <table:table-cell office:value-type="float" office:value="0.035949">
                <text:p>0.0359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89236">
                <text:p>1.389236</text:p>
              </table:table-cell>
              <table:table-cell office:value-type="float" office:value="1.4059">
                <text:p>1.4059</text:p>
              </table:table-cell>
              <table:table-cell office:value-type="float" office:value="0.030549">
                <text:p>0.030549</text:p>
              </table:table-cell>
              <table:table-cell office:value-type="float" office:value="0.025652">
                <text:p>0.0256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44166">
                <text:p>1.44166</text:p>
              </table:table-cell>
              <table:table-cell office:value-type="float" office:value="1.406213">
                <text:p>1.406213</text:p>
              </table:table-cell>
              <table:table-cell office:value-type="float" office:value="0.029351">
                <text:p>0.029351</text:p>
              </table:table-cell>
              <table:table-cell office:value-type="float" office:value="0.032498">
                <text:p>0.0324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454766">
                <text:p>1.454766</text:p>
              </table:table-cell>
              <table:table-cell office:value-type="float" office:value="1.406524">
                <text:p>1.406524</text:p>
              </table:table-cell>
              <table:table-cell office:value-type="float" office:value="0.02891">
                <text:p>0.02891</text:p>
              </table:table-cell>
              <table:table-cell office:value-type="float" office:value="0.034257">
                <text:p>0.0342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4166">
                <text:p>1.44166</text:p>
              </table:table-cell>
              <table:table-cell office:value-type="float" office:value="1.406835">
                <text:p>1.406835</text:p>
              </table:table-cell>
              <table:table-cell office:value-type="float" office:value="0.028018">
                <text:p>0.028018</text:p>
              </table:table-cell>
              <table:table-cell office:value-type="float" office:value="0.032583">
                <text:p>0.0325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454766">
                <text:p>1.454766</text:p>
              </table:table-cell>
              <table:table-cell office:value-type="float" office:value="1.407144">
                <text:p>1.407144</text:p>
              </table:table-cell>
              <table:table-cell office:value-type="float" office:value="0.028087">
                <text:p>0.028087</text:p>
              </table:table-cell>
              <table:table-cell office:value-type="float" office:value="0.034342">
                <text:p>0.0343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67872">
                <text:p>1.467872</text:p>
              </table:table-cell>
              <table:table-cell office:value-type="float" office:value="1.407453">
                <text:p>1.407453</text:p>
              </table:table-cell>
              <table:table-cell office:value-type="float" office:value="0.02896">
                <text:p>0.02896</text:p>
              </table:table-cell>
              <table:table-cell office:value-type="float" office:value="0.036126">
                <text:p>0.0361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67872">
                <text:p>1.467872</text:p>
              </table:table-cell>
              <table:table-cell office:value-type="float" office:value="1.407761">
                <text:p>1.407761</text:p>
              </table:table-cell>
              <table:table-cell office:value-type="float" office:value="0.029496">
                <text:p>0.029496</text:p>
              </table:table-cell>
              <table:table-cell office:value-type="float" office:value="0.036206">
                <text:p>0.0362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454766">
                <text:p>1.454766</text:p>
              </table:table-cell>
              <table:table-cell office:value-type="float" office:value="1.408067">
                <text:p>1.408067</text:p>
              </table:table-cell>
              <table:table-cell office:value-type="float" office:value="0.030341">
                <text:p>0.030341</text:p>
              </table:table-cell>
              <table:table-cell office:value-type="float" office:value="0.034556">
                <text:p>0.0345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54766">
                <text:p>1.454766</text:p>
              </table:table-cell>
              <table:table-cell office:value-type="float" office:value="1.408353">
                <text:p>1.408353</text:p>
              </table:table-cell>
              <table:table-cell office:value-type="float" office:value="0.032392">
                <text:p>0.032392</text:p>
              </table:table-cell>
              <table:table-cell office:value-type="float" office:value="0.034612">
                <text:p>0.0346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467872">
                <text:p>1.467872</text:p>
              </table:table-cell>
              <table:table-cell office:value-type="float" office:value="1.408589">
                <text:p>1.408589</text:p>
              </table:table-cell>
              <table:table-cell office:value-type="float" office:value="0.033562">
                <text:p>0.033562</text:p>
              </table:table-cell>
              <table:table-cell office:value-type="float" office:value="0.036403">
                <text:p>0.0364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480978">
                <text:p>1.480978</text:p>
              </table:table-cell>
              <table:table-cell office:value-type="float" office:value="1.408776">
                <text:p>1.408776</text:p>
              </table:table-cell>
              <table:table-cell office:value-type="float" office:value="0.03494">
                <text:p>0.03494</text:p>
              </table:table-cell>
              <table:table-cell office:value-type="float" office:value="0.038227">
                <text:p>0.0382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467872">
                <text:p>1.467872</text:p>
              </table:table-cell>
              <table:table-cell office:value-type="float" office:value="1.408913">
                <text:p>1.408913</text:p>
              </table:table-cell>
              <table:table-cell office:value-type="float" office:value="0.035827">
                <text:p>0.035827</text:p>
              </table:table-cell>
              <table:table-cell office:value-type="float" office:value="0.036624">
                <text:p>0.0366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454766">
                <text:p>1.454766</text:p>
              </table:table-cell>
              <table:table-cell office:value-type="float" office:value="1.409001">
                <text:p>1.409001</text:p>
              </table:table-cell>
              <table:table-cell office:value-type="float" office:value="0.036626">
                <text:p>0.03662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67872">
                <text:p>1.467872</text:p>
              </table:table-cell>
              <table:table-cell office:value-type="float" office:value="1.40904">
                <text:p>1.40904</text:p>
              </table:table-cell>
              <table:table-cell office:value-type="float" office:value="0.037327">
                <text:p>0.037327</text:p>
              </table:table-cell>
              <table:table-cell office:value-type="float" office:value="0.036816">
                <text:p>0.0368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54766">
                <text:p>1.454766</text:p>
              </table:table-cell>
              <table:table-cell office:value-type="float" office:value="1.40903">
                <text:p>1.40903</text:p>
              </table:table-cell>
              <table:table-cell office:value-type="float" office:value="0.037697">
                <text:p>0.037697</text:p>
              </table:table-cell>
              <table:table-cell office:value-type="float" office:value="0.035205">
                <text:p>0.0352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428554">
                <text:p>1.428554</text:p>
              </table:table-cell>
              <table:table-cell office:value-type="float" office:value="1.408972">
                <text:p>1.408972</text:p>
              </table:table-cell>
              <table:table-cell office:value-type="float" office:value="0.037645">
                <text:p>0.037645</text:p>
              </table:table-cell>
              <table:table-cell office:value-type="float" office:value="0.031844">
                <text:p>0.03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54766">
                <text:p>1.454766</text:p>
              </table:table-cell>
              <table:table-cell office:value-type="float" office:value="1.408867">
                <text:p>1.408867</text:p>
              </table:table-cell>
              <table:table-cell office:value-type="float" office:value="0.03729">
                <text:p>0.03729</text:p>
              </table:table-cell>
              <table:table-cell office:value-type="float" office:value="0.035357">
                <text:p>0.0353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67872">
                <text:p>1.467872</text:p>
              </table:table-cell>
              <table:table-cell office:value-type="float" office:value="1.408714">
                <text:p>1.408714</text:p>
              </table:table-cell>
              <table:table-cell office:value-type="float" office:value="0.036797">
                <text:p>0.036797</text:p>
              </table:table-cell>
              <table:table-cell office:value-type="float" office:value="0.037199">
                <text:p>0.0371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54766">
                <text:p>1.454766</text:p>
              </table:table-cell>
              <table:table-cell office:value-type="float" office:value="1.408512">
                <text:p>1.408512</text:p>
              </table:table-cell>
              <table:table-cell office:value-type="float" office:value="0.036336">
                <text:p>0.036336</text:p>
              </table:table-cell>
              <table:table-cell office:value-type="float" office:value="0.035614">
                <text:p>0.0356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428554">
                <text:p>1.428554</text:p>
              </table:table-cell>
              <table:table-cell office:value-type="float" office:value="1.408263">
                <text:p>1.408263</text:p>
              </table:table-cell>
              <table:table-cell office:value-type="float" office:value="0.036375">
                <text:p>0.036375</text:p>
              </table:table-cell>
              <table:table-cell office:value-type="float" office:value="0.03228">
                <text:p>0.032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67872">
                <text:p>1.467872</text:p>
              </table:table-cell>
              <table:table-cell office:value-type="float" office:value="1.407967">
                <text:p>1.407967</text:p>
              </table:table-cell>
              <table:table-cell office:value-type="float" office:value="0.036887">
                <text:p>0.036887</text:p>
              </table:table-cell>
              <table:table-cell office:value-type="float" office:value="0.037549">
                <text:p>0.0375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454766">
                <text:p>1.454766</text:p>
              </table:table-cell>
              <table:table-cell office:value-type="float" office:value="1.407624">
                <text:p>1.407624</text:p>
              </table:table-cell>
              <table:table-cell office:value-type="float" office:value="0.037116">
                <text:p>0.037116</text:p>
              </table:table-cell>
              <table:table-cell office:value-type="float" office:value="0.035985">
                <text:p>0.0359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428554">
                <text:p>1.428554</text:p>
              </table:table-cell>
              <table:table-cell office:value-type="float" office:value="1.407233">
                <text:p>1.407233</text:p>
              </table:table-cell>
              <table:table-cell office:value-type="float" office:value="0.038081">
                <text:p>0.038081</text:p>
              </table:table-cell>
              <table:table-cell office:value-type="float" office:value="0.03267">
                <text:p>0.032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54766">
                <text:p>1.454766</text:p>
              </table:table-cell>
              <table:table-cell office:value-type="float" office:value="1.406796">
                <text:p>1.406796</text:p>
              </table:table-cell>
              <table:table-cell office:value-type="float" office:value="0.038798">
                <text:p>0.038798</text:p>
              </table:table-cell>
              <table:table-cell office:value-type="float" office:value="0.036231">
                <text:p>0.0362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4166">
                <text:p>1.44166</text:p>
              </table:table-cell>
              <table:table-cell office:value-type="float" office:value="1.406312">
                <text:p>1.406312</text:p>
              </table:table-cell>
              <table:table-cell office:value-type="float" office:value="0.038818">
                <text:p>0.038818</text:p>
              </table:table-cell>
              <table:table-cell office:value-type="float" office:value="0.034661">
                <text:p>0.0346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44166">
                <text:p>1.44166</text:p>
              </table:table-cell>
              <table:table-cell office:value-type="float" office:value="1.405782">
                <text:p>1.405782</text:p>
              </table:table-cell>
              <table:table-cell office:value-type="float" office:value="0.039509">
                <text:p>0.039509</text:p>
              </table:table-cell>
              <table:table-cell office:value-type="float" office:value="0.034801">
                <text:p>0.0348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44166">
                <text:p>1.44166</text:p>
              </table:table-cell>
              <table:table-cell office:value-type="float" office:value="1.405206">
                <text:p>1.405206</text:p>
              </table:table-cell>
              <table:table-cell office:value-type="float" office:value="0.040022">
                <text:p>0.040022</text:p>
              </table:table-cell>
              <table:table-cell office:value-type="float" office:value="0.034949">
                <text:p>0.0349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467872">
                <text:p>1.467872</text:p>
              </table:table-cell>
              <table:table-cell office:value-type="float" office:value="1.404583">
                <text:p>1.404583</text:p>
              </table:table-cell>
              <table:table-cell office:value-type="float" office:value="0.040643">
                <text:p>0.040643</text:p>
              </table:table-cell>
              <table:table-cell office:value-type="float" office:value="0.038564">
                <text:p>0.038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44166">
                <text:p>1.44166</text:p>
              </table:table-cell>
              <table:table-cell office:value-type="float" office:value="1.403914">
                <text:p>1.403914</text:p>
              </table:table-cell>
              <table:table-cell office:value-type="float" office:value="0.041129">
                <text:p>0.041129</text:p>
              </table:table-cell>
              <table:table-cell office:value-type="float" office:value="0.035319">
                <text:p>0.0353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44166">
                <text:p>1.44166</text:p>
              </table:table-cell>
              <table:table-cell office:value-type="float" office:value="1.4032">
                <text:p>1.4032</text:p>
              </table:table-cell>
              <table:table-cell office:value-type="float" office:value="0.041069">
                <text:p>0.041069</text:p>
              </table:table-cell>
              <table:table-cell office:value-type="float" office:value="0.035489">
                <text:p>0.0354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428554">
                <text:p>1.428554</text:p>
              </table:table-cell>
              <table:table-cell office:value-type="float" office:value="1.40244">
                <text:p>1.40244</text:p>
              </table:table-cell>
              <table:table-cell office:value-type="float" office:value="0.041354">
                <text:p>0.041354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454766">
                <text:p>1.454766</text:p>
              </table:table-cell>
              <table:table-cell office:value-type="float" office:value="1.401634">
                <text:p>1.401634</text:p>
              </table:table-cell>
              <table:table-cell office:value-type="float" office:value="0.041176">
                <text:p>0.041176</text:p>
              </table:table-cell>
              <table:table-cell office:value-type="float" office:value="0.037555">
                <text:p>0.0375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415448">
                <text:p>1.415448</text:p>
              </table:table-cell>
              <table:table-cell office:value-type="float" office:value="1.400784">
                <text:p>1.400784</text:p>
              </table:table-cell>
              <table:table-cell office:value-type="float" office:value="0.040954">
                <text:p>0.040954</text:p>
              </table:table-cell>
              <table:table-cell office:value-type="float" office:value="0.032583">
                <text:p>0.0325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28554">
                <text:p>1.428554</text:p>
              </table:table-cell>
              <table:table-cell office:value-type="float" office:value="1.399889">
                <text:p>1.399889</text:p>
              </table:table-cell>
              <table:table-cell office:value-type="float" office:value="0.040675">
                <text:p>0.040675</text:p>
              </table:table-cell>
              <table:table-cell office:value-type="float" office:value="0.034461">
                <text:p>0.0344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428554">
                <text:p>1.428554</text:p>
              </table:table-cell>
              <table:table-cell office:value-type="float" office:value="1.398949">
                <text:p>1.398949</text:p>
              </table:table-cell>
              <table:table-cell office:value-type="float" office:value="0.040646">
                <text:p>0.040646</text:p>
              </table:table-cell>
              <table:table-cell office:value-type="float" office:value="0.034642">
                <text:p>0.0346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428554">
                <text:p>1.428554</text:p>
              </table:table-cell>
              <table:table-cell office:value-type="float" office:value="1.397966">
                <text:p>1.397966</text:p>
              </table:table-cell>
              <table:table-cell office:value-type="float" office:value="0.040782">
                <text:p>0.040782</text:p>
              </table:table-cell>
              <table:table-cell office:value-type="float" office:value="0.034831">
                <text:p>0.0348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428554">
                <text:p>1.428554</text:p>
              </table:table-cell>
              <table:table-cell office:value-type="float" office:value="1.396938">
                <text:p>1.396938</text:p>
              </table:table-cell>
              <table:table-cell office:value-type="float" office:value="0.040918">
                <text:p>0.040918</text:p>
              </table:table-cell>
              <table:table-cell office:value-type="float" office:value="0.035028">
                <text:p>0.0350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454766">
                <text:p>1.454766</text:p>
              </table:table-cell>
              <table:table-cell office:value-type="float" office:value="1.395866">
                <text:p>1.395866</text:p>
              </table:table-cell>
              <table:table-cell office:value-type="float" office:value="0.041071">
                <text:p>0.041071</text:p>
              </table:table-cell>
              <table:table-cell office:value-type="float" office:value="0.038693">
                <text:p>0.0386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428554">
                <text:p>1.428554</text:p>
              </table:table-cell>
              <table:table-cell office:value-type="float" office:value="1.394749">
                <text:p>1.394749</text:p>
              </table:table-cell>
              <table:table-cell office:value-type="float" office:value="0.041115">
                <text:p>0.041115</text:p>
              </table:table-cell>
              <table:table-cell office:value-type="float" office:value="0.035498">
                <text:p>0.0354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44166">
                <text:p>1.44166</text:p>
              </table:table-cell>
              <table:table-cell office:value-type="float" office:value="1.393589">
                <text:p>1.393589</text:p>
              </table:table-cell>
              <table:table-cell office:value-type="float" office:value="0.041459">
                <text:p>0.041459</text:p>
              </table:table-cell>
              <table:table-cell office:value-type="float" office:value="0.037449">
                <text:p>0.0374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415448">
                <text:p>1.415448</text:p>
              </table:table-cell>
              <table:table-cell office:value-type="float" office:value="1.392384">
                <text:p>1.392384</text:p>
              </table:table-cell>
              <table:table-cell office:value-type="float" office:value="0.041465">
                <text:p>0.041465</text:p>
              </table:table-cell>
              <table:table-cell office:value-type="float" office:value="0.034244">
                <text:p>0.0342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428554">
                <text:p>1.428554</text:p>
              </table:table-cell>
              <table:table-cell office:value-type="float" office:value="1.391137">
                <text:p>1.391137</text:p>
              </table:table-cell>
              <table:table-cell office:value-type="float" office:value="0.04171">
                <text:p>0.04171</text:p>
              </table:table-cell>
              <table:table-cell office:value-type="float" office:value="0.036185">
                <text:p>0.0361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428554">
                <text:p>1.428554</text:p>
              </table:table-cell>
              <table:table-cell office:value-type="float" office:value="1.389846">
                <text:p>1.389846</text:p>
              </table:table-cell>
              <table:table-cell office:value-type="float" office:value="0.041896">
                <text:p>0.041896</text:p>
              </table:table-cell>
              <table:table-cell office:value-type="float" office:value="0.03643">
                <text:p>0.036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428554">
                <text:p>1.428554</text:p>
              </table:table-cell>
              <table:table-cell office:value-type="float" office:value="1.388512">
                <text:p>1.388512</text:p>
              </table:table-cell>
              <table:table-cell office:value-type="float" office:value="0.041544">
                <text:p>0.041544</text:p>
              </table:table-cell>
              <table:table-cell office:value-type="float" office:value="0.036683">
                <text:p>0.0366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44166">
                <text:p>1.44166</text:p>
              </table:table-cell>
              <table:table-cell office:value-type="float" office:value="1.387135">
                <text:p>1.387135</text:p>
              </table:table-cell>
              <table:table-cell office:value-type="float" office:value="0.041947">
                <text:p>0.041947</text:p>
              </table:table-cell>
              <table:table-cell office:value-type="float" office:value="0.038675">
                <text:p>0.0386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428554">
                <text:p>1.428554</text:p>
              </table:table-cell>
              <table:table-cell office:value-type="float" office:value="1.385714">
                <text:p>1.385714</text:p>
              </table:table-cell>
              <table:table-cell office:value-type="float" office:value="0.041644">
                <text:p>0.041644</text:p>
              </table:table-cell>
              <table:table-cell office:value-type="float" office:value="0.037242">
                <text:p>0.0372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4166">
                <text:p>1.44166</text:p>
              </table:table-cell>
              <table:table-cell office:value-type="float" office:value="1.384251">
                <text:p>1.384251</text:p>
              </table:table-cell>
              <table:table-cell office:value-type="float" office:value="0.042525">
                <text:p>0.042525</text:p>
              </table:table-cell>
              <table:table-cell office:value-type="float" office:value="0.03925">
                <text:p>0.039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15448">
                <text:p>1.415448</text:p>
              </table:table-cell>
              <table:table-cell office:value-type="float" office:value="1.382745">
                <text:p>1.382745</text:p>
              </table:table-cell>
              <table:table-cell office:value-type="float" office:value="0.043397">
                <text:p>0.043397</text:p>
              </table:table-cell>
              <table:table-cell office:value-type="float" office:value="0.036104">
                <text:p>0.0361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428554">
                <text:p>1.428554</text:p>
              </table:table-cell>
              <table:table-cell office:value-type="float" office:value="1.381197">
                <text:p>1.381197</text:p>
              </table:table-cell>
              <table:table-cell office:value-type="float" office:value="0.043881">
                <text:p>0.043881</text:p>
              </table:table-cell>
              <table:table-cell office:value-type="float" office:value="0.038104">
                <text:p>0.0381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428554">
                <text:p>1.428554</text:p>
              </table:table-cell>
              <table:table-cell office:value-type="float" office:value="1.379606">
                <text:p>1.379606</text:p>
              </table:table-cell>
              <table:table-cell office:value-type="float" office:value="0.044225">
                <text:p>0.044225</text:p>
              </table:table-cell>
              <table:table-cell office:value-type="float" office:value="0.038409">
                <text:p>0.0384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15448">
                <text:p>1.415448</text:p>
              </table:table-cell>
              <table:table-cell office:value-type="float" office:value="1.377974">
                <text:p>1.377974</text:p>
              </table:table-cell>
              <table:table-cell office:value-type="float" office:value="0.044229">
                <text:p>0.044229</text:p>
              </table:table-cell>
              <table:table-cell office:value-type="float" office:value="0.036992">
                <text:p>0.0369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428554">
                <text:p>1.428554</text:p>
              </table:table-cell>
              <table:table-cell office:value-type="float" office:value="1.3763">
                <text:p>1.3763</text:p>
              </table:table-cell>
              <table:table-cell office:value-type="float" office:value="0.043987">
                <text:p>0.043987</text:p>
              </table:table-cell>
              <table:table-cell office:value-type="float" office:value="0.039018">
                <text:p>0.0390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4166">
                <text:p>1.44166</text:p>
              </table:table-cell>
              <table:table-cell office:value-type="float" office:value="1.374583">
                <text:p>1.374583</text:p>
              </table:table-cell>
              <table:table-cell office:value-type="float" office:value="0.043497">
                <text:p>0.043497</text:p>
              </table:table-cell>
              <table:table-cell office:value-type="float" office:value="0.041079">
                <text:p>0.0410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15448">
                <text:p>1.415448</text:p>
              </table:table-cell>
              <table:table-cell office:value-type="float" office:value="1.372825">
                <text:p>1.372825</text:p>
              </table:table-cell>
              <table:table-cell office:value-type="float" office:value="0.043758">
                <text:p>0.043758</text:p>
              </table:table-cell>
              <table:table-cell office:value-type="float" office:value="0.037985">
                <text:p>0.0379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02342">
                <text:p>1.402342</text:p>
              </table:table-cell>
              <table:table-cell office:value-type="float" office:value="1.371026">
                <text:p>1.371026</text:p>
              </table:table-cell>
              <table:table-cell office:value-type="float" office:value="0.04356">
                <text:p>0.04356</text:p>
              </table:table-cell>
              <table:table-cell office:value-type="float" office:value="0.036578">
                <text:p>0.0365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28554">
                <text:p>1.428554</text:p>
              </table:table-cell>
              <table:table-cell office:value-type="float" office:value="1.369185">
                <text:p>1.369185</text:p>
              </table:table-cell>
              <table:table-cell office:value-type="float" office:value="0.04266">
                <text:p>0.04266</text:p>
              </table:table-cell>
              <table:table-cell office:value-type="float" office:value="0.040344">
                <text:p>0.0403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02342">
                <text:p>1.402342</text:p>
              </table:table-cell>
              <table:table-cell office:value-type="float" office:value="1.367304">
                <text:p>1.367304</text:p>
              </table:table-cell>
              <table:table-cell office:value-type="float" office:value="0.042103">
                <text:p>0.042103</text:p>
              </table:table-cell>
              <table:table-cell office:value-type="float" office:value="0.037251">
                <text:p>0.0372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02342">
                <text:p>1.402342</text:p>
              </table:table-cell>
              <table:table-cell office:value-type="float" office:value="1.365382">
                <text:p>1.365382</text:p>
              </table:table-cell>
              <table:table-cell office:value-type="float" office:value="0.042759">
                <text:p>0.042759</text:p>
              </table:table-cell>
              <table:table-cell office:value-type="float" office:value="0.037574">
                <text:p>0.0375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7613">
                <text:p>1.37613</text:p>
              </table:table-cell>
              <table:table-cell office:value-type="float" office:value="1.36342">
                <text:p>1.36342</text:p>
              </table:table-cell>
              <table:table-cell office:value-type="float" office:value="0.044338">
                <text:p>0.044338</text:p>
              </table:table-cell>
              <table:table-cell office:value-type="float" office:value="0.034447">
                <text:p>0.034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28554">
                <text:p>1.428554</text:p>
              </table:table-cell>
              <table:table-cell office:value-type="float" office:value="1.361419">
                <text:p>1.361419</text:p>
              </table:table-cell>
              <table:table-cell office:value-type="float" office:value="0.045171">
                <text:p>0.045171</text:p>
              </table:table-cell>
              <table:table-cell office:value-type="float" office:value="0.041657">
                <text:p>0.0416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15448">
                <text:p>1.415448</text:p>
              </table:table-cell>
              <table:table-cell office:value-type="float" office:value="1.359377">
                <text:p>1.359377</text:p>
              </table:table-cell>
              <table:table-cell office:value-type="float" office:value="0.047079">
                <text:p>0.047079</text:p>
              </table:table-cell>
              <table:table-cell office:value-type="float" office:value="0.040331">
                <text:p>0.0403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428554">
                <text:p>1.428554</text:p>
              </table:table-cell>
              <table:table-cell office:value-type="float" office:value="1.357295">
                <text:p>1.357295</text:p>
              </table:table-cell>
              <table:table-cell office:value-type="float" office:value="0.048722">
                <text:p>0.048722</text:p>
              </table:table-cell>
              <table:table-cell office:value-type="float" office:value="0.042448">
                <text:p>0.0424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415448">
                <text:p>1.415448</text:p>
              </table:table-cell>
              <table:table-cell office:value-type="float" office:value="1.355172">
                <text:p>1.355172</text:p>
              </table:table-cell>
              <table:table-cell office:value-type="float" office:value="0.050425">
                <text:p>0.050425</text:p>
              </table:table-cell>
              <table:table-cell office:value-type="float" office:value="0.04114">
                <text:p>0.041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428554">
                <text:p>1.428554</text:p>
              </table:table-cell>
              <table:table-cell office:value-type="float" office:value="1.353009">
                <text:p>1.353009</text:p>
              </table:table-cell>
              <table:table-cell office:value-type="float" office:value="0.052779">
                <text:p>0.052779</text:p>
              </table:table-cell>
              <table:table-cell office:value-type="float" office:value="0.043276">
                <text:p>0.0432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415448">
                <text:p>1.415448</text:p>
              </table:table-cell>
              <table:table-cell office:value-type="float" office:value="1.350806">
                <text:p>1.350806</text:p>
              </table:table-cell>
              <table:table-cell office:value-type="float" office:value="0.055142">
                <text:p>0.055142</text:p>
              </table:table-cell>
              <table:table-cell office:value-type="float" office:value="0.041988">
                <text:p>0.0419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02342">
                <text:p>1.402342</text:p>
              </table:table-cell>
              <table:table-cell office:value-type="float" office:value="1.348563">
                <text:p>1.348563</text:p>
              </table:table-cell>
              <table:table-cell office:value-type="float" office:value="0.057325">
                <text:p>0.057325</text:p>
              </table:table-cell>
              <table:table-cell office:value-type="float" office:value="0.040684">
                <text:p>0.0406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281">
                <text:p>1.346281</text:p>
              </table:table-cell>
              <table:table-cell office:value-type="float" office:value="0.060023">
                <text:p>0.060023</text:p>
              </table:table-cell>
              <table:table-cell office:value-type="float" office:value="0.039362">
                <text:p>0.0393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89236">
                <text:p>1.389236</text:p>
              </table:table-cell>
              <table:table-cell office:value-type="float" office:value="1.343961">
                <text:p>1.343961</text:p>
              </table:table-cell>
              <table:table-cell office:value-type="float" office:value="0.062008">
                <text:p>0.062008</text:p>
              </table:table-cell>
              <table:table-cell office:value-type="float" office:value="0.039755">
                <text:p>0.0397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2342">
                <text:p>1.402342</text:p>
              </table:table-cell>
              <table:table-cell office:value-type="float" office:value="1.341602">
                <text:p>1.341602</text:p>
              </table:table-cell>
              <table:table-cell office:value-type="float" office:value="0.064365">
                <text:p>0.064365</text:p>
              </table:table-cell>
              <table:table-cell office:value-type="float" office:value="0.041887">
                <text:p>0.0418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389236">
                <text:p>1.389236</text:p>
              </table:table-cell>
              <table:table-cell office:value-type="float" office:value="1.339204">
                <text:p>1.339204</text:p>
              </table:table-cell>
              <table:table-cell office:value-type="float" office:value="0.066117">
                <text:p>0.066117</text:p>
              </table:table-cell>
              <table:table-cell office:value-type="float" office:value="0.040595">
                <text:p>0.0405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7613">
                <text:p>1.37613</text:p>
              </table:table-cell>
              <table:table-cell office:value-type="float" office:value="1.336768">
                <text:p>1.336768</text:p>
              </table:table-cell>
              <table:table-cell office:value-type="float" office:value="0.066513">
                <text:p>0.066513</text:p>
              </table:table-cell>
              <table:table-cell office:value-type="float" office:value="0.039286">
                <text:p>0.0392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37613">
                <text:p>1.37613</text:p>
              </table:table-cell>
              <table:table-cell office:value-type="float" office:value="1.334295">
                <text:p>1.334295</text:p>
              </table:table-cell>
              <table:table-cell office:value-type="float" office:value="0.067096">
                <text:p>0.067096</text:p>
              </table:table-cell>
              <table:table-cell office:value-type="float" office:value="0.039691">
                <text:p>0.0396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363024">
                <text:p>1.363024</text:p>
              </table:table-cell>
              <table:table-cell office:value-type="float" office:value="1.331784">
                <text:p>1.331784</text:p>
              </table:table-cell>
              <table:table-cell office:value-type="float" office:value="0.067268">
                <text:p>0.067268</text:p>
              </table:table-cell>
              <table:table-cell office:value-type="float" office:value="0.038376">
                <text:p>0.0383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336812">
                <text:p>1.336812</text:p>
              </table:table-cell>
              <table:table-cell office:value-type="float" office:value="1.329236">
                <text:p>1.329236</text:p>
              </table:table-cell>
              <table:table-cell office:value-type="float" office:value="0.066865">
                <text:p>0.066865</text:p>
              </table:table-cell>
              <table:table-cell office:value-type="float" office:value="0.035315">
                <text:p>0.0353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36812">
                <text:p>1.336812</text:p>
              </table:table-cell>
              <table:table-cell office:value-type="float" office:value="1.326653">
                <text:p>1.326653</text:p>
              </table:table-cell>
              <table:table-cell office:value-type="float" office:value="0.06679">
                <text:p>0.06679</text:p>
              </table:table-cell>
              <table:table-cell office:value-type="float" office:value="0.035672">
                <text:p>0.0356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336812">
                <text:p>1.336812</text:p>
              </table:table-cell>
              <table:table-cell office:value-type="float" office:value="1.324033">
                <text:p>1.324033</text:p>
              </table:table-cell>
              <table:table-cell office:value-type="float" office:value="0.066633">
                <text:p>0.066633</text:p>
              </table:table-cell>
              <table:table-cell office:value-type="float" office:value="0.036038">
                <text:p>0.0360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323706">
                <text:p>1.323706</text:p>
              </table:table-cell>
              <table:table-cell office:value-type="float" office:value="1.321378">
                <text:p>1.321378</text:p>
              </table:table-cell>
              <table:table-cell office:value-type="float" office:value="0.066264">
                <text:p>0.066264</text:p>
              </table:table-cell>
              <table:table-cell office:value-type="float" office:value="0.034684">
                <text:p>0.0346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23706">
                <text:p>1.323706</text:p>
              </table:table-cell>
              <table:table-cell office:value-type="float" office:value="1.318687">
                <text:p>1.318687</text:p>
              </table:table-cell>
              <table:table-cell office:value-type="float" office:value="0.065711">
                <text:p>0.065711</text:p>
              </table:table-cell>
              <table:table-cell office:value-type="float" office:value="0.035043">
                <text:p>0.0350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336812">
                <text:p>1.336812</text:p>
              </table:table-cell>
              <table:table-cell office:value-type="float" office:value="1.315962">
                <text:p>1.315962</text:p>
              </table:table-cell>
              <table:table-cell office:value-type="float" office:value="0.065282">
                <text:p>0.065282</text:p>
              </table:table-cell>
              <table:table-cell office:value-type="float" office:value="0.037143">
                <text:p>0.0371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323706">
                <text:p>1.323706</text:p>
              </table:table-cell>
              <table:table-cell office:value-type="float" office:value="1.313201">
                <text:p>1.313201</text:p>
              </table:table-cell>
              <table:table-cell office:value-type="float" office:value="0.06366">
                <text:p>0.06366</text:p>
              </table:table-cell>
              <table:table-cell office:value-type="float" office:value="0.035819">
                <text:p>0.0358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23706">
                <text:p>1.323706</text:p>
              </table:table-cell>
              <table:table-cell office:value-type="float" office:value="1.310405">
                <text:p>1.310405</text:p>
              </table:table-cell>
              <table:table-cell office:value-type="float" office:value="0.061595">
                <text:p>0.061595</text:p>
              </table:table-cell>
              <table:table-cell office:value-type="float" office:value="0.036209">
                <text:p>0.0362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297494">
                <text:p>1.297494</text:p>
              </table:table-cell>
              <table:table-cell office:value-type="float" office:value="1.307575">
                <text:p>1.307575</text:p>
              </table:table-cell>
              <table:table-cell office:value-type="float" office:value="0.059074">
                <text:p>0.059074</text:p>
              </table:table-cell>
              <table:table-cell office:value-type="float" office:value="0.03315">
                <text:p>0.033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23706">
                <text:p>1.323706</text:p>
              </table:table-cell>
              <table:table-cell office:value-type="float" office:value="1.30471">
                <text:p>1.30471</text:p>
              </table:table-cell>
              <table:table-cell office:value-type="float" office:value="0.056726">
                <text:p>0.056726</text:p>
              </table:table-cell>
              <table:table-cell office:value-type="float" office:value="0.036968">
                <text:p>0.0369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297494">
                <text:p>1.297494</text:p>
              </table:table-cell>
              <table:table-cell office:value-type="float" office:value="1.301812">
                <text:p>1.301812</text:p>
              </table:table-cell>
              <table:table-cell office:value-type="float" office:value="0.053778">
                <text:p>0.053778</text:p>
              </table:table-cell>
              <table:table-cell office:value-type="float" office:value="0.033928">
                <text:p>0.0339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106">
                <text:p>1.3106</text:p>
              </table:table-cell>
              <table:table-cell office:value-type="float" office:value="1.29888">
                <text:p>1.29888</text:p>
              </table:table-cell>
              <table:table-cell office:value-type="float" office:value="0.050926">
                <text:p>0.050926</text:p>
              </table:table-cell>
              <table:table-cell office:value-type="float" office:value="0.036037">
                <text:p>0.0360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106">
                <text:p>1.3106</text:p>
              </table:table-cell>
              <table:table-cell office:value-type="float" office:value="1.295914">
                <text:p>1.295914</text:p>
              </table:table-cell>
              <table:table-cell office:value-type="float" office:value="0.047738">
                <text:p>0.047738</text:p>
              </table:table-cell>
              <table:table-cell office:value-type="float" office:value="0.036452">
                <text:p>0.0364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336812">
                <text:p>1.336812</text:p>
              </table:table-cell>
              <table:table-cell office:value-type="float" office:value="1.292915">
                <text:p>1.292915</text:p>
              </table:table-cell>
              <table:table-cell office:value-type="float" office:value="0.044679">
                <text:p>0.044679</text:p>
              </table:table-cell>
              <table:table-cell office:value-type="float" office:value="0.040337">
                <text:p>0.0403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336812">
                <text:p>1.336812</text:p>
              </table:table-cell>
              <table:table-cell office:value-type="float" office:value="1.289881">
                <text:p>1.289881</text:p>
              </table:table-cell>
              <table:table-cell office:value-type="float" office:value="0.042412">
                <text:p>0.042412</text:p>
              </table:table-cell>
              <table:table-cell office:value-type="float" office:value="0.040825">
                <text:p>0.0408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336812">
                <text:p>1.336812</text:p>
              </table:table-cell>
              <table:table-cell office:value-type="float" office:value="1.286812">
                <text:p>1.286812</text:p>
              </table:table-cell>
              <table:table-cell office:value-type="float" office:value="0.039586">
                <text:p>0.039586</text:p>
              </table:table-cell>
              <table:table-cell office:value-type="float" office:value="0.041324">
                <text:p>0.0413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3106">
                <text:p>1.3106</text:p>
              </table:table-cell>
              <table:table-cell office:value-type="float" office:value="1.28371">
                <text:p>1.28371</text:p>
              </table:table-cell>
              <table:table-cell office:value-type="float" office:value="0.036735">
                <text:p>0.036735</text:p>
              </table:table-cell>
              <table:table-cell office:value-type="float" office:value="0.038374">
                <text:p>0.0383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336812">
                <text:p>1.336812</text:p>
              </table:table-cell>
              <table:table-cell office:value-type="float" office:value="1.280574">
                <text:p>1.280574</text:p>
              </table:table-cell>
              <table:table-cell office:value-type="float" office:value="0.03554">
                <text:p>0.03554</text:p>
              </table:table-cell>
              <table:table-cell office:value-type="float" office:value="0.042301">
                <text:p>0.0423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49918">
                <text:p>1.349918</text:p>
              </table:table-cell>
              <table:table-cell office:value-type="float" office:value="1.277404">
                <text:p>1.277404</text:p>
              </table:table-cell>
              <table:table-cell office:value-type="float" office:value="0.035418">
                <text:p>0.035418</text:p>
              </table:table-cell>
              <table:table-cell office:value-type="float" office:value="0.044562">
                <text:p>0.0445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02342">
                <text:p>1.402342</text:p>
              </table:table-cell>
              <table:table-cell office:value-type="float" office:value="1.2742">
                <text:p>1.2742</text:p>
              </table:table-cell>
              <table:table-cell office:value-type="float" office:value="0.035394">
                <text:p>0.035394</text:p>
              </table:table-cell>
              <table:table-cell office:value-type="float" office:value="0.05205">
                <text:p>0.052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297494">
                <text:p>1.297494</text:p>
              </table:table-cell>
              <table:table-cell office:value-type="float" office:value="1.27096">
                <text:p>1.27096</text:p>
              </table:table-cell>
              <table:table-cell office:value-type="float" office:value="0.035975">
                <text:p>0.035975</text:p>
              </table:table-cell>
              <table:table-cell office:value-type="float" office:value="0.038894">
                <text:p>0.0388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349918">
                <text:p>1.349918</text:p>
              </table:table-cell>
              <table:table-cell office:value-type="float" office:value="1.267688">
                <text:p>1.267688</text:p>
              </table:table-cell>
              <table:table-cell office:value-type="float" office:value="0.037727">
                <text:p>0.037727</text:p>
              </table:table-cell>
              <table:table-cell office:value-type="float" office:value="0.046299">
                <text:p>0.0462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37613">
                <text:p>1.37613</text:p>
              </table:table-cell>
              <table:table-cell office:value-type="float" office:value="1.264382">
                <text:p>1.264382</text:p>
              </table:table-cell>
              <table:table-cell office:value-type="float" office:value="0.039263">
                <text:p>0.039263</text:p>
              </table:table-cell>
              <table:table-cell office:value-type="float" office:value="0.05036">
                <text:p>0.050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02342">
                <text:p>1.402342</text:p>
              </table:table-cell>
              <table:table-cell office:value-type="float" office:value="1.261041">
                <text:p>1.261041</text:p>
              </table:table-cell>
              <table:table-cell office:value-type="float" office:value="0.041271">
                <text:p>0.041271</text:p>
              </table:table-cell>
              <table:table-cell office:value-type="float" office:value="0.054484">
                <text:p>0.0544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613">
                <text:p>1.37613</text:p>
              </table:table-cell>
              <table:table-cell office:value-type="float" office:value="1.257664">
                <text:p>1.257664</text:p>
              </table:table-cell>
              <table:table-cell office:value-type="float" office:value="0.044431">
                <text:p>0.044431</text:p>
              </table:table-cell>
              <table:table-cell office:value-type="float" office:value="0.051753">
                <text:p>0.0517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37613">
                <text:p>1.37613</text:p>
              </table:table-cell>
              <table:table-cell office:value-type="float" office:value="1.254253">
                <text:p>1.254253</text:p>
              </table:table-cell>
              <table:table-cell office:value-type="float" office:value="0.048726">
                <text:p>0.048726</text:p>
              </table:table-cell>
              <table:table-cell office:value-type="float" office:value="0.05244">
                <text:p>0.052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389236">
                <text:p>1.389236</text:p>
              </table:table-cell>
              <table:table-cell office:value-type="float" office:value="1.250808">
                <text:p>1.250808</text:p>
              </table:table-cell>
              <table:table-cell office:value-type="float" office:value="0.053061">
                <text:p>0.053061</text:p>
              </table:table-cell>
              <table:table-cell office:value-type="float" office:value="0.054868">
                <text:p>0.0548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389236">
                <text:p>1.389236</text:p>
              </table:table-cell>
              <table:table-cell office:value-type="float" office:value="1.247328">
                <text:p>1.247328</text:p>
              </table:table-cell>
              <table:table-cell office:value-type="float" office:value="0.057836">
                <text:p>0.057836</text:p>
              </table:table-cell>
              <table:table-cell office:value-type="float" office:value="0.055605">
                <text:p>0.0556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37613">
                <text:p>1.37613</text:p>
              </table:table-cell>
              <table:table-cell office:value-type="float" office:value="1.243813">
                <text:p>1.243813</text:p>
              </table:table-cell>
              <table:table-cell office:value-type="float" office:value="0.062873">
                <text:p>0.062873</text:p>
              </table:table-cell>
              <table:table-cell office:value-type="float" office:value="0.054622">
                <text:p>0.0546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389236">
                <text:p>1.389236</text:p>
              </table:table-cell>
              <table:table-cell office:value-type="float" office:value="1.240264">
                <text:p>1.240264</text:p>
              </table:table-cell>
              <table:table-cell office:value-type="float" office:value="0.068139">
                <text:p>0.068139</text:p>
              </table:table-cell>
              <table:table-cell office:value-type="float" office:value="0.057085">
                <text:p>0.0570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349918">
                <text:p>1.349918</text:p>
              </table:table-cell>
              <table:table-cell office:value-type="float" office:value="1.236681">
                <text:p>1.236681</text:p>
              </table:table-cell>
              <table:table-cell office:value-type="float" office:value="0.073353">
                <text:p>0.073353</text:p>
              </table:table-cell>
              <table:table-cell office:value-type="float" office:value="0.052666">
                <text:p>0.0526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49918">
                <text:p>1.349918</text:p>
              </table:table-cell>
              <table:table-cell office:value-type="float" office:value="1.233065">
                <text:p>1.233065</text:p>
              </table:table-cell>
              <table:table-cell office:value-type="float" office:value="0.078725">
                <text:p>0.078725</text:p>
              </table:table-cell>
              <table:table-cell office:value-type="float" office:value="0.05337">
                <text:p>0.053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323706">
                <text:p>1.323706</text:p>
              </table:table-cell>
              <table:table-cell office:value-type="float" office:value="1.229416">
                <text:p>1.229416</text:p>
              </table:table-cell>
              <table:table-cell office:value-type="float" office:value="0.084763">
                <text:p>0.084763</text:p>
              </table:table-cell>
              <table:table-cell office:value-type="float" office:value="0.050626">
                <text:p>0.0506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323706">
                <text:p>1.323706</text:p>
              </table:table-cell>
              <table:table-cell office:value-type="float" office:value="1.225735">
                <text:p>1.225735</text:p>
              </table:table-cell>
              <table:table-cell office:value-type="float" office:value="0.089608">
                <text:p>0.089608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297494">
                <text:p>1.297494</text:p>
              </table:table-cell>
              <table:table-cell office:value-type="float" office:value="1.222023">
                <text:p>1.222023</text:p>
              </table:table-cell>
              <table:table-cell office:value-type="float" office:value="0.093434">
                <text:p>0.093434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297494">
                <text:p>1.297494</text:p>
              </table:table-cell>
              <table:table-cell office:value-type="float" office:value="1.21828">
                <text:p>1.21828</text:p>
              </table:table-cell>
              <table:table-cell office:value-type="float" office:value="0.097058">
                <text:p>0.097058</text:p>
              </table:table-cell>
              <table:table-cell office:value-type="float" office:value="0.049171">
                <text:p>0.0491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284388">
                <text:p>1.284388</text:p>
              </table:table-cell>
              <table:table-cell office:value-type="float" office:value="1.214506">
                <text:p>1.214506</text:p>
              </table:table-cell>
              <table:table-cell office:value-type="float" office:value="0.100293">
                <text:p>0.100293</text:p>
              </table:table-cell>
              <table:table-cell office:value-type="float" office:value="0.048098">
                <text:p>0.0480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258176">
                <text:p>1.258176</text:p>
              </table:table-cell>
              <table:table-cell office:value-type="float" office:value="1.210702">
                <text:p>1.210702</text:p>
              </table:table-cell>
              <table:table-cell office:value-type="float" office:value="0.102361">
                <text:p>0.102361</text:p>
              </table:table-cell>
              <table:table-cell office:value-type="float" office:value="0.04528">
                <text:p>0.045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231964">
                <text:p>1.231964</text:p>
              </table:table-cell>
              <table:table-cell office:value-type="float" office:value="1.206869">
                <text:p>1.206869</text:p>
              </table:table-cell>
              <table:table-cell office:value-type="float" office:value="0.10192">
                <text:p>0.10192</text:p>
              </table:table-cell>
              <table:table-cell office:value-type="float" office:value="0.042421">
                <text:p>0.0424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18858">
                <text:p>1.218858</text:p>
              </table:table-cell>
              <table:table-cell office:value-type="float" office:value="1.202859">
                <text:p>1.202859</text:p>
              </table:table-cell>
              <table:table-cell office:value-type="float" office:value="0.101528">
                <text:p>0.101528</text:p>
              </table:table-cell>
              <table:table-cell office:value-type="float" office:value="0.04127">
                <text:p>0.041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24507">
                <text:p>1.24507</text:p>
              </table:table-cell>
              <table:table-cell office:value-type="float" office:value="1.198863">
                <text:p>1.198863</text:p>
              </table:table-cell>
              <table:table-cell office:value-type="float" office:value="0.100328">
                <text:p>0.100328</text:p>
              </table:table-cell>
              <table:table-cell office:value-type="float" office:value="0.045289">
                <text:p>0.0452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153328">
                <text:p>1.153328</text:p>
              </table:table-cell>
              <table:table-cell office:value-type="float" office:value="1.19488">
                <text:p>1.19488</text:p>
              </table:table-cell>
              <table:table-cell office:value-type="float" office:value="0.098528">
                <text:p>0.098528</text:p>
              </table:table-cell>
              <table:table-cell office:value-type="float" office:value="0.033798">
                <text:p>0.03379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7954">
                <text:p>1.17954</text:p>
              </table:table-cell>
              <table:table-cell office:value-type="float" office:value="1.19091">
                <text:p>1.19091</text:p>
              </table:table-cell>
              <table:table-cell office:value-type="float" office:value="0.096697">
                <text:p>0.096697</text:p>
              </table:table-cell>
              <table:table-cell office:value-type="float" office:value="0.037699">
                <text:p>0.0376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192646">
                <text:p>1.192646</text:p>
              </table:table-cell>
              <table:table-cell office:value-type="float" office:value="1.186954">
                <text:p>1.186954</text:p>
              </table:table-cell>
              <table:table-cell office:value-type="float" office:value="0.093602">
                <text:p>0.093602</text:p>
              </table:table-cell>
              <table:table-cell office:value-type="float" office:value="0.039928">
                <text:p>0.0399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66434">
                <text:p>1.166434</text:p>
              </table:table-cell>
              <table:table-cell office:value-type="float" office:value="1.183011">
                <text:p>1.183011</text:p>
              </table:table-cell>
              <table:table-cell office:value-type="float" office:value="0.090253">
                <text:p>0.09025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166434">
                <text:p>1.166434</text:p>
              </table:table-cell>
              <table:table-cell office:value-type="float" office:value="1.17908">
                <text:p>1.17908</text:p>
              </table:table-cell>
              <table:table-cell office:value-type="float" office:value="0.086579">
                <text:p>0.086579</text:p>
              </table:table-cell>
              <table:table-cell office:value-type="float" office:value="0.037486">
                <text:p>0.0374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166434">
                <text:p>1.166434</text:p>
              </table:table-cell>
              <table:table-cell office:value-type="float" office:value="1.175163">
                <text:p>1.175163</text:p>
              </table:table-cell>
              <table:table-cell office:value-type="float" office:value="0.083273">
                <text:p>0.083273</text:p>
              </table:table-cell>
              <table:table-cell office:value-type="float" office:value="0.037977">
                <text:p>0.0379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17954">
                <text:p>1.17954</text:p>
              </table:table-cell>
              <table:table-cell office:value-type="float" office:value="1.171259">
                <text:p>1.171259</text:p>
              </table:table-cell>
              <table:table-cell office:value-type="float" office:value="0.079563">
                <text:p>0.079563</text:p>
              </table:table-cell>
              <table:table-cell office:value-type="float" office:value="0.040205">
                <text:p>0.0402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271282">
                <text:p>1.271282</text:p>
              </table:table-cell>
              <table:table-cell office:value-type="float" office:value="1.167368">
                <text:p>1.167368</text:p>
              </table:table-cell>
              <table:table-cell office:value-type="float" office:value="0.075895">
                <text:p>0.075895</text:p>
              </table:table-cell>
              <table:table-cell office:value-type="float" office:value="0.052845">
                <text:p>0.0528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04848">
                <text:p>1.04848</text:p>
              </table:table-cell>
              <table:table-cell office:value-type="float" office:value="1.163489">
                <text:p>1.163489</text:p>
              </table:table-cell>
              <table:table-cell office:value-type="float" office:value="0.072776">
                <text:p>0.072776</text:p>
              </table:table-cell>
              <table:table-cell office:value-type="float" office:value="0.024155">
                <text:p>0.0241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11401">
                <text:p>1.11401</text:p>
              </table:table-cell>
              <table:table-cell office:value-type="float" office:value="1.159624">
                <text:p>1.159624</text:p>
              </table:table-cell>
              <table:table-cell office:value-type="float" office:value="0.069619">
                <text:p>0.069619</text:p>
              </table:table-cell>
              <table:table-cell office:value-type="float" office:value="0.033085">
                <text:p>0.0330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192646">
                <text:p>1.192646</text:p>
              </table:table-cell>
              <table:table-cell office:value-type="float" office:value="1.155771">
                <text:p>1.155771</text:p>
              </table:table-cell>
              <table:table-cell office:value-type="float" office:value="0.065992">
                <text:p>0.065992</text:p>
              </table:table-cell>
              <table:table-cell office:value-type="float" office:value="0.043883">
                <text:p>0.0438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258176">
                <text:p>1.258176</text:p>
              </table:table-cell>
              <table:table-cell office:value-type="float" office:value="1.151932">
                <text:p>1.151932</text:p>
              </table:table-cell>
              <table:table-cell office:value-type="float" office:value="0.062939">
                <text:p>0.062939</text:p>
              </table:table-cell>
              <table:table-cell office:value-type="float" office:value="0.053113">
                <text:p>0.0531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087798">
                <text:p>1.087798</text:p>
              </table:table-cell>
              <table:table-cell office:value-type="float" office:value="1.148105">
                <text:p>1.148105</text:p>
              </table:table-cell>
              <table:table-cell office:value-type="float" office:value="0.059387">
                <text:p>0.059387</text:p>
              </table:table-cell>
              <table:table-cell office:value-type="float" office:value="0.031341">
                <text:p>0.0313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153328">
                <text:p>1.153328</text:p>
              </table:table-cell>
              <table:table-cell office:value-type="float" office:value="1.14429">
                <text:p>1.14429</text:p>
              </table:table-cell>
              <table:table-cell office:value-type="float" office:value="0.057824">
                <text:p>0.057824</text:p>
              </table:table-cell>
              <table:table-cell office:value-type="float" office:value="0.040374">
                <text:p>0.0403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205752">
                <text:p>1.205752</text:p>
              </table:table-cell>
              <table:table-cell office:value-type="float" office:value="1.140489">
                <text:p>1.140489</text:p>
              </table:table-cell>
              <table:table-cell office:value-type="float" office:value="0.056009">
                <text:p>0.056009</text:p>
              </table:table-cell>
              <table:table-cell office:value-type="float" office:value="0.047814">
                <text:p>0.0478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192646">
                <text:p>1.192646</text:p>
              </table:table-cell>
              <table:table-cell office:value-type="float" office:value="1.1367">
                <text:p>1.1367</text:p>
              </table:table-cell>
              <table:table-cell office:value-type="float" office:value="0.054489">
                <text:p>0.054489</text:p>
              </table:table-cell>
              <table:table-cell office:value-type="float" office:value="0.046714">
                <text:p>0.0467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17954">
                <text:p>1.17954</text:p>
              </table:table-cell>
              <table:table-cell office:value-type="float" office:value="1.132923">
                <text:p>1.132923</text:p>
              </table:table-cell>
              <table:table-cell office:value-type="float" office:value="0.053643">
                <text:p>0.053643</text:p>
              </table:table-cell>
              <table:table-cell office:value-type="float" office:value="0.045595">
                <text:p>0.0455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192646">
                <text:p>1.192646</text:p>
              </table:table-cell>
              <table:table-cell office:value-type="float" office:value="1.12916">
                <text:p>1.12916</text:p>
              </table:table-cell>
              <table:table-cell office:value-type="float" office:value="0.054459">
                <text:p>0.054459</text:p>
              </table:table-cell>
              <table:table-cell office:value-type="float" office:value="0.047915">
                <text:p>0.0479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205752">
                <text:p>1.205752</text:p>
              </table:table-cell>
              <table:table-cell office:value-type="float" office:value="1.125408">
                <text:p>1.125408</text:p>
              </table:table-cell>
              <table:table-cell office:value-type="float" office:value="0.056251">
                <text:p>0.056251</text:p>
              </table:table-cell>
              <table:table-cell office:value-type="float" office:value="0.050267">
                <text:p>0.0502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231964">
                <text:p>1.231964</text:p>
              </table:table-cell>
              <table:table-cell office:value-type="float" office:value="1.121669">
                <text:p>1.121669</text:p>
              </table:table-cell>
              <table:table-cell office:value-type="float" office:value="0.059237">
                <text:p>0.059237</text:p>
              </table:table-cell>
              <table:table-cell office:value-type="float" office:value="0.054381">
                <text:p>0.0543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17954">
                <text:p>1.17954</text:p>
              </table:table-cell>
              <table:table-cell office:value-type="float" office:value="1.117943">
                <text:p>1.117943</text:p>
              </table:table-cell>
              <table:table-cell office:value-type="float" office:value="0.062323">
                <text:p>0.062323</text:p>
              </table:table-cell>
              <table:table-cell office:value-type="float" office:value="0.048174">
                <text:p>0.0481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192646">
                <text:p>1.192646</text:p>
              </table:table-cell>
              <table:table-cell office:value-type="float" office:value="1.114229">
                <text:p>1.114229</text:p>
              </table:table-cell>
              <table:table-cell office:value-type="float" office:value="0.066291">
                <text:p>0.066291</text:p>
              </table:table-cell>
              <table:table-cell office:value-type="float" office:value="0.050517">
                <text:p>0.0505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192646">
                <text:p>1.192646</text:p>
              </table:table-cell>
              <table:table-cell office:value-type="float" office:value="1.110527">
                <text:p>1.110527</text:p>
              </table:table-cell>
              <table:table-cell office:value-type="float" office:value="0.070398">
                <text:p>0.070398</text:p>
              </table:table-cell>
              <table:table-cell office:value-type="float" office:value="0.051163">
                <text:p>0.0511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205752">
                <text:p>1.205752</text:p>
              </table:table-cell>
              <table:table-cell office:value-type="float" office:value="1.106838">
                <text:p>1.106838</text:p>
              </table:table-cell>
              <table:table-cell office:value-type="float" office:value="0.075079">
                <text:p>0.075079</text:p>
              </table:table-cell>
              <table:table-cell office:value-type="float" office:value="0.053544">
                <text:p>0.0535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17954">
                <text:p>1.17954</text:p>
              </table:table-cell>
              <table:table-cell office:value-type="float" office:value="1.103161">
                <text:p>1.103161</text:p>
              </table:table-cell>
              <table:table-cell office:value-type="float" office:value="0.080116">
                <text:p>0.080116</text:p>
              </table:table-cell>
              <table:table-cell office:value-type="float" office:value="0.050767">
                <text:p>0.0507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192646">
                <text:p>1.192646</text:p>
              </table:table-cell>
              <table:table-cell office:value-type="float" office:value="1.099496">
                <text:p>1.099496</text:p>
              </table:table-cell>
              <table:table-cell office:value-type="float" office:value="0.085801">
                <text:p>0.085801</text:p>
              </table:table-cell>
              <table:table-cell office:value-type="float" office:value="0.053134">
                <text:p>0.0531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205752">
                <text:p>1.205752</text:p>
              </table:table-cell>
              <table:table-cell office:value-type="float" office:value="1.095843">
                <text:p>1.095843</text:p>
              </table:table-cell>
              <table:table-cell office:value-type="float" office:value="0.091574">
                <text:p>0.091574</text:p>
              </table:table-cell>
              <table:table-cell office:value-type="float" office:value="0.055532">
                <text:p>0.0555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11401">
                <text:p>1.11401</text:p>
              </table:table-cell>
              <table:table-cell office:value-type="float" office:value="1.092202">
                <text:p>1.092202</text:p>
              </table:table-cell>
              <table:table-cell office:value-type="float" office:value="0.096385">
                <text:p>0.096385</text:p>
              </table:table-cell>
              <table:table-cell office:value-type="float" office:value="0.044123">
                <text:p>0.0441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140222">
                <text:p>1.140222</text:p>
              </table:table-cell>
              <table:table-cell office:value-type="float" office:value="1.088574">
                <text:p>1.088574</text:p>
              </table:table-cell>
              <table:table-cell office:value-type="float" office:value="0.10026">
                <text:p>0.10026</text:p>
              </table:table-cell>
              <table:table-cell office:value-type="float" office:value="0.048105">
                <text:p>0.0481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11401">
                <text:p>1.11401</text:p>
              </table:table-cell>
              <table:table-cell office:value-type="float" office:value="1.084957">
                <text:p>1.084957</text:p>
              </table:table-cell>
              <table:table-cell office:value-type="float" office:value="0.102926">
                <text:p>0.102926</text:p>
              </table:table-cell>
              <table:table-cell office:value-type="float" office:value="0.045226">
                <text:p>0.0452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87798">
                <text:p>1.087798</text:p>
              </table:table-cell>
              <table:table-cell office:value-type="float" office:value="1.081353">
                <text:p>1.081353</text:p>
              </table:table-cell>
              <table:table-cell office:value-type="float" office:value="0.104668">
                <text:p>0.104668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74692">
                <text:p>1.074692</text:p>
              </table:table-cell>
              <table:table-cell office:value-type="float" office:value="1.07776">
                <text:p>1.07776</text:p>
              </table:table-cell>
              <table:table-cell office:value-type="float" office:value="0.104954">
                <text:p>0.104954</text:p>
              </table:table-cell>
              <table:table-cell office:value-type="float" office:value="0.041057">
                <text:p>0.0410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74692">
                <text:p>1.074692</text:p>
              </table:table-cell>
              <table:table-cell office:value-type="float" office:value="1.07418">
                <text:p>1.07418</text:p>
              </table:table-cell>
              <table:table-cell office:value-type="float" office:value="0.103862">
                <text:p>0.103862</text:p>
              </table:table-cell>
              <table:table-cell office:value-type="float" office:value="0.041523">
                <text:p>0.0415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4848">
                <text:p>1.04848</text:p>
              </table:table-cell>
              <table:table-cell office:value-type="float" office:value="1.070611">
                <text:p>1.070611</text:p>
              </table:table-cell>
              <table:table-cell office:value-type="float" office:value="0.102434">
                <text:p>0.102434</text:p>
              </table:table-cell>
              <table:table-cell office:value-type="float" office:value="0.038535">
                <text:p>0.0385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22268">
                <text:p>1.022268</text:p>
              </table:table-cell>
              <table:table-cell office:value-type="float" office:value="1.067054">
                <text:p>1.067054</text:p>
              </table:table-cell>
              <table:table-cell office:value-type="float" office:value="0.100911">
                <text:p>0.100911</text:p>
              </table:table-cell>
              <table:table-cell office:value-type="float" office:value="0.035501">
                <text:p>0.0355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22268">
                <text:p>1.022268</text:p>
              </table:table-cell>
              <table:table-cell office:value-type="float" office:value="1.063509">
                <text:p>1.063509</text:p>
              </table:table-cell>
              <table:table-cell office:value-type="float" office:value="0.098763">
                <text:p>0.098763</text:p>
              </table:table-cell>
              <table:table-cell office:value-type="float" office:value="0.035879">
                <text:p>0.0358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96056">
                <text:p>0.996056</text:p>
              </table:table-cell>
              <table:table-cell office:value-type="float" office:value="1.059976">
                <text:p>1.059976</text:p>
              </table:table-cell>
              <table:table-cell office:value-type="float" office:value="0.095657">
                <text:p>0.095657</text:p>
              </table:table-cell>
              <table:table-cell office:value-type="float" office:value="0.032803">
                <text:p>0.0328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09162">
                <text:p>1.009162</text:p>
              </table:table-cell>
              <table:table-cell office:value-type="float" office:value="1.056454">
                <text:p>1.056454</text:p>
              </table:table-cell>
              <table:table-cell office:value-type="float" office:value="0.09289">
                <text:p>0.09289</text:p>
              </table:table-cell>
              <table:table-cell office:value-type="float" office:value="0.03487">
                <text:p>0.034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09162">
                <text:p>1.009162</text:p>
              </table:table-cell>
              <table:table-cell office:value-type="float" office:value="1.052945">
                <text:p>1.052945</text:p>
              </table:table-cell>
              <table:table-cell office:value-type="float" office:value="0.089691">
                <text:p>0.089691</text:p>
              </table:table-cell>
              <table:table-cell office:value-type="float" office:value="0.035239">
                <text:p>0.0352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96056">
                <text:p>0.996056</text:p>
              </table:table-cell>
              <table:table-cell office:value-type="float" office:value="1.049446">
                <text:p>1.049446</text:p>
              </table:table-cell>
              <table:table-cell office:value-type="float" office:value="0.086857">
                <text:p>0.086857</text:p>
              </table:table-cell>
              <table:table-cell office:value-type="float" office:value="0.033883">
                <text:p>0.0338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96056">
                <text:p>0.996056</text:p>
              </table:table-cell>
              <table:table-cell office:value-type="float" office:value="1.04596">
                <text:p>1.04596</text:p>
              </table:table-cell>
              <table:table-cell office:value-type="float" office:value="0.084293">
                <text:p>0.084293</text:p>
              </table:table-cell>
              <table:table-cell office:value-type="float" office:value="0.034236">
                <text:p>0.0342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009162">
                <text:p>1.009162</text:p>
              </table:table-cell>
              <table:table-cell office:value-type="float" office:value="1.042485">
                <text:p>1.042485</text:p>
              </table:table-cell>
              <table:table-cell office:value-type="float" office:value="0.082287">
                <text:p>0.082287</text:p>
              </table:table-cell>
              <table:table-cell office:value-type="float" office:value="0.036325">
                <text:p>0.0363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96056">
                <text:p>0.996056</text:p>
              </table:table-cell>
              <table:table-cell office:value-type="float" office:value="1.039021">
                <text:p>1.039021</text:p>
              </table:table-cell>
              <table:table-cell office:value-type="float" office:value="0.080576">
                <text:p>0.080576</text:p>
              </table:table-cell>
              <table:table-cell office:value-type="float" office:value="0.034986">
                <text:p>0.0349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69844">
                <text:p>0.969844</text:p>
              </table:table-cell>
              <table:table-cell office:value-type="float" office:value="1.03557">
                <text:p>1.03557</text:p>
              </table:table-cell>
              <table:table-cell office:value-type="float" office:value="0.07901">
                <text:p>0.07901</text:p>
              </table:table-cell>
              <table:table-cell office:value-type="float" office:value="0.031895">
                <text:p>0.0318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69844">
                <text:p>0.969844</text:p>
              </table:table-cell>
              <table:table-cell office:value-type="float" office:value="1.032129">
                <text:p>1.032129</text:p>
              </table:table-cell>
              <table:table-cell office:value-type="float" office:value="0.07651">
                <text:p>0.07651</text:p>
              </table:table-cell>
              <table:table-cell office:value-type="float" office:value="0.032218">
                <text:p>0.0322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6056">
                <text:p>0.996056</text:p>
              </table:table-cell>
              <table:table-cell office:value-type="float" office:value="1.0287">
                <text:p>1.0287</text:p>
              </table:table-cell>
              <table:table-cell office:value-type="float" office:value="0.075061">
                <text:p>0.075061</text:p>
              </table:table-cell>
              <table:table-cell office:value-type="float" office:value="0.036006">
                <text:p>0.0360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6056">
                <text:p>0.996056</text:p>
              </table:table-cell>
              <table:table-cell office:value-type="float" office:value="1.025283">
                <text:p>1.025283</text:p>
              </table:table-cell>
              <table:table-cell office:value-type="float" office:value="0.073962">
                <text:p>0.073962</text:p>
              </table:table-cell>
              <table:table-cell office:value-type="float" office:value="0.036392">
                <text:p>0.0363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6056">
                <text:p>0.996056</text:p>
              </table:table-cell>
              <table:table-cell office:value-type="float" office:value="1.021876">
                <text:p>1.021876</text:p>
              </table:table-cell>
              <table:table-cell office:value-type="float" office:value="0.07216">
                <text:p>0.07216</text:p>
              </table:table-cell>
              <table:table-cell office:value-type="float" office:value="0.036783">
                <text:p>0.0367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8295">
                <text:p>0.98295</text:p>
              </table:table-cell>
              <table:table-cell office:value-type="float" office:value="1.018481">
                <text:p>1.018481</text:p>
              </table:table-cell>
              <table:table-cell office:value-type="float" office:value="0.070912">
                <text:p>0.070912</text:p>
              </table:table-cell>
              <table:table-cell office:value-type="float" office:value="0.03545">
                <text:p>0.035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69844">
                <text:p>0.969844</text:p>
              </table:table-cell>
              <table:table-cell office:value-type="float" office:value="1.015098">
                <text:p>1.015098</text:p>
              </table:table-cell>
              <table:table-cell office:value-type="float" office:value="0.070165">
                <text:p>0.070165</text:p>
              </table:table-cell>
              <table:table-cell office:value-type="float" office:value="0.034095">
                <text:p>0.0340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8295">
                <text:p>0.98295</text:p>
              </table:table-cell>
              <table:table-cell office:value-type="float" office:value="1.011725">
                <text:p>1.011725</text:p>
              </table:table-cell>
              <table:table-cell office:value-type="float" office:value="0.069612">
                <text:p>0.069612</text:p>
              </table:table-cell>
              <table:table-cell office:value-type="float" office:value="0.03618">
                <text:p>0.036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69844">
                <text:p>0.969844</text:p>
              </table:table-cell>
              <table:table-cell office:value-type="float" office:value="1.008364">
                <text:p>1.008364</text:p>
              </table:table-cell>
              <table:table-cell office:value-type="float" office:value="0.069384">
                <text:p>0.069384</text:p>
              </table:table-cell>
              <table:table-cell office:value-type="float" office:value="0.034836">
                <text:p>0.0348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009162">
                <text:p>1.009162</text:p>
              </table:table-cell>
              <table:table-cell office:value-type="float" office:value="1.005014">
                <text:p>1.005014</text:p>
              </table:table-cell>
              <table:table-cell office:value-type="float" office:value="0.068626">
                <text:p>0.068626</text:p>
              </table:table-cell>
              <table:table-cell office:value-type="float" office:value="0.040391">
                <text:p>0.0403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69844">
                <text:p>0.969844</text:p>
              </table:table-cell>
              <table:table-cell office:value-type="float" office:value="1.001675">
                <text:p>1.001675</text:p>
              </table:table-cell>
              <table:table-cell office:value-type="float" office:value="0.067771">
                <text:p>0.067771</text:p>
              </table:table-cell>
              <table:table-cell office:value-type="float" office:value="0.03565">
                <text:p>0.035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43632">
                <text:p>0.943632</text:p>
              </table:table-cell>
              <table:table-cell office:value-type="float" office:value="0.998347">
                <text:p>0.998347</text:p>
              </table:table-cell>
              <table:table-cell office:value-type="float" office:value="0.067437">
                <text:p>0.067437</text:p>
              </table:table-cell>
              <table:table-cell office:value-type="float" office:value="0.032566">
                <text:p>0.03256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43632">
                <text:p>0.943632</text:p>
              </table:table-cell>
              <table:table-cell office:value-type="float" office:value="0.995031">
                <text:p>0.995031</text:p>
              </table:table-cell>
              <table:table-cell office:value-type="float" office:value="0.067112">
                <text:p>0.067112</text:p>
              </table:table-cell>
              <table:table-cell office:value-type="float" office:value="0.032894">
                <text:p>0.0328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009162">
                <text:p>1.009162</text:p>
              </table:table-cell>
              <table:table-cell office:value-type="float" office:value="0.991725">
                <text:p>0.991725</text:p>
              </table:table-cell>
              <table:table-cell office:value-type="float" office:value="0.067332">
                <text:p>0.067332</text:p>
              </table:table-cell>
              <table:table-cell office:value-type="float" office:value="0.041878">
                <text:p>0.04187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91208">
                <text:p>0.891208</text:p>
              </table:table-cell>
              <table:table-cell office:value-type="float" office:value="0.98843">
                <text:p>0.98843</text:p>
              </table:table-cell>
              <table:table-cell office:value-type="float" office:value="0.067082">
                <text:p>0.067082</text:p>
              </table:table-cell>
              <table:table-cell office:value-type="float" office:value="0.026778">
                <text:p>0.02677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1742">
                <text:p>0.91742</text:p>
              </table:table-cell>
              <table:table-cell office:value-type="float" office:value="0.985146">
                <text:p>0.985146</text:p>
              </table:table-cell>
              <table:table-cell office:value-type="float" office:value="0.066868">
                <text:p>0.066868</text:p>
              </table:table-cell>
              <table:table-cell office:value-type="float" office:value="0.030477">
                <text:p>0.0304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56738">
                <text:p>0.956738</text:p>
              </table:table-cell>
              <table:table-cell office:value-type="float" office:value="0.981874">
                <text:p>0.981874</text:p>
              </table:table-cell>
              <table:table-cell office:value-type="float" office:value="0.066909">
                <text:p>0.066909</text:p>
              </table:table-cell>
              <table:table-cell office:value-type="float" office:value="0.035963">
                <text:p>0.03596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69844">
                <text:p>0.969844</text:p>
              </table:table-cell>
              <table:table-cell office:value-type="float" office:value="0.978611">
                <text:p>0.978611</text:p>
              </table:table-cell>
              <table:table-cell office:value-type="float" office:value="0.066699">
                <text:p>0.066699</text:p>
              </table:table-cell>
              <table:table-cell office:value-type="float" office:value="0.038073">
                <text:p>0.03807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56738">
                <text:p>0.956738</text:p>
              </table:table-cell>
              <table:table-cell office:value-type="float" office:value="0.97536">
                <text:p>0.97536</text:p>
              </table:table-cell>
              <table:table-cell office:value-type="float" office:value="0.065479">
                <text:p>0.065479</text:p>
              </table:table-cell>
              <table:table-cell office:value-type="float" office:value="0.036755">
                <text:p>0.0367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1742">
                <text:p>0.91742</text:p>
              </table:table-cell>
              <table:table-cell office:value-type="float" office:value="0.97212">
                <text:p>0.97212</text:p>
              </table:table-cell>
              <table:table-cell office:value-type="float" office:value="0.065259">
                <text:p>0.065259</text:p>
              </table:table-cell>
              <table:table-cell office:value-type="float" office:value="0.031956">
                <text:p>0.0319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1742">
                <text:p>0.91742</text:p>
              </table:table-cell>
              <table:table-cell office:value-type="float" office:value="0.96889">
                <text:p>0.96889</text:p>
              </table:table-cell>
              <table:table-cell office:value-type="float" office:value="0.065967">
                <text:p>0.065967</text:p>
              </table:table-cell>
              <table:table-cell office:value-type="float" office:value="0.032273">
                <text:p>0.0322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69844">
                <text:p>0.969844</text:p>
              </table:table-cell>
              <table:table-cell office:value-type="float" office:value="0.965671">
                <text:p>0.965671</text:p>
              </table:table-cell>
              <table:table-cell office:value-type="float" office:value="0.067407">
                <text:p>0.067407</text:p>
              </table:table-cell>
              <table:table-cell office:value-type="float" office:value="0.039514">
                <text:p>0.03951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91208">
                <text:p>0.891208</text:p>
              </table:table-cell>
              <table:table-cell office:value-type="float" office:value="0.962463">
                <text:p>0.962463</text:p>
              </table:table-cell>
              <table:table-cell office:value-type="float" office:value="0.069596">
                <text:p>0.069596</text:p>
              </table:table-cell>
              <table:table-cell office:value-type="float" office:value="0.029566">
                <text:p>0.0295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0526">
                <text:p>0.930526</text:p>
              </table:table-cell>
              <table:table-cell office:value-type="float" office:value="0.959266">
                <text:p>0.959266</text:p>
              </table:table-cell>
              <table:table-cell office:value-type="float" office:value="0.071432">
                <text:p>0.071432</text:p>
              </table:table-cell>
              <table:table-cell office:value-type="float" office:value="0.035036">
                <text:p>0.03503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1742">
                <text:p>0.91742</text:p>
              </table:table-cell>
              <table:table-cell office:value-type="float" office:value="0.956079">
                <text:p>0.956079</text:p>
              </table:table-cell>
              <table:table-cell office:value-type="float" office:value="0.072311">
                <text:p>0.072311</text:p>
              </table:table-cell>
              <table:table-cell office:value-type="float" office:value="0.033669">
                <text:p>0.0336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04314">
                <text:p>0.904314</text:p>
              </table:table-cell>
              <table:table-cell office:value-type="float" office:value="0.952902">
                <text:p>0.952902</text:p>
              </table:table-cell>
              <table:table-cell office:value-type="float" office:value="0.072769">
                <text:p>0.072769</text:p>
              </table:table-cell>
              <table:table-cell office:value-type="float" office:value="0.032281">
                <text:p>0.03228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78102">
                <text:p>0.878102</text:p>
              </table:table-cell>
              <table:table-cell office:value-type="float" office:value="0.949737">
                <text:p>0.949737</text:p>
              </table:table-cell>
              <table:table-cell office:value-type="float" office:value="0.073899">
                <text:p>0.073899</text:p>
              </table:table-cell>
              <table:table-cell office:value-type="float" office:value="0.029142">
                <text:p>0.0291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91208">
                <text:p>0.891208</text:p>
              </table:table-cell>
              <table:table-cell office:value-type="float" office:value="0.946581">
                <text:p>0.946581</text:p>
              </table:table-cell>
              <table:table-cell office:value-type="float" office:value="0.075209">
                <text:p>0.075209</text:p>
              </table:table-cell>
              <table:table-cell office:value-type="float" office:value="0.031145">
                <text:p>0.03114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78102">
                <text:p>0.878102</text:p>
              </table:table-cell>
              <table:table-cell office:value-type="float" office:value="0.943437">
                <text:p>0.943437</text:p>
              </table:table-cell>
              <table:table-cell office:value-type="float" office:value="0.076525">
                <text:p>0.076525</text:p>
              </table:table-cell>
              <table:table-cell office:value-type="float" office:value="0.029719">
                <text:p>0.0297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64996">
                <text:p>0.864996</text:p>
              </table:table-cell>
              <table:table-cell office:value-type="float" office:value="0.940302">
                <text:p>0.940302</text:p>
              </table:table-cell>
              <table:table-cell office:value-type="float" office:value="0.077803">
                <text:p>0.077803</text:p>
              </table:table-cell>
              <table:table-cell office:value-type="float" office:value="0.028272">
                <text:p>0.0282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78102">
                <text:p>0.878102</text:p>
              </table:table-cell>
              <table:table-cell office:value-type="float" office:value="0.937178">
                <text:p>0.937178</text:p>
              </table:table-cell>
              <table:table-cell office:value-type="float" office:value="0.079412">
                <text:p>0.079412</text:p>
              </table:table-cell>
              <table:table-cell office:value-type="float" office:value="0.030264">
                <text:p>0.0302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78102">
                <text:p>0.878102</text:p>
              </table:table-cell>
              <table:table-cell office:value-type="float" office:value="0.934065">
                <text:p>0.934065</text:p>
              </table:table-cell>
              <table:table-cell office:value-type="float" office:value="0.079727">
                <text:p>0.079727</text:p>
              </table:table-cell>
              <table:table-cell office:value-type="float" office:value="0.030557">
                <text:p>0.0305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25678">
                <text:p>0.825678</text:p>
              </table:table-cell>
              <table:table-cell office:value-type="float" office:value="0.930962">
                <text:p>0.930962</text:p>
              </table:table-cell>
              <table:table-cell office:value-type="float" office:value="0.080017">
                <text:p>0.080017</text:p>
              </table:table-cell>
              <table:table-cell office:value-type="float" office:value="0.023935">
                <text:p>0.0239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38784">
                <text:p>0.838784</text:p>
              </table:table-cell>
              <table:table-cell office:value-type="float" office:value="0.927869">
                <text:p>0.927869</text:p>
              </table:table-cell>
              <table:table-cell office:value-type="float" office:value="0.080883">
                <text:p>0.080883</text:p>
              </table:table-cell>
              <table:table-cell office:value-type="float" office:value="0.025862">
                <text:p>0.0258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12572">
                <text:p>0.812572</text:p>
              </table:table-cell>
              <table:table-cell office:value-type="float" office:value="0.924786">
                <text:p>0.924786</text:p>
              </table:table-cell>
              <table:table-cell office:value-type="float" office:value="0.079884">
                <text:p>0.079884</text:p>
              </table:table-cell>
              <table:table-cell office:value-type="float" office:value="0.022631">
                <text:p>0.02263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25678">
                <text:p>0.825678</text:p>
              </table:table-cell>
              <table:table-cell office:value-type="float" office:value="0.921714">
                <text:p>0.921714</text:p>
              </table:table-cell>
              <table:table-cell office:value-type="float" office:value="0.078871">
                <text:p>0.078871</text:p>
              </table:table-cell>
              <table:table-cell office:value-type="float" office:value="0.024542">
                <text:p>0.0245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799466">
                <text:p>0.799466</text:p>
              </table:table-cell>
              <table:table-cell office:value-type="float" office:value="0.918652">
                <text:p>0.918652</text:p>
              </table:table-cell>
              <table:table-cell office:value-type="float" office:value="0.078527">
                <text:p>0.078527</text:p>
              </table:table-cell>
              <table:table-cell office:value-type="float" office:value="0.021294">
                <text:p>0.0212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8636">
                <text:p>0.78636</text:p>
              </table:table-cell>
              <table:table-cell office:value-type="float" office:value="0.9156">
                <text:p>0.9156</text:p>
              </table:table-cell>
              <table:table-cell office:value-type="float" office:value="0.075905">
                <text:p>0.075905</text:p>
              </table:table-cell>
              <table:table-cell office:value-type="float" office:value="0.019729">
                <text:p>0.01972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78636">
                <text:p>0.78636</text:p>
              </table:table-cell>
              <table:table-cell office:value-type="float" office:value="0.912558">
                <text:p>0.912558</text:p>
              </table:table-cell>
              <table:table-cell office:value-type="float" office:value="0.074476">
                <text:p>0.074476</text:p>
              </table:table-cell>
              <table:table-cell office:value-type="float" office:value="0.019872">
                <text:p>0.01987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773254">
                <text:p>0.773254</text:p>
              </table:table-cell>
              <table:table-cell office:value-type="float" office:value="0.909526">
                <text:p>0.909526</text:p>
              </table:table-cell>
              <table:table-cell office:value-type="float" office:value="0.072207">
                <text:p>0.072207</text:p>
              </table:table-cell>
              <table:table-cell office:value-type="float" office:value="0.01829">
                <text:p>0.0182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773254">
                <text:p>0.773254</text:p>
              </table:table-cell>
              <table:table-cell office:value-type="float" office:value="0.906504">
                <text:p>0.906504</text:p>
              </table:table-cell>
              <table:table-cell office:value-type="float" office:value="0.069387">
                <text:p>0.069387</text:p>
              </table:table-cell>
              <table:table-cell office:value-type="float" office:value="0.018416">
                <text:p>0.0184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773254">
                <text:p>0.773254</text:p>
              </table:table-cell>
              <table:table-cell office:value-type="float" office:value="0.903493">
                <text:p>0.903493</text:p>
              </table:table-cell>
              <table:table-cell office:value-type="float" office:value="0.066705">
                <text:p>0.066705</text:p>
              </table:table-cell>
              <table:table-cell office:value-type="float" office:value="0.018547">
                <text:p>0.0185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60148">
                <text:p>0.760148</text:p>
              </table:table-cell>
              <table:table-cell office:value-type="float" office:value="0.900491">
                <text:p>0.900491</text:p>
              </table:table-cell>
              <table:table-cell office:value-type="float" office:value="0.063697">
                <text:p>0.063697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47042">
                <text:p>0.747042</text:p>
              </table:table-cell>
              <table:table-cell office:value-type="float" office:value="0.897499">
                <text:p>0.897499</text:p>
              </table:table-cell>
              <table:table-cell office:value-type="float" office:value="0.060944">
                <text:p>0.060944</text:p>
              </table:table-cell>
              <table:table-cell office:value-type="float" office:value="0.015337">
                <text:p>0.0153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747042">
                <text:p>0.747042</text:p>
              </table:table-cell>
              <table:table-cell office:value-type="float" office:value="0.894518">
                <text:p>0.894518</text:p>
              </table:table-cell>
              <table:table-cell office:value-type="float" office:value="0.057843">
                <text:p>0.057843</text:p>
              </table:table-cell>
              <table:table-cell office:value-type="float" office:value="0.01543">
                <text:p>0.0154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760148">
                <text:p>0.760148</text:p>
              </table:table-cell>
              <table:table-cell office:value-type="float" office:value="0.891546">
                <text:p>0.891546</text:p>
              </table:table-cell>
              <table:table-cell office:value-type="float" office:value="0.054523">
                <text:p>0.054523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47042">
                <text:p>0.747042</text:p>
              </table:table-cell>
              <table:table-cell office:value-type="float" office:value="0.888584">
                <text:p>0.888584</text:p>
              </table:table-cell>
              <table:table-cell office:value-type="float" office:value="0.051647">
                <text:p>0.051647</text:p>
              </table:table-cell>
              <table:table-cell office:value-type="float" office:value="0.015655">
                <text:p>0.0156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60148">
                <text:p>0.760148</text:p>
              </table:table-cell>
              <table:table-cell office:value-type="float" office:value="0.885632">
                <text:p>0.885632</text:p>
              </table:table-cell>
              <table:table-cell office:value-type="float" office:value="0.048685">
                <text:p>0.048685</text:p>
              </table:table-cell>
              <table:table-cell office:value-type="float" office:value="0.017492">
                <text:p>0.0174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773254">
                <text:p>0.773254</text:p>
              </table:table-cell>
              <table:table-cell office:value-type="float" office:value="0.882689">
                <text:p>0.882689</text:p>
              </table:table-cell>
              <table:table-cell office:value-type="float" office:value="0.045842">
                <text:p>0.045842</text:p>
              </table:table-cell>
              <table:table-cell office:value-type="float" office:value="0.019359">
                <text:p>0.01935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33936">
                <text:p>0.733936</text:p>
              </table:table-cell>
              <table:table-cell office:value-type="float" office:value="0.879757">
                <text:p>0.879757</text:p>
              </table:table-cell>
              <table:table-cell office:value-type="float" office:value="0.043191">
                <text:p>0.043191</text:p>
              </table:table-cell>
              <table:table-cell office:value-type="float" office:value="0.014337">
                <text:p>0.0143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60148">
                <text:p>0.760148</text:p>
              </table:table-cell>
              <table:table-cell office:value-type="float" office:value="0.876834">
                <text:p>0.876834</text:p>
              </table:table-cell>
              <table:table-cell office:value-type="float" office:value="0.041944">
                <text:p>0.041944</text:p>
              </table:table-cell>
              <table:table-cell office:value-type="float" office:value="0.017892">
                <text:p>0.01789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60148">
                <text:p>0.760148</text:p>
              </table:table-cell>
              <table:table-cell office:value-type="float" office:value="0.873921">
                <text:p>0.873921</text:p>
              </table:table-cell>
              <table:table-cell office:value-type="float" office:value="0.041145">
                <text:p>0.041145</text:p>
              </table:table-cell>
              <table:table-cell office:value-type="float" office:value="0.018043">
                <text:p>0.01804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760148">
                <text:p>0.760148</text:p>
              </table:table-cell>
              <table:table-cell office:value-type="float" office:value="0.871018">
                <text:p>0.871018</text:p>
              </table:table-cell>
              <table:table-cell office:value-type="float" office:value="0.040911">
                <text:p>0.040911</text:p>
              </table:table-cell>
              <table:table-cell office:value-type="float" office:value="0.018198">
                <text:p>0.0181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60148">
                <text:p>0.760148</text:p>
              </table:table-cell>
              <table:table-cell office:value-type="float" office:value="0.868124">
                <text:p>0.868124</text:p>
              </table:table-cell>
              <table:table-cell office:value-type="float" office:value="0.041149">
                <text:p>0.041149</text:p>
              </table:table-cell>
              <table:table-cell office:value-type="float" office:value="0.018359">
                <text:p>0.01835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747042">
                <text:p>0.747042</text:p>
              </table:table-cell>
              <table:table-cell office:value-type="float" office:value="0.86524">
                <text:p>0.86524</text:p>
              </table:table-cell>
              <table:table-cell office:value-type="float" office:value="0.041792">
                <text:p>0.041792</text:p>
              </table:table-cell>
              <table:table-cell office:value-type="float" office:value="0.016793">
                <text:p>0.01679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773254">
                <text:p>0.773254</text:p>
              </table:table-cell>
              <table:table-cell office:value-type="float" office:value="0.862365">
                <text:p>0.862365</text:p>
              </table:table-cell>
              <table:table-cell office:value-type="float" office:value="0.043137">
                <text:p>0.043137</text:p>
              </table:table-cell>
              <table:table-cell office:value-type="float" office:value="0.020397">
                <text:p>0.02039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773254">
                <text:p>0.773254</text:p>
              </table:table-cell>
              <table:table-cell office:value-type="float" office:value="0.8595">
                <text:p>0.8595</text:p>
              </table:table-cell>
              <table:table-cell office:value-type="float" office:value="0.044394">
                <text:p>0.044394</text:p>
              </table:table-cell>
              <table:table-cell office:value-type="float" office:value="0.020596">
                <text:p>0.0205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60148">
                <text:p>0.760148</text:p>
              </table:table-cell>
              <table:table-cell office:value-type="float" office:value="0.856645">
                <text:p>0.856645</text:p>
              </table:table-cell>
              <table:table-cell office:value-type="float" office:value="0.045391">
                <text:p>0.045391</text:p>
              </table:table-cell>
              <table:table-cell office:value-type="float" office:value="0.019071">
                <text:p>0.0190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47042">
                <text:p>0.747042</text:p>
              </table:table-cell>
              <table:table-cell office:value-type="float" office:value="0.853799">
                <text:p>0.853799</text:p>
              </table:table-cell>
              <table:table-cell office:value-type="float" office:value="0.046782">
                <text:p>0.046782</text:p>
              </table:table-cell>
              <table:table-cell office:value-type="float" office:value="0.017524">
                <text:p>0.0175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747042">
                <text:p>0.747042</text:p>
              </table:table-cell>
              <table:table-cell office:value-type="float" office:value="0.850962">
                <text:p>0.850962</text:p>
              </table:table-cell>
              <table:table-cell office:value-type="float" office:value="0.048352">
                <text:p>0.048352</text:p>
              </table:table-cell>
              <table:table-cell office:value-type="float" office:value="0.017685">
                <text:p>0.0176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733936">
                <text:p>0.733936</text:p>
              </table:table-cell>
              <table:table-cell office:value-type="float" office:value="0.848135">
                <text:p>0.848135</text:p>
              </table:table-cell>
              <table:table-cell office:value-type="float" office:value="0.050083">
                <text:p>0.050083</text:p>
              </table:table-cell>
              <table:table-cell office:value-type="float" office:value="0.01612">
                <text:p>0.016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733936">
                <text:p>0.733936</text:p>
              </table:table-cell>
              <table:table-cell office:value-type="float" office:value="0.845318">
                <text:p>0.845318</text:p>
              </table:table-cell>
              <table:table-cell office:value-type="float" office:value="0.052508">
                <text:p>0.052508</text:p>
              </table:table-cell>
              <table:table-cell office:value-type="float" office:value="0.016263">
                <text:p>0.0162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733936">
                <text:p>0.733936</text:p>
              </table:table-cell>
              <table:table-cell office:value-type="float" office:value="0.842509">
                <text:p>0.842509</text:p>
              </table:table-cell>
              <table:table-cell office:value-type="float" office:value="0.054607">
                <text:p>0.054607</text:p>
              </table:table-cell>
              <table:table-cell office:value-type="float" office:value="0.016411">
                <text:p>0.0164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707724">
                <text:p>0.707724</text:p>
              </table:table-cell>
              <table:table-cell office:value-type="float" office:value="0.83971">
                <text:p>0.83971</text:p>
              </table:table-cell>
              <table:table-cell office:value-type="float" office:value="0.056458">
                <text:p>0.056458</text:p>
              </table:table-cell>
              <table:table-cell office:value-type="float" office:value="0.013104">
                <text:p>0.01310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72083">
                <text:p>0.72083</text:p>
              </table:table-cell>
              <table:table-cell office:value-type="float" office:value="0.83692">
                <text:p>0.83692</text:p>
              </table:table-cell>
              <table:table-cell office:value-type="float" office:value="0.05755">
                <text:p>0.05755</text:p>
              </table:table-cell>
              <table:table-cell office:value-type="float" office:value="0.014938">
                <text:p>0.01493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694618">
                <text:p>0.694618</text:p>
              </table:table-cell>
              <table:table-cell office:value-type="float" office:value="0.83414">
                <text:p>0.83414</text:p>
              </table:table-cell>
              <table:table-cell office:value-type="float" office:value="0.057854">
                <text:p>0.057854</text:p>
              </table:table-cell>
              <table:table-cell office:value-type="float" office:value="0.011613">
                <text:p>0.0116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68406">
                <text:p>0.668406</text:p>
              </table:table-cell>
              <table:table-cell office:value-type="float" office:value="0.831369">
                <text:p>0.831369</text:p>
              </table:table-cell>
              <table:table-cell office:value-type="float" office:value="0.056784">
                <text:p>0.056784</text:p>
              </table:table-cell>
              <table:table-cell office:value-type="float" office:value="0.00824">
                <text:p>0.008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68406">
                <text:p>0.668406</text:p>
              </table:table-cell>
              <table:table-cell office:value-type="float" office:value="0.828607">
                <text:p>0.828607</text:p>
              </table:table-cell>
              <table:table-cell office:value-type="float" office:value="0.055776">
                <text:p>0.055776</text:p>
              </table:table-cell>
              <table:table-cell office:value-type="float" office:value="0.008278">
                <text:p>0.00827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68406">
                <text:p>0.668406</text:p>
              </table:table-cell>
              <table:table-cell office:value-type="float" office:value="0.825854">
                <text:p>0.825854</text:p>
              </table:table-cell>
              <table:table-cell office:value-type="float" office:value="0.055004">
                <text:p>0.055004</text:p>
              </table:table-cell>
              <table:table-cell office:value-type="float" office:value="0.008321">
                <text:p>0.00832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668406">
                <text:p>0.668406</text:p>
              </table:table-cell>
              <table:table-cell office:value-type="float" office:value="0.82311">
                <text:p>0.82311</text:p>
              </table:table-cell>
              <table:table-cell office:value-type="float" office:value="0.052141">
                <text:p>0.052141</text:p>
              </table:table-cell>
              <table:table-cell office:value-type="float" office:value="0.008368">
                <text:p>0.00836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642194">
                <text:p>0.642194</text:p>
              </table:table-cell>
              <table:table-cell office:value-type="float" office:value="0.820376">
                <text:p>0.820376</text:p>
              </table:table-cell>
              <table:table-cell office:value-type="float" office:value="0.050182">
                <text:p>0.050182</text:p>
              </table:table-cell>
              <table:table-cell office:value-type="float" office:value="0.00496">
                <text:p>0.004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642194">
                <text:p>0.642194</text:p>
              </table:table-cell>
              <table:table-cell office:value-type="float" office:value="0.81765">
                <text:p>0.81765</text:p>
              </table:table-cell>
              <table:table-cell office:value-type="float" office:value="0.048249">
                <text:p>0.048249</text:p>
              </table:table-cell>
              <table:table-cell office:value-type="float" office:value="0.004963">
                <text:p>0.00496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42194">
                <text:p>0.642194</text:p>
              </table:table-cell>
              <table:table-cell office:value-type="float" office:value="0.814934">
                <text:p>0.814934</text:p>
              </table:table-cell>
              <table:table-cell office:value-type="float" office:value="0.045741">
                <text:p>0.045741</text:p>
              </table:table-cell>
              <table:table-cell office:value-type="float" office:value="0.004971">
                <text:p>0.00497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29088">
                <text:p>0.629088</text:p>
              </table:table-cell>
              <table:table-cell office:value-type="float" office:value="0.812226">
                <text:p>0.812226</text:p>
              </table:table-cell>
              <table:table-cell office:value-type="float" office:value="0.043866">
                <text:p>0.043866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29088">
                <text:p>0.629088</text:p>
              </table:table-cell>
              <table:table-cell office:value-type="float" office:value="0.809528">
                <text:p>0.809528</text:p>
              </table:table-cell>
              <table:table-cell office:value-type="float" office:value="0.041881">
                <text:p>0.041881</text:p>
              </table:table-cell>
              <table:table-cell office:value-type="float" office:value="0.003243">
                <text:p>0.0032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6553">
                <text:p>0.6553</text:p>
              </table:table-cell>
              <table:table-cell office:value-type="float" office:value="0.806839">
                <text:p>0.806839</text:p>
              </table:table-cell>
              <table:table-cell office:value-type="float" office:value="0.039983">
                <text:p>0.039983</text:p>
              </table:table-cell>
              <table:table-cell office:value-type="float" office:value="0.006697">
                <text:p>0.0066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553">
                <text:p>0.6553</text:p>
              </table:table-cell>
              <table:table-cell office:value-type="float" office:value="0.804158">
                <text:p>0.804158</text:p>
              </table:table-cell>
              <table:table-cell office:value-type="float" office:value="0.037836">
                <text:p>0.037836</text:p>
              </table:table-cell>
              <table:table-cell office:value-type="float" office:value="0.006748">
                <text:p>0.00674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615982">
                <text:p>0.615982</text:p>
              </table:table-cell>
              <table:table-cell office:value-type="float" office:value="0.801486">
                <text:p>0.801486</text:p>
              </table:table-cell>
              <table:table-cell office:value-type="float" office:value="0.035465">
                <text:p>0.035465</text:p>
              </table:table-cell>
              <table:table-cell office:value-type="float" office:value="0.001613">
                <text:p>0.0016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29088">
                <text:p>0.629088</text:p>
              </table:table-cell>
              <table:table-cell office:value-type="float" office:value="0.798824">
                <text:p>0.798824</text:p>
              </table:table-cell>
              <table:table-cell office:value-type="float" office:value="0.032982">
                <text:p>0.032982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29088">
                <text:p>0.629088</text:p>
              </table:table-cell>
              <table:table-cell office:value-type="float" office:value="0.79617">
                <text:p>0.79617</text:p>
              </table:table-cell>
              <table:table-cell office:value-type="float" office:value="0.030244">
                <text:p>0.030244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42194">
                <text:p>0.642194</text:p>
              </table:table-cell>
              <table:table-cell office:value-type="float" office:value="0.793525">
                <text:p>0.793525</text:p>
              </table:table-cell>
              <table:table-cell office:value-type="float" office:value="0.026892">
                <text:p>0.026892</text:p>
              </table:table-cell>
              <table:table-cell office:value-type="float" office:value="0.005079">
                <text:p>0.00507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42194">
                <text:p>0.642194</text:p>
              </table:table-cell>
              <table:table-cell office:value-type="float" office:value="0.790888">
                <text:p>0.790888</text:p>
              </table:table-cell>
              <table:table-cell office:value-type="float" office:value="0.023218">
                <text:p>0.023218</text:p>
              </table:table-cell>
              <table:table-cell office:value-type="float" office:value="0.005124">
                <text:p>0.0051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629088">
                <text:p>0.629088</text:p>
              </table:table-cell>
              <table:table-cell office:value-type="float" office:value="0.788261">
                <text:p>0.788261</text:p>
              </table:table-cell>
              <table:table-cell office:value-type="float" office:value="0.019741">
                <text:p>0.019741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58977">
                <text:p>0.58977</text:p>
              </table:table-cell>
              <table:table-cell office:value-type="float" office:value="0.785642">
                <text:p>0.785642</text:p>
              </table:table-cell>
              <table:table-cell office:value-type="float" office:value="0.016895">
                <text:p>0.016895</text:p>
              </table:table-cell>
              <table:table-cell office:value-type="float" office:value="-0.001719">
                <text:p>-0.00171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642194">
                <text:p>0.642194</text:p>
              </table:table-cell>
              <table:table-cell office:value-type="float" office:value="0.783032">
                <text:p>0.783032</text:p>
              </table:table-cell>
              <table:table-cell office:value-type="float" office:value="0.015114">
                <text:p>0.015114</text:p>
              </table:table-cell>
              <table:table-cell office:value-type="float" office:value="0.005154">
                <text:p>0.00515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642194">
                <text:p>0.642194</text:p>
              </table:table-cell>
              <table:table-cell office:value-type="float" office:value="0.780431">
                <text:p>0.780431</text:p>
              </table:table-cell>
              <table:table-cell office:value-type="float" office:value="0.013288">
                <text:p>0.013288</text:p>
              </table:table-cell>
              <table:table-cell office:value-type="float" office:value="0.005216">
                <text:p>0.00521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553">
                <text:p>0.6553</text:p>
              </table:table-cell>
              <table:table-cell office:value-type="float" office:value="0.777838">
                <text:p>0.777838</text:p>
              </table:table-cell>
              <table:table-cell office:value-type="float" office:value="0.01186">
                <text:p>0.01186</text:p>
              </table:table-cell>
              <table:table-cell office:value-type="float" office:value="0.007011">
                <text:p>0.0070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668406">
                <text:p>0.668406</text:p>
              </table:table-cell>
              <table:table-cell office:value-type="float" office:value="0.775254">
                <text:p>0.775254</text:p>
              </table:table-cell>
              <table:table-cell office:value-type="float" office:value="0.011678">
                <text:p>0.011678</text:p>
              </table:table-cell>
              <table:table-cell office:value-type="float" office:value="0.008837">
                <text:p>0.00883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553">
                <text:p>0.6553</text:p>
              </table:table-cell>
              <table:table-cell office:value-type="float" office:value="0.772678">
                <text:p>0.772678</text:p>
              </table:table-cell>
              <table:table-cell office:value-type="float" office:value="0.011691">
                <text:p>0.011691</text:p>
              </table:table-cell>
              <table:table-cell office:value-type="float" office:value="0.007234">
                <text:p>0.0072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6553">
                <text:p>0.6553</text:p>
              </table:table-cell>
              <table:table-cell office:value-type="float" office:value="0.770111">
                <text:p>0.770111</text:p>
              </table:table-cell>
              <table:table-cell office:value-type="float" office:value="0.011905">
                <text:p>0.011905</text:p>
              </table:table-cell>
              <table:table-cell office:value-type="float" office:value="0.007338">
                <text:p>0.00733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68406">
                <text:p>0.668406</text:p>
              </table:table-cell>
              <table:table-cell office:value-type="float" office:value="0.767552">
                <text:p>0.767552</text:p>
              </table:table-cell>
              <table:table-cell office:value-type="float" office:value="0.012001">
                <text:p>0.012001</text:p>
              </table:table-cell>
              <table:table-cell office:value-type="float" office:value="0.009176">
                <text:p>0.0091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6553">
                <text:p>0.6553</text:p>
              </table:table-cell>
              <table:table-cell office:value-type="float" office:value="0.765002">
                <text:p>0.765002</text:p>
              </table:table-cell>
              <table:table-cell office:value-type="float" office:value="0.012315">
                <text:p>0.012315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553">
                <text:p>0.6553</text:p>
              </table:table-cell>
              <table:table-cell office:value-type="float" office:value="0.762461">
                <text:p>0.762461</text:p>
              </table:table-cell>
              <table:table-cell office:value-type="float" office:value="0.012981">
                <text:p>0.01298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6553">
                <text:p>0.6553</text:p>
              </table:table-cell>
              <table:table-cell office:value-type="float" office:value="0.759928">
                <text:p>0.759928</text:p>
              </table:table-cell>
              <table:table-cell office:value-type="float" office:value="0.014412">
                <text:p>0.014412</text:p>
              </table:table-cell>
              <table:table-cell office:value-type="float" office:value="0.00782">
                <text:p>0.0078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681512">
                <text:p>0.681512</text:p>
              </table:table-cell>
              <table:table-cell office:value-type="float" office:value="0.757403">
                <text:p>0.757403</text:p>
              </table:table-cell>
              <table:table-cell office:value-type="float" office:value="0.016322">
                <text:p>0.016322</text:p>
              </table:table-cell>
              <table:table-cell office:value-type="float" office:value="0.011404">
                <text:p>0.0114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6553">
                <text:p>0.6553</text:p>
              </table:table-cell>
              <table:table-cell office:value-type="float" office:value="0.754887">
                <text:p>0.754887</text:p>
              </table:table-cell>
              <table:table-cell office:value-type="float" office:value="0.018565">
                <text:p>0.018565</text:p>
              </table:table-cell>
              <table:table-cell office:value-type="float" office:value="0.008125">
                <text:p>0.0081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553">
                <text:p>0.6553</text:p>
              </table:table-cell>
              <table:table-cell office:value-type="float" office:value="0.752379">
                <text:p>0.752379</text:p>
              </table:table-cell>
              <table:table-cell office:value-type="float" office:value="0.021695">
                <text:p>0.021695</text:p>
              </table:table-cell>
              <table:table-cell office:value-type="float" office:value="0.008257">
                <text:p>0.0082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642194">
                <text:p>0.642194</text:p>
              </table:table-cell>
              <table:table-cell office:value-type="float" office:value="0.749879">
                <text:p>0.749879</text:p>
              </table:table-cell>
              <table:table-cell office:value-type="float" office:value="0.02494">
                <text:p>0.02494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6553">
                <text:p>0.6553</text:p>
              </table:table-cell>
              <table:table-cell office:value-type="float" office:value="0.747388">
                <text:p>0.747388</text:p>
              </table:table-cell>
              <table:table-cell office:value-type="float" office:value="0.02818">
                <text:p>0.02818</text:p>
              </table:table-cell>
              <table:table-cell office:value-type="float" office:value="0.008506">
                <text:p>0.00850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642194">
                <text:p>0.642194</text:p>
              </table:table-cell>
              <table:table-cell office:value-type="float" office:value="0.744905">
                <text:p>0.744905</text:p>
              </table:table-cell>
              <table:table-cell office:value-type="float" office:value="0.031638">
                <text:p>0.031638</text:p>
              </table:table-cell>
              <table:table-cell office:value-type="float" office:value="0.006919">
                <text:p>0.0069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29088">
                <text:p>0.629088</text:p>
              </table:table-cell>
              <table:table-cell office:value-type="float" office:value="0.74243">
                <text:p>0.74243</text:p>
              </table:table-cell>
              <table:table-cell office:value-type="float" office:value="0.034983">
                <text:p>0.034983</text:p>
              </table:table-cell>
              <table:table-cell office:value-type="float" office:value="0.005311">
                <text:p>0.0053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629088">
                <text:p>0.629088</text:p>
              </table:table-cell>
              <table:table-cell office:value-type="float" office:value="0.739964">
                <text:p>0.739964</text:p>
              </table:table-cell>
              <table:table-cell office:value-type="float" office:value="0.037093">
                <text:p>0.037093</text:p>
              </table:table-cell>
              <table:table-cell office:value-type="float" office:value="0.00541">
                <text:p>0.005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615982">
                <text:p>0.615982</text:p>
              </table:table-cell>
              <table:table-cell office:value-type="float" office:value="0.737505">
                <text:p>0.737505</text:p>
              </table:table-cell>
              <table:table-cell office:value-type="float" office:value="0.037955">
                <text:p>0.037955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58977">
                <text:p>0.58977</text:p>
              </table:table-cell>
              <table:table-cell office:value-type="float" office:value="0.735055">
                <text:p>0.735055</text:p>
              </table:table-cell>
              <table:table-cell office:value-type="float" office:value="0.038144">
                <text:p>0.038144</text:p>
              </table:table-cell>
              <table:table-cell office:value-type="float" office:value="0.000403">
                <text:p>0.0004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58977">
                <text:p>0.58977</text:p>
              </table:table-cell>
              <table:table-cell office:value-type="float" office:value="0.732613">
                <text:p>0.732613</text:p>
              </table:table-cell>
              <table:table-cell office:value-type="float" office:value="0.038384">
                <text:p>0.038384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63558">
                <text:p>0.563558</text:p>
              </table:table-cell>
              <table:table-cell office:value-type="float" office:value="0.730179">
                <text:p>0.730179</text:p>
              </table:table-cell>
              <table:table-cell office:value-type="float" office:value="0.03817">
                <text:p>0.03817</text:p>
              </table:table-cell>
              <table:table-cell office:value-type="float" office:value="-0.00299">
                <text:p>-0.0029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563558">
                <text:p>0.563558</text:p>
              </table:table-cell>
              <table:table-cell office:value-type="float" office:value="0.727753">
                <text:p>0.727753</text:p>
              </table:table-cell>
              <table:table-cell office:value-type="float" office:value="0.037334">
                <text:p>0.037334</text:p>
              </table:table-cell>
              <table:table-cell office:value-type="float" office:value="-0.003003">
                <text:p>-0.00300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63558">
                <text:p>0.563558</text:p>
              </table:table-cell>
              <table:table-cell office:value-type="float" office:value="0.725336">
                <text:p>0.725336</text:p>
              </table:table-cell>
              <table:table-cell office:value-type="float" office:value="0.036228">
                <text:p>0.036228</text:p>
              </table:table-cell>
              <table:table-cell office:value-type="float" office:value="-0.003012">
                <text:p>-0.0030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76664">
                <text:p>0.576664</text:p>
              </table:table-cell>
              <table:table-cell office:value-type="float" office:value="0.722926">
                <text:p>0.722926</text:p>
              </table:table-cell>
              <table:table-cell office:value-type="float" office:value="0.034405">
                <text:p>0.034405</text:p>
              </table:table-cell>
              <table:table-cell office:value-type="float" office:value="-0.001288">
                <text:p>-0.00128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37346">
                <text:p>0.537346</text:p>
              </table:table-cell>
              <table:table-cell office:value-type="float" office:value="0.720524">
                <text:p>0.720524</text:p>
              </table:table-cell>
              <table:table-cell office:value-type="float" office:value="0.03148">
                <text:p>0.03148</text:p>
              </table:table-cell>
              <table:table-cell office:value-type="float" office:value="-0.006453">
                <text:p>-0.0064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37346">
                <text:p>0.537346</text:p>
              </table:table-cell>
              <table:table-cell office:value-type="float" office:value="0.71813">
                <text:p>0.71813</text:p>
              </table:table-cell>
              <table:table-cell office:value-type="float" office:value="0.028454">
                <text:p>0.028454</text:p>
              </table:table-cell>
              <table:table-cell office:value-type="float" office:value="-0.006503">
                <text:p>-0.0065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37346">
                <text:p>0.537346</text:p>
              </table:table-cell>
              <table:table-cell office:value-type="float" office:value="0.715745">
                <text:p>0.715745</text:p>
              </table:table-cell>
              <table:table-cell office:value-type="float" office:value="0.024908">
                <text:p>0.024908</text:p>
              </table:table-cell>
              <table:table-cell office:value-type="float" office:value="-0.00655">
                <text:p>-0.006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37346">
                <text:p>0.537346</text:p>
              </table:table-cell>
              <table:table-cell office:value-type="float" office:value="0.713367">
                <text:p>0.713367</text:p>
              </table:table-cell>
              <table:table-cell office:value-type="float" office:value="0.021077">
                <text:p>0.021077</text:p>
              </table:table-cell>
              <table:table-cell office:value-type="float" office:value="-0.006593">
                <text:p>-0.0065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50452">
                <text:p>0.550452</text:p>
              </table:table-cell>
              <table:table-cell office:value-type="float" office:value="0.710997">
                <text:p>0.710997</text:p>
              </table:table-cell>
              <table:table-cell office:value-type="float" office:value="0.017003">
                <text:p>0.017003</text:p>
              </table:table-cell>
              <table:table-cell office:value-type="float" office:value="-0.004902">
                <text:p>-0.00490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37346">
                <text:p>0.537346</text:p>
              </table:table-cell>
              <table:table-cell office:value-type="float" office:value="0.708635">
                <text:p>0.708635</text:p>
              </table:table-cell>
              <table:table-cell office:value-type="float" office:value="0.012793">
                <text:p>0.012793</text:p>
              </table:table-cell>
              <table:table-cell office:value-type="float" office:value="-0.006642">
                <text:p>-0.00664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50452">
                <text:p>0.550452</text:p>
              </table:table-cell>
              <table:table-cell office:value-type="float" office:value="0.70628">
                <text:p>0.70628</text:p>
              </table:table-cell>
              <table:table-cell office:value-type="float" office:value="0.008372">
                <text:p>0.008372</text:p>
              </table:table-cell>
              <table:table-cell office:value-type="float" office:value="-0.004943">
                <text:p>-0.00494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63558">
                <text:p>0.563558</text:p>
              </table:table-cell>
              <table:table-cell office:value-type="float" office:value="0.703934">
                <text:p>0.703934</text:p>
              </table:table-cell>
              <table:table-cell office:value-type="float" office:value="0.003547">
                <text:p>0.003547</text:p>
              </table:table-cell>
              <table:table-cell office:value-type="float" office:value="-0.003215">
                <text:p>-0.0032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50452">
                <text:p>0.550452</text:p>
              </table:table-cell>
              <table:table-cell office:value-type="float" office:value="0.701595">
                <text:p>0.701595</text:p>
              </table:table-cell>
              <table:table-cell office:value-type="float" office:value="-0.000464">
                <text:p>-0.000464</text:p>
              </table:table-cell>
              <table:table-cell office:value-type="float" office:value="-0.004917">
                <text:p>-0.00491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76664">
                <text:p>0.576664</text:p>
              </table:table-cell>
              <table:table-cell office:value-type="float" office:value="0.699264">
                <text:p>0.699264</text:p>
              </table:table-cell>
              <table:table-cell office:value-type="float" office:value="-0.003737">
                <text:p>-0.003737</text:p>
              </table:table-cell>
              <table:table-cell office:value-type="float" office:value="-0.001452">
                <text:p>-0.00145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50452">
                <text:p>0.550452</text:p>
              </table:table-cell>
              <table:table-cell office:value-type="float" office:value="0.696941">
                <text:p>0.696941</text:p>
              </table:table-cell>
              <table:table-cell office:value-type="float" office:value="-0.006697">
                <text:p>-0.006697</text:p>
              </table:table-cell>
              <table:table-cell office:value-type="float" office:value="-0.00485">
                <text:p>-0.0048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76664">
                <text:p>0.576664</text:p>
              </table:table-cell>
              <table:table-cell office:value-type="float" office:value="0.694626">
                <text:p>0.694626</text:p>
              </table:table-cell>
              <table:table-cell office:value-type="float" office:value="-0.008064">
                <text:p>-0.008064</text:p>
              </table:table-cell>
              <table:table-cell office:value-type="float" office:value="-0.001378">
                <text:p>-0.0013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602876">
                <text:p>0.602876</text:p>
              </table:table-cell>
              <table:table-cell office:value-type="float" office:value="0.692318">
                <text:p>0.692318</text:p>
              </table:table-cell>
              <table:table-cell office:value-type="float" office:value="-0.009024">
                <text:p>-0.009024</text:p>
              </table:table-cell>
              <table:table-cell office:value-type="float" office:value="0.002151">
                <text:p>0.0021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602876">
                <text:p>0.602876</text:p>
              </table:table-cell>
              <table:table-cell office:value-type="float" office:value="0.690018">
                <text:p>0.690018</text:p>
              </table:table-cell>
              <table:table-cell office:value-type="float" office:value="-0.009316">
                <text:p>-0.009316</text:p>
              </table:table-cell>
              <table:table-cell office:value-type="float" office:value="0.002276">
                <text:p>0.00227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615982">
                <text:p>0.615982</text:p>
              </table:table-cell>
              <table:table-cell office:value-type="float" office:value="0.687726">
                <text:p>0.687726</text:p>
              </table:table-cell>
              <table:table-cell office:value-type="float" office:value="-0.009019">
                <text:p>-0.009019</text:p>
              </table:table-cell>
              <table:table-cell office:value-type="float" office:value="0.004134">
                <text:p>0.0041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615982">
                <text:p>0.615982</text:p>
              </table:table-cell>
              <table:table-cell office:value-type="float" office:value="0.685441">
                <text:p>0.685441</text:p>
              </table:table-cell>
              <table:table-cell office:value-type="float" office:value="-0.008014">
                <text:p>-0.008014</text:p>
              </table:table-cell>
              <table:table-cell office:value-type="float" office:value="0.004292">
                <text:p>0.00429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15982">
                <text:p>0.615982</text:p>
              </table:table-cell>
              <table:table-cell office:value-type="float" office:value="0.683164">
                <text:p>0.683164</text:p>
              </table:table-cell>
              <table:table-cell office:value-type="float" office:value="-0.006844">
                <text:p>-0.006844</text:p>
              </table:table-cell>
              <table:table-cell office:value-type="float" office:value="0.004454">
                <text:p>0.00445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615982">
                <text:p>0.615982</text:p>
              </table:table-cell>
              <table:table-cell office:value-type="float" office:value="0.680894">
                <text:p>0.680894</text:p>
              </table:table-cell>
              <table:table-cell office:value-type="float" office:value="-0.0061">
                <text:p>-0.0061</text:p>
              </table:table-cell>
              <table:table-cell office:value-type="float" office:value="0.004619">
                <text:p>0.0046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629088">
                <text:p>0.629088</text:p>
              </table:table-cell>
              <table:table-cell office:value-type="float" office:value="0.678632">
                <text:p>0.678632</text:p>
              </table:table-cell>
              <table:table-cell office:value-type="float" office:value="-0.005627">
                <text:p>-0.005627</text:p>
              </table:table-cell>
              <table:table-cell office:value-type="float" office:value="0.006518">
                <text:p>0.00651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8977">
                <text:p>0.58977</text:p>
              </table:table-cell>
              <table:table-cell office:value-type="float" office:value="0.676377">
                <text:p>0.676377</text:p>
              </table:table-cell>
              <table:table-cell office:value-type="float" office:value="-0.004091">
                <text:p>-0.004091</text:p>
              </table:table-cell>
              <table:table-cell office:value-type="float" office:value="0.001526">
                <text:p>0.00152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29088">
                <text:p>0.629088</text:p>
              </table:table-cell>
              <table:table-cell office:value-type="float" office:value="0.67413">
                <text:p>0.67413</text:p>
              </table:table-cell>
              <table:table-cell office:value-type="float" office:value="-0.002441">
                <text:p>-0.002441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29088">
                <text:p>0.629088</text:p>
              </table:table-cell>
              <table:table-cell office:value-type="float" office:value="0.671891">
                <text:p>0.671891</text:p>
              </table:table-cell>
              <table:table-cell office:value-type="float" office:value="-0.001175">
                <text:p>-0.001175</text:p>
              </table:table-cell>
              <table:table-cell office:value-type="float" office:value="0.007045">
                <text:p>0.0070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629088">
                <text:p>0.629088</text:p>
              </table:table-cell>
              <table:table-cell office:value-type="float" office:value="0.669658">
                <text:p>0.66965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7254">
                <text:p>0.0072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629088">
                <text:p>0.629088</text:p>
              </table:table-cell>
              <table:table-cell office:value-type="float" office:value="0.667434">
                <text:p>0.667434</text:p>
              </table:table-cell>
              <table:table-cell office:value-type="float" office:value="0.004195">
                <text:p>0.004195</text:p>
              </table:table-cell>
              <table:table-cell office:value-type="float" office:value="0.007467">
                <text:p>0.0074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29088">
                <text:p>0.629088</text:p>
              </table:table-cell>
              <table:table-cell office:value-type="float" office:value="0.665216">
                <text:p>0.665216</text:p>
              </table:table-cell>
              <table:table-cell office:value-type="float" office:value="0.00705">
                <text:p>0.00705</text:p>
              </table:table-cell>
              <table:table-cell office:value-type="float" office:value="0.007683">
                <text:p>0.0076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29088">
                <text:p>0.629088</text:p>
              </table:table-cell>
              <table:table-cell office:value-type="float" office:value="0.663006">
                <text:p>0.663006</text:p>
              </table:table-cell>
              <table:table-cell office:value-type="float" office:value="0.009259">
                <text:p>0.009259</text:p>
              </table:table-cell>
              <table:table-cell office:value-type="float" office:value="0.007902">
                <text:p>0.00790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15982">
                <text:p>0.615982</text:p>
              </table:table-cell>
              <table:table-cell office:value-type="float" office:value="0.660804">
                <text:p>0.660804</text:p>
              </table:table-cell>
              <table:table-cell office:value-type="float" office:value="0.011368">
                <text:p>0.011368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615982">
                <text:p>0.615982</text:p>
              </table:table-cell>
              <table:table-cell office:value-type="float" office:value="0.658608">
                <text:p>0.658608</text:p>
              </table:table-cell>
              <table:table-cell office:value-type="float" office:value="0.013145">
                <text:p>0.013145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602876">
                <text:p>0.602876</text:p>
              </table:table-cell>
              <table:table-cell office:value-type="float" office:value="0.65642">
                <text:p>0.65642</text:p>
              </table:table-cell>
              <table:table-cell office:value-type="float" office:value="0.014759">
                <text:p>0.014759</text:p>
              </table:table-cell>
              <table:table-cell office:value-type="float" office:value="0.005069">
                <text:p>0.00506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8977">
                <text:p>0.58977</text:p>
              </table:table-cell>
              <table:table-cell office:value-type="float" office:value="0.654239">
                <text:p>0.654239</text:p>
              </table:table-cell>
              <table:table-cell office:value-type="float" office:value="0.015834">
                <text:p>0.015834</text:p>
              </table:table-cell>
              <table:table-cell office:value-type="float" office:value="0.00352">
                <text:p>0.003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8977">
                <text:p>0.58977</text:p>
              </table:table-cell>
              <table:table-cell office:value-type="float" office:value="0.652066">
                <text:p>0.652066</text:p>
              </table:table-cell>
              <table:table-cell office:value-type="float" office:value="0.016702">
                <text:p>0.016702</text:p>
              </table:table-cell>
              <table:table-cell office:value-type="float" office:value="0.003678">
                <text:p>0.0036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563558">
                <text:p>0.563558</text:p>
              </table:table-cell>
              <table:table-cell office:value-type="float" office:value="0.649899">
                <text:p>0.649899</text:p>
              </table:table-cell>
              <table:table-cell office:value-type="float" office:value="0.017239">
                <text:p>0.017239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602876">
                <text:p>0.602876</text:p>
              </table:table-cell>
              <table:table-cell office:value-type="float" office:value="0.64774">
                <text:p>0.64774</text:p>
              </table:table-cell>
              <table:table-cell office:value-type="float" office:value="0.017771">
                <text:p>0.017771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76664">
                <text:p>0.576664</text:p>
              </table:table-cell>
              <table:table-cell office:value-type="float" office:value="0.645588">
                <text:p>0.645588</text:p>
              </table:table-cell>
              <table:table-cell office:value-type="float" office:value="0.018228">
                <text:p>0.018228</text:p>
              </table:table-cell>
              <table:table-cell office:value-type="float" office:value="0.002416">
                <text:p>0.0024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76664">
                <text:p>0.576664</text:p>
              </table:table-cell>
              <table:table-cell office:value-type="float" office:value="0.643444">
                <text:p>0.643444</text:p>
              </table:table-cell>
              <table:table-cell office:value-type="float" office:value="0.018559">
                <text:p>0.018559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576664">
                <text:p>0.576664</text:p>
              </table:table-cell>
              <table:table-cell office:value-type="float" office:value="0.641306">
                <text:p>0.641306</text:p>
              </table:table-cell>
              <table:table-cell office:value-type="float" office:value="0.018628">
                <text:p>0.018628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50452">
                <text:p>0.550452</text:p>
              </table:table-cell>
              <table:table-cell office:value-type="float" office:value="0.639175">
                <text:p>0.639175</text:p>
              </table:table-cell>
              <table:table-cell office:value-type="float" office:value="0.018465">
                <text:p>0.018465</text:p>
              </table:table-cell>
              <table:table-cell office:value-type="float" office:value="-0.000599">
                <text:p>-0.00059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63558">
                <text:p>0.563558</text:p>
              </table:table-cell>
              <table:table-cell office:value-type="float" office:value="0.637052">
                <text:p>0.637052</text:p>
              </table:table-cell>
              <table:table-cell office:value-type="float" office:value="0.018142">
                <text:p>0.018142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63558">
                <text:p>0.563558</text:p>
              </table:table-cell>
              <table:table-cell office:value-type="float" office:value="0.634935">
                <text:p>0.634935</text:p>
              </table:table-cell>
              <table:table-cell office:value-type="float" office:value="0.01755">
                <text:p>0.01755</text:p>
              </table:table-cell>
              <table:table-cell office:value-type="float" office:value="0.001367">
                <text:p>0.0013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63558">
                <text:p>0.563558</text:p>
              </table:table-cell>
              <table:table-cell office:value-type="float" office:value="0.632826">
                <text:p>0.632826</text:p>
              </table:table-cell>
              <table:table-cell office:value-type="float" office:value="0.016755">
                <text:p>0.016755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50452">
                <text:p>0.550452</text:p>
              </table:table-cell>
              <table:table-cell office:value-type="float" office:value="0.630724">
                <text:p>0.630724</text:p>
              </table:table-cell>
              <table:table-cell office:value-type="float" office:value="0.01574">
                <text:p>0.01574</text:p>
              </table:table-cell>
              <table:table-cell office:value-type="float" office:value="-0.000089">
                <text:p>-0.0000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50452">
                <text:p>0.550452</text:p>
              </table:table-cell>
              <table:table-cell office:value-type="float" office:value="0.628628">
                <text:p>0.628628</text:p>
              </table:table-cell>
              <table:table-cell office:value-type="float" office:value="0.014576">
                <text:p>0.01457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50452">
                <text:p>0.550452</text:p>
              </table:table-cell>
              <table:table-cell office:value-type="float" office:value="0.62654">
                <text:p>0.62654</text:p>
              </table:table-cell>
              <table:table-cell office:value-type="float" office:value="0.013267">
                <text:p>0.01326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537346">
                <text:p>0.537346</text:p>
              </table:table-cell>
              <table:table-cell office:value-type="float" office:value="0.624458">
                <text:p>0.624458</text:p>
              </table:table-cell>
              <table:table-cell office:value-type="float" office:value="0.012506">
                <text:p>0.012506</text:p>
              </table:table-cell>
              <table:table-cell office:value-type="float" office:value="-0.001461">
                <text:p>-0.00146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550452">
                <text:p>0.550452</text:p>
              </table:table-cell>
              <table:table-cell office:value-type="float" office:value="0.622384">
                <text:p>0.622384</text:p>
              </table:table-cell>
              <table:table-cell office:value-type="float" office:value="0.011197">
                <text:p>0.011197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563558">
                <text:p>0.563558</text:p>
              </table:table-cell>
              <table:table-cell office:value-type="float" office:value="0.620316">
                <text:p>0.620316</text:p>
              </table:table-cell>
              <table:table-cell office:value-type="float" office:value="0.010502">
                <text:p>0.010502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50452">
                <text:p>0.550452</text:p>
              </table:table-cell>
              <table:table-cell office:value-type="float" office:value="0.618255">
                <text:p>0.618255</text:p>
              </table:table-cell>
              <table:table-cell office:value-type="float" office:value="0.009461">
                <text:p>0.009461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76664">
                <text:p>0.576664</text:p>
              </table:table-cell>
              <table:table-cell office:value-type="float" office:value="0.616201">
                <text:p>0.616201</text:p>
              </table:table-cell>
              <table:table-cell office:value-type="float" office:value="0.008906">
                <text:p>0.008906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563558">
                <text:p>0.563558</text:p>
              </table:table-cell>
              <table:table-cell office:value-type="float" office:value="0.614154">
                <text:p>0.614154</text:p>
              </table:table-cell>
              <table:table-cell office:value-type="float" office:value="0.007814">
                <text:p>0.007814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63558">
                <text:p>0.563558</text:p>
              </table:table-cell>
              <table:table-cell office:value-type="float" office:value="0.612114">
                <text:p>0.612114</text:p>
              </table:table-cell>
              <table:table-cell office:value-type="float" office:value="0.006378">
                <text:p>0.006378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550452">
                <text:p>0.550452</text:p>
              </table:table-cell>
              <table:table-cell office:value-type="float" office:value="0.61008">
                <text:p>0.61008</text:p>
              </table:table-cell>
              <table:table-cell office:value-type="float" office:value="0.004531">
                <text:p>0.004531</text:p>
              </table:table-cell>
              <table:table-cell office:value-type="float" office:value="0.001323">
                <text:p>0.00132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576664">
                <text:p>0.576664</text:p>
              </table:table-cell>
              <table:table-cell office:value-type="float" office:value="0.608053">
                <text:p>0.608053</text:p>
              </table:table-cell>
              <table:table-cell office:value-type="float" office:value="0.002274">
                <text:p>0.002274</text:p>
              </table:table-cell>
              <table:table-cell office:value-type="float" office:value="0.004931">
                <text:p>0.00493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76664">
                <text:p>0.576664</text:p>
              </table:table-cell>
              <table:table-cell office:value-type="float" office:value="0.606033">
                <text:p>0.606033</text:p>
              </table:table-cell>
              <table:table-cell office:value-type="float" office:value="-0.000382">
                <text:p>-0.000382</text:p>
              </table:table-cell>
              <table:table-cell office:value-type="float" office:value="0.005135">
                <text:p>0.00513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63558">
                <text:p>0.563558</text:p>
              </table:table-cell>
              <table:table-cell office:value-type="float" office:value="0.60402">
                <text:p>0.60402</text:p>
              </table:table-cell>
              <table:table-cell office:value-type="float" office:value="-0.003324">
                <text:p>-0.003324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537346">
                <text:p>0.537346</text:p>
              </table:table-cell>
              <table:table-cell office:value-type="float" office:value="0.602013">
                <text:p>0.602013</text:p>
              </table:table-cell>
              <table:table-cell office:value-type="float" office:value="-0.005854">
                <text:p>-0.005854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63558">
                <text:p>0.563558</text:p>
              </table:table-cell>
              <table:table-cell office:value-type="float" office:value="0.600013">
                <text:p>0.600013</text:p>
              </table:table-cell>
              <table:table-cell office:value-type="float" office:value="-0.006433">
                <text:p>-0.006433</text:p>
              </table:table-cell>
              <table:table-cell office:value-type="float" office:value="0.00393">
                <text:p>0.003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76664">
                <text:p>0.576664</text:p>
              </table:table-cell>
              <table:table-cell office:value-type="float" office:value="0.59802">
                <text:p>0.59802</text:p>
              </table:table-cell>
              <table:table-cell office:value-type="float" office:value="-0.007">
                <text:p>-0.007</text:p>
              </table:table-cell>
              <table:table-cell office:value-type="float" office:value="0.005851">
                <text:p>0.00585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58977">
                <text:p>0.58977</text:p>
              </table:table-cell>
              <table:table-cell office:value-type="float" office:value="0.596033">
                <text:p>0.596033</text:p>
              </table:table-cell>
              <table:table-cell office:value-type="float" office:value="-0.007056">
                <text:p>-0.00705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602876">
                <text:p>0.602876</text:p>
              </table:table-cell>
              <table:table-cell office:value-type="float" office:value="0.594053">
                <text:p>0.594053</text:p>
              </table:table-cell>
              <table:table-cell office:value-type="float" office:value="-0.006292">
                <text:p>-0.006292</text:p>
              </table:table-cell>
              <table:table-cell office:value-type="float" office:value="0.009779">
                <text:p>0.00977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615982">
                <text:p>0.615982</text:p>
              </table:table-cell>
              <table:table-cell office:value-type="float" office:value="0.592079">
                <text:p>0.592079</text:p>
              </table:table-cell>
              <table:table-cell office:value-type="float" office:value="-0.004621">
                <text:p>-0.004621</text:p>
              </table:table-cell>
              <table:table-cell office:value-type="float" office:value="0.011787">
                <text:p>0.0117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615982">
                <text:p>0.615982</text:p>
              </table:table-cell>
              <table:table-cell office:value-type="float" office:value="0.590112">
                <text:p>0.590112</text:p>
              </table:table-cell>
              <table:table-cell office:value-type="float" office:value="-0.003097">
                <text:p>-0.003097</text:p>
              </table:table-cell>
              <table:table-cell office:value-type="float" office:value="0.012095">
                <text:p>0.0120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629088">
                <text:p>0.629088</text:p>
              </table:table-cell>
              <table:table-cell office:value-type="float" office:value="0.588152">
                <text:p>0.588152</text:p>
              </table:table-cell>
              <table:table-cell office:value-type="float" office:value="-0.001655">
                <text:p>-0.001655</text:p>
              </table:table-cell>
              <table:table-cell office:value-type="float" office:value="0.014135">
                <text:p>0.01413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615982">
                <text:p>0.615982</text:p>
              </table:table-cell>
              <table:table-cell office:value-type="float" office:value="0.586198">
                <text:p>0.586198</text:p>
              </table:table-cell>
              <table:table-cell office:value-type="float" office:value="-0.000059">
                <text:p>-0.000059</text:p>
              </table:table-cell>
              <table:table-cell office:value-type="float" office:value="0.012745">
                <text:p>0.0127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602876">
                <text:p>0.602876</text:p>
              </table:table-cell>
              <table:table-cell office:value-type="float" office:value="0.58425">
                <text:p>0.58425</text:p>
              </table:table-cell>
              <table:table-cell office:value-type="float" office:value="0.001795">
                <text:p>0.001795</text:p>
              </table:table-cell>
              <table:table-cell office:value-type="float" office:value="0.011332">
                <text:p>0.01133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8977">
                <text:p>0.58977</text:p>
              </table:table-cell>
              <table:table-cell office:value-type="float" office:value="0.582309">
                <text:p>0.582309</text:p>
              </table:table-cell>
              <table:table-cell office:value-type="float" office:value="0.00338">
                <text:p>0.00338</text:p>
              </table:table-cell>
              <table:table-cell office:value-type="float" office:value="0.009895">
                <text:p>0.0098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615982">
                <text:p>0.615982</text:p>
              </table:table-cell>
              <table:table-cell office:value-type="float" office:value="0.580374">
                <text:p>0.580374</text:p>
              </table:table-cell>
              <table:table-cell office:value-type="float" office:value="0.004716">
                <text:p>0.004716</text:p>
              </table:table-cell>
              <table:table-cell office:value-type="float" office:value="0.013625">
                <text:p>0.0136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629088">
                <text:p>0.629088</text:p>
              </table:table-cell>
              <table:table-cell office:value-type="float" office:value="0.578446">
                <text:p>0.578446</text:p>
              </table:table-cell>
              <table:table-cell office:value-type="float" office:value="0.006778">
                <text:p>0.006778</text:p>
              </table:table-cell>
              <table:table-cell office:value-type="float" office:value="0.015681">
                <text:p>0.01568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15982">
                <text:p>0.615982</text:p>
              </table:table-cell>
              <table:table-cell office:value-type="float" office:value="0.576525">
                <text:p>0.576525</text:p>
              </table:table-cell>
              <table:table-cell office:value-type="float" office:value="0.00851">
                <text:p>0.00851</text:p>
              </table:table-cell>
              <table:table-cell office:value-type="float" office:value="0.014306">
                <text:p>0.0143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615982">
                <text:p>0.615982</text:p>
              </table:table-cell>
              <table:table-cell office:value-type="float" office:value="0.574609">
                <text:p>0.574609</text:p>
              </table:table-cell>
              <table:table-cell office:value-type="float" office:value="0.010469">
                <text:p>0.010469</text:p>
              </table:table-cell>
              <table:table-cell office:value-type="float" office:value="0.014638">
                <text:p>0.01463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615982">
                <text:p>0.615982</text:p>
              </table:table-cell>
              <table:table-cell office:value-type="float" office:value="0.5727">
                <text:p>0.5727</text:p>
              </table:table-cell>
              <table:table-cell office:value-type="float" office:value="0.012036">
                <text:p>0.012036</text:p>
              </table:table-cell>
              <table:table-cell office:value-type="float" office:value="0.014972">
                <text:p>0.01497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8977">
                <text:p>0.58977</text:p>
              </table:table-cell>
              <table:table-cell office:value-type="float" office:value="0.570798">
                <text:p>0.570798</text:p>
              </table:table-cell>
              <table:table-cell office:value-type="float" office:value="0.013498">
                <text:p>0.013498</text:p>
              </table:table-cell>
              <table:table-cell office:value-type="float" office:value="0.01185">
                <text:p>0.0118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602876">
                <text:p>0.602876</text:p>
              </table:table-cell>
              <table:table-cell office:value-type="float" office:value="0.568901">
                <text:p>0.568901</text:p>
              </table:table-cell>
              <table:table-cell office:value-type="float" office:value="0.01504">
                <text:p>0.01504</text:p>
              </table:table-cell>
              <table:table-cell office:value-type="float" office:value="0.013868">
                <text:p>0.0138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602876">
                <text:p>0.602876</text:p>
              </table:table-cell>
              <table:table-cell office:value-type="float" office:value="0.567011">
                <text:p>0.567011</text:p>
              </table:table-cell>
              <table:table-cell office:value-type="float" office:value="0.016417">
                <text:p>0.016417</text:p>
              </table:table-cell>
              <table:table-cell office:value-type="float" office:value="0.014186">
                <text:p>0.01418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8977">
                <text:p>0.58977</text:p>
              </table:table-cell>
              <table:table-cell office:value-type="float" office:value="0.565128">
                <text:p>0.565128</text:p>
              </table:table-cell>
              <table:table-cell office:value-type="float" office:value="0.017693">
                <text:p>0.017693</text:p>
              </table:table-cell>
              <table:table-cell office:value-type="float" office:value="0.012776">
                <text:p>0.01277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8977">
                <text:p>0.58977</text:p>
              </table:table-cell>
              <table:table-cell office:value-type="float" office:value="0.56325">
                <text:p>0.56325</text:p>
              </table:table-cell>
              <table:table-cell office:value-type="float" office:value="0.019116">
                <text:p>0.019116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8977">
                <text:p>0.58977</text:p>
              </table:table-cell>
              <table:table-cell office:value-type="float" office:value="0.561379">
                <text:p>0.561379</text:p>
              </table:table-cell>
              <table:table-cell office:value-type="float" office:value="0.02051">
                <text:p>0.02051</text:p>
              </table:table-cell>
              <table:table-cell office:value-type="float" office:value="0.013373">
                <text:p>0.01337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8977">
                <text:p>0.58977</text:p>
              </table:table-cell>
              <table:table-cell office:value-type="float" office:value="0.559514">
                <text:p>0.559514</text:p>
              </table:table-cell>
              <table:table-cell office:value-type="float" office:value="0.021839">
                <text:p>0.021839</text:p>
              </table:table-cell>
              <table:table-cell office:value-type="float" office:value="0.013676">
                <text:p>0.0136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76664">
                <text:p>0.576664</text:p>
              </table:table-cell>
              <table:table-cell office:value-type="float" office:value="0.557655">
                <text:p>0.557655</text:p>
              </table:table-cell>
              <table:table-cell office:value-type="float" office:value="0.023247">
                <text:p>0.023247</text:p>
              </table:table-cell>
              <table:table-cell office:value-type="float" office:value="0.012252">
                <text:p>0.01225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76664">
                <text:p>0.576664</text:p>
              </table:table-cell>
              <table:table-cell office:value-type="float" office:value="0.555802">
                <text:p>0.555802</text:p>
              </table:table-cell>
              <table:table-cell office:value-type="float" office:value="0.024386">
                <text:p>0.024386</text:p>
              </table:table-cell>
              <table:table-cell office:value-type="float" office:value="0.012535">
                <text:p>0.0125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76664">
                <text:p>0.576664</text:p>
              </table:table-cell>
              <table:table-cell office:value-type="float" office:value="0.553956">
                <text:p>0.553956</text:p>
              </table:table-cell>
              <table:table-cell office:value-type="float" office:value="0.025262">
                <text:p>0.025262</text:p>
              </table:table-cell>
              <table:table-cell office:value-type="float" office:value="0.01282">
                <text:p>0.0128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63558">
                <text:p>0.563558</text:p>
              </table:table-cell>
              <table:table-cell office:value-type="float" office:value="0.552115">
                <text:p>0.552115</text:p>
              </table:table-cell>
              <table:table-cell office:value-type="float" office:value="0.026018">
                <text:p>0.026018</text:p>
              </table:table-cell>
              <table:table-cell office:value-type="float" office:value="0.011379">
                <text:p>0.0113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576664">
                <text:p>0.576664</text:p>
              </table:table-cell>
              <table:table-cell office:value-type="float" office:value="0.550281">
                <text:p>0.550281</text:p>
              </table:table-cell>
              <table:table-cell office:value-type="float" office:value="0.026611">
                <text:p>0.026611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63558">
                <text:p>0.563558</text:p>
              </table:table-cell>
              <table:table-cell office:value-type="float" office:value="0.548453">
                <text:p>0.548453</text:p>
              </table:table-cell>
              <table:table-cell office:value-type="float" office:value="0.026915">
                <text:p>0.026915</text:p>
              </table:table-cell>
              <table:table-cell office:value-type="float" office:value="0.011938">
                <text:p>0.01193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537346">
                <text:p>0.537346</text:p>
              </table:table-cell>
              <table:table-cell office:value-type="float" office:value="0.546631">
                <text:p>0.546631</text:p>
              </table:table-cell>
              <table:table-cell office:value-type="float" office:value="0.027518">
                <text:p>0.027518</text:p>
              </table:table-cell>
              <table:table-cell office:value-type="float" office:value="0.008749">
                <text:p>0.00874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550452">
                <text:p>0.550452</text:p>
              </table:table-cell>
              <table:table-cell office:value-type="float" office:value="0.544815">
                <text:p>0.544815</text:p>
              </table:table-cell>
              <table:table-cell office:value-type="float" office:value="0.027816">
                <text:p>0.027816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50452">
                <text:p>0.550452</text:p>
              </table:table-cell>
              <table:table-cell office:value-type="float" office:value="0.543005">
                <text:p>0.543005</text:p>
              </table:table-cell>
              <table:table-cell office:value-type="float" office:value="0.027395">
                <text:p>0.027395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76664">
                <text:p>0.576664</text:p>
              </table:table-cell>
              <table:table-cell office:value-type="float" office:value="0.541201">
                <text:p>0.541201</text:p>
              </table:table-cell>
              <table:table-cell office:value-type="float" office:value="0.026265">
                <text:p>0.026265</text:p>
              </table:table-cell>
              <table:table-cell office:value-type="float" office:value="0.014663">
                <text:p>0.01466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37346">
                <text:p>0.537346</text:p>
              </table:table-cell>
              <table:table-cell office:value-type="float" office:value="0.539403">
                <text:p>0.539403</text:p>
              </table:table-cell>
              <table:table-cell office:value-type="float" office:value="0.0244">
                <text:p>0.0244</text:p>
              </table:table-cell>
              <table:table-cell office:value-type="float" office:value="0.009781">
                <text:p>0.0097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2424">
                <text:p>0.52424</text:p>
              </table:table-cell>
              <table:table-cell office:value-type="float" office:value="0.537611">
                <text:p>0.537611</text:p>
              </table:table-cell>
              <table:table-cell office:value-type="float" office:value="0.022769">
                <text:p>0.022769</text:p>
              </table:table-cell>
              <table:table-cell office:value-type="float" office:value="0.008284">
                <text:p>0.00828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550452">
                <text:p>0.550452</text:p>
              </table:table-cell>
              <table:table-cell office:value-type="float" office:value="0.535825">
                <text:p>0.535825</text:p>
              </table:table-cell>
              <table:table-cell office:value-type="float" office:value="0.021503">
                <text:p>0.021503</text:p>
              </table:table-cell>
              <table:table-cell office:value-type="float" office:value="0.011953">
                <text:p>0.01195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537346">
                <text:p>0.537346</text:p>
              </table:table-cell>
              <table:table-cell office:value-type="float" office:value="0.534045">
                <text:p>0.534045</text:p>
              </table:table-cell>
              <table:table-cell office:value-type="float" office:value="0.019272">
                <text:p>0.019272</text:p>
              </table:table-cell>
              <table:table-cell office:value-type="float" office:value="0.010487">
                <text:p>0.0104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50452">
                <text:p>0.550452</text:p>
              </table:table-cell>
              <table:table-cell office:value-type="float" office:value="0.53227">
                <text:p>0.53227</text:p>
              </table:table-cell>
              <table:table-cell office:value-type="float" office:value="0.017236">
                <text:p>0.017236</text:p>
              </table:table-cell>
              <table:table-cell office:value-type="float" office:value="0.012458">
                <text:p>0.01245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537346">
                <text:p>0.537346</text:p>
              </table:table-cell>
              <table:table-cell office:value-type="float" office:value="0.530502">
                <text:p>0.530502</text:p>
              </table:table-cell>
              <table:table-cell office:value-type="float" office:value="0.014979">
                <text:p>0.014979</text:p>
              </table:table-cell>
              <table:table-cell office:value-type="float" office:value="0.010997">
                <text:p>0.0109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50452">
                <text:p>0.550452</text:p>
              </table:table-cell>
              <table:table-cell office:value-type="float" office:value="0.52874">
                <text:p>0.52874</text:p>
              </table:table-cell>
              <table:table-cell office:value-type="float" office:value="0.012634">
                <text:p>0.012634</text:p>
              </table:table-cell>
              <table:table-cell office:value-type="float" office:value="0.012974">
                <text:p>0.0129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550452">
                <text:p>0.550452</text:p>
              </table:table-cell>
              <table:table-cell office:value-type="float" office:value="0.526983">
                <text:p>0.526983</text:p>
              </table:table-cell>
              <table:table-cell office:value-type="float" office:value="0.009768">
                <text:p>0.009768</text:p>
              </table:table-cell>
              <table:table-cell office:value-type="float" office:value="0.013249">
                <text:p>0.01324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550452">
                <text:p>0.550452</text:p>
              </table:table-cell>
              <table:table-cell office:value-type="float" office:value="0.525232">
                <text:p>0.525232</text:p>
              </table:table-cell>
              <table:table-cell office:value-type="float" office:value="0.007255">
                <text:p>0.007255</text:p>
              </table:table-cell>
              <table:table-cell office:value-type="float" office:value="0.013527">
                <text:p>0.01352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50452">
                <text:p>0.550452</text:p>
              </table:table-cell>
              <table:table-cell office:value-type="float" office:value="0.523487">
                <text:p>0.523487</text:p>
              </table:table-cell>
              <table:table-cell office:value-type="float" office:value="0.005391">
                <text:p>0.005391</text:p>
              </table:table-cell>
              <table:table-cell office:value-type="float" office:value="0.013808">
                <text:p>0.01380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76664">
                <text:p>0.576664</text:p>
              </table:table-cell>
              <table:table-cell office:value-type="float" office:value="0.521748">
                <text:p>0.521748</text:p>
              </table:table-cell>
              <table:table-cell office:value-type="float" office:value="0.005648">
                <text:p>0.005648</text:p>
              </table:table-cell>
              <table:table-cell office:value-type="float" office:value="0.017551">
                <text:p>0.01755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58977">
                <text:p>0.58977</text:p>
              </table:table-cell>
              <table:table-cell office:value-type="float" office:value="0.520015">
                <text:p>0.520015</text:p>
              </table:table-cell>
              <table:table-cell office:value-type="float" office:value="0.00565">
                <text:p>0.00565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76664">
                <text:p>0.576664</text:p>
              </table:table-cell>
              <table:table-cell office:value-type="float" office:value="0.518287">
                <text:p>0.518287</text:p>
              </table:table-cell>
              <table:table-cell office:value-type="float" office:value="0.006491">
                <text:p>0.006491</text:p>
              </table:table-cell>
              <table:table-cell office:value-type="float" office:value="0.018258">
                <text:p>0.01825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58977">
                <text:p>0.58977</text:p>
              </table:table-cell>
              <table:table-cell office:value-type="float" office:value="0.516565">
                <text:p>0.516565</text:p>
              </table:table-cell>
              <table:table-cell office:value-type="float" office:value="0.007757">
                <text:p>0.007757</text:p>
              </table:table-cell>
              <table:table-cell office:value-type="float" office:value="0.020332">
                <text:p>0.020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602876">
                <text:p>0.602876</text:p>
              </table:table-cell>
              <table:table-cell office:value-type="float" office:value="0.514849">
                <text:p>0.514849</text:p>
              </table:table-cell>
              <table:table-cell office:value-type="float" office:value="0.009591">
                <text:p>0.009591</text:p>
              </table:table-cell>
              <table:table-cell office:value-type="float" office:value="0.022434">
                <text:p>0.02243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602876">
                <text:p>0.602876</text:p>
              </table:table-cell>
              <table:table-cell office:value-type="float" office:value="0.513139">
                <text:p>0.513139</text:p>
              </table:table-cell>
              <table:table-cell office:value-type="float" office:value="0.011557">
                <text:p>0.011557</text:p>
              </table:table-cell>
              <table:table-cell office:value-type="float" office:value="0.022836">
                <text:p>0.02283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629088">
                <text:p>0.629088</text:p>
              </table:table-cell>
              <table:table-cell office:value-type="float" office:value="0.511434">
                <text:p>0.511434</text:p>
              </table:table-cell>
              <table:table-cell office:value-type="float" office:value="0.013581">
                <text:p>0.013581</text:p>
              </table:table-cell>
              <table:table-cell office:value-type="float" office:value="0.026701">
                <text:p>0.02670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602876">
                <text:p>0.602876</text:p>
              </table:table-cell>
              <table:table-cell office:value-type="float" office:value="0.509735">
                <text:p>0.509735</text:p>
              </table:table-cell>
              <table:table-cell office:value-type="float" office:value="0.015442">
                <text:p>0.015442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58977">
                <text:p>0.58977</text:p>
              </table:table-cell>
              <table:table-cell office:value-type="float" office:value="0.508041">
                <text:p>0.508041</text:p>
              </table:table-cell>
              <table:table-cell office:value-type="float" office:value="0.017375">
                <text:p>0.017375</text:p>
              </table:table-cell>
              <table:table-cell office:value-type="float" office:value="0.02238">
                <text:p>0.022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602876">
                <text:p>0.602876</text:p>
              </table:table-cell>
              <table:table-cell office:value-type="float" office:value="0.506353">
                <text:p>0.506353</text:p>
              </table:table-cell>
              <table:table-cell office:value-type="float" office:value="0.019181">
                <text:p>0.019181</text:p>
              </table:table-cell>
              <table:table-cell office:value-type="float" office:value="0.024496">
                <text:p>0.02449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977">
                <text:p>0.58977</text:p>
              </table:table-cell>
              <table:table-cell office:value-type="float" office:value="0.504671">
                <text:p>0.504671</text:p>
              </table:table-cell>
              <table:table-cell office:value-type="float" office:value="0.020397">
                <text:p>0.020397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8977">
                <text:p>0.58977</text:p>
              </table:table-cell>
              <table:table-cell office:value-type="float" office:value="0.502995">
                <text:p>0.502995</text:p>
              </table:table-cell>
              <table:table-cell office:value-type="float" office:value="0.021993">
                <text:p>0.021993</text:p>
              </table:table-cell>
              <table:table-cell office:value-type="float" office:value="0.023573">
                <text:p>0.02357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58977">
                <text:p>0.58977</text:p>
              </table:table-cell>
              <table:table-cell office:value-type="float" office:value="0.501324">
                <text:p>0.501324</text:p>
              </table:table-cell>
              <table:table-cell office:value-type="float" office:value="0.023396">
                <text:p>0.023396</text:p>
              </table:table-cell>
              <table:table-cell office:value-type="float" office:value="0.023967">
                <text:p>0.0239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576664">
                <text:p>0.576664</text:p>
              </table:table-cell>
              <table:table-cell office:value-type="float" office:value="0.499658">
                <text:p>0.499658</text:p>
              </table:table-cell>
              <table:table-cell office:value-type="float" office:value="0.024934">
                <text:p>0.024934</text:p>
              </table:table-cell>
              <table:table-cell office:value-type="float" office:value="0.022634">
                <text:p>0.02263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58977">
                <text:p>0.58977</text:p>
              </table:table-cell>
              <table:table-cell office:value-type="float" office:value="0.497998">
                <text:p>0.497998</text:p>
              </table:table-cell>
              <table:table-cell office:value-type="float" office:value="0.026473">
                <text:p>0.026473</text:p>
              </table:table-cell>
              <table:table-cell office:value-type="float" office:value="0.024737">
                <text:p>0.02473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58977">
                <text:p>0.58977</text:p>
              </table:table-cell>
              <table:table-cell office:value-type="float" office:value="0.496344">
                <text:p>0.496344</text:p>
              </table:table-cell>
              <table:table-cell office:value-type="float" office:value="0.027659">
                <text:p>0.027659</text:p>
              </table:table-cell>
              <table:table-cell office:value-type="float" office:value="0.025139">
                <text:p>0.02513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576664">
                <text:p>0.576664</text:p>
              </table:table-cell>
              <table:table-cell office:value-type="float" office:value="0.494695">
                <text:p>0.494695</text:p>
              </table:table-cell>
              <table:table-cell office:value-type="float" office:value="0.029073">
                <text:p>0.029073</text:p>
              </table:table-cell>
              <table:table-cell office:value-type="float" office:value="0.023814">
                <text:p>0.0238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58977">
                <text:p>0.58977</text:p>
              </table:table-cell>
              <table:table-cell office:value-type="float" office:value="0.493051">
                <text:p>0.493051</text:p>
              </table:table-cell>
              <table:table-cell office:value-type="float" office:value="0.030294">
                <text:p>0.030294</text:p>
              </table:table-cell>
              <table:table-cell office:value-type="float" office:value="0.025924">
                <text:p>0.02592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563558">
                <text:p>0.563558</text:p>
              </table:table-cell>
              <table:table-cell office:value-type="float" office:value="0.491413">
                <text:p>0.491413</text:p>
              </table:table-cell>
              <table:table-cell office:value-type="float" office:value="0.031276">
                <text:p>0.031276</text:p>
              </table:table-cell>
              <table:table-cell office:value-type="float" office:value="0.022874">
                <text:p>0.02287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576664">
                <text:p>0.576664</text:p>
              </table:table-cell>
              <table:table-cell office:value-type="float" office:value="0.48978">
                <text:p>0.48978</text:p>
              </table:table-cell>
              <table:table-cell office:value-type="float" office:value="0.032963">
                <text:p>0.032963</text:p>
              </table:table-cell>
              <table:table-cell office:value-type="float" office:value="0.024964">
                <text:p>0.0249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563558">
                <text:p>0.563558</text:p>
              </table:table-cell>
              <table:table-cell office:value-type="float" office:value="0.488153">
                <text:p>0.488153</text:p>
              </table:table-cell>
              <table:table-cell office:value-type="float" office:value="0.034564">
                <text:p>0.034564</text:p>
              </table:table-cell>
              <table:table-cell office:value-type="float" office:value="0.023622">
                <text:p>0.0236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563558">
                <text:p>0.563558</text:p>
              </table:table-cell>
              <table:table-cell office:value-type="float" office:value="0.486532">
                <text:p>0.486532</text:p>
              </table:table-cell>
              <table:table-cell office:value-type="float" office:value="0.036216">
                <text:p>0.036216</text:p>
              </table:table-cell>
              <table:table-cell office:value-type="float" office:value="0.023987">
                <text:p>0.0239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550452">
                <text:p>0.550452</text:p>
              </table:table-cell>
              <table:table-cell office:value-type="float" office:value="0.484915">
                <text:p>0.484915</text:p>
              </table:table-cell>
              <table:table-cell office:value-type="float" office:value="0.037801">
                <text:p>0.037801</text:p>
              </table:table-cell>
              <table:table-cell office:value-type="float" office:value="0.022625">
                <text:p>0.0226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563558">
                <text:p>0.563558</text:p>
              </table:table-cell>
              <table:table-cell office:value-type="float" office:value="0.483304">
                <text:p>0.483304</text:p>
              </table:table-cell>
              <table:table-cell office:value-type="float" office:value="0.039745">
                <text:p>0.039745</text:p>
              </table:table-cell>
              <table:table-cell office:value-type="float" office:value="0.024698">
                <text:p>0.02469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550452">
                <text:p>0.550452</text:p>
              </table:table-cell>
              <table:table-cell office:value-type="float" office:value="0.481699">
                <text:p>0.481699</text:p>
              </table:table-cell>
              <table:table-cell office:value-type="float" office:value="0.041685">
                <text:p>0.041685</text:p>
              </table:table-cell>
              <table:table-cell office:value-type="float" office:value="0.023341">
                <text:p>0.02334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537346">
                <text:p>0.537346</text:p>
              </table:table-cell>
              <table:table-cell office:value-type="float" office:value="0.480098">
                <text:p>0.480098</text:p>
              </table:table-cell>
              <table:table-cell office:value-type="float" office:value="0.043593">
                <text:p>0.043593</text:p>
              </table:table-cell>
              <table:table-cell office:value-type="float" office:value="0.02196">
                <text:p>0.021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52424">
                <text:p>0.52424</text:p>
              </table:table-cell>
              <table:table-cell office:value-type="float" office:value="0.478503">
                <text:p>0.478503</text:p>
              </table:table-cell>
              <table:table-cell office:value-type="float" office:value="0.04548">
                <text:p>0.04548</text:p>
              </table:table-cell>
              <table:table-cell office:value-type="float" office:value="0.020555">
                <text:p>0.0205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537346">
                <text:p>0.537346</text:p>
              </table:table-cell>
              <table:table-cell office:value-type="float" office:value="0.476913">
                <text:p>0.476913</text:p>
              </table:table-cell>
              <table:table-cell office:value-type="float" office:value="0.047356">
                <text:p>0.047356</text:p>
              </table:table-cell>
              <table:table-cell office:value-type="float" office:value="0.022586">
                <text:p>0.0225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52424">
                <text:p>0.52424</text:p>
              </table:table-cell>
              <table:table-cell office:value-type="float" office:value="0.475329">
                <text:p>0.475329</text:p>
              </table:table-cell>
              <table:table-cell office:value-type="float" office:value="0.048981">
                <text:p>0.048981</text:p>
              </table:table-cell>
              <table:table-cell office:value-type="float" office:value="0.021186">
                <text:p>0.02118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52424">
                <text:p>0.52424</text:p>
              </table:table-cell>
              <table:table-cell office:value-type="float" office:value="0.47375">
                <text:p>0.47375</text:p>
              </table:table-cell>
              <table:table-cell office:value-type="float" office:value="0.050238">
                <text:p>0.050238</text:p>
              </table:table-cell>
              <table:table-cell office:value-type="float" office:value="0.021492">
                <text:p>0.02149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52424">
                <text:p>0.52424</text:p>
              </table:table-cell>
              <table:table-cell office:value-type="float" office:value="0.472176">
                <text:p>0.472176</text:p>
              </table:table-cell>
              <table:table-cell office:value-type="float" office:value="0.049663">
                <text:p>0.049663</text:p>
              </table:table-cell>
              <table:table-cell office:value-type="float" office:value="0.021801">
                <text:p>0.02180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84922">
                <text:p>0.484922</text:p>
              </table:table-cell>
              <table:table-cell office:value-type="float" office:value="0.470607">
                <text:p>0.470607</text:p>
              </table:table-cell>
              <table:table-cell office:value-type="float" office:value="0.048929">
                <text:p>0.048929</text:p>
              </table:table-cell>
              <table:table-cell office:value-type="float" office:value="0.016922">
                <text:p>0.01692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84922">
                <text:p>0.484922</text:p>
              </table:table-cell>
              <table:table-cell office:value-type="float" office:value="0.469044">
                <text:p>0.469044</text:p>
              </table:table-cell>
              <table:table-cell office:value-type="float" office:value="0.04838">
                <text:p>0.04838</text:p>
              </table:table-cell>
              <table:table-cell office:value-type="float" office:value="0.017157">
                <text:p>0.01715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84922">
                <text:p>0.484922</text:p>
              </table:table-cell>
              <table:table-cell office:value-type="float" office:value="0.467486">
                <text:p>0.467486</text:p>
              </table:table-cell>
              <table:table-cell office:value-type="float" office:value="0.04753">
                <text:p>0.04753</text:p>
              </table:table-cell>
              <table:table-cell office:value-type="float" office:value="0.017395">
                <text:p>0.01739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84922">
                <text:p>0.484922</text:p>
              </table:table-cell>
              <table:table-cell office:value-type="float" office:value="0.465932">
                <text:p>0.465932</text:p>
              </table:table-cell>
              <table:table-cell office:value-type="float" office:value="0.046603">
                <text:p>0.046603</text:p>
              </table:table-cell>
              <table:table-cell office:value-type="float" office:value="0.017635">
                <text:p>0.01763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471816">
                <text:p>0.471816</text:p>
              </table:table-cell>
              <table:table-cell office:value-type="float" office:value="0.464385">
                <text:p>0.464385</text:p>
              </table:table-cell>
              <table:table-cell office:value-type="float" office:value="0.045688">
                <text:p>0.045688</text:p>
              </table:table-cell>
              <table:table-cell office:value-type="float" office:value="0.016147">
                <text:p>0.0161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84922">
                <text:p>0.484922</text:p>
              </table:table-cell>
              <table:table-cell office:value-type="float" office:value="0.462842">
                <text:p>0.462842</text:p>
              </table:table-cell>
              <table:table-cell office:value-type="float" office:value="0.044467">
                <text:p>0.044467</text:p>
              </table:table-cell>
              <table:table-cell office:value-type="float" office:value="0.018095">
                <text:p>0.0180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71816">
                <text:p>0.471816</text:p>
              </table:table-cell>
              <table:table-cell office:value-type="float" office:value="0.461304">
                <text:p>0.461304</text:p>
              </table:table-cell>
              <table:table-cell office:value-type="float" office:value="0.043351">
                <text:p>0.043351</text:p>
              </table:table-cell>
              <table:table-cell office:value-type="float" office:value="0.016613">
                <text:p>0.0166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84922">
                <text:p>0.484922</text:p>
              </table:table-cell>
              <table:table-cell office:value-type="float" office:value="0.459772">
                <text:p>0.459772</text:p>
              </table:table-cell>
              <table:table-cell office:value-type="float" office:value="0.042056">
                <text:p>0.042056</text:p>
              </table:table-cell>
              <table:table-cell office:value-type="float" office:value="0.018566">
                <text:p>0.01856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45871">
                <text:p>0.45871</text:p>
              </table:table-cell>
              <table:table-cell office:value-type="float" office:value="0.458244">
                <text:p>0.458244</text:p>
              </table:table-cell>
              <table:table-cell office:value-type="float" office:value="0.040217">
                <text:p>0.040217</text:p>
              </table:table-cell>
              <table:table-cell office:value-type="float" office:value="0.015358">
                <text:p>0.01535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71816">
                <text:p>0.471816</text:p>
              </table:table-cell>
              <table:table-cell office:value-type="float" office:value="0.456722">
                <text:p>0.456722</text:p>
              </table:table-cell>
              <table:table-cell office:value-type="float" office:value="0.037433">
                <text:p>0.037433</text:p>
              </table:table-cell>
              <table:table-cell office:value-type="float" office:value="0.01729">
                <text:p>0.0172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484922">
                <text:p>0.484922</text:p>
              </table:table-cell>
              <table:table-cell office:value-type="float" office:value="0.455204">
                <text:p>0.455204</text:p>
              </table:table-cell>
              <table:table-cell office:value-type="float" office:value="0.034408">
                <text:p>0.034408</text:p>
              </table:table-cell>
              <table:table-cell office:value-type="float" office:value="0.01925">
                <text:p>0.019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45871">
                <text:p>0.45871</text:p>
              </table:table-cell>
              <table:table-cell office:value-type="float" office:value="0.453692">
                <text:p>0.453692</text:p>
              </table:table-cell>
              <table:table-cell office:value-type="float" office:value="0.031798">
                <text:p>0.031798</text:p>
              </table:table-cell>
              <table:table-cell office:value-type="float" office:value="0.016049">
                <text:p>0.01604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5871">
                <text:p>0.45871</text:p>
              </table:table-cell>
              <table:table-cell office:value-type="float" office:value="0.452185">
                <text:p>0.452185</text:p>
              </table:table-cell>
              <table:table-cell office:value-type="float" office:value="0.029757">
                <text:p>0.029757</text:p>
              </table:table-cell>
              <table:table-cell office:value-type="float" office:value="0.016258">
                <text:p>0.0162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45871">
                <text:p>0.45871</text:p>
              </table:table-cell>
              <table:table-cell office:value-type="float" office:value="0.450682">
                <text:p>0.450682</text:p>
              </table:table-cell>
              <table:table-cell office:value-type="float" office:value="0.028211">
                <text:p>0.028211</text:p>
              </table:table-cell>
              <table:table-cell office:value-type="float" office:value="0.01647">
                <text:p>0.0164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484922">
                <text:p>0.484922</text:p>
              </table:table-cell>
              <table:table-cell office:value-type="float" office:value="0.449185">
                <text:p>0.449185</text:p>
              </table:table-cell>
              <table:table-cell office:value-type="float" office:value="0.02695">
                <text:p>0.02695</text:p>
              </table:table-cell>
              <table:table-cell office:value-type="float" office:value="0.020143">
                <text:p>0.02014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498028">
                <text:p>0.498028</text:p>
              </table:table-cell>
              <table:table-cell office:value-type="float" office:value="0.447693">
                <text:p>0.447693</text:p>
              </table:table-cell>
              <table:table-cell office:value-type="float" office:value="0.025676">
                <text:p>0.025676</text:p>
              </table:table-cell>
              <table:table-cell office:value-type="float" office:value="0.022142">
                <text:p>0.0221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484922">
                <text:p>0.484922</text:p>
              </table:table-cell>
              <table:table-cell office:value-type="float" office:value="0.446206">
                <text:p>0.446206</text:p>
              </table:table-cell>
              <table:table-cell office:value-type="float" office:value="0.024915">
                <text:p>0.024915</text:p>
              </table:table-cell>
              <table:table-cell office:value-type="float" office:value="0.020709">
                <text:p>0.02070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98028">
                <text:p>0.498028</text:p>
              </table:table-cell>
              <table:table-cell office:value-type="float" office:value="0.444723">
                <text:p>0.444723</text:p>
              </table:table-cell>
              <table:table-cell office:value-type="float" office:value="0.024977">
                <text:p>0.024977</text:p>
              </table:table-cell>
              <table:table-cell office:value-type="float" office:value="0.022712">
                <text:p>0.0227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484922">
                <text:p>0.484922</text:p>
              </table:table-cell>
              <table:table-cell office:value-type="float" office:value="0.443246">
                <text:p>0.443246</text:p>
              </table:table-cell>
              <table:table-cell office:value-type="float" office:value="0.024746">
                <text:p>0.024746</text:p>
              </table:table-cell>
              <table:table-cell office:value-type="float" office:value="0.021283">
                <text:p>0.0212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498028">
                <text:p>0.498028</text:p>
              </table:table-cell>
              <table:table-cell office:value-type="float" office:value="0.441773">
                <text:p>0.441773</text:p>
              </table:table-cell>
              <table:table-cell office:value-type="float" office:value="0.024871">
                <text:p>0.024871</text:p>
              </table:table-cell>
              <table:table-cell office:value-type="float" office:value="0.023291">
                <text:p>0.0232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471816">
                <text:p>0.471816</text:p>
              </table:table-cell>
              <table:table-cell office:value-type="float" office:value="0.440305">
                <text:p>0.440305</text:p>
              </table:table-cell>
              <table:table-cell office:value-type="float" office:value="0.024634">
                <text:p>0.024634</text:p>
              </table:table-cell>
              <table:table-cell office:value-type="float" office:value="0.020137">
                <text:p>0.02013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84922">
                <text:p>0.484922</text:p>
              </table:table-cell>
              <table:table-cell office:value-type="float" office:value="0.438843">
                <text:p>0.438843</text:p>
              </table:table-cell>
              <table:table-cell office:value-type="float" office:value="0.025661">
                <text:p>0.025661</text:p>
              </table:table-cell>
              <table:table-cell office:value-type="float" office:value="0.022124">
                <text:p>0.0221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511134">
                <text:p>0.511134</text:p>
              </table:table-cell>
              <table:table-cell office:value-type="float" office:value="0.437385">
                <text:p>0.437385</text:p>
              </table:table-cell>
              <table:table-cell office:value-type="float" office:value="0.027183">
                <text:p>0.027183</text:p>
              </table:table-cell>
              <table:table-cell office:value-type="float" office:value="0.025868">
                <text:p>0.02586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98028">
                <text:p>0.498028</text:p>
              </table:table-cell>
              <table:table-cell office:value-type="float" office:value="0.435932">
                <text:p>0.435932</text:p>
              </table:table-cell>
              <table:table-cell office:value-type="float" office:value="0.028218">
                <text:p>0.028218</text:p>
              </table:table-cell>
              <table:table-cell office:value-type="float" office:value="0.024477">
                <text:p>0.0244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498028">
                <text:p>0.498028</text:p>
              </table:table-cell>
              <table:table-cell office:value-type="float" office:value="0.434483">
                <text:p>0.434483</text:p>
              </table:table-cell>
              <table:table-cell office:value-type="float" office:value="0.029267">
                <text:p>0.029267</text:p>
              </table:table-cell>
              <table:table-cell office:value-type="float" office:value="0.024793">
                <text:p>0.0247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98028">
                <text:p>0.498028</text:p>
              </table:table-cell>
              <table:table-cell office:value-type="float" office:value="0.43304">
                <text:p>0.43304</text:p>
              </table:table-cell>
              <table:table-cell office:value-type="float" office:value="0.03029">
                <text:p>0.03029</text:p>
              </table:table-cell>
              <table:table-cell office:value-type="float" office:value="0.02511">
                <text:p>0.025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84922">
                <text:p>0.484922</text:p>
              </table:table-cell>
              <table:table-cell office:value-type="float" office:value="0.431601">
                <text:p>0.431601</text:p>
              </table:table-cell>
              <table:table-cell office:value-type="float" office:value="0.031616">
                <text:p>0.031616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98028">
                <text:p>0.498028</text:p>
              </table:table-cell>
              <table:table-cell office:value-type="float" office:value="0.430167">
                <text:p>0.430167</text:p>
              </table:table-cell>
              <table:table-cell office:value-type="float" office:value="0.033334">
                <text:p>0.033334</text:p>
              </table:table-cell>
              <table:table-cell office:value-type="float" office:value="0.025726">
                <text:p>0.02572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471816">
                <text:p>0.471816</text:p>
              </table:table-cell>
              <table:table-cell office:value-type="float" office:value="0.428738">
                <text:p>0.428738</text:p>
              </table:table-cell>
              <table:table-cell office:value-type="float" office:value="0.035152">
                <text:p>0.035152</text:p>
              </table:table-cell>
              <table:table-cell office:value-type="float" office:value="0.022591">
                <text:p>0.0225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1816">
                <text:p>0.471816</text:p>
              </table:table-cell>
              <table:table-cell office:value-type="float" office:value="0.427314">
                <text:p>0.427314</text:p>
              </table:table-cell>
              <table:table-cell office:value-type="float" office:value="0.036868">
                <text:p>0.036868</text:p>
              </table:table-cell>
              <table:table-cell office:value-type="float" office:value="0.022865">
                <text:p>0.02286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84922">
                <text:p>0.484922</text:p>
              </table:table-cell>
              <table:table-cell office:value-type="float" office:value="0.425894">
                <text:p>0.425894</text:p>
              </table:table-cell>
              <table:table-cell office:value-type="float" office:value="0.03886">
                <text:p>0.03886</text:p>
              </table:table-cell>
              <table:table-cell office:value-type="float" office:value="0.024871">
                <text:p>0.02487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471816">
                <text:p>0.471816</text:p>
              </table:table-cell>
              <table:table-cell office:value-type="float" office:value="0.424479">
                <text:p>0.424479</text:p>
              </table:table-cell>
              <table:table-cell office:value-type="float" office:value="0.0411">
                <text:p>0.0411</text:p>
              </table:table-cell>
              <table:table-cell office:value-type="float" office:value="0.023446">
                <text:p>0.0234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471816">
                <text:p>0.471816</text:p>
              </table:table-cell>
              <table:table-cell office:value-type="float" office:value="0.423069">
                <text:p>0.423069</text:p>
              </table:table-cell>
              <table:table-cell office:value-type="float" office:value="0.043196">
                <text:p>0.043196</text:p>
              </table:table-cell>
              <table:table-cell office:value-type="float" office:value="0.023727">
                <text:p>0.02372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471816">
                <text:p>0.471816</text:p>
              </table:table-cell>
              <table:table-cell office:value-type="float" office:value="0.421664">
                <text:p>0.421664</text:p>
              </table:table-cell>
              <table:table-cell office:value-type="float" office:value="0.04516">
                <text:p>0.04516</text:p>
              </table:table-cell>
              <table:table-cell office:value-type="float" office:value="0.02401">
                <text:p>0.0240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45604">
                <text:p>0.445604</text:p>
              </table:table-cell>
              <table:table-cell office:value-type="float" office:value="0.420263">
                <text:p>0.420263</text:p>
              </table:table-cell>
              <table:table-cell office:value-type="float" office:value="0.047307">
                <text:p>0.047307</text:p>
              </table:table-cell>
              <table:table-cell office:value-type="float" office:value="0.020835">
                <text:p>0.02083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445604">
                <text:p>0.445604</text:p>
              </table:table-cell>
              <table:table-cell office:value-type="float" office:value="0.418866">
                <text:p>0.418866</text:p>
              </table:table-cell>
              <table:table-cell office:value-type="float" office:value="0.049501">
                <text:p>0.049501</text:p>
              </table:table-cell>
              <table:table-cell office:value-type="float" office:value="0.02107">
                <text:p>0.0210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2498">
                <text:p>0.432498</text:p>
              </table:table-cell>
              <table:table-cell office:value-type="float" office:value="0.417475">
                <text:p>0.417475</text:p>
              </table:table-cell>
              <table:table-cell office:value-type="float" office:value="0.051654">
                <text:p>0.051654</text:p>
              </table:table-cell>
              <table:table-cell office:value-type="float" office:value="0.019577">
                <text:p>0.01957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19392">
                <text:p>0.419392</text:p>
              </table:table-cell>
              <table:table-cell office:value-type="float" office:value="0.416088">
                <text:p>0.416088</text:p>
              </table:table-cell>
              <table:table-cell office:value-type="float" office:value="0.053717">
                <text:p>0.053717</text:p>
              </table:table-cell>
              <table:table-cell office:value-type="float" office:value="0.01806">
                <text:p>0.0180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419392">
                <text:p>0.419392</text:p>
              </table:table-cell>
              <table:table-cell office:value-type="float" office:value="0.414706">
                <text:p>0.414706</text:p>
              </table:table-cell>
              <table:table-cell office:value-type="float" office:value="0.055889">
                <text:p>0.055889</text:p>
              </table:table-cell>
              <table:table-cell office:value-type="float" office:value="0.018249">
                <text:p>0.0182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432498">
                <text:p>0.432498</text:p>
              </table:table-cell>
              <table:table-cell office:value-type="float" office:value="0.413328">
                <text:p>0.413328</text:p>
              </table:table-cell>
              <table:table-cell office:value-type="float" office:value="0.057759">
                <text:p>0.057759</text:p>
              </table:table-cell>
              <table:table-cell office:value-type="float" office:value="0.020171">
                <text:p>0.02017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9318">
                <text:p>0.39318</text:p>
              </table:table-cell>
              <table:table-cell office:value-type="float" office:value="0.411955">
                <text:p>0.411955</text:p>
              </table:table-cell>
              <table:table-cell office:value-type="float" office:value="0.058529">
                <text:p>0.058529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39318">
                <text:p>0.39318</text:p>
              </table:table-cell>
              <table:table-cell office:value-type="float" office:value="0.410586">
                <text:p>0.410586</text:p>
              </table:table-cell>
              <table:table-cell office:value-type="float" office:value="0.057999">
                <text:p>0.057999</text:p>
              </table:table-cell>
              <table:table-cell office:value-type="float" office:value="0.015343">
                <text:p>0.0153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80074">
                <text:p>0.380074</text:p>
              </table:table-cell>
              <table:table-cell office:value-type="float" office:value="0.409222">
                <text:p>0.409222</text:p>
              </table:table-cell>
              <table:table-cell office:value-type="float" office:value="0.056899">
                <text:p>0.056899</text:p>
              </table:table-cell>
              <table:table-cell office:value-type="float" office:value="0.013759">
                <text:p>0.01375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53862">
                <text:p>0.353862</text:p>
              </table:table-cell>
              <table:table-cell office:value-type="float" office:value="0.407862">
                <text:p>0.407862</text:p>
              </table:table-cell>
              <table:table-cell office:value-type="float" office:value="0.055416">
                <text:p>0.055416</text:p>
              </table:table-cell>
              <table:table-cell office:value-type="float" office:value="0.01042">
                <text:p>0.010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353862">
                <text:p>0.353862</text:p>
              </table:table-cell>
              <table:table-cell office:value-type="float" office:value="0.406507">
                <text:p>0.406507</text:p>
              </table:table-cell>
              <table:table-cell office:value-type="float" office:value="0.053152">
                <text:p>0.053152</text:p>
              </table:table-cell>
              <table:table-cell office:value-type="float" office:value="0.010491">
                <text:p>0.0104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53862">
                <text:p>0.353862</text:p>
              </table:table-cell>
              <table:table-cell office:value-type="float" office:value="0.405157">
                <text:p>0.405157</text:p>
              </table:table-cell>
              <table:table-cell office:value-type="float" office:value="0.050564">
                <text:p>0.050564</text:p>
              </table:table-cell>
              <table:table-cell office:value-type="float" office:value="0.010564">
                <text:p>0.01056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66968">
                <text:p>0.366968</text:p>
              </table:table-cell>
              <table:table-cell office:value-type="float" office:value="0.403811">
                <text:p>0.403811</text:p>
              </table:table-cell>
              <table:table-cell office:value-type="float" office:value="0.047821">
                <text:p>0.047821</text:p>
              </table:table-cell>
              <table:table-cell office:value-type="float" office:value="0.012369">
                <text:p>0.0123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53862">
                <text:p>0.353862</text:p>
              </table:table-cell>
              <table:table-cell office:value-type="float" office:value="0.402469">
                <text:p>0.402469</text:p>
              </table:table-cell>
              <table:table-cell office:value-type="float" office:value="0.044618">
                <text:p>0.044618</text:p>
              </table:table-cell>
              <table:table-cell office:value-type="float" office:value="0.010742">
                <text:p>0.01074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40756">
                <text:p>0.340756</text:p>
              </table:table-cell>
              <table:table-cell office:value-type="float" office:value="0.401132">
                <text:p>0.401132</text:p>
              </table:table-cell>
              <table:table-cell office:value-type="float" office:value="0.041256">
                <text:p>0.041256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53862">
                <text:p>0.353862</text:p>
              </table:table-cell>
              <table:table-cell office:value-type="float" office:value="0.3998">
                <text:p>0.3998</text:p>
              </table:table-cell>
              <table:table-cell office:value-type="float" office:value="0.037856">
                <text:p>0.037856</text:p>
              </table:table-cell>
              <table:table-cell office:value-type="float" office:value="0.010877">
                <text:p>0.01087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53862">
                <text:p>0.353862</text:p>
              </table:table-cell>
              <table:table-cell office:value-type="float" office:value="0.398471">
                <text:p>0.398471</text:p>
              </table:table-cell>
              <table:table-cell office:value-type="float" office:value="0.034451">
                <text:p>0.034451</text:p>
              </table:table-cell>
              <table:table-cell office:value-type="float" office:value="0.01096">
                <text:p>0.0109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40756">
                <text:p>0.340756</text:p>
              </table:table-cell>
              <table:table-cell office:value-type="float" office:value="0.397148">
                <text:p>0.397148</text:p>
              </table:table-cell>
              <table:table-cell office:value-type="float" office:value="0.031013">
                <text:p>0.031013</text:p>
              </table:table-cell>
              <table:table-cell office:value-type="float" office:value="0.009316">
                <text:p>0.0093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80074">
                <text:p>0.380074</text:p>
              </table:table-cell>
              <table:table-cell office:value-type="float" office:value="0.395828">
                <text:p>0.395828</text:p>
              </table:table-cell>
              <table:table-cell office:value-type="float" office:value="0.027144">
                <text:p>0.027144</text:p>
              </table:table-cell>
              <table:table-cell office:value-type="float" office:value="0.014567">
                <text:p>0.0145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66968">
                <text:p>0.366968</text:p>
              </table:table-cell>
              <table:table-cell office:value-type="float" office:value="0.394513">
                <text:p>0.394513</text:p>
              </table:table-cell>
              <table:table-cell office:value-type="float" office:value="0.023212">
                <text:p>0.023212</text:p>
              </table:table-cell>
              <table:table-cell office:value-type="float" office:value="0.012979">
                <text:p>0.01297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66968">
                <text:p>0.366968</text:p>
              </table:table-cell>
              <table:table-cell office:value-type="float" office:value="0.393202">
                <text:p>0.393202</text:p>
              </table:table-cell>
              <table:table-cell office:value-type="float" office:value="0.019348">
                <text:p>0.019348</text:p>
              </table:table-cell>
              <table:table-cell office:value-type="float" office:value="0.013097">
                <text:p>0.0130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40756">
                <text:p>0.340756</text:p>
              </table:table-cell>
              <table:table-cell office:value-type="float" office:value="0.391896">
                <text:p>0.391896</text:p>
              </table:table-cell>
              <table:table-cell office:value-type="float" office:value="0.016074">
                <text:p>0.016074</text:p>
              </table:table-cell>
              <table:table-cell office:value-type="float" office:value="0.009757">
                <text:p>0.00975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66968">
                <text:p>0.366968</text:p>
              </table:table-cell>
              <table:table-cell office:value-type="float" office:value="0.390594">
                <text:p>0.390594</text:p>
              </table:table-cell>
              <table:table-cell office:value-type="float" office:value="0.013836">
                <text:p>0.013836</text:p>
              </table:table-cell>
              <table:table-cell office:value-type="float" office:value="0.013287">
                <text:p>0.0132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66968">
                <text:p>0.366968</text:p>
              </table:table-cell>
              <table:table-cell office:value-type="float" office:value="0.389296">
                <text:p>0.389296</text:p>
              </table:table-cell>
              <table:table-cell office:value-type="float" office:value="0.013146">
                <text:p>0.013146</text:p>
              </table:table-cell>
              <table:table-cell office:value-type="float" office:value="0.013411">
                <text:p>0.0134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06286">
                <text:p>0.406286</text:p>
              </table:table-cell>
              <table:table-cell office:value-type="float" office:value="0.388003">
                <text:p>0.388003</text:p>
              </table:table-cell>
              <table:table-cell office:value-type="float" office:value="0.013502">
                <text:p>0.013502</text:p>
              </table:table-cell>
              <table:table-cell office:value-type="float" office:value="0.018727">
                <text:p>0.01872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39318">
                <text:p>0.39318</text:p>
              </table:table-cell>
              <table:table-cell office:value-type="float" office:value="0.386714">
                <text:p>0.386714</text:p>
              </table:table-cell>
              <table:table-cell office:value-type="float" office:value="0.013374">
                <text:p>0.013374</text:p>
              </table:table-cell>
              <table:table-cell office:value-type="float" office:value="0.017203">
                <text:p>0.01720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06286">
                <text:p>0.406286</text:p>
              </table:table-cell>
              <table:table-cell office:value-type="float" office:value="0.385429">
                <text:p>0.385429</text:p>
              </table:table-cell>
              <table:table-cell office:value-type="float" office:value="0.014712">
                <text:p>0.014712</text:p>
              </table:table-cell>
              <table:table-cell office:value-type="float" office:value="0.019116">
                <text:p>0.0191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19392">
                <text:p>0.419392</text:p>
              </table:table-cell>
              <table:table-cell office:value-type="float" office:value="0.384149">
                <text:p>0.384149</text:p>
              </table:table-cell>
              <table:table-cell office:value-type="float" office:value="0.017361">
                <text:p>0.017361</text:p>
              </table:table-cell>
              <table:table-cell office:value-type="float" office:value="0.021057">
                <text:p>0.02105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06286">
                <text:p>0.406286</text:p>
              </table:table-cell>
              <table:table-cell office:value-type="float" office:value="0.382873">
                <text:p>0.382873</text:p>
              </table:table-cell>
              <table:table-cell office:value-type="float" office:value="0.019129">
                <text:p>0.019129</text:p>
              </table:table-cell>
              <table:table-cell office:value-type="float" office:value="0.019566">
                <text:p>0.01956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19392">
                <text:p>0.419392</text:p>
              </table:table-cell>
              <table:table-cell office:value-type="float" office:value="0.381601">
                <text:p>0.381601</text:p>
              </table:table-cell>
              <table:table-cell office:value-type="float" office:value="0.02033">
                <text:p>0.02033</text:p>
              </table:table-cell>
              <table:table-cell office:value-type="float" office:value="0.02151">
                <text:p>0.0215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06286">
                <text:p>0.406286</text:p>
              </table:table-cell>
              <table:table-cell office:value-type="float" office:value="0.380333">
                <text:p>0.380333</text:p>
              </table:table-cell>
              <table:table-cell office:value-type="float" office:value="0.022196">
                <text:p>0.022196</text:p>
              </table:table-cell>
              <table:table-cell office:value-type="float" office:value="0.020023">
                <text:p>0.02002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9318">
                <text:p>0.39318</text:p>
              </table:table-cell>
              <table:table-cell office:value-type="float" office:value="0.379069">
                <text:p>0.379069</text:p>
              </table:table-cell>
              <table:table-cell office:value-type="float" office:value="0.023857">
                <text:p>0.023857</text:p>
              </table:table-cell>
              <table:table-cell office:value-type="float" office:value="0.018512">
                <text:p>0.0185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9318">
                <text:p>0.39318</text:p>
              </table:table-cell>
              <table:table-cell office:value-type="float" office:value="0.37781">
                <text:p>0.37781</text:p>
              </table:table-cell>
              <table:table-cell office:value-type="float" office:value="0.025745">
                <text:p>0.025745</text:p>
              </table:table-cell>
              <table:table-cell office:value-type="float" office:value="0.018706">
                <text:p>0.01870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06286">
                <text:p>0.406286</text:p>
              </table:table-cell>
              <table:table-cell office:value-type="float" office:value="0.376555">
                <text:p>0.376555</text:p>
              </table:table-cell>
              <table:table-cell office:value-type="float" office:value="0.027392">
                <text:p>0.027392</text:p>
              </table:table-cell>
              <table:table-cell office:value-type="float" office:value="0.020633">
                <text:p>0.02063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9318">
                <text:p>0.39318</text:p>
              </table:table-cell>
              <table:table-cell office:value-type="float" office:value="0.375304">
                <text:p>0.375304</text:p>
              </table:table-cell>
              <table:table-cell office:value-type="float" office:value="0.028704">
                <text:p>0.028704</text:p>
              </table:table-cell>
              <table:table-cell office:value-type="float" office:value="0.019127">
                <text:p>0.01912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80074">
                <text:p>0.380074</text:p>
              </table:table-cell>
              <table:table-cell office:value-type="float" office:value="0.374057">
                <text:p>0.374057</text:p>
              </table:table-cell>
              <table:table-cell office:value-type="float" office:value="0.030282">
                <text:p>0.030282</text:p>
              </table:table-cell>
              <table:table-cell office:value-type="float" office:value="0.017598">
                <text:p>0.0175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9318">
                <text:p>0.39318</text:p>
              </table:table-cell>
              <table:table-cell office:value-type="float" office:value="0.372814">
                <text:p>0.372814</text:p>
              </table:table-cell>
              <table:table-cell office:value-type="float" office:value="0.031691">
                <text:p>0.031691</text:p>
              </table:table-cell>
              <table:table-cell office:value-type="float" office:value="0.019504">
                <text:p>0.0195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80074">
                <text:p>0.380074</text:p>
              </table:table-cell>
              <table:table-cell office:value-type="float" office:value="0.371576">
                <text:p>0.371576</text:p>
              </table:table-cell>
              <table:table-cell office:value-type="float" office:value="0.032792">
                <text:p>0.032792</text:p>
              </table:table-cell>
              <table:table-cell office:value-type="float" office:value="0.017978">
                <text:p>0.01797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66968">
                <text:p>0.366968</text:p>
              </table:table-cell>
              <table:table-cell office:value-type="float" office:value="0.370341">
                <text:p>0.370341</text:p>
              </table:table-cell>
              <table:table-cell office:value-type="float" office:value="0.033709">
                <text:p>0.033709</text:p>
              </table:table-cell>
              <table:table-cell office:value-type="float" office:value="0.016428">
                <text:p>0.0164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353862">
                <text:p>0.353862</text:p>
              </table:table-cell>
              <table:table-cell office:value-type="float" office:value="0.369111">
                <text:p>0.369111</text:p>
              </table:table-cell>
              <table:table-cell office:value-type="float" office:value="0.034402">
                <text:p>0.034402</text:p>
              </table:table-cell>
              <table:table-cell office:value-type="float" office:value="0.014854">
                <text:p>0.01485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366968">
                <text:p>0.366968</text:p>
              </table:table-cell>
              <table:table-cell office:value-type="float" office:value="0.367885">
                <text:p>0.367885</text:p>
              </table:table-cell>
              <table:table-cell office:value-type="float" office:value="0.034904">
                <text:p>0.034904</text:p>
              </table:table-cell>
              <table:table-cell office:value-type="float" office:value="0.016715">
                <text:p>0.0167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66968">
                <text:p>0.366968</text:p>
              </table:table-cell>
              <table:table-cell office:value-type="float" office:value="0.366662">
                <text:p>0.366662</text:p>
              </table:table-cell>
              <table:table-cell office:value-type="float" office:value="0.035236">
                <text:p>0.035236</text:p>
              </table:table-cell>
              <table:table-cell office:value-type="float" office:value="0.016874">
                <text:p>0.01687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53862">
                <text:p>0.353862</text:p>
              </table:table-cell>
              <table:table-cell office:value-type="float" office:value="0.365444">
                <text:p>0.365444</text:p>
              </table:table-cell>
              <table:table-cell office:value-type="float" office:value="0.035201">
                <text:p>0.035201</text:p>
              </table:table-cell>
              <table:table-cell office:value-type="float" office:value="0.015306">
                <text:p>0.0153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40756">
                <text:p>0.340756</text:p>
              </table:table-cell>
              <table:table-cell office:value-type="float" office:value="0.36423">
                <text:p>0.36423</text:p>
              </table:table-cell>
              <table:table-cell office:value-type="float" office:value="0.034773">
                <text:p>0.034773</text:p>
              </table:table-cell>
              <table:table-cell office:value-type="float" office:value="0.013713">
                <text:p>0.01371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40756">
                <text:p>0.340756</text:p>
              </table:table-cell>
              <table:table-cell office:value-type="float" office:value="0.36302">
                <text:p>0.36302</text:p>
              </table:table-cell>
              <table:table-cell office:value-type="float" office:value="0.034505">
                <text:p>0.034505</text:p>
              </table:table-cell>
              <table:table-cell office:value-type="float" office:value="0.013826">
                <text:p>0.01382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40756">
                <text:p>0.340756</text:p>
              </table:table-cell>
              <table:table-cell office:value-type="float" office:value="0.361814">
                <text:p>0.361814</text:p>
              </table:table-cell>
              <table:table-cell office:value-type="float" office:value="0.034083">
                <text:p>0.034083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40756">
                <text:p>0.340756</text:p>
              </table:table-cell>
              <table:table-cell office:value-type="float" office:value="0.360612">
                <text:p>0.360612</text:p>
              </table:table-cell>
              <table:table-cell office:value-type="float" office:value="0.033797">
                <text:p>0.033797</text:p>
              </table:table-cell>
              <table:table-cell office:value-type="float" office:value="0.014057">
                <text:p>0.01405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32765">
                <text:p>0.32765</text:p>
              </table:table-cell>
              <table:table-cell office:value-type="float" office:value="0.359414">
                <text:p>0.359414</text:p>
              </table:table-cell>
              <table:table-cell office:value-type="float" office:value="0.03409">
                <text:p>0.03409</text:p>
              </table:table-cell>
              <table:table-cell office:value-type="float" office:value="0.012445">
                <text:p>0.01244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53862">
                <text:p>0.353862</text:p>
              </table:table-cell>
              <table:table-cell office:value-type="float" office:value="0.35822">
                <text:p>0.35822</text:p>
              </table:table-cell>
              <table:table-cell office:value-type="float" office:value="0.033745">
                <text:p>0.03374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14544">
                <text:p>0.314544</text:p>
              </table:table-cell>
              <table:table-cell office:value-type="float" office:value="0.35703">
                <text:p>0.35703</text:p>
              </table:table-cell>
              <table:table-cell office:value-type="float" office:value="0.032552">
                <text:p>0.032552</text:p>
              </table:table-cell>
              <table:table-cell office:value-type="float" office:value="0.010958">
                <text:p>0.01095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2765">
                <text:p>0.32765</text:p>
              </table:table-cell>
              <table:table-cell office:value-type="float" office:value="0.355844">
                <text:p>0.355844</text:p>
              </table:table-cell>
              <table:table-cell office:value-type="float" office:value="0.03192">
                <text:p>0.03192</text:p>
              </table:table-cell>
              <table:table-cell office:value-type="float" office:value="0.01276">
                <text:p>0.0127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2765">
                <text:p>0.32765</text:p>
              </table:table-cell>
              <table:table-cell office:value-type="float" office:value="0.354661">
                <text:p>0.354661</text:p>
              </table:table-cell>
              <table:table-cell office:value-type="float" office:value="0.030816">
                <text:p>0.030816</text:p>
              </table:table-cell>
              <table:table-cell office:value-type="float" office:value="0.012859">
                <text:p>0.01285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2765">
                <text:p>0.32765</text:p>
              </table:table-cell>
              <table:table-cell office:value-type="float" office:value="0.353483">
                <text:p>0.353483</text:p>
              </table:table-cell>
              <table:table-cell office:value-type="float" office:value="0.029135">
                <text:p>0.029135</text:p>
              </table:table-cell>
              <table:table-cell office:value-type="float" office:value="0.012961">
                <text:p>0.0129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32765">
                <text:p>0.32765</text:p>
              </table:table-cell>
              <table:table-cell office:value-type="float" office:value="0.352309">
                <text:p>0.352309</text:p>
              </table:table-cell>
              <table:table-cell office:value-type="float" office:value="0.027503">
                <text:p>0.027503</text:p>
              </table:table-cell>
              <table:table-cell office:value-type="float" office:value="0.013064">
                <text:p>0.0130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2765">
                <text:p>0.32765</text:p>
              </table:table-cell>
              <table:table-cell office:value-type="float" office:value="0.351138">
                <text:p>0.351138</text:p>
              </table:table-cell>
              <table:table-cell office:value-type="float" office:value="0.025533">
                <text:p>0.025533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14544">
                <text:p>0.314544</text:p>
              </table:table-cell>
              <table:table-cell office:value-type="float" office:value="0.349972">
                <text:p>0.349972</text:p>
              </table:table-cell>
              <table:table-cell office:value-type="float" office:value="0.023636">
                <text:p>0.023636</text:p>
              </table:table-cell>
              <table:table-cell office:value-type="float" office:value="0.011546">
                <text:p>0.01154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40756">
                <text:p>0.340756</text:p>
              </table:table-cell>
              <table:table-cell office:value-type="float" office:value="0.348809">
                <text:p>0.348809</text:p>
              </table:table-cell>
              <table:table-cell office:value-type="float" office:value="0.021535">
                <text:p>0.021535</text:p>
              </table:table-cell>
              <table:table-cell office:value-type="float" office:value="0.015089">
                <text:p>0.0150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314544">
                <text:p>0.314544</text:p>
              </table:table-cell>
              <table:table-cell office:value-type="float" office:value="0.34765">
                <text:p>0.34765</text:p>
              </table:table-cell>
              <table:table-cell office:value-type="float" office:value="0.019641">
                <text:p>0.019641</text:p>
              </table:table-cell>
              <table:table-cell office:value-type="float" office:value="0.011766">
                <text:p>0.01176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40756">
                <text:p>0.340756</text:p>
              </table:table-cell>
              <table:table-cell office:value-type="float" office:value="0.346495">
                <text:p>0.346495</text:p>
              </table:table-cell>
              <table:table-cell office:value-type="float" office:value="0.017534">
                <text:p>0.017534</text:p>
              </table:table-cell>
              <table:table-cell office:value-type="float" office:value="0.015312">
                <text:p>0.01531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40756">
                <text:p>0.340756</text:p>
              </table:table-cell>
              <table:table-cell office:value-type="float" office:value="0.345344">
                <text:p>0.345344</text:p>
              </table:table-cell>
              <table:table-cell office:value-type="float" office:value="0.015223">
                <text:p>0.015223</text:p>
              </table:table-cell>
              <table:table-cell office:value-type="float" office:value="0.015452">
                <text:p>0.01545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2765">
                <text:p>0.32765</text:p>
              </table:table-cell>
              <table:table-cell office:value-type="float" office:value="0.344197">
                <text:p>0.344197</text:p>
              </table:table-cell>
              <table:table-cell office:value-type="float" office:value="0.013641">
                <text:p>0.013641</text:p>
              </table:table-cell>
              <table:table-cell office:value-type="float" office:value="0.013865">
                <text:p>0.01386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2765">
                <text:p>0.32765</text:p>
              </table:table-cell>
              <table:table-cell office:value-type="float" office:value="0.343053">
                <text:p>0.343053</text:p>
              </table:table-cell>
              <table:table-cell office:value-type="float" office:value="0.01352">
                <text:p>0.01352</text:p>
              </table:table-cell>
              <table:table-cell office:value-type="float" office:value="0.013983">
                <text:p>0.0139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53862">
                <text:p>0.353862</text:p>
              </table:table-cell>
              <table:table-cell office:value-type="float" office:value="0.341914">
                <text:p>0.341914</text:p>
              </table:table-cell>
              <table:table-cell office:value-type="float" office:value="0.013738">
                <text:p>0.013738</text:p>
              </table:table-cell>
              <table:table-cell office:value-type="float" office:value="0.017562">
                <text:p>0.0175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40756">
                <text:p>0.340756</text:p>
              </table:table-cell>
              <table:table-cell office:value-type="float" office:value="0.340778">
                <text:p>0.340778</text:p>
              </table:table-cell>
              <table:table-cell office:value-type="float" office:value="0.013818">
                <text:p>0.013818</text:p>
              </table:table-cell>
              <table:table-cell office:value-type="float" office:value="0.016006">
                <text:p>0.01600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340756">
                <text:p>0.340756</text:p>
              </table:table-cell>
              <table:table-cell office:value-type="float" office:value="0.339646">
                <text:p>0.339646</text:p>
              </table:table-cell>
              <table:table-cell office:value-type="float" office:value="0.015328">
                <text:p>0.015328</text:p>
              </table:table-cell>
              <table:table-cell office:value-type="float" office:value="0.016155">
                <text:p>0.0161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366968">
                <text:p>0.366968</text:p>
              </table:table-cell>
              <table:table-cell office:value-type="float" office:value="0.338517">
                <text:p>0.338517</text:p>
              </table:table-cell>
              <table:table-cell office:value-type="float" office:value="0.017067">
                <text:p>0.017067</text:p>
              </table:table-cell>
              <table:table-cell office:value-type="float" office:value="0.019767">
                <text:p>0.0197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39318">
                <text:p>0.39318</text:p>
              </table:table-cell>
              <table:table-cell office:value-type="float" office:value="0.337393">
                <text:p>0.337393</text:p>
              </table:table-cell>
              <table:table-cell office:value-type="float" office:value="0.018541">
                <text:p>0.018541</text:p>
              </table:table-cell>
              <table:table-cell office:value-type="float" office:value="0.023432">
                <text:p>0.02343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40756">
                <text:p>0.340756</text:p>
              </table:table-cell>
              <table:table-cell office:value-type="float" office:value="0.336272">
                <text:p>0.336272</text:p>
              </table:table-cell>
              <table:table-cell office:value-type="float" office:value="0.019592">
                <text:p>0.019592</text:p>
              </table:table-cell>
              <table:table-cell office:value-type="float" office:value="0.016771">
                <text:p>0.01677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353862">
                <text:p>0.353862</text:p>
              </table:table-cell>
              <table:table-cell office:value-type="float" office:value="0.335154">
                <text:p>0.335154</text:p>
              </table:table-cell>
              <table:table-cell office:value-type="float" office:value="0.020936">
                <text:p>0.020936</text:p>
              </table:table-cell>
              <table:table-cell office:value-type="float" office:value="0.018658">
                <text:p>0.01865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366968">
                <text:p>0.366968</text:p>
              </table:table-cell>
              <table:table-cell office:value-type="float" office:value="0.334041">
                <text:p>0.334041</text:p>
              </table:table-cell>
              <table:table-cell office:value-type="float" office:value="0.021907">
                <text:p>0.021907</text:p>
              </table:table-cell>
              <table:table-cell office:value-type="float" office:value="0.020572">
                <text:p>0.02057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40756">
                <text:p>0.340756</text:p>
              </table:table-cell>
              <table:table-cell office:value-type="float" office:value="0.332931">
                <text:p>0.332931</text:p>
              </table:table-cell>
              <table:table-cell office:value-type="float" office:value="0.022549">
                <text:p>0.022549</text:p>
              </table:table-cell>
              <table:table-cell office:value-type="float" office:value="0.017325">
                <text:p>0.0173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32765">
                <text:p>0.32765</text:p>
              </table:table-cell>
              <table:table-cell office:value-type="float" office:value="0.331825">
                <text:p>0.331825</text:p>
              </table:table-cell>
              <table:table-cell office:value-type="float" office:value="0.023513">
                <text:p>0.023513</text:p>
              </table:table-cell>
              <table:table-cell office:value-type="float" office:value="0.015756">
                <text:p>0.0157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340756">
                <text:p>0.340756</text:p>
              </table:table-cell>
              <table:table-cell office:value-type="float" office:value="0.330723">
                <text:p>0.330723</text:p>
              </table:table-cell>
              <table:table-cell office:value-type="float" office:value="0.024269">
                <text:p>0.024269</text:p>
              </table:table-cell>
              <table:table-cell office:value-type="float" office:value="0.017623">
                <text:p>0.01762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340756">
                <text:p>0.340756</text:p>
              </table:table-cell>
              <table:table-cell office:value-type="float" office:value="0.329624">
                <text:p>0.329624</text:p>
              </table:table-cell>
              <table:table-cell office:value-type="float" office:value="0.024445">
                <text:p>0.024445</text:p>
              </table:table-cell>
              <table:table-cell office:value-type="float" office:value="0.017789">
                <text:p>0.01778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2765">
                <text:p>0.32765</text:p>
              </table:table-cell>
              <table:table-cell office:value-type="float" office:value="0.328529">
                <text:p>0.328529</text:p>
              </table:table-cell>
              <table:table-cell office:value-type="float" office:value="0.024621">
                <text:p>0.024621</text:p>
              </table:table-cell>
              <table:table-cell office:value-type="float" office:value="0.016225">
                <text:p>0.01622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53862">
                <text:p>0.353862</text:p>
              </table:table-cell>
              <table:table-cell office:value-type="float" office:value="0.327437">
                <text:p>0.327437</text:p>
              </table:table-cell>
              <table:table-cell office:value-type="float" office:value="0.024701">
                <text:p>0.024701</text:p>
              </table:table-cell>
              <table:table-cell office:value-type="float" office:value="0.019828">
                <text:p>0.0198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340756">
                <text:p>0.340756</text:p>
              </table:table-cell>
              <table:table-cell office:value-type="float" office:value="0.32635">
                <text:p>0.32635</text:p>
              </table:table-cell>
              <table:table-cell office:value-type="float" office:value="0.024549">
                <text:p>0.024549</text:p>
              </table:table-cell>
              <table:table-cell office:value-type="float" office:value="0.018294">
                <text:p>0.0182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2765">
                <text:p>0.32765</text:p>
              </table:table-cell>
              <table:table-cell office:value-type="float" office:value="0.325265">
                <text:p>0.325265</text:p>
              </table:table-cell>
              <table:table-cell office:value-type="float" office:value="0.02506">
                <text:p>0.02506</text:p>
              </table:table-cell>
              <table:table-cell office:value-type="float" office:value="0.016736">
                <text:p>0.0167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14544">
                <text:p>0.314544</text:p>
              </table:table-cell>
              <table:table-cell office:value-type="float" office:value="0.324185">
                <text:p>0.324185</text:p>
              </table:table-cell>
              <table:table-cell office:value-type="float" office:value="0.025705">
                <text:p>0.025705</text:p>
              </table:table-cell>
              <table:table-cell office:value-type="float" office:value="0.015153">
                <text:p>0.0151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40756">
                <text:p>0.340756</text:p>
              </table:table-cell>
              <table:table-cell office:value-type="float" office:value="0.323108">
                <text:p>0.323108</text:p>
              </table:table-cell>
              <table:table-cell office:value-type="float" office:value="0.025953">
                <text:p>0.025953</text:p>
              </table:table-cell>
              <table:table-cell office:value-type="float" office:value="0.018736">
                <text:p>0.01873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32765">
                <text:p>0.32765</text:p>
              </table:table-cell>
              <table:table-cell office:value-type="float" office:value="0.322034">
                <text:p>0.322034</text:p>
              </table:table-cell>
              <table:table-cell office:value-type="float" office:value="0.02567">
                <text:p>0.02567</text:p>
              </table:table-cell>
              <table:table-cell office:value-type="float" office:value="0.017183">
                <text:p>0.01718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340756">
                <text:p>0.340756</text:p>
              </table:table-cell>
              <table:table-cell office:value-type="float" office:value="0.320964">
                <text:p>0.320964</text:p>
              </table:table-cell>
              <table:table-cell office:value-type="float" office:value="0.025607">
                <text:p>0.025607</text:p>
              </table:table-cell>
              <table:table-cell office:value-type="float" office:value="0.019066">
                <text:p>0.01906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01438">
                <text:p>0.301438</text:p>
              </table:table-cell>
              <table:table-cell office:value-type="float" office:value="0.319898">
                <text:p>0.319898</text:p>
              </table:table-cell>
              <table:table-cell office:value-type="float" office:value="0.025148">
                <text:p>0.025148</text:p>
              </table:table-cell>
              <table:table-cell office:value-type="float" office:value="0.014056">
                <text:p>0.01405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2765">
                <text:p>0.32765</text:p>
              </table:table-cell>
              <table:table-cell office:value-type="float" office:value="0.318835">
                <text:p>0.318835</text:p>
              </table:table-cell>
              <table:table-cell office:value-type="float" office:value="0.025065">
                <text:p>0.025065</text:p>
              </table:table-cell>
              <table:table-cell office:value-type="float" office:value="0.01762">
                <text:p>0.017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14544">
                <text:p>0.314544</text:p>
              </table:table-cell>
              <table:table-cell office:value-type="float" office:value="0.317776">
                <text:p>0.317776</text:p>
              </table:table-cell>
              <table:table-cell office:value-type="float" office:value="0.024804">
                <text:p>0.024804</text:p>
              </table:table-cell>
              <table:table-cell office:value-type="float" office:value="0.016047">
                <text:p>0.01604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2765">
                <text:p>0.32765</text:p>
              </table:table-cell>
              <table:table-cell office:value-type="float" office:value="0.31672">
                <text:p>0.31672</text:p>
              </table:table-cell>
              <table:table-cell office:value-type="float" office:value="0.024039">
                <text:p>0.024039</text:p>
              </table:table-cell>
              <table:table-cell office:value-type="float" office:value="0.01791">
                <text:p>0.0179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32765">
                <text:p>0.32765</text:p>
              </table:table-cell>
              <table:table-cell office:value-type="float" office:value="0.315668">
                <text:p>0.315668</text:p>
              </table:table-cell>
              <table:table-cell office:value-type="float" office:value="0.023451">
                <text:p>0.023451</text:p>
              </table:table-cell>
              <table:table-cell office:value-type="float" office:value="0.018071">
                <text:p>0.01807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14544">
                <text:p>0.314544</text:p>
              </table:table-cell>
              <table:table-cell office:value-type="float" office:value="0.314619">
                <text:p>0.314619</text:p>
              </table:table-cell>
              <table:table-cell office:value-type="float" office:value="0.023211">
                <text:p>0.023211</text:p>
              </table:table-cell>
              <table:table-cell office:value-type="float" office:value="0.016503">
                <text:p>0.01650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32765">
                <text:p>0.32765</text:p>
              </table:table-cell>
              <table:table-cell office:value-type="float" office:value="0.313574">
                <text:p>0.313574</text:p>
              </table:table-cell>
              <table:table-cell office:value-type="float" office:value="0.023371">
                <text:p>0.023371</text:p>
              </table:table-cell>
              <table:table-cell office:value-type="float" office:value="0.018371">
                <text:p>0.01837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14544">
                <text:p>0.314544</text:p>
              </table:table-cell>
              <table:table-cell office:value-type="float" office:value="0.312532">
                <text:p>0.312532</text:p>
              </table:table-cell>
              <table:table-cell office:value-type="float" office:value="0.023397">
                <text:p>0.023397</text:p>
              </table:table-cell>
              <table:table-cell office:value-type="float" office:value="0.016806">
                <text:p>0.01680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14544">
                <text:p>0.314544</text:p>
              </table:table-cell>
              <table:table-cell office:value-type="float" office:value="0.311494">
                <text:p>0.311494</text:p>
              </table:table-cell>
              <table:table-cell office:value-type="float" office:value="0.023522">
                <text:p>0.023522</text:p>
              </table:table-cell>
              <table:table-cell office:value-type="float" office:value="0.016948">
                <text:p>0.0169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2765">
                <text:p>0.32765</text:p>
              </table:table-cell>
              <table:table-cell office:value-type="float" office:value="0.310459">
                <text:p>0.310459</text:p>
              </table:table-cell>
              <table:table-cell office:value-type="float" office:value="0.023782">
                <text:p>0.023782</text:p>
              </table:table-cell>
              <table:table-cell office:value-type="float" office:value="0.01882">
                <text:p>0.0188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2765">
                <text:p>0.32765</text:p>
              </table:table-cell>
              <table:table-cell office:value-type="float" office:value="0.309428">
                <text:p>0.309428</text:p>
              </table:table-cell>
              <table:table-cell office:value-type="float" office:value="0.023705">
                <text:p>0.023705</text:p>
              </table:table-cell>
              <table:table-cell office:value-type="float" office:value="0.018991">
                <text:p>0.01899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01438">
                <text:p>0.301438</text:p>
              </table:table-cell>
              <table:table-cell office:value-type="float" office:value="0.3084">
                <text:p>0.3084</text:p>
              </table:table-cell>
              <table:table-cell office:value-type="float" office:value="0.024396">
                <text:p>0.024396</text:p>
              </table:table-cell>
              <table:table-cell office:value-type="float" office:value="0.015703">
                <text:p>0.01570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2765">
                <text:p>0.32765</text:p>
              </table:table-cell>
              <table:table-cell office:value-type="float" office:value="0.307375">
                <text:p>0.307375</text:p>
              </table:table-cell>
              <table:table-cell office:value-type="float" office:value="0.025297">
                <text:p>0.025297</text:p>
              </table:table-cell>
              <table:table-cell office:value-type="float" office:value="0.019284">
                <text:p>0.01928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40756">
                <text:p>0.340756</text:p>
              </table:table-cell>
              <table:table-cell office:value-type="float" office:value="0.306354">
                <text:p>0.306354</text:p>
              </table:table-cell>
              <table:table-cell office:value-type="float" office:value="0.025776">
                <text:p>0.025776</text:p>
              </table:table-cell>
              <table:table-cell office:value-type="float" office:value="0.02119">
                <text:p>0.0211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314544">
                <text:p>0.314544</text:p>
              </table:table-cell>
              <table:table-cell office:value-type="float" office:value="0.305336">
                <text:p>0.305336</text:p>
              </table:table-cell>
              <table:table-cell office:value-type="float" office:value="0.025831">
                <text:p>0.025831</text:p>
              </table:table-cell>
              <table:table-cell office:value-type="float" office:value="0.017933">
                <text:p>0.01793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314544">
                <text:p>0.314544</text:p>
              </table:table-cell>
              <table:table-cell office:value-type="float" office:value="0.304322">
                <text:p>0.304322</text:p>
              </table:table-cell>
              <table:table-cell office:value-type="float" office:value="0.025671">
                <text:p>0.025671</text:p>
              </table:table-cell>
              <table:table-cell office:value-type="float" office:value="0.018085">
                <text:p>0.01808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14544">
                <text:p>0.314544</text:p>
              </table:table-cell>
              <table:table-cell office:value-type="float" office:value="0.303311">
                <text:p>0.303311</text:p>
              </table:table-cell>
              <table:table-cell office:value-type="float" office:value="0.025379">
                <text:p>0.025379</text:p>
              </table:table-cell>
              <table:table-cell office:value-type="float" office:value="0.018239">
                <text:p>0.01823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14544">
                <text:p>0.314544</text:p>
              </table:table-cell>
              <table:table-cell office:value-type="float" office:value="0.302303">
                <text:p>0.302303</text:p>
              </table:table-cell>
              <table:table-cell office:value-type="float" office:value="0.024868">
                <text:p>0.024868</text:p>
              </table:table-cell>
              <table:table-cell office:value-type="float" office:value="0.018394">
                <text:p>0.0183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301438">
                <text:p>0.301438</text:p>
              </table:table-cell>
              <table:table-cell office:value-type="float" office:value="0.301299">
                <text:p>0.301299</text:p>
              </table:table-cell>
              <table:table-cell office:value-type="float" office:value="0.024416">
                <text:p>0.024416</text:p>
              </table:table-cell>
              <table:table-cell office:value-type="float" office:value="0.016822">
                <text:p>0.0168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301438">
                <text:p>0.301438</text:p>
              </table:table-cell>
              <table:table-cell office:value-type="float" office:value="0.300298">
                <text:p>0.300298</text:p>
              </table:table-cell>
              <table:table-cell office:value-type="float" office:value="0.023898">
                <text:p>0.023898</text:p>
              </table:table-cell>
              <table:table-cell office:value-type="float" office:value="0.016954">
                <text:p>0.01695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01438">
                <text:p>0.301438</text:p>
              </table:table-cell>
              <table:table-cell office:value-type="float" office:value="0.2993">
                <text:p>0.2993</text:p>
              </table:table-cell>
              <table:table-cell office:value-type="float" office:value="0.022984">
                <text:p>0.022984</text:p>
              </table:table-cell>
              <table:table-cell office:value-type="float" office:value="0.017088">
                <text:p>0.0170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4544">
                <text:p>0.314544</text:p>
              </table:table-cell>
              <table:table-cell office:value-type="float" office:value="0.298306">
                <text:p>0.298306</text:p>
              </table:table-cell>
              <table:table-cell office:value-type="float" office:value="0.021737">
                <text:p>0.021737</text:p>
              </table:table-cell>
              <table:table-cell office:value-type="float" office:value="0.018953">
                <text:p>0.01895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314544">
                <text:p>0.314544</text:p>
              </table:table-cell>
              <table:table-cell office:value-type="float" office:value="0.297315">
                <text:p>0.297315</text:p>
              </table:table-cell>
              <table:table-cell office:value-type="float" office:value="0.021308">
                <text:p>0.021308</text:p>
              </table:table-cell>
              <table:table-cell office:value-type="float" office:value="0.019117">
                <text:p>0.0191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32765">
                <text:p>0.32765</text:p>
              </table:table-cell>
              <table:table-cell office:value-type="float" office:value="0.296327">
                <text:p>0.296327</text:p>
              </table:table-cell>
              <table:table-cell office:value-type="float" office:value="0.020941">
                <text:p>0.020941</text:p>
              </table:table-cell>
              <table:table-cell office:value-type="float" office:value="0.021012">
                <text:p>0.02101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314544">
                <text:p>0.314544</text:p>
              </table:table-cell>
              <table:table-cell office:value-type="float" office:value="0.295343">
                <text:p>0.295343</text:p>
              </table:table-cell>
              <table:table-cell office:value-type="float" office:value="0.02019">
                <text:p>0.02019</text:p>
              </table:table-cell>
              <table:table-cell office:value-type="float" office:value="0.019474">
                <text:p>0.01947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01438">
                <text:p>0.301438</text:p>
              </table:table-cell>
              <table:table-cell office:value-type="float" office:value="0.294361">
                <text:p>0.294361</text:p>
              </table:table-cell>
              <table:table-cell office:value-type="float" office:value="0.019837">
                <text:p>0.019837</text:p>
              </table:table-cell>
              <table:table-cell office:value-type="float" office:value="0.017912">
                <text:p>0.0179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14544">
                <text:p>0.314544</text:p>
              </table:table-cell>
              <table:table-cell office:value-type="float" office:value="0.293383">
                <text:p>0.293383</text:p>
              </table:table-cell>
              <table:table-cell office:value-type="float" office:value="0.020414">
                <text:p>0.020414</text:p>
              </table:table-cell>
              <table:table-cell office:value-type="float" office:value="0.019785">
                <text:p>0.01978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2765">
                <text:p>0.32765</text:p>
              </table:table-cell>
              <table:table-cell office:value-type="float" office:value="0.292409">
                <text:p>0.292409</text:p>
              </table:table-cell>
              <table:table-cell office:value-type="float" office:value="0.020512">
                <text:p>0.020512</text:p>
              </table:table-cell>
              <table:table-cell office:value-type="float" office:value="0.021686">
                <text:p>0.02168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14544">
                <text:p>0.314544</text:p>
              </table:table-cell>
              <table:table-cell office:value-type="float" office:value="0.291437">
                <text:p>0.291437</text:p>
              </table:table-cell>
              <table:table-cell office:value-type="float" office:value="0.020062">
                <text:p>0.020062</text:p>
              </table:table-cell>
              <table:table-cell office:value-type="float" office:value="0.020155">
                <text:p>0.0201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14544">
                <text:p>0.314544</text:p>
              </table:table-cell>
              <table:table-cell office:value-type="float" office:value="0.290469">
                <text:p>0.290469</text:p>
              </table:table-cell>
              <table:table-cell office:value-type="float" office:value="0.020333">
                <text:p>0.020333</text:p>
              </table:table-cell>
              <table:table-cell office:value-type="float" office:value="0.020329">
                <text:p>0.0203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14544">
                <text:p>0.314544</text:p>
              </table:table-cell>
              <table:table-cell office:value-type="float" office:value="0.289504">
                <text:p>0.289504</text:p>
              </table:table-cell>
              <table:table-cell office:value-type="float" office:value="0.020998">
                <text:p>0.020998</text:p>
              </table:table-cell>
              <table:table-cell office:value-type="float" office:value="0.020505">
                <text:p>0.0205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32765">
                <text:p>0.32765</text:p>
              </table:table-cell>
              <table:table-cell office:value-type="float" office:value="0.288542">
                <text:p>0.288542</text:p>
              </table:table-cell>
              <table:table-cell office:value-type="float" office:value="0.020915">
                <text:p>0.020915</text:p>
              </table:table-cell>
              <table:table-cell office:value-type="float" office:value="0.022412">
                <text:p>0.0224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2765">
                <text:p>0.32765</text:p>
              </table:table-cell>
              <table:table-cell office:value-type="float" office:value="0.287584">
                <text:p>0.287584</text:p>
              </table:table-cell>
              <table:table-cell office:value-type="float" office:value="0.020965">
                <text:p>0.020965</text:p>
              </table:table-cell>
              <table:table-cell office:value-type="float" office:value="0.022616">
                <text:p>0.02261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314544">
                <text:p>0.314544</text:p>
              </table:table-cell>
              <table:table-cell office:value-type="float" office:value="0.286628">
                <text:p>0.286628</text:p>
              </table:table-cell>
              <table:table-cell office:value-type="float" office:value="0.021792">
                <text:p>0.021792</text:p>
              </table:table-cell>
              <table:table-cell office:value-type="float" office:value="0.021093">
                <text:p>0.02109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40756">
                <text:p>0.340756</text:p>
              </table:table-cell>
              <table:table-cell office:value-type="float" office:value="0.285676">
                <text:p>0.285676</text:p>
              </table:table-cell>
              <table:table-cell office:value-type="float" office:value="0.0222">
                <text:p>0.0222</text:p>
              </table:table-cell>
              <table:table-cell office:value-type="float" office:value="0.024734">
                <text:p>0.0247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32765">
                <text:p>0.32765</text:p>
              </table:table-cell>
              <table:table-cell office:value-type="float" office:value="0.284727">
                <text:p>0.284727</text:p>
              </table:table-cell>
              <table:table-cell office:value-type="float" office:value="0.022339">
                <text:p>0.022339</text:p>
              </table:table-cell>
              <table:table-cell office:value-type="float" office:value="0.02324">
                <text:p>0.023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301438">
                <text:p>0.301438</text:p>
              </table:table-cell>
              <table:table-cell office:value-type="float" office:value="0.283781">
                <text:p>0.283781</text:p>
              </table:table-cell>
              <table:table-cell office:value-type="float" office:value="0.022995">
                <text:p>0.022995</text:p>
              </table:table-cell>
              <table:table-cell office:value-type="float" office:value="0.01999">
                <text:p>0.0199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314544">
                <text:p>0.314544</text:p>
              </table:table-cell>
              <table:table-cell office:value-type="float" office:value="0.282838">
                <text:p>0.282838</text:p>
              </table:table-cell>
              <table:table-cell office:value-type="float" office:value="0.023523">
                <text:p>0.023523</text:p>
              </table:table-cell>
              <table:table-cell office:value-type="float" office:value="0.02188">
                <text:p>0.021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2765">
                <text:p>0.32765</text:p>
              </table:table-cell>
              <table:table-cell office:value-type="float" office:value="0.281898">
                <text:p>0.281898</text:p>
              </table:table-cell>
              <table:table-cell office:value-type="float" office:value="0.023678">
                <text:p>0.023678</text:p>
              </table:table-cell>
              <table:table-cell office:value-type="float" office:value="0.023797">
                <text:p>0.02379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01438">
                <text:p>0.301438</text:p>
              </table:table-cell>
              <table:table-cell office:value-type="float" office:value="0.280962">
                <text:p>0.280962</text:p>
              </table:table-cell>
              <table:table-cell office:value-type="float" office:value="0.023774">
                <text:p>0.023774</text:p>
              </table:table-cell>
              <table:table-cell office:value-type="float" office:value="0.020553">
                <text:p>0.02055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2765">
                <text:p>0.32765</text:p>
              </table:table-cell>
              <table:table-cell office:value-type="float" office:value="0.280028">
                <text:p>0.280028</text:p>
              </table:table-cell>
              <table:table-cell office:value-type="float" office:value="0.025117">
                <text:p>0.025117</text:p>
              </table:table-cell>
              <table:table-cell office:value-type="float" office:value="0.024177">
                <text:p>0.0241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14544">
                <text:p>0.314544</text:p>
              </table:table-cell>
              <table:table-cell office:value-type="float" office:value="0.279098">
                <text:p>0.279098</text:p>
              </table:table-cell>
              <table:table-cell office:value-type="float" office:value="0.026603">
                <text:p>0.026603</text:p>
              </table:table-cell>
              <table:table-cell office:value-type="float" office:value="0.022665">
                <text:p>0.02266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14544">
                <text:p>0.314544</text:p>
              </table:table-cell>
              <table:table-cell office:value-type="float" office:value="0.278171">
                <text:p>0.278171</text:p>
              </table:table-cell>
              <table:table-cell office:value-type="float" office:value="0.027743">
                <text:p>0.027743</text:p>
              </table:table-cell>
              <table:table-cell office:value-type="float" office:value="0.022858">
                <text:p>0.02285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2765">
                <text:p>0.32765</text:p>
              </table:table-cell>
              <table:table-cell office:value-type="float" office:value="0.277247">
                <text:p>0.277247</text:p>
              </table:table-cell>
              <table:table-cell office:value-type="float" office:value="0.029342">
                <text:p>0.029342</text:p>
              </table:table-cell>
              <table:table-cell office:value-type="float" office:value="0.024783">
                <text:p>0.02478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2765">
                <text:p>0.32765</text:p>
              </table:table-cell>
              <table:table-cell office:value-type="float" office:value="0.276326">
                <text:p>0.276326</text:p>
              </table:table-cell>
              <table:table-cell office:value-type="float" office:value="0.030771">
                <text:p>0.030771</text:p>
              </table:table-cell>
              <table:table-cell office:value-type="float" office:value="0.025005">
                <text:p>0.02500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01438">
                <text:p>0.301438</text:p>
              </table:table-cell>
              <table:table-cell office:value-type="float" office:value="0.275408">
                <text:p>0.275408</text:p>
              </table:table-cell>
              <table:table-cell office:value-type="float" office:value="0.0319">
                <text:p>0.0319</text:p>
              </table:table-cell>
              <table:table-cell office:value-type="float" office:value="0.021769">
                <text:p>0.0217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01438">
                <text:p>0.301438</text:p>
              </table:table-cell>
              <table:table-cell office:value-type="float" office:value="0.274493">
                <text:p>0.274493</text:p>
              </table:table-cell>
              <table:table-cell office:value-type="float" office:value="0.032714">
                <text:p>0.032714</text:p>
              </table:table-cell>
              <table:table-cell office:value-type="float" office:value="0.021942">
                <text:p>0.02194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01438">
                <text:p>0.301438</text:p>
              </table:table-cell>
              <table:table-cell office:value-type="float" office:value="0.273581">
                <text:p>0.273581</text:p>
              </table:table-cell>
              <table:table-cell office:value-type="float" office:value="0.032936">
                <text:p>0.032936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288332">
                <text:p>0.288332</text:p>
              </table:table-cell>
              <table:table-cell office:value-type="float" office:value="0.272672">
                <text:p>0.272672</text:p>
              </table:table-cell>
              <table:table-cell office:value-type="float" office:value="0.03307">
                <text:p>0.03307</text:p>
              </table:table-cell>
              <table:table-cell office:value-type="float" office:value="0.020562">
                <text:p>0.02056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14544">
                <text:p>0.314544</text:p>
              </table:table-cell>
              <table:table-cell office:value-type="float" office:value="0.271766">
                <text:p>0.271766</text:p>
              </table:table-cell>
              <table:table-cell office:value-type="float" office:value="0.032972">
                <text:p>0.032972</text:p>
              </table:table-cell>
              <table:table-cell office:value-type="float" office:value="0.024173">
                <text:p>0.02417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88332">
                <text:p>0.288332</text:p>
              </table:table-cell>
              <table:table-cell office:value-type="float" office:value="0.270863">
                <text:p>0.270863</text:p>
              </table:table-cell>
              <table:table-cell office:value-type="float" office:value="0.032831">
                <text:p>0.032831</text:p>
              </table:table-cell>
              <table:table-cell office:value-type="float" office:value="0.020918">
                <text:p>0.02091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75226">
                <text:p>0.275226</text:p>
              </table:table-cell>
              <table:table-cell office:value-type="float" office:value="0.269963">
                <text:p>0.269963</text:p>
              </table:table-cell>
              <table:table-cell office:value-type="float" office:value="0.032508">
                <text:p>0.032508</text:p>
              </table:table-cell>
              <table:table-cell office:value-type="float" office:value="0.019341">
                <text:p>0.0193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88332">
                <text:p>0.288332</text:p>
              </table:table-cell>
              <table:table-cell office:value-type="float" office:value="0.269066">
                <text:p>0.269066</text:p>
              </table:table-cell>
              <table:table-cell office:value-type="float" office:value="0.031699">
                <text:p>0.031699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275226">
                <text:p>0.275226</text:p>
              </table:table-cell>
              <table:table-cell office:value-type="float" office:value="0.268173">
                <text:p>0.268173</text:p>
              </table:table-cell>
              <table:table-cell office:value-type="float" office:value="0.030967">
                <text:p>0.030967</text:p>
              </table:table-cell>
              <table:table-cell office:value-type="float" office:value="0.019627">
                <text:p>0.01962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288332">
                <text:p>0.288332</text:p>
              </table:table-cell>
              <table:table-cell office:value-type="float" office:value="0.267282">
                <text:p>0.267282</text:p>
              </table:table-cell>
              <table:table-cell office:value-type="float" office:value="0.030475">
                <text:p>0.030475</text:p>
              </table:table-cell>
              <table:table-cell office:value-type="float" office:value="0.021488">
                <text:p>0.02148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01438">
                <text:p>0.301438</text:p>
              </table:table-cell>
              <table:table-cell office:value-type="float" office:value="0.266394">
                <text:p>0.266394</text:p>
              </table:table-cell>
              <table:table-cell office:value-type="float" office:value="0.029982">
                <text:p>0.029982</text:p>
              </table:table-cell>
              <table:table-cell office:value-type="float" office:value="0.023378">
                <text:p>0.02337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288332">
                <text:p>0.288332</text:p>
              </table:table-cell>
              <table:table-cell office:value-type="float" office:value="0.265509">
                <text:p>0.265509</text:p>
              </table:table-cell>
              <table:table-cell office:value-type="float" office:value="0.028983">
                <text:p>0.028983</text:p>
              </table:table-cell>
              <table:table-cell office:value-type="float" office:value="0.021835">
                <text:p>0.0218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26212">
                <text:p>0.26212</text:p>
              </table:table-cell>
              <table:table-cell office:value-type="float" office:value="0.264627">
                <text:p>0.264627</text:p>
              </table:table-cell>
              <table:table-cell office:value-type="float" office:value="0.028003">
                <text:p>0.028003</text:p>
              </table:table-cell>
              <table:table-cell office:value-type="float" office:value="0.018537">
                <text:p>0.01853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01438">
                <text:p>0.301438</text:p>
              </table:table-cell>
              <table:table-cell office:value-type="float" office:value="0.263747">
                <text:p>0.263747</text:p>
              </table:table-cell>
              <table:table-cell office:value-type="float" office:value="0.02753">
                <text:p>0.02753</text:p>
              </table:table-cell>
              <table:table-cell office:value-type="float" office:value="0.023838">
                <text:p>0.02383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275226">
                <text:p>0.275226</text:p>
              </table:table-cell>
              <table:table-cell office:value-type="float" office:value="0.262871">
                <text:p>0.262871</text:p>
              </table:table-cell>
              <table:table-cell office:value-type="float" office:value="0.026685">
                <text:p>0.026685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288332">
                <text:p>0.288332</text:p>
              </table:table-cell>
              <table:table-cell office:value-type="float" office:value="0.261998">
                <text:p>0.261998</text:p>
              </table:table-cell>
              <table:table-cell office:value-type="float" office:value="0.025675">
                <text:p>0.025675</text:p>
              </table:table-cell>
              <table:table-cell office:value-type="float" office:value="0.022439">
                <text:p>0.02243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01438">
                <text:p>0.301438</text:p>
              </table:table-cell>
              <table:table-cell office:value-type="float" office:value="0.261127">
                <text:p>0.261127</text:p>
              </table:table-cell>
              <table:table-cell office:value-type="float" office:value="0.024982">
                <text:p>0.024982</text:p>
              </table:table-cell>
              <table:table-cell office:value-type="float" office:value="0.024336">
                <text:p>0.0243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01438">
                <text:p>0.301438</text:p>
              </table:table-cell>
              <table:table-cell office:value-type="float" office:value="0.26026">
                <text:p>0.26026</text:p>
              </table:table-cell>
              <table:table-cell office:value-type="float" office:value="0.024427">
                <text:p>0.024427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288332">
                <text:p>0.288332</text:p>
              </table:table-cell>
              <table:table-cell office:value-type="float" office:value="0.259395">
                <text:p>0.259395</text:p>
              </table:table-cell>
              <table:table-cell office:value-type="float" office:value="0.023784">
                <text:p>0.023784</text:p>
              </table:table-cell>
              <table:table-cell office:value-type="float" office:value="0.022998">
                <text:p>0.02299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288332">
                <text:p>0.288332</text:p>
              </table:table-cell>
              <table:table-cell office:value-type="float" office:value="0.258533">
                <text:p>0.258533</text:p>
              </table:table-cell>
              <table:table-cell office:value-type="float" office:value="0.023708">
                <text:p>0.023708</text:p>
              </table:table-cell>
              <table:table-cell office:value-type="float" office:value="0.02317">
                <text:p>0.0231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01438">
                <text:p>0.301438</text:p>
              </table:table-cell>
              <table:table-cell office:value-type="float" office:value="0.257675">
                <text:p>0.257675</text:p>
              </table:table-cell>
              <table:table-cell office:value-type="float" office:value="0.023666">
                <text:p>0.023666</text:p>
              </table:table-cell>
              <table:table-cell office:value-type="float" office:value="0.025073">
                <text:p>0.02507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288332">
                <text:p>0.288332</text:p>
              </table:table-cell>
              <table:table-cell office:value-type="float" office:value="0.256818">
                <text:p>0.256818</text:p>
              </table:table-cell>
              <table:table-cell office:value-type="float" office:value="0.02377">
                <text:p>0.02377</text:p>
              </table:table-cell>
              <table:table-cell office:value-type="float" office:value="0.023543">
                <text:p>0.0235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01438">
                <text:p>0.301438</text:p>
              </table:table-cell>
              <table:table-cell office:value-type="float" office:value="0.255965">
                <text:p>0.255965</text:p>
              </table:table-cell>
              <table:table-cell office:value-type="float" office:value="0.024989">
                <text:p>0.024989</text:p>
              </table:table-cell>
              <table:table-cell office:value-type="float" office:value="0.025449">
                <text:p>0.02544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01438">
                <text:p>0.301438</text:p>
              </table:table-cell>
              <table:table-cell office:value-type="float" office:value="0.255115">
                <text:p>0.255115</text:p>
              </table:table-cell>
              <table:table-cell office:value-type="float" office:value="0.02556">
                <text:p>0.02556</text:p>
              </table:table-cell>
              <table:table-cell office:value-type="float" office:value="0.025652">
                <text:p>0.0256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288332">
                <text:p>0.288332</text:p>
              </table:table-cell>
              <table:table-cell office:value-type="float" office:value="0.254267">
                <text:p>0.254267</text:p>
              </table:table-cell>
              <table:table-cell office:value-type="float" office:value="0.025935">
                <text:p>0.025935</text:p>
              </table:table-cell>
              <table:table-cell office:value-type="float" office:value="0.024126">
                <text:p>0.0241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14544">
                <text:p>0.314544</text:p>
              </table:table-cell>
              <table:table-cell office:value-type="float" office:value="0.253423">
                <text:p>0.253423</text:p>
              </table:table-cell>
              <table:table-cell office:value-type="float" office:value="0.027729">
                <text:p>0.027729</text:p>
              </table:table-cell>
              <table:table-cell office:value-type="float" office:value="0.027766">
                <text:p>0.02776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01438">
                <text:p>0.301438</text:p>
              </table:table-cell>
              <table:table-cell office:value-type="float" office:value="0.252581">
                <text:p>0.252581</text:p>
              </table:table-cell>
              <table:table-cell office:value-type="float" office:value="0.029075">
                <text:p>0.029075</text:p>
              </table:table-cell>
              <table:table-cell office:value-type="float" office:value="0.026269">
                <text:p>0.02626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275226">
                <text:p>0.275226</text:p>
              </table:table-cell>
              <table:table-cell office:value-type="float" office:value="0.251741">
                <text:p>0.251741</text:p>
              </table:table-cell>
              <table:table-cell office:value-type="float" office:value="0.030517">
                <text:p>0.030517</text:p>
              </table:table-cell>
              <table:table-cell office:value-type="float" office:value="0.023018">
                <text:p>0.02301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01438">
                <text:p>0.301438</text:p>
              </table:table-cell>
              <table:table-cell office:value-type="float" office:value="0.250905">
                <text:p>0.250905</text:p>
              </table:table-cell>
              <table:table-cell office:value-type="float" office:value="0.031856">
                <text:p>0.031856</text:p>
              </table:table-cell>
              <table:table-cell office:value-type="float" office:value="0.026635">
                <text:p>0.02663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88332">
                <text:p>0.288332</text:p>
              </table:table-cell>
              <table:table-cell office:value-type="float" office:value="0.250072">
                <text:p>0.250072</text:p>
              </table:table-cell>
              <table:table-cell office:value-type="float" office:value="0.033301">
                <text:p>0.033301</text:p>
              </table:table-cell>
              <table:table-cell office:value-type="float" office:value="0.025116">
                <text:p>0.02511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88332">
                <text:p>0.288332</text:p>
              </table:table-cell>
              <table:table-cell office:value-type="float" office:value="0.249241">
                <text:p>0.249241</text:p>
              </table:table-cell>
              <table:table-cell office:value-type="float" office:value="0.034753">
                <text:p>0.034753</text:p>
              </table:table-cell>
              <table:table-cell office:value-type="float" office:value="0.025303">
                <text:p>0.02530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75226">
                <text:p>0.275226</text:p>
              </table:table-cell>
              <table:table-cell office:value-type="float" office:value="0.248413">
                <text:p>0.248413</text:p>
              </table:table-cell>
              <table:table-cell office:value-type="float" office:value="0.036081">
                <text:p>0.036081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75226">
                <text:p>0.275226</text:p>
              </table:table-cell>
              <table:table-cell office:value-type="float" office:value="0.247587">
                <text:p>0.247587</text:p>
              </table:table-cell>
              <table:table-cell office:value-type="float" office:value="0.037536">
                <text:p>0.037536</text:p>
              </table:table-cell>
              <table:table-cell office:value-type="float" office:value="0.023923">
                <text:p>0.02392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75226">
                <text:p>0.275226</text:p>
              </table:table-cell>
              <table:table-cell office:value-type="float" office:value="0.246765">
                <text:p>0.246765</text:p>
              </table:table-cell>
              <table:table-cell office:value-type="float" office:value="0.039179">
                <text:p>0.039179</text:p>
              </table:table-cell>
              <table:table-cell office:value-type="float" office:value="0.024086">
                <text:p>0.0240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5226">
                <text:p>0.275226</text:p>
              </table:table-cell>
              <table:table-cell office:value-type="float" office:value="0.245945">
                <text:p>0.245945</text:p>
              </table:table-cell>
              <table:table-cell office:value-type="float" office:value="0.04048">
                <text:p>0.04048</text:p>
              </table:table-cell>
              <table:table-cell office:value-type="float" office:value="0.024252">
                <text:p>0.02425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275226">
                <text:p>0.275226</text:p>
              </table:table-cell>
              <table:table-cell office:value-type="float" office:value="0.245128">
                <text:p>0.245128</text:p>
              </table:table-cell>
              <table:table-cell office:value-type="float" office:value="0.041637">
                <text:p>0.041637</text:p>
              </table:table-cell>
              <table:table-cell office:value-type="float" office:value="0.024418">
                <text:p>0.0244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35908">
                <text:p>0.235908</text:p>
              </table:table-cell>
              <table:table-cell office:value-type="float" office:value="0.244314">
                <text:p>0.244314</text:p>
              </table:table-cell>
              <table:table-cell office:value-type="float" office:value="0.042384">
                <text:p>0.042384</text:p>
              </table:table-cell>
              <table:table-cell office:value-type="float" office:value="0.019396">
                <text:p>0.01939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249014">
                <text:p>0.249014</text:p>
              </table:table-cell>
              <table:table-cell office:value-type="float" office:value="0.243502">
                <text:p>0.243502</text:p>
              </table:table-cell>
              <table:table-cell office:value-type="float" office:value="0.042846">
                <text:p>0.042846</text:p>
              </table:table-cell>
              <table:table-cell office:value-type="float" office:value="0.021216">
                <text:p>0.0212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49014">
                <text:p>0.249014</text:p>
              </table:table-cell>
              <table:table-cell office:value-type="float" office:value="0.242693">
                <text:p>0.242693</text:p>
              </table:table-cell>
              <table:table-cell office:value-type="float" office:value="0.043015">
                <text:p>0.043015</text:p>
              </table:table-cell>
              <table:table-cell office:value-type="float" office:value="0.021334">
                <text:p>0.02133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49014">
                <text:p>0.249014</text:p>
              </table:table-cell>
              <table:table-cell office:value-type="float" office:value="0.241887">
                <text:p>0.241887</text:p>
              </table:table-cell>
              <table:table-cell office:value-type="float" office:value="0.043049">
                <text:p>0.043049</text:p>
              </table:table-cell>
              <table:table-cell office:value-type="float" office:value="0.021453">
                <text:p>0.02145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35908">
                <text:p>0.235908</text:p>
              </table:table-cell>
              <table:table-cell office:value-type="float" office:value="0.241083">
                <text:p>0.241083</text:p>
              </table:table-cell>
              <table:table-cell office:value-type="float" office:value="0.042901">
                <text:p>0.042901</text:p>
              </table:table-cell>
              <table:table-cell office:value-type="float" office:value="0.019843">
                <text:p>0.01984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235908">
                <text:p>0.235908</text:p>
              </table:table-cell>
              <table:table-cell office:value-type="float" office:value="0.240282">
                <text:p>0.240282</text:p>
              </table:table-cell>
              <table:table-cell office:value-type="float" office:value="0.042482">
                <text:p>0.042482</text:p>
              </table:table-cell>
              <table:table-cell office:value-type="float" office:value="0.019939">
                <text:p>0.01993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22802">
                <text:p>0.222802</text:p>
              </table:table-cell>
              <table:table-cell office:value-type="float" office:value="0.239484">
                <text:p>0.239484</text:p>
              </table:table-cell>
              <table:table-cell office:value-type="float" office:value="0.041984">
                <text:p>0.041984</text:p>
              </table:table-cell>
              <table:table-cell office:value-type="float" office:value="0.018305">
                <text:p>0.0183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22802">
                <text:p>0.222802</text:p>
              </table:table-cell>
              <table:table-cell office:value-type="float" office:value="0.238688">
                <text:p>0.238688</text:p>
              </table:table-cell>
              <table:table-cell office:value-type="float" office:value="0.041625">
                <text:p>0.041625</text:p>
              </table:table-cell>
              <table:table-cell office:value-type="float" office:value="0.018377">
                <text:p>0.01837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222802">
                <text:p>0.222802</text:p>
              </table:table-cell>
              <table:table-cell office:value-type="float" office:value="0.237895">
                <text:p>0.237895</text:p>
              </table:table-cell>
              <table:table-cell office:value-type="float" office:value="0.040983">
                <text:p>0.040983</text:p>
              </table:table-cell>
              <table:table-cell office:value-type="float" office:value="0.01845">
                <text:p>0.0184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209696">
                <text:p>0.209696</text:p>
              </table:table-cell>
              <table:table-cell office:value-type="float" office:value="0.237105">
                <text:p>0.237105</text:p>
              </table:table-cell>
              <table:table-cell office:value-type="float" office:value="0.040082">
                <text:p>0.040082</text:p>
              </table:table-cell>
              <table:table-cell office:value-type="float" office:value="0.016794">
                <text:p>0.01679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222802">
                <text:p>0.222802</text:p>
              </table:table-cell>
              <table:table-cell office:value-type="float" office:value="0.236317">
                <text:p>0.236317</text:p>
              </table:table-cell>
              <table:table-cell office:value-type="float" office:value="0.038975">
                <text:p>0.038975</text:p>
              </table:table-cell>
              <table:table-cell office:value-type="float" office:value="0.018573">
                <text:p>0.01857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209696">
                <text:p>0.209696</text:p>
              </table:table-cell>
              <table:table-cell office:value-type="float" office:value="0.235532">
                <text:p>0.235532</text:p>
              </table:table-cell>
              <table:table-cell office:value-type="float" office:value="0.037606">
                <text:p>0.037606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222802">
                <text:p>0.222802</text:p>
              </table:table-cell>
              <table:table-cell office:value-type="float" office:value="0.23475">
                <text:p>0.23475</text:p>
              </table:table-cell>
              <table:table-cell office:value-type="float" office:value="0.036031">
                <text:p>0.036031</text:p>
              </table:table-cell>
              <table:table-cell office:value-type="float" office:value="0.018701">
                <text:p>0.01870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19659">
                <text:p>0.19659</text:p>
              </table:table-cell>
              <table:table-cell office:value-type="float" office:value="0.23397">
                <text:p>0.23397</text:p>
              </table:table-cell>
              <table:table-cell office:value-type="float" office:value="0.034369">
                <text:p>0.034369</text:p>
              </table:table-cell>
              <table:table-cell office:value-type="float" office:value="0.01532">
                <text:p>0.0153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209696">
                <text:p>0.209696</text:p>
              </table:table-cell>
              <table:table-cell office:value-type="float" office:value="0.233192">
                <text:p>0.233192</text:p>
              </table:table-cell>
              <table:table-cell office:value-type="float" office:value="0.033517">
                <text:p>0.033517</text:p>
              </table:table-cell>
              <table:table-cell office:value-type="float" office:value="0.017078">
                <text:p>0.01707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222802">
                <text:p>0.222802</text:p>
              </table:table-cell>
              <table:table-cell office:value-type="float" office:value="0.232418">
                <text:p>0.232418</text:p>
              </table:table-cell>
              <table:table-cell office:value-type="float" office:value="0.032574">
                <text:p>0.032574</text:p>
              </table:table-cell>
              <table:table-cell office:value-type="float" office:value="0.018864">
                <text:p>0.01886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9659">
                <text:p>0.19659</text:p>
              </table:table-cell>
              <table:table-cell office:value-type="float" office:value="0.231646">
                <text:p>0.231646</text:p>
              </table:table-cell>
              <table:table-cell office:value-type="float" office:value="0.031155">
                <text:p>0.031155</text:p>
              </table:table-cell>
              <table:table-cell office:value-type="float" office:value="0.015486">
                <text:p>0.01548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209696">
                <text:p>0.209696</text:p>
              </table:table-cell>
              <table:table-cell office:value-type="float" office:value="0.230876">
                <text:p>0.230876</text:p>
              </table:table-cell>
              <table:table-cell office:value-type="float" office:value="0.030299">
                <text:p>0.030299</text:p>
              </table:table-cell>
              <table:table-cell office:value-type="float" office:value="0.017248">
                <text:p>0.01724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222802">
                <text:p>0.222802</text:p>
              </table:table-cell>
              <table:table-cell office:value-type="float" office:value="0.230109">
                <text:p>0.230109</text:p>
              </table:table-cell>
              <table:table-cell office:value-type="float" office:value="0.029193">
                <text:p>0.029193</text:p>
              </table:table-cell>
              <table:table-cell office:value-type="float" office:value="0.019037">
                <text:p>0.01903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222802">
                <text:p>0.222802</text:p>
              </table:table-cell>
              <table:table-cell office:value-type="float" office:value="0.229344">
                <text:p>0.229344</text:p>
              </table:table-cell>
              <table:table-cell office:value-type="float" office:value="0.027727">
                <text:p>0.027727</text:p>
              </table:table-cell>
              <table:table-cell office:value-type="float" office:value="0.019123">
                <text:p>0.0191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19659">
                <text:p>0.19659</text:p>
              </table:table-cell>
              <table:table-cell office:value-type="float" office:value="0.228583">
                <text:p>0.228583</text:p>
              </table:table-cell>
              <table:table-cell office:value-type="float" office:value="0.026783">
                <text:p>0.026783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209696">
                <text:p>0.209696</text:p>
              </table:table-cell>
              <table:table-cell office:value-type="float" office:value="0.227823">
                <text:p>0.227823</text:p>
              </table:table-cell>
              <table:table-cell office:value-type="float" office:value="0.025621">
                <text:p>0.025621</text:p>
              </table:table-cell>
              <table:table-cell office:value-type="float" office:value="0.017517">
                <text:p>0.01751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235908">
                <text:p>0.235908</text:p>
              </table:table-cell>
              <table:table-cell office:value-type="float" office:value="0.227066">
                <text:p>0.227066</text:p>
              </table:table-cell>
              <table:table-cell office:value-type="float" office:value="0.023865">
                <text:p>0.023865</text:p>
              </table:table-cell>
              <table:table-cell office:value-type="float" office:value="0.02104">
                <text:p>0.0210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222802">
                <text:p>0.222802</text:p>
              </table:table-cell>
              <table:table-cell office:value-type="float" office:value="0.226312">
                <text:p>0.226312</text:p>
              </table:table-cell>
              <table:table-cell office:value-type="float" office:value="0.021632">
                <text:p>0.021632</text:p>
              </table:table-cell>
              <table:table-cell office:value-type="float" office:value="0.019428">
                <text:p>0.0194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209696">
                <text:p>0.209696</text:p>
              </table:table-cell>
              <table:table-cell office:value-type="float" office:value="0.22556">
                <text:p>0.22556</text:p>
              </table:table-cell>
              <table:table-cell office:value-type="float" office:value="0.019697">
                <text:p>0.019697</text:p>
              </table:table-cell>
              <table:table-cell office:value-type="float" office:value="0.01779">
                <text:p>0.0177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19659">
                <text:p>0.19659</text:p>
              </table:table-cell>
              <table:table-cell office:value-type="float" office:value="0.224811">
                <text:p>0.224811</text:p>
              </table:table-cell>
              <table:table-cell office:value-type="float" office:value="0.018616">
                <text:p>0.018616</text:p>
              </table:table-cell>
              <table:table-cell office:value-type="float" office:value="0.016127">
                <text:p>0.01612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222802">
                <text:p>0.222802</text:p>
              </table:table-cell>
              <table:table-cell office:value-type="float" office:value="0.224064">
                <text:p>0.224064</text:p>
              </table:table-cell>
              <table:table-cell office:value-type="float" office:value="0.018337">
                <text:p>0.018337</text:p>
              </table:table-cell>
              <table:table-cell office:value-type="float" office:value="0.019629">
                <text:p>0.01962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249014">
                <text:p>0.249014</text:p>
              </table:table-cell>
              <table:table-cell office:value-type="float" office:value="0.223319">
                <text:p>0.223319</text:p>
              </table:table-cell>
              <table:table-cell office:value-type="float" office:value="0.018331">
                <text:p>0.018331</text:p>
              </table:table-cell>
              <table:table-cell office:value-type="float" office:value="0.023185">
                <text:p>0.0231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235908">
                <text:p>0.235908</text:p>
              </table:table-cell>
              <table:table-cell office:value-type="float" office:value="0.222577">
                <text:p>0.222577</text:p>
              </table:table-cell>
              <table:table-cell office:value-type="float" office:value="0.018163">
                <text:p>0.018163</text:p>
              </table:table-cell>
              <table:table-cell office:value-type="float" office:value="0.021604">
                <text:p>0.0216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209696">
                <text:p>0.209696</text:p>
              </table:table-cell>
              <table:table-cell office:value-type="float" office:value="0.221838">
                <text:p>0.221838</text:p>
              </table:table-cell>
              <table:table-cell office:value-type="float" office:value="0.018831">
                <text:p>0.018831</text:p>
              </table:table-cell>
              <table:table-cell office:value-type="float" office:value="0.018268">
                <text:p>0.01826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249014">
                <text:p>0.249014</text:p>
              </table:table-cell>
              <table:table-cell office:value-type="float" office:value="0.221101">
                <text:p>0.221101</text:p>
              </table:table-cell>
              <table:table-cell office:value-type="float" office:value="0.02007">
                <text:p>0.02007</text:p>
              </table:table-cell>
              <table:table-cell office:value-type="float" office:value="0.023531">
                <text:p>0.02353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249014">
                <text:p>0.249014</text:p>
              </table:table-cell>
              <table:table-cell office:value-type="float" office:value="0.220366">
                <text:p>0.220366</text:p>
              </table:table-cell>
              <table:table-cell office:value-type="float" office:value="0.020766">
                <text:p>0.020766</text:p>
              </table:table-cell>
              <table:table-cell office:value-type="float" office:value="0.023684">
                <text:p>0.02368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222802">
                <text:p>0.222802</text:p>
              </table:table-cell>
              <table:table-cell office:value-type="float" office:value="0.219634">
                <text:p>0.219634</text:p>
              </table:table-cell>
              <table:table-cell office:value-type="float" office:value="0.021018">
                <text:p>0.021018</text:p>
              </table:table-cell>
              <table:table-cell office:value-type="float" office:value="0.020378">
                <text:p>0.02037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222802">
                <text:p>0.222802</text:p>
              </table:table-cell>
              <table:table-cell office:value-type="float" office:value="0.218905">
                <text:p>0.218905</text:p>
              </table:table-cell>
              <table:table-cell office:value-type="float" office:value="0.022281">
                <text:p>0.022281</text:p>
              </table:table-cell>
              <table:table-cell office:value-type="float" office:value="0.020481">
                <text:p>0.02048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222802">
                <text:p>0.222802</text:p>
              </table:table-cell>
              <table:table-cell office:value-type="float" office:value="0.218177">
                <text:p>0.218177</text:p>
              </table:table-cell>
              <table:table-cell office:value-type="float" office:value="0.0236">
                <text:p>0.0236</text:p>
              </table:table-cell>
              <table:table-cell office:value-type="float" office:value="0.020585">
                <text:p>0.0205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235908">
                <text:p>0.235908</text:p>
              </table:table-cell>
              <table:table-cell office:value-type="float" office:value="0.217453">
                <text:p>0.217453</text:p>
              </table:table-cell>
              <table:table-cell office:value-type="float" office:value="0.024772">
                <text:p>0.024772</text:p>
              </table:table-cell>
              <table:table-cell office:value-type="float" office:value="0.02242">
                <text:p>0.0224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235908">
                <text:p>0.235908</text:p>
              </table:table-cell>
              <table:table-cell office:value-type="float" office:value="0.21673">
                <text:p>0.21673</text:p>
              </table:table-cell>
              <table:table-cell office:value-type="float" office:value="0.026475">
                <text:p>0.026475</text:p>
              </table:table-cell>
              <table:table-cell office:value-type="float" office:value="0.022552">
                <text:p>0.02255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249014">
                <text:p>0.249014</text:p>
              </table:table-cell>
              <table:table-cell office:value-type="float" office:value="0.21601">
                <text:p>0.21601</text:p>
              </table:table-cell>
              <table:table-cell office:value-type="float" office:value="0.028344">
                <text:p>0.028344</text:p>
              </table:table-cell>
              <table:table-cell office:value-type="float" office:value="0.024415">
                <text:p>0.0244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235908">
                <text:p>0.235908</text:p>
              </table:table-cell>
              <table:table-cell office:value-type="float" office:value="0.215292">
                <text:p>0.215292</text:p>
              </table:table-cell>
              <table:table-cell office:value-type="float" office:value="0.030134">
                <text:p>0.030134</text:p>
              </table:table-cell>
              <table:table-cell office:value-type="float" office:value="0.022846">
                <text:p>0.02284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209696">
                <text:p>0.209696</text:p>
              </table:table-cell>
              <table:table-cell office:value-type="float" office:value="0.214577">
                <text:p>0.214577</text:p>
              </table:table-cell>
              <table:table-cell office:value-type="float" office:value="0.031996">
                <text:p>0.031996</text:p>
              </table:table-cell>
              <table:table-cell office:value-type="float" office:value="0.019522">
                <text:p>0.0195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22802">
                <text:p>0.222802</text:p>
              </table:table-cell>
              <table:table-cell office:value-type="float" office:value="0.213864">
                <text:p>0.213864</text:p>
              </table:table-cell>
              <table:table-cell office:value-type="float" office:value="0.033279">
                <text:p>0.033279</text:p>
              </table:table-cell>
              <table:table-cell office:value-type="float" office:value="0.021336">
                <text:p>0.02133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22802">
                <text:p>0.222802</text:p>
              </table:table-cell>
              <table:table-cell office:value-type="float" office:value="0.213154">
                <text:p>0.213154</text:p>
              </table:table-cell>
              <table:table-cell office:value-type="float" office:value="0.034132">
                <text:p>0.034132</text:p>
              </table:table-cell>
              <table:table-cell office:value-type="float" office:value="0.021448">
                <text:p>0.02144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09696">
                <text:p>0.209696</text:p>
              </table:table-cell>
              <table:table-cell office:value-type="float" office:value="0.212446">
                <text:p>0.212446</text:p>
              </table:table-cell>
              <table:table-cell office:value-type="float" office:value="0.034632">
                <text:p>0.034632</text:p>
              </table:table-cell>
              <table:table-cell office:value-type="float" office:value="0.01983">
                <text:p>0.019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9659">
                <text:p>0.19659</text:p>
              </table:table-cell>
              <table:table-cell office:value-type="float" office:value="0.21174">
                <text:p>0.21174</text:p>
              </table:table-cell>
              <table:table-cell office:value-type="float" office:value="0.034662">
                <text:p>0.034662</text:p>
              </table:table-cell>
              <table:table-cell office:value-type="float" office:value="0.018188">
                <text:p>0.01818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09696">
                <text:p>0.209696</text:p>
              </table:table-cell>
              <table:table-cell office:value-type="float" office:value="0.211036">
                <text:p>0.211036</text:p>
              </table:table-cell>
              <table:table-cell office:value-type="float" office:value="0.034256">
                <text:p>0.034256</text:p>
              </table:table-cell>
              <table:table-cell office:value-type="float" office:value="0.019981">
                <text:p>0.01998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183484">
                <text:p>0.183484</text:p>
              </table:table-cell>
              <table:table-cell office:value-type="float" office:value="0.210335">
                <text:p>0.210335</text:p>
              </table:table-cell>
              <table:table-cell office:value-type="float" office:value="0.033367">
                <text:p>0.033367</text:p>
              </table:table-cell>
              <table:table-cell office:value-type="float" office:value="0.01661">
                <text:p>0.016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183484">
                <text:p>0.183484</text:p>
              </table:table-cell>
              <table:table-cell office:value-type="float" office:value="0.209637">
                <text:p>0.209637</text:p>
              </table:table-cell>
              <table:table-cell office:value-type="float" office:value="0.032354">
                <text:p>0.032354</text:p>
              </table:table-cell>
              <table:table-cell office:value-type="float" office:value="0.016649">
                <text:p>0.01664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183484">
                <text:p>0.183484</text:p>
              </table:table-cell>
              <table:table-cell office:value-type="float" office:value="0.20894">
                <text:p>0.20894</text:p>
              </table:table-cell>
              <table:table-cell office:value-type="float" office:value="0.031082">
                <text:p>0.031082</text:p>
              </table:table-cell>
              <table:table-cell office:value-type="float" office:value="0.016689">
                <text:p>0.0166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183484">
                <text:p>0.183484</text:p>
              </table:table-cell>
              <table:table-cell office:value-type="float" office:value="0.208246">
                <text:p>0.208246</text:p>
              </table:table-cell>
              <table:table-cell office:value-type="float" office:value="0.030077">
                <text:p>0.030077</text:p>
              </table:table-cell>
              <table:table-cell office:value-type="float" office:value="0.016729">
                <text:p>0.01672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183484">
                <text:p>0.183484</text:p>
              </table:table-cell>
              <table:table-cell office:value-type="float" office:value="0.207554">
                <text:p>0.207554</text:p>
              </table:table-cell>
              <table:table-cell office:value-type="float" office:value="0.029647">
                <text:p>0.029647</text:p>
              </table:table-cell>
              <table:table-cell office:value-type="float" office:value="0.016771">
                <text:p>0.0167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19659">
                <text:p>0.19659</text:p>
              </table:table-cell>
              <table:table-cell office:value-type="float" office:value="0.206865">
                <text:p>0.206865</text:p>
              </table:table-cell>
              <table:table-cell office:value-type="float" office:value="0.028864">
                <text:p>0.028864</text:p>
              </table:table-cell>
              <table:table-cell office:value-type="float" office:value="0.018544">
                <text:p>0.01854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183484">
                <text:p>0.183484</text:p>
              </table:table-cell>
              <table:table-cell office:value-type="float" office:value="0.206177">
                <text:p>0.206177</text:p>
              </table:table-cell>
              <table:table-cell office:value-type="float" office:value="0.028201">
                <text:p>0.028201</text:p>
              </table:table-cell>
              <table:table-cell office:value-type="float" office:value="0.016884">
                <text:p>0.01688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183484">
                <text:p>0.183484</text:p>
              </table:table-cell>
              <table:table-cell office:value-type="float" office:value="0.205492">
                <text:p>0.205492</text:p>
              </table:table-cell>
              <table:table-cell office:value-type="float" office:value="0.027521">
                <text:p>0.027521</text:p>
              </table:table-cell>
              <table:table-cell office:value-type="float" office:value="0.016929">
                <text:p>0.01692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170378">
                <text:p>0.170378</text:p>
              </table:table-cell>
              <table:table-cell office:value-type="float" office:value="0.20481">
                <text:p>0.20481</text:p>
              </table:table-cell>
              <table:table-cell office:value-type="float" office:value="0.026659">
                <text:p>0.026659</text:p>
              </table:table-cell>
              <table:table-cell office:value-type="float" office:value="0.015245">
                <text:p>0.01524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19659">
                <text:p>0.19659</text:p>
              </table:table-cell>
              <table:table-cell office:value-type="float" office:value="0.204129">
                <text:p>0.204129</text:p>
              </table:table-cell>
              <table:table-cell office:value-type="float" office:value="0.02582">
                <text:p>0.02582</text:p>
              </table:table-cell>
              <table:table-cell office:value-type="float" office:value="0.018726">
                <text:p>0.01872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183484">
                <text:p>0.183484</text:p>
              </table:table-cell>
              <table:table-cell office:value-type="float" office:value="0.203451">
                <text:p>0.203451</text:p>
              </table:table-cell>
              <table:table-cell office:value-type="float" office:value="0.025311">
                <text:p>0.025311</text:p>
              </table:table-cell>
              <table:table-cell office:value-type="float" office:value="0.017071">
                <text:p>0.0170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19659">
                <text:p>0.19659</text:p>
              </table:table-cell>
              <table:table-cell office:value-type="float" office:value="0.202775">
                <text:p>0.202775</text:p>
              </table:table-cell>
              <table:table-cell office:value-type="float" office:value="0.025607">
                <text:p>0.025607</text:p>
              </table:table-cell>
              <table:table-cell office:value-type="float" office:value="0.01885">
                <text:p>0.0188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183484">
                <text:p>0.183484</text:p>
              </table:table-cell>
              <table:table-cell office:value-type="float" office:value="0.202101">
                <text:p>0.202101</text:p>
              </table:table-cell>
              <table:table-cell office:value-type="float" office:value="0.025421">
                <text:p>0.025421</text:p>
              </table:table-cell>
              <table:table-cell office:value-type="float" office:value="0.017197">
                <text:p>0.01719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19659">
                <text:p>0.19659</text:p>
              </table:table-cell>
              <table:table-cell office:value-type="float" office:value="0.20143">
                <text:p>0.20143</text:p>
              </table:table-cell>
              <table:table-cell office:value-type="float" office:value="0.024728">
                <text:p>0.024728</text:p>
              </table:table-cell>
              <table:table-cell office:value-type="float" office:value="0.018978">
                <text:p>0.0189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183484">
                <text:p>0.183484</text:p>
              </table:table-cell>
              <table:table-cell office:value-type="float" office:value="0.200761">
                <text:p>0.200761</text:p>
              </table:table-cell>
              <table:table-cell office:value-type="float" office:value="0.024214">
                <text:p>0.024214</text:p>
              </table:table-cell>
              <table:table-cell office:value-type="float" office:value="0.017327">
                <text:p>0.0173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183484">
                <text:p>0.183484</text:p>
              </table:table-cell>
              <table:table-cell office:value-type="float" office:value="0.200094">
                <text:p>0.200094</text:p>
              </table:table-cell>
              <table:table-cell office:value-type="float" office:value="0.023848">
                <text:p>0.023848</text:p>
              </table:table-cell>
              <table:table-cell office:value-type="float" office:value="0.01738">
                <text:p>0.0173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183484">
                <text:p>0.183484</text:p>
              </table:table-cell>
              <table:table-cell office:value-type="float" office:value="0.199429">
                <text:p>0.199429</text:p>
              </table:table-cell>
              <table:table-cell office:value-type="float" office:value="0.023721">
                <text:p>0.023721</text:p>
              </table:table-cell>
              <table:table-cell office:value-type="float" office:value="0.017435">
                <text:p>0.01743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170378">
                <text:p>0.170378</text:p>
              </table:table-cell>
              <table:table-cell office:value-type="float" office:value="0.198767">
                <text:p>0.198767</text:p>
              </table:table-cell>
              <table:table-cell office:value-type="float" office:value="0.023712">
                <text:p>0.023712</text:p>
              </table:table-cell>
              <table:table-cell office:value-type="float" office:value="0.01576">
                <text:p>0.0157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209696">
                <text:p>0.209696</text:p>
              </table:table-cell>
              <table:table-cell office:value-type="float" office:value="0.198106">
                <text:p>0.198106</text:p>
              </table:table-cell>
              <table:table-cell office:value-type="float" office:value="0.023725">
                <text:p>0.023725</text:p>
              </table:table-cell>
              <table:table-cell office:value-type="float" office:value="0.020981">
                <text:p>0.02098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19659">
                <text:p>0.19659</text:p>
              </table:table-cell>
              <table:table-cell office:value-type="float" office:value="0.197448">
                <text:p>0.197448</text:p>
              </table:table-cell>
              <table:table-cell office:value-type="float" office:value="0.023772">
                <text:p>0.023772</text:p>
              </table:table-cell>
              <table:table-cell office:value-type="float" office:value="0.019361">
                <text:p>0.01936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183484">
                <text:p>0.183484</text:p>
              </table:table-cell>
              <table:table-cell office:value-type="float" office:value="0.196792">
                <text:p>0.196792</text:p>
              </table:table-cell>
              <table:table-cell office:value-type="float" office:value="0.023791">
                <text:p>0.023791</text:p>
              </table:table-cell>
              <table:table-cell office:value-type="float" office:value="0.017716">
                <text:p>0.0177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183484">
                <text:p>0.183484</text:p>
              </table:table-cell>
              <table:table-cell office:value-type="float" office:value="0.196138">
                <text:p>0.196138</text:p>
              </table:table-cell>
              <table:table-cell office:value-type="float" office:value="0.023791">
                <text:p>0.023791</text:p>
              </table:table-cell>
              <table:table-cell office:value-type="float" office:value="0.017775">
                <text:p>0.01777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170378">
                <text:p>0.170378</text:p>
              </table:table-cell>
              <table:table-cell office:value-type="float" office:value="0.195487">
                <text:p>0.195487</text:p>
              </table:table-cell>
              <table:table-cell office:value-type="float" office:value="0.023624">
                <text:p>0.023624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9659">
                <text:p>0.19659</text:p>
              </table:table-cell>
              <table:table-cell office:value-type="float" office:value="0.194837">
                <text:p>0.194837</text:p>
              </table:table-cell>
              <table:table-cell office:value-type="float" office:value="0.023667">
                <text:p>0.023667</text:p>
              </table:table-cell>
              <table:table-cell office:value-type="float" office:value="0.019601">
                <text:p>0.01960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19659">
                <text:p>0.19659</text:p>
              </table:table-cell>
              <table:table-cell office:value-type="float" office:value="0.19419">
                <text:p>0.19419</text:p>
              </table:table-cell>
              <table:table-cell office:value-type="float" office:value="0.023853">
                <text:p>0.023853</text:p>
              </table:table-cell>
              <table:table-cell office:value-type="float" office:value="0.01969">
                <text:p>0.0196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183484">
                <text:p>0.183484</text:p>
              </table:table-cell>
              <table:table-cell office:value-type="float" office:value="0.193545">
                <text:p>0.193545</text:p>
              </table:table-cell>
              <table:table-cell office:value-type="float" office:value="0.023882">
                <text:p>0.023882</text:p>
              </table:table-cell>
              <table:table-cell office:value-type="float" office:value="0.01805">
                <text:p>0.018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83484">
                <text:p>0.183484</text:p>
              </table:table-cell>
              <table:table-cell office:value-type="float" office:value="0.192902">
                <text:p>0.192902</text:p>
              </table:table-cell>
              <table:table-cell office:value-type="float" office:value="0.023758">
                <text:p>0.023758</text:p>
              </table:table-cell>
              <table:table-cell office:value-type="float" office:value="0.018115">
                <text:p>0.01811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183484">
                <text:p>0.183484</text:p>
              </table:table-cell>
              <table:table-cell office:value-type="float" office:value="0.192261">
                <text:p>0.192261</text:p>
              </table:table-cell>
              <table:table-cell office:value-type="float" office:value="0.023411">
                <text:p>0.023411</text:p>
              </table:table-cell>
              <table:table-cell office:value-type="float" office:value="0.018181">
                <text:p>0.01818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170378">
                <text:p>0.170378</text:p>
              </table:table-cell>
              <table:table-cell office:value-type="float" office:value="0.191622">
                <text:p>0.191622</text:p>
              </table:table-cell>
              <table:table-cell office:value-type="float" office:value="0.023239">
                <text:p>0.023239</text:p>
              </table:table-cell>
              <table:table-cell office:value-type="float" office:value="0.016518">
                <text:p>0.0165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183484">
                <text:p>0.183484</text:p>
              </table:table-cell>
              <table:table-cell office:value-type="float" office:value="0.190986">
                <text:p>0.190986</text:p>
              </table:table-cell>
              <table:table-cell office:value-type="float" office:value="0.023103">
                <text:p>0.023103</text:p>
              </table:table-cell>
              <table:table-cell office:value-type="float" office:value="0.018289">
                <text:p>0.01828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183484">
                <text:p>0.183484</text:p>
              </table:table-cell>
              <table:table-cell office:value-type="float" office:value="0.190351">
                <text:p>0.190351</text:p>
              </table:table-cell>
              <table:table-cell office:value-type="float" office:value="0.022499">
                <text:p>0.022499</text:p>
              </table:table-cell>
              <table:table-cell office:value-type="float" office:value="0.018358">
                <text:p>0.01835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183484">
                <text:p>0.183484</text:p>
              </table:table-cell>
              <table:table-cell office:value-type="float" office:value="0.189719">
                <text:p>0.189719</text:p>
              </table:table-cell>
              <table:table-cell office:value-type="float" office:value="0.021982">
                <text:p>0.021982</text:p>
              </table:table-cell>
              <table:table-cell office:value-type="float" office:value="0.018428">
                <text:p>0.01842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170378">
                <text:p>0.170378</text:p>
              </table:table-cell>
              <table:table-cell office:value-type="float" office:value="0.189088">
                <text:p>0.189088</text:p>
              </table:table-cell>
              <table:table-cell office:value-type="float" office:value="0.021337">
                <text:p>0.021337</text:p>
              </table:table-cell>
              <table:table-cell office:value-type="float" office:value="0.016768">
                <text:p>0.01676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170378">
                <text:p>0.170378</text:p>
              </table:table-cell>
              <table:table-cell office:value-type="float" office:value="0.18846">
                <text:p>0.18846</text:p>
              </table:table-cell>
              <table:table-cell office:value-type="float" office:value="0.020587">
                <text:p>0.020587</text:p>
              </table:table-cell>
              <table:table-cell office:value-type="float" office:value="0.016814">
                <text:p>0.0168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170378">
                <text:p>0.170378</text:p>
              </table:table-cell>
              <table:table-cell office:value-type="float" office:value="0.187834">
                <text:p>0.187834</text:p>
              </table:table-cell>
              <table:table-cell office:value-type="float" office:value="0.019984">
                <text:p>0.019984</text:p>
              </table:table-cell>
              <table:table-cell office:value-type="float" office:value="0.01686">
                <text:p>0.0168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183484">
                <text:p>0.183484</text:p>
              </table:table-cell>
              <table:table-cell office:value-type="float" office:value="0.18721">
                <text:p>0.18721</text:p>
              </table:table-cell>
              <table:table-cell office:value-type="float" office:value="0.019811">
                <text:p>0.019811</text:p>
              </table:table-cell>
              <table:table-cell office:value-type="float" office:value="0.018638">
                <text:p>0.01863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183484">
                <text:p>0.183484</text:p>
              </table:table-cell>
              <table:table-cell office:value-type="float" office:value="0.186588">
                <text:p>0.186588</text:p>
              </table:table-cell>
              <table:table-cell office:value-type="float" office:value="0.019975">
                <text:p>0.019975</text:p>
              </table:table-cell>
              <table:table-cell office:value-type="float" office:value="0.018712">
                <text:p>0.0187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19659">
                <text:p>0.19659</text:p>
              </table:table-cell>
              <table:table-cell office:value-type="float" office:value="0.185968">
                <text:p>0.185968</text:p>
              </table:table-cell>
              <table:table-cell office:value-type="float" office:value="0.020057">
                <text:p>0.020057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83484">
                <text:p>0.183484</text:p>
              </table:table-cell>
              <table:table-cell office:value-type="float" office:value="0.18535">
                <text:p>0.18535</text:p>
              </table:table-cell>
              <table:table-cell office:value-type="float" office:value="0.020136">
                <text:p>0.020136</text:p>
              </table:table-cell>
              <table:table-cell office:value-type="float" office:value="0.018891">
                <text:p>0.01889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70378">
                <text:p>0.170378</text:p>
              </table:table-cell>
              <table:table-cell office:value-type="float" office:value="0.184735">
                <text:p>0.184735</text:p>
              </table:table-cell>
              <table:table-cell office:value-type="float" office:value="0.020362">
                <text:p>0.020362</text:p>
              </table:table-cell>
              <table:table-cell office:value-type="float" office:value="0.017238">
                <text:p>0.01723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9659">
                <text:p>0.19659</text:p>
              </table:table-cell>
              <table:table-cell office:value-type="float" office:value="0.184121">
                <text:p>0.184121</text:p>
              </table:table-cell>
              <table:table-cell office:value-type="float" office:value="0.020329">
                <text:p>0.020329</text:p>
              </table:table-cell>
              <table:table-cell office:value-type="float" office:value="0.020751">
                <text:p>0.02075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83484">
                <text:p>0.183484</text:p>
              </table:table-cell>
              <table:table-cell office:value-type="float" office:value="0.183509">
                <text:p>0.183509</text:p>
              </table:table-cell>
              <table:table-cell office:value-type="float" office:value="0.020464">
                <text:p>0.020464</text:p>
              </table:table-cell>
              <table:table-cell office:value-type="float" office:value="0.019126">
                <text:p>0.01912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183484">
                <text:p>0.183484</text:p>
              </table:table-cell>
              <table:table-cell office:value-type="float" office:value="0.182899">
                <text:p>0.182899</text:p>
              </table:table-cell>
              <table:table-cell office:value-type="float" office:value="0.020748">
                <text:p>0.020748</text:p>
              </table:table-cell>
              <table:table-cell office:value-type="float" office:value="0.019207">
                <text:p>0.01920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183484">
                <text:p>0.183484</text:p>
              </table:table-cell>
              <table:table-cell office:value-type="float" office:value="0.182292">
                <text:p>0.182292</text:p>
              </table:table-cell>
              <table:table-cell office:value-type="float" office:value="0.02096">
                <text:p>0.02096</text:p>
              </table:table-cell>
              <table:table-cell office:value-type="float" office:value="0.019288">
                <text:p>0.01928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19659">
                <text:p>0.19659</text:p>
              </table:table-cell>
              <table:table-cell office:value-type="float" office:value="0.181686">
                <text:p>0.181686</text:p>
              </table:table-cell>
              <table:table-cell office:value-type="float" office:value="0.020868">
                <text:p>0.020868</text:p>
              </table:table-cell>
              <table:table-cell office:value-type="float" office:value="0.021101">
                <text:p>0.02110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70378">
                <text:p>0.170378</text:p>
              </table:table-cell>
              <table:table-cell office:value-type="float" office:value="0.181083">
                <text:p>0.181083</text:p>
              </table:table-cell>
              <table:table-cell office:value-type="float" office:value="0.020972">
                <text:p>0.020972</text:p>
              </table:table-cell>
              <table:table-cell office:value-type="float" office:value="0.01775">
                <text:p>0.0177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70378">
                <text:p>0.170378</text:p>
              </table:table-cell>
              <table:table-cell office:value-type="float" office:value="0.180481">
                <text:p>0.180481</text:p>
              </table:table-cell>
              <table:table-cell office:value-type="float" office:value="0.021229">
                <text:p>0.021229</text:p>
              </table:table-cell>
              <table:table-cell office:value-type="float" office:value="0.017808">
                <text:p>0.01780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83484">
                <text:p>0.183484</text:p>
              </table:table-cell>
              <table:table-cell office:value-type="float" office:value="0.179881">
                <text:p>0.179881</text:p>
              </table:table-cell>
              <table:table-cell office:value-type="float" office:value="0.021228">
                <text:p>0.021228</text:p>
              </table:table-cell>
              <table:table-cell office:value-type="float" office:value="0.019597">
                <text:p>0.01959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183484">
                <text:p>0.183484</text:p>
              </table:table-cell>
              <table:table-cell office:value-type="float" office:value="0.179284">
                <text:p>0.179284</text:p>
              </table:table-cell>
              <table:table-cell office:value-type="float" office:value="0.021538">
                <text:p>0.021538</text:p>
              </table:table-cell>
              <table:table-cell office:value-type="float" office:value="0.019683">
                <text:p>0.0196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70378">
                <text:p>0.170378</text:p>
              </table:table-cell>
              <table:table-cell office:value-type="float" office:value="0.178688">
                <text:p>0.178688</text:p>
              </table:table-cell>
              <table:table-cell office:value-type="float" office:value="0.022157">
                <text:p>0.022157</text:p>
              </table:table-cell>
              <table:table-cell office:value-type="float" office:value="0.01804">
                <text:p>0.018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209696">
                <text:p>0.209696</text:p>
              </table:table-cell>
              <table:table-cell office:value-type="float" office:value="0.178094">
                <text:p>0.178094</text:p>
              </table:table-cell>
              <table:table-cell office:value-type="float" office:value="0.022925">
                <text:p>0.022925</text:p>
              </table:table-cell>
              <table:table-cell office:value-type="float" office:value="0.023292">
                <text:p>0.0232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183484">
                <text:p>0.183484</text:p>
              </table:table-cell>
              <table:table-cell office:value-type="float" office:value="0.177503">
                <text:p>0.177503</text:p>
              </table:table-cell>
              <table:table-cell office:value-type="float" office:value="0.023178">
                <text:p>0.023178</text:p>
              </table:table-cell>
              <table:table-cell office:value-type="float" office:value="0.019973">
                <text:p>0.01997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170378">
                <text:p>0.170378</text:p>
              </table:table-cell>
              <table:table-cell office:value-type="float" office:value="0.176913">
                <text:p>0.176913</text:p>
              </table:table-cell>
              <table:table-cell office:value-type="float" office:value="0.024003">
                <text:p>0.024003</text:p>
              </table:table-cell>
              <table:table-cell office:value-type="float" office:value="0.018333">
                <text:p>0.01833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83484">
                <text:p>0.183484</text:p>
              </table:table-cell>
              <table:table-cell office:value-type="float" office:value="0.176325">
                <text:p>0.176325</text:p>
              </table:table-cell>
              <table:table-cell office:value-type="float" office:value="0.024608">
                <text:p>0.024608</text:p>
              </table:table-cell>
              <table:table-cell office:value-type="float" office:value="0.020127">
                <text:p>0.0201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170378">
                <text:p>0.170378</text:p>
              </table:table-cell>
              <table:table-cell office:value-type="float" office:value="0.17574">
                <text:p>0.17574</text:p>
              </table:table-cell>
              <table:table-cell office:value-type="float" office:value="0.024771">
                <text:p>0.024771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83484">
                <text:p>0.183484</text:p>
              </table:table-cell>
              <table:table-cell office:value-type="float" office:value="0.175156">
                <text:p>0.175156</text:p>
              </table:table-cell>
              <table:table-cell office:value-type="float" office:value="0.024575">
                <text:p>0.024575</text:p>
              </table:table-cell>
              <table:table-cell office:value-type="float" office:value="0.020285">
                <text:p>0.02028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70378">
                <text:p>0.170378</text:p>
              </table:table-cell>
              <table:table-cell office:value-type="float" office:value="0.174574">
                <text:p>0.174574</text:p>
              </table:table-cell>
              <table:table-cell office:value-type="float" office:value="0.024087">
                <text:p>0.024087</text:p>
              </table:table-cell>
              <table:table-cell office:value-type="float" office:value="0.018649">
                <text:p>0.0186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183484">
                <text:p>0.183484</text:p>
              </table:table-cell>
              <table:table-cell office:value-type="float" office:value="0.173994">
                <text:p>0.173994</text:p>
              </table:table-cell>
              <table:table-cell office:value-type="float" office:value="0.023326">
                <text:p>0.023326</text:p>
              </table:table-cell>
              <table:table-cell office:value-type="float" office:value="0.020447">
                <text:p>0.02044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57272">
                <text:p>0.157272</text:p>
              </table:table-cell>
              <table:table-cell office:value-type="float" office:value="0.173416">
                <text:p>0.173416</text:p>
              </table:table-cell>
              <table:table-cell office:value-type="float" office:value="0.022666">
                <text:p>0.022666</text:p>
              </table:table-cell>
              <table:table-cell office:value-type="float" office:value="0.017082">
                <text:p>0.01708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57272">
                <text:p>0.157272</text:p>
              </table:table-cell>
              <table:table-cell office:value-type="float" office:value="0.17284">
                <text:p>0.17284</text:p>
              </table:table-cell>
              <table:table-cell office:value-type="float" office:value="0.022373">
                <text:p>0.022373</text:p>
              </table:table-cell>
              <table:table-cell office:value-type="float" office:value="0.017126">
                <text:p>0.01712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70378">
                <text:p>0.170378</text:p>
              </table:table-cell>
              <table:table-cell office:value-type="float" office:value="0.172265">
                <text:p>0.172265</text:p>
              </table:table-cell>
              <table:table-cell office:value-type="float" office:value="0.021955">
                <text:p>0.021955</text:p>
              </table:table-cell>
              <table:table-cell office:value-type="float" office:value="0.018901">
                <text:p>0.01890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83484">
                <text:p>0.183484</text:p>
              </table:table-cell>
              <table:table-cell office:value-type="float" office:value="0.171693">
                <text:p>0.171693</text:p>
              </table:table-cell>
              <table:table-cell office:value-type="float" office:value="0.021471">
                <text:p>0.021471</text:p>
              </table:table-cell>
              <table:table-cell office:value-type="float" office:value="0.020703">
                <text:p>0.02070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183484">
                <text:p>0.183484</text:p>
              </table:table-cell>
              <table:table-cell office:value-type="float" office:value="0.171123">
                <text:p>0.171123</text:p>
              </table:table-cell>
              <table:table-cell office:value-type="float" office:value="0.021771">
                <text:p>0.021771</text:p>
              </table:table-cell>
              <table:table-cell office:value-type="float" office:value="0.020801">
                <text:p>0.0208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157272">
                <text:p>0.157272</text:p>
              </table:table-cell>
              <table:table-cell office:value-type="float" office:value="0.170554">
                <text:p>0.170554</text:p>
              </table:table-cell>
              <table:table-cell office:value-type="float" office:value="0.022029">
                <text:p>0.022029</text:p>
              </table:table-cell>
              <table:table-cell office:value-type="float" office:value="0.017441">
                <text:p>0.01744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70378">
                <text:p>0.170378</text:p>
              </table:table-cell>
              <table:table-cell office:value-type="float" office:value="0.169988">
                <text:p>0.169988</text:p>
              </table:table-cell>
              <table:table-cell office:value-type="float" office:value="0.022436">
                <text:p>0.022436</text:p>
              </table:table-cell>
              <table:table-cell office:value-type="float" office:value="0.019219">
                <text:p>0.01921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83484">
                <text:p>0.183484</text:p>
              </table:table-cell>
              <table:table-cell office:value-type="float" office:value="0.169423">
                <text:p>0.169423</text:p>
              </table:table-cell>
              <table:table-cell office:value-type="float" office:value="0.022296">
                <text:p>0.022296</text:p>
              </table:table-cell>
              <table:table-cell office:value-type="float" office:value="0.021025">
                <text:p>0.0210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170378">
                <text:p>0.170378</text:p>
              </table:table-cell>
              <table:table-cell office:value-type="float" office:value="0.16886">
                <text:p>0.16886</text:p>
              </table:table-cell>
              <table:table-cell office:value-type="float" office:value="0.021824">
                <text:p>0.021824</text:p>
              </table:table-cell>
              <table:table-cell office:value-type="float" office:value="0.019397">
                <text:p>0.01939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70378">
                <text:p>0.170378</text:p>
              </table:table-cell>
              <table:table-cell office:value-type="float" office:value="0.168299">
                <text:p>0.168299</text:p>
              </table:table-cell>
              <table:table-cell office:value-type="float" office:value="0.021901">
                <text:p>0.021901</text:p>
              </table:table-cell>
              <table:table-cell office:value-type="float" office:value="0.019474">
                <text:p>0.01947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83484">
                <text:p>0.183484</text:p>
              </table:table-cell>
              <table:table-cell office:value-type="float" office:value="0.16774">
                <text:p>0.16774</text:p>
              </table:table-cell>
              <table:table-cell office:value-type="float" office:value="0.022069">
                <text:p>0.022069</text:p>
              </table:table-cell>
              <table:table-cell office:value-type="float" office:value="0.021282">
                <text:p>0.0212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170378">
                <text:p>0.170378</text:p>
              </table:table-cell>
              <table:table-cell office:value-type="float" office:value="0.167183">
                <text:p>0.167183</text:p>
              </table:table-cell>
              <table:table-cell office:value-type="float" office:value="0.021526">
                <text:p>0.021526</text:p>
              </table:table-cell>
              <table:table-cell office:value-type="float" office:value="0.019657">
                <text:p>0.01965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157272">
                <text:p>0.157272</text:p>
              </table:table-cell>
              <table:table-cell office:value-type="float" office:value="0.166627">
                <text:p>0.166627</text:p>
              </table:table-cell>
              <table:table-cell office:value-type="float" office:value="0.021055">
                <text:p>0.021055</text:p>
              </table:table-cell>
              <table:table-cell office:value-type="float" office:value="0.018007">
                <text:p>0.0180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170378">
                <text:p>0.170378</text:p>
              </table:table-cell>
              <table:table-cell office:value-type="float" office:value="0.166074">
                <text:p>0.166074</text:p>
              </table:table-cell>
              <table:table-cell office:value-type="float" office:value="0.02056">
                <text:p>0.02056</text:p>
              </table:table-cell>
              <table:table-cell office:value-type="float" office:value="0.019791">
                <text:p>0.01979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170378">
                <text:p>0.170378</text:p>
              </table:table-cell>
              <table:table-cell office:value-type="float" office:value="0.165522">
                <text:p>0.165522</text:p>
              </table:table-cell>
              <table:table-cell office:value-type="float" office:value="0.020491">
                <text:p>0.020491</text:p>
              </table:table-cell>
              <table:table-cell office:value-type="float" office:value="0.019873">
                <text:p>0.01987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183484">
                <text:p>0.183484</text:p>
              </table:table-cell>
              <table:table-cell office:value-type="float" office:value="0.164972">
                <text:p>0.164972</text:p>
              </table:table-cell>
              <table:table-cell office:value-type="float" office:value="0.020879">
                <text:p>0.020879</text:p>
              </table:table-cell>
              <table:table-cell office:value-type="float" office:value="0.021685">
                <text:p>0.0216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170378">
                <text:p>0.170378</text:p>
              </table:table-cell>
              <table:table-cell office:value-type="float" office:value="0.164424">
                <text:p>0.164424</text:p>
              </table:table-cell>
              <table:table-cell office:value-type="float" office:value="0.021078">
                <text:p>0.021078</text:p>
              </table:table-cell>
              <table:table-cell office:value-type="float" office:value="0.020064">
                <text:p>0.02006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183484">
                <text:p>0.183484</text:p>
              </table:table-cell>
              <table:table-cell office:value-type="float" office:value="0.163878">
                <text:p>0.163878</text:p>
              </table:table-cell>
              <table:table-cell office:value-type="float" office:value="0.02138">
                <text:p>0.02138</text:p>
              </table:table-cell>
              <table:table-cell office:value-type="float" office:value="0.021878">
                <text:p>0.02187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170378">
                <text:p>0.170378</text:p>
              </table:table-cell>
              <table:table-cell office:value-type="float" office:value="0.163333">
                <text:p>0.163333</text:p>
              </table:table-cell>
              <table:table-cell office:value-type="float" office:value="0.021614">
                <text:p>0.021614</text:p>
              </table:table-cell>
              <table:table-cell office:value-type="float" office:value="0.02026">
                <text:p>0.0202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57272">
                <text:p>0.157272</text:p>
              </table:table-cell>
              <table:table-cell office:value-type="float" office:value="0.162791">
                <text:p>0.162791</text:p>
              </table:table-cell>
              <table:table-cell office:value-type="float" office:value="0.021827">
                <text:p>0.021827</text:p>
              </table:table-cell>
              <table:table-cell office:value-type="float" office:value="0.018615">
                <text:p>0.01861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183484">
                <text:p>0.183484</text:p>
              </table:table-cell>
              <table:table-cell office:value-type="float" office:value="0.16225">
                <text:p>0.16225</text:p>
              </table:table-cell>
              <table:table-cell office:value-type="float" office:value="0.022181">
                <text:p>0.022181</text:p>
              </table:table-cell>
              <table:table-cell office:value-type="float" office:value="0.022136">
                <text:p>0.02213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170378">
                <text:p>0.170378</text:p>
              </table:table-cell>
              <table:table-cell office:value-type="float" office:value="0.161711">
                <text:p>0.161711</text:p>
              </table:table-cell>
              <table:table-cell office:value-type="float" office:value="0.022413">
                <text:p>0.022413</text:p>
              </table:table-cell>
              <table:table-cell office:value-type="float" office:value="0.020519">
                <text:p>0.02051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170378">
                <text:p>0.170378</text:p>
              </table:table-cell>
              <table:table-cell office:value-type="float" office:value="0.161173">
                <text:p>0.161173</text:p>
              </table:table-cell>
              <table:table-cell office:value-type="float" office:value="0.022887">
                <text:p>0.022887</text:p>
              </table:table-cell>
              <table:table-cell office:value-type="float" office:value="0.020607">
                <text:p>0.02060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170378">
                <text:p>0.170378</text:p>
              </table:table-cell>
              <table:table-cell office:value-type="float" office:value="0.160638">
                <text:p>0.160638</text:p>
              </table:table-cell>
              <table:table-cell office:value-type="float" office:value="0.023389">
                <text:p>0.023389</text:p>
              </table:table-cell>
              <table:table-cell office:value-type="float" office:value="0.020697">
                <text:p>0.02069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70378">
                <text:p>0.170378</text:p>
              </table:table-cell>
              <table:table-cell office:value-type="float" office:value="0.160104">
                <text:p>0.160104</text:p>
              </table:table-cell>
              <table:table-cell office:value-type="float" office:value="0.023344">
                <text:p>0.023344</text:p>
              </table:table-cell>
              <table:table-cell office:value-type="float" office:value="0.020786">
                <text:p>0.02078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157272">
                <text:p>0.157272</text:p>
              </table:table-cell>
              <table:table-cell office:value-type="float" office:value="0.159572">
                <text:p>0.159572</text:p>
              </table:table-cell>
              <table:table-cell office:value-type="float" office:value="0.023257">
                <text:p>0.023257</text:p>
              </table:table-cell>
              <table:table-cell office:value-type="float" office:value="0.019147">
                <text:p>0.01914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170378">
                <text:p>0.170378</text:p>
              </table:table-cell>
              <table:table-cell office:value-type="float" office:value="0.159042">
                <text:p>0.159042</text:p>
              </table:table-cell>
              <table:table-cell office:value-type="float" office:value="0.023236">
                <text:p>0.023236</text:p>
              </table:table-cell>
              <table:table-cell office:value-type="float" office:value="0.020943">
                <text:p>0.02094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170378">
                <text:p>0.170378</text:p>
              </table:table-cell>
              <table:table-cell office:value-type="float" office:value="0.158514">
                <text:p>0.158514</text:p>
              </table:table-cell>
              <table:table-cell office:value-type="float" office:value="0.023715">
                <text:p>0.023715</text:p>
              </table:table-cell>
              <table:table-cell office:value-type="float" office:value="0.021035">
                <text:p>0.0210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170378">
                <text:p>0.170378</text:p>
              </table:table-cell>
              <table:table-cell office:value-type="float" office:value="0.157987">
                <text:p>0.157987</text:p>
              </table:table-cell>
              <table:table-cell office:value-type="float" office:value="0.023842">
                <text:p>0.023842</text:p>
              </table:table-cell>
              <table:table-cell office:value-type="float" office:value="0.021128">
                <text:p>0.02112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170378">
                <text:p>0.170378</text:p>
              </table:table-cell>
              <table:table-cell office:value-type="float" office:value="0.157462">
                <text:p>0.157462</text:p>
              </table:table-cell>
              <table:table-cell office:value-type="float" office:value="0.024147">
                <text:p>0.024147</text:p>
              </table:table-cell>
              <table:table-cell office:value-type="float" office:value="0.021222">
                <text:p>0.02122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70378">
                <text:p>0.170378</text:p>
              </table:table-cell>
              <table:table-cell office:value-type="float" office:value="0.156939">
                <text:p>0.156939</text:p>
              </table:table-cell>
              <table:table-cell office:value-type="float" office:value="0.02454">
                <text:p>0.02454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57272">
                <text:p>0.157272</text:p>
              </table:table-cell>
              <table:table-cell office:value-type="float" office:value="0.156418">
                <text:p>0.156418</text:p>
              </table:table-cell>
              <table:table-cell office:value-type="float" office:value="0.024146">
                <text:p>0.024146</text:p>
              </table:table-cell>
              <table:table-cell office:value-type="float" office:value="0.019683">
                <text:p>0.01968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57272">
                <text:p>0.157272</text:p>
              </table:table-cell>
              <table:table-cell office:value-type="float" office:value="0.155898">
                <text:p>0.155898</text:p>
              </table:table-cell>
              <table:table-cell office:value-type="float" office:value="0.023844">
                <text:p>0.023844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70378">
                <text:p>0.170378</text:p>
              </table:table-cell>
              <table:table-cell office:value-type="float" office:value="0.15538">
                <text:p>0.15538</text:p>
              </table:table-cell>
              <table:table-cell office:value-type="float" office:value="0.024002">
                <text:p>0.024002</text:p>
              </table:table-cell>
              <table:table-cell office:value-type="float" office:value="0.021554">
                <text:p>0.02155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57272">
                <text:p>0.157272</text:p>
              </table:table-cell>
              <table:table-cell office:value-type="float" office:value="0.154864">
                <text:p>0.154864</text:p>
              </table:table-cell>
              <table:table-cell office:value-type="float" office:value="0.024186">
                <text:p>0.024186</text:p>
              </table:table-cell>
              <table:table-cell office:value-type="float" office:value="0.019922">
                <text:p>0.01992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170378">
                <text:p>0.170378</text:p>
              </table:table-cell>
              <table:table-cell office:value-type="float" office:value="0.15435">
                <text:p>0.15435</text:p>
              </table:table-cell>
              <table:table-cell office:value-type="float" office:value="0.024924">
                <text:p>0.024924</text:p>
              </table:table-cell>
              <table:table-cell office:value-type="float" office:value="0.021725">
                <text:p>0.02172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170378">
                <text:p>0.170378</text:p>
              </table:table-cell>
              <table:table-cell office:value-type="float" office:value="0.153837">
                <text:p>0.153837</text:p>
              </table:table-cell>
              <table:table-cell office:value-type="float" office:value="0.025957">
                <text:p>0.025957</text:p>
              </table:table-cell>
              <table:table-cell office:value-type="float" office:value="0.021825">
                <text:p>0.0218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70378">
                <text:p>0.170378</text:p>
              </table:table-cell>
              <table:table-cell office:value-type="float" office:value="0.153326">
                <text:p>0.153326</text:p>
              </table:table-cell>
              <table:table-cell office:value-type="float" office:value="0.026461">
                <text:p>0.026461</text:p>
              </table:table-cell>
              <table:table-cell office:value-type="float" office:value="0.021926">
                <text:p>0.02192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70378">
                <text:p>0.170378</text:p>
              </table:table-cell>
              <table:table-cell office:value-type="float" office:value="0.152816">
                <text:p>0.152816</text:p>
              </table:table-cell>
              <table:table-cell office:value-type="float" office:value="0.026775">
                <text:p>0.026775</text:p>
              </table:table-cell>
              <table:table-cell office:value-type="float" office:value="0.022027">
                <text:p>0.02202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70378">
                <text:p>0.170378</text:p>
              </table:table-cell>
              <table:table-cell office:value-type="float" office:value="0.152309">
                <text:p>0.152309</text:p>
              </table:table-cell>
              <table:table-cell office:value-type="float" office:value="0.026833">
                <text:p>0.026833</text:p>
              </table:table-cell>
              <table:table-cell office:value-type="float" office:value="0.022129">
                <text:p>0.0221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57272">
                <text:p>0.157272</text:p>
              </table:table-cell>
              <table:table-cell office:value-type="float" office:value="0.151803">
                <text:p>0.151803</text:p>
              </table:table-cell>
              <table:table-cell office:value-type="float" office:value="0.026575">
                <text:p>0.026575</text:p>
              </table:table-cell>
              <table:table-cell office:value-type="float" office:value="0.020502">
                <text:p>0.02050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3106">
                <text:p>0.13106</text:p>
              </table:table-cell>
              <table:table-cell office:value-type="float" office:value="0.151298">
                <text:p>0.151298</text:p>
              </table:table-cell>
              <table:table-cell office:value-type="float" office:value="0.026218">
                <text:p>0.026218</text:p>
              </table:table-cell>
              <table:table-cell office:value-type="float" office:value="0.017119">
                <text:p>0.01711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57272">
                <text:p>0.157272</text:p>
              </table:table-cell>
              <table:table-cell office:value-type="float" office:value="0.150796">
                <text:p>0.150796</text:p>
              </table:table-cell>
              <table:table-cell office:value-type="float" office:value="0.025594">
                <text:p>0.025594</text:p>
              </table:table-cell>
              <table:table-cell office:value-type="float" office:value="0.020605">
                <text:p>0.02060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144166">
                <text:p>0.144166</text:p>
              </table:table-cell>
              <table:table-cell office:value-type="float" office:value="0.150295">
                <text:p>0.150295</text:p>
              </table:table-cell>
              <table:table-cell office:value-type="float" office:value="0.024772">
                <text:p>0.024772</text:p>
              </table:table-cell>
              <table:table-cell office:value-type="float" office:value="0.018954">
                <text:p>0.0189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57272">
                <text:p>0.157272</text:p>
              </table:table-cell>
              <table:table-cell office:value-type="float" office:value="0.149795">
                <text:p>0.149795</text:p>
              </table:table-cell>
              <table:table-cell office:value-type="float" office:value="0.024542">
                <text:p>0.024542</text:p>
              </table:table-cell>
              <table:table-cell office:value-type="float" office:value="0.020738">
                <text:p>0.02073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57272">
                <text:p>0.157272</text:p>
              </table:table-cell>
              <table:table-cell office:value-type="float" office:value="0.149298">
                <text:p>0.149298</text:p>
              </table:table-cell>
              <table:table-cell office:value-type="float" office:value="0.024703">
                <text:p>0.024703</text:p>
              </table:table-cell>
              <table:table-cell office:value-type="float" office:value="0.020819">
                <text:p>0.0208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157272">
                <text:p>0.157272</text:p>
              </table:table-cell>
              <table:table-cell office:value-type="float" office:value="0.148802">
                <text:p>0.148802</text:p>
              </table:table-cell>
              <table:table-cell office:value-type="float" office:value="0.024634">
                <text:p>0.024634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44166">
                <text:p>0.144166</text:p>
              </table:table-cell>
              <table:table-cell office:value-type="float" office:value="0.148307">
                <text:p>0.148307</text:p>
              </table:table-cell>
              <table:table-cell office:value-type="float" office:value="0.02499">
                <text:p>0.02499</text:p>
              </table:table-cell>
              <table:table-cell office:value-type="float" office:value="0.019252">
                <text:p>0.01925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157272">
                <text:p>0.157272</text:p>
              </table:table-cell>
              <table:table-cell office:value-type="float" office:value="0.147815">
                <text:p>0.147815</text:p>
              </table:table-cell>
              <table:table-cell office:value-type="float" office:value="0.025">
                <text:p>0.025</text:p>
              </table:table-cell>
              <table:table-cell office:value-type="float" office:value="0.021039">
                <text:p>0.02103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44166">
                <text:p>0.144166</text:p>
              </table:table-cell>
              <table:table-cell office:value-type="float" office:value="0.147324">
                <text:p>0.147324</text:p>
              </table:table-cell>
              <table:table-cell office:value-type="float" office:value="0.024926">
                <text:p>0.024926</text:p>
              </table:table-cell>
              <table:table-cell office:value-type="float" office:value="0.019393">
                <text:p>0.01939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57272">
                <text:p>0.157272</text:p>
              </table:table-cell>
              <table:table-cell office:value-type="float" office:value="0.146834">
                <text:p>0.146834</text:p>
              </table:table-cell>
              <table:table-cell office:value-type="float" office:value="0.025096">
                <text:p>0.025096</text:p>
              </table:table-cell>
              <table:table-cell office:value-type="float" office:value="0.021181">
                <text:p>0.02118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57272">
                <text:p>0.157272</text:p>
              </table:table-cell>
              <table:table-cell office:value-type="float" office:value="0.146346">
                <text:p>0.146346</text:p>
              </table:table-cell>
              <table:table-cell office:value-type="float" office:value="0.024876">
                <text:p>0.024876</text:p>
              </table:table-cell>
              <table:table-cell office:value-type="float" office:value="0.021266">
                <text:p>0.02126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13106">
                <text:p>0.13106</text:p>
              </table:table-cell>
              <table:table-cell office:value-type="float" office:value="0.14586">
                <text:p>0.14586</text:p>
              </table:table-cell>
              <table:table-cell office:value-type="float" office:value="0.024957">
                <text:p>0.024957</text:p>
              </table:table-cell>
              <table:table-cell office:value-type="float" office:value="0.017892">
                <text:p>0.01789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57272">
                <text:p>0.157272</text:p>
              </table:table-cell>
              <table:table-cell office:value-type="float" office:value="0.145375">
                <text:p>0.145375</text:p>
              </table:table-cell>
              <table:table-cell office:value-type="float" office:value="0.025069">
                <text:p>0.025069</text:p>
              </table:table-cell>
              <table:table-cell office:value-type="float" office:value="0.021387">
                <text:p>0.02138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3106">
                <text:p>0.13106</text:p>
              </table:table-cell>
              <table:table-cell office:value-type="float" office:value="0.144892">
                <text:p>0.144892</text:p>
              </table:table-cell>
              <table:table-cell office:value-type="float" office:value="0.024928">
                <text:p>0.024928</text:p>
              </table:table-cell>
              <table:table-cell office:value-type="float" office:value="0.018014">
                <text:p>0.0180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144166">
                <text:p>0.144166</text:p>
              </table:table-cell>
              <table:table-cell office:value-type="float" office:value="0.144411">
                <text:p>0.144411</text:p>
              </table:table-cell>
              <table:table-cell office:value-type="float" office:value="0.025266">
                <text:p>0.025266</text:p>
              </table:table-cell>
              <table:table-cell office:value-type="float" office:value="0.01978">
                <text:p>0.019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157272">
                <text:p>0.157272</text:p>
              </table:table-cell>
              <table:table-cell office:value-type="float" office:value="0.143931">
                <text:p>0.143931</text:p>
              </table:table-cell>
              <table:table-cell office:value-type="float" office:value="0.025342">
                <text:p>0.025342</text:p>
              </table:table-cell>
              <table:table-cell office:value-type="float" office:value="0.021573">
                <text:p>0.02157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144166">
                <text:p>0.144166</text:p>
              </table:table-cell>
              <table:table-cell office:value-type="float" office:value="0.143453">
                <text:p>0.143453</text:p>
              </table:table-cell>
              <table:table-cell office:value-type="float" office:value="0.025084">
                <text:p>0.025084</text:p>
              </table:table-cell>
              <table:table-cell office:value-type="float" office:value="0.019933">
                <text:p>0.01993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13106">
                <text:p>0.13106</text:p>
              </table:table-cell>
              <table:table-cell office:value-type="float" office:value="0.142977">
                <text:p>0.142977</text:p>
              </table:table-cell>
              <table:table-cell office:value-type="float" office:value="0.025351">
                <text:p>0.025351</text:p>
              </table:table-cell>
              <table:table-cell office:value-type="float" office:value="0.018267">
                <text:p>0.0182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157272">
                <text:p>0.157272</text:p>
              </table:table-cell>
              <table:table-cell office:value-type="float" office:value="0.142502">
                <text:p>0.142502</text:p>
              </table:table-cell>
              <table:table-cell office:value-type="float" office:value="0.025156">
                <text:p>0.025156</text:p>
              </table:table-cell>
              <table:table-cell office:value-type="float" office:value="0.021766">
                <text:p>0.02176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144166">
                <text:p>0.144166</text:p>
              </table:table-cell>
              <table:table-cell office:value-type="float" office:value="0.142028">
                <text:p>0.142028</text:p>
              </table:table-cell>
              <table:table-cell office:value-type="float" office:value="0.024613">
                <text:p>0.024613</text:p>
              </table:table-cell>
              <table:table-cell office:value-type="float" office:value="0.020128">
                <text:p>0.02012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13106">
                <text:p>0.13106</text:p>
              </table:table-cell>
              <table:table-cell office:value-type="float" office:value="0.141556">
                <text:p>0.141556</text:p>
              </table:table-cell>
              <table:table-cell office:value-type="float" office:value="0.025088">
                <text:p>0.025088</text:p>
              </table:table-cell>
              <table:table-cell office:value-type="float" office:value="0.018465">
                <text:p>0.01846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144166">
                <text:p>0.144166</text:p>
              </table:table-cell>
              <table:table-cell office:value-type="float" office:value="0.141086">
                <text:p>0.141086</text:p>
              </table:table-cell>
              <table:table-cell office:value-type="float" office:value="0.02554">
                <text:p>0.02554</text:p>
              </table:table-cell>
              <table:table-cell office:value-type="float" office:value="0.020236">
                <text:p>0.02023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144166">
                <text:p>0.144166</text:p>
              </table:table-cell>
              <table:table-cell office:value-type="float" office:value="0.140617">
                <text:p>0.140617</text:p>
              </table:table-cell>
              <table:table-cell office:value-type="float" office:value="0.025065">
                <text:p>0.025065</text:p>
              </table:table-cell>
              <table:table-cell office:value-type="float" office:value="0.020304">
                <text:p>0.02030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144166">
                <text:p>0.144166</text:p>
              </table:table-cell>
              <table:table-cell office:value-type="float" office:value="0.14015">
                <text:p>0.14015</text:p>
              </table:table-cell>
              <table:table-cell office:value-type="float" office:value="0.025048">
                <text:p>0.025048</text:p>
              </table:table-cell>
              <table:table-cell office:value-type="float" office:value="0.020372">
                <text:p>0.02037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13106">
                <text:p>0.13106</text:p>
              </table:table-cell>
              <table:table-cell office:value-type="float" office:value="0.139685">
                <text:p>0.139685</text:p>
              </table:table-cell>
              <table:table-cell office:value-type="float" office:value="0.025108">
                <text:p>0.025108</text:p>
              </table:table-cell>
              <table:table-cell office:value-type="float" office:value="0.018712">
                <text:p>0.01871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144166">
                <text:p>0.144166</text:p>
              </table:table-cell>
              <table:table-cell office:value-type="float" office:value="0.13922">
                <text:p>0.13922</text:p>
              </table:table-cell>
              <table:table-cell office:value-type="float" office:value="0.025057">
                <text:p>0.025057</text:p>
              </table:table-cell>
              <table:table-cell office:value-type="float" office:value="0.020486">
                <text:p>0.0204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144166">
                <text:p>0.144166</text:p>
              </table:table-cell>
              <table:table-cell office:value-type="float" office:value="0.138758">
                <text:p>0.138758</text:p>
              </table:table-cell>
              <table:table-cell office:value-type="float" office:value="0.024519">
                <text:p>0.024519</text:p>
              </table:table-cell>
              <table:table-cell office:value-type="float" office:value="0.020557">
                <text:p>0.02055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13106">
                <text:p>0.13106</text:p>
              </table:table-cell>
              <table:table-cell office:value-type="float" office:value="0.138297">
                <text:p>0.138297</text:p>
              </table:table-cell>
              <table:table-cell office:value-type="float" office:value="0.024146">
                <text:p>0.024146</text:p>
              </table:table-cell>
              <table:table-cell office:value-type="float" office:value="0.018899">
                <text:p>0.01889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13106">
                <text:p>0.13106</text:p>
              </table:table-cell>
              <table:table-cell office:value-type="float" office:value="0.137838">
                <text:p>0.137838</text:p>
              </table:table-cell>
              <table:table-cell office:value-type="float" office:value="0.02459">
                <text:p>0.02459</text:p>
              </table:table-cell>
              <table:table-cell office:value-type="float" office:value="0.018945">
                <text:p>0.01894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157272">
                <text:p>0.157272</text:p>
              </table:table-cell>
              <table:table-cell office:value-type="float" office:value="0.13738">
                <text:p>0.13738</text:p>
              </table:table-cell>
              <table:table-cell office:value-type="float" office:value="0.024644">
                <text:p>0.024644</text:p>
              </table:table-cell>
              <table:table-cell office:value-type="float" office:value="0.022452">
                <text:p>0.02245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117954">
                <text:p>0.117954</text:p>
              </table:table-cell>
              <table:table-cell office:value-type="float" office:value="0.136923">
                <text:p>0.136923</text:p>
              </table:table-cell>
              <table:table-cell office:value-type="float" office:value="0.024841">
                <text:p>0.024841</text:p>
              </table:table-cell>
              <table:table-cell office:value-type="float" office:value="0.017362">
                <text:p>0.01736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3106">
                <text:p>0.13106</text:p>
              </table:table-cell>
              <table:table-cell office:value-type="float" office:value="0.136468">
                <text:p>0.136468</text:p>
              </table:table-cell>
              <table:table-cell office:value-type="float" office:value="0.025356">
                <text:p>0.025356</text:p>
              </table:table-cell>
              <table:table-cell office:value-type="float" office:value="0.019114">
                <text:p>0.0191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144166">
                <text:p>0.144166</text:p>
              </table:table-cell>
              <table:table-cell office:value-type="float" office:value="0.136015">
                <text:p>0.136015</text:p>
              </table:table-cell>
              <table:table-cell office:value-type="float" office:value="0.025544">
                <text:p>0.025544</text:p>
              </table:table-cell>
              <table:table-cell office:value-type="float" office:value="0.020893">
                <text:p>0.0208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3106">
                <text:p>0.13106</text:p>
              </table:table-cell>
              <table:table-cell office:value-type="float" office:value="0.135563">
                <text:p>0.135563</text:p>
              </table:table-cell>
              <table:table-cell office:value-type="float" office:value="0.025225">
                <text:p>0.025225</text:p>
              </table:table-cell>
              <table:table-cell office:value-type="float" office:value="0.019239">
                <text:p>0.01923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13106">
                <text:p>0.13106</text:p>
              </table:table-cell>
              <table:table-cell office:value-type="float" office:value="0.135113">
                <text:p>0.135113</text:p>
              </table:table-cell>
              <table:table-cell office:value-type="float" office:value="0.025272">
                <text:p>0.025272</text:p>
              </table:table-cell>
              <table:table-cell office:value-type="float" office:value="0.019289">
                <text:p>0.0192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3106">
                <text:p>0.13106</text:p>
              </table:table-cell>
              <table:table-cell office:value-type="float" office:value="0.134664">
                <text:p>0.134664</text:p>
              </table:table-cell>
              <table:table-cell office:value-type="float" office:value="0.025583">
                <text:p>0.025583</text:p>
              </table:table-cell>
              <table:table-cell office:value-type="float" office:value="0.01934">
                <text:p>0.0193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13106">
                <text:p>0.13106</text:p>
              </table:table-cell>
              <table:table-cell office:value-type="float" office:value="0.134216">
                <text:p>0.134216</text:p>
              </table:table-cell>
              <table:table-cell office:value-type="float" office:value="0.025595">
                <text:p>0.025595</text:p>
              </table:table-cell>
              <table:table-cell office:value-type="float" office:value="0.019392">
                <text:p>0.01939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3106">
                <text:p>0.13106</text:p>
              </table:table-cell>
              <table:table-cell office:value-type="float" office:value="0.13377">
                <text:p>0.13377</text:p>
              </table:table-cell>
              <table:table-cell office:value-type="float" office:value="0.02588">
                <text:p>0.02588</text:p>
              </table:table-cell>
              <table:table-cell office:value-type="float" office:value="0.019445">
                <text:p>0.01944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3106">
                <text:p>0.13106</text:p>
              </table:table-cell>
              <table:table-cell office:value-type="float" office:value="0.133326">
                <text:p>0.133326</text:p>
              </table:table-cell>
              <table:table-cell office:value-type="float" office:value="0.026702">
                <text:p>0.026702</text:p>
              </table:table-cell>
              <table:table-cell office:value-type="float" office:value="0.019498">
                <text:p>0.01949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3106">
                <text:p>0.13106</text:p>
              </table:table-cell>
              <table:table-cell office:value-type="float" office:value="0.132883">
                <text:p>0.132883</text:p>
              </table:table-cell>
              <table:table-cell office:value-type="float" office:value="0.027191">
                <text:p>0.027191</text:p>
              </table:table-cell>
              <table:table-cell office:value-type="float" office:value="0.019552">
                <text:p>0.01955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3106">
                <text:p>0.13106</text:p>
              </table:table-cell>
              <table:table-cell office:value-type="float" office:value="0.132442">
                <text:p>0.132442</text:p>
              </table:table-cell>
              <table:table-cell office:value-type="float" office:value="0.027802">
                <text:p>0.027802</text:p>
              </table:table-cell>
              <table:table-cell office:value-type="float" office:value="0.019607">
                <text:p>0.01960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44166">
                <text:p>0.144166</text:p>
              </table:table-cell>
              <table:table-cell office:value-type="float" office:value="0.132002">
                <text:p>0.132002</text:p>
              </table:table-cell>
              <table:table-cell office:value-type="float" office:value="0.027912">
                <text:p>0.027912</text:p>
              </table:table-cell>
              <table:table-cell office:value-type="float" office:value="0.021392">
                <text:p>0.02139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04848">
                <text:p>0.104848</text:p>
              </table:table-cell>
              <table:table-cell office:value-type="float" office:value="0.131563">
                <text:p>0.131563</text:p>
              </table:table-cell>
              <table:table-cell office:value-type="float" office:value="0.027512">
                <text:p>0.027512</text:p>
              </table:table-cell>
              <table:table-cell office:value-type="float" office:value="0.016284">
                <text:p>0.01628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104848">
                <text:p>0.104848</text:p>
              </table:table-cell>
              <table:table-cell office:value-type="float" office:value="0.131126">
                <text:p>0.131126</text:p>
              </table:table-cell>
              <table:table-cell office:value-type="float" office:value="0.027362">
                <text:p>0.027362</text:p>
              </table:table-cell>
              <table:table-cell office:value-type="float" office:value="0.016288">
                <text:p>0.01628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117954">
                <text:p>0.117954</text:p>
              </table:table-cell>
              <table:table-cell office:value-type="float" office:value="0.13069">
                <text:p>0.13069</text:p>
              </table:table-cell>
              <table:table-cell office:value-type="float" office:value="0.027011">
                <text:p>0.027011</text:p>
              </table:table-cell>
              <table:table-cell office:value-type="float" office:value="0.018023">
                <text:p>0.01802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17954">
                <text:p>0.117954</text:p>
              </table:table-cell>
              <table:table-cell office:value-type="float" office:value="0.130256">
                <text:p>0.130256</text:p>
              </table:table-cell>
              <table:table-cell office:value-type="float" office:value="0.026364">
                <text:p>0.026364</text:p>
              </table:table-cell>
              <table:table-cell office:value-type="float" office:value="0.018055">
                <text:p>0.01805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17954">
                <text:p>0.117954</text:p>
              </table:table-cell>
              <table:table-cell office:value-type="float" office:value="0.129823">
                <text:p>0.129823</text:p>
              </table:table-cell>
              <table:table-cell office:value-type="float" office:value="0.026094">
                <text:p>0.026094</text:p>
              </table:table-cell>
              <table:table-cell office:value-type="float" office:value="0.018088">
                <text:p>0.01808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04848">
                <text:p>0.104848</text:p>
              </table:table-cell>
              <table:table-cell office:value-type="float" office:value="0.129392">
                <text:p>0.129392</text:p>
              </table:table-cell>
              <table:table-cell office:value-type="float" office:value="0.025821">
                <text:p>0.025821</text:p>
              </table:table-cell>
              <table:table-cell office:value-type="float" office:value="0.016391">
                <text:p>0.0163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17954">
                <text:p>0.117954</text:p>
              </table:table-cell>
              <table:table-cell office:value-type="float" office:value="0.128962">
                <text:p>0.128962</text:p>
              </table:table-cell>
              <table:table-cell office:value-type="float" office:value="0.025416">
                <text:p>0.025416</text:p>
              </table:table-cell>
              <table:table-cell office:value-type="float" office:value="0.018129">
                <text:p>0.01812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17954">
                <text:p>0.117954</text:p>
              </table:table-cell>
              <table:table-cell office:value-type="float" office:value="0.128534">
                <text:p>0.128534</text:p>
              </table:table-cell>
              <table:table-cell office:value-type="float" office:value="0.024963">
                <text:p>0.024963</text:p>
              </table:table-cell>
              <table:table-cell office:value-type="float" office:value="0.018163">
                <text:p>0.01816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04848">
                <text:p>0.104848</text:p>
              </table:table-cell>
              <table:table-cell office:value-type="float" office:value="0.128107">
                <text:p>0.128107</text:p>
              </table:table-cell>
              <table:table-cell office:value-type="float" office:value="0.024842">
                <text:p>0.024842</text:p>
              </table:table-cell>
              <table:table-cell office:value-type="float" office:value="0.016468">
                <text:p>0.01646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104848">
                <text:p>0.104848</text:p>
              </table:table-cell>
              <table:table-cell office:value-type="float" office:value="0.127681">
                <text:p>0.127681</text:p>
              </table:table-cell>
              <table:table-cell office:value-type="float" office:value="0.024677">
                <text:p>0.024677</text:p>
              </table:table-cell>
              <table:table-cell office:value-type="float" office:value="0.016478">
                <text:p>0.01647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13106">
                <text:p>0.13106</text:p>
              </table:table-cell>
              <table:table-cell office:value-type="float" office:value="0.127257">
                <text:p>0.127257</text:p>
              </table:table-cell>
              <table:table-cell office:value-type="float" office:value="0.024564">
                <text:p>0.024564</text:p>
              </table:table-cell>
              <table:table-cell office:value-type="float" office:value="0.019948">
                <text:p>0.01994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91742">
                <text:p>0.091742</text:p>
              </table:table-cell>
              <table:table-cell office:value-type="float" office:value="0.126834">
                <text:p>0.126834</text:p>
              </table:table-cell>
              <table:table-cell office:value-type="float" office:value="0.024387">
                <text:p>0.024387</text:p>
              </table:table-cell>
              <table:table-cell office:value-type="float" office:value="0.014822">
                <text:p>0.01482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17954">
                <text:p>0.117954</text:p>
              </table:table-cell>
              <table:table-cell office:value-type="float" office:value="0.126413">
                <text:p>0.126413</text:p>
              </table:table-cell>
              <table:table-cell office:value-type="float" office:value="0.024756">
                <text:p>0.024756</text:p>
              </table:table-cell>
              <table:table-cell office:value-type="float" office:value="0.018267">
                <text:p>0.01826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04848">
                <text:p>0.104848</text:p>
              </table:table-cell>
              <table:table-cell office:value-type="float" office:value="0.125993">
                <text:p>0.125993</text:p>
              </table:table-cell>
              <table:table-cell office:value-type="float" office:value="0.024489">
                <text:p>0.024489</text:p>
              </table:table-cell>
              <table:table-cell office:value-type="float" office:value="0.016576">
                <text:p>0.01657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04848">
                <text:p>0.104848</text:p>
              </table:table-cell>
              <table:table-cell office:value-type="float" office:value="0.125574">
                <text:p>0.125574</text:p>
              </table:table-cell>
              <table:table-cell office:value-type="float" office:value="0.024375">
                <text:p>0.024375</text:p>
              </table:table-cell>
              <table:table-cell office:value-type="float" office:value="0.016589">
                <text:p>0.01658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104848">
                <text:p>0.104848</text:p>
              </table:table-cell>
              <table:table-cell office:value-type="float" office:value="0.125157">
                <text:p>0.125157</text:p>
              </table:table-cell>
              <table:table-cell office:value-type="float" office:value="0.024189">
                <text:p>0.024189</text:p>
              </table:table-cell>
              <table:table-cell office:value-type="float" office:value="0.016602">
                <text:p>0.01660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104848">
                <text:p>0.104848</text:p>
              </table:table-cell>
              <table:table-cell office:value-type="float" office:value="0.124741">
                <text:p>0.124741</text:p>
              </table:table-cell>
              <table:table-cell office:value-type="float" office:value="0.024088">
                <text:p>0.024088</text:p>
              </table:table-cell>
              <table:table-cell office:value-type="float" office:value="0.016616">
                <text:p>0.01661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91742">
                <text:p>0.091742</text:p>
              </table:table-cell>
              <table:table-cell office:value-type="float" office:value="0.124327">
                <text:p>0.124327</text:p>
              </table:table-cell>
              <table:table-cell office:value-type="float" office:value="0.024094">
                <text:p>0.024094</text:p>
              </table:table-cell>
              <table:table-cell office:value-type="float" office:value="0.014901">
                <text:p>0.01490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13106">
                <text:p>0.13106</text:p>
              </table:table-cell>
              <table:table-cell office:value-type="float" office:value="0.123914">
                <text:p>0.123914</text:p>
              </table:table-cell>
              <table:table-cell office:value-type="float" office:value="0.024534">
                <text:p>0.024534</text:p>
              </table:table-cell>
              <table:table-cell office:value-type="float" office:value="0.020081">
                <text:p>0.02008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91742">
                <text:p>0.091742</text:p>
              </table:table-cell>
              <table:table-cell office:value-type="float" office:value="0.123502">
                <text:p>0.123502</text:p>
              </table:table-cell>
              <table:table-cell office:value-type="float" office:value="0.024944">
                <text:p>0.024944</text:p>
              </table:table-cell>
              <table:table-cell office:value-type="float" office:value="0.014959">
                <text:p>0.01495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04848">
                <text:p>0.104848</text:p>
              </table:table-cell>
              <table:table-cell office:value-type="float" office:value="0.123092">
                <text:p>0.123092</text:p>
              </table:table-cell>
              <table:table-cell office:value-type="float" office:value="0.025288">
                <text:p>0.025288</text:p>
              </table:table-cell>
              <table:table-cell office:value-type="float" office:value="0.01668">
                <text:p>0.0166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104848">
                <text:p>0.104848</text:p>
              </table:table-cell>
              <table:table-cell office:value-type="float" office:value="0.122683">
                <text:p>0.122683</text:p>
              </table:table-cell>
              <table:table-cell office:value-type="float" office:value="0.025233">
                <text:p>0.025233</text:p>
              </table:table-cell>
              <table:table-cell office:value-type="float" office:value="0.016698">
                <text:p>0.01669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04848">
                <text:p>0.104848</text:p>
              </table:table-cell>
              <table:table-cell office:value-type="float" office:value="0.122275">
                <text:p>0.122275</text:p>
              </table:table-cell>
              <table:table-cell office:value-type="float" office:value="0.024994">
                <text:p>0.024994</text:p>
              </table:table-cell>
              <table:table-cell office:value-type="float" office:value="0.016716">
                <text:p>0.01671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78636">
                <text:p>0.078636</text:p>
              </table:table-cell>
              <table:table-cell office:value-type="float" office:value="0.121869">
                <text:p>0.121869</text:p>
              </table:table-cell>
              <table:table-cell office:value-type="float" office:value="0.024968">
                <text:p>0.024968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04848">
                <text:p>0.104848</text:p>
              </table:table-cell>
              <table:table-cell office:value-type="float" office:value="0.121464">
                <text:p>0.121464</text:p>
              </table:table-cell>
              <table:table-cell office:value-type="float" office:value="0.024779">
                <text:p>0.024779</text:p>
              </table:table-cell>
              <table:table-cell office:value-type="float" office:value="0.016701">
                <text:p>0.01670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78636">
                <text:p>0.078636</text:p>
              </table:table-cell>
              <table:table-cell office:value-type="float" office:value="0.121061">
                <text:p>0.121061</text:p>
              </table:table-cell>
              <table:table-cell office:value-type="float" office:value="0.024009">
                <text:p>0.024009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91742">
                <text:p>0.091742</text:p>
              </table:table-cell>
              <table:table-cell office:value-type="float" office:value="0.120659">
                <text:p>0.120659</text:p>
              </table:table-cell>
              <table:table-cell office:value-type="float" office:value="0.023327">
                <text:p>0.023327</text:p>
              </table:table-cell>
              <table:table-cell office:value-type="float" office:value="0.01496">
                <text:p>0.0149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91742">
                <text:p>0.091742</text:p>
              </table:table-cell>
              <table:table-cell office:value-type="float" office:value="0.120258">
                <text:p>0.120258</text:p>
              </table:table-cell>
              <table:table-cell office:value-type="float" office:value="0.023127">
                <text:p>0.023127</text:p>
              </table:table-cell>
              <table:table-cell office:value-type="float" office:value="0.014955">
                <text:p>0.01495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91742">
                <text:p>0.091742</text:p>
              </table:table-cell>
              <table:table-cell office:value-type="float" office:value="0.119858">
                <text:p>0.119858</text:p>
              </table:table-cell>
              <table:table-cell office:value-type="float" office:value="0.022943">
                <text:p>0.022943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91742">
                <text:p>0.091742</text:p>
              </table:table-cell>
              <table:table-cell office:value-type="float" office:value="0.11946">
                <text:p>0.11946</text:p>
              </table:table-cell>
              <table:table-cell office:value-type="float" office:value="0.022617">
                <text:p>0.022617</text:p>
              </table:table-cell>
              <table:table-cell office:value-type="float" office:value="0.014947">
                <text:p>0.01494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78636">
                <text:p>0.078636</text:p>
              </table:table-cell>
              <table:table-cell office:value-type="float" office:value="0.119063">
                <text:p>0.119063</text:p>
              </table:table-cell>
              <table:table-cell office:value-type="float" office:value="0.022226">
                <text:p>0.022226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104848">
                <text:p>0.104848</text:p>
              </table:table-cell>
              <table:table-cell office:value-type="float" office:value="0.118668">
                <text:p>0.118668</text:p>
              </table:table-cell>
              <table:table-cell office:value-type="float" office:value="0.022182">
                <text:p>0.022182</text:p>
              </table:table-cell>
              <table:table-cell office:value-type="float" office:value="0.016645">
                <text:p>0.01664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78636">
                <text:p>0.078636</text:p>
              </table:table-cell>
              <table:table-cell office:value-type="float" office:value="0.118273">
                <text:p>0.118273</text:p>
              </table:table-cell>
              <table:table-cell office:value-type="float" office:value="0.021496">
                <text:p>0.021496</text:p>
              </table:table-cell>
              <table:table-cell office:value-type="float" office:value="0.01321">
                <text:p>0.0132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78636">
                <text:p>0.078636</text:p>
              </table:table-cell>
              <table:table-cell office:value-type="float" office:value="0.11788">
                <text:p>0.11788</text:p>
              </table:table-cell>
              <table:table-cell office:value-type="float" office:value="0.021531">
                <text:p>0.021531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91742">
                <text:p>0.091742</text:p>
              </table:table-cell>
              <table:table-cell office:value-type="float" office:value="0.117489">
                <text:p>0.117489</text:p>
              </table:table-cell>
              <table:table-cell office:value-type="float" office:value="0.021226">
                <text:p>0.021226</text:p>
              </table:table-cell>
              <table:table-cell office:value-type="float" office:value="0.014885">
                <text:p>0.01488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104848">
                <text:p>0.104848</text:p>
              </table:table-cell>
              <table:table-cell office:value-type="float" office:value="0.117098">
                <text:p>0.117098</text:p>
              </table:table-cell>
              <table:table-cell office:value-type="float" office:value="0.021159">
                <text:p>0.021159</text:p>
              </table:table-cell>
              <table:table-cell office:value-type="float" office:value="0.016615">
                <text:p>0.01661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78636">
                <text:p>0.078636</text:p>
              </table:table-cell>
              <table:table-cell office:value-type="float" office:value="0.116709">
                <text:p>0.116709</text:p>
              </table:table-cell>
              <table:table-cell office:value-type="float" office:value="0.020992">
                <text:p>0.020992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6553">
                <text:p>0.06553</text:p>
              </table:table-cell>
              <table:table-cell office:value-type="float" office:value="0.116322">
                <text:p>0.116322</text:p>
              </table:table-cell>
              <table:table-cell office:value-type="float" office:value="0.020886">
                <text:p>0.020886</text:p>
              </table:table-cell>
              <table:table-cell office:value-type="float" office:value="0.011427">
                <text:p>0.01142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78636">
                <text:p>0.078636</text:p>
              </table:table-cell>
              <table:table-cell office:value-type="float" office:value="0.115935">
                <text:p>0.115935</text:p>
              </table:table-cell>
              <table:table-cell office:value-type="float" office:value="0.02078">
                <text:p>0.02078</text:p>
              </table:table-cell>
              <table:table-cell office:value-type="float" office:value="0.013107">
                <text:p>0.01310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104848">
                <text:p>0.104848</text:p>
              </table:table-cell>
              <table:table-cell office:value-type="float" office:value="0.11555">
                <text:p>0.11555</text:p>
              </table:table-cell>
              <table:table-cell office:value-type="float" office:value="0.020305">
                <text:p>0.020305</text:p>
              </table:table-cell>
              <table:table-cell office:value-type="float" office:value="0.016543">
                <text:p>0.01654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6553">
                <text:p>0.06553</text:p>
              </table:table-cell>
              <table:table-cell office:value-type="float" office:value="0.115166">
                <text:p>0.115166</text:p>
              </table:table-cell>
              <table:table-cell office:value-type="float" office:value="0.019453">
                <text:p>0.019453</text:p>
              </table:table-cell>
              <table:table-cell office:value-type="float" office:value="0.011382">
                <text:p>0.01138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91742">
                <text:p>0.091742</text:p>
              </table:table-cell>
              <table:table-cell office:value-type="float" office:value="0.114784">
                <text:p>0.114784</text:p>
              </table:table-cell>
              <table:table-cell office:value-type="float" office:value="0.01955">
                <text:p>0.01955</text:p>
              </table:table-cell>
              <table:table-cell office:value-type="float" office:value="0.014793">
                <text:p>0.01479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78636">
                <text:p>0.078636</text:p>
              </table:table-cell>
              <table:table-cell office:value-type="float" office:value="0.114402">
                <text:p>0.114402</text:p>
              </table:table-cell>
              <table:table-cell office:value-type="float" office:value="0.018937">
                <text:p>0.018937</text:p>
              </table:table-cell>
              <table:table-cell office:value-type="float" office:value="0.013068">
                <text:p>0.01306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78636">
                <text:p>0.078636</text:p>
              </table:table-cell>
              <table:table-cell office:value-type="float" office:value="0.114022">
                <text:p>0.114022</text:p>
              </table:table-cell>
              <table:table-cell office:value-type="float" office:value="0.018107">
                <text:p>0.018107</text:p>
              </table:table-cell>
              <table:table-cell office:value-type="float" office:value="0.013046">
                <text:p>0.01304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91742">
                <text:p>0.091742</text:p>
              </table:table-cell>
              <table:table-cell office:value-type="float" office:value="0.113643">
                <text:p>0.113643</text:p>
              </table:table-cell>
              <table:table-cell office:value-type="float" office:value="0.018106">
                <text:p>0.018106</text:p>
              </table:table-cell>
              <table:table-cell office:value-type="float" office:value="0.014756">
                <text:p>0.01475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91742">
                <text:p>0.091742</text:p>
              </table:table-cell>
              <table:table-cell office:value-type="float" office:value="0.113266">
                <text:p>0.113266</text:p>
              </table:table-cell>
              <table:table-cell office:value-type="float" office:value="0.017519">
                <text:p>0.017519</text:p>
              </table:table-cell>
              <table:table-cell office:value-type="float" office:value="0.014762">
                <text:p>0.01476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6553">
                <text:p>0.06553</text:p>
              </table:table-cell>
              <table:table-cell office:value-type="float" office:value="0.112889">
                <text:p>0.112889</text:p>
              </table:table-cell>
              <table:table-cell office:value-type="float" office:value="0.017337">
                <text:p>0.017337</text:p>
              </table:table-cell>
              <table:table-cell office:value-type="float" office:value="0.011308">
                <text:p>0.01130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91742">
                <text:p>0.091742</text:p>
              </table:table-cell>
              <table:table-cell office:value-type="float" office:value="0.112514">
                <text:p>0.112514</text:p>
              </table:table-cell>
              <table:table-cell office:value-type="float" office:value="0.017257">
                <text:p>0.017257</text:p>
              </table:table-cell>
              <table:table-cell office:value-type="float" office:value="0.014723">
                <text:p>0.01472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78636">
                <text:p>0.078636</text:p>
              </table:table-cell>
              <table:table-cell office:value-type="float" office:value="0.112141">
                <text:p>0.112141</text:p>
              </table:table-cell>
              <table:table-cell office:value-type="float" office:value="0.016304">
                <text:p>0.016304</text:p>
              </table:table-cell>
              <table:table-cell office:value-type="float" office:value="0.013001">
                <text:p>0.0130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78636">
                <text:p>0.078636</text:p>
              </table:table-cell>
              <table:table-cell office:value-type="float" office:value="0.111768">
                <text:p>0.111768</text:p>
              </table:table-cell>
              <table:table-cell office:value-type="float" office:value="0.015511">
                <text:p>0.015511</text:p>
              </table:table-cell>
              <table:table-cell office:value-type="float" office:value="0.012983">
                <text:p>0.01298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78636">
                <text:p>0.078636</text:p>
              </table:table-cell>
              <table:table-cell office:value-type="float" office:value="0.111397">
                <text:p>0.111397</text:p>
              </table:table-cell>
              <table:table-cell office:value-type="float" office:value="0.015544">
                <text:p>0.015544</text:p>
              </table:table-cell>
              <table:table-cell office:value-type="float" office:value="0.012966">
                <text:p>0.01296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104848">
                <text:p>0.104848</text:p>
              </table:table-cell>
              <table:table-cell office:value-type="float" office:value="0.111027">
                <text:p>0.111027</text:p>
              </table:table-cell>
              <table:table-cell office:value-type="float" office:value="0.015258">
                <text:p>0.015258</text:p>
              </table:table-cell>
              <table:table-cell office:value-type="float" office:value="0.016409">
                <text:p>0.01640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78636">
                <text:p>0.078636</text:p>
              </table:table-cell>
              <table:table-cell office:value-type="float" office:value="0.110658">
                <text:p>0.110658</text:p>
              </table:table-cell>
              <table:table-cell office:value-type="float" office:value="0.014733">
                <text:p>0.014733</text:p>
              </table:table-cell>
              <table:table-cell office:value-type="float" office:value="0.012985">
                <text:p>0.01298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6553">
                <text:p>0.06553</text:p>
              </table:table-cell>
              <table:table-cell office:value-type="float" office:value="0.11029">
                <text:p>0.11029</text:p>
              </table:table-cell>
              <table:table-cell office:value-type="float" office:value="0.014844">
                <text:p>0.014844</text:p>
              </table:table-cell>
              <table:table-cell office:value-type="float" office:value="0.01124">
                <text:p>0.0112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104848">
                <text:p>0.104848</text:p>
              </table:table-cell>
              <table:table-cell office:value-type="float" office:value="0.109924">
                <text:p>0.109924</text:p>
              </table:table-cell>
              <table:table-cell office:value-type="float" office:value="0.014998">
                <text:p>0.014998</text:p>
              </table:table-cell>
              <table:table-cell office:value-type="float" office:value="0.016389">
                <text:p>0.01638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78636">
                <text:p>0.078636</text:p>
              </table:table-cell>
              <table:table-cell office:value-type="float" office:value="0.109559">
                <text:p>0.109559</text:p>
              </table:table-cell>
              <table:table-cell office:value-type="float" office:value="0.014717">
                <text:p>0.014717</text:p>
              </table:table-cell>
              <table:table-cell office:value-type="float" office:value="0.012967">
                <text:p>0.01296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78636">
                <text:p>0.078636</text:p>
              </table:table-cell>
              <table:table-cell office:value-type="float" office:value="0.109195">
                <text:p>0.109195</text:p>
              </table:table-cell>
              <table:table-cell office:value-type="float" office:value="0.015277">
                <text:p>0.015277</text:p>
              </table:table-cell>
              <table:table-cell office:value-type="float" office:value="0.012953">
                <text:p>0.01295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104848">
                <text:p>0.104848</text:p>
              </table:table-cell>
              <table:table-cell office:value-type="float" office:value="0.108832">
                <text:p>0.108832</text:p>
              </table:table-cell>
              <table:table-cell office:value-type="float" office:value="0.015725">
                <text:p>0.015725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91742">
                <text:p>0.091742</text:p>
              </table:table-cell>
              <table:table-cell office:value-type="float" office:value="0.10847">
                <text:p>0.10847</text:p>
              </table:table-cell>
              <table:table-cell office:value-type="float" office:value="0.015798">
                <text:p>0.015798</text:p>
              </table:table-cell>
              <table:table-cell office:value-type="float" office:value="0.014709">
                <text:p>0.0147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78636">
                <text:p>0.078636</text:p>
              </table:table-cell>
              <table:table-cell office:value-type="float" office:value="0.10811">
                <text:p>0.10811</text:p>
              </table:table-cell>
              <table:table-cell office:value-type="float" office:value="0.015846">
                <text:p>0.015846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91742">
                <text:p>0.091742</text:p>
              </table:table-cell>
              <table:table-cell office:value-type="float" office:value="0.107751">
                <text:p>0.107751</text:p>
              </table:table-cell>
              <table:table-cell office:value-type="float" office:value="0.016072">
                <text:p>0.016072</text:p>
              </table:table-cell>
              <table:table-cell office:value-type="float" office:value="0.014712">
                <text:p>0.01471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91742">
                <text:p>0.091742</text:p>
              </table:table-cell>
              <table:table-cell office:value-type="float" office:value="0.107393">
                <text:p>0.107393</text:p>
              </table:table-cell>
              <table:table-cell office:value-type="float" office:value="0.015744">
                <text:p>0.015744</text:p>
              </table:table-cell>
              <table:table-cell office:value-type="float" office:value="0.014727">
                <text:p>0.01472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78636">
                <text:p>0.078636</text:p>
              </table:table-cell>
              <table:table-cell office:value-type="float" office:value="0.107036">
                <text:p>0.107036</text:p>
              </table:table-cell>
              <table:table-cell office:value-type="float" office:value="0.015636">
                <text:p>0.015636</text:p>
              </table:table-cell>
              <table:table-cell office:value-type="float" office:value="0.013013">
                <text:p>0.01301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78636">
                <text:p>0.078636</text:p>
              </table:table-cell>
              <table:table-cell office:value-type="float" office:value="0.10668">
                <text:p>0.10668</text:p>
              </table:table-cell>
              <table:table-cell office:value-type="float" office:value="0.015545">
                <text:p>0.015545</text:p>
              </table:table-cell>
              <table:table-cell office:value-type="float" office:value="0.013003">
                <text:p>0.01300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78636">
                <text:p>0.078636</text:p>
              </table:table-cell>
              <table:table-cell office:value-type="float" office:value="0.106326">
                <text:p>0.106326</text:p>
              </table:table-cell>
              <table:table-cell office:value-type="float" office:value="0.015282">
                <text:p>0.015282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91742">
                <text:p>0.091742</text:p>
              </table:table-cell>
              <table:table-cell office:value-type="float" office:value="0.105973">
                <text:p>0.105973</text:p>
              </table:table-cell>
              <table:table-cell office:value-type="float" office:value="0.014913">
                <text:p>0.014913</text:p>
              </table:table-cell>
              <table:table-cell office:value-type="float" office:value="0.014715">
                <text:p>0.01471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6553">
                <text:p>0.06553</text:p>
              </table:table-cell>
              <table:table-cell office:value-type="float" office:value="0.105621">
                <text:p>0.105621</text:p>
              </table:table-cell>
              <table:table-cell office:value-type="float" office:value="0.014826">
                <text:p>0.014826</text:p>
              </table:table-cell>
              <table:table-cell office:value-type="float" office:value="0.011273">
                <text:p>0.01127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91742">
                <text:p>0.091742</text:p>
              </table:table-cell>
              <table:table-cell office:value-type="float" office:value="0.10527">
                <text:p>0.10527</text:p>
              </table:table-cell>
              <table:table-cell office:value-type="float" office:value="0.014764">
                <text:p>0.014764</text:p>
              </table:table-cell>
              <table:table-cell office:value-type="float" office:value="0.014699">
                <text:p>0.01469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78636">
                <text:p>0.078636</text:p>
              </table:table-cell>
              <table:table-cell office:value-type="float" office:value="0.10492">
                <text:p>0.10492</text:p>
              </table:table-cell>
              <table:table-cell office:value-type="float" office:value="0.014578">
                <text:p>0.014578</text:p>
              </table:table-cell>
              <table:table-cell office:value-type="float" office:value="0.012988">
                <text:p>0.01298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91742">
                <text:p>0.091742</text:p>
              </table:table-cell>
              <table:table-cell office:value-type="float" office:value="0.104571">
                <text:p>0.104571</text:p>
              </table:table-cell>
              <table:table-cell office:value-type="float" office:value="0.01506">
                <text:p>0.01506</text:p>
              </table:table-cell>
              <table:table-cell office:value-type="float" office:value="0.014712">
                <text:p>0.01471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78636">
                <text:p>0.078636</text:p>
              </table:table-cell>
              <table:table-cell office:value-type="float" office:value="0.104224">
                <text:p>0.104224</text:p>
              </table:table-cell>
              <table:table-cell office:value-type="float" office:value="0.015237">
                <text:p>0.015237</text:p>
              </table:table-cell>
              <table:table-cell office:value-type="float" office:value="0.013002">
                <text:p>0.01300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91742">
                <text:p>0.091742</text:p>
              </table:table-cell>
              <table:table-cell office:value-type="float" office:value="0.103878">
                <text:p>0.103878</text:p>
              </table:table-cell>
              <table:table-cell office:value-type="float" office:value="0.015361">
                <text:p>0.015361</text:p>
              </table:table-cell>
              <table:table-cell office:value-type="float" office:value="0.014727">
                <text:p>0.01472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78636">
                <text:p>0.078636</text:p>
              </table:table-cell>
              <table:table-cell office:value-type="float" office:value="0.103533">
                <text:p>0.103533</text:p>
              </table:table-cell>
              <table:table-cell office:value-type="float" office:value="0.015018">
                <text:p>0.015018</text:p>
              </table:table-cell>
              <table:table-cell office:value-type="float" office:value="0.013018">
                <text:p>0.01301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78636">
                <text:p>0.078636</text:p>
              </table:table-cell>
              <table:table-cell office:value-type="float" office:value="0.103189">
                <text:p>0.103189</text:p>
              </table:table-cell>
              <table:table-cell office:value-type="float" office:value="0.014875">
                <text:p>0.014875</text:p>
              </table:table-cell>
              <table:table-cell office:value-type="float" office:value="0.013013">
                <text:p>0.01301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91742">
                <text:p>0.091742</text:p>
              </table:table-cell>
              <table:table-cell office:value-type="float" office:value="0.102846">
                <text:p>0.102846</text:p>
              </table:table-cell>
              <table:table-cell office:value-type="float" office:value="0.01485">
                <text:p>0.01485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78636">
                <text:p>0.078636</text:p>
              </table:table-cell>
              <table:table-cell office:value-type="float" office:value="0.102504">
                <text:p>0.102504</text:p>
              </table:table-cell>
              <table:table-cell office:value-type="float" office:value="0.01464">
                <text:p>0.01464</text:p>
              </table:table-cell>
              <table:table-cell office:value-type="float" office:value="0.013033">
                <text:p>0.01303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78636">
                <text:p>0.078636</text:p>
              </table:table-cell>
              <table:table-cell office:value-type="float" office:value="0.102164">
                <text:p>0.102164</text:p>
              </table:table-cell>
              <table:table-cell office:value-type="float" office:value="0.013791">
                <text:p>0.013791</text:p>
              </table:table-cell>
              <table:table-cell office:value-type="float" office:value="0.01303">
                <text:p>0.0130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91742">
                <text:p>0.091742</text:p>
              </table:table-cell>
              <table:table-cell office:value-type="float" office:value="0.101824">
                <text:p>0.101824</text:p>
              </table:table-cell>
              <table:table-cell office:value-type="float" office:value="0.013165">
                <text:p>0.013165</text:p>
              </table:table-cell>
              <table:table-cell office:value-type="float" office:value="0.014757">
                <text:p>0.01475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6553">
                <text:p>0.06553</text:p>
              </table:table-cell>
              <table:table-cell office:value-type="float" office:value="0.101486">
                <text:p>0.101486</text:p>
              </table:table-cell>
              <table:table-cell office:value-type="float" office:value="0.012906">
                <text:p>0.012906</text:p>
              </table:table-cell>
              <table:table-cell office:value-type="float" office:value="0.011322">
                <text:p>0.01132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91742">
                <text:p>0.091742</text:p>
              </table:table-cell>
              <table:table-cell office:value-type="float" office:value="0.101149">
                <text:p>0.101149</text:p>
              </table:table-cell>
              <table:table-cell office:value-type="float" office:value="0.012538">
                <text:p>0.012538</text:p>
              </table:table-cell>
              <table:table-cell office:value-type="float" office:value="0.014755">
                <text:p>0.01475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78636">
                <text:p>0.078636</text:p>
              </table:table-cell>
              <table:table-cell office:value-type="float" office:value="0.100813">
                <text:p>0.100813</text:p>
              </table:table-cell>
              <table:table-cell office:value-type="float" office:value="0.011669">
                <text:p>0.011669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78636">
                <text:p>0.078636</text:p>
              </table:table-cell>
              <table:table-cell office:value-type="float" office:value="0.100478">
                <text:p>0.100478</text:p>
              </table:table-cell>
              <table:table-cell office:value-type="float" office:value="0.011621">
                <text:p>0.011621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104848">
                <text:p>0.104848</text:p>
              </table:table-cell>
              <table:table-cell office:value-type="float" office:value="0.100144">
                <text:p>0.100144</text:p>
              </table:table-cell>
              <table:table-cell office:value-type="float" office:value="0.011524">
                <text:p>0.011524</text:p>
              </table:table-cell>
              <table:table-cell office:value-type="float" office:value="0.01651">
                <text:p>0.0165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78636">
                <text:p>0.078636</text:p>
              </table:table-cell>
              <table:table-cell office:value-type="float" office:value="0.099811">
                <text:p>0.099811</text:p>
              </table:table-cell>
              <table:table-cell office:value-type="float" office:value="0.011225">
                <text:p>0.011225</text:p>
              </table:table-cell>
              <table:table-cell office:value-type="float" office:value="0.013104">
                <text:p>0.01310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91742">
                <text:p>0.091742</text:p>
              </table:table-cell>
              <table:table-cell office:value-type="float" office:value="0.09948">
                <text:p>0.09948</text:p>
              </table:table-cell>
              <table:table-cell office:value-type="float" office:value="0.011813">
                <text:p>0.011813</text:p>
              </table:table-cell>
              <table:table-cell office:value-type="float" office:value="0.014835">
                <text:p>0.01483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91742">
                <text:p>0.091742</text:p>
              </table:table-cell>
              <table:table-cell office:value-type="float" office:value="0.099149">
                <text:p>0.099149</text:p>
              </table:table-cell>
              <table:table-cell office:value-type="float" office:value="0.011865">
                <text:p>0.011865</text:p>
              </table:table-cell>
              <table:table-cell office:value-type="float" office:value="0.014863">
                <text:p>0.01486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82">
                <text:p>0.09882</text:p>
              </table:table-cell>
              <table:table-cell office:value-type="float" office:value="0.012056">
                <text:p>0.012056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492">
                <text:p>0.098492</text:p>
              </table:table-cell>
              <table:table-cell office:value-type="float" office:value="0.012142">
                <text:p>0.012142</text:p>
              </table:table-cell>
              <table:table-cell office:value-type="float" office:value="0.014921">
                <text:p>0.01492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164">
                <text:p>0.098164</text:p>
              </table:table-cell>
              <table:table-cell office:value-type="float" office:value="0.012519">
                <text:p>0.012519</text:p>
              </table:table-cell>
              <table:table-cell office:value-type="float" office:value="0.014951">
                <text:p>0.01495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91742">
                <text:p>0.091742</text:p>
              </table:table-cell>
              <table:table-cell office:value-type="float" office:value="0.097838">
                <text:p>0.097838</text:p>
              </table:table-cell>
              <table:table-cell office:value-type="float" office:value="0.012451">
                <text:p>0.012451</text:p>
              </table:table-cell>
              <table:table-cell office:value-type="float" office:value="0.014981">
                <text:p>0.01498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91742">
                <text:p>0.091742</text:p>
              </table:table-cell>
              <table:table-cell office:value-type="float" office:value="0.097513">
                <text:p>0.097513</text:p>
              </table:table-cell>
              <table:table-cell office:value-type="float" office:value="0.012595">
                <text:p>0.012595</text:p>
              </table:table-cell>
              <table:table-cell office:value-type="float" office:value="0.015012">
                <text:p>0.01501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91742">
                <text:p>0.091742</text:p>
              </table:table-cell>
              <table:table-cell office:value-type="float" office:value="0.097189">
                <text:p>0.097189</text:p>
              </table:table-cell>
              <table:table-cell office:value-type="float" office:value="0.012863">
                <text:p>0.012863</text:p>
              </table:table-cell>
              <table:table-cell office:value-type="float" office:value="0.015043">
                <text:p>0.01504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91742">
                <text:p>0.091742</text:p>
              </table:table-cell>
              <table:table-cell office:value-type="float" office:value="0.096866">
                <text:p>0.096866</text:p>
              </table:table-cell>
              <table:table-cell office:value-type="float" office:value="0.013087">
                <text:p>0.013087</text:p>
              </table:table-cell>
              <table:table-cell office:value-type="float" office:value="0.015075">
                <text:p>0.01507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04848">
                <text:p>0.104848</text:p>
              </table:table-cell>
              <table:table-cell office:value-type="float" office:value="0.096544">
                <text:p>0.096544</text:p>
              </table:table-cell>
              <table:table-cell office:value-type="float" office:value="0.013723">
                <text:p>0.013723</text:p>
              </table:table-cell>
              <table:table-cell office:value-type="float" office:value="0.016837">
                <text:p>0.01683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78636">
                <text:p>0.078636</text:p>
              </table:table-cell>
              <table:table-cell office:value-type="float" office:value="0.096224">
                <text:p>0.096224</text:p>
              </table:table-cell>
              <table:table-cell office:value-type="float" office:value="0.014025">
                <text:p>0.014025</text:p>
              </table:table-cell>
              <table:table-cell office:value-type="float" office:value="0.013436">
                <text:p>0.01343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91742">
                <text:p>0.091742</text:p>
              </table:table-cell>
              <table:table-cell office:value-type="float" office:value="0.095904">
                <text:p>0.095904</text:p>
              </table:table-cell>
              <table:table-cell office:value-type="float" office:value="0.01412">
                <text:p>0.01412</text:p>
              </table:table-cell>
              <table:table-cell office:value-type="float" office:value="0.015173">
                <text:p>0.01517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04848">
                <text:p>0.104848</text:p>
              </table:table-cell>
              <table:table-cell office:value-type="float" office:value="0.095585">
                <text:p>0.095585</text:p>
              </table:table-cell>
              <table:table-cell office:value-type="float" office:value="0.01422">
                <text:p>0.01422</text:p>
              </table:table-cell>
              <table:table-cell office:value-type="float" office:value="0.016937">
                <text:p>0.01693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78636">
                <text:p>0.078636</text:p>
              </table:table-cell>
              <table:table-cell office:value-type="float" office:value="0.095268">
                <text:p>0.095268</text:p>
              </table:table-cell>
              <table:table-cell office:value-type="float" office:value="0.01487">
                <text:p>0.01487</text:p>
              </table:table-cell>
              <table:table-cell office:value-type="float" office:value="0.013537">
                <text:p>0.01353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04848">
                <text:p>0.104848</text:p>
              </table:table-cell>
              <table:table-cell office:value-type="float" office:value="0.094951">
                <text:p>0.094951</text:p>
              </table:table-cell>
              <table:table-cell office:value-type="float" office:value="0.01524">
                <text:p>0.01524</text:p>
              </table:table-cell>
              <table:table-cell office:value-type="float" office:value="0.017006">
                <text:p>0.01700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91742">
                <text:p>0.091742</text:p>
              </table:table-cell>
              <table:table-cell office:value-type="float" office:value="0.094636">
                <text:p>0.094636</text:p>
              </table:table-cell>
              <table:table-cell office:value-type="float" office:value="0.01527">
                <text:p>0.01527</text:p>
              </table:table-cell>
              <table:table-cell office:value-type="float" office:value="0.015337">
                <text:p>0.01533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91742">
                <text:p>0.091742</text:p>
              </table:table-cell>
              <table:table-cell office:value-type="float" office:value="0.094322">
                <text:p>0.094322</text:p>
              </table:table-cell>
              <table:table-cell office:value-type="float" office:value="0.015338">
                <text:p>0.015338</text:p>
              </table:table-cell>
              <table:table-cell office:value-type="float" office:value="0.015373">
                <text:p>0.01537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78636">
                <text:p>0.078636</text:p>
              </table:table-cell>
              <table:table-cell office:value-type="float" office:value="0.094008">
                <text:p>0.094008</text:p>
              </table:table-cell>
              <table:table-cell office:value-type="float" office:value="0.015291">
                <text:p>0.015291</text:p>
              </table:table-cell>
              <table:table-cell office:value-type="float" office:value="0.013679">
                <text:p>0.01367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91742">
                <text:p>0.091742</text:p>
              </table:table-cell>
              <table:table-cell office:value-type="float" office:value="0.093696">
                <text:p>0.093696</text:p>
              </table:table-cell>
              <table:table-cell office:value-type="float" office:value="0.015279">
                <text:p>0.015279</text:p>
              </table:table-cell>
              <table:table-cell office:value-type="float" office:value="0.015419">
                <text:p>0.01541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78636">
                <text:p>0.078636</text:p>
              </table:table-cell>
              <table:table-cell office:value-type="float" office:value="0.093385">
                <text:p>0.093385</text:p>
              </table:table-cell>
              <table:table-cell office:value-type="float" office:value="0.015234">
                <text:p>0.015234</text:p>
              </table:table-cell>
              <table:table-cell office:value-type="float" office:value="0.013727">
                <text:p>0.01372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91742">
                <text:p>0.091742</text:p>
              </table:table-cell>
              <table:table-cell office:value-type="float" office:value="0.093074">
                <text:p>0.093074</text:p>
              </table:table-cell>
              <table:table-cell office:value-type="float" office:value="0.015561">
                <text:p>0.015561</text:p>
              </table:table-cell>
              <table:table-cell office:value-type="float" office:value="0.015468">
                <text:p>0.01546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04848">
                <text:p>0.104848</text:p>
              </table:table-cell>
              <table:table-cell office:value-type="float" office:value="0.092765">
                <text:p>0.092765</text:p>
              </table:table-cell>
              <table:table-cell office:value-type="float" office:value="0.015727">
                <text:p>0.015727</text:p>
              </table:table-cell>
              <table:table-cell office:value-type="float" office:value="0.017236">
                <text:p>0.01723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91742">
                <text:p>0.091742</text:p>
              </table:table-cell>
              <table:table-cell office:value-type="float" office:value="0.092457">
                <text:p>0.092457</text:p>
              </table:table-cell>
              <table:table-cell office:value-type="float" office:value="0.016164">
                <text:p>0.016164</text:p>
              </table:table-cell>
              <table:table-cell office:value-type="float" office:value="0.015571">
                <text:p>0.01557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91742">
                <text:p>0.091742</text:p>
              </table:table-cell>
              <table:table-cell office:value-type="float" office:value="0.09215">
                <text:p>0.09215</text:p>
              </table:table-cell>
              <table:table-cell office:value-type="float" office:value="0.016474">
                <text:p>0.016474</text:p>
              </table:table-cell>
              <table:table-cell office:value-type="float" office:value="0.01561">
                <text:p>0.0156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78636">
                <text:p>0.078636</text:p>
              </table:table-cell>
              <table:table-cell office:value-type="float" office:value="0.091844">
                <text:p>0.091844</text:p>
              </table:table-cell>
              <table:table-cell office:value-type="float" office:value="0.01649">
                <text:p>0.01649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104848">
                <text:p>0.104848</text:p>
              </table:table-cell>
              <table:table-cell office:value-type="float" office:value="0.091538">
                <text:p>0.091538</text:p>
              </table:table-cell>
              <table:table-cell office:value-type="float" office:value="0.016649">
                <text:p>0.016649</text:p>
              </table:table-cell>
              <table:table-cell office:value-type="float" office:value="0.017394">
                <text:p>0.01739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6553">
                <text:p>0.06553</text:p>
              </table:table-cell>
              <table:table-cell office:value-type="float" office:value="0.091234">
                <text:p>0.091234</text:p>
              </table:table-cell>
              <table:table-cell office:value-type="float" office:value="0.016412">
                <text:p>0.016412</text:p>
              </table:table-cell>
              <table:table-cell office:value-type="float" office:value="0.01227">
                <text:p>0.012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78636">
                <text:p>0.078636</text:p>
              </table:table-cell>
              <table:table-cell office:value-type="float" office:value="0.090931">
                <text:p>0.090931</text:p>
              </table:table-cell>
              <table:table-cell office:value-type="float" office:value="0.016499">
                <text:p>0.016499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91742">
                <text:p>0.091742</text:p>
              </table:table-cell>
              <table:table-cell office:value-type="float" office:value="0.090629">
                <text:p>0.090629</text:p>
              </table:table-cell>
              <table:table-cell office:value-type="float" office:value="0.016235">
                <text:p>0.016235</text:p>
              </table:table-cell>
              <table:table-cell office:value-type="float" office:value="0.015734">
                <text:p>0.01573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78636">
                <text:p>0.078636</text:p>
              </table:table-cell>
              <table:table-cell office:value-type="float" office:value="0.090328">
                <text:p>0.090328</text:p>
              </table:table-cell>
              <table:table-cell office:value-type="float" office:value="0.016437">
                <text:p>0.016437</text:p>
              </table:table-cell>
              <table:table-cell office:value-type="float" office:value="0.014046">
                <text:p>0.01404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91742">
                <text:p>0.091742</text:p>
              </table:table-cell>
              <table:table-cell office:value-type="float" office:value="0.090028">
                <text:p>0.090028</text:p>
              </table:table-cell>
              <table:table-cell office:value-type="float" office:value="0.016909">
                <text:p>0.016909</text:p>
              </table:table-cell>
              <table:table-cell office:value-type="float" office:value="0.015792">
                <text:p>0.01579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78636">
                <text:p>0.078636</text:p>
              </table:table-cell>
              <table:table-cell office:value-type="float" office:value="0.089729">
                <text:p>0.089729</text:p>
              </table:table-cell>
              <table:table-cell office:value-type="float" office:value="0.017236">
                <text:p>0.017236</text:p>
              </table:table-cell>
              <table:table-cell office:value-type="float" office:value="0.014105">
                <text:p>0.01410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91742">
                <text:p>0.091742</text:p>
              </table:table-cell>
              <table:table-cell office:value-type="float" office:value="0.089431">
                <text:p>0.089431</text:p>
              </table:table-cell>
              <table:table-cell office:value-type="float" office:value="0.017778">
                <text:p>0.017778</text:p>
              </table:table-cell>
              <table:table-cell office:value-type="float" office:value="0.015852">
                <text:p>0.01585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91742">
                <text:p>0.091742</text:p>
              </table:table-cell>
              <table:table-cell office:value-type="float" office:value="0.089134">
                <text:p>0.089134</text:p>
              </table:table-cell>
              <table:table-cell office:value-type="float" office:value="0.017769">
                <text:p>0.017769</text:p>
              </table:table-cell>
              <table:table-cell office:value-type="float" office:value="0.015896">
                <text:p>0.01589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78636">
                <text:p>0.078636</text:p>
              </table:table-cell>
              <table:table-cell office:value-type="float" office:value="0.088838">
                <text:p>0.088838</text:p>
              </table:table-cell>
              <table:table-cell office:value-type="float" office:value="0.018094">
                <text:p>0.018094</text:p>
              </table:table-cell>
              <table:table-cell office:value-type="float" office:value="0.014211">
                <text:p>0.01421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91742">
                <text:p>0.091742</text:p>
              </table:table-cell>
              <table:table-cell office:value-type="float" office:value="0.088542">
                <text:p>0.088542</text:p>
              </table:table-cell>
              <table:table-cell office:value-type="float" office:value="0.018589">
                <text:p>0.018589</text:p>
              </table:table-cell>
              <table:table-cell office:value-type="float" office:value="0.015959">
                <text:p>0.01595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78636">
                <text:p>0.078636</text:p>
              </table:table-cell>
              <table:table-cell office:value-type="float" office:value="0.088248">
                <text:p>0.088248</text:p>
              </table:table-cell>
              <table:table-cell office:value-type="float" office:value="0.01892">
                <text:p>0.01892</text:p>
              </table:table-cell>
              <table:table-cell office:value-type="float" office:value="0.014274">
                <text:p>0.01427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91742">
                <text:p>0.091742</text:p>
              </table:table-cell>
              <table:table-cell office:value-type="float" office:value="0.087955">
                <text:p>0.087955</text:p>
              </table:table-cell>
              <table:table-cell office:value-type="float" office:value="0.019004">
                <text:p>0.019004</text:p>
              </table:table-cell>
              <table:table-cell office:value-type="float" office:value="0.016024">
                <text:p>0.01602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6553">
                <text:p>0.06553</text:p>
              </table:table-cell>
              <table:table-cell office:value-type="float" office:value="0.087663">
                <text:p>0.087663</text:p>
              </table:table-cell>
              <table:table-cell office:value-type="float" office:value="0.018718">
                <text:p>0.018718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91742">
                <text:p>0.091742</text:p>
              </table:table-cell>
              <table:table-cell office:value-type="float" office:value="0.087372">
                <text:p>0.087372</text:p>
              </table:table-cell>
              <table:table-cell office:value-type="float" office:value="0.018894">
                <text:p>0.018894</text:p>
              </table:table-cell>
              <table:table-cell office:value-type="float" office:value="0.016064">
                <text:p>0.01606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6553">
                <text:p>0.06553</text:p>
              </table:table-cell>
              <table:table-cell office:value-type="float" office:value="0.087081">
                <text:p>0.087081</text:p>
              </table:table-cell>
              <table:table-cell office:value-type="float" office:value="0.018224">
                <text:p>0.018224</text:p>
              </table:table-cell>
              <table:table-cell office:value-type="float" office:value="0.012651">
                <text:p>0.01265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6553">
                <text:p>0.06553</text:p>
              </table:table-cell>
              <table:table-cell office:value-type="float" office:value="0.086792">
                <text:p>0.086792</text:p>
              </table:table-cell>
              <table:table-cell office:value-type="float" office:value="0.017713">
                <text:p>0.017713</text:p>
              </table:table-cell>
              <table:table-cell office:value-type="float" office:value="0.012646">
                <text:p>0.01264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91742">
                <text:p>0.091742</text:p>
              </table:table-cell>
              <table:table-cell office:value-type="float" office:value="0.086504">
                <text:p>0.086504</text:p>
              </table:table-cell>
              <table:table-cell office:value-type="float" office:value="0.017731">
                <text:p>0.017731</text:p>
              </table:table-cell>
              <table:table-cell office:value-type="float" office:value="0.016102">
                <text:p>0.01610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6553">
                <text:p>0.06553</text:p>
              </table:table-cell>
              <table:table-cell office:value-type="float" office:value="0.086216">
                <text:p>0.086216</text:p>
              </table:table-cell>
              <table:table-cell office:value-type="float" office:value="0.01704">
                <text:p>0.01704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78636">
                <text:p>0.078636</text:p>
              </table:table-cell>
              <table:table-cell office:value-type="float" office:value="0.08593">
                <text:p>0.08593</text:p>
              </table:table-cell>
              <table:table-cell office:value-type="float" office:value="0.017073">
                <text:p>0.017073</text:p>
              </table:table-cell>
              <table:table-cell office:value-type="float" office:value="0.014417">
                <text:p>0.01441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78636">
                <text:p>0.078636</text:p>
              </table:table-cell>
              <table:table-cell office:value-type="float" office:value="0.085644">
                <text:p>0.085644</text:p>
              </table:table-cell>
              <table:table-cell office:value-type="float" office:value="0.016909">
                <text:p>0.016909</text:p>
              </table:table-cell>
              <table:table-cell office:value-type="float" office:value="0.01444">
                <text:p>0.0144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6553">
                <text:p>0.06553</text:p>
              </table:table-cell>
              <table:table-cell office:value-type="float" office:value="0.08536">
                <text:p>0.08536</text:p>
              </table:table-cell>
              <table:table-cell office:value-type="float" office:value="0.015976">
                <text:p>0.015976</text:p>
              </table:table-cell>
              <table:table-cell office:value-type="float" office:value="0.012733">
                <text:p>0.0127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78636">
                <text:p>0.078636</text:p>
              </table:table-cell>
              <table:table-cell office:value-type="float" office:value="0.085076">
                <text:p>0.085076</text:p>
              </table:table-cell>
              <table:table-cell office:value-type="float" office:value="0.016052">
                <text:p>0.016052</text:p>
              </table:table-cell>
              <table:table-cell office:value-type="float" office:value="0.014461">
                <text:p>0.0144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78636">
                <text:p>0.078636</text:p>
              </table:table-cell>
              <table:table-cell office:value-type="float" office:value="0.084794">
                <text:p>0.084794</text:p>
              </table:table-cell>
              <table:table-cell office:value-type="float" office:value="0.015764">
                <text:p>0.015764</text:p>
              </table:table-cell>
              <table:table-cell office:value-type="float" office:value="0.014486">
                <text:p>0.01448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78636">
                <text:p>0.078636</text:p>
              </table:table-cell>
              <table:table-cell office:value-type="float" office:value="0.084512">
                <text:p>0.084512</text:p>
              </table:table-cell>
              <table:table-cell office:value-type="float" office:value="0.01574">
                <text:p>0.01574</text:p>
              </table:table-cell>
              <table:table-cell office:value-type="float" office:value="0.01451">
                <text:p>0.0145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91742">
                <text:p>0.091742</text:p>
              </table:table-cell>
              <table:table-cell office:value-type="float" office:value="0.084231">
                <text:p>0.084231</text:p>
              </table:table-cell>
              <table:table-cell office:value-type="float" office:value="0.016204">
                <text:p>0.016204</text:p>
              </table:table-cell>
              <table:table-cell office:value-type="float" office:value="0.016266">
                <text:p>0.01626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6553">
                <text:p>0.06553</text:p>
              </table:table-cell>
              <table:table-cell office:value-type="float" office:value="0.083951">
                <text:p>0.083951</text:p>
              </table:table-cell>
              <table:table-cell office:value-type="float" office:value="0.015795">
                <text:p>0.015795</text:p>
              </table:table-cell>
              <table:table-cell office:value-type="float" office:value="0.012858">
                <text:p>0.01285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78636">
                <text:p>0.078636</text:p>
              </table:table-cell>
              <table:table-cell office:value-type="float" office:value="0.083672">
                <text:p>0.083672</text:p>
              </table:table-cell>
              <table:table-cell office:value-type="float" office:value="0.015751">
                <text:p>0.015751</text:p>
              </table:table-cell>
              <table:table-cell office:value-type="float" office:value="0.014588">
                <text:p>0.01458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91742">
                <text:p>0.091742</text:p>
              </table:table-cell>
              <table:table-cell office:value-type="float" office:value="0.083394">
                <text:p>0.083394</text:p>
              </table:table-cell>
              <table:table-cell office:value-type="float" office:value="0.01565">
                <text:p>0.01565</text:p>
              </table:table-cell>
              <table:table-cell office:value-type="float" office:value="0.016344">
                <text:p>0.01634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6553">
                <text:p>0.06553</text:p>
              </table:table-cell>
              <table:table-cell office:value-type="float" office:value="0.083117">
                <text:p>0.083117</text:p>
              </table:table-cell>
              <table:table-cell office:value-type="float" office:value="0.01509">
                <text:p>0.01509</text:p>
              </table:table-cell>
              <table:table-cell office:value-type="float" office:value="0.012938">
                <text:p>0.01293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6553">
                <text:p>0.06553</text:p>
              </table:table-cell>
              <table:table-cell office:value-type="float" office:value="0.082841">
                <text:p>0.082841</text:p>
              </table:table-cell>
              <table:table-cell office:value-type="float" office:value="0.015388">
                <text:p>0.015388</text:p>
              </table:table-cell>
              <table:table-cell office:value-type="float" office:value="0.012939">
                <text:p>0.01293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04848">
                <text:p>0.104848</text:p>
              </table:table-cell>
              <table:table-cell office:value-type="float" office:value="0.082566">
                <text:p>0.082566</text:p>
              </table:table-cell>
              <table:table-cell office:value-type="float" office:value="0.015215">
                <text:p>0.015215</text:p>
              </table:table-cell>
              <table:table-cell office:value-type="float" office:value="0.018131">
                <text:p>0.01813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6553">
                <text:p>0.06553</text:p>
              </table:table-cell>
              <table:table-cell office:value-type="float" office:value="0.082292">
                <text:p>0.082292</text:p>
              </table:table-cell>
              <table:table-cell office:value-type="float" office:value="0.014384">
                <text:p>0.014384</text:p>
              </table:table-cell>
              <table:table-cell office:value-type="float" office:value="0.013021">
                <text:p>0.01302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6553">
                <text:p>0.06553</text:p>
              </table:table-cell>
              <table:table-cell office:value-type="float" office:value="0.082018">
                <text:p>0.082018</text:p>
              </table:table-cell>
              <table:table-cell office:value-type="float" office:value="0.014781">
                <text:p>0.014781</text:p>
              </table:table-cell>
              <table:table-cell office:value-type="float" office:value="0.013024">
                <text:p>0.01302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91742">
                <text:p>0.091742</text:p>
              </table:table-cell>
              <table:table-cell office:value-type="float" office:value="0.081746">
                <text:p>0.081746</text:p>
              </table:table-cell>
              <table:table-cell office:value-type="float" office:value="0.014723">
                <text:p>0.014723</text:p>
              </table:table-cell>
              <table:table-cell office:value-type="float" office:value="0.016487">
                <text:p>0.01648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52424">
                <text:p>0.052424</text:p>
              </table:table-cell>
              <table:table-cell office:value-type="float" office:value="0.081474">
                <text:p>0.081474</text:p>
              </table:table-cell>
              <table:table-cell office:value-type="float" office:value="0.014436">
                <text:p>0.014436</text:p>
              </table:table-cell>
              <table:table-cell office:value-type="float" office:value="0.011353">
                <text:p>0.01135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91742">
                <text:p>0.091742</text:p>
              </table:table-cell>
              <table:table-cell office:value-type="float" office:value="0.081204">
                <text:p>0.081204</text:p>
              </table:table-cell>
              <table:table-cell office:value-type="float" office:value="0.014712">
                <text:p>0.014712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78636">
                <text:p>0.078636</text:p>
              </table:table-cell>
              <table:table-cell office:value-type="float" office:value="0.080934">
                <text:p>0.080934</text:p>
              </table:table-cell>
              <table:table-cell office:value-type="float" office:value="0.01454">
                <text:p>0.01454</text:p>
              </table:table-cell>
              <table:table-cell office:value-type="float" office:value="0.014847">
                <text:p>0.01484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78636">
                <text:p>0.078636</text:p>
              </table:table-cell>
              <table:table-cell office:value-type="float" office:value="0.080665">
                <text:p>0.080665</text:p>
              </table:table-cell>
              <table:table-cell office:value-type="float" office:value="0.015271">
                <text:p>0.015271</text:p>
              </table:table-cell>
              <table:table-cell office:value-type="float" office:value="0.014878">
                <text:p>0.01487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91742">
                <text:p>0.091742</text:p>
              </table:table-cell>
              <table:table-cell office:value-type="float" office:value="0.080397">
                <text:p>0.080397</text:p>
              </table:table-cell>
              <table:table-cell office:value-type="float" office:value="0.01585">
                <text:p>0.01585</text:p>
              </table:table-cell>
              <table:table-cell office:value-type="float" office:value="0.016639">
                <text:p>0.01663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78636">
                <text:p>0.078636</text:p>
              </table:table-cell>
              <table:table-cell office:value-type="float" office:value="0.08013">
                <text:p>0.08013</text:p>
              </table:table-cell>
              <table:table-cell office:value-type="float" office:value="0.015621">
                <text:p>0.015621</text:p>
              </table:table-cell>
              <table:table-cell office:value-type="float" office:value="0.014967">
                <text:p>0.0149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6553">
                <text:p>0.06553</text:p>
              </table:table-cell>
              <table:table-cell office:value-type="float" office:value="0.079864">
                <text:p>0.079864</text:p>
              </table:table-cell>
              <table:table-cell office:value-type="float" office:value="0.016357">
                <text:p>0.016357</text:p>
              </table:table-cell>
              <table:table-cell office:value-type="float" office:value="0.013269">
                <text:p>0.01326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91742">
                <text:p>0.091742</text:p>
              </table:table-cell>
              <table:table-cell office:value-type="float" office:value="0.079598">
                <text:p>0.079598</text:p>
              </table:table-cell>
              <table:table-cell office:value-type="float" office:value="0.016775">
                <text:p>0.016775</text:p>
              </table:table-cell>
              <table:table-cell office:value-type="float" office:value="0.016736">
                <text:p>0.01673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78636">
                <text:p>0.078636</text:p>
              </table:table-cell>
              <table:table-cell office:value-type="float" office:value="0.079334">
                <text:p>0.079334</text:p>
              </table:table-cell>
              <table:table-cell office:value-type="float" office:value="0.016887">
                <text:p>0.016887</text:p>
              </table:table-cell>
              <table:table-cell office:value-type="float" office:value="0.015065">
                <text:p>0.01506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78636">
                <text:p>0.078636</text:p>
              </table:table-cell>
              <table:table-cell office:value-type="float" office:value="0.07907">
                <text:p>0.07907</text:p>
              </table:table-cell>
              <table:table-cell office:value-type="float" office:value="0.017106">
                <text:p>0.017106</text:p>
              </table:table-cell>
              <table:table-cell office:value-type="float" office:value="0.015098">
                <text:p>0.01509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6553">
                <text:p>0.06553</text:p>
              </table:table-cell>
              <table:table-cell office:value-type="float" office:value="0.078808">
                <text:p>0.078808</text:p>
              </table:table-cell>
              <table:table-cell office:value-type="float" office:value="0.01735">
                <text:p>0.01735</text:p>
              </table:table-cell>
              <table:table-cell office:value-type="float" office:value="0.013402">
                <text:p>0.01340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78636">
                <text:p>0.078636</text:p>
              </table:table-cell>
              <table:table-cell office:value-type="float" office:value="0.078546">
                <text:p>0.078546</text:p>
              </table:table-cell>
              <table:table-cell office:value-type="float" office:value="0.017439">
                <text:p>0.017439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78636">
                <text:p>0.078636</text:p>
              </table:table-cell>
              <table:table-cell office:value-type="float" office:value="0.078285">
                <text:p>0.078285</text:p>
              </table:table-cell>
              <table:table-cell office:value-type="float" office:value="0.01705">
                <text:p>0.01705</text:p>
              </table:table-cell>
              <table:table-cell office:value-type="float" office:value="0.015175">
                <text:p>0.01517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52424">
                <text:p>0.052424</text:p>
              </table:table-cell>
              <table:table-cell office:value-type="float" office:value="0.078025">
                <text:p>0.078025</text:p>
              </table:table-cell>
              <table:table-cell office:value-type="float" office:value="0.017208">
                <text:p>0.017208</text:p>
              </table:table-cell>
              <table:table-cell office:value-type="float" office:value="0.01175">
                <text:p>0.0117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78636">
                <text:p>0.078636</text:p>
              </table:table-cell>
              <table:table-cell office:value-type="float" office:value="0.077766">
                <text:p>0.077766</text:p>
              </table:table-cell>
              <table:table-cell office:value-type="float" office:value="0.017835">
                <text:p>0.017835</text:p>
              </table:table-cell>
              <table:table-cell office:value-type="float" office:value="0.015193">
                <text:p>0.01519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91742">
                <text:p>0.091742</text:p>
              </table:table-cell>
              <table:table-cell office:value-type="float" office:value="0.077507">
                <text:p>0.077507</text:p>
              </table:table-cell>
              <table:table-cell office:value-type="float" office:value="0.017714">
                <text:p>0.017714</text:p>
              </table:table-cell>
              <table:table-cell office:value-type="float" office:value="0.016959">
                <text:p>0.01695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39318">
                <text:p>0.039318</text:p>
              </table:table-cell>
              <table:table-cell office:value-type="float" office:value="0.07725">
                <text:p>0.07725</text:p>
              </table:table-cell>
              <table:table-cell office:value-type="float" office:value="0.017372">
                <text:p>0.017372</text:p>
              </table:table-cell>
              <table:table-cell office:value-type="float" office:value="0.010101">
                <text:p>0.01010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78636">
                <text:p>0.078636</text:p>
              </table:table-cell>
              <table:table-cell office:value-type="float" office:value="0.076993">
                <text:p>0.076993</text:p>
              </table:table-cell>
              <table:table-cell office:value-type="float" office:value="0.018049">
                <text:p>0.018049</text:p>
              </table:table-cell>
              <table:table-cell office:value-type="float" office:value="0.015249">
                <text:p>0.0152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91742">
                <text:p>0.091742</text:p>
              </table:table-cell>
              <table:table-cell office:value-type="float" office:value="0.076737">
                <text:p>0.076737</text:p>
              </table:table-cell>
              <table:table-cell office:value-type="float" office:value="0.017796">
                <text:p>0.017796</text:p>
              </table:table-cell>
              <table:table-cell office:value-type="float" office:value="0.017016">
                <text:p>0.01701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39318">
                <text:p>0.039318</text:p>
              </table:table-cell>
              <table:table-cell office:value-type="float" office:value="0.076482">
                <text:p>0.076482</text:p>
              </table:table-cell>
              <table:table-cell office:value-type="float" office:value="0.016971">
                <text:p>0.016971</text:p>
              </table:table-cell>
              <table:table-cell office:value-type="float" office:value="0.01016">
                <text:p>0.010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6553">
                <text:p>0.06553</text:p>
              </table:table-cell>
              <table:table-cell office:value-type="float" office:value="0.076228">
                <text:p>0.076228</text:p>
              </table:table-cell>
              <table:table-cell office:value-type="float" office:value="0.017414">
                <text:p>0.017414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04848">
                <text:p>0.104848</text:p>
              </table:table-cell>
              <table:table-cell office:value-type="float" office:value="0.075975">
                <text:p>0.075975</text:p>
              </table:table-cell>
              <table:table-cell office:value-type="float" office:value="0.017121">
                <text:p>0.017121</text:p>
              </table:table-cell>
              <table:table-cell office:value-type="float" office:value="0.018781">
                <text:p>0.0187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52424">
                <text:p>0.052424</text:p>
              </table:table-cell>
              <table:table-cell office:value-type="float" office:value="0.075723">
                <text:p>0.075723</text:p>
              </table:table-cell>
              <table:table-cell office:value-type="float" office:value="0.016501">
                <text:p>0.016501</text:p>
              </table:table-cell>
              <table:table-cell office:value-type="float" office:value="0.011952">
                <text:p>0.01195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52424">
                <text:p>0.052424</text:p>
              </table:table-cell>
              <table:table-cell office:value-type="float" office:value="0.075471">
                <text:p>0.075471</text:p>
              </table:table-cell>
              <table:table-cell office:value-type="float" office:value="0.017067">
                <text:p>0.017067</text:p>
              </table:table-cell>
              <table:table-cell office:value-type="float" office:value="0.011939">
                <text:p>0.01193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78636">
                <text:p>0.078636</text:p>
              </table:table-cell>
              <table:table-cell office:value-type="float" office:value="0.07522">
                <text:p>0.07522</text:p>
              </table:table-cell>
              <table:table-cell office:value-type="float" office:value="0.017292">
                <text:p>0.017292</text:p>
              </table:table-cell>
              <table:table-cell office:value-type="float" office:value="0.015386">
                <text:p>0.01538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78636">
                <text:p>0.078636</text:p>
              </table:table-cell>
              <table:table-cell office:value-type="float" office:value="0.07497">
                <text:p>0.07497</text:p>
              </table:table-cell>
              <table:table-cell office:value-type="float" office:value="0.016822">
                <text:p>0.016822</text:p>
              </table:table-cell>
              <table:table-cell office:value-type="float" office:value="0.015426">
                <text:p>0.01542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52424">
                <text:p>0.052424</text:p>
              </table:table-cell>
              <table:table-cell office:value-type="float" office:value="0.074721">
                <text:p>0.074721</text:p>
              </table:table-cell>
              <table:table-cell office:value-type="float" office:value="0.017076">
                <text:p>0.017076</text:p>
              </table:table-cell>
              <table:table-cell office:value-type="float" office:value="0.012006">
                <text:p>0.01200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6553">
                <text:p>0.06553</text:p>
              </table:table-cell>
              <table:table-cell office:value-type="float" office:value="0.074473">
                <text:p>0.074473</text:p>
              </table:table-cell>
              <table:table-cell office:value-type="float" office:value="0.017378">
                <text:p>0.017378</text:p>
              </table:table-cell>
              <table:table-cell office:value-type="float" office:value="0.013724">
                <text:p>0.01372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52424">
                <text:p>0.052424</text:p>
              </table:table-cell>
              <table:table-cell office:value-type="float" office:value="0.074226">
                <text:p>0.074226</text:p>
              </table:table-cell>
              <table:table-cell office:value-type="float" office:value="0.016852">
                <text:p>0.016852</text:p>
              </table:table-cell>
              <table:table-cell office:value-type="float" office:value="0.012009">
                <text:p>0.01200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6553">
                <text:p>0.06553</text:p>
              </table:table-cell>
              <table:table-cell office:value-type="float" office:value="0.073979">
                <text:p>0.073979</text:p>
              </table:table-cell>
              <table:table-cell office:value-type="float" office:value="0.017057">
                <text:p>0.017057</text:p>
              </table:table-cell>
              <table:table-cell office:value-type="float" office:value="0.013728">
                <text:p>0.01372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6553">
                <text:p>0.06553</text:p>
              </table:table-cell>
              <table:table-cell office:value-type="float" office:value="0.073733">
                <text:p>0.073733</text:p>
              </table:table-cell>
              <table:table-cell office:value-type="float" office:value="0.017292">
                <text:p>0.017292</text:p>
              </table:table-cell>
              <table:table-cell office:value-type="float" office:value="0.013743">
                <text:p>0.01374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78636">
                <text:p>0.078636</text:p>
              </table:table-cell>
              <table:table-cell office:value-type="float" office:value="0.073488">
                <text:p>0.073488</text:p>
              </table:table-cell>
              <table:table-cell office:value-type="float" office:value="0.017085">
                <text:p>0.017085</text:p>
              </table:table-cell>
              <table:table-cell office:value-type="float" office:value="0.015489">
                <text:p>0.01548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39318">
                <text:p>0.039318</text:p>
              </table:table-cell>
              <table:table-cell office:value-type="float" office:value="0.073244">
                <text:p>0.073244</text:p>
              </table:table-cell>
              <table:table-cell office:value-type="float" office:value="0.017605">
                <text:p>0.017605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52424">
                <text:p>0.052424</text:p>
              </table:table-cell>
              <table:table-cell office:value-type="float" office:value="0.073001">
                <text:p>0.073001</text:p>
              </table:table-cell>
              <table:table-cell office:value-type="float" office:value="0.017739">
                <text:p>0.017739</text:p>
              </table:table-cell>
              <table:table-cell office:value-type="float" office:value="0.012036">
                <text:p>0.01203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91742">
                <text:p>0.091742</text:p>
              </table:table-cell>
              <table:table-cell office:value-type="float" office:value="0.072758">
                <text:p>0.072758</text:p>
              </table:table-cell>
              <table:table-cell office:value-type="float" office:value="0.017857">
                <text:p>0.017857</text:p>
              </table:table-cell>
              <table:table-cell office:value-type="float" office:value="0.017217">
                <text:p>0.01721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52424">
                <text:p>0.052424</text:p>
              </table:table-cell>
              <table:table-cell office:value-type="float" office:value="0.072517">
                <text:p>0.072517</text:p>
              </table:table-cell>
              <table:table-cell office:value-type="float" office:value="0.017219">
                <text:p>0.017219</text:p>
              </table:table-cell>
              <table:table-cell office:value-type="float" office:value="0.012097">
                <text:p>0.01209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52424">
                <text:p>0.052424</text:p>
              </table:table-cell>
              <table:table-cell office:value-type="float" office:value="0.072276">
                <text:p>0.072276</text:p>
              </table:table-cell>
              <table:table-cell office:value-type="float" office:value="0.018026">
                <text:p>0.018026</text:p>
              </table:table-cell>
              <table:table-cell office:value-type="float" office:value="0.012088">
                <text:p>0.01208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6553">
                <text:p>0.06553</text:p>
              </table:table-cell>
              <table:table-cell office:value-type="float" office:value="0.072036">
                <text:p>0.072036</text:p>
              </table:table-cell>
              <table:table-cell office:value-type="float" office:value="0.018309">
                <text:p>0.018309</text:p>
              </table:table-cell>
              <table:table-cell office:value-type="float" office:value="0.01381">
                <text:p>0.0138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6553">
                <text:p>0.06553</text:p>
              </table:table-cell>
              <table:table-cell office:value-type="float" office:value="0.071796">
                <text:p>0.071796</text:p>
              </table:table-cell>
              <table:table-cell office:value-type="float" office:value="0.017975">
                <text:p>0.017975</text:p>
              </table:table-cell>
              <table:table-cell office:value-type="float" office:value="0.013829">
                <text:p>0.01382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52424">
                <text:p>0.052424</text:p>
              </table:table-cell>
              <table:table-cell office:value-type="float" office:value="0.071558">
                <text:p>0.071558</text:p>
              </table:table-cell>
              <table:table-cell office:value-type="float" office:value="0.016832">
                <text:p>0.016832</text:p>
              </table:table-cell>
              <table:table-cell office:value-type="float" office:value="0.012118">
                <text:p>0.0121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39318">
                <text:p>0.039318</text:p>
              </table:table-cell>
              <table:table-cell office:value-type="float" office:value="0.07132">
                <text:p>0.07132</text:p>
              </table:table-cell>
              <table:table-cell office:value-type="float" office:value="0.016721">
                <text:p>0.016721</text:p>
              </table:table-cell>
              <table:table-cell office:value-type="float" office:value="0.010381">
                <text:p>0.01038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78636">
                <text:p>0.078636</text:p>
              </table:table-cell>
              <table:table-cell office:value-type="float" office:value="0.071083">
                <text:p>0.071083</text:p>
              </table:table-cell>
              <table:table-cell office:value-type="float" office:value="0.016669">
                <text:p>0.016669</text:p>
              </table:table-cell>
              <table:table-cell office:value-type="float" office:value="0.015538">
                <text:p>0.01553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52424">
                <text:p>0.052424</text:p>
              </table:table-cell>
              <table:table-cell office:value-type="float" office:value="0.070847">
                <text:p>0.070847</text:p>
              </table:table-cell>
              <table:table-cell office:value-type="float" office:value="0.015562">
                <text:p>0.015562</text:p>
              </table:table-cell>
              <table:table-cell office:value-type="float" office:value="0.012124">
                <text:p>0.0121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39318">
                <text:p>0.039318</text:p>
              </table:table-cell>
              <table:table-cell office:value-type="float" office:value="0.070611">
                <text:p>0.070611</text:p>
              </table:table-cell>
              <table:table-cell office:value-type="float" office:value="0.015723">
                <text:p>0.015723</text:p>
              </table:table-cell>
              <table:table-cell office:value-type="float" office:value="0.010389">
                <text:p>0.01038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6553">
                <text:p>0.06553</text:p>
              </table:table-cell>
              <table:table-cell office:value-type="float" office:value="0.070377">
                <text:p>0.070377</text:p>
              </table:table-cell>
              <table:table-cell office:value-type="float" office:value="0.015612">
                <text:p>0.015612</text:p>
              </table:table-cell>
              <table:table-cell office:value-type="float" office:value="0.013817">
                <text:p>0.01381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78636">
                <text:p>0.078636</text:p>
              </table:table-cell>
              <table:table-cell office:value-type="float" office:value="0.070143">
                <text:p>0.070143</text:p>
              </table:table-cell>
              <table:table-cell office:value-type="float" office:value="0.014962">
                <text:p>0.014962</text:p>
              </table:table-cell>
              <table:table-cell office:value-type="float" office:value="0.015568">
                <text:p>0.01556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39318">
                <text:p>0.039318</text:p>
              </table:table-cell>
              <table:table-cell office:value-type="float" office:value="0.06991">
                <text:p>0.06991</text:p>
              </table:table-cell>
              <table:table-cell office:value-type="float" office:value="0.014076">
                <text:p>0.014076</text:p>
              </table:table-cell>
              <table:table-cell office:value-type="float" office:value="0.010426">
                <text:p>0.01042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26212">
                <text:p>0.026212</text:p>
              </table:table-cell>
              <table:table-cell office:value-type="float" office:value="0.069678">
                <text:p>0.069678</text:p>
              </table:table-cell>
              <table:table-cell office:value-type="float" office:value="0.014776">
                <text:p>0.014776</text:p>
              </table:table-cell>
              <table:table-cell office:value-type="float" office:value="0.008665">
                <text:p>0.00866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91742">
                <text:p>0.091742</text:p>
              </table:table-cell>
              <table:table-cell office:value-type="float" office:value="0.069446">
                <text:p>0.069446</text:p>
              </table:table-cell>
              <table:table-cell office:value-type="float" office:value="0.014806">
                <text:p>0.014806</text:p>
              </table:table-cell>
              <table:table-cell office:value-type="float" office:value="0.017259">
                <text:p>0.01725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0.288332">
                <text:p>-0.288332</text:p>
              </table:table-cell>
              <table:table-cell office:value-type="float" office:value="0.069216">
                <text:p>0.069216</text:p>
              </table:table-cell>
              <table:table-cell office:value-type="float" office:value="0.013922">
                <text:p>0.013922</text:p>
              </table:table-cell>
              <table:table-cell office:value-type="float" office:value="-0.032836">
                <text:p>-0.03283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104848">
                <text:p>0.104848</text:p>
              </table:table-cell>
              <table:table-cell office:value-type="float" office:value="0.068986">
                <text:p>0.068986</text:p>
              </table:table-cell>
              <table:table-cell office:value-type="float" office:value="0.014195">
                <text:p>0.014195</text:p>
              </table:table-cell>
              <table:table-cell office:value-type="float" office:value="0.018379">
                <text:p>0.01837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13106">
                <text:p>0.13106</text:p>
              </table:table-cell>
              <table:table-cell office:value-type="float" office:value="0.068756">
                <text:p>0.068756</text:p>
              </table:table-cell>
              <table:table-cell office:value-type="float" office:value="0.014898">
                <text:p>0.014898</text:p>
              </table:table-cell>
              <table:table-cell office:value-type="float" office:value="0.021941">
                <text:p>0.02194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91742">
                <text:p>0.091742</text:p>
              </table:table-cell>
              <table:table-cell office:value-type="float" office:value="0.068528">
                <text:p>0.068528</text:p>
              </table:table-cell>
              <table:table-cell office:value-type="float" office:value="0.018683">
                <text:p>0.018683</text:p>
              </table:table-cell>
              <table:table-cell office:value-type="float" office:value="0.016906">
                <text:p>0.01690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6553">
                <text:p>0.06553</text:p>
              </table:table-cell>
              <table:table-cell office:value-type="float" office:value="0.0683">
                <text:p>0.0683</text:p>
              </table:table-cell>
              <table:table-cell office:value-type="float" office:value="0.024401">
                <text:p>0.024401</text:p>
              </table:table-cell>
              <table:table-cell office:value-type="float" office:value="0.013523">
                <text:p>0.01352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6553">
                <text:p>0.06553</text:p>
              </table:table-cell>
              <table:table-cell office:value-type="float" office:value="0.068073">
                <text:p>0.068073</text:p>
              </table:table-cell>
              <table:table-cell office:value-type="float" office:value="0.02918">
                <text:p>0.02918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117954">
                <text:p>0.117954</text:p>
              </table:table-cell>
              <table:table-cell office:value-type="float" office:value="0.067847">
                <text:p>0.067847</text:p>
              </table:table-cell>
              <table:table-cell office:value-type="float" office:value="0.031534">
                <text:p>0.031534</text:p>
              </table:table-cell>
              <table:table-cell office:value-type="float" office:value="0.020492">
                <text:p>0.02049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39318">
                <text:p>0.039318</text:p>
              </table:table-cell>
              <table:table-cell office:value-type="float" office:value="0.067622">
                <text:p>0.067622</text:p>
              </table:table-cell>
              <table:table-cell office:value-type="float" office:value="0.030559">
                <text:p>0.030559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13106">
                <text:p>0.013106</text:p>
              </table:table-cell>
              <table:table-cell office:value-type="float" office:value="0.067397">
                <text:p>0.067397</text:p>
              </table:table-cell>
              <table:table-cell office:value-type="float" office:value="0.030079">
                <text:p>0.030079</text:p>
              </table:table-cell>
              <table:table-cell office:value-type="float" office:value="0.006755">
                <text:p>0.00675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26212">
                <text:p>0.026212</text:p>
              </table:table-cell>
              <table:table-cell office:value-type="float" office:value="0.067173">
                <text:p>0.067173</text:p>
              </table:table-cell>
              <table:table-cell office:value-type="float" office:value="0.029083">
                <text:p>0.029083</text:p>
              </table:table-cell>
              <table:table-cell office:value-type="float" office:value="0.008406">
                <text:p>0.00840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13106">
                <text:p>0.013106</text:p>
              </table:table-cell>
              <table:table-cell office:value-type="float" office:value="0.06695">
                <text:p>0.06695</text:p>
              </table:table-cell>
              <table:table-cell office:value-type="float" office:value="0.02651">
                <text:p>0.02651</text:p>
              </table:table-cell>
              <table:table-cell office:value-type="float" office:value="0.006623">
                <text:p>0.00662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.066728">
                <text:p>0.066728</text:p>
              </table:table-cell>
              <table:table-cell office:value-type="float" office:value="0.024004">
                <text:p>0.024004</text:p>
              </table:table-cell>
              <table:table-cell office:value-type="float" office:value="0.004815">
                <text:p>0.00481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  <table:table-cell office:value-type="float" office:value="0.066506">
                <text:p>0.066506</text:p>
              </table:table-cell>
              <table:table-cell office:value-type="float" office:value="0.021666">
                <text:p>0.021666</text:p>
              </table:table-cell>
              <table:table-cell office:value-type="float" office:value="0.004711">
                <text:p>0.0047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.066285">
                <text:p>0.066285</text:p>
              </table:table-cell>
              <table:table-cell office:value-type="float" office:value="0.019491">
                <text:p>0.019491</text:p>
              </table:table-cell>
              <table:table-cell office:value-type="float" office:value="0.004607">
                <text:p>0.00460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39318">
                <text:p>0.039318</text:p>
              </table:table-cell>
              <table:table-cell office:value-type="float" office:value="0.066065">
                <text:p>0.066065</text:p>
              </table:table-cell>
              <table:table-cell office:value-type="float" office:value="0.01674">
                <text:p>0.01674</text:p>
              </table:table-cell>
              <table:table-cell office:value-type="float" office:value="0.009693">
                <text:p>0.00969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39318">
                <text:p>0.039318</text:p>
              </table:table-cell>
              <table:table-cell office:value-type="float" office:value="0.065845">
                <text:p>0.065845</text:p>
              </table:table-cell>
              <table:table-cell office:value-type="float" office:value="0.013618">
                <text:p>0.013618</text:p>
              </table:table-cell>
              <table:table-cell office:value-type="float" office:value="0.009669">
                <text:p>0.0096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  <table:table-cell office:value-type="float" office:value="0.065627">
                <text:p>0.065627</text:p>
              </table:table-cell>
              <table:table-cell office:value-type="float" office:value="0.0118">
                <text:p>0.0118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13106">
                <text:p>0.013106</text:p>
              </table:table-cell>
              <table:table-cell office:value-type="float" office:value="0.065409">
                <text:p>0.065409</text:p>
              </table:table-cell>
              <table:table-cell office:value-type="float" office:value="0.010442">
                <text:p>0.010442</text:p>
              </table:table-cell>
              <table:table-cell office:value-type="float" office:value="0.006082">
                <text:p>0.00608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26212">
                <text:p>0.026212</text:p>
              </table:table-cell>
              <table:table-cell office:value-type="float" office:value="0.065191">
                <text:p>0.065191</text:p>
              </table:table-cell>
              <table:table-cell office:value-type="float" office:value="0.008658">
                <text:p>0.008658</text:p>
              </table:table-cell>
              <table:table-cell office:value-type="float" office:value="0.007736">
                <text:p>0.00773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13106">
                <text:p>0.013106</text:p>
              </table:table-cell>
              <table:table-cell office:value-type="float" office:value="0.064975">
                <text:p>0.064975</text:p>
              </table:table-cell>
              <table:table-cell office:value-type="float" office:value="0.006792">
                <text:p>0.006792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26212">
                <text:p>0.026212</text:p>
              </table:table-cell>
              <table:table-cell office:value-type="float" office:value="0.064759">
                <text:p>0.064759</text:p>
              </table:table-cell>
              <table:table-cell office:value-type="float" office:value="0.005483">
                <text:p>0.005483</text:p>
              </table:table-cell>
              <table:table-cell office:value-type="float" office:value="0.007612">
                <text:p>0.00761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39318">
                <text:p>0.039318</text:p>
              </table:table-cell>
              <table:table-cell office:value-type="float" office:value="0.064544">
                <text:p>0.064544</text:p>
              </table:table-cell>
              <table:table-cell office:value-type="float" office:value="0.003978">
                <text:p>0.003978</text:p>
              </table:table-cell>
              <table:table-cell office:value-type="float" office:value="0.009293">
                <text:p>0.00929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26212">
                <text:p>0.026212</text:p>
              </table:table-cell>
              <table:table-cell office:value-type="float" office:value="0.064329">
                <text:p>0.064329</text:p>
              </table:table-cell>
              <table:table-cell office:value-type="float" office:value="0.002219">
                <text:p>0.002219</text:p>
              </table:table-cell>
              <table:table-cell office:value-type="float" office:value="0.007541">
                <text:p>0.0075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26212">
                <text:p>0.026212</text:p>
              </table:table-cell>
              <table:table-cell office:value-type="float" office:value="0.064116">
                <text:p>0.064116</text:p>
              </table:table-cell>
              <table:table-cell office:value-type="float" office:value="0.001052">
                <text:p>0.001052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26212">
                <text:p>0.026212</text:p>
              </table:table-cell>
              <table:table-cell office:value-type="float" office:value="0.063903">
                <text:p>0.063903</text:p>
              </table:table-cell>
              <table:table-cell office:value-type="float" office:value="-0.000092">
                <text:p>-0.000092</text:p>
              </table:table-cell>
              <table:table-cell office:value-type="float" office:value="0.007445">
                <text:p>0.00744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39318">
                <text:p>0.039318</text:p>
              </table:table-cell>
              <table:table-cell office:value-type="float" office:value="0.06369">
                <text:p>0.06369</text:p>
              </table:table-cell>
              <table:table-cell office:value-type="float" office:value="-0.00184">
                <text:p>-0.00184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6553">
                <text:p>0.06553</text:p>
              </table:table-cell>
              <table:table-cell office:value-type="float" office:value="0.063479">
                <text:p>0.063479</text:p>
              </table:table-cell>
              <table:table-cell office:value-type="float" office:value="-0.00357">
                <text:p>-0.00357</text:p>
              </table:table-cell>
              <table:table-cell office:value-type="float" office:value="0.012567">
                <text:p>0.01256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52424">
                <text:p>0.052424</text:p>
              </table:table-cell>
              <table:table-cell office:value-type="float" office:value="0.063268">
                <text:p>0.063268</text:p>
              </table:table-cell>
              <table:table-cell office:value-type="float" office:value="-0.00447">
                <text:p>-0.00447</text:p>
              </table:table-cell>
              <table:table-cell office:value-type="float" office:value="0.010869">
                <text:p>0.01086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6553">
                <text:p>0.06553</text:p>
              </table:table-cell>
              <table:table-cell office:value-type="float" office:value="0.063058">
                <text:p>0.063058</text:p>
              </table:table-cell>
              <table:table-cell office:value-type="float" office:value="-0.005415">
                <text:p>-0.005415</text:p>
              </table:table-cell>
              <table:table-cell office:value-type="float" office:value="0.012605">
                <text:p>0.0126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6553">
                <text:p>0.06553</text:p>
              </table:table-cell>
              <table:table-cell office:value-type="float" office:value="0.062848">
                <text:p>0.062848</text:p>
              </table:table-cell>
              <table:table-cell office:value-type="float" office:value="-0.006966">
                <text:p>-0.006966</text:p>
              </table:table-cell>
              <table:table-cell office:value-type="float" office:value="0.012638">
                <text:p>0.0126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6553">
                <text:p>0.06553</text:p>
              </table:table-cell>
              <table:table-cell office:value-type="float" office:value="0.062639">
                <text:p>0.062639</text:p>
              </table:table-cell>
              <table:table-cell office:value-type="float" office:value="-0.007404">
                <text:p>-0.007404</text:p>
              </table:table-cell>
              <table:table-cell office:value-type="float" office:value="0.012671">
                <text:p>0.01267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6553">
                <text:p>0.06553</text:p>
              </table:table-cell>
              <table:table-cell office:value-type="float" office:value="0.062431">
                <text:p>0.062431</text:p>
              </table:table-cell>
              <table:table-cell office:value-type="float" office:value="-0.006114">
                <text:p>-0.006114</text:p>
              </table:table-cell>
              <table:table-cell office:value-type="float" office:value="0.012704">
                <text:p>0.01270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91742">
                <text:p>0.091742</text:p>
              </table:table-cell>
              <table:table-cell office:value-type="float" office:value="0.062224">
                <text:p>0.062224</text:p>
              </table:table-cell>
              <table:table-cell office:value-type="float" office:value="-0.004493">
                <text:p>-0.004493</text:p>
              </table:table-cell>
              <table:table-cell office:value-type="float" office:value="0.016197">
                <text:p>0.01619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117954">
                <text:p>0.117954</text:p>
              </table:table-cell>
              <table:table-cell office:value-type="float" office:value="0.062017">
                <text:p>0.062017</text:p>
              </table:table-cell>
              <table:table-cell office:value-type="float" office:value="-0.00253">
                <text:p>-0.00253</text:p>
              </table:table-cell>
              <table:table-cell office:value-type="float" office:value="0.019744">
                <text:p>0.0197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13106">
                <text:p>0.13106</text:p>
              </table:table-cell>
              <table:table-cell office:value-type="float" office:value="0.061811">
                <text:p>0.061811</text:p>
              </table:table-cell>
              <table:table-cell office:value-type="float" office:value="-0.001176">
                <text:p>-0.001176</text:p>
              </table:table-cell>
              <table:table-cell office:value-type="float" office:value="0.021613">
                <text:p>0.02161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104848">
                <text:p>0.104848</text:p>
              </table:table-cell>
              <table:table-cell office:value-type="float" office:value="0.061606">
                <text:p>0.061606</text:p>
              </table:table-cell>
              <table:table-cell office:value-type="float" office:value="0.000206">
                <text:p>0.000206</text:p>
              </table:table-cell>
              <table:table-cell office:value-type="float" office:value="0.018318">
                <text:p>0.01831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52424">
                <text:p>0.052424</text:p>
              </table:table-cell>
              <table:table-cell office:value-type="float" office:value="0.061401">
                <text:p>0.061401</text:p>
              </table:table-cell>
              <table:table-cell office:value-type="float" office:value="0.002543">
                <text:p>0.002543</text:p>
              </table:table-cell>
              <table:table-cell office:value-type="float" office:value="0.011512">
                <text:p>0.01151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78636">
                <text:p>0.078636</text:p>
              </table:table-cell>
              <table:table-cell office:value-type="float" office:value="0.061197">
                <text:p>0.061197</text:p>
              </table:table-cell>
              <table:table-cell office:value-type="float" office:value="0.003941">
                <text:p>0.003941</text:p>
              </table:table-cell>
              <table:table-cell office:value-type="float" office:value="0.014981">
                <text:p>0.01498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117954">
                <text:p>0.117954</text:p>
              </table:table-cell>
              <table:table-cell office:value-type="float" office:value="0.060994">
                <text:p>0.060994</text:p>
              </table:table-cell>
              <table:table-cell office:value-type="float" office:value="0.004119">
                <text:p>0.004119</text:p>
              </table:table-cell>
              <table:table-cell office:value-type="float" office:value="0.020232">
                <text:p>0.0202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78636">
                <text:p>0.078636</text:p>
              </table:table-cell>
              <table:table-cell office:value-type="float" office:value="0.060791">
                <text:p>0.060791</text:p>
              </table:table-cell>
              <table:table-cell office:value-type="float" office:value="0.003291">
                <text:p>0.003291</text:p>
              </table:table-cell>
              <table:table-cell office:value-type="float" office:value="0.015183">
                <text:p>0.01518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52424">
                <text:p>0.052424</text:p>
              </table:table-cell>
              <table:table-cell office:value-type="float" office:value="0.060589">
                <text:p>0.060589</text:p>
              </table:table-cell>
              <table:table-cell office:value-type="float" office:value="0.003904">
                <text:p>0.003904</text:p>
              </table:table-cell>
              <table:table-cell office:value-type="float" office:value="0.011786">
                <text:p>0.01178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388">
                <text:p>0.060388</text:p>
              </table:table-cell>
              <table:table-cell office:value-type="float" office:value="0.004839">
                <text:p>0.004839</text:p>
              </table:table-cell>
              <table:table-cell office:value-type="float" office:value="0.018716">
                <text:p>0.01871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91742">
                <text:p>0.091742</text:p>
              </table:table-cell>
              <table:table-cell office:value-type="float" office:value="0.060187">
                <text:p>0.060187</text:p>
              </table:table-cell>
              <table:table-cell office:value-type="float" office:value="0.006038">
                <text:p>0.006038</text:p>
              </table:table-cell>
              <table:table-cell office:value-type="float" office:value="0.017101">
                <text:p>0.01710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91742">
                <text:p>0.091742</text:p>
              </table:table-cell>
              <table:table-cell office:value-type="float" office:value="0.059987">
                <text:p>0.059987</text:p>
              </table:table-cell>
              <table:table-cell office:value-type="float" office:value="0.007923">
                <text:p>0.007923</text:p>
              </table:table-cell>
              <table:table-cell office:value-type="float" office:value="0.017191">
                <text:p>0.01719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104848">
                <text:p>0.104848</text:p>
              </table:table-cell>
              <table:table-cell office:value-type="float" office:value="0.059788">
                <text:p>0.059788</text:p>
              </table:table-cell>
              <table:table-cell office:value-type="float" office:value="0.009831">
                <text:p>0.009831</text:p>
              </table:table-cell>
              <table:table-cell office:value-type="float" office:value="0.01901">
                <text:p>0.0190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91742">
                <text:p>0.091742</text:p>
              </table:table-cell>
              <table:table-cell office:value-type="float" office:value="0.059589">
                <text:p>0.059589</text:p>
              </table:table-cell>
              <table:table-cell office:value-type="float" office:value="0.011822">
                <text:p>0.011822</text:p>
              </table:table-cell>
              <table:table-cell office:value-type="float" office:value="0.017397">
                <text:p>0.01739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104848">
                <text:p>0.104848</text:p>
              </table:table-cell>
              <table:table-cell office:value-type="float" office:value="0.059391">
                <text:p>0.059391</text:p>
              </table:table-cell>
              <table:table-cell office:value-type="float" office:value="0.013046">
                <text:p>0.013046</text:p>
              </table:table-cell>
              <table:table-cell office:value-type="float" office:value="0.019217">
                <text:p>0.01921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9194">
                <text:p>0.059194</text:p>
              </table:table-cell>
              <table:table-cell office:value-type="float" office:value="0.014317">
                <text:p>0.014317</text:p>
              </table:table-cell>
              <table:table-cell office:value-type="float" office:value="0.015874">
                <text:p>0.01587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997">
                <text:p>0.058997</text:p>
              </table:table-cell>
              <table:table-cell office:value-type="float" office:value="0.01565">
                <text:p>0.01565</text:p>
              </table:table-cell>
              <table:table-cell office:value-type="float" office:value="0.017669">
                <text:p>0.01766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801">
                <text:p>0.058801</text:p>
              </table:table-cell>
              <table:table-cell office:value-type="float" office:value="0.016394">
                <text:p>0.016394</text:p>
              </table:table-cell>
              <table:table-cell office:value-type="float" office:value="0.01776">
                <text:p>0.0177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6553">
                <text:p>0.06553</text:p>
              </table:table-cell>
              <table:table-cell office:value-type="float" office:value="0.058606">
                <text:p>0.058606</text:p>
              </table:table-cell>
              <table:table-cell office:value-type="float" office:value="0.016888">
                <text:p>0.016888</text:p>
              </table:table-cell>
              <table:table-cell office:value-type="float" office:value="0.014392">
                <text:p>0.01439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78636">
                <text:p>0.078636</text:p>
              </table:table-cell>
              <table:table-cell office:value-type="float" office:value="0.058411">
                <text:p>0.058411</text:p>
              </table:table-cell>
              <table:table-cell office:value-type="float" office:value="0.017519">
                <text:p>0.017519</text:p>
              </table:table-cell>
              <table:table-cell office:value-type="float" office:value="0.016162">
                <text:p>0.01616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78636">
                <text:p>0.078636</text:p>
              </table:table-cell>
              <table:table-cell office:value-type="float" office:value="0.058217">
                <text:p>0.058217</text:p>
              </table:table-cell>
              <table:table-cell office:value-type="float" office:value="0.017653">
                <text:p>0.017653</text:p>
              </table:table-cell>
              <table:table-cell office:value-type="float" office:value="0.016228">
                <text:p>0.01622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6553">
                <text:p>0.06553</text:p>
              </table:table-cell>
              <table:table-cell office:value-type="float" office:value="0.058024">
                <text:p>0.058024</text:p>
              </table:table-cell>
              <table:table-cell office:value-type="float" office:value="0.017355">
                <text:p>0.017355</text:p>
              </table:table-cell>
              <table:table-cell office:value-type="float" office:value="0.014564">
                <text:p>0.01456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6553">
                <text:p>0.06553</text:p>
              </table:table-cell>
              <table:table-cell office:value-type="float" office:value="0.057831">
                <text:p>0.057831</text:p>
              </table:table-cell>
              <table:table-cell office:value-type="float" office:value="0.017677">
                <text:p>0.017677</text:p>
              </table:table-cell>
              <table:table-cell office:value-type="float" office:value="0.014605">
                <text:p>0.01460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7639">
                <text:p>0.057639</text:p>
              </table:table-cell>
              <table:table-cell office:value-type="float" office:value="0.017551">
                <text:p>0.017551</text:p>
              </table:table-cell>
              <table:table-cell office:value-type="float" office:value="0.016375">
                <text:p>0.01637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78636">
                <text:p>0.078636</text:p>
              </table:table-cell>
              <table:table-cell office:value-type="float" office:value="0.057447">
                <text:p>0.057447</text:p>
              </table:table-cell>
              <table:table-cell office:value-type="float" office:value="0.017477">
                <text:p>0.017477</text:p>
              </table:table-cell>
              <table:table-cell office:value-type="float" office:value="0.016443">
                <text:p>0.0164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7257">
                <text:p>0.057257</text:p>
              </table:table-cell>
              <table:table-cell office:value-type="float" office:value="0.018235">
                <text:p>0.018235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91742">
                <text:p>0.091742</text:p>
              </table:table-cell>
              <table:table-cell office:value-type="float" office:value="0.057066">
                <text:p>0.057066</text:p>
              </table:table-cell>
              <table:table-cell office:value-type="float" office:value="0.018576">
                <text:p>0.018576</text:p>
              </table:table-cell>
              <table:table-cell office:value-type="float" office:value="0.018256">
                <text:p>0.01825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877">
                <text:p>0.056877</text:p>
              </table:table-cell>
              <table:table-cell office:value-type="float" office:value="0.018462">
                <text:p>0.018462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52424">
                <text:p>0.052424</text:p>
              </table:table-cell>
              <table:table-cell office:value-type="float" office:value="0.056688">
                <text:p>0.056688</text:p>
              </table:table-cell>
              <table:table-cell office:value-type="float" office:value="0.018205">
                <text:p>0.018205</text:p>
              </table:table-cell>
              <table:table-cell office:value-type="float" office:value="0.013228">
                <text:p>0.01322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5">
                <text:p>0.0565</text:p>
              </table:table-cell>
              <table:table-cell office:value-type="float" office:value="0.01774">
                <text:p>0.01774</text:p>
              </table:table-cell>
              <table:table-cell office:value-type="float" office:value="0.016705">
                <text:p>0.01670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52424">
                <text:p>0.052424</text:p>
              </table:table-cell>
              <table:table-cell office:value-type="float" office:value="0.056312">
                <text:p>0.056312</text:p>
              </table:table-cell>
              <table:table-cell office:value-type="float" office:value="0.017129">
                <text:p>0.017129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52424">
                <text:p>0.052424</text:p>
              </table:table-cell>
              <table:table-cell office:value-type="float" office:value="0.056125">
                <text:p>0.056125</text:p>
              </table:table-cell>
              <table:table-cell office:value-type="float" office:value="0.017239">
                <text:p>0.017239</text:p>
              </table:table-cell>
              <table:table-cell office:value-type="float" office:value="0.013331">
                <text:p>0.01333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91742">
                <text:p>0.091742</text:p>
              </table:table-cell>
              <table:table-cell office:value-type="float" office:value="0.055938">
                <text:p>0.055938</text:p>
              </table:table-cell>
              <table:table-cell office:value-type="float" office:value="0.016808">
                <text:p>0.016808</text:p>
              </table:table-cell>
              <table:table-cell office:value-type="float" office:value="0.018538">
                <text:p>0.01853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52424">
                <text:p>0.052424</text:p>
              </table:table-cell>
              <table:table-cell office:value-type="float" office:value="0.055752">
                <text:p>0.055752</text:p>
              </table:table-cell>
              <table:table-cell office:value-type="float" office:value="0.016214">
                <text:p>0.016214</text:p>
              </table:table-cell>
              <table:table-cell office:value-type="float" office:value="0.013444">
                <text:p>0.01344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52424">
                <text:p>0.052424</text:p>
              </table:table-cell>
              <table:table-cell office:value-type="float" office:value="0.055567">
                <text:p>0.055567</text:p>
              </table:table-cell>
              <table:table-cell office:value-type="float" office:value="0.016736">
                <text:p>0.016736</text:p>
              </table:table-cell>
              <table:table-cell office:value-type="float" office:value="0.013462">
                <text:p>0.01346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91742">
                <text:p>0.091742</text:p>
              </table:table-cell>
              <table:table-cell office:value-type="float" office:value="0.055383">
                <text:p>0.055383</text:p>
              </table:table-cell>
              <table:table-cell office:value-type="float" office:value="0.016729">
                <text:p>0.016729</text:p>
              </table:table-cell>
              <table:table-cell office:value-type="float" office:value="0.01867">
                <text:p>0.0186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78636">
                <text:p>0.078636</text:p>
              </table:table-cell>
              <table:table-cell office:value-type="float" office:value="0.055199">
                <text:p>0.055199</text:p>
              </table:table-cell>
              <table:table-cell office:value-type="float" office:value="0.016069">
                <text:p>0.016069</text:p>
              </table:table-cell>
              <table:table-cell office:value-type="float" office:value="0.017037">
                <text:p>0.01703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39318">
                <text:p>0.039318</text:p>
              </table:table-cell>
              <table:table-cell office:value-type="float" office:value="0.055015">
                <text:p>0.055015</text:p>
              </table:table-cell>
              <table:table-cell office:value-type="float" office:value="0.015479">
                <text:p>0.015479</text:p>
              </table:table-cell>
              <table:table-cell office:value-type="float" office:value="0.011918">
                <text:p>0.01191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6553">
                <text:p>0.06553</text:p>
              </table:table-cell>
              <table:table-cell office:value-type="float" office:value="0.054832">
                <text:p>0.054832</text:p>
              </table:table-cell>
              <table:table-cell office:value-type="float" office:value="0.015253">
                <text:p>0.015253</text:p>
              </table:table-cell>
              <table:table-cell office:value-type="float" office:value="0.015371">
                <text:p>0.01537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78636">
                <text:p>0.078636</text:p>
              </table:table-cell>
              <table:table-cell office:value-type="float" office:value="0.05465">
                <text:p>0.05465</text:p>
              </table:table-cell>
              <table:table-cell office:value-type="float" office:value="0.014604">
                <text:p>0.014604</text:p>
              </table:table-cell>
              <table:table-cell office:value-type="float" office:value="0.017146">
                <text:p>0.01714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52424">
                <text:p>0.052424</text:p>
              </table:table-cell>
              <table:table-cell office:value-type="float" office:value="0.054469">
                <text:p>0.054469</text:p>
              </table:table-cell>
              <table:table-cell office:value-type="float" office:value="0.01429">
                <text:p>0.01429</text:p>
              </table:table-cell>
              <table:table-cell office:value-type="float" office:value="0.013758">
                <text:p>0.01375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78636">
                <text:p>0.078636</text:p>
              </table:table-cell>
              <table:table-cell office:value-type="float" office:value="0.054288">
                <text:p>0.054288</text:p>
              </table:table-cell>
              <table:table-cell office:value-type="float" office:value="0.015092">
                <text:p>0.015092</text:p>
              </table:table-cell>
              <table:table-cell office:value-type="float" office:value="0.017238">
                <text:p>0.01723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91742">
                <text:p>0.091742</text:p>
              </table:table-cell>
              <table:table-cell office:value-type="float" office:value="0.054107">
                <text:p>0.054107</text:p>
              </table:table-cell>
              <table:table-cell office:value-type="float" office:value="0.015036">
                <text:p>0.015036</text:p>
              </table:table-cell>
              <table:table-cell office:value-type="float" office:value="0.01904">
                <text:p>0.0190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3928">
                <text:p>0.053928</text:p>
              </table:table-cell>
              <table:table-cell office:value-type="float" office:value="0.015534">
                <text:p>0.015534</text:p>
              </table:table-cell>
              <table:table-cell office:value-type="float" office:value="0.017409">
                <text:p>0.01740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6553">
                <text:p>0.06553</text:p>
              </table:table-cell>
              <table:table-cell office:value-type="float" office:value="0.053748">
                <text:p>0.053748</text:p>
              </table:table-cell>
              <table:table-cell office:value-type="float" office:value="0.016294">
                <text:p>0.016294</text:p>
              </table:table-cell>
              <table:table-cell office:value-type="float" office:value="0.015753">
                <text:p>0.01575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91742">
                <text:p>0.091742</text:p>
              </table:table-cell>
              <table:table-cell office:value-type="float" office:value="0.05357">
                <text:p>0.05357</text:p>
              </table:table-cell>
              <table:table-cell office:value-type="float" office:value="0.016413">
                <text:p>0.016413</text:p>
              </table:table-cell>
              <table:table-cell office:value-type="float" office:value="0.01926">
                <text:p>0.0192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78636">
                <text:p>0.078636</text:p>
              </table:table-cell>
              <table:table-cell office:value-type="float" office:value="0.053392">
                <text:p>0.053392</text:p>
              </table:table-cell>
              <table:table-cell office:value-type="float" office:value="0.015728">
                <text:p>0.015728</text:p>
              </table:table-cell>
              <table:table-cell office:value-type="float" office:value="0.017629">
                <text:p>0.0176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6553">
                <text:p>0.06553</text:p>
              </table:table-cell>
              <table:table-cell office:value-type="float" office:value="0.053215">
                <text:p>0.053215</text:p>
              </table:table-cell>
              <table:table-cell office:value-type="float" office:value="0.016057">
                <text:p>0.016057</text:p>
              </table:table-cell>
              <table:table-cell office:value-type="float" office:value="0.015973">
                <text:p>0.01597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6553">
                <text:p>0.06553</text:p>
              </table:table-cell>
              <table:table-cell office:value-type="float" office:value="0.053038">
                <text:p>0.053038</text:p>
              </table:table-cell>
              <table:table-cell office:value-type="float" office:value="0.016108">
                <text:p>0.016108</text:p>
              </table:table-cell>
              <table:table-cell office:value-type="float" office:value="0.016021">
                <text:p>0.01602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6553">
                <text:p>0.06553</text:p>
              </table:table-cell>
              <table:table-cell office:value-type="float" office:value="0.052862">
                <text:p>0.052862</text:p>
              </table:table-cell>
              <table:table-cell office:value-type="float" office:value="0.016016">
                <text:p>0.016016</text:p>
              </table:table-cell>
              <table:table-cell office:value-type="float" office:value="0.01607">
                <text:p>0.0160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686">
                <text:p>0.052686</text:p>
              </table:table-cell>
              <table:table-cell office:value-type="float" office:value="0.015235">
                <text:p>0.015235</text:p>
              </table:table-cell>
              <table:table-cell office:value-type="float" office:value="0.017848">
                <text:p>0.01784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6553">
                <text:p>0.06553</text:p>
              </table:table-cell>
              <table:table-cell office:value-type="float" office:value="0.052511">
                <text:p>0.052511</text:p>
              </table:table-cell>
              <table:table-cell office:value-type="float" office:value="0.01522">
                <text:p>0.01522</text:p>
              </table:table-cell>
              <table:table-cell office:value-type="float" office:value="0.016193">
                <text:p>0.01619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6553">
                <text:p>0.06553</text:p>
              </table:table-cell>
              <table:table-cell office:value-type="float" office:value="0.052336">
                <text:p>0.052336</text:p>
              </table:table-cell>
              <table:table-cell office:value-type="float" office:value="0.015921">
                <text:p>0.015921</text:p>
              </table:table-cell>
              <table:table-cell office:value-type="float" office:value="0.016242">
                <text:p>0.0162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163">
                <text:p>0.052163</text:p>
              </table:table-cell>
              <table:table-cell office:value-type="float" office:value="0.01597">
                <text:p>0.01597</text:p>
              </table:table-cell>
              <table:table-cell office:value-type="float" office:value="0.018022">
                <text:p>0.01802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91742">
                <text:p>0.091742</text:p>
              </table:table-cell>
              <table:table-cell office:value-type="float" office:value="0.051989">
                <text:p>0.051989</text:p>
              </table:table-cell>
              <table:table-cell office:value-type="float" office:value="0.016346">
                <text:p>0.016346</text:p>
              </table:table-cell>
              <table:table-cell office:value-type="float" office:value="0.019827">
                <text:p>0.01982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91742">
                <text:p>0.091742</text:p>
              </table:table-cell>
              <table:table-cell office:value-type="float" office:value="0.051817">
                <text:p>0.051817</text:p>
              </table:table-cell>
              <table:table-cell office:value-type="float" office:value="0.016252">
                <text:p>0.016252</text:p>
              </table:table-cell>
              <table:table-cell office:value-type="float" office:value="0.01993">
                <text:p>0.0199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6553">
                <text:p>0.06553</text:p>
              </table:table-cell>
              <table:table-cell office:value-type="float" office:value="0.051644">
                <text:p>0.051644</text:p>
              </table:table-cell>
              <table:table-cell office:value-type="float" office:value="0.016009">
                <text:p>0.016009</text:p>
              </table:table-cell>
              <table:table-cell office:value-type="float" office:value="0.016572">
                <text:p>0.01657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6553">
                <text:p>0.06553</text:p>
              </table:table-cell>
              <table:table-cell office:value-type="float" office:value="0.051473">
                <text:p>0.051473</text:p>
              </table:table-cell>
              <table:table-cell office:value-type="float" office:value="0.015712">
                <text:p>0.015712</text:p>
              </table:table-cell>
              <table:table-cell office:value-type="float" office:value="0.016623">
                <text:p>0.01662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51302">
                <text:p>0.051302</text:p>
              </table:table-cell>
              <table:table-cell office:value-type="float" office:value="0.015861">
                <text:p>0.015861</text:p>
              </table:table-cell>
              <table:table-cell office:value-type="float" office:value="0.020133">
                <text:p>0.02013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91742">
                <text:p>0.091742</text:p>
              </table:table-cell>
              <table:table-cell office:value-type="float" office:value="0.051131">
                <text:p>0.051131</text:p>
              </table:table-cell>
              <table:table-cell office:value-type="float" office:value="0.015309">
                <text:p>0.015309</text:p>
              </table:table-cell>
              <table:table-cell office:value-type="float" office:value="0.020237">
                <text:p>0.02023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6553">
                <text:p>0.06553</text:p>
              </table:table-cell>
              <table:table-cell office:value-type="float" office:value="0.050962">
                <text:p>0.050962</text:p>
              </table:table-cell>
              <table:table-cell office:value-type="float" office:value="0.015627">
                <text:p>0.015627</text:p>
              </table:table-cell>
              <table:table-cell office:value-type="float" office:value="0.01688">
                <text:p>0.0168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91742">
                <text:p>0.091742</text:p>
              </table:table-cell>
              <table:table-cell office:value-type="float" office:value="0.050792">
                <text:p>0.050792</text:p>
              </table:table-cell>
              <table:table-cell office:value-type="float" office:value="0.015756">
                <text:p>0.015756</text:p>
              </table:table-cell>
              <table:table-cell office:value-type="float" office:value="0.020392">
                <text:p>0.02039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78636">
                <text:p>0.078636</text:p>
              </table:table-cell>
              <table:table-cell office:value-type="float" office:value="0.050623">
                <text:p>0.050623</text:p>
              </table:table-cell>
              <table:table-cell office:value-type="float" office:value="0.015546">
                <text:p>0.015546</text:p>
              </table:table-cell>
              <table:table-cell office:value-type="float" office:value="0.018766">
                <text:p>0.01876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6553">
                <text:p>0.06553</text:p>
              </table:table-cell>
              <table:table-cell office:value-type="float" office:value="0.050455">
                <text:p>0.050455</text:p>
              </table:table-cell>
              <table:table-cell office:value-type="float" office:value="0.01529">
                <text:p>0.01529</text:p>
              </table:table-cell>
              <table:table-cell office:value-type="float" office:value="0.017114">
                <text:p>0.0171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78636">
                <text:p>0.078636</text:p>
              </table:table-cell>
              <table:table-cell office:value-type="float" office:value="0.050288">
                <text:p>0.050288</text:p>
              </table:table-cell>
              <table:table-cell office:value-type="float" office:value="0.015293">
                <text:p>0.015293</text:p>
              </table:table-cell>
              <table:table-cell office:value-type="float" office:value="0.018897">
                <text:p>0.01889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91742">
                <text:p>0.091742</text:p>
              </table:table-cell>
              <table:table-cell office:value-type="float" office:value="0.050121">
                <text:p>0.050121</text:p>
              </table:table-cell>
              <table:table-cell office:value-type="float" office:value="0.015673">
                <text:p>0.015673</text:p>
              </table:table-cell>
              <table:table-cell office:value-type="float" office:value="0.020705">
                <text:p>0.02070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91742">
                <text:p>0.091742</text:p>
              </table:table-cell>
              <table:table-cell office:value-type="float" office:value="0.049954">
                <text:p>0.049954</text:p>
              </table:table-cell>
              <table:table-cell office:value-type="float" office:value="0.016064">
                <text:p>0.016064</text:p>
              </table:table-cell>
              <table:table-cell office:value-type="float" office:value="0.02081">
                <text:p>0.0208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91742">
                <text:p>0.091742</text:p>
              </table:table-cell>
              <table:table-cell office:value-type="float" office:value="0.049788">
                <text:p>0.049788</text:p>
              </table:table-cell>
              <table:table-cell office:value-type="float" office:value="0.016679">
                <text:p>0.016679</text:p>
              </table:table-cell>
              <table:table-cell office:value-type="float" office:value="0.020916">
                <text:p>0.02091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78636">
                <text:p>0.078636</text:p>
              </table:table-cell>
              <table:table-cell office:value-type="float" office:value="0.049623">
                <text:p>0.049623</text:p>
              </table:table-cell>
              <table:table-cell office:value-type="float" office:value="0.017712">
                <text:p>0.017712</text:p>
              </table:table-cell>
              <table:table-cell office:value-type="float" office:value="0.019292">
                <text:p>0.01929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91742">
                <text:p>0.091742</text:p>
              </table:table-cell>
              <table:table-cell office:value-type="float" office:value="0.049458">
                <text:p>0.049458</text:p>
              </table:table-cell>
              <table:table-cell office:value-type="float" office:value="0.01826">
                <text:p>0.01826</text:p>
              </table:table-cell>
              <table:table-cell office:value-type="float" office:value="0.021101">
                <text:p>0.02110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78636">
                <text:p>0.078636</text:p>
              </table:table-cell>
              <table:table-cell office:value-type="float" office:value="0.049294">
                <text:p>0.049294</text:p>
              </table:table-cell>
              <table:table-cell office:value-type="float" office:value="0.018154">
                <text:p>0.018154</text:p>
              </table:table-cell>
              <table:table-cell office:value-type="float" office:value="0.019478">
                <text:p>0.01947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78636">
                <text:p>0.078636</text:p>
              </table:table-cell>
              <table:table-cell office:value-type="float" office:value="0.04913">
                <text:p>0.04913</text:p>
              </table:table-cell>
              <table:table-cell office:value-type="float" office:value="0.018326">
                <text:p>0.018326</text:p>
              </table:table-cell>
              <table:table-cell office:value-type="float" office:value="0.019558">
                <text:p>0.01955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04848">
                <text:p>0.104848</text:p>
              </table:table-cell>
              <table:table-cell office:value-type="float" office:value="0.048967">
                <text:p>0.048967</text:p>
              </table:table-cell>
              <table:table-cell office:value-type="float" office:value="0.018873">
                <text:p>0.018873</text:p>
              </table:table-cell>
              <table:table-cell office:value-type="float" office:value="0.023099">
                <text:p>0.02309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8804">
                <text:p>0.048804</text:p>
              </table:table-cell>
              <table:table-cell office:value-type="float" office:value="0.018995">
                <text:p>0.018995</text:p>
              </table:table-cell>
              <table:table-cell office:value-type="float" office:value="0.019772">
                <text:p>0.01977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78636">
                <text:p>0.078636</text:p>
              </table:table-cell>
              <table:table-cell office:value-type="float" office:value="0.048642">
                <text:p>0.048642</text:p>
              </table:table-cell>
              <table:table-cell office:value-type="float" office:value="0.019383">
                <text:p>0.019383</text:p>
              </table:table-cell>
              <table:table-cell office:value-type="float" office:value="0.019853">
                <text:p>0.01985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91742">
                <text:p>0.091742</text:p>
              </table:table-cell>
              <table:table-cell office:value-type="float" office:value="0.04848">
                <text:p>0.04848</text:p>
              </table:table-cell>
              <table:table-cell office:value-type="float" office:value="0.019514">
                <text:p>0.019514</text:p>
              </table:table-cell>
              <table:table-cell office:value-type="float" office:value="0.021664">
                <text:p>0.02166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78636">
                <text:p>0.078636</text:p>
              </table:table-cell>
              <table:table-cell office:value-type="float" office:value="0.048319">
                <text:p>0.048319</text:p>
              </table:table-cell>
              <table:table-cell office:value-type="float" office:value="0.019368">
                <text:p>0.019368</text:p>
              </table:table-cell>
              <table:table-cell office:value-type="float" office:value="0.020042">
                <text:p>0.0200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78636">
                <text:p>0.078636</text:p>
              </table:table-cell>
              <table:table-cell office:value-type="float" office:value="0.048159">
                <text:p>0.048159</text:p>
              </table:table-cell>
              <table:table-cell office:value-type="float" office:value="0.019917">
                <text:p>0.019917</text:p>
              </table:table-cell>
              <table:table-cell office:value-type="float" office:value="0.020124">
                <text:p>0.02012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91742">
                <text:p>0.091742</text:p>
              </table:table-cell>
              <table:table-cell office:value-type="float" office:value="0.047999">
                <text:p>0.047999</text:p>
              </table:table-cell>
              <table:table-cell office:value-type="float" office:value="0.020114">
                <text:p>0.020114</text:p>
              </table:table-cell>
              <table:table-cell office:value-type="float" office:value="0.021936">
                <text:p>0.02193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839">
                <text:p>0.047839</text:p>
              </table:table-cell>
              <table:table-cell office:value-type="float" office:value="0.019728">
                <text:p>0.019728</text:p>
              </table:table-cell>
              <table:table-cell office:value-type="float" office:value="0.020314">
                <text:p>0.0203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68">
                <text:p>0.04768</text:p>
              </table:table-cell>
              <table:table-cell office:value-type="float" office:value="0.020081">
                <text:p>0.020081</text:p>
              </table:table-cell>
              <table:table-cell office:value-type="float" office:value="0.020397">
                <text:p>0.02039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91742">
                <text:p>0.091742</text:p>
              </table:table-cell>
              <table:table-cell office:value-type="float" office:value="0.047522">
                <text:p>0.047522</text:p>
              </table:table-cell>
              <table:table-cell office:value-type="float" office:value="0.020301">
                <text:p>0.020301</text:p>
              </table:table-cell>
              <table:table-cell office:value-type="float" office:value="0.02221">
                <text:p>0.0222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364">
                <text:p>0.047364</text:p>
              </table:table-cell>
              <table:table-cell office:value-type="float" office:value="0.020069">
                <text:p>0.020069</text:p>
              </table:table-cell>
              <table:table-cell office:value-type="float" office:value="0.020589">
                <text:p>0.02058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207">
                <text:p>0.047207</text:p>
              </table:table-cell>
              <table:table-cell office:value-type="float" office:value="0.02016">
                <text:p>0.02016</text:p>
              </table:table-cell>
              <table:table-cell office:value-type="float" office:value="0.020672">
                <text:p>0.02067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705">
                <text:p>0.04705</text:p>
              </table:table-cell>
              <table:table-cell office:value-type="float" office:value="0.020388">
                <text:p>0.020388</text:p>
              </table:table-cell>
              <table:table-cell office:value-type="float" office:value="0.024216">
                <text:p>0.02421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78636">
                <text:p>0.078636</text:p>
              </table:table-cell>
              <table:table-cell office:value-type="float" office:value="0.046893">
                <text:p>0.046893</text:p>
              </table:table-cell>
              <table:table-cell office:value-type="float" office:value="0.020041">
                <text:p>0.020041</text:p>
              </table:table-cell>
              <table:table-cell office:value-type="float" office:value="0.020892">
                <text:p>0.02089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6553">
                <text:p>0.06553</text:p>
              </table:table-cell>
              <table:table-cell office:value-type="float" office:value="0.046738">
                <text:p>0.046738</text:p>
              </table:table-cell>
              <table:table-cell office:value-type="float" office:value="0.020294">
                <text:p>0.020294</text:p>
              </table:table-cell>
              <table:table-cell office:value-type="float" office:value="0.019246">
                <text:p>0.01924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104848">
                <text:p>0.104848</text:p>
              </table:table-cell>
              <table:table-cell office:value-type="float" office:value="0.046582">
                <text:p>0.046582</text:p>
              </table:table-cell>
              <table:table-cell office:value-type="float" office:value="0.020073">
                <text:p>0.020073</text:p>
              </table:table-cell>
              <table:table-cell office:value-type="float" office:value="0.024494">
                <text:p>0.02449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91742">
                <text:p>0.091742</text:p>
              </table:table-cell>
              <table:table-cell office:value-type="float" office:value="0.046428">
                <text:p>0.046428</text:p>
              </table:table-cell>
              <table:table-cell office:value-type="float" office:value="0.019686">
                <text:p>0.019686</text:p>
              </table:table-cell>
              <table:table-cell office:value-type="float" office:value="0.022901">
                <text:p>0.0229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78636">
                <text:p>0.078636</text:p>
              </table:table-cell>
              <table:table-cell office:value-type="float" office:value="0.046273">
                <text:p>0.046273</text:p>
              </table:table-cell>
              <table:table-cell office:value-type="float" office:value="0.020314">
                <text:p>0.020314</text:p>
              </table:table-cell>
              <table:table-cell office:value-type="float" office:value="0.021282">
                <text:p>0.02128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91742">
                <text:p>0.091742</text:p>
              </table:table-cell>
              <table:table-cell office:value-type="float" office:value="0.04612">
                <text:p>0.04612</text:p>
              </table:table-cell>
              <table:table-cell office:value-type="float" office:value="0.020798">
                <text:p>0.020798</text:p>
              </table:table-cell>
              <table:table-cell office:value-type="float" office:value="0.023097">
                <text:p>0.02309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91742">
                <text:p>0.091742</text:p>
              </table:table-cell>
              <table:table-cell office:value-type="float" office:value="0.045966">
                <text:p>0.045966</text:p>
              </table:table-cell>
              <table:table-cell office:value-type="float" office:value="0.021015">
                <text:p>0.021015</text:p>
              </table:table-cell>
              <table:table-cell office:value-type="float" office:value="0.023209">
                <text:p>0.02320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5814">
                <text:p>0.045814</text:p>
              </table:table-cell>
              <table:table-cell office:value-type="float" office:value="0.021282">
                <text:p>0.021282</text:p>
              </table:table-cell>
              <table:table-cell office:value-type="float" office:value="0.021591">
                <text:p>0.02159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5661">
                <text:p>0.045661</text:p>
              </table:table-cell>
              <table:table-cell office:value-type="float" office:value="0.021611">
                <text:p>0.021611</text:p>
              </table:table-cell>
              <table:table-cell office:value-type="float" office:value="0.021676">
                <text:p>0.02167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551">
                <text:p>0.04551</text:p>
              </table:table-cell>
              <table:table-cell office:value-type="float" office:value="0.022277">
                <text:p>0.022277</text:p>
              </table:table-cell>
              <table:table-cell office:value-type="float" office:value="0.025222">
                <text:p>0.02522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104848">
                <text:p>0.104848</text:p>
              </table:table-cell>
              <table:table-cell office:value-type="float" office:value="0.045359">
                <text:p>0.045359</text:p>
              </table:table-cell>
              <table:table-cell office:value-type="float" office:value="0.022687">
                <text:p>0.022687</text:p>
              </table:table-cell>
              <table:table-cell office:value-type="float" office:value="0.025361">
                <text:p>0.02536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6553">
                <text:p>0.06553</text:p>
              </table:table-cell>
              <table:table-cell office:value-type="float" office:value="0.045208">
                <text:p>0.045208</text:p>
              </table:table-cell>
              <table:table-cell office:value-type="float" office:value="0.023008">
                <text:p>0.023008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104848">
                <text:p>0.104848</text:p>
              </table:table-cell>
              <table:table-cell office:value-type="float" office:value="0.045058">
                <text:p>0.045058</text:p>
              </table:table-cell>
              <table:table-cell office:value-type="float" office:value="0.023782">
                <text:p>0.023782</text:p>
              </table:table-cell>
              <table:table-cell office:value-type="float" office:value="0.02556">
                <text:p>0.025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908">
                <text:p>0.044908</text:p>
              </table:table-cell>
              <table:table-cell office:value-type="float" office:value="0.023763">
                <text:p>0.023763</text:p>
              </table:table-cell>
              <table:table-cell office:value-type="float" office:value="0.02224">
                <text:p>0.0222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759">
                <text:p>0.044759</text:p>
              </table:table-cell>
              <table:table-cell office:value-type="float" office:value="0.023251">
                <text:p>0.023251</text:p>
              </table:table-cell>
              <table:table-cell office:value-type="float" office:value="0.024057">
                <text:p>0.02405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61">
                <text:p>0.04461</text:p>
              </table:table-cell>
              <table:table-cell office:value-type="float" office:value="0.022587">
                <text:p>0.022587</text:p>
              </table:table-cell>
              <table:table-cell office:value-type="float" office:value="0.02244">
                <text:p>0.0224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6553">
                <text:p>0.06553</text:p>
              </table:table-cell>
              <table:table-cell office:value-type="float" office:value="0.044462">
                <text:p>0.044462</text:p>
              </table:table-cell>
              <table:table-cell office:value-type="float" office:value="0.021571">
                <text:p>0.021571</text:p>
              </table:table-cell>
              <table:table-cell office:value-type="float" office:value="0.020798">
                <text:p>0.02079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314">
                <text:p>0.044314</text:p>
              </table:table-cell>
              <table:table-cell office:value-type="float" office:value="0.020877">
                <text:p>0.020877</text:p>
              </table:table-cell>
              <table:table-cell office:value-type="float" office:value="0.02432">
                <text:p>0.0243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167">
                <text:p>0.044167</text:p>
              </table:table-cell>
              <table:table-cell office:value-type="float" office:value="0.020212">
                <text:p>0.020212</text:p>
              </table:table-cell>
              <table:table-cell office:value-type="float" office:value="0.022704">
                <text:p>0.02270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02">
                <text:p>0.04402</text:p>
              </table:table-cell>
              <table:table-cell office:value-type="float" office:value="0.020338">
                <text:p>0.020338</text:p>
              </table:table-cell>
              <table:table-cell office:value-type="float" office:value="0.024522">
                <text:p>0.02452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91742">
                <text:p>0.091742</text:p>
              </table:table-cell>
              <table:table-cell office:value-type="float" office:value="0.043874">
                <text:p>0.043874</text:p>
              </table:table-cell>
              <table:table-cell office:value-type="float" office:value="0.020006">
                <text:p>0.020006</text:p>
              </table:table-cell>
              <table:table-cell office:value-type="float" office:value="0.024637">
                <text:p>0.02463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6553">
                <text:p>0.06553</text:p>
              </table:table-cell>
              <table:table-cell office:value-type="float" office:value="0.043728">
                <text:p>0.043728</text:p>
              </table:table-cell>
              <table:table-cell office:value-type="float" office:value="0.020337">
                <text:p>0.020337</text:p>
              </table:table-cell>
              <table:table-cell office:value-type="float" office:value="0.021292">
                <text:p>0.02129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117954">
                <text:p>0.117954</text:p>
              </table:table-cell>
              <table:table-cell office:value-type="float" office:value="0.043583">
                <text:p>0.043583</text:p>
              </table:table-cell>
              <table:table-cell office:value-type="float" office:value="0.02077">
                <text:p>0.02077</text:p>
              </table:table-cell>
              <table:table-cell office:value-type="float" office:value="0.028275">
                <text:p>0.02827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91742">
                <text:p>0.091742</text:p>
              </table:table-cell>
              <table:table-cell office:value-type="float" office:value="0.043438">
                <text:p>0.043438</text:p>
              </table:table-cell>
              <table:table-cell office:value-type="float" office:value="0.020944">
                <text:p>0.020944</text:p>
              </table:table-cell>
              <table:table-cell office:value-type="float" office:value="0.024982">
                <text:p>0.02498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104848">
                <text:p>0.104848</text:p>
              </table:table-cell>
              <table:table-cell office:value-type="float" office:value="0.043294">
                <text:p>0.043294</text:p>
              </table:table-cell>
              <table:table-cell office:value-type="float" office:value="0.022144">
                <text:p>0.022144</text:p>
              </table:table-cell>
              <table:table-cell office:value-type="float" office:value="0.026828">
                <text:p>0.02682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04848">
                <text:p>0.104848</text:p>
              </table:table-cell>
              <table:table-cell office:value-type="float" office:value="0.04315">
                <text:p>0.04315</text:p>
              </table:table-cell>
              <table:table-cell office:value-type="float" office:value="0.022743">
                <text:p>0.022743</text:p>
              </table:table-cell>
              <table:table-cell office:value-type="float" office:value="0.02697">
                <text:p>0.0269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91742">
                <text:p>0.091742</text:p>
              </table:table-cell>
              <table:table-cell office:value-type="float" office:value="0.043007">
                <text:p>0.043007</text:p>
              </table:table-cell>
              <table:table-cell office:value-type="float" office:value="0.023303">
                <text:p>0.023303</text:p>
              </table:table-cell>
              <table:table-cell office:value-type="float" office:value="0.025383">
                <text:p>0.02538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104848">
                <text:p>0.104848</text:p>
              </table:table-cell>
              <table:table-cell office:value-type="float" office:value="0.042864">
                <text:p>0.042864</text:p>
              </table:table-cell>
              <table:table-cell office:value-type="float" office:value="0.023605">
                <text:p>0.023605</text:p>
              </table:table-cell>
              <table:table-cell office:value-type="float" office:value="0.027229">
                <text:p>0.02722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104848">
                <text:p>0.104848</text:p>
              </table:table-cell>
              <table:table-cell office:value-type="float" office:value="0.042721">
                <text:p>0.042721</text:p>
              </table:table-cell>
              <table:table-cell office:value-type="float" office:value="0.023743">
                <text:p>0.023743</text:p>
              </table:table-cell>
              <table:table-cell office:value-type="float" office:value="0.027372">
                <text:p>0.02737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78636">
                <text:p>0.078636</text:p>
              </table:table-cell>
              <table:table-cell office:value-type="float" office:value="0.042579">
                <text:p>0.042579</text:p>
              </table:table-cell>
              <table:table-cell office:value-type="float" office:value="0.023601">
                <text:p>0.023601</text:p>
              </table:table-cell>
              <table:table-cell office:value-type="float" office:value="0.024055">
                <text:p>0.02405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91742">
                <text:p>0.091742</text:p>
              </table:table-cell>
              <table:table-cell office:value-type="float" office:value="0.042438">
                <text:p>0.042438</text:p>
              </table:table-cell>
              <table:table-cell office:value-type="float" office:value="0.023833">
                <text:p>0.023833</text:p>
              </table:table-cell>
              <table:table-cell office:value-type="float" office:value="0.025875">
                <text:p>0.02587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91742">
                <text:p>0.091742</text:p>
              </table:table-cell>
              <table:table-cell office:value-type="float" office:value="0.042297">
                <text:p>0.042297</text:p>
              </table:table-cell>
              <table:table-cell office:value-type="float" office:value="0.023354">
                <text:p>0.023354</text:p>
              </table:table-cell>
              <table:table-cell office:value-type="float" office:value="0.025993">
                <text:p>0.02599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91742">
                <text:p>0.091742</text:p>
              </table:table-cell>
              <table:table-cell office:value-type="float" office:value="0.042156">
                <text:p>0.042156</text:p>
              </table:table-cell>
              <table:table-cell office:value-type="float" office:value="0.023256">
                <text:p>0.023256</text:p>
              </table:table-cell>
              <table:table-cell office:value-type="float" office:value="0.02611">
                <text:p>0.0261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104848">
                <text:p>0.104848</text:p>
              </table:table-cell>
              <table:table-cell office:value-type="float" office:value="0.042016">
                <text:p>0.042016</text:p>
              </table:table-cell>
              <table:table-cell office:value-type="float" office:value="0.023708">
                <text:p>0.023708</text:p>
              </table:table-cell>
              <table:table-cell office:value-type="float" office:value="0.027958">
                <text:p>0.02795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91742">
                <text:p>0.091742</text:p>
              </table:table-cell>
              <table:table-cell office:value-type="float" office:value="0.041877">
                <text:p>0.041877</text:p>
              </table:table-cell>
              <table:table-cell office:value-type="float" office:value="0.023731">
                <text:p>0.023731</text:p>
              </table:table-cell>
              <table:table-cell office:value-type="float" office:value="0.026372">
                <text:p>0.02637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738">
                <text:p>0.041738</text:p>
              </table:table-cell>
              <table:table-cell office:value-type="float" office:value="0.024244">
                <text:p>0.024244</text:p>
              </table:table-cell>
              <table:table-cell office:value-type="float" office:value="0.02822">
                <text:p>0.0282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599">
                <text:p>0.041599</text:p>
              </table:table-cell>
              <table:table-cell office:value-type="float" office:value="0.02434">
                <text:p>0.02434</text:p>
              </table:table-cell>
              <table:table-cell office:value-type="float" office:value="0.028364">
                <text:p>0.02836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461">
                <text:p>0.041461</text:p>
              </table:table-cell>
              <table:table-cell office:value-type="float" office:value="0.024708">
                <text:p>0.024708</text:p>
              </table:table-cell>
              <table:table-cell office:value-type="float" office:value="0.028509">
                <text:p>0.02850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91742">
                <text:p>0.091742</text:p>
              </table:table-cell>
              <table:table-cell office:value-type="float" office:value="0.041323">
                <text:p>0.041323</text:p>
              </table:table-cell>
              <table:table-cell office:value-type="float" office:value="0.025075">
                <text:p>0.025075</text:p>
              </table:table-cell>
              <table:table-cell office:value-type="float" office:value="0.026924">
                <text:p>0.02692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186">
                <text:p>0.041186</text:p>
              </table:table-cell>
              <table:table-cell office:value-type="float" office:value="0.025149">
                <text:p>0.025149</text:p>
              </table:table-cell>
              <table:table-cell office:value-type="float" office:value="0.028773">
                <text:p>0.02877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91742">
                <text:p>0.091742</text:p>
              </table:table-cell>
              <table:table-cell office:value-type="float" office:value="0.041049">
                <text:p>0.041049</text:p>
              </table:table-cell>
              <table:table-cell office:value-type="float" office:value="0.024865">
                <text:p>0.024865</text:p>
              </table:table-cell>
              <table:table-cell office:value-type="float" office:value="0.027188">
                <text:p>0.02718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913">
                <text:p>0.040913</text:p>
              </table:table-cell>
              <table:table-cell office:value-type="float" office:value="0.024692">
                <text:p>0.024692</text:p>
              </table:table-cell>
              <table:table-cell office:value-type="float" office:value="0.029038">
                <text:p>0.02903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91742">
                <text:p>0.091742</text:p>
              </table:table-cell>
              <table:table-cell office:value-type="float" office:value="0.040777">
                <text:p>0.040777</text:p>
              </table:table-cell>
              <table:table-cell office:value-type="float" office:value="0.024657">
                <text:p>0.024657</text:p>
              </table:table-cell>
              <table:table-cell office:value-type="float" office:value="0.027454">
                <text:p>0.02745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641">
                <text:p>0.040641</text:p>
              </table:table-cell>
              <table:table-cell office:value-type="float" office:value="0.024411">
                <text:p>0.024411</text:p>
              </table:table-cell>
              <table:table-cell office:value-type="float" office:value="0.029303">
                <text:p>0.02930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506">
                <text:p>0.040506</text:p>
              </table:table-cell>
              <table:table-cell office:value-type="float" office:value="0.024298">
                <text:p>0.024298</text:p>
              </table:table-cell>
              <table:table-cell office:value-type="float" office:value="0.02945">
                <text:p>0.0294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91742">
                <text:p>0.091742</text:p>
              </table:table-cell>
              <table:table-cell office:value-type="float" office:value="0.040372">
                <text:p>0.040372</text:p>
              </table:table-cell>
              <table:table-cell office:value-type="float" office:value="0.024884">
                <text:p>0.024884</text:p>
              </table:table-cell>
              <table:table-cell office:value-type="float" office:value="0.027866">
                <text:p>0.0278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237">
                <text:p>0.040237</text:p>
              </table:table-cell>
              <table:table-cell office:value-type="float" office:value="0.024807">
                <text:p>0.024807</text:p>
              </table:table-cell>
              <table:table-cell office:value-type="float" office:value="0.029717">
                <text:p>0.02971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117954">
                <text:p>0.117954</text:p>
              </table:table-cell>
              <table:table-cell office:value-type="float" office:value="0.040104">
                <text:p>0.040104</text:p>
              </table:table-cell>
              <table:table-cell office:value-type="float" office:value="0.025416">
                <text:p>0.025416</text:p>
              </table:table-cell>
              <table:table-cell office:value-type="float" office:value="0.031593">
                <text:p>0.03159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91742">
                <text:p>0.091742</text:p>
              </table:table-cell>
              <table:table-cell office:value-type="float" office:value="0.039971">
                <text:p>0.039971</text:p>
              </table:table-cell>
              <table:table-cell office:value-type="float" office:value="0.02615">
                <text:p>0.02615</text:p>
              </table:table-cell>
              <table:table-cell office:value-type="float" office:value="0.028307">
                <text:p>0.02830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13106">
                <text:p>0.13106</text:p>
              </table:table-cell>
              <table:table-cell office:value-type="float" office:value="0.039838">
                <text:p>0.039838</text:p>
              </table:table-cell>
              <table:table-cell office:value-type="float" office:value="0.026787">
                <text:p>0.026787</text:p>
              </table:table-cell>
              <table:table-cell office:value-type="float" office:value="0.033618">
                <text:p>0.03361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91742">
                <text:p>0.091742</text:p>
              </table:table-cell>
              <table:table-cell office:value-type="float" office:value="0.039705">
                <text:p>0.039705</text:p>
              </table:table-cell>
              <table:table-cell office:value-type="float" office:value="0.027211">
                <text:p>0.027211</text:p>
              </table:table-cell>
              <table:table-cell office:value-type="float" office:value="0.028628">
                <text:p>0.02862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104848">
                <text:p>0.104848</text:p>
              </table:table-cell>
              <table:table-cell office:value-type="float" office:value="0.039574">
                <text:p>0.039574</text:p>
              </table:table-cell>
              <table:table-cell office:value-type="float" office:value="0.027998">
                <text:p>0.027998</text:p>
              </table:table-cell>
              <table:table-cell office:value-type="float" office:value="0.030479">
                <text:p>0.03047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104848">
                <text:p>0.104848</text:p>
              </table:table-cell>
              <table:table-cell office:value-type="float" office:value="0.039442">
                <text:p>0.039442</text:p>
              </table:table-cell>
              <table:table-cell office:value-type="float" office:value="0.028515">
                <text:p>0.028515</text:p>
              </table:table-cell>
              <table:table-cell office:value-type="float" office:value="0.030627">
                <text:p>0.0306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104848">
                <text:p>0.104848</text:p>
              </table:table-cell>
              <table:table-cell office:value-type="float" office:value="0.039311">
                <text:p>0.039311</text:p>
              </table:table-cell>
              <table:table-cell office:value-type="float" office:value="0.028601">
                <text:p>0.028601</text:p>
              </table:table-cell>
              <table:table-cell office:value-type="float" office:value="0.030775">
                <text:p>0.03077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91742">
                <text:p>0.091742</text:p>
              </table:table-cell>
              <table:table-cell office:value-type="float" office:value="0.03918">
                <text:p>0.03918</text:p>
              </table:table-cell>
              <table:table-cell office:value-type="float" office:value="0.028887">
                <text:p>0.028887</text:p>
              </table:table-cell>
              <table:table-cell office:value-type="float" office:value="0.029194">
                <text:p>0.02919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117954">
                <text:p>0.117954</text:p>
              </table:table-cell>
              <table:table-cell office:value-type="float" office:value="0.03905">
                <text:p>0.03905</text:p>
              </table:table-cell>
              <table:table-cell office:value-type="float" office:value="0.029743">
                <text:p>0.029743</text:p>
              </table:table-cell>
              <table:table-cell office:value-type="float" office:value="0.032776">
                <text:p>0.03277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104848">
                <text:p>0.104848</text:p>
              </table:table-cell>
              <table:table-cell office:value-type="float" office:value="0.038921">
                <text:p>0.038921</text:p>
              </table:table-cell>
              <table:table-cell office:value-type="float" office:value="0.030519">
                <text:p>0.030519</text:p>
              </table:table-cell>
              <table:table-cell office:value-type="float" office:value="0.031221">
                <text:p>0.03122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91742">
                <text:p>0.091742</text:p>
              </table:table-cell>
              <table:table-cell office:value-type="float" office:value="0.038791">
                <text:p>0.038791</text:p>
              </table:table-cell>
              <table:table-cell office:value-type="float" office:value="0.031467">
                <text:p>0.031467</text:p>
              </table:table-cell>
              <table:table-cell office:value-type="float" office:value="0.02964">
                <text:p>0.0296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104848">
                <text:p>0.104848</text:p>
              </table:table-cell>
              <table:table-cell office:value-type="float" office:value="0.038662">
                <text:p>0.038662</text:p>
              </table:table-cell>
              <table:table-cell office:value-type="float" office:value="0.032373">
                <text:p>0.032373</text:p>
              </table:table-cell>
              <table:table-cell office:value-type="float" office:value="0.031493">
                <text:p>0.03149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13106">
                <text:p>0.13106</text:p>
              </table:table-cell>
              <table:table-cell office:value-type="float" office:value="0.038534">
                <text:p>0.038534</text:p>
              </table:table-cell>
              <table:table-cell office:value-type="float" office:value="0.033421">
                <text:p>0.033421</text:p>
              </table:table-cell>
              <table:table-cell office:value-type="float" office:value="0.035102">
                <text:p>0.03510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78636">
                <text:p>0.078636</text:p>
              </table:table-cell>
              <table:table-cell office:value-type="float" office:value="0.038406">
                <text:p>0.038406</text:p>
              </table:table-cell>
              <table:table-cell office:value-type="float" office:value="0.033588">
                <text:p>0.033588</text:p>
              </table:table-cell>
              <table:table-cell office:value-type="float" office:value="0.028384">
                <text:p>0.02838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78636">
                <text:p>0.078636</text:p>
              </table:table-cell>
              <table:table-cell office:value-type="float" office:value="0.038278">
                <text:p>0.038278</text:p>
              </table:table-cell>
              <table:table-cell office:value-type="float" office:value="0.034534">
                <text:p>0.034534</text:p>
              </table:table-cell>
              <table:table-cell office:value-type="float" office:value="0.028481">
                <text:p>0.02848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104848">
                <text:p>0.104848</text:p>
              </table:table-cell>
              <table:table-cell office:value-type="float" office:value="0.038151">
                <text:p>0.038151</text:p>
              </table:table-cell>
              <table:table-cell office:value-type="float" office:value="0.035422">
                <text:p>0.035422</text:p>
              </table:table-cell>
              <table:table-cell office:value-type="float" office:value="0.032039">
                <text:p>0.0320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91742">
                <text:p>0.091742</text:p>
              </table:table-cell>
              <table:table-cell office:value-type="float" office:value="0.038024">
                <text:p>0.038024</text:p>
              </table:table-cell>
              <table:table-cell office:value-type="float" office:value="0.036021">
                <text:p>0.036021</text:p>
              </table:table-cell>
              <table:table-cell office:value-type="float" office:value="0.030459">
                <text:p>0.03045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898">
                <text:p>0.037898</text:p>
              </table:table-cell>
              <table:table-cell office:value-type="float" office:value="0.036226">
                <text:p>0.036226</text:p>
              </table:table-cell>
              <table:table-cell office:value-type="float" office:value="0.030583">
                <text:p>0.03058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104848">
                <text:p>0.104848</text:p>
              </table:table-cell>
              <table:table-cell office:value-type="float" office:value="0.037772">
                <text:p>0.037772</text:p>
              </table:table-cell>
              <table:table-cell office:value-type="float" office:value="0.036385">
                <text:p>0.036385</text:p>
              </table:table-cell>
              <table:table-cell office:value-type="float" office:value="0.032437">
                <text:p>0.03243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6553">
                <text:p>0.06553</text:p>
              </table:table-cell>
              <table:table-cell office:value-type="float" office:value="0.037647">
                <text:p>0.037647</text:p>
              </table:table-cell>
              <table:table-cell office:value-type="float" office:value="0.036304">
                <text:p>0.036304</text:p>
              </table:table-cell>
              <table:table-cell office:value-type="float" office:value="0.027398">
                <text:p>0.02739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522">
                <text:p>0.037522</text:p>
              </table:table-cell>
              <table:table-cell office:value-type="float" office:value="0.036755">
                <text:p>0.036755</text:p>
              </table:table-cell>
              <table:table-cell office:value-type="float" office:value="0.03093">
                <text:p>0.0309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397">
                <text:p>0.037397</text:p>
              </table:table-cell>
              <table:table-cell office:value-type="float" office:value="0.036901">
                <text:p>0.036901</text:p>
              </table:table-cell>
              <table:table-cell office:value-type="float" office:value="0.031055">
                <text:p>0.03105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78636">
                <text:p>0.078636</text:p>
              </table:table-cell>
              <table:table-cell office:value-type="float" office:value="0.037273">
                <text:p>0.037273</text:p>
              </table:table-cell>
              <table:table-cell office:value-type="float" office:value="0.036704">
                <text:p>0.036704</text:p>
              </table:table-cell>
              <table:table-cell office:value-type="float" office:value="0.02945">
                <text:p>0.0294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6553">
                <text:p>0.06553</text:p>
              </table:table-cell>
              <table:table-cell office:value-type="float" office:value="0.037149">
                <text:p>0.037149</text:p>
              </table:table-cell>
              <table:table-cell office:value-type="float" office:value="0.036665">
                <text:p>0.036665</text:p>
              </table:table-cell>
              <table:table-cell office:value-type="float" office:value="0.027819">
                <text:p>0.02781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025">
                <text:p>0.037025</text:p>
              </table:table-cell>
              <table:table-cell office:value-type="float" office:value="0.036726">
                <text:p>0.036726</text:p>
              </table:table-cell>
              <table:table-cell office:value-type="float" office:value="0.031352">
                <text:p>0.03135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6902">
                <text:p>0.036902</text:p>
              </table:table-cell>
              <table:table-cell office:value-type="float" office:value="0.036065">
                <text:p>0.036065</text:p>
              </table:table-cell>
              <table:table-cell office:value-type="float" office:value="0.029748">
                <text:p>0.02974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6553">
                <text:p>0.06553</text:p>
              </table:table-cell>
              <table:table-cell office:value-type="float" office:value="0.03678">
                <text:p>0.03678</text:p>
              </table:table-cell>
              <table:table-cell office:value-type="float" office:value="0.036222">
                <text:p>0.036222</text:p>
              </table:table-cell>
              <table:table-cell office:value-type="float" office:value="0.028118">
                <text:p>0.02811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91742">
                <text:p>0.091742</text:p>
              </table:table-cell>
              <table:table-cell office:value-type="float" office:value="0.036658">
                <text:p>0.036658</text:p>
              </table:table-cell>
              <table:table-cell office:value-type="float" office:value="0.036779">
                <text:p>0.036779</text:p>
              </table:table-cell>
              <table:table-cell office:value-type="float" office:value="0.031651">
                <text:p>0.03165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78636">
                <text:p>0.078636</text:p>
              </table:table-cell>
              <table:table-cell office:value-type="float" office:value="0.036536">
                <text:p>0.036536</text:p>
              </table:table-cell>
              <table:table-cell office:value-type="float" office:value="0.036174">
                <text:p>0.036174</text:p>
              </table:table-cell>
              <table:table-cell office:value-type="float" office:value="0.030048">
                <text:p>0.03004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52424">
                <text:p>0.052424</text:p>
              </table:table-cell>
              <table:table-cell office:value-type="float" office:value="0.036414">
                <text:p>0.036414</text:p>
              </table:table-cell>
              <table:table-cell office:value-type="float" office:value="0.036143">
                <text:p>0.036143</text:p>
              </table:table-cell>
              <table:table-cell office:value-type="float" office:value="0.026688">
                <text:p>0.02668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78636">
                <text:p>0.078636</text:p>
              </table:table-cell>
              <table:table-cell office:value-type="float" office:value="0.036293">
                <text:p>0.036293</text:p>
              </table:table-cell>
              <table:table-cell office:value-type="float" office:value="0.036686">
                <text:p>0.036686</text:p>
              </table:table-cell>
              <table:table-cell office:value-type="float" office:value="0.030196">
                <text:p>0.03019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91742">
                <text:p>0.091742</text:p>
              </table:table-cell>
              <table:table-cell office:value-type="float" office:value="0.036173">
                <text:p>0.036173</text:p>
              </table:table-cell>
              <table:table-cell office:value-type="float" office:value="0.036434">
                <text:p>0.036434</text:p>
              </table:table-cell>
              <table:table-cell office:value-type="float" office:value="0.032026">
                <text:p>0.03202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52424">
                <text:p>0.052424</text:p>
              </table:table-cell>
              <table:table-cell office:value-type="float" office:value="0.036053">
                <text:p>0.036053</text:p>
              </table:table-cell>
              <table:table-cell office:value-type="float" office:value="0.036259">
                <text:p>0.036259</text:p>
              </table:table-cell>
              <table:table-cell office:value-type="float" office:value="0.026963">
                <text:p>0.02696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6553">
                <text:p>0.06553</text:p>
              </table:table-cell>
              <table:table-cell office:value-type="float" office:value="0.035933">
                <text:p>0.035933</text:p>
              </table:table-cell>
              <table:table-cell office:value-type="float" office:value="0.037073">
                <text:p>0.037073</text:p>
              </table:table-cell>
              <table:table-cell office:value-type="float" office:value="0.028742">
                <text:p>0.02874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814">
                <text:p>0.035814</text:p>
              </table:table-cell>
              <table:table-cell office:value-type="float" office:value="0.037359">
                <text:p>0.037359</text:p>
              </table:table-cell>
              <table:table-cell office:value-type="float" office:value="0.030547">
                <text:p>0.03054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6553">
                <text:p>0.06553</text:p>
              </table:table-cell>
              <table:table-cell office:value-type="float" office:value="0.035695">
                <text:p>0.035695</text:p>
              </table:table-cell>
              <table:table-cell office:value-type="float" office:value="0.037543">
                <text:p>0.037543</text:p>
              </table:table-cell>
              <table:table-cell office:value-type="float" office:value="0.028918">
                <text:p>0.02891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576">
                <text:p>0.035576</text:p>
              </table:table-cell>
              <table:table-cell office:value-type="float" office:value="0.037946">
                <text:p>0.037946</text:p>
              </table:table-cell>
              <table:table-cell office:value-type="float" office:value="0.030724">
                <text:p>0.03072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6553">
                <text:p>0.06553</text:p>
              </table:table-cell>
              <table:table-cell office:value-type="float" office:value="0.035458">
                <text:p>0.035458</text:p>
              </table:table-cell>
              <table:table-cell office:value-type="float" office:value="0.037677">
                <text:p>0.037677</text:p>
              </table:table-cell>
              <table:table-cell office:value-type="float" office:value="0.029095">
                <text:p>0.02909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39318">
                <text:p>0.039318</text:p>
              </table:table-cell>
              <table:table-cell office:value-type="float" office:value="0.03534">
                <text:p>0.03534</text:p>
              </table:table-cell>
              <table:table-cell office:value-type="float" office:value="0.038116">
                <text:p>0.038116</text:p>
              </table:table-cell>
              <table:table-cell office:value-type="float" office:value="0.025711">
                <text:p>0.02571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52424">
                <text:p>0.052424</text:p>
              </table:table-cell>
              <table:table-cell office:value-type="float" office:value="0.035223">
                <text:p>0.035223</text:p>
              </table:table-cell>
              <table:table-cell office:value-type="float" office:value="0.038884">
                <text:p>0.038884</text:p>
              </table:table-cell>
              <table:table-cell office:value-type="float" office:value="0.027464">
                <text:p>0.02746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106">
                <text:p>0.035106</text:p>
              </table:table-cell>
              <table:table-cell office:value-type="float" office:value="0.038613">
                <text:p>0.038613</text:p>
              </table:table-cell>
              <table:table-cell office:value-type="float" office:value="0.030974">
                <text:p>0.03097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39318">
                <text:p>0.039318</text:p>
              </table:table-cell>
              <table:table-cell office:value-type="float" office:value="0.034989">
                <text:p>0.034989</text:p>
              </table:table-cell>
              <table:table-cell office:value-type="float" office:value="0.03871">
                <text:p>0.03871</text:p>
              </table:table-cell>
              <table:table-cell office:value-type="float" office:value="0.025887">
                <text:p>0.02588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39318">
                <text:p>0.039318</text:p>
              </table:table-cell>
              <table:table-cell office:value-type="float" office:value="0.034873">
                <text:p>0.034873</text:p>
              </table:table-cell>
              <table:table-cell office:value-type="float" office:value="0.040806">
                <text:p>0.040806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52424">
                <text:p>0.052424</text:p>
              </table:table-cell>
              <table:table-cell office:value-type="float" office:value="0.034757">
                <text:p>0.034757</text:p>
              </table:table-cell>
              <table:table-cell office:value-type="float" office:value="0.042521">
                <text:p>0.042521</text:p>
              </table:table-cell>
              <table:table-cell office:value-type="float" office:value="0.027665">
                <text:p>0.02766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39318">
                <text:p>0.039318</text:p>
              </table:table-cell>
              <table:table-cell office:value-type="float" office:value="0.034641">
                <text:p>0.034641</text:p>
              </table:table-cell>
              <table:table-cell office:value-type="float" office:value="0.043419">
                <text:p>0.043419</text:p>
              </table:table-cell>
              <table:table-cell office:value-type="float" office:value="0.025986">
                <text:p>0.02598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52424">
                <text:p>0.052424</text:p>
              </table:table-cell>
              <table:table-cell office:value-type="float" office:value="0.034526">
                <text:p>0.034526</text:p>
              </table:table-cell>
              <table:table-cell office:value-type="float" office:value="0.045047">
                <text:p>0.045047</text:p>
              </table:table-cell>
              <table:table-cell office:value-type="float" office:value="0.02774">
                <text:p>0.0277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6553">
                <text:p>0.06553</text:p>
              </table:table-cell>
              <table:table-cell office:value-type="float" office:value="0.034412">
                <text:p>0.034412</text:p>
              </table:table-cell>
              <table:table-cell office:value-type="float" office:value="0.046514">
                <text:p>0.046514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26212">
                <text:p>0.026212</text:p>
              </table:table-cell>
              <table:table-cell office:value-type="float" office:value="0.034297">
                <text:p>0.034297</text:p>
              </table:table-cell>
              <table:table-cell office:value-type="float" office:value="0.04698">
                <text:p>0.04698</text:p>
              </table:table-cell>
              <table:table-cell office:value-type="float" office:value="0.024408">
                <text:p>0.02440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.034183">
                <text:p>0.034183</text:p>
              </table:table-cell>
              <table:table-cell office:value-type="float" office:value="0.047463">
                <text:p>0.047463</text:p>
              </table:table-cell>
              <table:table-cell office:value-type="float" office:value="0.020947">
                <text:p>0.02094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26212">
                <text:p>0.026212</text:p>
              </table:table-cell>
              <table:table-cell office:value-type="float" office:value="0.03407">
                <text:p>0.03407</text:p>
              </table:table-cell>
              <table:table-cell office:value-type="float" office:value="0.048504">
                <text:p>0.048504</text:p>
              </table:table-cell>
              <table:table-cell office:value-type="float" office:value="0.024354">
                <text:p>0.02435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13106">
                <text:p>0.013106</text:p>
              </table:table-cell>
              <table:table-cell office:value-type="float" office:value="0.033957">
                <text:p>0.033957</text:p>
              </table:table-cell>
              <table:table-cell office:value-type="float" office:value="0.049066">
                <text:p>0.049066</text:p>
              </table:table-cell>
              <table:table-cell office:value-type="float" office:value="0.022623">
                <text:p>0.02262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13106">
                <text:p>0.013106</text:p>
              </table:table-cell>
              <table:table-cell office:value-type="float" office:value="0.033844">
                <text:p>0.033844</text:p>
              </table:table-cell>
              <table:table-cell office:value-type="float" office:value="0.049857">
                <text:p>0.049857</text:p>
              </table:table-cell>
              <table:table-cell office:value-type="float" office:value="0.022596">
                <text:p>0.02259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3731">
                <text:p>0.033731</text:p>
              </table:table-cell>
              <table:table-cell office:value-type="float" office:value="0.050618">
                <text:p>0.050618</text:p>
              </table:table-cell>
              <table:table-cell office:value-type="float" office:value="0.01911">
                <text:p>0.0191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.033619">
                <text:p>0.033619</text:p>
              </table:table-cell>
              <table:table-cell office:value-type="float" office:value="0.050631">
                <text:p>0.050631</text:p>
              </table:table-cell>
              <table:table-cell office:value-type="float" office:value="0.020761">
                <text:p>0.02076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39318">
                <text:p>0.039318</text:p>
              </table:table-cell>
              <table:table-cell office:value-type="float" office:value="0.033508">
                <text:p>0.033508</text:p>
              </table:table-cell>
              <table:table-cell office:value-type="float" office:value="0.050578">
                <text:p>0.050578</text:p>
              </table:table-cell>
              <table:table-cell office:value-type="float" office:value="0.025898">
                <text:p>0.02589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.033396">
                <text:p>0.033396</text:p>
              </table:table-cell>
              <table:table-cell office:value-type="float" office:value="0.050627">
                <text:p>0.050627</text:p>
              </table:table-cell>
              <table:table-cell office:value-type="float" office:value="0.020735">
                <text:p>0.02073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3285">
                <text:p>0.033285</text:p>
              </table:table-cell>
              <table:table-cell office:value-type="float" office:value="0.050931">
                <text:p>0.050931</text:p>
              </table:table-cell>
              <table:table-cell office:value-type="float" office:value="0.017222">
                <text:p>0.01722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.033175">
                <text:p>0.033175</text:p>
              </table:table-cell>
              <table:table-cell office:value-type="float" office:value="0.051451">
                <text:p>0.051451</text:p>
              </table:table-cell>
              <table:table-cell office:value-type="float" office:value="0.020578">
                <text:p>0.02057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170378">
                <text:p>0.170378</text:p>
              </table:table-cell>
              <table:table-cell office:value-type="float" office:value="0.033065">
                <text:p>0.033065</text:p>
              </table:table-cell>
              <table:table-cell office:value-type="float" office:value="0.051663">
                <text:p>0.051663</text:p>
              </table:table-cell>
              <table:table-cell office:value-type="float" office:value="0.043016">
                <text:p>0.04301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2955">
                <text:p>0.032955</text:p>
              </table:table-cell>
              <table:table-cell office:value-type="float" office:value="0.0523">
                <text:p>0.052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2845">
                <text:p>0.032845</text:p>
              </table:table-cell>
              <table:table-cell office:value-type="float" office:value="0.053456">
                <text:p>0.053456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-0.06553">
                <text:p>-0.06553</text:p>
              </table:table-cell>
              <table:table-cell office:value-type="float" office:value="0.032736">
                <text:p>0.032736</text:p>
              </table:table-cell>
              <table:table-cell office:value-type="float" office:value="0.054297">
                <text:p>0.054297</text:p>
              </table:table-cell>
              <table:table-cell office:value-type="float" office:value="0.011774">
                <text:p>0.01177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2627">
                <text:p>0.032627</text:p>
              </table:table-cell>
              <table:table-cell office:value-type="float" office:value="0.054226">
                <text:p>0.054226</text:p>
              </table:table-cell>
              <table:table-cell office:value-type="float" office:value="0.016782">
                <text:p>0.01678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2519">
                <text:p>0.032519</text:p>
              </table:table-cell>
              <table:table-cell office:value-type="float" office:value="0.052114">
                <text:p>0.052114</text:p>
              </table:table-cell>
              <table:table-cell office:value-type="float" office:value="0.014949">
                <text:p>0.01494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2411">
                <text:p>0.032411</text:p>
              </table:table-cell>
              <table:table-cell office:value-type="float" office:value="0.049939">
                <text:p>0.049939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2303">
                <text:p>0.032303</text:p>
              </table:table-cell>
              <table:table-cell office:value-type="float" office:value="0.048581">
                <text:p>0.048581</text:p>
              </table:table-cell>
              <table:table-cell office:value-type="float" office:value="0.007744">
                <text:p>0.00774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-0.06553">
                <text:p>-0.06553</text:p>
              </table:table-cell>
              <table:table-cell office:value-type="float" office:value="0.032196">
                <text:p>0.032196</text:p>
              </table:table-cell>
              <table:table-cell office:value-type="float" office:value="0.047872">
                <text:p>0.047872</text:p>
              </table:table-cell>
              <table:table-cell office:value-type="float" office:value="0.01097">
                <text:p>0.0109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2089">
                <text:p>0.032089</text:p>
              </table:table-cell>
              <table:table-cell office:value-type="float" office:value="0.047822">
                <text:p>0.047822</text:p>
              </table:table-cell>
              <table:table-cell office:value-type="float" office:value="0.012519">
                <text:p>0.01251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982">
                <text:p>0.031982</text:p>
              </table:table-cell>
              <table:table-cell office:value-type="float" office:value="0.047426">
                <text:p>0.047426</text:p>
              </table:table-cell>
              <table:table-cell office:value-type="float" office:value="0.007174">
                <text:p>0.00717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876">
                <text:p>0.031876</text:p>
              </table:table-cell>
              <table:table-cell office:value-type="float" office:value="0.046351">
                <text:p>0.046351</text:p>
              </table:table-cell>
              <table:table-cell office:value-type="float" office:value="0.00867">
                <text:p>0.008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77">
                <text:p>0.03177</text:p>
              </table:table-cell>
              <table:table-cell office:value-type="float" office:value="0.043538">
                <text:p>0.043538</text:p>
              </table:table-cell>
              <table:table-cell office:value-type="float" office:value="0.008463">
                <text:p>0.00846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665">
                <text:p>0.031665</text:p>
              </table:table-cell>
              <table:table-cell office:value-type="float" office:value="0.039166">
                <text:p>0.039166</text:p>
              </table:table-cell>
              <table:table-cell office:value-type="float" office:value="0.006526">
                <text:p>0.00652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0.06553">
                <text:p>-0.06553</text:p>
              </table:table-cell>
              <table:table-cell office:value-type="float" office:value="0.031559">
                <text:p>0.031559</text:p>
              </table:table-cell>
              <table:table-cell office:value-type="float" office:value="0.032619">
                <text:p>0.032619</text:p>
              </table:table-cell>
              <table:table-cell office:value-type="float" office:value="0.009753">
                <text:p>0.00975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1455">
                <text:p>0.031455</text:p>
              </table:table-cell>
              <table:table-cell office:value-type="float" office:value="0.024586">
                <text:p>0.024586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35">
                <text:p>0.03135</text:p>
              </table:table-cell>
              <table:table-cell office:value-type="float" office:value="0.016871">
                <text:p>0.016871</text:p>
              </table:table-cell>
              <table:table-cell office:value-type="float" office:value="0.005854">
                <text:p>0.00585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246">
                <text:p>0.031246</text:p>
              </table:table-cell>
              <table:table-cell office:value-type="float" office:value="0.009476">
                <text:p>0.009476</text:p>
              </table:table-cell>
              <table:table-cell office:value-type="float" office:value="0.007352">
                <text:p>0.00735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142">
                <text:p>0.031142</text:p>
              </table:table-cell>
              <table:table-cell office:value-type="float" office:value="0.002321">
                <text:p>0.002321</text:p>
              </table:table-cell>
              <table:table-cell office:value-type="float" office:value="0.007146">
                <text:p>0.00714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1039">
                <text:p>0.031039</text:p>
              </table:table-cell>
              <table:table-cell office:value-type="float" office:value="-0.004422">
                <text:p>-0.004422</text:p>
              </table:table-cell>
              <table:table-cell office:value-type="float" office:value="0.01213">
                <text:p>0.0121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936">
                <text:p>0.030936</text:p>
              </table:table-cell>
              <table:table-cell office:value-type="float" office:value="-0.00985">
                <text:p>-0.00985</text:p>
              </table:table-cell>
              <table:table-cell office:value-type="float" office:value="0.015463">
                <text:p>0.01546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833">
                <text:p>0.030833</text:p>
              </table:table-cell>
              <table:table-cell office:value-type="float" office:value="-0.013704">
                <text:p>-0.013704</text:p>
              </table:table-cell>
              <table:table-cell office:value-type="float" office:value="0.015388">
                <text:p>0.01538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  <table:table-cell office:value-type="float" office:value="0.03073">
                <text:p>0.03073</text:p>
              </table:table-cell>
              <table:table-cell office:value-type="float" office:value="-0.015565">
                <text:p>-0.015565</text:p>
              </table:table-cell>
              <table:table-cell office:value-type="float" office:value="0.017044">
                <text:p>0.0170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39318">
                <text:p>0.039318</text:p>
              </table:table-cell>
              <table:table-cell office:value-type="float" office:value="0.030628">
                <text:p>0.030628</text:p>
              </table:table-cell>
              <table:table-cell office:value-type="float" office:value="-0.015444">
                <text:p>-0.015444</text:p>
              </table:table-cell>
              <table:table-cell office:value-type="float" office:value="0.022186">
                <text:p>0.02218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13106">
                <text:p>0.013106</text:p>
              </table:table-cell>
              <table:table-cell office:value-type="float" office:value="0.030526">
                <text:p>0.030526</text:p>
              </table:table-cell>
              <table:table-cell office:value-type="float" office:value="-0.013549">
                <text:p>-0.013549</text:p>
              </table:table-cell>
              <table:table-cell office:value-type="float" office:value="0.018757">
                <text:p>0.01875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.030425">
                <text:p>0.030425</text:p>
              </table:table-cell>
              <table:table-cell office:value-type="float" office:value="-0.010554">
                <text:p>-0.010554</text:p>
              </table:table-cell>
              <table:table-cell office:value-type="float" office:value="0.017005">
                <text:p>0.01700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0.030324">
                <text:p>0.030324</text:p>
              </table:table-cell>
              <table:table-cell office:value-type="float" office:value="-0.007126">
                <text:p>-0.007126</text:p>
              </table:table-cell>
              <table:table-cell office:value-type="float" office:value="0.016958">
                <text:p>0.01695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.030223">
                <text:p>0.030223</text:p>
              </table:table-cell>
              <table:table-cell office:value-type="float" office:value="-0.003807">
                <text:p>-0.003807</text:p>
              </table:table-cell>
              <table:table-cell office:value-type="float" office:value="0.01691">
                <text:p>0.0169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13106">
                <text:p>0.013106</text:p>
              </table:table-cell>
              <table:table-cell office:value-type="float" office:value="0.030123">
                <text:p>0.030123</text:p>
              </table:table-cell>
              <table:table-cell office:value-type="float" office:value="-0.000859">
                <text:p>-0.000859</text:p>
              </table:table-cell>
              <table:table-cell office:value-type="float" office:value="0.018593">
                <text:p>0.01859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.030023">
                <text:p>0.030023</text:p>
              </table:table-cell>
              <table:table-cell office:value-type="float" office:value="0.001413">
                <text:p>0.001413</text:p>
              </table:table-cell>
              <table:table-cell office:value-type="float" office:value="0.016842">
                <text:p>0.01684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923">
                <text:p>0.029923</text:p>
              </table:table-cell>
              <table:table-cell office:value-type="float" office:value="0.003074">
                <text:p>0.003074</text:p>
              </table:table-cell>
              <table:table-cell office:value-type="float" office:value="0.018525">
                <text:p>0.01852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39318">
                <text:p>0.039318</text:p>
              </table:table-cell>
              <table:table-cell office:value-type="float" office:value="0.029824">
                <text:p>0.029824</text:p>
              </table:table-cell>
              <table:table-cell office:value-type="float" office:value="0.004327">
                <text:p>0.004327</text:p>
              </table:table-cell>
              <table:table-cell office:value-type="float" office:value="0.021965">
                <text:p>0.0219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26212">
                <text:p>0.026212</text:p>
              </table:table-cell>
              <table:table-cell office:value-type="float" office:value="0.029725">
                <text:p>0.029725</text:p>
              </table:table-cell>
              <table:table-cell office:value-type="float" office:value="0.005218">
                <text:p>0.005218</text:p>
              </table:table-cell>
              <table:table-cell office:value-type="float" office:value="0.020267">
                <text:p>0.02026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26212">
                <text:p>0.026212</text:p>
              </table:table-cell>
              <table:table-cell office:value-type="float" office:value="0.029626">
                <text:p>0.029626</text:p>
              </table:table-cell>
              <table:table-cell office:value-type="float" office:value="0.006198">
                <text:p>0.006198</text:p>
              </table:table-cell>
              <table:table-cell office:value-type="float" office:value="0.020273">
                <text:p>0.02027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527">
                <text:p>0.029527</text:p>
              </table:table-cell>
              <table:table-cell office:value-type="float" office:value="0.007431">
                <text:p>0.007431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.029429">
                <text:p>0.029429</text:p>
              </table:table-cell>
              <table:table-cell office:value-type="float" office:value="0.008842">
                <text:p>0.008842</text:p>
              </table:table-cell>
              <table:table-cell office:value-type="float" office:value="0.016799">
                <text:p>0.01679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39318">
                <text:p>0.039318</text:p>
              </table:table-cell>
              <table:table-cell office:value-type="float" office:value="0.029331">
                <text:p>0.029331</text:p>
              </table:table-cell>
              <table:table-cell office:value-type="float" office:value="0.010587">
                <text:p>0.010587</text:p>
              </table:table-cell>
              <table:table-cell office:value-type="float" office:value="0.021943">
                <text:p>0.02194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39318">
                <text:p>0.039318</text:p>
              </table:table-cell>
              <table:table-cell office:value-type="float" office:value="0.029234">
                <text:p>0.029234</text:p>
              </table:table-cell>
              <table:table-cell office:value-type="float" office:value="0.01259">
                <text:p>0.01259</text:p>
              </table:table-cell>
              <table:table-cell office:value-type="float" office:value="0.021976">
                <text:p>0.02197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137">
                <text:p>0.029137</text:p>
              </table:table-cell>
              <table:table-cell office:value-type="float" office:value="0.014768">
                <text:p>0.014768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26212">
                <text:p>0.026212</text:p>
              </table:table-cell>
              <table:table-cell office:value-type="float" office:value="0.02904">
                <text:p>0.02904</text:p>
              </table:table-cell>
              <table:table-cell office:value-type="float" office:value="0.016867">
                <text:p>0.016867</text:p>
              </table:table-cell>
              <table:table-cell office:value-type="float" office:value="0.02026">
                <text:p>0.0202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  <table:table-cell office:value-type="float" office:value="0.028944">
                <text:p>0.028944</text:p>
              </table:table-cell>
              <table:table-cell office:value-type="float" office:value="0.018958">
                <text:p>0.018958</text:p>
              </table:table-cell>
              <table:table-cell office:value-type="float" office:value="0.016807">
                <text:p>0.01680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8847">
                <text:p>0.028847</text:p>
              </table:table-cell>
              <table:table-cell office:value-type="float" office:value="0.020902">
                <text:p>0.020902</text:p>
              </table:table-cell>
              <table:table-cell office:value-type="float" office:value="0.013302">
                <text:p>0.01330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  <table:table-cell office:value-type="float" office:value="0.028752">
                <text:p>0.028752</text:p>
              </table:table-cell>
              <table:table-cell office:value-type="float" office:value="0.022575">
                <text:p>0.022575</text:p>
              </table:table-cell>
              <table:table-cell office:value-type="float" office:value="0.016664">
                <text:p>0.01666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  <table:table-cell office:value-type="float" office:value="0.028656">
                <text:p>0.028656</text:p>
              </table:table-cell>
              <table:table-cell office:value-type="float" office:value="0.023966">
                <text:p>0.023966</text:p>
              </table:table-cell>
              <table:table-cell office:value-type="float" office:value="0.016619">
                <text:p>0.01661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8561">
                <text:p>0.028561</text:p>
              </table:table-cell>
              <table:table-cell office:value-type="float" office:value="0.024962">
                <text:p>0.024962</text:p>
              </table:table-cell>
              <table:table-cell office:value-type="float" office:value="0.014845">
                <text:p>0.01484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8466">
                <text:p>0.028466</text:p>
              </table:table-cell>
              <table:table-cell office:value-type="float" office:value="0.02569">
                <text:p>0.02569</text:p>
              </table:table-cell>
              <table:table-cell office:value-type="float" office:value="0.014774">
                <text:p>0.01477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8371">
                <text:p>0.028371</text:p>
              </table:table-cell>
              <table:table-cell office:value-type="float" office:value="0.026459">
                <text:p>0.026459</text:p>
              </table:table-cell>
              <table:table-cell office:value-type="float" office:value="0.011243">
                <text:p>0.01124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8277">
                <text:p>0.028277</text:p>
              </table:table-cell>
              <table:table-cell office:value-type="float" office:value="0.027569">
                <text:p>0.027569</text:p>
              </table:table-cell>
              <table:table-cell office:value-type="float" office:value="0.01112">
                <text:p>0.0111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8183">
                <text:p>0.028183</text:p>
              </table:table-cell>
              <table:table-cell office:value-type="float" office:value="0.029099">
                <text:p>0.029099</text:p>
              </table:table-cell>
              <table:table-cell office:value-type="float" office:value="0.012727">
                <text:p>0.01272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809">
                <text:p>0.02809</text:p>
              </table:table-cell>
              <table:table-cell office:value-type="float" office:value="0.030968">
                <text:p>0.030968</text:p>
              </table:table-cell>
              <table:table-cell office:value-type="float" office:value="0.012631">
                <text:p>0.01263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-0.340756">
                <text:p>-0.340756</text:p>
              </table:table-cell>
              <table:table-cell office:value-type="float" office:value="0.027996">
                <text:p>0.027996</text:p>
              </table:table-cell>
              <table:table-cell office:value-type="float" office:value="0.033146">
                <text:p>0.033146</text:p>
              </table:table-cell>
              <table:table-cell office:value-type="float" office:value="-0.028985">
                <text:p>-0.02898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  <table:table-cell office:value-type="float" office:value="0.027903">
                <text:p>0.027903</text:p>
              </table:table-cell>
              <table:table-cell office:value-type="float" office:value="0.035694">
                <text:p>0.035694</text:p>
              </table:table-cell>
              <table:table-cell office:value-type="float" office:value="0.01527">
                <text:p>0.0152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52424">
                <text:p>0.052424</text:p>
              </table:table-cell>
              <table:table-cell office:value-type="float" office:value="0.027811">
                <text:p>0.027811</text:p>
              </table:table-cell>
              <table:table-cell office:value-type="float" office:value="0.03831">
                <text:p>0.03831</text:p>
              </table:table-cell>
              <table:table-cell office:value-type="float" office:value="0.022146">
                <text:p>0.02214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7718">
                <text:p>0.027718</text:p>
              </table:table-cell>
              <table:table-cell office:value-type="float" office:value="0.042294">
                <text:p>0.042294</text:p>
              </table:table-cell>
              <table:table-cell office:value-type="float" office:value="0.013557">
                <text:p>0.01355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7626">
                <text:p>0.027626</text:p>
              </table:table-cell>
              <table:table-cell office:value-type="float" office:value="0.045868">
                <text:p>0.045868</text:p>
              </table:table-cell>
              <table:table-cell office:value-type="float" office:value="0.003108">
                <text:p>0.00310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7534">
                <text:p>0.027534</text:p>
              </table:table-cell>
              <table:table-cell office:value-type="float" office:value="0.048325">
                <text:p>0.048325</text:p>
              </table:table-cell>
              <table:table-cell office:value-type="float" office:value="-0.000579">
                <text:p>-0.00057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0.13106">
                <text:p>-0.13106</text:p>
              </table:table-cell>
              <table:table-cell office:value-type="float" office:value="0.027443">
                <text:p>0.027443</text:p>
              </table:table-cell>
              <table:table-cell office:value-type="float" office:value="0.052125">
                <text:p>0.052125</text:p>
              </table:table-cell>
              <table:table-cell office:value-type="float" office:value="-0.002588">
                <text:p>-0.00258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7352">
                <text:p>0.027352</text:p>
              </table:table-cell>
              <table:table-cell office:value-type="float" office:value="0.056228">
                <text:p>0.056228</text:p>
              </table:table-cell>
              <table:table-cell office:value-type="float" office:value="-0.001163">
                <text:p>-0.00116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27261">
                <text:p>0.027261</text:p>
              </table:table-cell>
              <table:table-cell office:value-type="float" office:value="0.06023">
                <text:p>0.06023</text:p>
              </table:table-cell>
              <table:table-cell office:value-type="float" office:value="-0.006631">
                <text:p>-0.00663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2717">
                <text:p>0.02717</text:p>
              </table:table-cell>
              <table:table-cell office:value-type="float" office:value="0.064915">
                <text:p>0.064915</text:p>
              </table:table-cell>
              <table:table-cell office:value-type="float" office:value="-0.005258">
                <text:p>-0.00525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-0.209696">
                <text:p>-0.209696</text:p>
              </table:table-cell>
              <table:table-cell office:value-type="float" office:value="0.02708">
                <text:p>0.02708</text:p>
              </table:table-cell>
              <table:table-cell office:value-type="float" office:value="0.069188">
                <text:p>0.069188</text:p>
              </table:table-cell>
              <table:table-cell office:value-type="float" office:value="-0.014239">
                <text:p>-0.01423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-0.235908">
                <text:p>-0.235908</text:p>
              </table:table-cell>
              <table:table-cell office:value-type="float" office:value="0.02699">
                <text:p>0.02699</text:p>
              </table:table-cell>
              <table:table-cell office:value-type="float" office:value="0.073507">
                <text:p>0.073507</text:p>
              </table:table-cell>
              <table:table-cell office:value-type="float" office:value="-0.018161">
                <text:p>-0.01816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0.249014">
                <text:p>-0.249014</text:p>
              </table:table-cell>
              <table:table-cell office:value-type="float" office:value="0.0269">
                <text:p>0.0269</text:p>
              </table:table-cell>
              <table:table-cell office:value-type="float" office:value="0.077701">
                <text:p>0.077701</text:p>
              </table:table-cell>
              <table:table-cell office:value-type="float" office:value="-0.020405">
                <text:p>-0.02040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0.26212">
                <text:p>-0.26212</text:p>
              </table:table-cell>
              <table:table-cell office:value-type="float" office:value="0.026811">
                <text:p>0.026811</text:p>
              </table:table-cell>
              <table:table-cell office:value-type="float" office:value="0.081834">
                <text:p>0.081834</text:p>
              </table:table-cell>
              <table:table-cell office:value-type="float" office:value="-0.022675">
                <text:p>-0.02267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0.301438">
                <text:p>-0.301438</text:p>
              </table:table-cell>
              <table:table-cell office:value-type="float" office:value="0.026722">
                <text:p>0.026722</text:p>
              </table:table-cell>
              <table:table-cell office:value-type="float" office:value="0.086058">
                <text:p>0.086058</text:p>
              </table:table-cell>
              <table:table-cell office:value-type="float" office:value="-0.028431">
                <text:p>-0.02843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0.340756">
                <text:p>-0.340756</text:p>
              </table:table-cell>
              <table:table-cell office:value-type="float" office:value="0.026633">
                <text:p>0.026633</text:p>
              </table:table-cell>
              <table:table-cell office:value-type="float" office:value="0.089961">
                <text:p>0.089961</text:p>
              </table:table-cell>
              <table:table-cell office:value-type="float" office:value="-0.034265">
                <text:p>-0.03426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0.366968">
                <text:p>-0.366968</text:p>
              </table:table-cell>
              <table:table-cell office:value-type="float" office:value="0.026545">
                <text:p>0.026545</text:p>
              </table:table-cell>
              <table:table-cell office:value-type="float" office:value="0.093588">
                <text:p>0.093588</text:p>
              </table:table-cell>
              <table:table-cell office:value-type="float" office:value="-0.038448">
                <text:p>-0.03844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0.380074">
                <text:p>-0.380074</text:p>
              </table:table-cell>
              <table:table-cell office:value-type="float" office:value="0.026456">
                <text:p>0.026456</text:p>
              </table:table-cell>
              <table:table-cell office:value-type="float" office:value="0.096466">
                <text:p>0.096466</text:p>
              </table:table-cell>
              <table:table-cell office:value-type="float" office:value="-0.040954">
                <text:p>-0.04095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-0.406286">
                <text:p>-0.406286</text:p>
              </table:table-cell>
              <table:table-cell office:value-type="float" office:value="0.026369">
                <text:p>0.026369</text:p>
              </table:table-cell>
              <table:table-cell office:value-type="float" office:value="0.099397">
                <text:p>0.099397</text:p>
              </table:table-cell>
              <table:table-cell office:value-type="float" office:value="-0.045215">
                <text:p>-0.04521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-0.445604">
                <text:p>-0.445604</text:p>
              </table:table-cell>
              <table:table-cell office:value-type="float" office:value="0.026281">
                <text:p>0.026281</text:p>
              </table:table-cell>
              <table:table-cell office:value-type="float" office:value="0.102453">
                <text:p>0.102453</text:p>
              </table:table-cell>
              <table:table-cell office:value-type="float" office:value="-0.051259">
                <text:p>-0.05125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0.484922">
                <text:p>-0.484922</text:p>
              </table:table-cell>
              <table:table-cell office:value-type="float" office:value="0.026194">
                <text:p>0.026194</text:p>
              </table:table-cell>
              <table:table-cell office:value-type="float" office:value="0.105302">
                <text:p>0.105302</text:p>
              </table:table-cell>
              <table:table-cell office:value-type="float" office:value="-0.057381">
                <text:p>-0.05738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0.511134">
                <text:p>-0.511134</text:p>
              </table:table-cell>
              <table:table-cell office:value-type="float" office:value="0.026107">
                <text:p>0.026107</text:p>
              </table:table-cell>
              <table:table-cell office:value-type="float" office:value="0.108649">
                <text:p>0.108649</text:p>
              </table:table-cell>
              <table:table-cell office:value-type="float" office:value="-0.061852">
                <text:p>-0.06185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0.550452">
                <text:p>-0.550452</text:p>
              </table:table-cell>
              <table:table-cell office:value-type="float" office:value="0.02602">
                <text:p>0.02602</text:p>
              </table:table-cell>
              <table:table-cell office:value-type="float" office:value="0.11219">
                <text:p>0.11219</text:p>
              </table:table-cell>
              <table:table-cell office:value-type="float" office:value="-0.068105">
                <text:p>-0.06810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-0.615982">
                <text:p>-0.615982</text:p>
              </table:table-cell>
              <table:table-cell office:value-type="float" office:value="0.025933">
                <text:p>0.025933</text:p>
              </table:table-cell>
              <table:table-cell office:value-type="float" office:value="0.115211">
                <text:p>0.115211</text:p>
              </table:table-cell>
              <table:table-cell office:value-type="float" office:value="-0.077896">
                <text:p>-0.07789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-0.668406">
                <text:p>-0.668406</text:p>
              </table:table-cell>
              <table:table-cell office:value-type="float" office:value="0.025847">
                <text:p>0.025847</text:p>
              </table:table-cell>
              <table:table-cell office:value-type="float" office:value="0.118106">
                <text:p>0.118106</text:p>
              </table:table-cell>
              <table:table-cell office:value-type="float" office:value="-0.086089">
                <text:p>-0.08608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0.694618">
                <text:p>-0.694618</text:p>
              </table:table-cell>
              <table:table-cell office:value-type="float" office:value="0.025761">
                <text:p>0.025761</text:p>
              </table:table-cell>
              <table:table-cell office:value-type="float" office:value="0.12064">
                <text:p>0.12064</text:p>
              </table:table-cell>
              <table:table-cell office:value-type="float" office:value="-0.090926">
                <text:p>-0.09092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0.72083">
                <text:p>-0.72083</text:p>
              </table:table-cell>
              <table:table-cell office:value-type="float" office:value="0.025676">
                <text:p>0.025676</text:p>
              </table:table-cell>
              <table:table-cell office:value-type="float" office:value="0.122447">
                <text:p>0.122447</text:p>
              </table:table-cell>
              <table:table-cell office:value-type="float" office:value="-0.095815">
                <text:p>-0.09581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-0.78636">
                <text:p>-0.78636</text:p>
              </table:table-cell>
              <table:table-cell office:value-type="float" office:value="0.025591">
                <text:p>0.025591</text:p>
              </table:table-cell>
              <table:table-cell office:value-type="float" office:value="0.123315">
                <text:p>0.123315</text:p>
              </table:table-cell>
              <table:table-cell office:value-type="float" office:value="-0.105947">
                <text:p>-0.10594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0.825678">
                <text:p>-0.825678</text:p>
              </table:table-cell>
              <table:table-cell office:value-type="float" office:value="0.025506">
                <text:p>0.025506</text:p>
              </table:table-cell>
              <table:table-cell office:value-type="float" office:value="0.124295">
                <text:p>0.124295</text:p>
              </table:table-cell>
              <table:table-cell office:value-type="float" office:value="-0.11275">
                <text:p>-0.1127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0.878102">
                <text:p>-0.878102</text:p>
              </table:table-cell>
              <table:table-cell office:value-type="float" office:value="0.025421">
                <text:p>0.025421</text:p>
              </table:table-cell>
              <table:table-cell office:value-type="float" office:value="0.125928">
                <text:p>0.125928</text:p>
              </table:table-cell>
              <table:table-cell office:value-type="float" office:value="-0.121361">
                <text:p>-0.12136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-0.943632">
                <text:p>-0.943632</text:p>
              </table:table-cell>
              <table:table-cell office:value-type="float" office:value="0.025336">
                <text:p>0.025336</text:p>
              </table:table-cell>
              <table:table-cell office:value-type="float" office:value="0.127874">
                <text:p>0.127874</text:p>
              </table:table-cell>
              <table:table-cell office:value-type="float" office:value="-0.131807">
                <text:p>-0.13180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-0.969844">
                <text:p>-0.969844</text:p>
              </table:table-cell>
              <table:table-cell office:value-type="float" office:value="0.025252">
                <text:p>0.025252</text:p>
              </table:table-cell>
              <table:table-cell office:value-type="float" office:value="0.129786">
                <text:p>0.129786</text:p>
              </table:table-cell>
              <table:table-cell office:value-type="float" office:value="-0.137194">
                <text:p>-0.13719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1.009162">
                <text:p>-1.009162</text:p>
              </table:table-cell>
              <table:table-cell office:value-type="float" office:value="0.025168">
                <text:p>0.025168</text:p>
              </table:table-cell>
              <table:table-cell office:value-type="float" office:value="0.131537">
                <text:p>0.131537</text:p>
              </table:table-cell>
              <table:table-cell office:value-type="float" office:value="-0.144363">
                <text:p>-0.14436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-1.061586">
                <text:p>-1.061586</text:p>
              </table:table-cell>
              <table:table-cell office:value-type="float" office:value="0.025085">
                <text:p>0.025085</text:p>
              </table:table-cell>
              <table:table-cell office:value-type="float" office:value="0.133862">
                <text:p>0.133862</text:p>
              </table:table-cell>
              <table:table-cell office:value-type="float" office:value="-0.15334">
                <text:p>-0.1533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1.100904">
                <text:p>-1.100904</text:p>
              </table:table-cell>
              <table:table-cell office:value-type="float" office:value="0.025001">
                <text:p>0.025001</text:p>
              </table:table-cell>
              <table:table-cell office:value-type="float" office:value="0.136938">
                <text:p>0.136938</text:p>
              </table:table-cell>
              <table:table-cell office:value-type="float" office:value="-0.160693">
                <text:p>-0.16069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1.140222">
                <text:p>-1.140222</text:p>
              </table:table-cell>
              <table:table-cell office:value-type="float" office:value="0.024918">
                <text:p>0.024918</text:p>
              </table:table-cell>
              <table:table-cell office:value-type="float" office:value="0.140199">
                <text:p>0.140199</text:p>
              </table:table-cell>
              <table:table-cell office:value-type="float" office:value="-0.168123">
                <text:p>-0.16812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1.17954">
                <text:p>-1.17954</text:p>
              </table:table-cell>
              <table:table-cell office:value-type="float" office:value="0.024835">
                <text:p>0.024835</text:p>
              </table:table-cell>
              <table:table-cell office:value-type="float" office:value="0.144125">
                <text:p>0.144125</text:p>
              </table:table-cell>
              <table:table-cell office:value-type="float" office:value="-0.175633">
                <text:p>-0.17563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-1.218858">
                <text:p>-1.218858</text:p>
              </table:table-cell>
              <table:table-cell office:value-type="float" office:value="0.024753">
                <text:p>0.024753</text:p>
              </table:table-cell>
              <table:table-cell office:value-type="float" office:value="0.148561">
                <text:p>0.148561</text:p>
              </table:table-cell>
              <table:table-cell office:value-type="float" office:value="-0.183221">
                <text:p>-0.18322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1.231964">
                <text:p>-1.231964</text:p>
              </table:table-cell>
              <table:table-cell office:value-type="float" office:value="0.024671">
                <text:p>0.024671</text:p>
              </table:table-cell>
              <table:table-cell office:value-type="float" office:value="0.153137">
                <text:p>0.153137</text:p>
              </table:table-cell>
              <table:table-cell office:value-type="float" office:value="-0.187427">
                <text:p>-0.18742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1.297494">
                <text:p>-1.297494</text:p>
              </table:table-cell>
              <table:table-cell office:value-type="float" office:value="0.024589">
                <text:p>0.024589</text:p>
              </table:table-cell>
              <table:table-cell office:value-type="float" office:value="0.157743">
                <text:p>0.157743</text:p>
              </table:table-cell>
              <table:table-cell office:value-type="float" office:value="-0.198579">
                <text:p>-0.19857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1.323706">
                <text:p>-1.323706</text:p>
              </table:table-cell>
              <table:table-cell office:value-type="float" office:value="0.024507">
                <text:p>0.024507</text:p>
              </table:table-cell>
              <table:table-cell office:value-type="float" office:value="0.162048">
                <text:p>0.162048</text:p>
              </table:table-cell>
              <table:table-cell office:value-type="float" office:value="-0.204673">
                <text:p>-0.20467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-1.363024">
                <text:p>-1.363024</text:p>
              </table:table-cell>
              <table:table-cell office:value-type="float" office:value="0.024426">
                <text:p>0.024426</text:p>
              </table:table-cell>
              <table:table-cell office:value-type="float" office:value="0.166632">
                <text:p>0.166632</text:p>
              </table:table-cell>
              <table:table-cell office:value-type="float" office:value="-0.212548">
                <text:p>-0.21254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1.415448">
                <text:p>-1.415448</text:p>
              </table:table-cell>
              <table:table-cell office:value-type="float" office:value="0.024344">
                <text:p>0.024344</text:p>
              </table:table-cell>
              <table:table-cell office:value-type="float" office:value="0.171099">
                <text:p>0.171099</text:p>
              </table:table-cell>
              <table:table-cell office:value-type="float" office:value="-0.222232">
                <text:p>-0.22223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1.415448">
                <text:p>-1.415448</text:p>
              </table:table-cell>
              <table:table-cell office:value-type="float" office:value="0.024264">
                <text:p>0.024264</text:p>
              </table:table-cell>
              <table:table-cell office:value-type="float" office:value="0.175597">
                <text:p>0.175597</text:p>
              </table:table-cell>
              <table:table-cell office:value-type="float" office:value="-0.225101">
                <text:p>-0.22510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1.480978">
                <text:p>-1.480978</text:p>
              </table:table-cell>
              <table:table-cell office:value-type="float" office:value="0.024183">
                <text:p>0.024183</text:p>
              </table:table-cell>
              <table:table-cell office:value-type="float" office:value="0.180013">
                <text:p>0.180013</text:p>
              </table:table-cell>
              <table:table-cell office:value-type="float" office:value="-0.23662">
                <text:p>-0.2366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1.467872">
                <text:p>-1.467872</text:p>
              </table:table-cell>
              <table:table-cell office:value-type="float" office:value="0.024103">
                <text:p>0.024103</text:p>
              </table:table-cell>
              <table:table-cell office:value-type="float" office:value="0.183646">
                <text:p>0.183646</text:p>
              </table:table-cell>
              <table:table-cell office:value-type="float" office:value="-0.23789">
                <text:p>-0.2378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1.585826">
                <text:p>-1.585826</text:p>
              </table:table-cell>
              <table:table-cell office:value-type="float" office:value="0.024023">
                <text:p>0.024023</text:p>
              </table:table-cell>
              <table:table-cell office:value-type="float" office:value="0.186745">
                <text:p>0.186745</text:p>
              </table:table-cell>
              <table:table-cell office:value-type="float" office:value="-0.256433">
                <text:p>-0.25643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1.520296">
                <text:p>-1.520296</text:p>
              </table:table-cell>
              <table:table-cell office:value-type="float" office:value="0.023943">
                <text:p>0.023943</text:p>
              </table:table-cell>
              <table:table-cell office:value-type="float" office:value="0.189268">
                <text:p>0.189268</text:p>
              </table:table-cell>
              <table:table-cell office:value-type="float" office:value="-0.250992">
                <text:p>-0.25099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1.585826">
                <text:p>-1.585826</text:p>
              </table:table-cell>
              <table:table-cell office:value-type="float" office:value="0.023863">
                <text:p>0.023863</text:p>
              </table:table-cell>
              <table:table-cell office:value-type="float" office:value="0.191874">
                <text:p>0.191874</text:p>
              </table:table-cell>
              <table:table-cell office:value-type="float" office:value="-0.26272">
                <text:p>-0.2627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-1.57272">
                <text:p>-1.57272</text:p>
              </table:table-cell>
              <table:table-cell office:value-type="float" office:value="0.023784">
                <text:p>0.023784</text:p>
              </table:table-cell>
              <table:table-cell office:value-type="float" office:value="0.194433">
                <text:p>0.194433</text:p>
              </table:table-cell>
              <table:table-cell office:value-type="float" office:value="-0.264199">
                <text:p>-0.26419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1.612038">
                <text:p>-1.612038</text:p>
              </table:table-cell>
              <table:table-cell office:value-type="float" office:value="0.023705">
                <text:p>0.023705</text:p>
              </table:table-cell>
              <table:table-cell office:value-type="float" office:value="0.197223">
                <text:p>0.197223</text:p>
              </table:table-cell>
              <table:table-cell office:value-type="float" office:value="-0.272572">
                <text:p>-0.27257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-1.625144">
                <text:p>-1.625144</text:p>
              </table:table-cell>
              <table:table-cell office:value-type="float" office:value="0.023626">
                <text:p>0.023626</text:p>
              </table:table-cell>
              <table:table-cell office:value-type="float" office:value="0.19922">
                <text:p>0.19922</text:p>
              </table:table-cell>
              <table:table-cell office:value-type="float" office:value="-0.277563">
                <text:p>-0.27756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3548">
                <text:p>0.023548</text:p>
              </table:table-cell>
              <table:table-cell office:value-type="float" office:value="0.200399">
                <text:p>0.200399</text:p>
              </table:table-cell>
              <table:table-cell office:value-type="float" office:value="-0.28431">
                <text:p>-0.2843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1.612038">
                <text:p>-1.612038</text:p>
              </table:table-cell>
              <table:table-cell office:value-type="float" office:value="0.023469">
                <text:p>0.023469</text:p>
              </table:table-cell>
              <table:table-cell office:value-type="float" office:value="0.202137">
                <text:p>0.202137</text:p>
              </table:table-cell>
              <table:table-cell office:value-type="float" office:value="-0.28246">
                <text:p>-0.2824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1.63825">
                <text:p>-1.63825</text:p>
              </table:table-cell>
              <table:table-cell office:value-type="float" office:value="0.023391">
                <text:p>0.023391</text:p>
              </table:table-cell>
              <table:table-cell office:value-type="float" office:value="0.203895">
                <text:p>0.203895</text:p>
              </table:table-cell>
              <table:table-cell office:value-type="float" office:value="-0.28918">
                <text:p>-0.2891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3314">
                <text:p>0.023314</text:p>
              </table:table-cell>
              <table:table-cell office:value-type="float" office:value="0.204437">
                <text:p>0.204437</text:p>
              </table:table-cell>
              <table:table-cell office:value-type="float" office:value="-0.294223">
                <text:p>-0.29422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-1.63825">
                <text:p>-1.63825</text:p>
              </table:table-cell>
              <table:table-cell office:value-type="float" office:value="0.023236">
                <text:p>0.023236</text:p>
              </table:table-cell>
              <table:table-cell office:value-type="float" office:value="0.204632">
                <text:p>0.204632</text:p>
              </table:table-cell>
              <table:table-cell office:value-type="float" office:value="-0.295832">
                <text:p>-0.29583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3159">
                <text:p>0.023159</text:p>
              </table:table-cell>
              <table:table-cell office:value-type="float" office:value="0.204698">
                <text:p>0.204698</text:p>
              </table:table-cell>
              <table:table-cell office:value-type="float" office:value="-0.300875">
                <text:p>-0.30087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3082">
                <text:p>0.023082</text:p>
              </table:table-cell>
              <table:table-cell office:value-type="float" office:value="0.20398">
                <text:p>0.20398</text:p>
              </table:table-cell>
              <table:table-cell office:value-type="float" office:value="-0.304214">
                <text:p>-0.30421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3005">
                <text:p>0.023005</text:p>
              </table:table-cell>
              <table:table-cell office:value-type="float" office:value="0.202445">
                <text:p>0.202445</text:p>
              </table:table-cell>
              <table:table-cell office:value-type="float" office:value="-0.307553">
                <text:p>-0.30755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2929">
                <text:p>0.022929</text:p>
              </table:table-cell>
              <table:table-cell office:value-type="float" office:value="0.20033">
                <text:p>0.20033</text:p>
              </table:table-cell>
              <table:table-cell office:value-type="float" office:value="-0.310891">
                <text:p>-0.31089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1.598932">
                <text:p>-1.598932</text:p>
              </table:table-cell>
              <table:table-cell office:value-type="float" office:value="0.022853">
                <text:p>0.022853</text:p>
              </table:table-cell>
              <table:table-cell office:value-type="float" office:value="0.197718">
                <text:p>0.197718</text:p>
              </table:table-cell>
              <table:table-cell office:value-type="float" office:value="-0.30731">
                <text:p>-0.3073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-1.63825">
                <text:p>-1.63825</text:p>
              </table:table-cell>
              <table:table-cell office:value-type="float" office:value="0.022777">
                <text:p>0.022777</text:p>
              </table:table-cell>
              <table:table-cell office:value-type="float" office:value="0.194123">
                <text:p>0.194123</text:p>
              </table:table-cell>
              <table:table-cell office:value-type="float" office:value="-0.315733">
                <text:p>-0.31573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701">
                <text:p>0.022701</text:p>
              </table:table-cell>
              <table:table-cell office:value-type="float" office:value="0.190255">
                <text:p>0.190255</text:p>
              </table:table-cell>
              <table:table-cell office:value-type="float" office:value="-0.322506">
                <text:p>-0.32250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626">
                <text:p>0.022626</text:p>
              </table:table-cell>
              <table:table-cell office:value-type="float" office:value="0.186207">
                <text:p>0.186207</text:p>
              </table:table-cell>
              <table:table-cell office:value-type="float" office:value="-0.32587">
                <text:p>-0.3258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551">
                <text:p>0.022551</text:p>
              </table:table-cell>
              <table:table-cell office:value-type="float" office:value="0.182322">
                <text:p>0.182322</text:p>
              </table:table-cell>
              <table:table-cell office:value-type="float" office:value="-0.329234">
                <text:p>-0.32923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476">
                <text:p>0.022476</text:p>
              </table:table-cell>
              <table:table-cell office:value-type="float" office:value="0.178804">
                <text:p>0.178804</text:p>
              </table:table-cell>
              <table:table-cell office:value-type="float" office:value="-0.332598">
                <text:p>-0.33259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2401">
                <text:p>0.022401</text:p>
              </table:table-cell>
              <table:table-cell office:value-type="float" office:value="0.175527">
                <text:p>0.175527</text:p>
              </table:table-cell>
              <table:table-cell office:value-type="float" office:value="-0.334232">
                <text:p>-0.33423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327">
                <text:p>0.022327</text:p>
              </table:table-cell>
              <table:table-cell office:value-type="float" office:value="0.172246">
                <text:p>0.172246</text:p>
              </table:table-cell>
              <table:table-cell office:value-type="float" office:value="-0.3393">
                <text:p>-0.339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2253">
                <text:p>0.022253</text:p>
              </table:table-cell>
              <table:table-cell office:value-type="float" office:value="0.169231">
                <text:p>0.169231</text:p>
              </table:table-cell>
              <table:table-cell office:value-type="float" office:value="-0.340934">
                <text:p>-0.3409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179">
                <text:p>0.022179</text:p>
              </table:table-cell>
              <table:table-cell office:value-type="float" office:value="0.166595">
                <text:p>0.166595</text:p>
              </table:table-cell>
              <table:table-cell office:value-type="float" office:value="-0.346001">
                <text:p>-0.34600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2105">
                <text:p>0.022105</text:p>
              </table:table-cell>
              <table:table-cell office:value-type="float" office:value="0.164023">
                <text:p>0.164023</text:p>
              </table:table-cell>
              <table:table-cell office:value-type="float" office:value="-0.349365">
                <text:p>-0.34936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22031">
                <text:p>0.022031</text:p>
              </table:table-cell>
              <table:table-cell office:value-type="float" office:value="0.161673">
                <text:p>0.16167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958">
                <text:p>0.021958</text:p>
              </table:table-cell>
              <table:table-cell office:value-type="float" office:value="0.160113">
                <text:p>0.1601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-1.63825">
                <text:p>-1.63825</text:p>
              </table:table-cell>
              <table:table-cell office:value-type="float" office:value="0.021885">
                <text:p>0.021885</text:p>
              </table:table-cell>
              <table:table-cell office:value-type="float" office:value="0.158428">
                <text:p>0.15842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1813">
                <text:p>0.021813</text:p>
              </table:table-cell>
              <table:table-cell office:value-type="float" office:value="0.15677">
                <text:p>0.156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74">
                <text:p>0.02174</text:p>
              </table:table-cell>
              <table:table-cell office:value-type="float" office:value="0.155481">
                <text:p>0.15548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668">
                <text:p>0.021668</text:p>
              </table:table-cell>
              <table:table-cell office:value-type="float" office:value="0.154432">
                <text:p>0.15443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21596">
                <text:p>0.021596</text:p>
              </table:table-cell>
              <table:table-cell office:value-type="float" office:value="0.153539">
                <text:p>0.15353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524">
                <text:p>0.021524</text:p>
              </table:table-cell>
              <table:table-cell office:value-type="float" office:value="0.153618">
                <text:p>0.1536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453">
                <text:p>0.021453</text:p>
              </table:table-cell>
              <table:table-cell office:value-type="float" office:value="0.155315">
                <text:p>0.15531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21381">
                <text:p>0.021381</text:p>
              </table:table-cell>
              <table:table-cell office:value-type="float" office:value="0.157466">
                <text:p>0.15746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131">
                <text:p>0.02131</text:p>
              </table:table-cell>
              <table:table-cell office:value-type="float" office:value="0.160977">
                <text:p>0.1609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24">
                <text:p>0.02124</text:p>
              </table:table-cell>
              <table:table-cell office:value-type="float" office:value="0.165518">
                <text:p>0.1655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21169">
                <text:p>0.021169</text:p>
              </table:table-cell>
              <table:table-cell office:value-type="float" office:value="0.16979">
                <text:p>0.1697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1099">
                <text:p>0.021099</text:p>
              </table:table-cell>
              <table:table-cell office:value-type="float" office:value="0.173957">
                <text:p>0.17395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-1.90037">
                <text:p>-1.90037</text:p>
              </table:table-cell>
              <table:table-cell office:value-type="float" office:value="0.021029">
                <text:p>0.021029</text:p>
              </table:table-cell>
              <table:table-cell office:value-type="float" office:value="0.17828">
                <text:p>0.1782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20959">
                <text:p>0.020959</text:p>
              </table:table-cell>
              <table:table-cell office:value-type="float" office:value="0.18153">
                <text:p>0.1815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889">
                <text:p>0.020889</text:p>
              </table:table-cell>
              <table:table-cell office:value-type="float" office:value="0.184412">
                <text:p>0.18441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-1.389236">
                <text:p>-1.389236</text:p>
              </table:table-cell>
              <table:table-cell office:value-type="float" office:value="0.02082">
                <text:p>0.02082</text:p>
              </table:table-cell>
              <table:table-cell office:value-type="float" office:value="0.185835">
                <text:p>0.18583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1.389236">
                <text:p>-1.389236</text:p>
              </table:table-cell>
              <table:table-cell office:value-type="float" office:value="0.020751">
                <text:p>0.020751</text:p>
              </table:table-cell>
              <table:table-cell office:value-type="float" office:value="0.185747">
                <text:p>0.18574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682">
                <text:p>0.020682</text:p>
              </table:table-cell>
              <table:table-cell office:value-type="float" office:value="0.185006">
                <text:p>0.18500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-1.389236">
                <text:p>-1.389236</text:p>
              </table:table-cell>
              <table:table-cell office:value-type="float" office:value="0.020613">
                <text:p>0.020613</text:p>
              </table:table-cell>
              <table:table-cell office:value-type="float" office:value="0.183195">
                <text:p>0.18319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1.389236">
                <text:p>-1.389236</text:p>
              </table:table-cell>
              <table:table-cell office:value-type="float" office:value="0.020544">
                <text:p>0.020544</text:p>
              </table:table-cell>
              <table:table-cell office:value-type="float" office:value="0.180705">
                <text:p>0.18070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476">
                <text:p>0.020476</text:p>
              </table:table-cell>
              <table:table-cell office:value-type="float" office:value="0.177613">
                <text:p>0.1776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408">
                <text:p>0.020408</text:p>
              </table:table-cell>
              <table:table-cell office:value-type="float" office:value="0.174274">
                <text:p>0.17427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34">
                <text:p>0.02034</text:p>
              </table:table-cell>
              <table:table-cell office:value-type="float" office:value="0.170959">
                <text:p>0.17095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273">
                <text:p>0.020273</text:p>
              </table:table-cell>
              <table:table-cell office:value-type="float" office:value="0.167062">
                <text:p>0.16706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-1.389236">
                <text:p>-1.389236</text:p>
              </table:table-cell>
              <table:table-cell office:value-type="float" office:value="0.020205">
                <text:p>0.020205</text:p>
              </table:table-cell>
              <table:table-cell office:value-type="float" office:value="0.163346">
                <text:p>0.16334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-1.402342">
                <text:p>-1.402342</text:p>
              </table:table-cell>
              <table:table-cell office:value-type="float" office:value="0.020138">
                <text:p>0.020138</text:p>
              </table:table-cell>
              <table:table-cell office:value-type="float" office:value="0.160016">
                <text:p>0.1600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-1.63825">
                <text:p>-1.63825</text:p>
              </table:table-cell>
              <table:table-cell office:value-type="float" office:value="0.020071">
                <text:p>0.020071</text:p>
              </table:table-cell>
              <table:table-cell office:value-type="float" office:value="0.156395">
                <text:p>0.15639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20005">
                <text:p>0.020005</text:p>
              </table:table-cell>
              <table:table-cell office:value-type="float" office:value="0.151837">
                <text:p>0.15183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-1.63825">
                <text:p>-1.63825</text:p>
              </table:table-cell>
              <table:table-cell office:value-type="float" office:value="0.019938">
                <text:p>0.019938</text:p>
              </table:table-cell>
              <table:table-cell office:value-type="float" office:value="0.147437">
                <text:p>0.14743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9872">
                <text:p>0.019872</text:p>
              </table:table-cell>
              <table:table-cell office:value-type="float" office:value="0.143417">
                <text:p>0.14341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9806">
                <text:p>0.019806</text:p>
              </table:table-cell>
              <table:table-cell office:value-type="float" office:value="0.138638">
                <text:p>0.13863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974">
                <text:p>0.01974</text:p>
              </table:table-cell>
              <table:table-cell office:value-type="float" office:value="0.134559">
                <text:p>0.13455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-1.63825">
                <text:p>-1.63825</text:p>
              </table:table-cell>
              <table:table-cell office:value-type="float" office:value="0.019675">
                <text:p>0.019675</text:p>
              </table:table-cell>
              <table:table-cell office:value-type="float" office:value="0.131064">
                <text:p>0.13106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9609">
                <text:p>0.019609</text:p>
              </table:table-cell>
              <table:table-cell office:value-type="float" office:value="0.127196">
                <text:p>0.12719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-1.690674">
                <text:p>-1.690674</text:p>
              </table:table-cell>
              <table:table-cell office:value-type="float" office:value="0.019544">
                <text:p>0.019544</text:p>
              </table:table-cell>
              <table:table-cell office:value-type="float" office:value="0.123878">
                <text:p>0.12387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9479">
                <text:p>0.019479</text:p>
              </table:table-cell>
              <table:table-cell office:value-type="float" office:value="0.12101">
                <text:p>0.121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-1.63825">
                <text:p>-1.63825</text:p>
              </table:table-cell>
              <table:table-cell office:value-type="float" office:value="0.019414">
                <text:p>0.019414</text:p>
              </table:table-cell>
              <table:table-cell office:value-type="float" office:value="0.117551">
                <text:p>0.11755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935">
                <text:p>0.01935</text:p>
              </table:table-cell>
              <table:table-cell office:value-type="float" office:value="0.114315">
                <text:p>0.11431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9286">
                <text:p>0.019286</text:p>
              </table:table-cell>
              <table:table-cell office:value-type="float" office:value="0.111641">
                <text:p>0.1116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9222">
                <text:p>0.019222</text:p>
              </table:table-cell>
              <table:table-cell office:value-type="float" office:value="0.108621">
                <text:p>0.10862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9158">
                <text:p>0.019158</text:p>
              </table:table-cell>
              <table:table-cell office:value-type="float" office:value="0.105968">
                <text:p>0.10596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9094">
                <text:p>0.019094</text:p>
              </table:table-cell>
              <table:table-cell office:value-type="float" office:value="0.104247">
                <text:p>0.10424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-1.625144">
                <text:p>-1.625144</text:p>
              </table:table-cell>
              <table:table-cell office:value-type="float" office:value="0.019031">
                <text:p>0.019031</text:p>
              </table:table-cell>
              <table:table-cell office:value-type="float" office:value="0.102211">
                <text:p>0.10221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8967">
                <text:p>0.018967</text:p>
              </table:table-cell>
              <table:table-cell office:value-type="float" office:value="0.100301">
                <text:p>0.1003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8904">
                <text:p>0.018904</text:p>
              </table:table-cell>
              <table:table-cell office:value-type="float" office:value="0.099159">
                <text:p>0.09915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8842">
                <text:p>0.018842</text:p>
              </table:table-cell>
              <table:table-cell office:value-type="float" office:value="0.097951">
                <text:p>0.09795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8779">
                <text:p>0.018779</text:p>
              </table:table-cell>
              <table:table-cell office:value-type="float" office:value="0.096443">
                <text:p>0.09644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8717">
                <text:p>0.018717</text:p>
              </table:table-cell>
              <table:table-cell office:value-type="float" office:value="0.095632">
                <text:p>0.09563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8654">
                <text:p>0.018654</text:p>
              </table:table-cell>
              <table:table-cell office:value-type="float" office:value="0.094626">
                <text:p>0.09462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8592">
                <text:p>0.018592</text:p>
              </table:table-cell>
              <table:table-cell office:value-type="float" office:value="0.092946">
                <text:p>0.09294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8531">
                <text:p>0.018531</text:p>
              </table:table-cell>
              <table:table-cell office:value-type="float" office:value="0.091283">
                <text:p>0.09128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-1.690674">
                <text:p>-1.690674</text:p>
              </table:table-cell>
              <table:table-cell office:value-type="float" office:value="0.018469">
                <text:p>0.018469</text:p>
              </table:table-cell>
              <table:table-cell office:value-type="float" office:value="0.08975">
                <text:p>0.0897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8408">
                <text:p>0.018408</text:p>
              </table:table-cell>
              <table:table-cell office:value-type="float" office:value="0.087801">
                <text:p>0.0878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-1.63825">
                <text:p>-1.63825</text:p>
              </table:table-cell>
              <table:table-cell office:value-type="float" office:value="0.018347">
                <text:p>0.018347</text:p>
              </table:table-cell>
              <table:table-cell office:value-type="float" office:value="0.085918">
                <text:p>0.0859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8286">
                <text:p>0.018286</text:p>
              </table:table-cell>
              <table:table-cell office:value-type="float" office:value="0.084533">
                <text:p>0.08453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-1.63825">
                <text:p>-1.63825</text:p>
              </table:table-cell>
              <table:table-cell office:value-type="float" office:value="0.018225">
                <text:p>0.018225</text:p>
              </table:table-cell>
              <table:table-cell office:value-type="float" office:value="0.083747">
                <text:p>0.08374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-1.690674">
                <text:p>-1.690674</text:p>
              </table:table-cell>
              <table:table-cell office:value-type="float" office:value="0.018164">
                <text:p>0.018164</text:p>
              </table:table-cell>
              <table:table-cell office:value-type="float" office:value="0.083412">
                <text:p>0.08341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-1.612038">
                <text:p>-1.612038</text:p>
              </table:table-cell>
              <table:table-cell office:value-type="float" office:value="0.018104">
                <text:p>0.018104</text:p>
              </table:table-cell>
              <table:table-cell office:value-type="float" office:value="0.084677">
                <text:p>0.0846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8044">
                <text:p>0.018044</text:p>
              </table:table-cell>
              <table:table-cell office:value-type="float" office:value="0.0867">
                <text:p>0.086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984">
                <text:p>0.017984</text:p>
              </table:table-cell>
              <table:table-cell office:value-type="float" office:value="0.088469">
                <text:p>0.08846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7924">
                <text:p>0.017924</text:p>
              </table:table-cell>
              <table:table-cell office:value-type="float" office:value="0.090065">
                <text:p>0.0900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865">
                <text:p>0.017865</text:p>
              </table:table-cell>
              <table:table-cell office:value-type="float" office:value="0.091963">
                <text:p>0.09196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-1.63825">
                <text:p>-1.63825</text:p>
              </table:table-cell>
              <table:table-cell office:value-type="float" office:value="0.017805">
                <text:p>0.017805</text:p>
              </table:table-cell>
              <table:table-cell office:value-type="float" office:value="0.092854">
                <text:p>0.09285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746">
                <text:p>0.017746</text:p>
              </table:table-cell>
              <table:table-cell office:value-type="float" office:value="0.092443">
                <text:p>0.09244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7687">
                <text:p>0.017687</text:p>
              </table:table-cell>
              <table:table-cell office:value-type="float" office:value="0.091642">
                <text:p>0.09164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7628">
                <text:p>0.017628</text:p>
              </table:table-cell>
              <table:table-cell office:value-type="float" office:value="0.089391">
                <text:p>0.08939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57">
                <text:p>0.01757</text:p>
              </table:table-cell>
              <table:table-cell office:value-type="float" office:value="0.086403">
                <text:p>0.08640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7511">
                <text:p>0.017511</text:p>
              </table:table-cell>
              <table:table-cell office:value-type="float" office:value="0.084289">
                <text:p>0.08428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453">
                <text:p>0.017453</text:p>
              </table:table-cell>
              <table:table-cell office:value-type="float" office:value="0.082423">
                <text:p>0.08242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7395">
                <text:p>0.017395</text:p>
              </table:table-cell>
              <table:table-cell office:value-type="float" office:value="0.081696">
                <text:p>0.08169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338">
                <text:p>0.017338</text:p>
              </table:table-cell>
              <table:table-cell office:value-type="float" office:value="0.082556">
                <text:p>0.08255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-1.70378">
                <text:p>-1.70378</text:p>
              </table:table-cell>
              <table:table-cell office:value-type="float" office:value="0.01728">
                <text:p>0.01728</text:p>
              </table:table-cell>
              <table:table-cell office:value-type="float" office:value="0.084748">
                <text:p>0.08474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7223">
                <text:p>0.017223</text:p>
              </table:table-cell>
              <table:table-cell office:value-type="float" office:value="0.088418">
                <text:p>0.08841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-1.625144">
                <text:p>-1.625144</text:p>
              </table:table-cell>
              <table:table-cell office:value-type="float" office:value="0.017165">
                <text:p>0.017165</text:p>
              </table:table-cell>
              <table:table-cell office:value-type="float" office:value="0.094473">
                <text:p>0.09447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7108">
                <text:p>0.017108</text:p>
              </table:table-cell>
              <table:table-cell office:value-type="float" office:value="0.101892">
                <text:p>0.10189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-1.625144">
                <text:p>-1.625144</text:p>
              </table:table-cell>
              <table:table-cell office:value-type="float" office:value="0.017051">
                <text:p>0.017051</text:p>
              </table:table-cell>
              <table:table-cell office:value-type="float" office:value="0.109808">
                <text:p>0.10980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1.690674">
                <text:p>-1.690674</text:p>
              </table:table-cell>
              <table:table-cell office:value-type="float" office:value="0.016995">
                <text:p>0.016995</text:p>
              </table:table-cell>
              <table:table-cell office:value-type="float" office:value="0.119519">
                <text:p>0.11951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-1.598932">
                <text:p>-1.598932</text:p>
              </table:table-cell>
              <table:table-cell office:value-type="float" office:value="0.016938">
                <text:p>0.016938</text:p>
              </table:table-cell>
              <table:table-cell office:value-type="float" office:value="0.131677">
                <text:p>0.1316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6882">
                <text:p>0.016882</text:p>
              </table:table-cell>
              <table:table-cell office:value-type="float" office:value="0.144719">
                <text:p>0.14471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-1.625144">
                <text:p>-1.625144</text:p>
              </table:table-cell>
              <table:table-cell office:value-type="float" office:value="0.016826">
                <text:p>0.016826</text:p>
              </table:table-cell>
              <table:table-cell office:value-type="float" office:value="0.159178">
                <text:p>0.15917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77">
                <text:p>0.01677</text:p>
              </table:table-cell>
              <table:table-cell office:value-type="float" office:value="0.174244">
                <text:p>0.17424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714">
                <text:p>0.016714</text:p>
              </table:table-cell>
              <table:table-cell office:value-type="float" office:value="0.190034">
                <text:p>0.19003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6659">
                <text:p>0.016659</text:p>
              </table:table-cell>
              <table:table-cell office:value-type="float" office:value="0.205574">
                <text:p>0.20557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603">
                <text:p>0.016603</text:p>
              </table:table-cell>
              <table:table-cell office:value-type="float" office:value="0.221303">
                <text:p>0.22130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6548">
                <text:p>0.016548</text:p>
              </table:table-cell>
              <table:table-cell office:value-type="float" office:value="0.237704">
                <text:p>0.23770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493">
                <text:p>0.016493</text:p>
              </table:table-cell>
              <table:table-cell office:value-type="float" office:value="0.252955">
                <text:p>0.25295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6439">
                <text:p>0.016439</text:p>
              </table:table-cell>
              <table:table-cell office:value-type="float" office:value="0.266661">
                <text:p>0.26666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6384">
                <text:p>0.016384</text:p>
              </table:table-cell>
              <table:table-cell office:value-type="float" office:value="0.279601">
                <text:p>0.2796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329">
                <text:p>0.016329</text:p>
              </table:table-cell>
              <table:table-cell office:value-type="float" office:value="0.290208">
                <text:p>0.29020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275">
                <text:p>0.016275</text:p>
              </table:table-cell>
              <table:table-cell office:value-type="float" office:value="0.298815">
                <text:p>0.29881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6221">
                <text:p>0.016221</text:p>
              </table:table-cell>
              <table:table-cell office:value-type="float" office:value="0.306475">
                <text:p>0.30647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6167">
                <text:p>0.016167</text:p>
              </table:table-cell>
              <table:table-cell office:value-type="float" office:value="0.312429">
                <text:p>0.31242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6114">
                <text:p>0.016114</text:p>
              </table:table-cell>
              <table:table-cell office:value-type="float" office:value="0.31639">
                <text:p>0.3163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-1.63825">
                <text:p>-1.63825</text:p>
              </table:table-cell>
              <table:table-cell office:value-type="float" office:value="0.01606">
                <text:p>0.01606</text:p>
              </table:table-cell>
              <table:table-cell office:value-type="float" office:value="0.318663">
                <text:p>0.31866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6007">
                <text:p>0.016007</text:p>
              </table:table-cell>
              <table:table-cell office:value-type="float" office:value="0.319937">
                <text:p>0.31993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1.612038">
                <text:p>-1.612038</text:p>
              </table:table-cell>
              <table:table-cell office:value-type="float" office:value="0.015954">
                <text:p>0.015954</text:p>
              </table:table-cell>
              <table:table-cell office:value-type="float" office:value="0.319344">
                <text:p>0.31934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901">
                <text:p>0.015901</text:p>
              </table:table-cell>
              <table:table-cell office:value-type="float" office:value="0.316746">
                <text:p>0.31674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5848">
                <text:p>0.015848</text:p>
              </table:table-cell>
              <table:table-cell office:value-type="float" office:value="0.313726">
                <text:p>0.31372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795">
                <text:p>0.015795</text:p>
              </table:table-cell>
              <table:table-cell office:value-type="float" office:value="0.309434">
                <text:p>0.30943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743">
                <text:p>0.015743</text:p>
              </table:table-cell>
              <table:table-cell office:value-type="float" office:value="0.304177">
                <text:p>0.3041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569">
                <text:p>0.01569</text:p>
              </table:table-cell>
              <table:table-cell office:value-type="float" office:value="0.298772">
                <text:p>0.29877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638">
                <text:p>0.015638</text:p>
              </table:table-cell>
              <table:table-cell office:value-type="float" office:value="0.29314">
                <text:p>0.2931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586">
                <text:p>0.015586</text:p>
              </table:table-cell>
              <table:table-cell office:value-type="float" office:value="0.287156">
                <text:p>0.28715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534">
                <text:p>0.015534</text:p>
              </table:table-cell>
              <table:table-cell office:value-type="float" office:value="0.280883">
                <text:p>0.28088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483">
                <text:p>0.015483</text:p>
              </table:table-cell>
              <table:table-cell office:value-type="float" office:value="0.274116">
                <text:p>0.2741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431">
                <text:p>0.015431</text:p>
              </table:table-cell>
              <table:table-cell office:value-type="float" office:value="0.266413">
                <text:p>0.2664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38">
                <text:p>0.01538</text:p>
              </table:table-cell>
              <table:table-cell office:value-type="float" office:value="0.258664">
                <text:p>0.25866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329">
                <text:p>0.015329</text:p>
              </table:table-cell>
              <table:table-cell office:value-type="float" office:value="0.250956">
                <text:p>0.25095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278">
                <text:p>0.015278</text:p>
              </table:table-cell>
              <table:table-cell office:value-type="float" office:value="0.242432">
                <text:p>0.24243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227">
                <text:p>0.015227</text:p>
              </table:table-cell>
              <table:table-cell office:value-type="float" office:value="0.234553">
                <text:p>0.23455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177">
                <text:p>0.015177</text:p>
              </table:table-cell>
              <table:table-cell office:value-type="float" office:value="0.226135">
                <text:p>0.22613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126">
                <text:p>0.015126</text:p>
              </table:table-cell>
              <table:table-cell office:value-type="float" office:value="0.217093">
                <text:p>0.21709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5076">
                <text:p>0.015076</text:p>
              </table:table-cell>
              <table:table-cell office:value-type="float" office:value="0.208319">
                <text:p>0.20831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5026">
                <text:p>0.015026</text:p>
              </table:table-cell>
              <table:table-cell office:value-type="float" office:value="0.200277">
                <text:p>0.20027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1.677568">
                <text:p>-1.677568</text:p>
              </table:table-cell>
              <table:table-cell office:value-type="float" office:value="0.014976">
                <text:p>0.014976</text:p>
              </table:table-cell>
              <table:table-cell office:value-type="float" office:value="0.192533">
                <text:p>0.19253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1.63825">
                <text:p>-1.63825</text:p>
              </table:table-cell>
              <table:table-cell office:value-type="float" office:value="0.014926">
                <text:p>0.014926</text:p>
              </table:table-cell>
              <table:table-cell office:value-type="float" office:value="0.185231">
                <text:p>0.18523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1.664462">
                <text:p>-1.664462</text:p>
              </table:table-cell>
              <table:table-cell office:value-type="float" office:value="0.014877">
                <text:p>0.014877</text:p>
              </table:table-cell>
              <table:table-cell office:value-type="float" office:value="0.179624">
                <text:p>0.17962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1.651356">
                <text:p>-1.651356</text:p>
              </table:table-cell>
              <table:table-cell office:value-type="float" office:value="0.014827">
                <text:p>0.014827</text:p>
              </table:table-cell>
              <table:table-cell office:value-type="float" office:value="0.175478">
                <text:p>0.175478</text:p>
              </table:table-cell>
              <table:table-cell office:value-type="float" office:value="-0.35">
                <text:p>-0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